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untry code</text:p>
          </table:table-cell>
          <table:table-cell office:value-type="string">
            <text:p>District</text:p>
          </table:table-cell>
          <table:table-cell office:value-type="string">
            <text:p>Info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Kabul</text:p>
          </table:table-cell>
          <table:table-cell office:value-type="string">
            <text:p>AFG</text:p>
          </table:table-cell>
          <table:table-cell office:value-type="string">
            <text:p>Kabol</text:p>
          </table:table-cell>
          <table:table-cell office:value-type="string">
            <text:p>{"Population": 1780000}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andahar</text:p>
          </table:table-cell>
          <table:table-cell office:value-type="string">
            <text:p>AFG</text:p>
          </table:table-cell>
          <table:table-cell office:value-type="string">
            <text:p>Qandahar</text:p>
          </table:table-cell>
          <table:table-cell office:value-type="string">
            <text:p>{"Population": 237500}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rat</text:p>
          </table:table-cell>
          <table:table-cell office:value-type="string">
            <text:p>AFG</text:p>
          </table:table-cell>
          <table:table-cell office:value-type="string">
            <text:p>Herat</text:p>
          </table:table-cell>
          <table:table-cell office:value-type="string">
            <text:p>{"Population": 186800}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zar-e-Sharif</text:p>
          </table:table-cell>
          <table:table-cell office:value-type="string">
            <text:p>AFG</text:p>
          </table:table-cell>
          <table:table-cell office:value-type="string">
            <text:p>Balkh</text:p>
          </table:table-cell>
          <table:table-cell office:value-type="string">
            <text:p>{"Population": 127800}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Amsterdam</text:p>
          </table:table-cell>
          <table:table-cell office:value-type="string">
            <text:p>NLD</text:p>
          </table:table-cell>
          <table:table-cell office:value-type="string">
            <text:p>Noord-Holland</text:p>
          </table:table-cell>
          <table:table-cell office:value-type="string">
            <text:p>{"Population": 731200}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Rotterdam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593321}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aag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440900}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Utrecht</text:p>
          </table:table-cell>
          <table:table-cell office:value-type="string">
            <text:p>NLD</text:p>
          </table:table-cell>
          <table:table-cell office:value-type="string">
            <text:p>Utrecht</text:p>
          </table:table-cell>
          <table:table-cell office:value-type="string">
            <text:p>{"Population": 234323}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Eindhoven</text:p>
          </table:table-cell>
          <table:table-cell office:value-type="string">
            <text:p>NLD</text:p>
          </table:table-cell>
          <table:table-cell office:value-type="string">
            <text:p>Noord-Brabant</text:p>
          </table:table-cell>
          <table:table-cell office:value-type="string">
            <text:p>{"Population": 201843}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Tilburg</text:p>
          </table:table-cell>
          <table:table-cell office:value-type="string">
            <text:p>NLD</text:p>
          </table:table-cell>
          <table:table-cell office:value-type="string">
            <text:p>Noord-Brabant</text:p>
          </table:table-cell>
          <table:table-cell office:value-type="string">
            <text:p>{"Population": 193238}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Groningen</text:p>
          </table:table-cell>
          <table:table-cell office:value-type="string">
            <text:p>NLD</text:p>
          </table:table-cell>
          <table:table-cell office:value-type="string">
            <text:p>Groningen</text:p>
          </table:table-cell>
          <table:table-cell office:value-type="string">
            <text:p>{"Population": 172701}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Breda</text:p>
          </table:table-cell>
          <table:table-cell office:value-type="string">
            <text:p>NLD</text:p>
          </table:table-cell>
          <table:table-cell office:value-type="string">
            <text:p>Noord-Brabant</text:p>
          </table:table-cell>
          <table:table-cell office:value-type="string">
            <text:p>{"Population": 160398}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Apeldoorn</text:p>
          </table:table-cell>
          <table:table-cell office:value-type="string">
            <text:p>NLD</text:p>
          </table:table-cell>
          <table:table-cell office:value-type="string">
            <text:p>Gelderland</text:p>
          </table:table-cell>
          <table:table-cell office:value-type="string">
            <text:p>{"Population": 153491}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Nijmegen</text:p>
          </table:table-cell>
          <table:table-cell office:value-type="string">
            <text:p>NLD</text:p>
          </table:table-cell>
          <table:table-cell office:value-type="string">
            <text:p>Gelderland</text:p>
          </table:table-cell>
          <table:table-cell office:value-type="string">
            <text:p>{"Population": 152463}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Enschede</text:p>
          </table:table-cell>
          <table:table-cell office:value-type="string">
            <text:p>NLD</text:p>
          </table:table-cell>
          <table:table-cell office:value-type="string">
            <text:p>Overijssel</text:p>
          </table:table-cell>
          <table:table-cell office:value-type="string">
            <text:p>{"Population": 149544}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aarlem</text:p>
          </table:table-cell>
          <table:table-cell office:value-type="string">
            <text:p>NLD</text:p>
          </table:table-cell>
          <table:table-cell office:value-type="string">
            <text:p>Noord-Holland</text:p>
          </table:table-cell>
          <table:table-cell office:value-type="string">
            <text:p>{"Population": 148772}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Almere</text:p>
          </table:table-cell>
          <table:table-cell office:value-type="string">
            <text:p>NLD</text:p>
          </table:table-cell>
          <table:table-cell office:value-type="string">
            <text:p>Flevoland</text:p>
          </table:table-cell>
          <table:table-cell office:value-type="string">
            <text:p>{"Population": 142465}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rnhem</text:p>
          </table:table-cell>
          <table:table-cell office:value-type="string">
            <text:p>NLD</text:p>
          </table:table-cell>
          <table:table-cell office:value-type="string">
            <text:p>Gelderland</text:p>
          </table:table-cell>
          <table:table-cell office:value-type="string">
            <text:p>{"Population": 138020}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Zaanstad</text:p>
          </table:table-cell>
          <table:table-cell office:value-type="string">
            <text:p>NLD</text:p>
          </table:table-cell>
          <table:table-cell office:value-type="string">
            <text:p>Noord-Holland</text:p>
          </table:table-cell>
          <table:table-cell office:value-type="string">
            <text:p>{"Population": 135621}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´s-Hertogenbosch</text:p>
          </table:table-cell>
          <table:table-cell office:value-type="string">
            <text:p>NLD</text:p>
          </table:table-cell>
          <table:table-cell office:value-type="string">
            <text:p>Noord-Brabant</text:p>
          </table:table-cell>
          <table:table-cell office:value-type="string">
            <text:p>{"Population": 129170}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Amersfoort</text:p>
          </table:table-cell>
          <table:table-cell office:value-type="string">
            <text:p>NLD</text:p>
          </table:table-cell>
          <table:table-cell office:value-type="string">
            <text:p>Utrecht</text:p>
          </table:table-cell>
          <table:table-cell office:value-type="string">
            <text:p>{"Population": 126270}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Maastricht</text:p>
          </table:table-cell>
          <table:table-cell office:value-type="string">
            <text:p>NLD</text:p>
          </table:table-cell>
          <table:table-cell office:value-type="string">
            <text:p>Limburg</text:p>
          </table:table-cell>
          <table:table-cell office:value-type="string">
            <text:p>{"Population": 122087}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Dordrecht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119811}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Leiden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117196}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Haarlemmermeer</text:p>
          </table:table-cell>
          <table:table-cell office:value-type="string">
            <text:p>NLD</text:p>
          </table:table-cell>
          <table:table-cell office:value-type="string">
            <text:p>Noord-Holland</text:p>
          </table:table-cell>
          <table:table-cell office:value-type="string">
            <text:p>{"Population": 110722}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Zoetermeer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110214}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Emmen</text:p>
          </table:table-cell>
          <table:table-cell office:value-type="string">
            <text:p>NLD</text:p>
          </table:table-cell>
          <table:table-cell office:value-type="string">
            <text:p>Drenthe</text:p>
          </table:table-cell>
          <table:table-cell office:value-type="string">
            <text:p>{"Population": 105853}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Zwolle</text:p>
          </table:table-cell>
          <table:table-cell office:value-type="string">
            <text:p>NLD</text:p>
          </table:table-cell>
          <table:table-cell office:value-type="string">
            <text:p>Overijssel</text:p>
          </table:table-cell>
          <table:table-cell office:value-type="string">
            <text:p>{"Population": 105819}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Ede</text:p>
          </table:table-cell>
          <table:table-cell office:value-type="string">
            <text:p>NLD</text:p>
          </table:table-cell>
          <table:table-cell office:value-type="string">
            <text:p>Gelderland</text:p>
          </table:table-cell>
          <table:table-cell office:value-type="string">
            <text:p>{"Population": 101574}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Delft</text:p>
          </table:table-cell>
          <table:table-cell office:value-type="string">
            <text:p>NLD</text:p>
          </table:table-cell>
          <table:table-cell office:value-type="string">
            <text:p>Zuid-Holland</text:p>
          </table:table-cell>
          <table:table-cell office:value-type="string">
            <text:p>{"Population": 95268}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Heerlen</text:p>
          </table:table-cell>
          <table:table-cell office:value-type="string">
            <text:p>NLD</text:p>
          </table:table-cell>
          <table:table-cell office:value-type="string">
            <text:p>Limburg</text:p>
          </table:table-cell>
          <table:table-cell office:value-type="string">
            <text:p>{"Population": 95052}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Alkmaar</text:p>
          </table:table-cell>
          <table:table-cell office:value-type="string">
            <text:p>NLD</text:p>
          </table:table-cell>
          <table:table-cell office:value-type="string">
            <text:p>Noord-Holland</text:p>
          </table:table-cell>
          <table:table-cell office:value-type="string">
            <text:p>{"Population": 92713}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Willemstad</text:p>
          </table:table-cell>
          <table:table-cell office:value-type="string">
            <text:p>ANT</text:p>
          </table:table-cell>
          <table:table-cell office:value-type="string">
            <text:p>Curaçao</text:p>
          </table:table-cell>
          <table:table-cell office:value-type="string">
            <text:p>{"Population": 2345}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Tirana</text:p>
          </table:table-cell>
          <table:table-cell office:value-type="string">
            <text:p>ALB</text:p>
          </table:table-cell>
          <table:table-cell office:value-type="string">
            <text:p>Tirana</text:p>
          </table:table-cell>
          <table:table-cell office:value-type="string">
            <text:p>{"Population": 270000}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Alger</text:p>
          </table:table-cell>
          <table:table-cell office:value-type="string">
            <text:p>DZA</text:p>
          </table:table-cell>
          <table:table-cell office:value-type="string">
            <text:p>Alger</text:p>
          </table:table-cell>
          <table:table-cell office:value-type="string">
            <text:p>{"Population": 2168000}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Oran</text:p>
          </table:table-cell>
          <table:table-cell office:value-type="string">
            <text:p>DZA</text:p>
          </table:table-cell>
          <table:table-cell office:value-type="string">
            <text:p>Oran</text:p>
          </table:table-cell>
          <table:table-cell office:value-type="string">
            <text:p>{"Population": 609823}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Constantine</text:p>
          </table:table-cell>
          <table:table-cell office:value-type="string">
            <text:p>DZA</text:p>
          </table:table-cell>
          <table:table-cell office:value-type="string">
            <text:p>Constantine</text:p>
          </table:table-cell>
          <table:table-cell office:value-type="string">
            <text:p>{"Population": 443727}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Annaba</text:p>
          </table:table-cell>
          <table:table-cell office:value-type="string">
            <text:p>DZA</text:p>
          </table:table-cell>
          <table:table-cell office:value-type="string">
            <text:p>Annaba</text:p>
          </table:table-cell>
          <table:table-cell office:value-type="string">
            <text:p>{"Population": 222518}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Batna</text:p>
          </table:table-cell>
          <table:table-cell office:value-type="string">
            <text:p>DZA</text:p>
          </table:table-cell>
          <table:table-cell office:value-type="string">
            <text:p>Batna</text:p>
          </table:table-cell>
          <table:table-cell office:value-type="string">
            <text:p>{"Population": 183377}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Sétif</text:p>
          </table:table-cell>
          <table:table-cell office:value-type="string">
            <text:p>DZA</text:p>
          </table:table-cell>
          <table:table-cell office:value-type="string">
            <text:p>Sétif</text:p>
          </table:table-cell>
          <table:table-cell office:value-type="string">
            <text:p>{"Population": 179055}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Sidi Bel Abbès</text:p>
          </table:table-cell>
          <table:table-cell office:value-type="string">
            <text:p>DZA</text:p>
          </table:table-cell>
          <table:table-cell office:value-type="string">
            <text:p>Sidi Bel Abbès</text:p>
          </table:table-cell>
          <table:table-cell office:value-type="string">
            <text:p>{"Population": 153106}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Skikda</text:p>
          </table:table-cell>
          <table:table-cell office:value-type="string">
            <text:p>DZA</text:p>
          </table:table-cell>
          <table:table-cell office:value-type="string">
            <text:p>Skikda</text:p>
          </table:table-cell>
          <table:table-cell office:value-type="string">
            <text:p>{"Population": 128747}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Biskra</text:p>
          </table:table-cell>
          <table:table-cell office:value-type="string">
            <text:p>DZA</text:p>
          </table:table-cell>
          <table:table-cell office:value-type="string">
            <text:p>Biskra</text:p>
          </table:table-cell>
          <table:table-cell office:value-type="string">
            <text:p>{"Population": 128281}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Blida (el-Boulaida)</text:p>
          </table:table-cell>
          <table:table-cell office:value-type="string">
            <text:p>DZA</text:p>
          </table:table-cell>
          <table:table-cell office:value-type="string">
            <text:p>Blida</text:p>
          </table:table-cell>
          <table:table-cell office:value-type="string">
            <text:p>{"Population": 127284}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Béjaïa</text:p>
          </table:table-cell>
          <table:table-cell office:value-type="string">
            <text:p>DZA</text:p>
          </table:table-cell>
          <table:table-cell office:value-type="string">
            <text:p>Béjaïa</text:p>
          </table:table-cell>
          <table:table-cell office:value-type="string">
            <text:p>{"Population": 117162}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Mostaganem</text:p>
          </table:table-cell>
          <table:table-cell office:value-type="string">
            <text:p>DZA</text:p>
          </table:table-cell>
          <table:table-cell office:value-type="string">
            <text:p>Mostaganem</text:p>
          </table:table-cell>
          <table:table-cell office:value-type="string">
            <text:p>{"Population": 115212}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Tébessa</text:p>
          </table:table-cell>
          <table:table-cell office:value-type="string">
            <text:p>DZA</text:p>
          </table:table-cell>
          <table:table-cell office:value-type="string">
            <text:p>Tébessa</text:p>
          </table:table-cell>
          <table:table-cell office:value-type="string">
            <text:p>{"Population": 112007}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Tlemcen (Tilimsen)</text:p>
          </table:table-cell>
          <table:table-cell office:value-type="string">
            <text:p>DZA</text:p>
          </table:table-cell>
          <table:table-cell office:value-type="string">
            <text:p>Tlemcen</text:p>
          </table:table-cell>
          <table:table-cell office:value-type="string">
            <text:p>{"Population": 110242}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Béchar</text:p>
          </table:table-cell>
          <table:table-cell office:value-type="string">
            <text:p>DZA</text:p>
          </table:table-cell>
          <table:table-cell office:value-type="string">
            <text:p>Béchar</text:p>
          </table:table-cell>
          <table:table-cell office:value-type="string">
            <text:p>{"Population": 107311}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Tiaret</text:p>
          </table:table-cell>
          <table:table-cell office:value-type="string">
            <text:p>DZA</text:p>
          </table:table-cell>
          <table:table-cell office:value-type="string">
            <text:p>Tiaret</text:p>
          </table:table-cell>
          <table:table-cell office:value-type="string">
            <text:p>{"Population": 100118}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Ech-Chleff (el-Asnam)</text:p>
          </table:table-cell>
          <table:table-cell office:value-type="string">
            <text:p>DZA</text:p>
          </table:table-cell>
          <table:table-cell office:value-type="string">
            <text:p>Chlef</text:p>
          </table:table-cell>
          <table:table-cell office:value-type="string">
            <text:p>{"Population": 96794}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Ghardaïa</text:p>
          </table:table-cell>
          <table:table-cell office:value-type="string">
            <text:p>DZA</text:p>
          </table:table-cell>
          <table:table-cell office:value-type="string">
            <text:p>Ghardaïa</text:p>
          </table:table-cell>
          <table:table-cell office:value-type="string">
            <text:p>{"Population": 89415}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Tafuna</text:p>
          </table:table-cell>
          <table:table-cell office:value-type="string">
            <text:p>ASM</text:p>
          </table:table-cell>
          <table:table-cell office:value-type="string">
            <text:p>Tutuila</text:p>
          </table:table-cell>
          <table:table-cell office:value-type="string">
            <text:p>{"Population": 5200}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Fagatogo</text:p>
          </table:table-cell>
          <table:table-cell office:value-type="string">
            <text:p>ASM</text:p>
          </table:table-cell>
          <table:table-cell office:value-type="string">
            <text:p>Tutuila</text:p>
          </table:table-cell>
          <table:table-cell office:value-type="string">
            <text:p>{"Population": 2323}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Andorra la Vella</text:p>
          </table:table-cell>
          <table:table-cell office:value-type="string">
            <text:p>AND</text:p>
          </table:table-cell>
          <table:table-cell office:value-type="string">
            <text:p>Andorra la Vella</text:p>
          </table:table-cell>
          <table:table-cell office:value-type="string">
            <text:p>{"Population": 21189}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Luanda</text:p>
          </table:table-cell>
          <table:table-cell office:value-type="string">
            <text:p>AGO</text:p>
          </table:table-cell>
          <table:table-cell office:value-type="string">
            <text:p>Luanda</text:p>
          </table:table-cell>
          <table:table-cell office:value-type="string">
            <text:p>{"Population": 2022000}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Huambo</text:p>
          </table:table-cell>
          <table:table-cell office:value-type="string">
            <text:p>AGO</text:p>
          </table:table-cell>
          <table:table-cell office:value-type="string">
            <text:p>Huambo</text:p>
          </table:table-cell>
          <table:table-cell office:value-type="string">
            <text:p>{"Population": 163100}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Lobito</text:p>
          </table:table-cell>
          <table:table-cell office:value-type="string">
            <text:p>AGO</text:p>
          </table:table-cell>
          <table:table-cell office:value-type="string">
            <text:p>Benguela</text:p>
          </table:table-cell>
          <table:table-cell office:value-type="string">
            <text:p>{"Population": 130000}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Benguela</text:p>
          </table:table-cell>
          <table:table-cell office:value-type="string">
            <text:p>AGO</text:p>
          </table:table-cell>
          <table:table-cell office:value-type="string">
            <text:p>Benguela</text:p>
          </table:table-cell>
          <table:table-cell office:value-type="string">
            <text:p>{"Population": 128300}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Namibe</text:p>
          </table:table-cell>
          <table:table-cell office:value-type="string">
            <text:p>AGO</text:p>
          </table:table-cell>
          <table:table-cell office:value-type="string">
            <text:p>Namibe</text:p>
          </table:table-cell>
          <table:table-cell office:value-type="string">
            <text:p>{"Population": 118200}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South Hill</text:p>
          </table:table-cell>
          <table:table-cell office:value-type="string">
            <text:p>AIA</text:p>
          </table:table-cell>
          <table:table-cell office:value-type="string">
            <text:p></text:p>
          </table:table-cell>
          <table:table-cell office:value-type="string">
            <text:p>{"Population": 961}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The Valley</text:p>
          </table:table-cell>
          <table:table-cell office:value-type="string">
            <text:p>AIA</text:p>
          </table:table-cell>
          <table:table-cell office:value-type="string">
            <text:p></text:p>
          </table:table-cell>
          <table:table-cell office:value-type="string">
            <text:p>{"Population": 595}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Saint John´s</text:p>
          </table:table-cell>
          <table:table-cell office:value-type="string">
            <text:p>ATG</text:p>
          </table:table-cell>
          <table:table-cell office:value-type="string">
            <text:p>St John</text:p>
          </table:table-cell>
          <table:table-cell office:value-type="string">
            <text:p>{"Population": 24000}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Dubai</text:p>
          </table:table-cell>
          <table:table-cell office:value-type="string">
            <text:p>ARE</text:p>
          </table:table-cell>
          <table:table-cell office:value-type="string">
            <text:p>Dubai</text:p>
          </table:table-cell>
          <table:table-cell office:value-type="string">
            <text:p>{"Population": 669181}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Abu Dhabi</text:p>
          </table:table-cell>
          <table:table-cell office:value-type="string">
            <text:p>ARE</text:p>
          </table:table-cell>
          <table:table-cell office:value-type="string">
            <text:p>Abu Dhabi</text:p>
          </table:table-cell>
          <table:table-cell office:value-type="string">
            <text:p>{"Population": 398695}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Sharja</text:p>
          </table:table-cell>
          <table:table-cell office:value-type="string">
            <text:p>ARE</text:p>
          </table:table-cell>
          <table:table-cell office:value-type="string">
            <text:p>Sharja</text:p>
          </table:table-cell>
          <table:table-cell office:value-type="string">
            <text:p>{"Population": 320095}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al-Ayn</text:p>
          </table:table-cell>
          <table:table-cell office:value-type="string">
            <text:p>ARE</text:p>
          </table:table-cell>
          <table:table-cell office:value-type="string">
            <text:p>Abu Dhabi</text:p>
          </table:table-cell>
          <table:table-cell office:value-type="string">
            <text:p>{"Population": 225970}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Ajman</text:p>
          </table:table-cell>
          <table:table-cell office:value-type="string">
            <text:p>ARE</text:p>
          </table:table-cell>
          <table:table-cell office:value-type="string">
            <text:p>Ajman</text:p>
          </table:table-cell>
          <table:table-cell office:value-type="string">
            <text:p>{"Population": 114395}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Buenos Aires</text:p>
          </table:table-cell>
          <table:table-cell office:value-type="string">
            <text:p>ARG</text:p>
          </table:table-cell>
          <table:table-cell office:value-type="string">
            <text:p>Distrito Federal</text:p>
          </table:table-cell>
          <table:table-cell office:value-type="string">
            <text:p>{"Population": 2982146}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La Matanz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266461}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Córdoba</text:p>
          </table:table-cell>
          <table:table-cell office:value-type="string">
            <text:p>ARG</text:p>
          </table:table-cell>
          <table:table-cell office:value-type="string">
            <text:p>Córdoba</text:p>
          </table:table-cell>
          <table:table-cell office:value-type="string">
            <text:p>{"Population": 1157507}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Rosario</text:p>
          </table:table-cell>
          <table:table-cell office:value-type="string">
            <text:p>ARG</text:p>
          </table:table-cell>
          <table:table-cell office:value-type="string">
            <text:p>Santa Fé</text:p>
          </table:table-cell>
          <table:table-cell office:value-type="string">
            <text:p>{"Population": 907718}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Lomas de Zamor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622013}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Quilmes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559249}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Almirante Brown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538918}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La Plat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521936}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Mar del Plat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512880}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San Miguel de Tucumán</text:p>
          </table:table-cell>
          <table:table-cell office:value-type="string">
            <text:p>ARG</text:p>
          </table:table-cell>
          <table:table-cell office:value-type="string">
            <text:p>Tucumán</text:p>
          </table:table-cell>
          <table:table-cell office:value-type="string">
            <text:p>{"Population": 470809}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Lanús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469735}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Merlo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463846}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General San Martín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422542}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Salta</text:p>
          </table:table-cell>
          <table:table-cell office:value-type="string">
            <text:p>ARG</text:p>
          </table:table-cell>
          <table:table-cell office:value-type="string">
            <text:p>Salta</text:p>
          </table:table-cell>
          <table:table-cell office:value-type="string">
            <text:p>{"Population": 367550}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Moreno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56993}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Santa Fé</text:p>
          </table:table-cell>
          <table:table-cell office:value-type="string">
            <text:p>ARG</text:p>
          </table:table-cell>
          <table:table-cell office:value-type="string">
            <text:p>Santa Fé</text:p>
          </table:table-cell>
          <table:table-cell office:value-type="string">
            <text:p>{"Population": 353063}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Avellaned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53046}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Tres de Febrero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52311}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Morón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49246}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Florencio Varel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15432}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San Isidro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306341}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Tigre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96226}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Malvinas Argentinas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90335}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Vicente López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88341}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Berazategui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76916}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Corrientes</text:p>
          </table:table-cell>
          <table:table-cell office:value-type="string">
            <text:p>ARG</text:p>
          </table:table-cell>
          <table:table-cell office:value-type="string">
            <text:p>Corrientes</text:p>
          </table:table-cell>
          <table:table-cell office:value-type="string">
            <text:p>{"Population": 258103}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San Miguel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48700}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Bahía Blanc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39810}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Esteban Echeverrí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35760}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Resistencia</text:p>
          </table:table-cell>
          <table:table-cell office:value-type="string">
            <text:p>ARG</text:p>
          </table:table-cell>
          <table:table-cell office:value-type="string">
            <text:p>Chaco</text:p>
          </table:table-cell>
          <table:table-cell office:value-type="string">
            <text:p>{"Population": 229212}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José C. Paz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221754}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Paraná</text:p>
          </table:table-cell>
          <table:table-cell office:value-type="string">
            <text:p>ARG</text:p>
          </table:table-cell>
          <table:table-cell office:value-type="string">
            <text:p>Entre Rios</text:p>
          </table:table-cell>
          <table:table-cell office:value-type="string">
            <text:p>{"Population": 207041}</text:p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>Godoy Cruz</text:p>
          </table:table-cell>
          <table:table-cell office:value-type="string">
            <text:p>ARG</text:p>
          </table:table-cell>
          <table:table-cell office:value-type="string">
            <text:p>Mendoza</text:p>
          </table:table-cell>
          <table:table-cell office:value-type="string">
            <text:p>{"Population": 206998}</text:p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>Posadas</text:p>
          </table:table-cell>
          <table:table-cell office:value-type="string">
            <text:p>ARG</text:p>
          </table:table-cell>
          <table:table-cell office:value-type="string">
            <text:p>Misiones</text:p>
          </table:table-cell>
          <table:table-cell office:value-type="string">
            <text:p>{"Population": 201273}</text:p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>Guaymallén</text:p>
          </table:table-cell>
          <table:table-cell office:value-type="string">
            <text:p>ARG</text:p>
          </table:table-cell>
          <table:table-cell office:value-type="string">
            <text:p>Mendoza</text:p>
          </table:table-cell>
          <table:table-cell office:value-type="string">
            <text:p>{"Population": 200595}</text:p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>Santiago del Estero</text:p>
          </table:table-cell>
          <table:table-cell office:value-type="string">
            <text:p>ARG</text:p>
          </table:table-cell>
          <table:table-cell office:value-type="string">
            <text:p>Santiago del Estero</text:p>
          </table:table-cell>
          <table:table-cell office:value-type="string">
            <text:p>{"Population": 189947}</text:p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>San Salvador de Jujuy</text:p>
          </table:table-cell>
          <table:table-cell office:value-type="string">
            <text:p>ARG</text:p>
          </table:table-cell>
          <table:table-cell office:value-type="string">
            <text:p>Jujuy</text:p>
          </table:table-cell>
          <table:table-cell office:value-type="string">
            <text:p>{"Population": 178748}</text:p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>Hurlingham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70028}</text:p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>Neuquén</text:p>
          </table:table-cell>
          <table:table-cell office:value-type="string">
            <text:p>ARG</text:p>
          </table:table-cell>
          <table:table-cell office:value-type="string">
            <text:p>Neuquén</text:p>
          </table:table-cell>
          <table:table-cell office:value-type="string">
            <text:p>{"Population": 167296}</text:p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>Ituzaingó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58197}</text:p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>San Fernando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53036}</text:p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>Formosa</text:p>
          </table:table-cell>
          <table:table-cell office:value-type="string">
            <text:p>ARG</text:p>
          </table:table-cell>
          <table:table-cell office:value-type="string">
            <text:p>Formosa</text:p>
          </table:table-cell>
          <table:table-cell office:value-type="string">
            <text:p>{"Population": 147636}</text:p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>Las Heras</text:p>
          </table:table-cell>
          <table:table-cell office:value-type="string">
            <text:p>ARG</text:p>
          </table:table-cell>
          <table:table-cell office:value-type="string">
            <text:p>Mendoza</text:p>
          </table:table-cell>
          <table:table-cell office:value-type="string">
            <text:p>{"Population": 145823}</text:p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>La Rioja</text:p>
          </table:table-cell>
          <table:table-cell office:value-type="string">
            <text:p>ARG</text:p>
          </table:table-cell>
          <table:table-cell office:value-type="string">
            <text:p>La Rioja</text:p>
          </table:table-cell>
          <table:table-cell office:value-type="string">
            <text:p>{"Population": 138117}</text:p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>San Fernando del Valle de Cata</text:p>
          </table:table-cell>
          <table:table-cell office:value-type="string">
            <text:p>ARG</text:p>
          </table:table-cell>
          <table:table-cell office:value-type="string">
            <text:p>Catamarca</text:p>
          </table:table-cell>
          <table:table-cell office:value-type="string">
            <text:p>{"Population": 134935}</text:p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>Río Cuarto</text:p>
          </table:table-cell>
          <table:table-cell office:value-type="string">
            <text:p>ARG</text:p>
          </table:table-cell>
          <table:table-cell office:value-type="string">
            <text:p>Córdoba</text:p>
          </table:table-cell>
          <table:table-cell office:value-type="string">
            <text:p>{"Population": 134355}</text:p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>Comodoro Rivadavia</text:p>
          </table:table-cell>
          <table:table-cell office:value-type="string">
            <text:p>ARG</text:p>
          </table:table-cell>
          <table:table-cell office:value-type="string">
            <text:p>Chubut</text:p>
          </table:table-cell>
          <table:table-cell office:value-type="string">
            <text:p>{"Population": 124104}</text:p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>Mendoza</text:p>
          </table:table-cell>
          <table:table-cell office:value-type="string">
            <text:p>ARG</text:p>
          </table:table-cell>
          <table:table-cell office:value-type="string">
            <text:p>Mendoza</text:p>
          </table:table-cell>
          <table:table-cell office:value-type="string">
            <text:p>{"Population": 123027}</text:p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>San Nicolás de los Arroyos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19302}</text:p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>San Juan</text:p>
          </table:table-cell>
          <table:table-cell office:value-type="string">
            <text:p>ARG</text:p>
          </table:table-cell>
          <table:table-cell office:value-type="string">
            <text:p>San Juan</text:p>
          </table:table-cell>
          <table:table-cell office:value-type="string">
            <text:p>{"Population": 119152}</text:p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>Escobar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16675}</text:p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>Concordia</text:p>
          </table:table-cell>
          <table:table-cell office:value-type="string">
            <text:p>ARG</text:p>
          </table:table-cell>
          <table:table-cell office:value-type="string">
            <text:p>Entre Rios</text:p>
          </table:table-cell>
          <table:table-cell office:value-type="string">
            <text:p>{"Population": 116485}</text:p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>Pilar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113428}</text:p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>San Luis</text:p>
          </table:table-cell>
          <table:table-cell office:value-type="string">
            <text:p>ARG</text:p>
          </table:table-cell>
          <table:table-cell office:value-type="string">
            <text:p>San Luis</text:p>
          </table:table-cell>
          <table:table-cell office:value-type="string">
            <text:p>{"Population": 110136}</text:p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>Ezeiza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99578}</text:p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>San Rafael</text:p>
          </table:table-cell>
          <table:table-cell office:value-type="string">
            <text:p>ARG</text:p>
          </table:table-cell>
          <table:table-cell office:value-type="string">
            <text:p>Mendoza</text:p>
          </table:table-cell>
          <table:table-cell office:value-type="string">
            <text:p>{"Population": 94651}</text:p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>Tandil</text:p>
          </table:table-cell>
          <table:table-cell office:value-type="string">
            <text:p>ARG</text:p>
          </table:table-cell>
          <table:table-cell office:value-type="string">
            <text:p>Buenos Aires</text:p>
          </table:table-cell>
          <table:table-cell office:value-type="string">
            <text:p>{"Population": 91101}</text:p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>Yerevan</text:p>
          </table:table-cell>
          <table:table-cell office:value-type="string">
            <text:p>ARM</text:p>
          </table:table-cell>
          <table:table-cell office:value-type="string">
            <text:p>Yerevan</text:p>
          </table:table-cell>
          <table:table-cell office:value-type="string">
            <text:p>{"Population": 1248700}</text:p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>Gjumri</text:p>
          </table:table-cell>
          <table:table-cell office:value-type="string">
            <text:p>ARM</text:p>
          </table:table-cell>
          <table:table-cell office:value-type="string">
            <text:p>irak</text:p>
          </table:table-cell>
          <table:table-cell office:value-type="string">
            <text:p>{"Population": 211700}</text:p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>Vanadzor</text:p>
          </table:table-cell>
          <table:table-cell office:value-type="string">
            <text:p>ARM</text:p>
          </table:table-cell>
          <table:table-cell office:value-type="string">
            <text:p>Lori</text:p>
          </table:table-cell>
          <table:table-cell office:value-type="string">
            <text:p>{"Population": 172700}</text:p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>Oranjestad</text:p>
          </table:table-cell>
          <table:table-cell office:value-type="string">
            <text:p>ABW</text:p>
          </table:table-cell>
          <table:table-cell office:value-type="string">
            <text:p></text:p>
          </table:table-cell>
          <table:table-cell office:value-type="string">
            <text:p>{"Population": 29034}</text:p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>Sydney</text:p>
          </table:table-cell>
          <table:table-cell office:value-type="string">
            <text:p>AUS</text:p>
          </table:table-cell>
          <table:table-cell office:value-type="string">
            <text:p>New South Wales</text:p>
          </table:table-cell>
          <table:table-cell office:value-type="string">
            <text:p>{"Population": 3276207}</text:p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>Melbourne</text:p>
          </table:table-cell>
          <table:table-cell office:value-type="string">
            <text:p>AUS</text:p>
          </table:table-cell>
          <table:table-cell office:value-type="string">
            <text:p>Victoria</text:p>
          </table:table-cell>
          <table:table-cell office:value-type="string">
            <text:p>{"Population": 2865329}</text:p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>Brisbane</text:p>
          </table:table-cell>
          <table:table-cell office:value-type="string">
            <text:p>AUS</text:p>
          </table:table-cell>
          <table:table-cell office:value-type="string">
            <text:p>Queensland</text:p>
          </table:table-cell>
          <table:table-cell office:value-type="string">
            <text:p>{"Population": 1291117}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>Perth</text:p>
          </table:table-cell>
          <table:table-cell office:value-type="string">
            <text:p>AUS</text:p>
          </table:table-cell>
          <table:table-cell office:value-type="string">
            <text:p>West Australia</text:p>
          </table:table-cell>
          <table:table-cell office:value-type="string">
            <text:p>{"Population": 1096829}</text:p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>Adelaide</text:p>
          </table:table-cell>
          <table:table-cell office:value-type="string">
            <text:p>AUS</text:p>
          </table:table-cell>
          <table:table-cell office:value-type="string">
            <text:p>South Australia</text:p>
          </table:table-cell>
          <table:table-cell office:value-type="string">
            <text:p>{"Population": 978100}</text:p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>Canberra</text:p>
          </table:table-cell>
          <table:table-cell office:value-type="string">
            <text:p>AUS</text:p>
          </table:table-cell>
          <table:table-cell office:value-type="string">
            <text:p>Capital Region</text:p>
          </table:table-cell>
          <table:table-cell office:value-type="string">
            <text:p>{"Population": 322723}</text:p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>Gold Coast</text:p>
          </table:table-cell>
          <table:table-cell office:value-type="string">
            <text:p>AUS</text:p>
          </table:table-cell>
          <table:table-cell office:value-type="string">
            <text:p>Queensland</text:p>
          </table:table-cell>
          <table:table-cell office:value-type="string">
            <text:p>{"Population": 311932}</text:p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>Newcastle</text:p>
          </table:table-cell>
          <table:table-cell office:value-type="string">
            <text:p>AUS</text:p>
          </table:table-cell>
          <table:table-cell office:value-type="string">
            <text:p>New South Wales</text:p>
          </table:table-cell>
          <table:table-cell office:value-type="string">
            <text:p>{"Population": 270324}</text:p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>Central Coast</text:p>
          </table:table-cell>
          <table:table-cell office:value-type="string">
            <text:p>AUS</text:p>
          </table:table-cell>
          <table:table-cell office:value-type="string">
            <text:p>New South Wales</text:p>
          </table:table-cell>
          <table:table-cell office:value-type="string">
            <text:p>{"Population": 227657}</text:p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>Wollongong</text:p>
          </table:table-cell>
          <table:table-cell office:value-type="string">
            <text:p>AUS</text:p>
          </table:table-cell>
          <table:table-cell office:value-type="string">
            <text:p>New South Wales</text:p>
          </table:table-cell>
          <table:table-cell office:value-type="string">
            <text:p>{"Population": 219761}</text:p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>Hobart</text:p>
          </table:table-cell>
          <table:table-cell office:value-type="string">
            <text:p>AUS</text:p>
          </table:table-cell>
          <table:table-cell office:value-type="string">
            <text:p>Tasmania</text:p>
          </table:table-cell>
          <table:table-cell office:value-type="string">
            <text:p>{"Population": 126118}</text:p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>Geelong</text:p>
          </table:table-cell>
          <table:table-cell office:value-type="string">
            <text:p>AUS</text:p>
          </table:table-cell>
          <table:table-cell office:value-type="string">
            <text:p>Victoria</text:p>
          </table:table-cell>
          <table:table-cell office:value-type="string">
            <text:p>{"Population": 125382}</text:p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>Townsville</text:p>
          </table:table-cell>
          <table:table-cell office:value-type="string">
            <text:p>AUS</text:p>
          </table:table-cell>
          <table:table-cell office:value-type="string">
            <text:p>Queensland</text:p>
          </table:table-cell>
          <table:table-cell office:value-type="string">
            <text:p>{"Population": 109914}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>Cairns</text:p>
          </table:table-cell>
          <table:table-cell office:value-type="string">
            <text:p>AUS</text:p>
          </table:table-cell>
          <table:table-cell office:value-type="string">
            <text:p>Queensland</text:p>
          </table:table-cell>
          <table:table-cell office:value-type="string">
            <text:p>{"Population": 92273}</text:p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>Baku</text:p>
          </table:table-cell>
          <table:table-cell office:value-type="string">
            <text:p>AZE</text:p>
          </table:table-cell>
          <table:table-cell office:value-type="string">
            <text:p>Baki</text:p>
          </table:table-cell>
          <table:table-cell office:value-type="string">
            <text:p>{"Population": 1787800}</text:p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>Gäncä</text:p>
          </table:table-cell>
          <table:table-cell office:value-type="string">
            <text:p>AZE</text:p>
          </table:table-cell>
          <table:table-cell office:value-type="string">
            <text:p>Gäncä</text:p>
          </table:table-cell>
          <table:table-cell office:value-type="string">
            <text:p>{"Population": 299300}</text:p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>Sumqayit</text:p>
          </table:table-cell>
          <table:table-cell office:value-type="string">
            <text:p>AZE</text:p>
          </table:table-cell>
          <table:table-cell office:value-type="string">
            <text:p>Sumqayit</text:p>
          </table:table-cell>
          <table:table-cell office:value-type="string">
            <text:p>{"Population": 283000}</text:p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>Mingäçevir</text:p>
          </table:table-cell>
          <table:table-cell office:value-type="string">
            <text:p>AZE</text:p>
          </table:table-cell>
          <table:table-cell office:value-type="string">
            <text:p>Mingäçevir</text:p>
          </table:table-cell>
          <table:table-cell office:value-type="string">
            <text:p>{"Population": 93900}</text:p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>Nassau</text:p>
          </table:table-cell>
          <table:table-cell office:value-type="string">
            <text:p>BHS</text:p>
          </table:table-cell>
          <table:table-cell office:value-type="string">
            <text:p>New Providence</text:p>
          </table:table-cell>
          <table:table-cell office:value-type="string">
            <text:p>{"Population": 172000}</text:p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>al-Manama</text:p>
          </table:table-cell>
          <table:table-cell office:value-type="string">
            <text:p>BHR</text:p>
          </table:table-cell>
          <table:table-cell office:value-type="string">
            <text:p>al-Manama</text:p>
          </table:table-cell>
          <table:table-cell office:value-type="string">
            <text:p>{"Population": 148000}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>Dhaka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3612850}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>Chittagong</text:p>
          </table:table-cell>
          <table:table-cell office:value-type="string">
            <text:p>BGD</text:p>
          </table:table-cell>
          <table:table-cell office:value-type="string">
            <text:p>Chittagong</text:p>
          </table:table-cell>
          <table:table-cell office:value-type="string">
            <text:p>{"Population": 1392860}</text:p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>Khulna</text:p>
          </table:table-cell>
          <table:table-cell office:value-type="string">
            <text:p>BGD</text:p>
          </table:table-cell>
          <table:table-cell office:value-type="string">
            <text:p>Khulna</text:p>
          </table:table-cell>
          <table:table-cell office:value-type="string">
            <text:p>{"Population": 663340}</text:p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>Rajshahi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294056}</text:p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>Narayanganj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202134}</text:p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>Rangpur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91398}</text:p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>Mymensingh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188713}</text:p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>Barisal</text:p>
          </table:table-cell>
          <table:table-cell office:value-type="string">
            <text:p>BGD</text:p>
          </table:table-cell>
          <table:table-cell office:value-type="string">
            <text:p>Barisal</text:p>
          </table:table-cell>
          <table:table-cell office:value-type="string">
            <text:p>{"Population": 170232}</text:p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>Tungi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168702}</text:p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>Jessore</text:p>
          </table:table-cell>
          <table:table-cell office:value-type="string">
            <text:p>BGD</text:p>
          </table:table-cell>
          <table:table-cell office:value-type="string">
            <text:p>Khulna</text:p>
          </table:table-cell>
          <table:table-cell office:value-type="string">
            <text:p>{"Population": 139710}</text:p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>Comilla</text:p>
          </table:table-cell>
          <table:table-cell office:value-type="string">
            <text:p>BGD</text:p>
          </table:table-cell>
          <table:table-cell office:value-type="string">
            <text:p>Chittagong</text:p>
          </table:table-cell>
          <table:table-cell office:value-type="string">
            <text:p>{"Population": 135313}</text:p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>Nawabganj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30577}</text:p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>Dinajpur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27815}</text:p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>Bogra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20170}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>Sylhet</text:p>
          </table:table-cell>
          <table:table-cell office:value-type="string">
            <text:p>BGD</text:p>
          </table:table-cell>
          <table:table-cell office:value-type="string">
            <text:p>Sylhet</text:p>
          </table:table-cell>
          <table:table-cell office:value-type="string">
            <text:p>{"Population": 117396}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>Brahmanbaria</text:p>
          </table:table-cell>
          <table:table-cell office:value-type="string">
            <text:p>BGD</text:p>
          </table:table-cell>
          <table:table-cell office:value-type="string">
            <text:p>Chittagong</text:p>
          </table:table-cell>
          <table:table-cell office:value-type="string">
            <text:p>{"Population": 109032}</text:p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>Tangail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106004}</text:p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>Jamalpur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103556}</text:p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>Pabna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03277}</text:p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>Naogaon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101266}</text:p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>Sirajganj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99669}</text:p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>Narsinghdi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98342}</text:p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>Saidpur</text:p>
          </table:table-cell>
          <table:table-cell office:value-type="string">
            <text:p>BGD</text:p>
          </table:table-cell>
          <table:table-cell office:value-type="string">
            <text:p>Rajshahi</text:p>
          </table:table-cell>
          <table:table-cell office:value-type="string">
            <text:p>{"Population": 96777}</text:p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>Gazipur</text:p>
          </table:table-cell>
          <table:table-cell office:value-type="string">
            <text:p>BGD</text:p>
          </table:table-cell>
          <table:table-cell office:value-type="string">
            <text:p>Dhaka</text:p>
          </table:table-cell>
          <table:table-cell office:value-type="string">
            <text:p>{"Population": 96717}</text:p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>Bridgetown</text:p>
          </table:table-cell>
          <table:table-cell office:value-type="string">
            <text:p>BRB</text:p>
          </table:table-cell>
          <table:table-cell office:value-type="string">
            <text:p>St Michael</text:p>
          </table:table-cell>
          <table:table-cell office:value-type="string">
            <text:p>{"Population": 6070}</text:p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>Antwerpen</text:p>
          </table:table-cell>
          <table:table-cell office:value-type="string">
            <text:p>BEL</text:p>
          </table:table-cell>
          <table:table-cell office:value-type="string">
            <text:p>Antwerpen</text:p>
          </table:table-cell>
          <table:table-cell office:value-type="string">
            <text:p>{"Population": 446525}</text:p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>Gent</text:p>
          </table:table-cell>
          <table:table-cell office:value-type="string">
            <text:p>BEL</text:p>
          </table:table-cell>
          <table:table-cell office:value-type="string">
            <text:p>East Flanderi</text:p>
          </table:table-cell>
          <table:table-cell office:value-type="string">
            <text:p>{"Population": 224180}</text:p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>Charleroi</text:p>
          </table:table-cell>
          <table:table-cell office:value-type="string">
            <text:p>BEL</text:p>
          </table:table-cell>
          <table:table-cell office:value-type="string">
            <text:p>Hainaut</text:p>
          </table:table-cell>
          <table:table-cell office:value-type="string">
            <text:p>{"Population": 200827}</text:p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>Liège</text:p>
          </table:table-cell>
          <table:table-cell office:value-type="string">
            <text:p>BEL</text:p>
          </table:table-cell>
          <table:table-cell office:value-type="string">
            <text:p>Liège</text:p>
          </table:table-cell>
          <table:table-cell office:value-type="string">
            <text:p>{"Population": 185639}</text:p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>Bruxelles [Brussel]</text:p>
          </table:table-cell>
          <table:table-cell office:value-type="string">
            <text:p>BEL</text:p>
          </table:table-cell>
          <table:table-cell office:value-type="string">
            <text:p>Bryssel</text:p>
          </table:table-cell>
          <table:table-cell office:value-type="string">
            <text:p>{"Population": 133859}</text:p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>Brugge</text:p>
          </table:table-cell>
          <table:table-cell office:value-type="string">
            <text:p>BEL</text:p>
          </table:table-cell>
          <table:table-cell office:value-type="string">
            <text:p>West Flanderi</text:p>
          </table:table-cell>
          <table:table-cell office:value-type="string">
            <text:p>{"Population": 116246}</text:p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>Schaerbeek</text:p>
          </table:table-cell>
          <table:table-cell office:value-type="string">
            <text:p>BEL</text:p>
          </table:table-cell>
          <table:table-cell office:value-type="string">
            <text:p>Bryssel</text:p>
          </table:table-cell>
          <table:table-cell office:value-type="string">
            <text:p>{"Population": 105692}</text:p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>Namur</text:p>
          </table:table-cell>
          <table:table-cell office:value-type="string">
            <text:p>BEL</text:p>
          </table:table-cell>
          <table:table-cell office:value-type="string">
            <text:p>Namur</text:p>
          </table:table-cell>
          <table:table-cell office:value-type="string">
            <text:p>{"Population": 105419}</text:p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>Mons</text:p>
          </table:table-cell>
          <table:table-cell office:value-type="string">
            <text:p>BEL</text:p>
          </table:table-cell>
          <table:table-cell office:value-type="string">
            <text:p>Hainaut</text:p>
          </table:table-cell>
          <table:table-cell office:value-type="string">
            <text:p>{"Population": 90935}</text:p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>Belize City</text:p>
          </table:table-cell>
          <table:table-cell office:value-type="string">
            <text:p>BLZ</text:p>
          </table:table-cell>
          <table:table-cell office:value-type="string">
            <text:p>Belize City</text:p>
          </table:table-cell>
          <table:table-cell office:value-type="string">
            <text:p>{"Population": 55810}</text:p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>Belmopan</text:p>
          </table:table-cell>
          <table:table-cell office:value-type="string">
            <text:p>BLZ</text:p>
          </table:table-cell>
          <table:table-cell office:value-type="string">
            <text:p>Cayo</text:p>
          </table:table-cell>
          <table:table-cell office:value-type="string">
            <text:p>{"Population": 7105}</text:p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>Cotonou</text:p>
          </table:table-cell>
          <table:table-cell office:value-type="string">
            <text:p>BEN</text:p>
          </table:table-cell>
          <table:table-cell office:value-type="string">
            <text:p>Atlantique</text:p>
          </table:table-cell>
          <table:table-cell office:value-type="string">
            <text:p>{"Population": 536827}</text:p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>Porto-Novo</text:p>
          </table:table-cell>
          <table:table-cell office:value-type="string">
            <text:p>BEN</text:p>
          </table:table-cell>
          <table:table-cell office:value-type="string">
            <text:p>Ouémé</text:p>
          </table:table-cell>
          <table:table-cell office:value-type="string">
            <text:p>{"Population": 194000}</text:p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>Djougou</text:p>
          </table:table-cell>
          <table:table-cell office:value-type="string">
            <text:p>BEN</text:p>
          </table:table-cell>
          <table:table-cell office:value-type="string">
            <text:p>Atacora</text:p>
          </table:table-cell>
          <table:table-cell office:value-type="string">
            <text:p>{"Population": 134099}</text:p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>Parakou</text:p>
          </table:table-cell>
          <table:table-cell office:value-type="string">
            <text:p>BEN</text:p>
          </table:table-cell>
          <table:table-cell office:value-type="string">
            <text:p>Borgou</text:p>
          </table:table-cell>
          <table:table-cell office:value-type="string">
            <text:p>{"Population": 103577}</text:p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>Saint George</text:p>
          </table:table-cell>
          <table:table-cell office:value-type="string">
            <text:p>BMU</text:p>
          </table:table-cell>
          <table:table-cell office:value-type="string">
            <text:p>Saint George´s</text:p>
          </table:table-cell>
          <table:table-cell office:value-type="string">
            <text:p>{"Population": 1800}</text:p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>Hamilton</text:p>
          </table:table-cell>
          <table:table-cell office:value-type="string">
            <text:p>BMU</text:p>
          </table:table-cell>
          <table:table-cell office:value-type="string">
            <text:p>Hamilton</text:p>
          </table:table-cell>
          <table:table-cell office:value-type="string">
            <text:p>{"Population": 1200}</text:p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>Thimphu</text:p>
          </table:table-cell>
          <table:table-cell office:value-type="string">
            <text:p>BTN</text:p>
          </table:table-cell>
          <table:table-cell office:value-type="string">
            <text:p>Thimphu</text:p>
          </table:table-cell>
          <table:table-cell office:value-type="string">
            <text:p>{"Population": 22000}</text:p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>Santa Cruz de la Sierra</text:p>
          </table:table-cell>
          <table:table-cell office:value-type="string">
            <text:p>BOL</text:p>
          </table:table-cell>
          <table:table-cell office:value-type="string">
            <text:p>Santa Cruz</text:p>
          </table:table-cell>
          <table:table-cell office:value-type="string">
            <text:p>{"Population": 935361}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>La Paz</text:p>
          </table:table-cell>
          <table:table-cell office:value-type="string">
            <text:p>BOL</text:p>
          </table:table-cell>
          <table:table-cell office:value-type="string">
            <text:p>La Paz</text:p>
          </table:table-cell>
          <table:table-cell office:value-type="string">
            <text:p>{"Population": 758141}</text:p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>El Alto</text:p>
          </table:table-cell>
          <table:table-cell office:value-type="string">
            <text:p>BOL</text:p>
          </table:table-cell>
          <table:table-cell office:value-type="string">
            <text:p>La Paz</text:p>
          </table:table-cell>
          <table:table-cell office:value-type="string">
            <text:p>{"Population": 534466}</text:p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>Cochabamba</text:p>
          </table:table-cell>
          <table:table-cell office:value-type="string">
            <text:p>BOL</text:p>
          </table:table-cell>
          <table:table-cell office:value-type="string">
            <text:p>Cochabamba</text:p>
          </table:table-cell>
          <table:table-cell office:value-type="string">
            <text:p>{"Population": 482800}</text:p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>Oruro</text:p>
          </table:table-cell>
          <table:table-cell office:value-type="string">
            <text:p>BOL</text:p>
          </table:table-cell>
          <table:table-cell office:value-type="string">
            <text:p>Oruro</text:p>
          </table:table-cell>
          <table:table-cell office:value-type="string">
            <text:p>{"Population": 223553}</text:p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>Sucre</text:p>
          </table:table-cell>
          <table:table-cell office:value-type="string">
            <text:p>BOL</text:p>
          </table:table-cell>
          <table:table-cell office:value-type="string">
            <text:p>Chuquisaca</text:p>
          </table:table-cell>
          <table:table-cell office:value-type="string">
            <text:p>{"Population": 178426}</text:p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>Potosí</text:p>
          </table:table-cell>
          <table:table-cell office:value-type="string">
            <text:p>BOL</text:p>
          </table:table-cell>
          <table:table-cell office:value-type="string">
            <text:p>Potosí</text:p>
          </table:table-cell>
          <table:table-cell office:value-type="string">
            <text:p>{"Population": 140642}</text:p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>Tarija</text:p>
          </table:table-cell>
          <table:table-cell office:value-type="string">
            <text:p>BOL</text:p>
          </table:table-cell>
          <table:table-cell office:value-type="string">
            <text:p>Tarija</text:p>
          </table:table-cell>
          <table:table-cell office:value-type="string">
            <text:p>{"Population": 125255}</text:p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>Sarajevo</text:p>
          </table:table-cell>
          <table:table-cell office:value-type="string">
            <text:p>BIH</text:p>
          </table:table-cell>
          <table:table-cell office:value-type="string">
            <text:p>Federaatio</text:p>
          </table:table-cell>
          <table:table-cell office:value-type="string">
            <text:p>{"Population": 360000}</text:p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>Banja Luka</text:p>
          </table:table-cell>
          <table:table-cell office:value-type="string">
            <text:p>BIH</text:p>
          </table:table-cell>
          <table:table-cell office:value-type="string">
            <text:p>Republika Srpska</text:p>
          </table:table-cell>
          <table:table-cell office:value-type="string">
            <text:p>{"Population": 143079}</text:p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>Zenica</text:p>
          </table:table-cell>
          <table:table-cell office:value-type="string">
            <text:p>BIH</text:p>
          </table:table-cell>
          <table:table-cell office:value-type="string">
            <text:p>Federaatio</text:p>
          </table:table-cell>
          <table:table-cell office:value-type="string">
            <text:p>{"Population": 96027}</text:p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>Gaborone</text:p>
          </table:table-cell>
          <table:table-cell office:value-type="string">
            <text:p>BWA</text:p>
          </table:table-cell>
          <table:table-cell office:value-type="string">
            <text:p>Gaborone</text:p>
          </table:table-cell>
          <table:table-cell office:value-type="string">
            <text:p>{"Population": 213017}</text:p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>Francistown</text:p>
          </table:table-cell>
          <table:table-cell office:value-type="string">
            <text:p>BWA</text:p>
          </table:table-cell>
          <table:table-cell office:value-type="string">
            <text:p>Francistown</text:p>
          </table:table-cell>
          <table:table-cell office:value-type="string">
            <text:p>{"Population": 101805}</text:p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>São Paul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968485}</text:p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>Rio de Janeiro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5598953}</text:p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>Salvador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2302832}</text:p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>Belo Horizonte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139125}</text:p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>Fortaleza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2097757}</text:p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>Brasília</text:p>
          </table:table-cell>
          <table:table-cell office:value-type="string">
            <text:p>BRA</text:p>
          </table:table-cell>
          <table:table-cell office:value-type="string">
            <text:p>Distrito Federal</text:p>
          </table:table-cell>
          <table:table-cell office:value-type="string">
            <text:p>{"Population": 1969868}</text:p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>Curitiba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584232}</text:p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>Recife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1378087}</text:p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>Porto Alegre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314032}</text:p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>Manaus</text:p>
          </table:table-cell>
          <table:table-cell office:value-type="string">
            <text:p>BRA</text:p>
          </table:table-cell>
          <table:table-cell office:value-type="string">
            <text:p>Amazonas</text:p>
          </table:table-cell>
          <table:table-cell office:value-type="string">
            <text:p>{"Population": 1255049}</text:p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>Belém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1186926}</text:p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>Guarulh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95874}</text:p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>Goiânia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1056330}</text:p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>Campina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50043}</text:p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>São Gonçalo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869254}</text:p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>Nova Iguaçu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862225}</text:p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>São Luís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837588}</text:p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>Maceió</text:p>
          </table:table-cell>
          <table:table-cell office:value-type="string">
            <text:p>BRA</text:p>
          </table:table-cell>
          <table:table-cell office:value-type="string">
            <text:p>Alagoas</text:p>
          </table:table-cell>
          <table:table-cell office:value-type="string">
            <text:p>{"Population": 786288}</text:p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>Duque de Caxia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746758}</text:p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>São Bernardo do Camp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723132}</text:p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>Teresina</text:p>
          </table:table-cell>
          <table:table-cell office:value-type="string">
            <text:p>BRA</text:p>
          </table:table-cell>
          <table:table-cell office:value-type="string">
            <text:p>Piauí</text:p>
          </table:table-cell>
          <table:table-cell office:value-type="string">
            <text:p>{"Population": 691942}</text:p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>Natal</text:p>
          </table:table-cell>
          <table:table-cell office:value-type="string">
            <text:p>BRA</text:p>
          </table:table-cell>
          <table:table-cell office:value-type="string">
            <text:p>Rio Grande do Norte</text:p>
          </table:table-cell>
          <table:table-cell office:value-type="string">
            <text:p>{"Population": 688955}</text:p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>Osasc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659604}</text:p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>Campo Grande</text:p>
          </table:table-cell>
          <table:table-cell office:value-type="string">
            <text:p>BRA</text:p>
          </table:table-cell>
          <table:table-cell office:value-type="string">
            <text:p>Mato Grosso do Sul</text:p>
          </table:table-cell>
          <table:table-cell office:value-type="string">
            <text:p>{"Population": 649593}</text:p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>Santo André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630073}</text:p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>João Pessoa</text:p>
          </table:table-cell>
          <table:table-cell office:value-type="string">
            <text:p>BRA</text:p>
          </table:table-cell>
          <table:table-cell office:value-type="string">
            <text:p>Paraíba</text:p>
          </table:table-cell>
          <table:table-cell office:value-type="string">
            <text:p>{"Population": 584029}</text:p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>Jaboatão dos Guararapes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558680}</text:p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>Contagem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520801}</text:p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>São José dos Camp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515553}</text:p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>Uberlândi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487222}</text:p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>Feira de Santana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479992}</text:p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>Ribeirão Pret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473276}</text:p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>Soroca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466823}</text:p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>Niterói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459884}</text:p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>Cuiabá</text:p>
          </table:table-cell>
          <table:table-cell office:value-type="string">
            <text:p>BRA</text:p>
          </table:table-cell>
          <table:table-cell office:value-type="string">
            <text:p>Mato Grosso</text:p>
          </table:table-cell>
          <table:table-cell office:value-type="string">
            <text:p>{"Population": 453813}</text:p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>Juiz de For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450288}</text:p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>Aracaju</text:p>
          </table:table-cell>
          <table:table-cell office:value-type="string">
            <text:p>BRA</text:p>
          </table:table-cell>
          <table:table-cell office:value-type="string">
            <text:p>Sergipe</text:p>
          </table:table-cell>
          <table:table-cell office:value-type="string">
            <text:p>{"Population": 445555}</text:p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>São João de Meriti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440052}</text:p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>Londrina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432257}</text:p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>Joinville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428011}</text:p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>Belford Roxo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425194}</text:p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>Sant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408748}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>Ananindeua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400940}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>Campos dos Goytacaze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398418}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>Mauá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75055}</text:p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>Carapicuí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57552}</text:p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>Olinda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354732}</text:p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>Campina Grande</text:p>
          </table:table-cell>
          <table:table-cell office:value-type="string">
            <text:p>BRA</text:p>
          </table:table-cell>
          <table:table-cell office:value-type="string">
            <text:p>Paraíba</text:p>
          </table:table-cell>
          <table:table-cell office:value-type="string">
            <text:p>{"Population": 352497}</text:p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>São José do Rio Pret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51944}</text:p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>Caxias do Sul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349581}</text:p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>Moji das Cruze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39194}</text:p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>Diadem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35078}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Aparecida de Goiânia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324662}</text:p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>Piracica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19104}</text:p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>Cariacica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319033}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Vila Velha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318758}</text:p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>Pelotas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315415}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Bauru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313670}</text:p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>Porto Velho</text:p>
          </table:table-cell>
          <table:table-cell office:value-type="string">
            <text:p>BRA</text:p>
          </table:table-cell>
          <table:table-cell office:value-type="string">
            <text:p>Rondônia</text:p>
          </table:table-cell>
          <table:table-cell office:value-type="string">
            <text:p>{"Population": 309750}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Serra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302666}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Betim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302108}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Jundíaí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96127}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Canoas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294125}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Franc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90139}</text:p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>São Vicente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86848}</text:p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>Maringá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286461}</text:p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>Montes Claro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86058}</text:p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>Anápolis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282197}</text:p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>Florianópolis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281928}</text:p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>Petrópoli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279183}</text:p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>Itaquaquecetu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70874}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Vitória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270626}</text:p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>Ponta Grossa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268013}</text:p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>Rio Branco</text:p>
          </table:table-cell>
          <table:table-cell office:value-type="string">
            <text:p>BRA</text:p>
          </table:table-cell>
          <table:table-cell office:value-type="string">
            <text:p>Acre</text:p>
          </table:table-cell>
          <table:table-cell office:value-type="string">
            <text:p>{"Population": 259537}</text:p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>Foz do Iguaçu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259425}</text:p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>Macapá</text:p>
          </table:table-cell>
          <table:table-cell office:value-type="string">
            <text:p>BRA</text:p>
          </table:table-cell>
          <table:table-cell office:value-type="string">
            <text:p>Amapá</text:p>
          </table:table-cell>
          <table:table-cell office:value-type="string">
            <text:p>{"Population": 256033}</text:p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>Ilhéu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254970}</text:p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>Vitória da Conquista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253587}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Uberab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49225}</text:p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>Paulista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248473}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Limeir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45497}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Blumenau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244379}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Caruaru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244247}</text:p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>Santarém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241771}</text:p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>Volta Redonda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240315}</text:p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>Novo Hamburgo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239940}</text:p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>Caucaia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238738}</text:p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>Santa Maria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238473}</text:p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>Cascavel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237510}</text:p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>Guarujá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37206}</text:p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>Ribeirão das Neve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32685}</text:p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>Governador Valadare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31724}</text:p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>Taubaté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29130}</text:p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>Imperatriz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224564}</text:p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>Gravataí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223011}</text:p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>Embu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22223}</text:p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>Mossoró</text:p>
          </table:table-cell>
          <table:table-cell office:value-type="string">
            <text:p>BRA</text:p>
          </table:table-cell>
          <table:table-cell office:value-type="string">
            <text:p>Rio Grande do Norte</text:p>
          </table:table-cell>
          <table:table-cell office:value-type="string">
            <text:p>{"Population": 214901}</text:p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>Várzea Grande</text:p>
          </table:table-cell>
          <table:table-cell office:value-type="string">
            <text:p>BRA</text:p>
          </table:table-cell>
          <table:table-cell office:value-type="string">
            <text:p>Mato Grosso</text:p>
          </table:table-cell>
          <table:table-cell office:value-type="string">
            <text:p>{"Population": 214435}</text:p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>Petrolina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210540}</text:p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>Barueri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208426}</text:p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>Viamão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207557}</text:p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>Ipating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206338}</text:p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>Juazeiro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201073}</text:p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>Juazeiro do Norte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199636}</text:p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>Taboão da Serr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97550}</text:p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>São José dos Pinhais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96884}</text:p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>Magé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96147}</text:p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>Suzan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95434}</text:p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>São Leopoldo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89258}</text:p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>Maríli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88691}</text:p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>São Carl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87122}</text:p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>Sumaré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86205}</text:p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>Presidente Prudente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85340}</text:p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>Divinópoli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85047}</text:p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>Sete Lagoa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82984}</text:p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>Rio Grande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82222}</text:p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>Itabuna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82148}</text:p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>Jequié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79128}</text:p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>Arapiraca</text:p>
          </table:table-cell>
          <table:table-cell office:value-type="string">
            <text:p>BRA</text:p>
          </table:table-cell>
          <table:table-cell office:value-type="string">
            <text:p>Alagoas</text:p>
          </table:table-cell>
          <table:table-cell office:value-type="string">
            <text:p>{"Population": 178988}</text:p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>Colombo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77764}</text:p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>American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77409}</text:p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>Alvorada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75574}</text:p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>Araraquar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74381}</text:p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>Itaboraí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73977}</text:p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>Santa Bárbara d´Oeste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71657}</text:p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>Nova Friburgo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70697}</text:p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>Jacareí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70356}</text:p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>Araçatu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69303}</text:p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>Barra Mansa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68953}</text:p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>Praia Grande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68434}</text:p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>Marabá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167795}</text:p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>Criciúma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67661}</text:p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>Boa Vista</text:p>
          </table:table-cell>
          <table:table-cell office:value-type="string">
            <text:p>BRA</text:p>
          </table:table-cell>
          <table:table-cell office:value-type="string">
            <text:p>Roraima</text:p>
          </table:table-cell>
          <table:table-cell office:value-type="string">
            <text:p>{"Population": 167185}</text:p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>Passo Fundo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66343}</text:p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>Dourados</text:p>
          </table:table-cell>
          <table:table-cell office:value-type="string">
            <text:p>BRA</text:p>
          </table:table-cell>
          <table:table-cell office:value-type="string">
            <text:p>Mato Grosso do Sul</text:p>
          </table:table-cell>
          <table:table-cell office:value-type="string">
            <text:p>{"Population": 164716}</text:p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>Santa Luzi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64704}</text:p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>Rio Clar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63551}</text:p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>Maracanaú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162022}</text:p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>Guarapuava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60510}</text:p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>Rondonópolis</text:p>
          </table:table-cell>
          <table:table-cell office:value-type="string">
            <text:p>BRA</text:p>
          </table:table-cell>
          <table:table-cell office:value-type="string">
            <text:p>Mato Grosso</text:p>
          </table:table-cell>
          <table:table-cell office:value-type="string">
            <text:p>{"Population": 155115}</text:p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>São José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55105}</text:p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>Cachoeiro de Itapemirim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155024}</text:p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>Nilópoli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53383}</text:p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>Itapevi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50664}</text:p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>Cabo de Santo Agostinho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149964}</text:p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>Camaçari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49146}</text:p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>Sobral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146005}</text:p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>Itajaí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45197}</text:p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>Chapecó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44158}</text:p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>Coti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40042}</text:p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>Lages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39570}</text:p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>Ferraz de Vasconcel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39283}</text:p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>Indaiatu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35968}</text:p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>Hortolândi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35755}</text:p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>Caxias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133980}</text:p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>São Caetano do Sul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33321}</text:p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>Itu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32736}</text:p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>Nossa Senhora do Socorro</text:p>
          </table:table-cell>
          <table:table-cell office:value-type="string">
            <text:p>BRA</text:p>
          </table:table-cell>
          <table:table-cell office:value-type="string">
            <text:p>Sergipe</text:p>
          </table:table-cell>
          <table:table-cell office:value-type="string">
            <text:p>{"Population": 131351}</text:p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>Parnaíba</text:p>
          </table:table-cell>
          <table:table-cell office:value-type="string">
            <text:p>BRA</text:p>
          </table:table-cell>
          <table:table-cell office:value-type="string">
            <text:p>Piauí</text:p>
          </table:table-cell>
          <table:table-cell office:value-type="string">
            <text:p>{"Population": 129756}</text:p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>Poços de Calda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29683}</text:p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>Teresópoli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28079}</text:p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>Barreira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27801}</text:p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>Castanhal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127634}</text:p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>Alagoinha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26820}</text:p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>Itapecerica da Serr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26672}</text:p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>Uruguaiana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26305}</text:p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>Paranaguá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26076}</text:p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>Ibirité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25982}</text:p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>Timon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125812}</text:p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>Luziânia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125597}</text:p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>Macaé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25597}</text:p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>Teófilo Otoni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24489}</text:p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>Moji-Guaçu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23782}</text:p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>Palmas</text:p>
          </table:table-cell>
          <table:table-cell office:value-type="string">
            <text:p>BRA</text:p>
          </table:table-cell>
          <table:table-cell office:value-type="string">
            <text:p>Tocantins</text:p>
          </table:table-cell>
          <table:table-cell office:value-type="string">
            <text:p>{"Population": 121919}</text:p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>Pindamonhangab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21904}</text:p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>Francisco Morat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21197}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>Bagé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20793}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>Sapucaia do Sul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20217}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>Cabo Frio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19503}</text:p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>Itapetining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19391}</text:p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>Patos de Mina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19262}</text:p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>Camaragibe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118968}</text:p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>Bragança Paulist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16929}</text:p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>Queimado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15020}</text:p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>Araguaína</text:p>
          </table:table-cell>
          <table:table-cell office:value-type="string">
            <text:p>BRA</text:p>
          </table:table-cell>
          <table:table-cell office:value-type="string">
            <text:p>Tocantins</text:p>
          </table:table-cell>
          <table:table-cell office:value-type="string">
            <text:p>{"Population": 114948}</text:p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>Garanhuns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114603}</text:p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>Vitória de Santo Antão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113595}</text:p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>Santa Rita</text:p>
          </table:table-cell>
          <table:table-cell office:value-type="string">
            <text:p>BRA</text:p>
          </table:table-cell>
          <table:table-cell office:value-type="string">
            <text:p>Paraíba</text:p>
          </table:table-cell>
          <table:table-cell office:value-type="string">
            <text:p>{"Population": 113135}</text:p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>Barbacen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13079}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>Abaetetuba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111258}</text:p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>Jaú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9965}</text:p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>Lauro de Freita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09236}</text:p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>Franco da Roch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8964}</text:p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>Teixeira de Freita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108441}</text:p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>Varginh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08314}</text:p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>Ribeirão Pire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8121}</text:p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>Sabará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07781}</text:p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>Catanduv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7761}</text:p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>Rio Verde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107755}</text:p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>Botucatu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7663}</text:p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>Colatina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107354}</text:p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>Santa Cruz do Sul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06734}</text:p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>Linhares</text:p>
          </table:table-cell>
          <table:table-cell office:value-type="string">
            <text:p>BRA</text:p>
          </table:table-cell>
          <table:table-cell office:value-type="string">
            <text:p>Espírito Santo</text:p>
          </table:table-cell>
          <table:table-cell office:value-type="string">
            <text:p>{"Population": 106278}</text:p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>Apucarana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105114}</text:p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>Barret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4156}</text:p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>Guaratinguetá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3433}</text:p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>Cachoeirinha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103240}</text:p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>Codó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103153}</text:p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>Jaraguá do Sul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102580}</text:p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>Cubatã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2372}</text:p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>Itabir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02217}</text:p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>Itaituba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101320}</text:p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>Arara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1046}</text:p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>Resende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100627}</text:p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>Atibaia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100356}</text:p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>Pouso Alegre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100028}</text:p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>Toledo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99387}</text:p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>Crato</text:p>
          </table:table-cell>
          <table:table-cell office:value-type="string">
            <text:p>BRA</text:p>
          </table:table-cell>
          <table:table-cell office:value-type="string">
            <text:p>Ceará</text:p>
          </table:table-cell>
          <table:table-cell office:value-type="string">
            <text:p>{"Population": 98965}</text:p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>Passos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98570}</text:p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>Araguari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98399}</text:p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>São José de Ribamar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98318}</text:p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>Pinhais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98198}</text:p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>Sertãozinh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8140}</text:p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>Conselheiro Lafaiete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97507}</text:p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>Paulo Afonso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97291}</text:p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>Angra dos Reis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96864}</text:p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>Eunápolis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96610}</text:p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>Salto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6348}</text:p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>Ourinhos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6291}</text:p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>Parnamirim</text:p>
          </table:table-cell>
          <table:table-cell office:value-type="string">
            <text:p>BRA</text:p>
          </table:table-cell>
          <table:table-cell office:value-type="string">
            <text:p>Rio Grande do Norte</text:p>
          </table:table-cell>
          <table:table-cell office:value-type="string">
            <text:p>{"Population": 96210}</text:p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>Jacobina</text:p>
          </table:table-cell>
          <table:table-cell office:value-type="string">
            <text:p>BRA</text:p>
          </table:table-cell>
          <table:table-cell office:value-type="string">
            <text:p>Bahia</text:p>
          </table:table-cell>
          <table:table-cell office:value-type="string">
            <text:p>{"Population": 96131}</text:p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>Coronel Fabriciano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95933}</text:p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>Birigui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4685}</text:p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>Tatuí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3897}</text:p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>Ji-Paraná</text:p>
          </table:table-cell>
          <table:table-cell office:value-type="string">
            <text:p>BRA</text:p>
          </table:table-cell>
          <table:table-cell office:value-type="string">
            <text:p>Rondônia</text:p>
          </table:table-cell>
          <table:table-cell office:value-type="string">
            <text:p>{"Population": 93346}</text:p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>Bacabal</text:p>
          </table:table-cell>
          <table:table-cell office:value-type="string">
            <text:p>BRA</text:p>
          </table:table-cell>
          <table:table-cell office:value-type="string">
            <text:p>Maranhão</text:p>
          </table:table-cell>
          <table:table-cell office:value-type="string">
            <text:p>{"Population": 93121}</text:p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>Cametá</text:p>
          </table:table-cell>
          <table:table-cell office:value-type="string">
            <text:p>BRA</text:p>
          </table:table-cell>
          <table:table-cell office:value-type="string">
            <text:p>Pará</text:p>
          </table:table-cell>
          <table:table-cell office:value-type="string">
            <text:p>{"Population": 92779}</text:p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>Guaíba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92224}</text:p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>São Lourenço da Mata</text:p>
          </table:table-cell>
          <table:table-cell office:value-type="string">
            <text:p>BRA</text:p>
          </table:table-cell>
          <table:table-cell office:value-type="string">
            <text:p>Pernambuco</text:p>
          </table:table-cell>
          <table:table-cell office:value-type="string">
            <text:p>{"Population": 91999}</text:p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>Santana do Livramento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91779}</text:p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>Votorantim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91777}</text:p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>Campo Largo</text:p>
          </table:table-cell>
          <table:table-cell office:value-type="string">
            <text:p>BRA</text:p>
          </table:table-cell>
          <table:table-cell office:value-type="string">
            <text:p>Paraná</text:p>
          </table:table-cell>
          <table:table-cell office:value-type="string">
            <text:p>{"Population": 91203}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>Patos</text:p>
          </table:table-cell>
          <table:table-cell office:value-type="string">
            <text:p>BRA</text:p>
          </table:table-cell>
          <table:table-cell office:value-type="string">
            <text:p>Paraíba</text:p>
          </table:table-cell>
          <table:table-cell office:value-type="string">
            <text:p>{"Population": 90519}</text:p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>Ituiutaba</text:p>
          </table:table-cell>
          <table:table-cell office:value-type="string">
            <text:p>BRA</text:p>
          </table:table-cell>
          <table:table-cell office:value-type="string">
            <text:p>Minas Gerais</text:p>
          </table:table-cell>
          <table:table-cell office:value-type="string">
            <text:p>{"Population": 90507}</text:p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>Corumbá</text:p>
          </table:table-cell>
          <table:table-cell office:value-type="string">
            <text:p>BRA</text:p>
          </table:table-cell>
          <table:table-cell office:value-type="string">
            <text:p>Mato Grosso do Sul</text:p>
          </table:table-cell>
          <table:table-cell office:value-type="string">
            <text:p>{"Population": 90111}</text:p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>Palhoça</text:p>
          </table:table-cell>
          <table:table-cell office:value-type="string">
            <text:p>BRA</text:p>
          </table:table-cell>
          <table:table-cell office:value-type="string">
            <text:p>Santa Catarina</text:p>
          </table:table-cell>
          <table:table-cell office:value-type="string">
            <text:p>{"Population": 89465}</text:p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>Barra do Piraí</text:p>
          </table:table-cell>
          <table:table-cell office:value-type="string">
            <text:p>BRA</text:p>
          </table:table-cell>
          <table:table-cell office:value-type="string">
            <text:p>Rio de Janeiro</text:p>
          </table:table-cell>
          <table:table-cell office:value-type="string">
            <text:p>{"Population": 89388}</text:p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>Bento Gonçalves</text:p>
          </table:table-cell>
          <table:table-cell office:value-type="string">
            <text:p>BRA</text:p>
          </table:table-cell>
          <table:table-cell office:value-type="string">
            <text:p>Rio Grande do Sul</text:p>
          </table:table-cell>
          <table:table-cell office:value-type="string">
            <text:p>{"Population": 89254}</text:p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>Poá</text:p>
          </table:table-cell>
          <table:table-cell office:value-type="string">
            <text:p>BRA</text:p>
          </table:table-cell>
          <table:table-cell office:value-type="string">
            <text:p>São Paulo</text:p>
          </table:table-cell>
          <table:table-cell office:value-type="string">
            <text:p>{"Population": 89236}</text:p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>Águas Lindas de Goiás</text:p>
          </table:table-cell>
          <table:table-cell office:value-type="string">
            <text:p>BRA</text:p>
          </table:table-cell>
          <table:table-cell office:value-type="string">
            <text:p>Goiás</text:p>
          </table:table-cell>
          <table:table-cell office:value-type="string">
            <text:p>{"Population": 89200}</text:p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>Lond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7285000}</text:p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>Birming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13000}</text:p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>Glasgow</text:p>
          </table:table-cell>
          <table:table-cell office:value-type="string">
            <text:p>GBR</text:p>
          </table:table-cell>
          <table:table-cell office:value-type="string">
            <text:p>Scotland</text:p>
          </table:table-cell>
          <table:table-cell office:value-type="string">
            <text:p>{"Population": 619680}</text:p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>Liverpoo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461000}</text:p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>Edinburgh</text:p>
          </table:table-cell>
          <table:table-cell office:value-type="string">
            <text:p>GBR</text:p>
          </table:table-cell>
          <table:table-cell office:value-type="string">
            <text:p>Scotland</text:p>
          </table:table-cell>
          <table:table-cell office:value-type="string">
            <text:p>{"Population": 450180}</text:p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>Sheffiel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431607}</text:p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>Manches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430000}</text:p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>Leeds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424194}</text:p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>Bristo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402000}</text:p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>Cardiff</text:p>
          </table:table-cell>
          <table:table-cell office:value-type="string">
            <text:p>GBR</text:p>
          </table:table-cell>
          <table:table-cell office:value-type="string">
            <text:p>Wales</text:p>
          </table:table-cell>
          <table:table-cell office:value-type="string">
            <text:p>{"Population": 321000}</text:p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>Coventry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304000}</text:p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>Leices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94000}</text:p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>Bradfor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89376}</text:p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>Belfast</text:p>
          </table:table-cell>
          <table:table-cell office:value-type="string">
            <text:p>GBR</text:p>
          </table:table-cell>
          <table:table-cell office:value-type="string">
            <text:p>North Ireland</text:p>
          </table:table-cell>
          <table:table-cell office:value-type="string">
            <text:p>{"Population": 287500}</text:p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>Notting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87000}</text:p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>Kingston upon Hul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62000}</text:p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>Plymout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53000}</text:p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>Stoke-on-Trent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52000}</text:p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>Wolverhamp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42000}</text:p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>Derby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36000}</text:p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>Swansea</text:p>
          </table:table-cell>
          <table:table-cell office:value-type="string">
            <text:p>GBR</text:p>
          </table:table-cell>
          <table:table-cell office:value-type="string">
            <text:p>Wales</text:p>
          </table:table-cell>
          <table:table-cell office:value-type="string">
            <text:p>{"Population": 230000}</text:p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>Southamp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216000}</text:p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>Aberdeen</text:p>
          </table:table-cell>
          <table:table-cell office:value-type="string">
            <text:p>GBR</text:p>
          </table:table-cell>
          <table:table-cell office:value-type="string">
            <text:p>Scotland</text:p>
          </table:table-cell>
          <table:table-cell office:value-type="string">
            <text:p>{"Population": 213070}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>Northamp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96000}</text:p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>Dudley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92171}</text:p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>Portsmout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90000}</text:p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>Newcastle upon Tyn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89150}</text:p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>Sunderlan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83310}</text:p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>Lu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83000}</text:p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>Swind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80000}</text:p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>Southend-on-Sea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76000}</text:p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>Walsal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74739}</text:p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>Bournemout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62000}</text:p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>Peterboroug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56000}</text:p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>Brigh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56124}</text:p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>Blackpoo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51000}</text:p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>Dundee</text:p>
          </table:table-cell>
          <table:table-cell office:value-type="string">
            <text:p>GBR</text:p>
          </table:table-cell>
          <table:table-cell office:value-type="string">
            <text:p>Scotland</text:p>
          </table:table-cell>
          <table:table-cell office:value-type="string">
            <text:p>{"Population": 146690}</text:p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>West Bromwic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6386}</text:p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>Reading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8000}</text:p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>Oldbury/Smethwick (Warley)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5542}</text:p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>Middlesbroug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5000}</text:p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>Huddersfiel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3726}</text:p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>Oxfor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4000}</text:p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>Pool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1000}</text:p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>Bol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39020}</text:p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>Blackbur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40000}</text:p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>Newport</text:p>
          </table:table-cell>
          <table:table-cell office:value-type="string">
            <text:p>GBR</text:p>
          </table:table-cell>
          <table:table-cell office:value-type="string">
            <text:p>Wales</text:p>
          </table:table-cell>
          <table:table-cell office:value-type="string">
            <text:p>{"Population": 139000}</text:p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>Prest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35000}</text:p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>Stockport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32813}</text:p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>Norwic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24000}</text:p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>Rother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21380}</text:p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>Cambridg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21000}</text:p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>Watfor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13080}</text:p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>Ipswic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14000}</text:p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>Slough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12000}</text:p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>Exe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11000}</text:p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>Chelten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6000}</text:p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>Glouces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7000}</text:p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>Saint Helens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6293}</text:p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>Sutton Coldfiel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6001}</text:p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>York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4425}</text:p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>Old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3931}</text:p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>Basildon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0924}</text:p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>Worthing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100000}</text:p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>Chelmsfor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7451}</text:p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>Colches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6063}</text:p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>Crawley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7000}</text:p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>Gillingham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2000}</text:p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>Solihul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4531}</text:p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>Rochdal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4313}</text:p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>Birkenhead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3087}</text:p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>Worcester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5000}</text:p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>Hartlepool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2000}</text:p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>Halifax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1069}</text:p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>Woking/Byfleet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2000}</text:p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>Southport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0959}</text:p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>Maidston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0878}</text:p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>Eastbourne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>Grimsby</text:p>
          </table:table-cell>
          <table:table-cell office:value-type="string">
            <text:p>GBR</text:p>
          </table:table-cell>
          <table:table-cell office:value-type="string">
            <text:p>England</text:p>
          </table:table-cell>
          <table:table-cell office:value-type="string">
            <text:p>{"Population": 89000}</text:p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>Saint Helier</text:p>
          </table:table-cell>
          <table:table-cell office:value-type="string">
            <text:p>GBR</text:p>
          </table:table-cell>
          <table:table-cell office:value-type="string">
            <text:p>Jersey</text:p>
          </table:table-cell>
          <table:table-cell office:value-type="string">
            <text:p>{"Population": 27523}</text:p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>Douglas</text:p>
          </table:table-cell>
          <table:table-cell office:value-type="string">
            <text:p>GBR</text:p>
          </table:table-cell>
          <table:table-cell office:value-type="string">
            <text:p></text:p>
          </table:table-cell>
          <table:table-cell office:value-type="string">
            <text:p>{"Population": 23487}</text:p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>Road Town</text:p>
          </table:table-cell>
          <table:table-cell office:value-type="string">
            <text:p>VGB</text:p>
          </table:table-cell>
          <table:table-cell office:value-type="string">
            <text:p>Tortola</text:p>
          </table:table-cell>
          <table:table-cell office:value-type="string">
            <text:p>{"Population": 8000}</text:p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>Bandar Seri Begawan</text:p>
          </table:table-cell>
          <table:table-cell office:value-type="string">
            <text:p>BRN</text:p>
          </table:table-cell>
          <table:table-cell office:value-type="string">
            <text:p>Brunei and Muara</text:p>
          </table:table-cell>
          <table:table-cell office:value-type="string">
            <text:p>{"Population": 21484}</text:p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>Sofija</text:p>
          </table:table-cell>
          <table:table-cell office:value-type="string">
            <text:p>BGR</text:p>
          </table:table-cell>
          <table:table-cell office:value-type="string">
            <text:p>Grad Sofija</text:p>
          </table:table-cell>
          <table:table-cell office:value-type="string">
            <text:p>{"Population": 1122302}</text:p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>Plovdiv</text:p>
          </table:table-cell>
          <table:table-cell office:value-type="string">
            <text:p>BGR</text:p>
          </table:table-cell>
          <table:table-cell office:value-type="string">
            <text:p>Plovdiv</text:p>
          </table:table-cell>
          <table:table-cell office:value-type="string">
            <text:p>{"Population": 342584}</text:p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>Varna</text:p>
          </table:table-cell>
          <table:table-cell office:value-type="string">
            <text:p>BGR</text:p>
          </table:table-cell>
          <table:table-cell office:value-type="string">
            <text:p>Varna</text:p>
          </table:table-cell>
          <table:table-cell office:value-type="string">
            <text:p>{"Population": 299801}</text:p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>Burgas</text:p>
          </table:table-cell>
          <table:table-cell office:value-type="string">
            <text:p>BGR</text:p>
          </table:table-cell>
          <table:table-cell office:value-type="string">
            <text:p>Burgas</text:p>
          </table:table-cell>
          <table:table-cell office:value-type="string">
            <text:p>{"Population": 195255}</text:p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>Ruse</text:p>
          </table:table-cell>
          <table:table-cell office:value-type="string">
            <text:p>BGR</text:p>
          </table:table-cell>
          <table:table-cell office:value-type="string">
            <text:p>Ruse</text:p>
          </table:table-cell>
          <table:table-cell office:value-type="string">
            <text:p>{"Population": 166467}</text:p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>Stara Zagora</text:p>
          </table:table-cell>
          <table:table-cell office:value-type="string">
            <text:p>BGR</text:p>
          </table:table-cell>
          <table:table-cell office:value-type="string">
            <text:p>Haskovo</text:p>
          </table:table-cell>
          <table:table-cell office:value-type="string">
            <text:p>{"Population": 147939}</text:p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>Pleven</text:p>
          </table:table-cell>
          <table:table-cell office:value-type="string">
            <text:p>BGR</text:p>
          </table:table-cell>
          <table:table-cell office:value-type="string">
            <text:p>Lovec</text:p>
          </table:table-cell>
          <table:table-cell office:value-type="string">
            <text:p>{"Population": 121952}</text:p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>Sliven</text:p>
          </table:table-cell>
          <table:table-cell office:value-type="string">
            <text:p>BGR</text:p>
          </table:table-cell>
          <table:table-cell office:value-type="string">
            <text:p>Burgas</text:p>
          </table:table-cell>
          <table:table-cell office:value-type="string">
            <text:p>{"Population": 105530}</text:p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>Dobric</text:p>
          </table:table-cell>
          <table:table-cell office:value-type="string">
            <text:p>BGR</text:p>
          </table:table-cell>
          <table:table-cell office:value-type="string">
            <text:p>Varna</text:p>
          </table:table-cell>
          <table:table-cell office:value-type="string">
            <text:p>{"Population": 100399}</text:p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>umen</text:p>
          </table:table-cell>
          <table:table-cell office:value-type="string">
            <text:p>BGR</text:p>
          </table:table-cell>
          <table:table-cell office:value-type="string">
            <text:p>Varna</text:p>
          </table:table-cell>
          <table:table-cell office:value-type="string">
            <text:p>{"Population": 94686}</text:p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>Ouagadougou</text:p>
          </table:table-cell>
          <table:table-cell office:value-type="string">
            <text:p>BFA</text:p>
          </table:table-cell>
          <table:table-cell office:value-type="string">
            <text:p>Kadiogo</text:p>
          </table:table-cell>
          <table:table-cell office:value-type="string">
            <text:p>{"Population": 824000}</text:p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>Bobo-Dioulasso</text:p>
          </table:table-cell>
          <table:table-cell office:value-type="string">
            <text:p>BFA</text:p>
          </table:table-cell>
          <table:table-cell office:value-type="string">
            <text:p>Houet</text:p>
          </table:table-cell>
          <table:table-cell office:value-type="string">
            <text:p>{"Population": 300000}</text:p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>Koudougou</text:p>
          </table:table-cell>
          <table:table-cell office:value-type="string">
            <text:p>BFA</text:p>
          </table:table-cell>
          <table:table-cell office:value-type="string">
            <text:p>Boulkiemdé</text:p>
          </table:table-cell>
          <table:table-cell office:value-type="string">
            <text:p>{"Population": 105000}</text:p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>Bujumbura</text:p>
          </table:table-cell>
          <table:table-cell office:value-type="string">
            <text:p>BDI</text:p>
          </table:table-cell>
          <table:table-cell office:value-type="string">
            <text:p>Bujumbura</text:p>
          </table:table-cell>
          <table:table-cell office:value-type="string">
            <text:p>{"Population": 300000}</text:p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>George Town</text:p>
          </table:table-cell>
          <table:table-cell office:value-type="string">
            <text:p>CYM</text:p>
          </table:table-cell>
          <table:table-cell office:value-type="string">
            <text:p>Grand Cayman</text:p>
          </table:table-cell>
          <table:table-cell office:value-type="string">
            <text:p>{"Population": 19600}</text:p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>Santiago de Chile</text:p>
          </table:table-cell>
          <table:table-cell office:value-type="string">
            <text:p>CHL</text:p>
          </table:table-cell>
          <table:table-cell office:value-type="string">
            <text:p>Santiago</text:p>
          </table:table-cell>
          <table:table-cell office:value-type="string">
            <text:p>{"Population": 4703954}</text:p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>Puente Alto</text:p>
          </table:table-cell>
          <table:table-cell office:value-type="string">
            <text:p>CHL</text:p>
          </table:table-cell>
          <table:table-cell office:value-type="string">
            <text:p>Santiago</text:p>
          </table:table-cell>
          <table:table-cell office:value-type="string">
            <text:p>{"Population": 386236}</text:p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>Viña del Mar</text:p>
          </table:table-cell>
          <table:table-cell office:value-type="string">
            <text:p>CHL</text:p>
          </table:table-cell>
          <table:table-cell office:value-type="string">
            <text:p>Valparaíso</text:p>
          </table:table-cell>
          <table:table-cell office:value-type="string">
            <text:p>{"Population": 312493}</text:p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>Valparaíso</text:p>
          </table:table-cell>
          <table:table-cell office:value-type="string">
            <text:p>CHL</text:p>
          </table:table-cell>
          <table:table-cell office:value-type="string">
            <text:p>Valparaíso</text:p>
          </table:table-cell>
          <table:table-cell office:value-type="string">
            <text:p>{"Population": 293800}</text:p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>Talcahuano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277752}</text:p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>Antofagasta</text:p>
          </table:table-cell>
          <table:table-cell office:value-type="string">
            <text:p>CHL</text:p>
          </table:table-cell>
          <table:table-cell office:value-type="string">
            <text:p>Antofagasta</text:p>
          </table:table-cell>
          <table:table-cell office:value-type="string">
            <text:p>{"Population": 251429}</text:p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>San Bernardo</text:p>
          </table:table-cell>
          <table:table-cell office:value-type="string">
            <text:p>CHL</text:p>
          </table:table-cell>
          <table:table-cell office:value-type="string">
            <text:p>Santiago</text:p>
          </table:table-cell>
          <table:table-cell office:value-type="string">
            <text:p>{"Population": 241910}</text:p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>Temuco</text:p>
          </table:table-cell>
          <table:table-cell office:value-type="string">
            <text:p>CHL</text:p>
          </table:table-cell>
          <table:table-cell office:value-type="string">
            <text:p>La Araucanía</text:p>
          </table:table-cell>
          <table:table-cell office:value-type="string">
            <text:p>{"Population": 233041}</text:p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>Concepción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217664}</text:p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>Rancagua</text:p>
          </table:table-cell>
          <table:table-cell office:value-type="string">
            <text:p>CHL</text:p>
          </table:table-cell>
          <table:table-cell office:value-type="string">
            <text:p>O´Higgins</text:p>
          </table:table-cell>
          <table:table-cell office:value-type="string">
            <text:p>{"Population": 212977}</text:p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>Arica</text:p>
          </table:table-cell>
          <table:table-cell office:value-type="string">
            <text:p>CHL</text:p>
          </table:table-cell>
          <table:table-cell office:value-type="string">
            <text:p>Tarapacá</text:p>
          </table:table-cell>
          <table:table-cell office:value-type="string">
            <text:p>{"Population": 189036}</text:p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>Talca</text:p>
          </table:table-cell>
          <table:table-cell office:value-type="string">
            <text:p>CHL</text:p>
          </table:table-cell>
          <table:table-cell office:value-type="string">
            <text:p>Maule</text:p>
          </table:table-cell>
          <table:table-cell office:value-type="string">
            <text:p>{"Population": 187557}</text:p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>Chillán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178182}</text:p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>Iquique</text:p>
          </table:table-cell>
          <table:table-cell office:value-type="string">
            <text:p>CHL</text:p>
          </table:table-cell>
          <table:table-cell office:value-type="string">
            <text:p>Tarapacá</text:p>
          </table:table-cell>
          <table:table-cell office:value-type="string">
            <text:p>{"Population": 177892}</text:p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>Los Angeles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158215}</text:p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>Puerto Montt</text:p>
          </table:table-cell>
          <table:table-cell office:value-type="string">
            <text:p>CHL</text:p>
          </table:table-cell>
          <table:table-cell office:value-type="string">
            <text:p>Los Lagos</text:p>
          </table:table-cell>
          <table:table-cell office:value-type="string">
            <text:p>{"Population": 152194}</text:p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>Coquimbo</text:p>
          </table:table-cell>
          <table:table-cell office:value-type="string">
            <text:p>CHL</text:p>
          </table:table-cell>
          <table:table-cell office:value-type="string">
            <text:p>Coquimbo</text:p>
          </table:table-cell>
          <table:table-cell office:value-type="string">
            <text:p>{"Population": 143353}</text:p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>Osorno</text:p>
          </table:table-cell>
          <table:table-cell office:value-type="string">
            <text:p>CHL</text:p>
          </table:table-cell>
          <table:table-cell office:value-type="string">
            <text:p>Los Lagos</text:p>
          </table:table-cell>
          <table:table-cell office:value-type="string">
            <text:p>{"Population": 141468}</text:p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>La Serena</text:p>
          </table:table-cell>
          <table:table-cell office:value-type="string">
            <text:p>CHL</text:p>
          </table:table-cell>
          <table:table-cell office:value-type="string">
            <text:p>Coquimbo</text:p>
          </table:table-cell>
          <table:table-cell office:value-type="string">
            <text:p>{"Population": 137409}</text:p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>Calama</text:p>
          </table:table-cell>
          <table:table-cell office:value-type="string">
            <text:p>CHL</text:p>
          </table:table-cell>
          <table:table-cell office:value-type="string">
            <text:p>Antofagasta</text:p>
          </table:table-cell>
          <table:table-cell office:value-type="string">
            <text:p>{"Population": 137265}</text:p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>Valdivia</text:p>
          </table:table-cell>
          <table:table-cell office:value-type="string">
            <text:p>CHL</text:p>
          </table:table-cell>
          <table:table-cell office:value-type="string">
            <text:p>Los Lagos</text:p>
          </table:table-cell>
          <table:table-cell office:value-type="string">
            <text:p>{"Population": 133106}</text:p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>Punta Arenas</text:p>
          </table:table-cell>
          <table:table-cell office:value-type="string">
            <text:p>CHL</text:p>
          </table:table-cell>
          <table:table-cell office:value-type="string">
            <text:p>Magallanes</text:p>
          </table:table-cell>
          <table:table-cell office:value-type="string">
            <text:p>{"Population": 125631}</text:p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>Copiapó</text:p>
          </table:table-cell>
          <table:table-cell office:value-type="string">
            <text:p>CHL</text:p>
          </table:table-cell>
          <table:table-cell office:value-type="string">
            <text:p>Atacama</text:p>
          </table:table-cell>
          <table:table-cell office:value-type="string">
            <text:p>{"Population": 120128}</text:p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>Quilpué</text:p>
          </table:table-cell>
          <table:table-cell office:value-type="string">
            <text:p>CHL</text:p>
          </table:table-cell>
          <table:table-cell office:value-type="string">
            <text:p>Valparaíso</text:p>
          </table:table-cell>
          <table:table-cell office:value-type="string">
            <text:p>{"Population": 118857}</text:p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>Curicó</text:p>
          </table:table-cell>
          <table:table-cell office:value-type="string">
            <text:p>CHL</text:p>
          </table:table-cell>
          <table:table-cell office:value-type="string">
            <text:p>Maule</text:p>
          </table:table-cell>
          <table:table-cell office:value-type="string">
            <text:p>{"Population": 115766}</text:p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>Ovalle</text:p>
          </table:table-cell>
          <table:table-cell office:value-type="string">
            <text:p>CHL</text:p>
          </table:table-cell>
          <table:table-cell office:value-type="string">
            <text:p>Coquimbo</text:p>
          </table:table-cell>
          <table:table-cell office:value-type="string">
            <text:p>{"Population": 94854}</text:p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>Coronel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93061}</text:p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>San Pedro de la Paz</text:p>
          </table:table-cell>
          <table:table-cell office:value-type="string">
            <text:p>CHL</text:p>
          </table:table-cell>
          <table:table-cell office:value-type="string">
            <text:p>Bíobío</text:p>
          </table:table-cell>
          <table:table-cell office:value-type="string">
            <text:p>{"Population": 91684}</text:p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>Melipilla</text:p>
          </table:table-cell>
          <table:table-cell office:value-type="string">
            <text:p>CHL</text:p>
          </table:table-cell>
          <table:table-cell office:value-type="string">
            <text:p>Santiago</text:p>
          </table:table-cell>
          <table:table-cell office:value-type="string">
            <text:p>{"Population": 91056}</text:p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>Avarua</text:p>
          </table:table-cell>
          <table:table-cell office:value-type="string">
            <text:p>COK</text:p>
          </table:table-cell>
          <table:table-cell office:value-type="string">
            <text:p>Rarotonga</text:p>
          </table:table-cell>
          <table:table-cell office:value-type="string">
            <text:p>{"Population": 11900}</text:p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>San José</text:p>
          </table:table-cell>
          <table:table-cell office:value-type="string">
            <text:p>CRI</text:p>
          </table:table-cell>
          <table:table-cell office:value-type="string">
            <text:p>San José</text:p>
          </table:table-cell>
          <table:table-cell office:value-type="string">
            <text:p>{"Population": 339131}</text:p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>Djibouti</text:p>
          </table:table-cell>
          <table:table-cell office:value-type="string">
            <text:p>DJI</text:p>
          </table:table-cell>
          <table:table-cell office:value-type="string">
            <text:p>Djibouti</text:p>
          </table:table-cell>
          <table:table-cell office:value-type="string">
            <text:p>{"Population": 383000}</text:p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>Roseau</text:p>
          </table:table-cell>
          <table:table-cell office:value-type="string">
            <text:p>DMA</text:p>
          </table:table-cell>
          <table:table-cell office:value-type="string">
            <text:p>St George</text:p>
          </table:table-cell>
          <table:table-cell office:value-type="string">
            <text:p>{"Population": 16243}</text:p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>Santo Domingo de Guzmán</text:p>
          </table:table-cell>
          <table:table-cell office:value-type="string">
            <text:p>DOM</text:p>
          </table:table-cell>
          <table:table-cell office:value-type="string">
            <text:p>Distrito Nacional</text:p>
          </table:table-cell>
          <table:table-cell office:value-type="string">
            <text:p>{"Population": 1609966}</text:p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>Santiago de los Caballeros</text:p>
          </table:table-cell>
          <table:table-cell office:value-type="string">
            <text:p>DOM</text:p>
          </table:table-cell>
          <table:table-cell office:value-type="string">
            <text:p>Santiago</text:p>
          </table:table-cell>
          <table:table-cell office:value-type="string">
            <text:p>{"Population": 365463}</text:p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>La Romana</text:p>
          </table:table-cell>
          <table:table-cell office:value-type="string">
            <text:p>DOM</text:p>
          </table:table-cell>
          <table:table-cell office:value-type="string">
            <text:p>La Romana</text:p>
          </table:table-cell>
          <table:table-cell office:value-type="string">
            <text:p>{"Population": 140204}</text:p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>San Pedro de Macorís</text:p>
          </table:table-cell>
          <table:table-cell office:value-type="string">
            <text:p>DOM</text:p>
          </table:table-cell>
          <table:table-cell office:value-type="string">
            <text:p>San Pedro de Macorís</text:p>
          </table:table-cell>
          <table:table-cell office:value-type="string">
            <text:p>{"Population": 124735}</text:p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>San Francisco de Macorís</text:p>
          </table:table-cell>
          <table:table-cell office:value-type="string">
            <text:p>DOM</text:p>
          </table:table-cell>
          <table:table-cell office:value-type="string">
            <text:p>Duarte</text:p>
          </table:table-cell>
          <table:table-cell office:value-type="string">
            <text:p>{"Population": 108485}</text:p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>San Felipe de Puerto Plata</text:p>
          </table:table-cell>
          <table:table-cell office:value-type="string">
            <text:p>DOM</text:p>
          </table:table-cell>
          <table:table-cell office:value-type="string">
            <text:p>Puerto Plata</text:p>
          </table:table-cell>
          <table:table-cell office:value-type="string">
            <text:p>{"Population": 89423}</text:p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>Guayaquil</text:p>
          </table:table-cell>
          <table:table-cell office:value-type="string">
            <text:p>ECU</text:p>
          </table:table-cell>
          <table:table-cell office:value-type="string">
            <text:p>Guayas</text:p>
          </table:table-cell>
          <table:table-cell office:value-type="string">
            <text:p>{"Population": 2070040}</text:p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>Quito</text:p>
          </table:table-cell>
          <table:table-cell office:value-type="string">
            <text:p>ECU</text:p>
          </table:table-cell>
          <table:table-cell office:value-type="string">
            <text:p>Pichincha</text:p>
          </table:table-cell>
          <table:table-cell office:value-type="string">
            <text:p>{"Population": 1573458}</text:p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>Cuenca</text:p>
          </table:table-cell>
          <table:table-cell office:value-type="string">
            <text:p>ECU</text:p>
          </table:table-cell>
          <table:table-cell office:value-type="string">
            <text:p>Azuay</text:p>
          </table:table-cell>
          <table:table-cell office:value-type="string">
            <text:p>{"Population": 270353}</text:p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>Machala</text:p>
          </table:table-cell>
          <table:table-cell office:value-type="string">
            <text:p>ECU</text:p>
          </table:table-cell>
          <table:table-cell office:value-type="string">
            <text:p>El Oro</text:p>
          </table:table-cell>
          <table:table-cell office:value-type="string">
            <text:p>{"Population": 210368}</text:p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>Santo Domingo de los Colorados</text:p>
          </table:table-cell>
          <table:table-cell office:value-type="string">
            <text:p>ECU</text:p>
          </table:table-cell>
          <table:table-cell office:value-type="string">
            <text:p>Pichincha</text:p>
          </table:table-cell>
          <table:table-cell office:value-type="string">
            <text:p>{"Population": 202111}</text:p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>Portoviejo</text:p>
          </table:table-cell>
          <table:table-cell office:value-type="string">
            <text:p>ECU</text:p>
          </table:table-cell>
          <table:table-cell office:value-type="string">
            <text:p>Manabí</text:p>
          </table:table-cell>
          <table:table-cell office:value-type="string">
            <text:p>{"Population": 176413}</text:p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>Ambato</text:p>
          </table:table-cell>
          <table:table-cell office:value-type="string">
            <text:p>ECU</text:p>
          </table:table-cell>
          <table:table-cell office:value-type="string">
            <text:p>Tungurahua</text:p>
          </table:table-cell>
          <table:table-cell office:value-type="string">
            <text:p>{"Population": 169612}</text:p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>Manta</text:p>
          </table:table-cell>
          <table:table-cell office:value-type="string">
            <text:p>ECU</text:p>
          </table:table-cell>
          <table:table-cell office:value-type="string">
            <text:p>Manabí</text:p>
          </table:table-cell>
          <table:table-cell office:value-type="string">
            <text:p>{"Population": 164739}</text:p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>Duran [Eloy Alfaro]</text:p>
          </table:table-cell>
          <table:table-cell office:value-type="string">
            <text:p>ECU</text:p>
          </table:table-cell>
          <table:table-cell office:value-type="string">
            <text:p>Guayas</text:p>
          </table:table-cell>
          <table:table-cell office:value-type="string">
            <text:p>{"Population": 152514}</text:p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>Ibarra</text:p>
          </table:table-cell>
          <table:table-cell office:value-type="string">
            <text:p>ECU</text:p>
          </table:table-cell>
          <table:table-cell office:value-type="string">
            <text:p>Imbabura</text:p>
          </table:table-cell>
          <table:table-cell office:value-type="string">
            <text:p>{"Population": 130643}</text:p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>Quevedo</text:p>
          </table:table-cell>
          <table:table-cell office:value-type="string">
            <text:p>ECU</text:p>
          </table:table-cell>
          <table:table-cell office:value-type="string">
            <text:p>Los Ríos</text:p>
          </table:table-cell>
          <table:table-cell office:value-type="string">
            <text:p>{"Population": 129631}</text:p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>Milagro</text:p>
          </table:table-cell>
          <table:table-cell office:value-type="string">
            <text:p>ECU</text:p>
          </table:table-cell>
          <table:table-cell office:value-type="string">
            <text:p>Guayas</text:p>
          </table:table-cell>
          <table:table-cell office:value-type="string">
            <text:p>{"Population": 124177}</text:p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>Loja</text:p>
          </table:table-cell>
          <table:table-cell office:value-type="string">
            <text:p>ECU</text:p>
          </table:table-cell>
          <table:table-cell office:value-type="string">
            <text:p>Loja</text:p>
          </table:table-cell>
          <table:table-cell office:value-type="string">
            <text:p>{"Population": 123875}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>Ríobamba</text:p>
          </table:table-cell>
          <table:table-cell office:value-type="string">
            <text:p>ECU</text:p>
          </table:table-cell>
          <table:table-cell office:value-type="string">
            <text:p>Chimborazo</text:p>
          </table:table-cell>
          <table:table-cell office:value-type="string">
            <text:p>{"Population": 123163}</text:p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>Esmeraldas</text:p>
          </table:table-cell>
          <table:table-cell office:value-type="string">
            <text:p>ECU</text:p>
          </table:table-cell>
          <table:table-cell office:value-type="string">
            <text:p>Esmeraldas</text:p>
          </table:table-cell>
          <table:table-cell office:value-type="string">
            <text:p>{"Population": 123045}</text:p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>Cairo</text:p>
          </table:table-cell>
          <table:table-cell office:value-type="string">
            <text:p>EGY</text:p>
          </table:table-cell>
          <table:table-cell office:value-type="string">
            <text:p>Kairo</text:p>
          </table:table-cell>
          <table:table-cell office:value-type="string">
            <text:p>{"Population": 6789479}</text:p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>Alexandria</text:p>
          </table:table-cell>
          <table:table-cell office:value-type="string">
            <text:p>EGY</text:p>
          </table:table-cell>
          <table:table-cell office:value-type="string">
            <text:p>Aleksandria</text:p>
          </table:table-cell>
          <table:table-cell office:value-type="string">
            <text:p>{"Population": 3328196}</text:p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>Giza</text:p>
          </table:table-cell>
          <table:table-cell office:value-type="string">
            <text:p>EGY</text:p>
          </table:table-cell>
          <table:table-cell office:value-type="string">
            <text:p>Giza</text:p>
          </table:table-cell>
          <table:table-cell office:value-type="string">
            <text:p>{"Population": 2221868}</text:p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>Shubra al-Khayma</text:p>
          </table:table-cell>
          <table:table-cell office:value-type="string">
            <text:p>EGY</text:p>
          </table:table-cell>
          <table:table-cell office:value-type="string">
            <text:p>al-Qalyubiya</text:p>
          </table:table-cell>
          <table:table-cell office:value-type="string">
            <text:p>{"Population": 870716}</text:p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>Port Said</text:p>
          </table:table-cell>
          <table:table-cell office:value-type="string">
            <text:p>EGY</text:p>
          </table:table-cell>
          <table:table-cell office:value-type="string">
            <text:p>Port Said</text:p>
          </table:table-cell>
          <table:table-cell office:value-type="string">
            <text:p>{"Population": 469533}</text:p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>Suez</text:p>
          </table:table-cell>
          <table:table-cell office:value-type="string">
            <text:p>EGY</text:p>
          </table:table-cell>
          <table:table-cell office:value-type="string">
            <text:p>Suez</text:p>
          </table:table-cell>
          <table:table-cell office:value-type="string">
            <text:p>{"Population": 417610}</text:p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>al-Mahallat al-Kubra</text:p>
          </table:table-cell>
          <table:table-cell office:value-type="string">
            <text:p>EGY</text:p>
          </table:table-cell>
          <table:table-cell office:value-type="string">
            <text:p>al-Gharbiya</text:p>
          </table:table-cell>
          <table:table-cell office:value-type="string">
            <text:p>{"Population": 395402}</text:p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>Tanta</text:p>
          </table:table-cell>
          <table:table-cell office:value-type="string">
            <text:p>EGY</text:p>
          </table:table-cell>
          <table:table-cell office:value-type="string">
            <text:p>al-Gharbiya</text:p>
          </table:table-cell>
          <table:table-cell office:value-type="string">
            <text:p>{"Population": 371010}</text:p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>al-Mansura</text:p>
          </table:table-cell>
          <table:table-cell office:value-type="string">
            <text:p>EGY</text:p>
          </table:table-cell>
          <table:table-cell office:value-type="string">
            <text:p>al-Daqahliya</text:p>
          </table:table-cell>
          <table:table-cell office:value-type="string">
            <text:p>{"Population": 369621}</text:p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>Luxor</text:p>
          </table:table-cell>
          <table:table-cell office:value-type="string">
            <text:p>EGY</text:p>
          </table:table-cell>
          <table:table-cell office:value-type="string">
            <text:p>Luxor</text:p>
          </table:table-cell>
          <table:table-cell office:value-type="string">
            <text:p>{"Population": 360503}</text:p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>Asyut</text:p>
          </table:table-cell>
          <table:table-cell office:value-type="string">
            <text:p>EGY</text:p>
          </table:table-cell>
          <table:table-cell office:value-type="string">
            <text:p>Asyut</text:p>
          </table:table-cell>
          <table:table-cell office:value-type="string">
            <text:p>{"Population": 343498}</text:p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>Bahtim</text:p>
          </table:table-cell>
          <table:table-cell office:value-type="string">
            <text:p>EGY</text:p>
          </table:table-cell>
          <table:table-cell office:value-type="string">
            <text:p>al-Qalyubiya</text:p>
          </table:table-cell>
          <table:table-cell office:value-type="string">
            <text:p>{"Population": 275807}</text:p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>Zagazig</text:p>
          </table:table-cell>
          <table:table-cell office:value-type="string">
            <text:p>EGY</text:p>
          </table:table-cell>
          <table:table-cell office:value-type="string">
            <text:p>al-Sharqiya</text:p>
          </table:table-cell>
          <table:table-cell office:value-type="string">
            <text:p>{"Population": 267351}</text:p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>al-Faiyum</text:p>
          </table:table-cell>
          <table:table-cell office:value-type="string">
            <text:p>EGY</text:p>
          </table:table-cell>
          <table:table-cell office:value-type="string">
            <text:p>al-Faiyum</text:p>
          </table:table-cell>
          <table:table-cell office:value-type="string">
            <text:p>{"Population": 260964}</text:p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>Ismailia</text:p>
          </table:table-cell>
          <table:table-cell office:value-type="string">
            <text:p>EGY</text:p>
          </table:table-cell>
          <table:table-cell office:value-type="string">
            <text:p>Ismailia</text:p>
          </table:table-cell>
          <table:table-cell office:value-type="string">
            <text:p>{"Population": 254477}</text:p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>Kafr al-Dawwar</text:p>
          </table:table-cell>
          <table:table-cell office:value-type="string">
            <text:p>EGY</text:p>
          </table:table-cell>
          <table:table-cell office:value-type="string">
            <text:p>al-Buhayra</text:p>
          </table:table-cell>
          <table:table-cell office:value-type="string">
            <text:p>{"Population": 231978}</text:p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>Assuan</text:p>
          </table:table-cell>
          <table:table-cell office:value-type="string">
            <text:p>EGY</text:p>
          </table:table-cell>
          <table:table-cell office:value-type="string">
            <text:p>Assuan</text:p>
          </table:table-cell>
          <table:table-cell office:value-type="string">
            <text:p>{"Population": 219017}</text:p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>Damanhur</text:p>
          </table:table-cell>
          <table:table-cell office:value-type="string">
            <text:p>EGY</text:p>
          </table:table-cell>
          <table:table-cell office:value-type="string">
            <text:p>al-Buhayra</text:p>
          </table:table-cell>
          <table:table-cell office:value-type="string">
            <text:p>{"Population": 212203}</text:p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>al-Minya</text:p>
          </table:table-cell>
          <table:table-cell office:value-type="string">
            <text:p>EGY</text:p>
          </table:table-cell>
          <table:table-cell office:value-type="string">
            <text:p>al-Minya</text:p>
          </table:table-cell>
          <table:table-cell office:value-type="string">
            <text:p>{"Population": 201360}</text:p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>Bani Suwayf</text:p>
          </table:table-cell>
          <table:table-cell office:value-type="string">
            <text:p>EGY</text:p>
          </table:table-cell>
          <table:table-cell office:value-type="string">
            <text:p>Bani Suwayf</text:p>
          </table:table-cell>
          <table:table-cell office:value-type="string">
            <text:p>{"Population": 172032}</text:p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>Qina</text:p>
          </table:table-cell>
          <table:table-cell office:value-type="string">
            <text:p>EGY</text:p>
          </table:table-cell>
          <table:table-cell office:value-type="string">
            <text:p>Qina</text:p>
          </table:table-cell>
          <table:table-cell office:value-type="string">
            <text:p>{"Population": 171275}</text:p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>Sawhaj</text:p>
          </table:table-cell>
          <table:table-cell office:value-type="string">
            <text:p>EGY</text:p>
          </table:table-cell>
          <table:table-cell office:value-type="string">
            <text:p>Sawhaj</text:p>
          </table:table-cell>
          <table:table-cell office:value-type="string">
            <text:p>{"Population": 170125}</text:p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>Shibin al-Kawm</text:p>
          </table:table-cell>
          <table:table-cell office:value-type="string">
            <text:p>EGY</text:p>
          </table:table-cell>
          <table:table-cell office:value-type="string">
            <text:p>al-Minufiya</text:p>
          </table:table-cell>
          <table:table-cell office:value-type="string">
            <text:p>{"Population": 159909}</text:p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>Bulaq al-Dakrur</text:p>
          </table:table-cell>
          <table:table-cell office:value-type="string">
            <text:p>EGY</text:p>
          </table:table-cell>
          <table:table-cell office:value-type="string">
            <text:p>Giza</text:p>
          </table:table-cell>
          <table:table-cell office:value-type="string">
            <text:p>{"Population": 148787}</text:p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>Banha</text:p>
          </table:table-cell>
          <table:table-cell office:value-type="string">
            <text:p>EGY</text:p>
          </table:table-cell>
          <table:table-cell office:value-type="string">
            <text:p>al-Qalyubiya</text:p>
          </table:table-cell>
          <table:table-cell office:value-type="string">
            <text:p>{"Population": 145792}</text:p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>Warraq al-Arab</text:p>
          </table:table-cell>
          <table:table-cell office:value-type="string">
            <text:p>EGY</text:p>
          </table:table-cell>
          <table:table-cell office:value-type="string">
            <text:p>Giza</text:p>
          </table:table-cell>
          <table:table-cell office:value-type="string">
            <text:p>{"Population": 127108}</text:p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>Kafr al-Shaykh</text:p>
          </table:table-cell>
          <table:table-cell office:value-type="string">
            <text:p>EGY</text:p>
          </table:table-cell>
          <table:table-cell office:value-type="string">
            <text:p>Kafr al-Shaykh</text:p>
          </table:table-cell>
          <table:table-cell office:value-type="string">
            <text:p>{"Population": 124819}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>Mallawi</text:p>
          </table:table-cell>
          <table:table-cell office:value-type="string">
            <text:p>EGY</text:p>
          </table:table-cell>
          <table:table-cell office:value-type="string">
            <text:p>al-Minya</text:p>
          </table:table-cell>
          <table:table-cell office:value-type="string">
            <text:p>{"Population": 119283}</text:p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>Bilbays</text:p>
          </table:table-cell>
          <table:table-cell office:value-type="string">
            <text:p>EGY</text:p>
          </table:table-cell>
          <table:table-cell office:value-type="string">
            <text:p>al-Sharqiya</text:p>
          </table:table-cell>
          <table:table-cell office:value-type="string">
            <text:p>{"Population": 113608}</text:p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>Mit Ghamr</text:p>
          </table:table-cell>
          <table:table-cell office:value-type="string">
            <text:p>EGY</text:p>
          </table:table-cell>
          <table:table-cell office:value-type="string">
            <text:p>al-Daqahliya</text:p>
          </table:table-cell>
          <table:table-cell office:value-type="string">
            <text:p>{"Population": 101801}</text:p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>al-Arish</text:p>
          </table:table-cell>
          <table:table-cell office:value-type="string">
            <text:p>EGY</text:p>
          </table:table-cell>
          <table:table-cell office:value-type="string">
            <text:p>Shamal Sina</text:p>
          </table:table-cell>
          <table:table-cell office:value-type="string">
            <text:p>{"Population": 100447}</text:p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>Talkha</text:p>
          </table:table-cell>
          <table:table-cell office:value-type="string">
            <text:p>EGY</text:p>
          </table:table-cell>
          <table:table-cell office:value-type="string">
            <text:p>al-Daqahliya</text:p>
          </table:table-cell>
          <table:table-cell office:value-type="string">
            <text:p>{"Population": 97700}</text:p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>Qalyub</text:p>
          </table:table-cell>
          <table:table-cell office:value-type="string">
            <text:p>EGY</text:p>
          </table:table-cell>
          <table:table-cell office:value-type="string">
            <text:p>al-Qalyubiya</text:p>
          </table:table-cell>
          <table:table-cell office:value-type="string">
            <text:p>{"Population": 97200}</text:p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>Jirja</text:p>
          </table:table-cell>
          <table:table-cell office:value-type="string">
            <text:p>EGY</text:p>
          </table:table-cell>
          <table:table-cell office:value-type="string">
            <text:p>Sawhaj</text:p>
          </table:table-cell>
          <table:table-cell office:value-type="string">
            <text:p>{"Population": 95400}</text:p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>Idfu</text:p>
          </table:table-cell>
          <table:table-cell office:value-type="string">
            <text:p>EGY</text:p>
          </table:table-cell>
          <table:table-cell office:value-type="string">
            <text:p>Qina</text:p>
          </table:table-cell>
          <table:table-cell office:value-type="string">
            <text:p>{"Population": 94200}</text:p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>al-Hawamidiya</text:p>
          </table:table-cell>
          <table:table-cell office:value-type="string">
            <text:p>EGY</text:p>
          </table:table-cell>
          <table:table-cell office:value-type="string">
            <text:p>Giza</text:p>
          </table:table-cell>
          <table:table-cell office:value-type="string">
            <text:p>{"Population": 91700}</text:p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>Disuq</text:p>
          </table:table-cell>
          <table:table-cell office:value-type="string">
            <text:p>EGY</text:p>
          </table:table-cell>
          <table:table-cell office:value-type="string">
            <text:p>Kafr al-Shaykh</text:p>
          </table:table-cell>
          <table:table-cell office:value-type="string">
            <text:p>{"Population": 91300}</text:p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>San Salvador</text:p>
          </table:table-cell>
          <table:table-cell office:value-type="string">
            <text:p>SLV</text:p>
          </table:table-cell>
          <table:table-cell office:value-type="string">
            <text:p>San Salvador</text:p>
          </table:table-cell>
          <table:table-cell office:value-type="string">
            <text:p>{"Population": 415346}</text:p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>Santa Ana</text:p>
          </table:table-cell>
          <table:table-cell office:value-type="string">
            <text:p>SLV</text:p>
          </table:table-cell>
          <table:table-cell office:value-type="string">
            <text:p>Santa Ana</text:p>
          </table:table-cell>
          <table:table-cell office:value-type="string">
            <text:p>{"Population": 139389}</text:p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>Mejicanos</text:p>
          </table:table-cell>
          <table:table-cell office:value-type="string">
            <text:p>SLV</text:p>
          </table:table-cell>
          <table:table-cell office:value-type="string">
            <text:p>San Salvador</text:p>
          </table:table-cell>
          <table:table-cell office:value-type="string">
            <text:p>{"Population": 138800}</text:p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>Soyapango</text:p>
          </table:table-cell>
          <table:table-cell office:value-type="string">
            <text:p>SLV</text:p>
          </table:table-cell>
          <table:table-cell office:value-type="string">
            <text:p>San Salvador</text:p>
          </table:table-cell>
          <table:table-cell office:value-type="string">
            <text:p>{"Population": 129800}</text:p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>San Miguel</text:p>
          </table:table-cell>
          <table:table-cell office:value-type="string">
            <text:p>SLV</text:p>
          </table:table-cell>
          <table:table-cell office:value-type="string">
            <text:p>San Miguel</text:p>
          </table:table-cell>
          <table:table-cell office:value-type="string">
            <text:p>{"Population": 127696}</text:p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>Nueva San Salvador</text:p>
          </table:table-cell>
          <table:table-cell office:value-type="string">
            <text:p>SLV</text:p>
          </table:table-cell>
          <table:table-cell office:value-type="string">
            <text:p>La Libertad</text:p>
          </table:table-cell>
          <table:table-cell office:value-type="string">
            <text:p>{"Population": 98400}</text:p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>Apopa</text:p>
          </table:table-cell>
          <table:table-cell office:value-type="string">
            <text:p>SLV</text:p>
          </table:table-cell>
          <table:table-cell office:value-type="string">
            <text:p>San Salvador</text:p>
          </table:table-cell>
          <table:table-cell office:value-type="string">
            <text:p>{"Population": 88800}</text:p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>Asmara</text:p>
          </table:table-cell>
          <table:table-cell office:value-type="string">
            <text:p>ERI</text:p>
          </table:table-cell>
          <table:table-cell office:value-type="string">
            <text:p>Maekel</text:p>
          </table:table-cell>
          <table:table-cell office:value-type="string">
            <text:p>{"Population": 431000}</text:p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>Madrid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2879052}</text:p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>Barcelona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503451}</text:p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>Valencia</text:p>
          </table:table-cell>
          <table:table-cell office:value-type="string">
            <text:p>ESP</text:p>
          </table:table-cell>
          <table:table-cell office:value-type="string">
            <text:p>Valencia</text:p>
          </table:table-cell>
          <table:table-cell office:value-type="string">
            <text:p>{"Population": 739412}</text:p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>Sevill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701927}</text:p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>Zaragoza</text:p>
          </table:table-cell>
          <table:table-cell office:value-type="string">
            <text:p>ESP</text:p>
          </table:table-cell>
          <table:table-cell office:value-type="string">
            <text:p>Aragonia</text:p>
          </table:table-cell>
          <table:table-cell office:value-type="string">
            <text:p>{"Population": 603367}</text:p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>Málag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530553}</text:p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>Bilbao</text:p>
          </table:table-cell>
          <table:table-cell office:value-type="string">
            <text:p>ESP</text:p>
          </table:table-cell>
          <table:table-cell office:value-type="string">
            <text:p>Baskimaa</text:p>
          </table:table-cell>
          <table:table-cell office:value-type="string">
            <text:p>{"Population": 357589}</text:p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>Las Palmas de Gran Canaria</text:p>
          </table:table-cell>
          <table:table-cell office:value-type="string">
            <text:p>ESP</text:p>
          </table:table-cell>
          <table:table-cell office:value-type="string">
            <text:p>Canary Islands</text:p>
          </table:table-cell>
          <table:table-cell office:value-type="string">
            <text:p>{"Population": 354757}</text:p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>Murcia</text:p>
          </table:table-cell>
          <table:table-cell office:value-type="string">
            <text:p>ESP</text:p>
          </table:table-cell>
          <table:table-cell office:value-type="string">
            <text:p>Murcia</text:p>
          </table:table-cell>
          <table:table-cell office:value-type="string">
            <text:p>{"Population": 353504}</text:p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>Palma de Mallorca</text:p>
          </table:table-cell>
          <table:table-cell office:value-type="string">
            <text:p>ESP</text:p>
          </table:table-cell>
          <table:table-cell office:value-type="string">
            <text:p>Balears</text:p>
          </table:table-cell>
          <table:table-cell office:value-type="string">
            <text:p>{"Population": 326993}</text:p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>Valladolid</text:p>
          </table:table-cell>
          <table:table-cell office:value-type="string">
            <text:p>ESP</text:p>
          </table:table-cell>
          <table:table-cell office:value-type="string">
            <text:p>Castilla and León</text:p>
          </table:table-cell>
          <table:table-cell office:value-type="string">
            <text:p>{"Population": 319998}</text:p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>Córdob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311708}</text:p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>Vigo</text:p>
          </table:table-cell>
          <table:table-cell office:value-type="string">
            <text:p>ESP</text:p>
          </table:table-cell>
          <table:table-cell office:value-type="string">
            <text:p>Galicia</text:p>
          </table:table-cell>
          <table:table-cell office:value-type="string">
            <text:p>{"Population": 283670}</text:p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>Alicante [Alacant]</text:p>
          </table:table-cell>
          <table:table-cell office:value-type="string">
            <text:p>ESP</text:p>
          </table:table-cell>
          <table:table-cell office:value-type="string">
            <text:p>Valencia</text:p>
          </table:table-cell>
          <table:table-cell office:value-type="string">
            <text:p>{"Population": 272432}</text:p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>Gijón</text:p>
          </table:table-cell>
          <table:table-cell office:value-type="string">
            <text:p>ESP</text:p>
          </table:table-cell>
          <table:table-cell office:value-type="string">
            <text:p>Asturia</text:p>
          </table:table-cell>
          <table:table-cell office:value-type="string">
            <text:p>{"Population": 267980}</text:p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>L´Hospitalet de Llobregat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247986}</text:p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>Granad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244767}</text:p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>A Coruña (La Coruña)</text:p>
          </table:table-cell>
          <table:table-cell office:value-type="string">
            <text:p>ESP</text:p>
          </table:table-cell>
          <table:table-cell office:value-type="string">
            <text:p>Galicia</text:p>
          </table:table-cell>
          <table:table-cell office:value-type="string">
            <text:p>{"Population": 243402}</text:p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>Vitoria-Gasteiz</text:p>
          </table:table-cell>
          <table:table-cell office:value-type="string">
            <text:p>ESP</text:p>
          </table:table-cell>
          <table:table-cell office:value-type="string">
            <text:p>Baskimaa</text:p>
          </table:table-cell>
          <table:table-cell office:value-type="string">
            <text:p>{"Population": 217154}</text:p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>Santa Cruz de Tenerife</text:p>
          </table:table-cell>
          <table:table-cell office:value-type="string">
            <text:p>ESP</text:p>
          </table:table-cell>
          <table:table-cell office:value-type="string">
            <text:p>Canary Islands</text:p>
          </table:table-cell>
          <table:table-cell office:value-type="string">
            <text:p>{"Population": 213050}</text:p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>Badalona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209635}</text:p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>Oviedo</text:p>
          </table:table-cell>
          <table:table-cell office:value-type="string">
            <text:p>ESP</text:p>
          </table:table-cell>
          <table:table-cell office:value-type="string">
            <text:p>Asturia</text:p>
          </table:table-cell>
          <table:table-cell office:value-type="string">
            <text:p>{"Population": 200453}</text:p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>Móstoles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95351}</text:p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>Elche [Elx]</text:p>
          </table:table-cell>
          <table:table-cell office:value-type="string">
            <text:p>ESP</text:p>
          </table:table-cell>
          <table:table-cell office:value-type="string">
            <text:p>Valencia</text:p>
          </table:table-cell>
          <table:table-cell office:value-type="string">
            <text:p>{"Population": 193174}</text:p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>Sabadell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84859}</text:p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>Santander</text:p>
          </table:table-cell>
          <table:table-cell office:value-type="string">
            <text:p>ESP</text:p>
          </table:table-cell>
          <table:table-cell office:value-type="string">
            <text:p>Cantabria</text:p>
          </table:table-cell>
          <table:table-cell office:value-type="string">
            <text:p>{"Population": 184165}</text:p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>Jerez de la Fronter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82660}</text:p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>Pamplona [Iruña]</text:p>
          </table:table-cell>
          <table:table-cell office:value-type="string">
            <text:p>ESP</text:p>
          </table:table-cell>
          <table:table-cell office:value-type="string">
            <text:p>Navarra</text:p>
          </table:table-cell>
          <table:table-cell office:value-type="string">
            <text:p>{"Population": 180483}</text:p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>Donostia-San Sebastián</text:p>
          </table:table-cell>
          <table:table-cell office:value-type="string">
            <text:p>ESP</text:p>
          </table:table-cell>
          <table:table-cell office:value-type="string">
            <text:p>Baskimaa</text:p>
          </table:table-cell>
          <table:table-cell office:value-type="string">
            <text:p>{"Population": 179208}</text:p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>Cartagena</text:p>
          </table:table-cell>
          <table:table-cell office:value-type="string">
            <text:p>ESP</text:p>
          </table:table-cell>
          <table:table-cell office:value-type="string">
            <text:p>Murcia</text:p>
          </table:table-cell>
          <table:table-cell office:value-type="string">
            <text:p>{"Population": 177709}</text:p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>Leganés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73163}</text:p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>Fuenlabrada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71173}</text:p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>Almerí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69027}</text:p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>Terrassa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68695}</text:p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>Alcalá de Henares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64463}</text:p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>Burgos</text:p>
          </table:table-cell>
          <table:table-cell office:value-type="string">
            <text:p>ESP</text:p>
          </table:table-cell>
          <table:table-cell office:value-type="string">
            <text:p>Castilla and León</text:p>
          </table:table-cell>
          <table:table-cell office:value-type="string">
            <text:p>{"Population": 162802}</text:p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>Salamanca</text:p>
          </table:table-cell>
          <table:table-cell office:value-type="string">
            <text:p>ESP</text:p>
          </table:table-cell>
          <table:table-cell office:value-type="string">
            <text:p>Castilla and León</text:p>
          </table:table-cell>
          <table:table-cell office:value-type="string">
            <text:p>{"Population": 158720}</text:p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>Albacete</text:p>
          </table:table-cell>
          <table:table-cell office:value-type="string">
            <text:p>ESP</text:p>
          </table:table-cell>
          <table:table-cell office:value-type="string">
            <text:p>Kastilia-La Mancha</text:p>
          </table:table-cell>
          <table:table-cell office:value-type="string">
            <text:p>{"Population": 147527}</text:p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>Getafe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45371}</text:p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>Cádiz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42449}</text:p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>Alcorcón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142048}</text:p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>Huelv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40583}</text:p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>León</text:p>
          </table:table-cell>
          <table:table-cell office:value-type="string">
            <text:p>ESP</text:p>
          </table:table-cell>
          <table:table-cell office:value-type="string">
            <text:p>Castilla and León</text:p>
          </table:table-cell>
          <table:table-cell office:value-type="string">
            <text:p>{"Population": 139809}</text:p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>Castellón de la Plana [Castell</text:p>
          </table:table-cell>
          <table:table-cell office:value-type="string">
            <text:p>ESP</text:p>
          </table:table-cell>
          <table:table-cell office:value-type="string">
            <text:p>Valencia</text:p>
          </table:table-cell>
          <table:table-cell office:value-type="string">
            <text:p>{"Population": 139712}</text:p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>Badajoz</text:p>
          </table:table-cell>
          <table:table-cell office:value-type="string">
            <text:p>ESP</text:p>
          </table:table-cell>
          <table:table-cell office:value-type="string">
            <text:p>Extremadura</text:p>
          </table:table-cell>
          <table:table-cell office:value-type="string">
            <text:p>{"Population": 136613}</text:p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>[San Cristóbal de] la Laguna</text:p>
          </table:table-cell>
          <table:table-cell office:value-type="string">
            <text:p>ESP</text:p>
          </table:table-cell>
          <table:table-cell office:value-type="string">
            <text:p>Canary Islands</text:p>
          </table:table-cell>
          <table:table-cell office:value-type="string">
            <text:p>{"Population": 127945}</text:p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>Logroño</text:p>
          </table:table-cell>
          <table:table-cell office:value-type="string">
            <text:p>ESP</text:p>
          </table:table-cell>
          <table:table-cell office:value-type="string">
            <text:p>La Rioja</text:p>
          </table:table-cell>
          <table:table-cell office:value-type="string">
            <text:p>{"Population": 127093}</text:p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>Santa Coloma de Gramenet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20802}</text:p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>Tarragona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13016}</text:p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>Lleida (Lérida)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12207}</text:p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>Jaén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09247}</text:p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>Ourense (Orense)</text:p>
          </table:table-cell>
          <table:table-cell office:value-type="string">
            <text:p>ESP</text:p>
          </table:table-cell>
          <table:table-cell office:value-type="string">
            <text:p>Galicia</text:p>
          </table:table-cell>
          <table:table-cell office:value-type="string">
            <text:p>{"Population": 109120}</text:p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>Mataró</text:p>
          </table:table-cell>
          <table:table-cell office:value-type="string">
            <text:p>ESP</text:p>
          </table:table-cell>
          <table:table-cell office:value-type="string">
            <text:p>Katalonia</text:p>
          </table:table-cell>
          <table:table-cell office:value-type="string">
            <text:p>{"Population": 104095}</text:p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>Algeciras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03106}</text:p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>Marbella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101144}</text:p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>Barakaldo</text:p>
          </table:table-cell>
          <table:table-cell office:value-type="string">
            <text:p>ESP</text:p>
          </table:table-cell>
          <table:table-cell office:value-type="string">
            <text:p>Baskimaa</text:p>
          </table:table-cell>
          <table:table-cell office:value-type="string">
            <text:p>{"Population": 98212}</text:p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>Dos Hermanas</text:p>
          </table:table-cell>
          <table:table-cell office:value-type="string">
            <text:p>ESP</text:p>
          </table:table-cell>
          <table:table-cell office:value-type="string">
            <text:p>Andalusia</text:p>
          </table:table-cell>
          <table:table-cell office:value-type="string">
            <text:p>{"Population": 94591}</text:p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>Santiago de Compostela</text:p>
          </table:table-cell>
          <table:table-cell office:value-type="string">
            <text:p>ESP</text:p>
          </table:table-cell>
          <table:table-cell office:value-type="string">
            <text:p>Galicia</text:p>
          </table:table-cell>
          <table:table-cell office:value-type="string">
            <text:p>{"Population": 93745}</text:p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>Torrejón de Ardoz</text:p>
          </table:table-cell>
          <table:table-cell office:value-type="string">
            <text:p>ESP</text:p>
          </table:table-cell>
          <table:table-cell office:value-type="string">
            <text:p>Madrid</text:p>
          </table:table-cell>
          <table:table-cell office:value-type="string">
            <text:p>{"Population": 92262}</text:p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>Cape Town</text:p>
          </table:table-cell>
          <table:table-cell office:value-type="string">
            <text:p>ZAF</text:p>
          </table:table-cell>
          <table:table-cell office:value-type="string">
            <text:p>Western Cape</text:p>
          </table:table-cell>
          <table:table-cell office:value-type="string">
            <text:p>{"Population": 2352121}</text:p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>Soweto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904165}</text:p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>Johannesburg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756653}</text:p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>Port Elizabeth</text:p>
          </table:table-cell>
          <table:table-cell office:value-type="string">
            <text:p>ZAF</text:p>
          </table:table-cell>
          <table:table-cell office:value-type="string">
            <text:p>Eastern Cape</text:p>
          </table:table-cell>
          <table:table-cell office:value-type="string">
            <text:p>{"Population": 752319}</text:p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>Pretoria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658630}</text:p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>Inanda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634065}</text:p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>Durban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566120}</text:p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>Vanderbijlpark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468931}</text:p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>Kempton Park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442633}</text:p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>Alberton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410102}</text:p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>Pinetown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378810}</text:p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>Pietermaritzburg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370190}</text:p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>Benoni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365467}</text:p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>Randburg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341288}</text:p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>Umlazi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339233}</text:p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>Bloemfontein</text:p>
          </table:table-cell>
          <table:table-cell office:value-type="string">
            <text:p>ZAF</text:p>
          </table:table-cell>
          <table:table-cell office:value-type="string">
            <text:p>Free State</text:p>
          </table:table-cell>
          <table:table-cell office:value-type="string">
            <text:p>{"Population": 334341}</text:p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>Vereeniging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328535}</text:p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>Wonderboom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283289}</text:p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>Roodepoort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279340}</text:p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>Boksburg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262648}</text:p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>Klerksdorp</text:p>
          </table:table-cell>
          <table:table-cell office:value-type="string">
            <text:p>ZAF</text:p>
          </table:table-cell>
          <table:table-cell office:value-type="string">
            <text:p>North West</text:p>
          </table:table-cell>
          <table:table-cell office:value-type="string">
            <text:p>{"Population": 261911}</text:p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>Soshanguve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242727}</text:p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>Newcastle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222993}</text:p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>East London</text:p>
          </table:table-cell>
          <table:table-cell office:value-type="string">
            <text:p>ZAF</text:p>
          </table:table-cell>
          <table:table-cell office:value-type="string">
            <text:p>Eastern Cape</text:p>
          </table:table-cell>
          <table:table-cell office:value-type="string">
            <text:p>{"Population": 221047}</text:p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>Welkom</text:p>
          </table:table-cell>
          <table:table-cell office:value-type="string">
            <text:p>ZAF</text:p>
          </table:table-cell>
          <table:table-cell office:value-type="string">
            <text:p>Free State</text:p>
          </table:table-cell>
          <table:table-cell office:value-type="string">
            <text:p>{"Population": 203296}</text:p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>Kimberley</text:p>
          </table:table-cell>
          <table:table-cell office:value-type="string">
            <text:p>ZAF</text:p>
          </table:table-cell>
          <table:table-cell office:value-type="string">
            <text:p>Northern Cape</text:p>
          </table:table-cell>
          <table:table-cell office:value-type="string">
            <text:p>{"Population": 197254}</text:p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>Uitenhage</text:p>
          </table:table-cell>
          <table:table-cell office:value-type="string">
            <text:p>ZAF</text:p>
          </table:table-cell>
          <table:table-cell office:value-type="string">
            <text:p>Eastern Cape</text:p>
          </table:table-cell>
          <table:table-cell office:value-type="string">
            <text:p>{"Population": 192120}</text:p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>Chatsworth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189885}</text:p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>Mdantsane</text:p>
          </table:table-cell>
          <table:table-cell office:value-type="string">
            <text:p>ZAF</text:p>
          </table:table-cell>
          <table:table-cell office:value-type="string">
            <text:p>Eastern Cape</text:p>
          </table:table-cell>
          <table:table-cell office:value-type="string">
            <text:p>{"Population": 182639}</text:p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>Krugersdorp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81503}</text:p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>Botshabelo</text:p>
          </table:table-cell>
          <table:table-cell office:value-type="string">
            <text:p>ZAF</text:p>
          </table:table-cell>
          <table:table-cell office:value-type="string">
            <text:p>Free State</text:p>
          </table:table-cell>
          <table:table-cell office:value-type="string">
            <text:p>{"Population": 177971}</text:p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>Brakpan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71363}</text:p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>Witbank</text:p>
          </table:table-cell>
          <table:table-cell office:value-type="string">
            <text:p>ZAF</text:p>
          </table:table-cell>
          <table:table-cell office:value-type="string">
            <text:p>Mpumalanga</text:p>
          </table:table-cell>
          <table:table-cell office:value-type="string">
            <text:p>{"Population": 167183}</text:p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>Oberholzer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64367}</text:p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>Germiston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64252}</text:p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>Springs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62072}</text:p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>Westonaria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59632}</text:p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>Randfontein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120838}</text:p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>Paarl</text:p>
          </table:table-cell>
          <table:table-cell office:value-type="string">
            <text:p>ZAF</text:p>
          </table:table-cell>
          <table:table-cell office:value-type="string">
            <text:p>Western Cape</text:p>
          </table:table-cell>
          <table:table-cell office:value-type="string">
            <text:p>{"Population": 105768}</text:p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>Potchefstroom</text:p>
          </table:table-cell>
          <table:table-cell office:value-type="string">
            <text:p>ZAF</text:p>
          </table:table-cell>
          <table:table-cell office:value-type="string">
            <text:p>North West</text:p>
          </table:table-cell>
          <table:table-cell office:value-type="string">
            <text:p>{"Population": 101817}</text:p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>Rustenburg</text:p>
          </table:table-cell>
          <table:table-cell office:value-type="string">
            <text:p>ZAF</text:p>
          </table:table-cell>
          <table:table-cell office:value-type="string">
            <text:p>North West</text:p>
          </table:table-cell>
          <table:table-cell office:value-type="string">
            <text:p>{"Population": 97008}</text:p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>Nigel</text:p>
          </table:table-cell>
          <table:table-cell office:value-type="string">
            <text:p>ZAF</text:p>
          </table:table-cell>
          <table:table-cell office:value-type="string">
            <text:p>Gauteng</text:p>
          </table:table-cell>
          <table:table-cell office:value-type="string">
            <text:p>{"Population": 96734}</text:p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>George</text:p>
          </table:table-cell>
          <table:table-cell office:value-type="string">
            <text:p>ZAF</text:p>
          </table:table-cell>
          <table:table-cell office:value-type="string">
            <text:p>Western Cape</text:p>
          </table:table-cell>
          <table:table-cell office:value-type="string">
            <text:p>{"Population": 93818}</text:p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>Ladysmith</text:p>
          </table:table-cell>
          <table:table-cell office:value-type="string">
            <text:p>ZAF</text:p>
          </table:table-cell>
          <table:table-cell office:value-type="string">
            <text:p>KwaZulu-Natal</text:p>
          </table:table-cell>
          <table:table-cell office:value-type="string">
            <text:p>{"Population": 89292}</text:p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>Addis Abeba</text:p>
          </table:table-cell>
          <table:table-cell office:value-type="string">
            <text:p>ETH</text:p>
          </table:table-cell>
          <table:table-cell office:value-type="string">
            <text:p>Addis Abeba</text:p>
          </table:table-cell>
          <table:table-cell office:value-type="string">
            <text:p>{"Population": 2495000}</text:p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>Dire Dawa</text:p>
          </table:table-cell>
          <table:table-cell office:value-type="string">
            <text:p>ETH</text:p>
          </table:table-cell>
          <table:table-cell office:value-type="string">
            <text:p>Dire Dawa</text:p>
          </table:table-cell>
          <table:table-cell office:value-type="string">
            <text:p>{"Population": 164851}</text:p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>Nazret</text:p>
          </table:table-cell>
          <table:table-cell office:value-type="string">
            <text:p>ETH</text:p>
          </table:table-cell>
          <table:table-cell office:value-type="string">
            <text:p>Oromia</text:p>
          </table:table-cell>
          <table:table-cell office:value-type="string">
            <text:p>{"Population": 127842}</text:p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>Gonder</text:p>
          </table:table-cell>
          <table:table-cell office:value-type="string">
            <text:p>ETH</text:p>
          </table:table-cell>
          <table:table-cell office:value-type="string">
            <text:p>Amhara</text:p>
          </table:table-cell>
          <table:table-cell office:value-type="string">
            <text:p>{"Population": 112249}</text:p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>Dese</text:p>
          </table:table-cell>
          <table:table-cell office:value-type="string">
            <text:p>ETH</text:p>
          </table:table-cell>
          <table:table-cell office:value-type="string">
            <text:p>Amhara</text:p>
          </table:table-cell>
          <table:table-cell office:value-type="string">
            <text:p>{"Population": 97314}</text:p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>Mekele</text:p>
          </table:table-cell>
          <table:table-cell office:value-type="string">
            <text:p>ETH</text:p>
          </table:table-cell>
          <table:table-cell office:value-type="string">
            <text:p>Tigray</text:p>
          </table:table-cell>
          <table:table-cell office:value-type="string">
            <text:p>{"Population": 96938}</text:p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>Bahir Dar</text:p>
          </table:table-cell>
          <table:table-cell office:value-type="string">
            <text:p>ETH</text:p>
          </table:table-cell>
          <table:table-cell office:value-type="string">
            <text:p>Amhara</text:p>
          </table:table-cell>
          <table:table-cell office:value-type="string">
            <text:p>{"Population": 96140}</text:p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>Stanley</text:p>
          </table:table-cell>
          <table:table-cell office:value-type="string">
            <text:p>FLK</text:p>
          </table:table-cell>
          <table:table-cell office:value-type="string">
            <text:p>East Falkland</text:p>
          </table:table-cell>
          <table:table-cell office:value-type="string">
            <text:p>{"Population": 1636}</text:p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>Suva</text:p>
          </table:table-cell>
          <table:table-cell office:value-type="string">
            <text:p>FJI</text:p>
          </table:table-cell>
          <table:table-cell office:value-type="string">
            <text:p>Central</text:p>
          </table:table-cell>
          <table:table-cell office:value-type="string">
            <text:p>{"Population": 77366}</text:p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>Quezon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2173831}</text:p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>Manila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1581082}</text:p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>Kalookan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1177604}</text:p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>Davao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147116}</text:p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>Cebu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718821}</text:p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>Zamboanga</text:p>
          </table:table-cell>
          <table:table-cell office:value-type="string">
            <text:p>PHL</text:p>
          </table:table-cell>
          <table:table-cell office:value-type="string">
            <text:p>Western Mindanao</text:p>
          </table:table-cell>
          <table:table-cell office:value-type="string">
            <text:p>{"Population": 601794}</text:p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>Pasig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505058}</text:p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>Valenzuela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485433}</text:p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>Las Piñas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472780}</text:p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>Antipolo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470866}</text:p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>Taguig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467375}</text:p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>Cagayan de Oro</text:p>
          </table:table-cell>
          <table:table-cell office:value-type="string">
            <text:p>PHL</text:p>
          </table:table-cell>
          <table:table-cell office:value-type="string">
            <text:p>Northern Mindanao</text:p>
          </table:table-cell>
          <table:table-cell office:value-type="string">
            <text:p>{"Population": 461877}</text:p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>Parañaque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449811}</text:p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>Makati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444867}</text:p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>Bacolod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429076}</text:p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>General Santos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411822}</text:p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>Marikina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391170}</text:p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>Dasmariñas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379520}</text:p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>Muntinlupa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379310}</text:p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>Iloilo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365820}</text:p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>Pasay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354908}</text:p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>Malabon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338855}</text:p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>San José del Monte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315807}</text:p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>Bacoor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305699}</text:p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>Iligan</text:p>
          </table:table-cell>
          <table:table-cell office:value-type="string">
            <text:p>PHL</text:p>
          </table:table-cell>
          <table:table-cell office:value-type="string">
            <text:p>Central Mindanao</text:p>
          </table:table-cell>
          <table:table-cell office:value-type="string">
            <text:p>{"Population": 285061}</text:p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>Calamb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81146}</text:p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>Mandaluyong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278474}</text:p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>Butuan</text:p>
          </table:table-cell>
          <table:table-cell office:value-type="string">
            <text:p>PHL</text:p>
          </table:table-cell>
          <table:table-cell office:value-type="string">
            <text:p>Caraga</text:p>
          </table:table-cell>
          <table:table-cell office:value-type="string">
            <text:p>{"Population": 267279}</text:p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>Angeles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263971}</text:p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>Tarlac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262481}</text:p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>Mandaue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259728}</text:p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>Baguio</text:p>
          </table:table-cell>
          <table:table-cell office:value-type="string">
            <text:p>PHL</text:p>
          </table:table-cell>
          <table:table-cell office:value-type="string">
            <text:p>CAR</text:p>
          </table:table-cell>
          <table:table-cell office:value-type="string">
            <text:p>{"Population": 252386}</text:p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>Batangas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47588}</text:p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>Caint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42511}</text:p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>San Pedro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31403}</text:p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>Navotas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230403}</text:p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>Cabanatuan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222859}</text:p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>San Fernando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221857}</text:p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>Lip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18447}</text:p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>Lapu-Lapu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217019}</text:p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>San Pablo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07927}</text:p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>Biñan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201186}</text:p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>Taytay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98183}</text:p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>Lucen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96075}</text:p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>Imus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95482}</text:p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>Olongapo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94260}</text:p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>Binangonan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87691}</text:p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>Santa Ros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85633}</text:p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>Tagum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79531}</text:p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>Tacloban</text:p>
          </table:table-cell>
          <table:table-cell office:value-type="string">
            <text:p>PHL</text:p>
          </table:table-cell>
          <table:table-cell office:value-type="string">
            <text:p>Eastern Visayas</text:p>
          </table:table-cell>
          <table:table-cell office:value-type="string">
            <text:p>{"Population": 178639}</text:p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>Malolos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75291}</text:p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>Mabalacat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71045}</text:p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>Cotabato</text:p>
          </table:table-cell>
          <table:table-cell office:value-type="string">
            <text:p>PHL</text:p>
          </table:table-cell>
          <table:table-cell office:value-type="string">
            <text:p>Central Mindanao</text:p>
          </table:table-cell>
          <table:table-cell office:value-type="string">
            <text:p>{"Population": 163849}</text:p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>Meycauayan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63037}</text:p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>Puerto Princes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61912}</text:p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>Legazpi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157010}</text:p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>Silang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56137}</text:p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>Ormoc</text:p>
          </table:table-cell>
          <table:table-cell office:value-type="string">
            <text:p>PHL</text:p>
          </table:table-cell>
          <table:table-cell office:value-type="string">
            <text:p>Eastern Visayas</text:p>
          </table:table-cell>
          <table:table-cell office:value-type="string">
            <text:p>{"Population": 154297}</text:p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>San Carlos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154264}</text:p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>Kabankalan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49769}</text:p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>Talisay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148110}</text:p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>Valencia</text:p>
          </table:table-cell>
          <table:table-cell office:value-type="string">
            <text:p>PHL</text:p>
          </table:table-cell>
          <table:table-cell office:value-type="string">
            <text:p>Northern Mindanao</text:p>
          </table:table-cell>
          <table:table-cell office:value-type="string">
            <text:p>{"Population": 147924}</text:p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>Calbayog</text:p>
          </table:table-cell>
          <table:table-cell office:value-type="string">
            <text:p>PHL</text:p>
          </table:table-cell>
          <table:table-cell office:value-type="string">
            <text:p>Eastern Visayas</text:p>
          </table:table-cell>
          <table:table-cell office:value-type="string">
            <text:p>{"Population": 147187}</text:p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>Santa Maria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44282}</text:p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>Pagadian</text:p>
          </table:table-cell>
          <table:table-cell office:value-type="string">
            <text:p>PHL</text:p>
          </table:table-cell>
          <table:table-cell office:value-type="string">
            <text:p>Western Mindanao</text:p>
          </table:table-cell>
          <table:table-cell office:value-type="string">
            <text:p>{"Population": 142515}</text:p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>Cadiz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41954}</text:p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>Bago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41721}</text:p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>Toledo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141174}</text:p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>Naga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137810}</text:p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>San Mateo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35603}</text:p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>Panabo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33950}</text:p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>Koronadal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33786}</text:p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>Marawi</text:p>
          </table:table-cell>
          <table:table-cell office:value-type="string">
            <text:p>PHL</text:p>
          </table:table-cell>
          <table:table-cell office:value-type="string">
            <text:p>Central Mindanao</text:p>
          </table:table-cell>
          <table:table-cell office:value-type="string">
            <text:p>{"Population": 131090}</text:p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>Dagupan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130328}</text:p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>Sagay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29765}</text:p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>Roxas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26352}</text:p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>Lubao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25699}</text:p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>Digos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25171}</text:p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>San Miguel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23824}</text:p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>Malaybalay</text:p>
          </table:table-cell>
          <table:table-cell office:value-type="string">
            <text:p>PHL</text:p>
          </table:table-cell>
          <table:table-cell office:value-type="string">
            <text:p>Northern Mindanao</text:p>
          </table:table-cell>
          <table:table-cell office:value-type="string">
            <text:p>{"Population": 123672}</text:p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>Tuguegarao</text:p>
          </table:table-cell>
          <table:table-cell office:value-type="string">
            <text:p>PHL</text:p>
          </table:table-cell>
          <table:table-cell office:value-type="string">
            <text:p>Cagayan Valley</text:p>
          </table:table-cell>
          <table:table-cell office:value-type="string">
            <text:p>{"Population": 120645}</text:p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>Ilagan</text:p>
          </table:table-cell>
          <table:table-cell office:value-type="string">
            <text:p>PHL</text:p>
          </table:table-cell>
          <table:table-cell office:value-type="string">
            <text:p>Cagayan Valley</text:p>
          </table:table-cell>
          <table:table-cell office:value-type="string">
            <text:p>{"Population": 119990}</text:p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>Baliuag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19675}</text:p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>Surigao</text:p>
          </table:table-cell>
          <table:table-cell office:value-type="string">
            <text:p>PHL</text:p>
          </table:table-cell>
          <table:table-cell office:value-type="string">
            <text:p>Caraga</text:p>
          </table:table-cell>
          <table:table-cell office:value-type="string">
            <text:p>{"Population": 118534}</text:p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>San Carlos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18259}</text:p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>San Juan del Monte</text:p>
          </table:table-cell>
          <table:table-cell office:value-type="string">
            <text:p>PHL</text:p>
          </table:table-cell>
          <table:table-cell office:value-type="string">
            <text:p>National Capital Reg</text:p>
          </table:table-cell>
          <table:table-cell office:value-type="string">
            <text:p>{"Population": 117680}</text:p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>Tanauan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7539}</text:p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>Concepcion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15171}</text:p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>Rodriguez (Montalban)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5167}</text:p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>Sariay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4568}</text:p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>Malasiqui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113190}</text:p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>General Mariano Alvarez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2446}</text:p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>Urdaneta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111582}</text:p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>Hagonoy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11425}</text:p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>San Jose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1009}</text:p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>Polomolok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10709}</text:p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>Santiago</text:p>
          </table:table-cell>
          <table:table-cell office:value-type="string">
            <text:p>PHL</text:p>
          </table:table-cell>
          <table:table-cell office:value-type="string">
            <text:p>Cagayan Valley</text:p>
          </table:table-cell>
          <table:table-cell office:value-type="string">
            <text:p>{"Population": 110531}</text:p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>Tanz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10517}</text:p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>Ozamis</text:p>
          </table:table-cell>
          <table:table-cell office:value-type="string">
            <text:p>PHL</text:p>
          </table:table-cell>
          <table:table-cell office:value-type="string">
            <text:p>Northern Mindanao</text:p>
          </table:table-cell>
          <table:table-cell office:value-type="string">
            <text:p>{"Population": 110420}</text:p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>Mexico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09481}</text:p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>San Jose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08254}</text:p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>Silay</text:p>
          </table:table-cell>
          <table:table-cell office:value-type="string">
            <text:p>PHL</text:p>
          </table:table-cell>
          <table:table-cell office:value-type="string">
            <text:p>Western Visayas</text:p>
          </table:table-cell>
          <table:table-cell office:value-type="string">
            <text:p>{"Population": 107722}</text:p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>General Trias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07691}</text:p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>Tabaco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107166}</text:p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>Cabuyao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06630}</text:p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>Calapan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105910}</text:p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>Mati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05908}</text:p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>Midsayap</text:p>
          </table:table-cell>
          <table:table-cell office:value-type="string">
            <text:p>PHL</text:p>
          </table:table-cell>
          <table:table-cell office:value-type="string">
            <text:p>Central Mindanao</text:p>
          </table:table-cell>
          <table:table-cell office:value-type="string">
            <text:p>{"Population": 105760}</text:p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>Cauayan</text:p>
          </table:table-cell>
          <table:table-cell office:value-type="string">
            <text:p>PHL</text:p>
          </table:table-cell>
          <table:table-cell office:value-type="string">
            <text:p>Cagayan Valley</text:p>
          </table:table-cell>
          <table:table-cell office:value-type="string">
            <text:p>{"Population": 103952}</text:p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>Gingoog</text:p>
          </table:table-cell>
          <table:table-cell office:value-type="string">
            <text:p>PHL</text:p>
          </table:table-cell>
          <table:table-cell office:value-type="string">
            <text:p>Northern Mindanao</text:p>
          </table:table-cell>
          <table:table-cell office:value-type="string">
            <text:p>{"Population": 102379}</text:p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>Dumaguete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102265}</text:p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>San Fernando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102082}</text:p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>Arayat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01792}</text:p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>Bayawan (Tulong)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101391}</text:p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>Kidapawan</text:p>
          </table:table-cell>
          <table:table-cell office:value-type="string">
            <text:p>PHL</text:p>
          </table:table-cell>
          <table:table-cell office:value-type="string">
            <text:p>Central Mindanao</text:p>
          </table:table-cell>
          <table:table-cell office:value-type="string">
            <text:p>{"Population": 101205}</text:p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>Daraga (Locsin)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101031}</text:p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>Marilao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101017}</text:p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>Malita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100000}</text:p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>Dipolog</text:p>
          </table:table-cell>
          <table:table-cell office:value-type="string">
            <text:p>PHL</text:p>
          </table:table-cell>
          <table:table-cell office:value-type="string">
            <text:p>Western Mindanao</text:p>
          </table:table-cell>
          <table:table-cell office:value-type="string">
            <text:p>{"Population": 99862}</text:p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>Cavite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99367}</text:p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>Danao</text:p>
          </table:table-cell>
          <table:table-cell office:value-type="string">
            <text:p>PHL</text:p>
          </table:table-cell>
          <table:table-cell office:value-type="string">
            <text:p>Central Visayas</text:p>
          </table:table-cell>
          <table:table-cell office:value-type="string">
            <text:p>{"Population": 98781}</text:p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>Bislig</text:p>
          </table:table-cell>
          <table:table-cell office:value-type="string">
            <text:p>PHL</text:p>
          </table:table-cell>
          <table:table-cell office:value-type="string">
            <text:p>Caraga</text:p>
          </table:table-cell>
          <table:table-cell office:value-type="string">
            <text:p>{"Population": 97860}</text:p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>Talavera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97329}</text:p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>Guagua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96858}</text:p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>Bayambang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96609}</text:p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>Nasugbu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96113}</text:p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>Baybay</text:p>
          </table:table-cell>
          <table:table-cell office:value-type="string">
            <text:p>PHL</text:p>
          </table:table-cell>
          <table:table-cell office:value-type="string">
            <text:p>Eastern Visayas</text:p>
          </table:table-cell>
          <table:table-cell office:value-type="string">
            <text:p>{"Population": 95630}</text:p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>Capas</text:p>
          </table:table-cell>
          <table:table-cell office:value-type="string">
            <text:p>PHL</text:p>
          </table:table-cell>
          <table:table-cell office:value-type="string">
            <text:p>Central Luzon</text:p>
          </table:table-cell>
          <table:table-cell office:value-type="string">
            <text:p>{"Population": 95219}</text:p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>Sultan Kudarat</text:p>
          </table:table-cell>
          <table:table-cell office:value-type="string">
            <text:p>PHL</text:p>
          </table:table-cell>
          <table:table-cell office:value-type="string">
            <text:p>ARMM</text:p>
          </table:table-cell>
          <table:table-cell office:value-type="string">
            <text:p>{"Population": 94861}</text:p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>Laoag</text:p>
          </table:table-cell>
          <table:table-cell office:value-type="string">
            <text:p>PHL</text:p>
          </table:table-cell>
          <table:table-cell office:value-type="string">
            <text:p>Ilocos</text:p>
          </table:table-cell>
          <table:table-cell office:value-type="string">
            <text:p>{"Population": 94466}</text:p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>Bayugan</text:p>
          </table:table-cell>
          <table:table-cell office:value-type="string">
            <text:p>PHL</text:p>
          </table:table-cell>
          <table:table-cell office:value-type="string">
            <text:p>Caraga</text:p>
          </table:table-cell>
          <table:table-cell office:value-type="string">
            <text:p>{"Population": 93623}</text:p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>Malungon</text:p>
          </table:table-cell>
          <table:table-cell office:value-type="string">
            <text:p>PHL</text:p>
          </table:table-cell>
          <table:table-cell office:value-type="string">
            <text:p>Southern Mindanao</text:p>
          </table:table-cell>
          <table:table-cell office:value-type="string">
            <text:p>{"Population": 93232}</text:p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>Santa Cruz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92694}</text:p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>Sorsogon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92512}</text:p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>Candelaria</text:p>
          </table:table-cell>
          <table:table-cell office:value-type="string">
            <text:p>PHL</text:p>
          </table:table-cell>
          <table:table-cell office:value-type="string">
            <text:p>Southern Tagalog</text:p>
          </table:table-cell>
          <table:table-cell office:value-type="string">
            <text:p>{"Population": 92429}</text:p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>Ligao</text:p>
          </table:table-cell>
          <table:table-cell office:value-type="string">
            <text:p>PHL</text:p>
          </table:table-cell>
          <table:table-cell office:value-type="string">
            <text:p>Bicol</text:p>
          </table:table-cell>
          <table:table-cell office:value-type="string">
            <text:p>{"Population": 90603}</text:p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>Tórshavn</text:p>
          </table:table-cell>
          <table:table-cell office:value-type="string">
            <text:p>FRO</text:p>
          </table:table-cell>
          <table:table-cell office:value-type="string">
            <text:p>Streymoyar</text:p>
          </table:table-cell>
          <table:table-cell office:value-type="string">
            <text:p>{"Population": 14542}</text:p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>Libreville</text:p>
          </table:table-cell>
          <table:table-cell office:value-type="string">
            <text:p>GAB</text:p>
          </table:table-cell>
          <table:table-cell office:value-type="string">
            <text:p>Estuaire</text:p>
          </table:table-cell>
          <table:table-cell office:value-type="string">
            <text:p>{"Population": 419000}</text:p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>Serekunda</text:p>
          </table:table-cell>
          <table:table-cell office:value-type="string">
            <text:p>GMB</text:p>
          </table:table-cell>
          <table:table-cell office:value-type="string">
            <text:p>Kombo St Mary</text:p>
          </table:table-cell>
          <table:table-cell office:value-type="string">
            <text:p>{"Population": 102600}</text:p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>Banjul</text:p>
          </table:table-cell>
          <table:table-cell office:value-type="string">
            <text:p>GMB</text:p>
          </table:table-cell>
          <table:table-cell office:value-type="string">
            <text:p>Banjul</text:p>
          </table:table-cell>
          <table:table-cell office:value-type="string">
            <text:p>{"Population": 42326}</text:p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>Tbilisi</text:p>
          </table:table-cell>
          <table:table-cell office:value-type="string">
            <text:p>GEO</text:p>
          </table:table-cell>
          <table:table-cell office:value-type="string">
            <text:p>Tbilisi</text:p>
          </table:table-cell>
          <table:table-cell office:value-type="string">
            <text:p>{"Population": 1235200}</text:p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>Kutaisi</text:p>
          </table:table-cell>
          <table:table-cell office:value-type="string">
            <text:p>GEO</text:p>
          </table:table-cell>
          <table:table-cell office:value-type="string">
            <text:p>Imereti</text:p>
          </table:table-cell>
          <table:table-cell office:value-type="string">
            <text:p>{"Population": 240900}</text:p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>Rustavi</text:p>
          </table:table-cell>
          <table:table-cell office:value-type="string">
            <text:p>GEO</text:p>
          </table:table-cell>
          <table:table-cell office:value-type="string">
            <text:p>Kvemo Kartli</text:p>
          </table:table-cell>
          <table:table-cell office:value-type="string">
            <text:p>{"Population": 155400}</text:p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>Batumi</text:p>
          </table:table-cell>
          <table:table-cell office:value-type="string">
            <text:p>GEO</text:p>
          </table:table-cell>
          <table:table-cell office:value-type="string">
            <text:p>Adzaria [Atara]</text:p>
          </table:table-cell>
          <table:table-cell office:value-type="string">
            <text:p>{"Population": 137700}</text:p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>Sohumi</text:p>
          </table:table-cell>
          <table:table-cell office:value-type="string">
            <text:p>GEO</text:p>
          </table:table-cell>
          <table:table-cell office:value-type="string">
            <text:p>Abhasia [Aphazeti]</text:p>
          </table:table-cell>
          <table:table-cell office:value-type="string">
            <text:p>{"Population": 111700}</text:p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>Accra</text:p>
          </table:table-cell>
          <table:table-cell office:value-type="string">
            <text:p>GHA</text:p>
          </table:table-cell>
          <table:table-cell office:value-type="string">
            <text:p>Greater Accra</text:p>
          </table:table-cell>
          <table:table-cell office:value-type="string">
            <text:p>{"Population": 1070000}</text:p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>Kumasi</text:p>
          </table:table-cell>
          <table:table-cell office:value-type="string">
            <text:p>GHA</text:p>
          </table:table-cell>
          <table:table-cell office:value-type="string">
            <text:p>Ashanti</text:p>
          </table:table-cell>
          <table:table-cell office:value-type="string">
            <text:p>{"Population": 385192}</text:p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>Tamale</text:p>
          </table:table-cell>
          <table:table-cell office:value-type="string">
            <text:p>GHA</text:p>
          </table:table-cell>
          <table:table-cell office:value-type="string">
            <text:p>Northern</text:p>
          </table:table-cell>
          <table:table-cell office:value-type="string">
            <text:p>{"Population": 151069}</text:p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>Tema</text:p>
          </table:table-cell>
          <table:table-cell office:value-type="string">
            <text:p>GHA</text:p>
          </table:table-cell>
          <table:table-cell office:value-type="string">
            <text:p>Greater Accra</text:p>
          </table:table-cell>
          <table:table-cell office:value-type="string">
            <text:p>{"Population": 109975}</text:p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>Sekondi-Takoradi</text:p>
          </table:table-cell>
          <table:table-cell office:value-type="string">
            <text:p>GHA</text:p>
          </table:table-cell>
          <table:table-cell office:value-type="string">
            <text:p>Western</text:p>
          </table:table-cell>
          <table:table-cell office:value-type="string">
            <text:p>{"Population": 103653}</text:p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>Gibraltar</text:p>
          </table:table-cell>
          <table:table-cell office:value-type="string">
            <text:p>GIB</text:p>
          </table:table-cell>
          <table:table-cell office:value-type="string">
            <text:p></text:p>
          </table:table-cell>
          <table:table-cell office:value-type="string">
            <text:p>{"Population": 27025}</text:p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>Saint George´s</text:p>
          </table:table-cell>
          <table:table-cell office:value-type="string">
            <text:p>GRD</text:p>
          </table:table-cell>
          <table:table-cell office:value-type="string">
            <text:p>St George</text:p>
          </table:table-cell>
          <table:table-cell office:value-type="string">
            <text:p>{"Population": 4621}</text:p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>Nuuk</text:p>
          </table:table-cell>
          <table:table-cell office:value-type="string">
            <text:p>GRL</text:p>
          </table:table-cell>
          <table:table-cell office:value-type="string">
            <text:p>Kitaa</text:p>
          </table:table-cell>
          <table:table-cell office:value-type="string">
            <text:p>{"Population": 13445}</text:p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>Les Abymes</text:p>
          </table:table-cell>
          <table:table-cell office:value-type="string">
            <text:p>GLP</text:p>
          </table:table-cell>
          <table:table-cell office:value-type="string">
            <text:p>Grande-Terre</text:p>
          </table:table-cell>
          <table:table-cell office:value-type="string">
            <text:p>{"Population": 62947}</text:p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>Basse-Terre</text:p>
          </table:table-cell>
          <table:table-cell office:value-type="string">
            <text:p>GLP</text:p>
          </table:table-cell>
          <table:table-cell office:value-type="string">
            <text:p>Basse-Terre</text:p>
          </table:table-cell>
          <table:table-cell office:value-type="string">
            <text:p>{"Population": 12433}</text:p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>Tamuning</text:p>
          </table:table-cell>
          <table:table-cell office:value-type="string">
            <text:p>GUM</text:p>
          </table:table-cell>
          <table:table-cell office:value-type="string">
            <text:p></text:p>
          </table:table-cell>
          <table:table-cell office:value-type="string">
            <text:p>{"Population": 9500}</text:p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>Agaña</text:p>
          </table:table-cell>
          <table:table-cell office:value-type="string">
            <text:p>GUM</text:p>
          </table:table-cell>
          <table:table-cell office:value-type="string">
            <text:p></text:p>
          </table:table-cell>
          <table:table-cell office:value-type="string">
            <text:p>{"Population": 1139}</text:p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>Ciudad de Guatemala</text:p>
          </table:table-cell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{"Population": 823301}</text:p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>Mixco</text:p>
          </table:table-cell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{"Population": 209791}</text:p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>Villa Nueva</text:p>
          </table:table-cell>
          <table:table-cell office:value-type="string">
            <text:p>GTM</text:p>
          </table:table-cell>
          <table:table-cell office:value-type="string">
            <text:p>Guatemala</text:p>
          </table:table-cell>
          <table:table-cell office:value-type="string">
            <text:p>{"Population": 101295}</text:p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>Quetzaltenango</text:p>
          </table:table-cell>
          <table:table-cell office:value-type="string">
            <text:p>GTM</text:p>
          </table:table-cell>
          <table:table-cell office:value-type="string">
            <text:p>Quetzaltenango</text:p>
          </table:table-cell>
          <table:table-cell office:value-type="string">
            <text:p>{"Population": 90801}</text:p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>Conakry</text:p>
          </table:table-cell>
          <table:table-cell office:value-type="string">
            <text:p>GIN</text:p>
          </table:table-cell>
          <table:table-cell office:value-type="string">
            <text:p>Conakry</text:p>
          </table:table-cell>
          <table:table-cell office:value-type="string">
            <text:p>{"Population": 1090610}</text:p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>Bissau</text:p>
          </table:table-cell>
          <table:table-cell office:value-type="string">
            <text:p>GNB</text:p>
          </table:table-cell>
          <table:table-cell office:value-type="string">
            <text:p>Bissau</text:p>
          </table:table-cell>
          <table:table-cell office:value-type="string">
            <text:p>{"Population": 241000}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Georgetown</text:p>
          </table:table-cell>
          <table:table-cell office:value-type="string">
            <text:p>GUY</text:p>
          </table:table-cell>
          <table:table-cell office:value-type="string">
            <text:p>Georgetown</text:p>
          </table:table-cell>
          <table:table-cell office:value-type="string">
            <text:p>{"Population": 254000}</text:p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Port-au-Prince</text:p>
          </table:table-cell>
          <table:table-cell office:value-type="string">
            <text:p>HTI</text:p>
          </table:table-cell>
          <table:table-cell office:value-type="string">
            <text:p>Ouest</text:p>
          </table:table-cell>
          <table:table-cell office:value-type="string">
            <text:p>{"Population": 884472}</text:p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Carrefour</text:p>
          </table:table-cell>
          <table:table-cell office:value-type="string">
            <text:p>HTI</text:p>
          </table:table-cell>
          <table:table-cell office:value-type="string">
            <text:p>Ouest</text:p>
          </table:table-cell>
          <table:table-cell office:value-type="string">
            <text:p>{"Population": 290204}</text:p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Delmas</text:p>
          </table:table-cell>
          <table:table-cell office:value-type="string">
            <text:p>HTI</text:p>
          </table:table-cell>
          <table:table-cell office:value-type="string">
            <text:p>Ouest</text:p>
          </table:table-cell>
          <table:table-cell office:value-type="string">
            <text:p>{"Population": 240429}</text:p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Le-Cap-Haïtien</text:p>
          </table:table-cell>
          <table:table-cell office:value-type="string">
            <text:p>HTI</text:p>
          </table:table-cell>
          <table:table-cell office:value-type="string">
            <text:p>Nord</text:p>
          </table:table-cell>
          <table:table-cell office:value-type="string">
            <text:p>{"Population": 102233}</text:p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Tegucigalpa</text:p>
          </table:table-cell>
          <table:table-cell office:value-type="string">
            <text:p>HND</text:p>
          </table:table-cell>
          <table:table-cell office:value-type="string">
            <text:p>Distrito Central</text:p>
          </table:table-cell>
          <table:table-cell office:value-type="string">
            <text:p>{"Population": 813900}</text:p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San Pedro Sula</text:p>
          </table:table-cell>
          <table:table-cell office:value-type="string">
            <text:p>HND</text:p>
          </table:table-cell>
          <table:table-cell office:value-type="string">
            <text:p>Cortés</text:p>
          </table:table-cell>
          <table:table-cell office:value-type="string">
            <text:p>{"Population": 383900}</text:p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La Ceiba</text:p>
          </table:table-cell>
          <table:table-cell office:value-type="string">
            <text:p>HND</text:p>
          </table:table-cell>
          <table:table-cell office:value-type="string">
            <text:p>Atlántida</text:p>
          </table:table-cell>
          <table:table-cell office:value-type="string">
            <text:p>{"Population": 89200}</text:p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Kowloon and New Kowloon</text:p>
          </table:table-cell>
          <table:table-cell office:value-type="string">
            <text:p>HKG</text:p>
          </table:table-cell>
          <table:table-cell office:value-type="string">
            <text:p>Kowloon and New Kowl</text:p>
          </table:table-cell>
          <table:table-cell office:value-type="string">
            <text:p>{"Population": 1987996}</text:p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>Victoria</text:p>
          </table:table-cell>
          <table:table-cell office:value-type="string">
            <text:p>HKG</text:p>
          </table:table-cell>
          <table:table-cell office:value-type="string">
            <text:p>Hongkong</text:p>
          </table:table-cell>
          <table:table-cell office:value-type="string">
            <text:p>{"Population": 1312637}</text:p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>Longyearbyen</text:p>
          </table:table-cell>
          <table:table-cell office:value-type="string">
            <text:p>SJM</text:p>
          </table:table-cell>
          <table:table-cell office:value-type="string">
            <text:p>Länsimaa</text:p>
          </table:table-cell>
          <table:table-cell office:value-type="string">
            <text:p>{"Population": 1438}</text:p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>Jakarta</text:p>
          </table:table-cell>
          <table:table-cell office:value-type="string">
            <text:p>IDN</text:p>
          </table:table-cell>
          <table:table-cell office:value-type="string">
            <text:p>Jakarta Raya</text:p>
          </table:table-cell>
          <table:table-cell office:value-type="string">
            <text:p>{"Population": 9604900}</text:p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>Surabaya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2663820}</text:p>
          </table:table-cell>
        </table:table-row>
        <table:table-row>
          <table:table-cell office:value-type="float" office:value="941">
            <text:p>941</text:p>
          </table:table-cell>
          <table:table-cell office:value-type="string">
            <text:p>Bandung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429000}</text:p>
          </table:table-cell>
        </table:table-row>
        <table:table-row>
          <table:table-cell office:value-type="float" office:value="942">
            <text:p>942</text:p>
          </table:table-cell>
          <table:table-cell office:value-type="string">
            <text:p>Medan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1843919}</text:p>
          </table:table-cell>
        </table:table-row>
        <table:table-row>
          <table:table-cell office:value-type="float" office:value="943">
            <text:p>943</text:p>
          </table:table-cell>
          <table:table-cell office:value-type="string">
            <text:p>Palembang</text:p>
          </table:table-cell>
          <table:table-cell office:value-type="string">
            <text:p>IDN</text:p>
          </table:table-cell>
          <table:table-cell office:value-type="string">
            <text:p>Sumatera Selatan</text:p>
          </table:table-cell>
          <table:table-cell office:value-type="string">
            <text:p>{"Population": 1222764}</text:p>
          </table:table-cell>
        </table:table-row>
        <table:table-row>
          <table:table-cell office:value-type="float" office:value="944">
            <text:p>944</text:p>
          </table:table-cell>
          <table:table-cell office:value-type="string">
            <text:p>Tangerang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198300}</text:p>
          </table:table-cell>
        </table:table-row>
        <table:table-row>
          <table:table-cell office:value-type="float" office:value="945">
            <text:p>945</text:p>
          </table:table-cell>
          <table:table-cell office:value-type="string">
            <text:p>Semarang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1104405}</text:p>
          </table:table-cell>
        </table:table-row>
        <table:table-row>
          <table:table-cell office:value-type="float" office:value="946">
            <text:p>946</text:p>
          </table:table-cell>
          <table:table-cell office:value-type="string">
            <text:p>Ujung Pandang</text:p>
          </table:table-cell>
          <table:table-cell office:value-type="string">
            <text:p>IDN</text:p>
          </table:table-cell>
          <table:table-cell office:value-type="string">
            <text:p>Sulawesi Selatan</text:p>
          </table:table-cell>
          <table:table-cell office:value-type="string">
            <text:p>{"Population": 1060257}</text:p>
          </table:table-cell>
        </table:table-row>
        <table:table-row>
          <table:table-cell office:value-type="float" office:value="947">
            <text:p>947</text:p>
          </table:table-cell>
          <table:table-cell office:value-type="string">
            <text:p>Malang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716862}</text:p>
          </table:table-cell>
        </table:table-row>
        <table:table-row>
          <table:table-cell office:value-type="float" office:value="948">
            <text:p>948</text:p>
          </table:table-cell>
          <table:table-cell office:value-type="string">
            <text:p>Bandar Lampung</text:p>
          </table:table-cell>
          <table:table-cell office:value-type="string">
            <text:p>IDN</text:p>
          </table:table-cell>
          <table:table-cell office:value-type="string">
            <text:p>Lampung</text:p>
          </table:table-cell>
          <table:table-cell office:value-type="string">
            <text:p>{"Population": 680332}</text:p>
          </table:table-cell>
        </table:table-row>
        <table:table-row>
          <table:table-cell office:value-type="float" office:value="949">
            <text:p>949</text:p>
          </table:table-cell>
          <table:table-cell office:value-type="string">
            <text:p>Bekasi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644300}</text:p>
          </table:table-cell>
        </table:table-row>
        <table:table-row>
          <table:table-cell office:value-type="float" office:value="950">
            <text:p>950</text:p>
          </table:table-cell>
          <table:table-cell office:value-type="string">
            <text:p>Padang</text:p>
          </table:table-cell>
          <table:table-cell office:value-type="string">
            <text:p>IDN</text:p>
          </table:table-cell>
          <table:table-cell office:value-type="string">
            <text:p>Sumatera Barat</text:p>
          </table:table-cell>
          <table:table-cell office:value-type="string">
            <text:p>{"Population": 534474}</text:p>
          </table:table-cell>
        </table:table-row>
        <table:table-row>
          <table:table-cell office:value-type="float" office:value="951">
            <text:p>951</text:p>
          </table:table-cell>
          <table:table-cell office:value-type="string">
            <text:p>Surakarta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518600}</text:p>
          </table:table-cell>
        </table:table-row>
        <table:table-row>
          <table:table-cell office:value-type="float" office:value="952">
            <text:p>952</text:p>
          </table:table-cell>
          <table:table-cell office:value-type="string">
            <text:p>Banjarmasin</text:p>
          </table:table-cell>
          <table:table-cell office:value-type="string">
            <text:p>IDN</text:p>
          </table:table-cell>
          <table:table-cell office:value-type="string">
            <text:p>Kalimantan Selatan</text:p>
          </table:table-cell>
          <table:table-cell office:value-type="string">
            <text:p>{"Population": 482931}</text:p>
          </table:table-cell>
        </table:table-row>
        <table:table-row>
          <table:table-cell office:value-type="float" office:value="953">
            <text:p>953</text:p>
          </table:table-cell>
          <table:table-cell office:value-type="string">
            <text:p>Pekan Baru</text:p>
          </table:table-cell>
          <table:table-cell office:value-type="string">
            <text:p>IDN</text:p>
          </table:table-cell>
          <table:table-cell office:value-type="string">
            <text:p>Riau</text:p>
          </table:table-cell>
          <table:table-cell office:value-type="string">
            <text:p>{"Population": 438638}</text:p>
          </table:table-cell>
        </table:table-row>
        <table:table-row>
          <table:table-cell office:value-type="float" office:value="954">
            <text:p>954</text:p>
          </table:table-cell>
          <table:table-cell office:value-type="string">
            <text:p>Denpasar</text:p>
          </table:table-cell>
          <table:table-cell office:value-type="string">
            <text:p>IDN</text:p>
          </table:table-cell>
          <table:table-cell office:value-type="string">
            <text:p>Bali</text:p>
          </table:table-cell>
          <table:table-cell office:value-type="string">
            <text:p>{"Population": 435000}</text:p>
          </table:table-cell>
        </table:table-row>
        <table:table-row>
          <table:table-cell office:value-type="float" office:value="955">
            <text:p>955</text:p>
          </table:table-cell>
          <table:table-cell office:value-type="string">
            <text:p>Yogyakarta</text:p>
          </table:table-cell>
          <table:table-cell office:value-type="string">
            <text:p>IDN</text:p>
          </table:table-cell>
          <table:table-cell office:value-type="string">
            <text:p>Yogyakarta</text:p>
          </table:table-cell>
          <table:table-cell office:value-type="string">
            <text:p>{"Population": 418944}</text:p>
          </table:table-cell>
        </table:table-row>
        <table:table-row>
          <table:table-cell office:value-type="float" office:value="956">
            <text:p>956</text:p>
          </table:table-cell>
          <table:table-cell office:value-type="string">
            <text:p>Pontianak</text:p>
          </table:table-cell>
          <table:table-cell office:value-type="string">
            <text:p>IDN</text:p>
          </table:table-cell>
          <table:table-cell office:value-type="string">
            <text:p>Kalimantan Barat</text:p>
          </table:table-cell>
          <table:table-cell office:value-type="string">
            <text:p>{"Population": 409632}</text:p>
          </table:table-cell>
        </table:table-row>
        <table:table-row>
          <table:table-cell office:value-type="float" office:value="957">
            <text:p>957</text:p>
          </table:table-cell>
          <table:table-cell office:value-type="string">
            <text:p>Samarinda</text:p>
          </table:table-cell>
          <table:table-cell office:value-type="string">
            <text:p>IDN</text:p>
          </table:table-cell>
          <table:table-cell office:value-type="string">
            <text:p>Kalimantan Timur</text:p>
          </table:table-cell>
          <table:table-cell office:value-type="string">
            <text:p>{"Population": 399175}</text:p>
          </table:table-cell>
        </table:table-row>
        <table:table-row>
          <table:table-cell office:value-type="float" office:value="958">
            <text:p>958</text:p>
          </table:table-cell>
          <table:table-cell office:value-type="string">
            <text:p>Jambi</text:p>
          </table:table-cell>
          <table:table-cell office:value-type="string">
            <text:p>IDN</text:p>
          </table:table-cell>
          <table:table-cell office:value-type="string">
            <text:p>Jambi</text:p>
          </table:table-cell>
          <table:table-cell office:value-type="string">
            <text:p>{"Population": 385201}</text:p>
          </table:table-cell>
        </table:table-row>
        <table:table-row>
          <table:table-cell office:value-type="float" office:value="959">
            <text:p>959</text:p>
          </table:table-cell>
          <table:table-cell office:value-type="string">
            <text:p>Depok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365200}</text:p>
          </table:table-cell>
        </table:table-row>
        <table:table-row>
          <table:table-cell office:value-type="float" office:value="960">
            <text:p>960</text:p>
          </table:table-cell>
          <table:table-cell office:value-type="string">
            <text:p>Cimahi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344600}</text:p>
          </table:table-cell>
        </table:table-row>
        <table:table-row>
          <table:table-cell office:value-type="float" office:value="961">
            <text:p>961</text:p>
          </table:table-cell>
          <table:table-cell office:value-type="string">
            <text:p>Balikpapan</text:p>
          </table:table-cell>
          <table:table-cell office:value-type="string">
            <text:p>IDN</text:p>
          </table:table-cell>
          <table:table-cell office:value-type="string">
            <text:p>Kalimantan Timur</text:p>
          </table:table-cell>
          <table:table-cell office:value-type="string">
            <text:p>{"Population": 338752}</text:p>
          </table:table-cell>
        </table:table-row>
        <table:table-row>
          <table:table-cell office:value-type="float" office:value="962">
            <text:p>962</text:p>
          </table:table-cell>
          <table:table-cell office:value-type="string">
            <text:p>Manado</text:p>
          </table:table-cell>
          <table:table-cell office:value-type="string">
            <text:p>IDN</text:p>
          </table:table-cell>
          <table:table-cell office:value-type="string">
            <text:p>Sulawesi Utara</text:p>
          </table:table-cell>
          <table:table-cell office:value-type="string">
            <text:p>{"Population": 332288}</text:p>
          </table:table-cell>
        </table:table-row>
        <table:table-row>
          <table:table-cell office:value-type="float" office:value="963">
            <text:p>963</text:p>
          </table:table-cell>
          <table:table-cell office:value-type="string">
            <text:p>Mataram</text:p>
          </table:table-cell>
          <table:table-cell office:value-type="string">
            <text:p>IDN</text:p>
          </table:table-cell>
          <table:table-cell office:value-type="string">
            <text:p>Nusa Tenggara Barat</text:p>
          </table:table-cell>
          <table:table-cell office:value-type="string">
            <text:p>{"Population": 306600}</text:p>
          </table:table-cell>
        </table:table-row>
        <table:table-row>
          <table:table-cell office:value-type="float" office:value="964">
            <text:p>964</text:p>
          </table:table-cell>
          <table:table-cell office:value-type="string">
            <text:p>Pekalongan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301504}</text:p>
          </table:table-cell>
        </table:table-row>
        <table:table-row>
          <table:table-cell office:value-type="float" office:value="965">
            <text:p>965</text:p>
          </table:table-cell>
          <table:table-cell office:value-type="string">
            <text:p>Tegal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289744}</text:p>
          </table:table-cell>
        </table:table-row>
        <table:table-row>
          <table:table-cell office:value-type="float" office:value="966">
            <text:p>966</text:p>
          </table:table-cell>
          <table:table-cell office:value-type="string">
            <text:p>Bogor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85114}</text:p>
          </table:table-cell>
        </table:table-row>
        <table:table-row>
          <table:table-cell office:value-type="float" office:value="967">
            <text:p>967</text:p>
          </table:table-cell>
          <table:table-cell office:value-type="string">
            <text:p>Ciputat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70800}</text:p>
          </table:table-cell>
        </table:table-row>
        <table:table-row>
          <table:table-cell office:value-type="float" office:value="968">
            <text:p>968</text:p>
          </table:table-cell>
          <table:table-cell office:value-type="string">
            <text:p>Pondokgede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63200}</text:p>
          </table:table-cell>
        </table:table-row>
        <table:table-row>
          <table:table-cell office:value-type="float" office:value="969">
            <text:p>969</text:p>
          </table:table-cell>
          <table:table-cell office:value-type="string">
            <text:p>Cirebon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54406}</text:p>
          </table:table-cell>
        </table:table-row>
        <table:table-row>
          <table:table-cell office:value-type="float" office:value="970">
            <text:p>970</text:p>
          </table:table-cell>
          <table:table-cell office:value-type="string">
            <text:p>Kediri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253760}</text:p>
          </table:table-cell>
        </table:table-row>
        <table:table-row>
          <table:table-cell office:value-type="float" office:value="971">
            <text:p>971</text:p>
          </table:table-cell>
          <table:table-cell office:value-type="string">
            <text:p>Ambon</text:p>
          </table:table-cell>
          <table:table-cell office:value-type="string">
            <text:p>IDN</text:p>
          </table:table-cell>
          <table:table-cell office:value-type="string">
            <text:p>Molukit</text:p>
          </table:table-cell>
          <table:table-cell office:value-type="string">
            <text:p>{"Population": 249312}</text:p>
          </table:table-cell>
        </table:table-row>
        <table:table-row>
          <table:table-cell office:value-type="float" office:value="972">
            <text:p>972</text:p>
          </table:table-cell>
          <table:table-cell office:value-type="string">
            <text:p>Jember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218500}</text:p>
          </table:table-cell>
        </table:table-row>
        <table:table-row>
          <table:table-cell office:value-type="float" office:value="973">
            <text:p>973</text:p>
          </table:table-cell>
          <table:table-cell office:value-type="string">
            <text:p>Cilacap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206900}</text:p>
          </table:table-cell>
        </table:table-row>
        <table:table-row>
          <table:table-cell office:value-type="float" office:value="974">
            <text:p>974</text:p>
          </table:table-cell>
          <table:table-cell office:value-type="string">
            <text:p>Cimanggis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205100}</text:p>
          </table:table-cell>
        </table:table-row>
        <table:table-row>
          <table:table-cell office:value-type="float" office:value="975">
            <text:p>975</text:p>
          </table:table-cell>
          <table:table-cell office:value-type="string">
            <text:p>Pematang Siantar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203056}</text:p>
          </table:table-cell>
        </table:table-row>
        <table:table-row>
          <table:table-cell office:value-type="float" office:value="976">
            <text:p>976</text:p>
          </table:table-cell>
          <table:table-cell office:value-type="string">
            <text:p>Purwokerto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202500}</text:p>
          </table:table-cell>
        </table:table-row>
        <table:table-row>
          <table:table-cell office:value-type="float" office:value="977">
            <text:p>977</text:p>
          </table:table-cell>
          <table:table-cell office:value-type="string">
            <text:p>Ciomas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87400}</text:p>
          </table:table-cell>
        </table:table-row>
        <table:table-row>
          <table:table-cell office:value-type="float" office:value="978">
            <text:p>978</text:p>
          </table:table-cell>
          <table:table-cell office:value-type="string">
            <text:p>Tasikmalaya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79800}</text:p>
          </table:table-cell>
        </table:table-row>
        <table:table-row>
          <table:table-cell office:value-type="float" office:value="979">
            <text:p>979</text:p>
          </table:table-cell>
          <table:table-cell office:value-type="string">
            <text:p>Madiun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71532}</text:p>
          </table:table-cell>
        </table:table-row>
        <table:table-row>
          <table:table-cell office:value-type="float" office:value="980">
            <text:p>980</text:p>
          </table:table-cell>
          <table:table-cell office:value-type="string">
            <text:p>Bengkulu</text:p>
          </table:table-cell>
          <table:table-cell office:value-type="string">
            <text:p>IDN</text:p>
          </table:table-cell>
          <table:table-cell office:value-type="string">
            <text:p>Bengkulu</text:p>
          </table:table-cell>
          <table:table-cell office:value-type="string">
            <text:p>{"Population": 146439}</text:p>
          </table:table-cell>
        </table:table-row>
        <table:table-row>
          <table:table-cell office:value-type="float" office:value="981">
            <text:p>981</text:p>
          </table:table-cell>
          <table:table-cell office:value-type="string">
            <text:p>Karawang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45000}</text:p>
          </table:table-cell>
        </table:table-row>
        <table:table-row>
          <table:table-cell office:value-type="float" office:value="982">
            <text:p>982</text:p>
          </table:table-cell>
          <table:table-cell office:value-type="string">
            <text:p>Banda Aceh</text:p>
          </table:table-cell>
          <table:table-cell office:value-type="string">
            <text:p>IDN</text:p>
          </table:table-cell>
          <table:table-cell office:value-type="string">
            <text:p>Aceh</text:p>
          </table:table-cell>
          <table:table-cell office:value-type="string">
            <text:p>{"Population": 143409}</text:p>
          </table:table-cell>
        </table:table-row>
        <table:table-row>
          <table:table-cell office:value-type="float" office:value="983">
            <text:p>983</text:p>
          </table:table-cell>
          <table:table-cell office:value-type="string">
            <text:p>Palu</text:p>
          </table:table-cell>
          <table:table-cell office:value-type="string">
            <text:p>IDN</text:p>
          </table:table-cell>
          <table:table-cell office:value-type="string">
            <text:p>Sulawesi Tengah</text:p>
          </table:table-cell>
          <table:table-cell office:value-type="string">
            <text:p>{"Population": 142800}</text:p>
          </table:table-cell>
        </table:table-row>
        <table:table-row>
          <table:table-cell office:value-type="float" office:value="984">
            <text:p>984</text:p>
          </table:table-cell>
          <table:table-cell office:value-type="string">
            <text:p>Pasuruan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34019}</text:p>
          </table:table-cell>
        </table:table-row>
        <table:table-row>
          <table:table-cell office:value-type="float" office:value="985">
            <text:p>985</text:p>
          </table:table-cell>
          <table:table-cell office:value-type="string">
            <text:p>Kupang</text:p>
          </table:table-cell>
          <table:table-cell office:value-type="string">
            <text:p>IDN</text:p>
          </table:table-cell>
          <table:table-cell office:value-type="string">
            <text:p>Nusa Tenggara Timur</text:p>
          </table:table-cell>
          <table:table-cell office:value-type="string">
            <text:p>{"Population": 129300}</text:p>
          </table:table-cell>
        </table:table-row>
        <table:table-row>
          <table:table-cell office:value-type="float" office:value="986">
            <text:p>986</text:p>
          </table:table-cell>
          <table:table-cell office:value-type="string">
            <text:p>Tebing Tinggi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129300}</text:p>
          </table:table-cell>
        </table:table-row>
        <table:table-row>
          <table:table-cell office:value-type="float" office:value="987">
            <text:p>987</text:p>
          </table:table-cell>
          <table:table-cell office:value-type="string">
            <text:p>Percut Sei Tuan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129000}</text:p>
          </table:table-cell>
        </table:table-row>
        <table:table-row>
          <table:table-cell office:value-type="float" office:value="988">
            <text:p>988</text:p>
          </table:table-cell>
          <table:table-cell office:value-type="string">
            <text:p>Binjai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127222}</text:p>
          </table:table-cell>
        </table:table-row>
        <table:table-row>
          <table:table-cell office:value-type="float" office:value="989">
            <text:p>989</text:p>
          </table:table-cell>
          <table:table-cell office:value-type="string">
            <text:p>Sukabumi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25766}</text:p>
          </table:table-cell>
        </table:table-row>
        <table:table-row>
          <table:table-cell office:value-type="float" office:value="990">
            <text:p>990</text:p>
          </table:table-cell>
          <table:table-cell office:value-type="string">
            <text:p>Waru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24300}</text:p>
          </table:table-cell>
        </table:table-row>
        <table:table-row>
          <table:table-cell office:value-type="float" office:value="991">
            <text:p>991</text:p>
          </table:table-cell>
          <table:table-cell office:value-type="string">
            <text:p>Pangkal Pinang</text:p>
          </table:table-cell>
          <table:table-cell office:value-type="string">
            <text:p>IDN</text:p>
          </table:table-cell>
          <table:table-cell office:value-type="string">
            <text:p>Sumatera Selatan</text:p>
          </table:table-cell>
          <table:table-cell office:value-type="string">
            <text:p>{"Population": 124000}</text:p>
          </table:table-cell>
        </table:table-row>
        <table:table-row>
          <table:table-cell office:value-type="float" office:value="992">
            <text:p>992</text:p>
          </table:table-cell>
          <table:table-cell office:value-type="string">
            <text:p>Magelang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123800}</text:p>
          </table:table-cell>
        </table:table-row>
        <table:table-row>
          <table:table-cell office:value-type="float" office:value="993">
            <text:p>993</text:p>
          </table:table-cell>
          <table:table-cell office:value-type="string">
            <text:p>Blitar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22600}</text:p>
          </table:table-cell>
        </table:table-row>
        <table:table-row>
          <table:table-cell office:value-type="float" office:value="994">
            <text:p>994</text:p>
          </table:table-cell>
          <table:table-cell office:value-type="string">
            <text:p>Serang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22400}</text:p>
          </table:table-cell>
        </table:table-row>
        <table:table-row>
          <table:table-cell office:value-type="float" office:value="995">
            <text:p>995</text:p>
          </table:table-cell>
          <table:table-cell office:value-type="string">
            <text:p>Probolinggo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20770}</text:p>
          </table:table-cell>
        </table:table-row>
        <table:table-row>
          <table:table-cell office:value-type="float" office:value="996">
            <text:p>996</text:p>
          </table:table-cell>
          <table:table-cell office:value-type="string">
            <text:p>Cilegon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17000}</text:p>
          </table:table-cell>
        </table:table-row>
        <table:table-row>
          <table:table-cell office:value-type="float" office:value="997">
            <text:p>997</text:p>
          </table:table-cell>
          <table:table-cell office:value-type="string">
            <text:p>Cianjur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14300}</text:p>
          </table:table-cell>
        </table:table-row>
        <table:table-row>
          <table:table-cell office:value-type="float" office:value="998">
            <text:p>998</text:p>
          </table:table-cell>
          <table:table-cell office:value-type="string">
            <text:p>Ciparay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11500}</text:p>
          </table:table-cell>
        </table:table-row>
        <table:table-row>
          <table:table-cell office:value-type="float" office:value="999">
            <text:p>999</text:p>
          </table:table-cell>
          <table:table-cell office:value-type="string">
            <text:p>Lhokseumawe</text:p>
          </table:table-cell>
          <table:table-cell office:value-type="string">
            <text:p>IDN</text:p>
          </table:table-cell>
          <table:table-cell office:value-type="string">
            <text:p>Aceh</text:p>
          </table:table-cell>
          <table:table-cell office:value-type="string">
            <text:p>{"Population": 109600}</text:p>
          </table:table-cell>
        </table:table-row>
        <table:table-row>
          <table:table-cell office:value-type="float" office:value="1000">
            <text:p>1 000</text:p>
          </table:table-cell>
          <table:table-cell office:value-type="string">
            <text:p>Taman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107000}</text:p>
          </table:table-cell>
        </table:table-row>
        <table:table-row>
          <table:table-cell office:value-type="float" office:value="1001">
            <text:p>1 001</text:p>
          </table:table-cell>
          <table:table-cell office:value-type="string">
            <text:p>Depok</text:p>
          </table:table-cell>
          <table:table-cell office:value-type="string">
            <text:p>IDN</text:p>
          </table:table-cell>
          <table:table-cell office:value-type="string">
            <text:p>Yogyakarta</text:p>
          </table:table-cell>
          <table:table-cell office:value-type="string">
            <text:p>{"Population": 106800}</text:p>
          </table:table-cell>
        </table:table-row>
        <table:table-row>
          <table:table-cell office:value-type="float" office:value="1002">
            <text:p>1 002</text:p>
          </table:table-cell>
          <table:table-cell office:value-type="string">
            <text:p>Citeureup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05100}</text:p>
          </table:table-cell>
        </table:table-row>
        <table:table-row>
          <table:table-cell office:value-type="float" office:value="1003">
            <text:p>1 003</text:p>
          </table:table-cell>
          <table:table-cell office:value-type="string">
            <text:p>Pemalang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103500}</text:p>
          </table:table-cell>
        </table:table-row>
        <table:table-row>
          <table:table-cell office:value-type="float" office:value="1004">
            <text:p>1 004</text:p>
          </table:table-cell>
          <table:table-cell office:value-type="string">
            <text:p>Klaten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103300}</text:p>
          </table:table-cell>
        </table:table-row>
        <table:table-row>
          <table:table-cell office:value-type="float" office:value="1005">
            <text:p>1 005</text:p>
          </table:table-cell>
          <table:table-cell office:value-type="string">
            <text:p>Salatiga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103000}</text:p>
          </table:table-cell>
        </table:table-row>
        <table:table-row>
          <table:table-cell office:value-type="float" office:value="1006">
            <text:p>1 006</text:p>
          </table:table-cell>
          <table:table-cell office:value-type="string">
            <text:p>Cibinong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101300}</text:p>
          </table:table-cell>
        </table:table-row>
        <table:table-row>
          <table:table-cell office:value-type="float" office:value="1007">
            <text:p>1 007</text:p>
          </table:table-cell>
          <table:table-cell office:value-type="string">
            <text:p>Palangka Raya</text:p>
          </table:table-cell>
          <table:table-cell office:value-type="string">
            <text:p>IDN</text:p>
          </table:table-cell>
          <table:table-cell office:value-type="string">
            <text:p>Kalimantan Tengah</text:p>
          </table:table-cell>
          <table:table-cell office:value-type="string">
            <text:p>{"Population": 99693}</text:p>
          </table:table-cell>
        </table:table-row>
        <table:table-row>
          <table:table-cell office:value-type="float" office:value="1008">
            <text:p>1 008</text:p>
          </table:table-cell>
          <table:table-cell office:value-type="string">
            <text:p>Mojokerto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96626}</text:p>
          </table:table-cell>
        </table:table-row>
        <table:table-row>
          <table:table-cell office:value-type="float" office:value="1009">
            <text:p>1 009</text:p>
          </table:table-cell>
          <table:table-cell office:value-type="string">
            <text:p>Purwakarta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95900}</text:p>
          </table:table-cell>
        </table:table-row>
        <table:table-row>
          <table:table-cell office:value-type="float" office:value="1010">
            <text:p>1 010</text:p>
          </table:table-cell>
          <table:table-cell office:value-type="string">
            <text:p>Garut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95800}</text:p>
          </table:table-cell>
        </table:table-row>
        <table:table-row>
          <table:table-cell office:value-type="float" office:value="1011">
            <text:p>1 011</text:p>
          </table:table-cell>
          <table:table-cell office:value-type="string">
            <text:p>Kudus</text:p>
          </table:table-cell>
          <table:table-cell office:value-type="string">
            <text:p>IDN</text:p>
          </table:table-cell>
          <table:table-cell office:value-type="string">
            <text:p>Central Java</text:p>
          </table:table-cell>
          <table:table-cell office:value-type="string">
            <text:p>{"Population": 95300}</text:p>
          </table:table-cell>
        </table:table-row>
        <table:table-row>
          <table:table-cell office:value-type="float" office:value="1012">
            <text:p>1 012</text:p>
          </table:table-cell>
          <table:table-cell office:value-type="string">
            <text:p>Kendari</text:p>
          </table:table-cell>
          <table:table-cell office:value-type="string">
            <text:p>IDN</text:p>
          </table:table-cell>
          <table:table-cell office:value-type="string">
            <text:p>Sulawesi Tenggara</text:p>
          </table:table-cell>
          <table:table-cell office:value-type="string">
            <text:p>{"Population": 94800}</text:p>
          </table:table-cell>
        </table:table-row>
        <table:table-row>
          <table:table-cell office:value-type="float" office:value="1013">
            <text:p>1 013</text:p>
          </table:table-cell>
          <table:table-cell office:value-type="string">
            <text:p>Jaya Pura</text:p>
          </table:table-cell>
          <table:table-cell office:value-type="string">
            <text:p>IDN</text:p>
          </table:table-cell>
          <table:table-cell office:value-type="string">
            <text:p>West Irian</text:p>
          </table:table-cell>
          <table:table-cell office:value-type="string">
            <text:p>{"Population": 94700}</text:p>
          </table:table-cell>
        </table:table-row>
        <table:table-row>
          <table:table-cell office:value-type="float" office:value="1014">
            <text:p>1 014</text:p>
          </table:table-cell>
          <table:table-cell office:value-type="string">
            <text:p>Gorontalo</text:p>
          </table:table-cell>
          <table:table-cell office:value-type="string">
            <text:p>IDN</text:p>
          </table:table-cell>
          <table:table-cell office:value-type="string">
            <text:p>Sulawesi Utara</text:p>
          </table:table-cell>
          <table:table-cell office:value-type="string">
            <text:p>{"Population": 94058}</text:p>
          </table:table-cell>
        </table:table-row>
        <table:table-row>
          <table:table-cell office:value-type="float" office:value="1015">
            <text:p>1 015</text:p>
          </table:table-cell>
          <table:table-cell office:value-type="string">
            <text:p>Majalaya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93200}</text:p>
          </table:table-cell>
        </table:table-row>
        <table:table-row>
          <table:table-cell office:value-type="float" office:value="1016">
            <text:p>1 016</text:p>
          </table:table-cell>
          <table:table-cell office:value-type="string">
            <text:p>Pondok Aren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92700}</text:p>
          </table:table-cell>
        </table:table-row>
        <table:table-row>
          <table:table-cell office:value-type="float" office:value="1017">
            <text:p>1 017</text:p>
          </table:table-cell>
          <table:table-cell office:value-type="string">
            <text:p>Jombang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92600}</text:p>
          </table:table-cell>
        </table:table-row>
        <table:table-row>
          <table:table-cell office:value-type="float" office:value="1018">
            <text:p>1 018</text:p>
          </table:table-cell>
          <table:table-cell office:value-type="string">
            <text:p>Sunggal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92300}</text:p>
          </table:table-cell>
        </table:table-row>
        <table:table-row>
          <table:table-cell office:value-type="float" office:value="1019">
            <text:p>1 019</text:p>
          </table:table-cell>
          <table:table-cell office:value-type="string">
            <text:p>Batam</text:p>
          </table:table-cell>
          <table:table-cell office:value-type="string">
            <text:p>IDN</text:p>
          </table:table-cell>
          <table:table-cell office:value-type="string">
            <text:p>Riau</text:p>
          </table:table-cell>
          <table:table-cell office:value-type="string">
            <text:p>{"Population": 91871}</text:p>
          </table:table-cell>
        </table:table-row>
        <table:table-row>
          <table:table-cell office:value-type="float" office:value="1020">
            <text:p>1 020</text:p>
          </table:table-cell>
          <table:table-cell office:value-type="string">
            <text:p>Padang Sidempuan</text:p>
          </table:table-cell>
          <table:table-cell office:value-type="string">
            <text:p>IDN</text:p>
          </table:table-cell>
          <table:table-cell office:value-type="string">
            <text:p>Sumatera Utara</text:p>
          </table:table-cell>
          <table:table-cell office:value-type="string">
            <text:p>{"Population": 91200}</text:p>
          </table:table-cell>
        </table:table-row>
        <table:table-row>
          <table:table-cell office:value-type="float" office:value="1021">
            <text:p>1 021</text:p>
          </table:table-cell>
          <table:table-cell office:value-type="string">
            <text:p>Sawangan</text:p>
          </table:table-cell>
          <table:table-cell office:value-type="string">
            <text:p>IDN</text:p>
          </table:table-cell>
          <table:table-cell office:value-type="string">
            <text:p>West Java</text:p>
          </table:table-cell>
          <table:table-cell office:value-type="string">
            <text:p>{"Population": 91100}</text:p>
          </table:table-cell>
        </table:table-row>
        <table:table-row>
          <table:table-cell office:value-type="float" office:value="1022">
            <text:p>1 022</text:p>
          </table:table-cell>
          <table:table-cell office:value-type="string">
            <text:p>Banyuwangi</text:p>
          </table:table-cell>
          <table:table-cell office:value-type="string">
            <text:p>IDN</text:p>
          </table:table-cell>
          <table:table-cell office:value-type="string">
            <text:p>East Java</text:p>
          </table:table-cell>
          <table:table-cell office:value-type="string">
            <text:p>{"Population": 89900}</text:p>
          </table:table-cell>
        </table:table-row>
        <table:table-row>
          <table:table-cell office:value-type="float" office:value="1023">
            <text:p>1 023</text:p>
          </table:table-cell>
          <table:table-cell office:value-type="string">
            <text:p>Tanjung Pinang</text:p>
          </table:table-cell>
          <table:table-cell office:value-type="string">
            <text:p>IDN</text:p>
          </table:table-cell>
          <table:table-cell office:value-type="string">
            <text:p>Riau</text:p>
          </table:table-cell>
          <table:table-cell office:value-type="string">
            <text:p>{"Population": 89900}</text:p>
          </table:table-cell>
        </table:table-row>
        <table:table-row>
          <table:table-cell office:value-type="float" office:value="1024">
            <text:p>1 024</text:p>
          </table:table-cell>
          <table:table-cell office:value-type="string">
            <text:p>Mumbai (Bombay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0500000}</text:p>
          </table:table-cell>
        </table:table-row>
        <table:table-row>
          <table:table-cell office:value-type="float" office:value="1025">
            <text:p>1 025</text:p>
          </table:table-cell>
          <table:table-cell office:value-type="string">
            <text:p>Delhi</text:p>
          </table:table-cell>
          <table:table-cell office:value-type="string">
            <text:p>IND</text:p>
          </table:table-cell>
          <table:table-cell office:value-type="string">
            <text:p>Delhi</text:p>
          </table:table-cell>
          <table:table-cell office:value-type="string">
            <text:p>{"Population": 7206704}</text:p>
          </table:table-cell>
        </table:table-row>
        <table:table-row>
          <table:table-cell office:value-type="float" office:value="1026">
            <text:p>1 026</text:p>
          </table:table-cell>
          <table:table-cell office:value-type="string">
            <text:p>Calcutta [Kolkata]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4399819}</text:p>
          </table:table-cell>
        </table:table-row>
        <table:table-row>
          <table:table-cell office:value-type="float" office:value="1027">
            <text:p>1 027</text:p>
          </table:table-cell>
          <table:table-cell office:value-type="string">
            <text:p>Chennai (Madras)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3841396}</text:p>
          </table:table-cell>
        </table:table-row>
        <table:table-row>
          <table:table-cell office:value-type="float" office:value="1028">
            <text:p>1 028</text:p>
          </table:table-cell>
          <table:table-cell office:value-type="string">
            <text:p>Hyderabad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964638}</text:p>
          </table:table-cell>
        </table:table-row>
        <table:table-row>
          <table:table-cell office:value-type="float" office:value="1029">
            <text:p>1 029</text:p>
          </table:table-cell>
          <table:table-cell office:value-type="string">
            <text:p>Ahmedabad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2876710}</text:p>
          </table:table-cell>
        </table:table-row>
        <table:table-row>
          <table:table-cell office:value-type="float" office:value="1030">
            <text:p>1 030</text:p>
          </table:table-cell>
          <table:table-cell office:value-type="string">
            <text:p>Bangalore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2660088}</text:p>
          </table:table-cell>
        </table:table-row>
        <table:table-row>
          <table:table-cell office:value-type="float" office:value="1031">
            <text:p>1 031</text:p>
          </table:table-cell>
          <table:table-cell office:value-type="string">
            <text:p>Kan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874409}</text:p>
          </table:table-cell>
        </table:table-row>
        <table:table-row>
          <table:table-cell office:value-type="float" office:value="1032">
            <text:p>1 032</text:p>
          </table:table-cell>
          <table:table-cell office:value-type="string">
            <text:p>Nagpu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624752}</text:p>
          </table:table-cell>
        </table:table-row>
        <table:table-row>
          <table:table-cell office:value-type="float" office:value="1033">
            <text:p>1 033</text:p>
          </table:table-cell>
          <table:table-cell office:value-type="string">
            <text:p>Lucknow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619115}</text:p>
          </table:table-cell>
        </table:table-row>
        <table:table-row>
          <table:table-cell office:value-type="float" office:value="1034">
            <text:p>1 034</text:p>
          </table:table-cell>
          <table:table-cell office:value-type="string">
            <text:p>Pune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566651}</text:p>
          </table:table-cell>
        </table:table-row>
        <table:table-row>
          <table:table-cell office:value-type="float" office:value="1035">
            <text:p>1 035</text:p>
          </table:table-cell>
          <table:table-cell office:value-type="string">
            <text:p>Surat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498817}</text:p>
          </table:table-cell>
        </table:table-row>
        <table:table-row>
          <table:table-cell office:value-type="float" office:value="1036">
            <text:p>1 036</text:p>
          </table:table-cell>
          <table:table-cell office:value-type="string">
            <text:p>Jaipu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458483}</text:p>
          </table:table-cell>
        </table:table-row>
        <table:table-row>
          <table:table-cell office:value-type="float" office:value="1037">
            <text:p>1 037</text:p>
          </table:table-cell>
          <table:table-cell office:value-type="string">
            <text:p>Indore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091674}</text:p>
          </table:table-cell>
        </table:table-row>
        <table:table-row>
          <table:table-cell office:value-type="float" office:value="1038">
            <text:p>1 038</text:p>
          </table:table-cell>
          <table:table-cell office:value-type="string">
            <text:p>Bhopal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062771}</text:p>
          </table:table-cell>
        </table:table-row>
        <table:table-row>
          <table:table-cell office:value-type="float" office:value="1039">
            <text:p>1 039</text:p>
          </table:table-cell>
          <table:table-cell office:value-type="string">
            <text:p>Ludhiana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042740}</text:p>
          </table:table-cell>
        </table:table-row>
        <table:table-row>
          <table:table-cell office:value-type="float" office:value="1040">
            <text:p>1 040</text:p>
          </table:table-cell>
          <table:table-cell office:value-type="string">
            <text:p>Vadodara (Baroda)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031346}</text:p>
          </table:table-cell>
        </table:table-row>
        <table:table-row>
          <table:table-cell office:value-type="float" office:value="1041">
            <text:p>1 041</text:p>
          </table:table-cell>
          <table:table-cell office:value-type="string">
            <text:p>Kalyan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014557}</text:p>
          </table:table-cell>
        </table:table-row>
        <table:table-row>
          <table:table-cell office:value-type="float" office:value="1042">
            <text:p>1 042</text:p>
          </table:table-cell>
          <table:table-cell office:value-type="string">
            <text:p>Madura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977856}</text:p>
          </table:table-cell>
        </table:table-row>
        <table:table-row>
          <table:table-cell office:value-type="float" office:value="1043">
            <text:p>1 043</text:p>
          </table:table-cell>
          <table:table-cell office:value-type="string">
            <text:p>Haora (Howrah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950435}</text:p>
          </table:table-cell>
        </table:table-row>
        <table:table-row>
          <table:table-cell office:value-type="float" office:value="1044">
            <text:p>1 044</text:p>
          </table:table-cell>
          <table:table-cell office:value-type="string">
            <text:p>Varanasi (Benares)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929270}</text:p>
          </table:table-cell>
        </table:table-row>
        <table:table-row>
          <table:table-cell office:value-type="float" office:value="1045">
            <text:p>1 045</text:p>
          </table:table-cell>
          <table:table-cell office:value-type="string">
            <text:p>Patna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917243}</text:p>
          </table:table-cell>
        </table:table-row>
        <table:table-row>
          <table:table-cell office:value-type="float" office:value="1046">
            <text:p>1 046</text:p>
          </table:table-cell>
          <table:table-cell office:value-type="string">
            <text:p>Srinagar</text:p>
          </table:table-cell>
          <table:table-cell office:value-type="string">
            <text:p>IND</text:p>
          </table:table-cell>
          <table:table-cell office:value-type="string">
            <text:p>Jammu and Kashmir</text:p>
          </table:table-cell>
          <table:table-cell office:value-type="string">
            <text:p>{"Population": 892506}</text:p>
          </table:table-cell>
        </table:table-row>
        <table:table-row>
          <table:table-cell office:value-type="float" office:value="1047">
            <text:p>1 047</text:p>
          </table:table-cell>
          <table:table-cell office:value-type="string">
            <text:p>Agr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891790}</text:p>
          </table:table-cell>
        </table:table-row>
        <table:table-row>
          <table:table-cell office:value-type="float" office:value="1048">
            <text:p>1 048</text:p>
          </table:table-cell>
          <table:table-cell office:value-type="string">
            <text:p>Coimbatore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816321}</text:p>
          </table:table-cell>
        </table:table-row>
        <table:table-row>
          <table:table-cell office:value-type="float" office:value="1049">
            <text:p>1 049</text:p>
          </table:table-cell>
          <table:table-cell office:value-type="string">
            <text:p>Thane (Thana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803389}</text:p>
          </table:table-cell>
        </table:table-row>
        <table:table-row>
          <table:table-cell office:value-type="float" office:value="1050">
            <text:p>1 050</text:p>
          </table:table-cell>
          <table:table-cell office:value-type="string">
            <text:p>Allahabad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792858}</text:p>
          </table:table-cell>
        </table:table-row>
        <table:table-row>
          <table:table-cell office:value-type="float" office:value="1051">
            <text:p>1 051</text:p>
          </table:table-cell>
          <table:table-cell office:value-type="string">
            <text:p>Meerut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753778}</text:p>
          </table:table-cell>
        </table:table-row>
        <table:table-row>
          <table:table-cell office:value-type="float" office:value="1052">
            <text:p>1 052</text:p>
          </table:table-cell>
          <table:table-cell office:value-type="string">
            <text:p>Vishakhapatnam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752037}</text:p>
          </table:table-cell>
        </table:table-row>
        <table:table-row>
          <table:table-cell office:value-type="float" office:value="1053">
            <text:p>1 053</text:p>
          </table:table-cell>
          <table:table-cell office:value-type="string">
            <text:p>Jabalpur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741927}</text:p>
          </table:table-cell>
        </table:table-row>
        <table:table-row>
          <table:table-cell office:value-type="float" office:value="1054">
            <text:p>1 054</text:p>
          </table:table-cell>
          <table:table-cell office:value-type="string">
            <text:p>Amritsar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708835}</text:p>
          </table:table-cell>
        </table:table-row>
        <table:table-row>
          <table:table-cell office:value-type="float" office:value="1055">
            <text:p>1 055</text:p>
          </table:table-cell>
          <table:table-cell office:value-type="string">
            <text:p>Faridabad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703592}</text:p>
          </table:table-cell>
        </table:table-row>
        <table:table-row>
          <table:table-cell office:value-type="float" office:value="1056">
            <text:p>1 056</text:p>
          </table:table-cell>
          <table:table-cell office:value-type="string">
            <text:p>Vijayawada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701827}</text:p>
          </table:table-cell>
        </table:table-row>
        <table:table-row>
          <table:table-cell office:value-type="float" office:value="1057">
            <text:p>1 057</text:p>
          </table:table-cell>
          <table:table-cell office:value-type="string">
            <text:p>Gwalior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690765}</text:p>
          </table:table-cell>
        </table:table-row>
        <table:table-row>
          <table:table-cell office:value-type="float" office:value="1058">
            <text:p>1 058</text:p>
          </table:table-cell>
          <table:table-cell office:value-type="string">
            <text:p>Jodhpu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666279}</text:p>
          </table:table-cell>
        </table:table-row>
        <table:table-row>
          <table:table-cell office:value-type="float" office:value="1059">
            <text:p>1 059</text:p>
          </table:table-cell>
          <table:table-cell office:value-type="string">
            <text:p>Nashik (Nasik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656925}</text:p>
          </table:table-cell>
        </table:table-row>
        <table:table-row>
          <table:table-cell office:value-type="float" office:value="1060">
            <text:p>1 060</text:p>
          </table:table-cell>
          <table:table-cell office:value-type="string">
            <text:p>Hubli-Dharwad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648298}</text:p>
          </table:table-cell>
        </table:table-row>
        <table:table-row>
          <table:table-cell office:value-type="float" office:value="1061">
            <text:p>1 061</text:p>
          </table:table-cell>
          <table:table-cell office:value-type="string">
            <text:p>Solapur (Sholapur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604215}</text:p>
          </table:table-cell>
        </table:table-row>
        <table:table-row>
          <table:table-cell office:value-type="float" office:value="1062">
            <text:p>1 062</text:p>
          </table:table-cell>
          <table:table-cell office:value-type="string">
            <text:p>Ranchi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599306}</text:p>
          </table:table-cell>
        </table:table-row>
        <table:table-row>
          <table:table-cell office:value-type="float" office:value="1063">
            <text:p>1 063</text:p>
          </table:table-cell>
          <table:table-cell office:value-type="string">
            <text:p>Bareilly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587211}</text:p>
          </table:table-cell>
        </table:table-row>
        <table:table-row>
          <table:table-cell office:value-type="float" office:value="1064">
            <text:p>1 064</text:p>
          </table:table-cell>
          <table:table-cell office:value-type="string">
            <text:p>Guwahati (Gauhati)</text:p>
          </table:table-cell>
          <table:table-cell office:value-type="string">
            <text:p>IND</text:p>
          </table:table-cell>
          <table:table-cell office:value-type="string">
            <text:p>Assam</text:p>
          </table:table-cell>
          <table:table-cell office:value-type="string">
            <text:p>{"Population": 584342}</text:p>
          </table:table-cell>
        </table:table-row>
        <table:table-row>
          <table:table-cell office:value-type="float" office:value="1065">
            <text:p>1 065</text:p>
          </table:table-cell>
          <table:table-cell office:value-type="string">
            <text:p>Shambajinagar (Aurangabad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573272}</text:p>
          </table:table-cell>
        </table:table-row>
        <table:table-row>
          <table:table-cell office:value-type="float" office:value="1066">
            <text:p>1 066</text:p>
          </table:table-cell>
          <table:table-cell office:value-type="string">
            <text:p>Cochin (Kochi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564589}</text:p>
          </table:table-cell>
        </table:table-row>
        <table:table-row>
          <table:table-cell office:value-type="float" office:value="1067">
            <text:p>1 067</text:p>
          </table:table-cell>
          <table:table-cell office:value-type="string">
            <text:p>Rajkot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559407}</text:p>
          </table:table-cell>
        </table:table-row>
        <table:table-row>
          <table:table-cell office:value-type="float" office:value="1068">
            <text:p>1 068</text:p>
          </table:table-cell>
          <table:table-cell office:value-type="string">
            <text:p>Kota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537371}</text:p>
          </table:table-cell>
        </table:table-row>
        <table:table-row>
          <table:table-cell office:value-type="float" office:value="1069">
            <text:p>1 069</text:p>
          </table:table-cell>
          <table:table-cell office:value-type="string">
            <text:p>Thiruvananthapuram (Trivandrum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524006}</text:p>
          </table:table-cell>
        </table:table-row>
        <table:table-row>
          <table:table-cell office:value-type="float" office:value="1070">
            <text:p>1 070</text:p>
          </table:table-cell>
          <table:table-cell office:value-type="string">
            <text:p>Pimpri-Chinchwad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517083}</text:p>
          </table:table-cell>
        </table:table-row>
        <table:table-row>
          <table:table-cell office:value-type="float" office:value="1071">
            <text:p>1 071</text:p>
          </table:table-cell>
          <table:table-cell office:value-type="string">
            <text:p>Jalandhar (Jullundur)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509510}</text:p>
          </table:table-cell>
        </table:table-row>
        <table:table-row>
          <table:table-cell office:value-type="float" office:value="1072">
            <text:p>1 072</text:p>
          </table:table-cell>
          <table:table-cell office:value-type="string">
            <text:p>Gorakh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505566}</text:p>
          </table:table-cell>
        </table:table-row>
        <table:table-row>
          <table:table-cell office:value-type="float" office:value="1073">
            <text:p>1 073</text:p>
          </table:table-cell>
          <table:table-cell office:value-type="string">
            <text:p>Chandigarh</text:p>
          </table:table-cell>
          <table:table-cell office:value-type="string">
            <text:p>IND</text:p>
          </table:table-cell>
          <table:table-cell office:value-type="string">
            <text:p>Chandigarh</text:p>
          </table:table-cell>
          <table:table-cell office:value-type="string">
            <text:p>{"Population": 504094}</text:p>
          </table:table-cell>
        </table:table-row>
        <table:table-row>
          <table:table-cell office:value-type="float" office:value="1074">
            <text:p>1 074</text:p>
          </table:table-cell>
          <table:table-cell office:value-type="string">
            <text:p>Mysore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480692}</text:p>
          </table:table-cell>
        </table:table-row>
        <table:table-row>
          <table:table-cell office:value-type="float" office:value="1075">
            <text:p>1 075</text:p>
          </table:table-cell>
          <table:table-cell office:value-type="string">
            <text:p>Aligarh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480520}</text:p>
          </table:table-cell>
        </table:table-row>
        <table:table-row>
          <table:table-cell office:value-type="float" office:value="1076">
            <text:p>1 076</text:p>
          </table:table-cell>
          <table:table-cell office:value-type="string">
            <text:p>Guntu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471051}</text:p>
          </table:table-cell>
        </table:table-row>
        <table:table-row>
          <table:table-cell office:value-type="float" office:value="1077">
            <text:p>1 077</text:p>
          </table:table-cell>
          <table:table-cell office:value-type="string">
            <text:p>Jamshedpur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460577}</text:p>
          </table:table-cell>
        </table:table-row>
        <table:table-row>
          <table:table-cell office:value-type="float" office:value="1078">
            <text:p>1 078</text:p>
          </table:table-cell>
          <table:table-cell office:value-type="string">
            <text:p>Ghaziabad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454156}</text:p>
          </table:table-cell>
        </table:table-row>
        <table:table-row>
          <table:table-cell office:value-type="float" office:value="1079">
            <text:p>1 079</text:p>
          </table:table-cell>
          <table:table-cell office:value-type="string">
            <text:p>Warangal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447657}</text:p>
          </table:table-cell>
        </table:table-row>
        <table:table-row>
          <table:table-cell office:value-type="float" office:value="1080">
            <text:p>1 080</text:p>
          </table:table-cell>
          <table:table-cell office:value-type="string">
            <text:p>Raipur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438639}</text:p>
          </table:table-cell>
        </table:table-row>
        <table:table-row>
          <table:table-cell office:value-type="float" office:value="1081">
            <text:p>1 081</text:p>
          </table:table-cell>
          <table:table-cell office:value-type="string">
            <text:p>Moradabad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429214}</text:p>
          </table:table-cell>
        </table:table-row>
        <table:table-row>
          <table:table-cell office:value-type="float" office:value="1082">
            <text:p>1 082</text:p>
          </table:table-cell>
          <table:table-cell office:value-type="string">
            <text:p>Durga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425836}</text:p>
          </table:table-cell>
        </table:table-row>
        <table:table-row>
          <table:table-cell office:value-type="float" office:value="1083">
            <text:p>1 083</text:p>
          </table:table-cell>
          <table:table-cell office:value-type="string">
            <text:p>Amravati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421576}</text:p>
          </table:table-cell>
        </table:table-row>
        <table:table-row>
          <table:table-cell office:value-type="float" office:value="1084">
            <text:p>1 084</text:p>
          </table:table-cell>
          <table:table-cell office:value-type="string">
            <text:p>Calicut (Kozhikode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419831}</text:p>
          </table:table-cell>
        </table:table-row>
        <table:table-row>
          <table:table-cell office:value-type="float" office:value="1085">
            <text:p>1 085</text:p>
          </table:table-cell>
          <table:table-cell office:value-type="string">
            <text:p>Bikane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416289}</text:p>
          </table:table-cell>
        </table:table-row>
        <table:table-row>
          <table:table-cell office:value-type="float" office:value="1086">
            <text:p>1 086</text:p>
          </table:table-cell>
          <table:table-cell office:value-type="string">
            <text:p>Bhubaneswar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411542}</text:p>
          </table:table-cell>
        </table:table-row>
        <table:table-row>
          <table:table-cell office:value-type="float" office:value="1087">
            <text:p>1 087</text:p>
          </table:table-cell>
          <table:table-cell office:value-type="string">
            <text:p>Kolhapu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406370}</text:p>
          </table:table-cell>
        </table:table-row>
        <table:table-row>
          <table:table-cell office:value-type="float" office:value="1088">
            <text:p>1 088</text:p>
          </table:table-cell>
          <table:table-cell office:value-type="string">
            <text:p>Kataka (Cuttack)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403418}</text:p>
          </table:table-cell>
        </table:table-row>
        <table:table-row>
          <table:table-cell office:value-type="float" office:value="1089">
            <text:p>1 089</text:p>
          </table:table-cell>
          <table:table-cell office:value-type="string">
            <text:p>Ajme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402700}</text:p>
          </table:table-cell>
        </table:table-row>
        <table:table-row>
          <table:table-cell office:value-type="float" office:value="1090">
            <text:p>1 090</text:p>
          </table:table-cell>
          <table:table-cell office:value-type="string">
            <text:p>Bhavnaga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402338}</text:p>
          </table:table-cell>
        </table:table-row>
        <table:table-row>
          <table:table-cell office:value-type="float" office:value="1091">
            <text:p>1 091</text:p>
          </table:table-cell>
          <table:table-cell office:value-type="string">
            <text:p>Tiruchirapall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387223}</text:p>
          </table:table-cell>
        </table:table-row>
        <table:table-row>
          <table:table-cell office:value-type="float" office:value="1092">
            <text:p>1 092</text:p>
          </table:table-cell>
          <table:table-cell office:value-type="string">
            <text:p>Bhilai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386159}</text:p>
          </table:table-cell>
        </table:table-row>
        <table:table-row>
          <table:table-cell office:value-type="float" office:value="1093">
            <text:p>1 093</text:p>
          </table:table-cell>
          <table:table-cell office:value-type="string">
            <text:p>Bhiwandi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379070}</text:p>
          </table:table-cell>
        </table:table-row>
        <table:table-row>
          <table:table-cell office:value-type="float" office:value="1094">
            <text:p>1 094</text:p>
          </table:table-cell>
          <table:table-cell office:value-type="string">
            <text:p>Saharan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374945}</text:p>
          </table:table-cell>
        </table:table-row>
        <table:table-row>
          <table:table-cell office:value-type="float" office:value="1095">
            <text:p>1 095</text:p>
          </table:table-cell>
          <table:table-cell office:value-type="string">
            <text:p>Ulhasnaga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369077}</text:p>
          </table:table-cell>
        </table:table-row>
        <table:table-row>
          <table:table-cell office:value-type="float" office:value="1096">
            <text:p>1 096</text:p>
          </table:table-cell>
          <table:table-cell office:value-type="string">
            <text:p>Sale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366712}</text:p>
          </table:table-cell>
        </table:table-row>
        <table:table-row>
          <table:table-cell office:value-type="float" office:value="1097">
            <text:p>1 097</text:p>
          </table:table-cell>
          <table:table-cell office:value-type="string">
            <text:p>Ujjain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362266}</text:p>
          </table:table-cell>
        </table:table-row>
        <table:table-row>
          <table:table-cell office:value-type="float" office:value="1098">
            <text:p>1 098</text:p>
          </table:table-cell>
          <table:table-cell office:value-type="string">
            <text:p>Malegaon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342595}</text:p>
          </table:table-cell>
        </table:table-row>
        <table:table-row>
          <table:table-cell office:value-type="float" office:value="1099">
            <text:p>1 099</text:p>
          </table:table-cell>
          <table:table-cell office:value-type="string">
            <text:p>Jamnaga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341637}</text:p>
          </table:table-cell>
        </table:table-row>
        <table:table-row>
          <table:table-cell office:value-type="float" office:value="1100">
            <text:p>1 100</text:p>
          </table:table-cell>
          <table:table-cell office:value-type="string">
            <text:p>Bokaro Steel City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333683}</text:p>
          </table:table-cell>
        </table:table-row>
        <table:table-row>
          <table:table-cell office:value-type="float" office:value="1101">
            <text:p>1 101</text:p>
          </table:table-cell>
          <table:table-cell office:value-type="string">
            <text:p>Akola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328034}</text:p>
          </table:table-cell>
        </table:table-row>
        <table:table-row>
          <table:table-cell office:value-type="float" office:value="1102">
            <text:p>1 102</text:p>
          </table:table-cell>
          <table:table-cell office:value-type="string">
            <text:p>Belgaum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326399}</text:p>
          </table:table-cell>
        </table:table-row>
        <table:table-row>
          <table:table-cell office:value-type="float" office:value="1103">
            <text:p>1 103</text:p>
          </table:table-cell>
          <table:table-cell office:value-type="string">
            <text:p>Rajahmundry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324851}</text:p>
          </table:table-cell>
        </table:table-row>
        <table:table-row>
          <table:table-cell office:value-type="float" office:value="1104">
            <text:p>1 104</text:p>
          </table:table-cell>
          <table:table-cell office:value-type="string">
            <text:p>Nellore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316606}</text:p>
          </table:table-cell>
        </table:table-row>
        <table:table-row>
          <table:table-cell office:value-type="float" office:value="1105">
            <text:p>1 105</text:p>
          </table:table-cell>
          <table:table-cell office:value-type="string">
            <text:p>Udaipu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308571}</text:p>
          </table:table-cell>
        </table:table-row>
        <table:table-row>
          <table:table-cell office:value-type="float" office:value="1106">
            <text:p>1 106</text:p>
          </table:table-cell>
          <table:table-cell office:value-type="string">
            <text:p>New Bombay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307297}</text:p>
          </table:table-cell>
        </table:table-row>
        <table:table-row>
          <table:table-cell office:value-type="float" office:value="1107">
            <text:p>1 107</text:p>
          </table:table-cell>
          <table:table-cell office:value-type="string">
            <text:p>Bhatpar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304952}</text:p>
          </table:table-cell>
        </table:table-row>
        <table:table-row>
          <table:table-cell office:value-type="float" office:value="1108">
            <text:p>1 108</text:p>
          </table:table-cell>
          <table:table-cell office:value-type="string">
            <text:p>Gulbarga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304099}</text:p>
          </table:table-cell>
        </table:table-row>
        <table:table-row>
          <table:table-cell office:value-type="float" office:value="1109">
            <text:p>1 109</text:p>
          </table:table-cell>
          <table:table-cell office:value-type="string">
            <text:p>New Delhi</text:p>
          </table:table-cell>
          <table:table-cell office:value-type="string">
            <text:p>IND</text:p>
          </table:table-cell>
          <table:table-cell office:value-type="string">
            <text:p>Delhi</text:p>
          </table:table-cell>
          <table:table-cell office:value-type="string">
            <text:p>{"Population": 301297}</text:p>
          </table:table-cell>
        </table:table-row>
        <table:table-row>
          <table:table-cell office:value-type="float" office:value="1110">
            <text:p>1 110</text:p>
          </table:table-cell>
          <table:table-cell office:value-type="string">
            <text:p>Jhansi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300850}</text:p>
          </table:table-cell>
        </table:table-row>
        <table:table-row>
          <table:table-cell office:value-type="float" office:value="1111">
            <text:p>1 111</text:p>
          </table:table-cell>
          <table:table-cell office:value-type="string">
            <text:p>Gaya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291675}</text:p>
          </table:table-cell>
        </table:table-row>
        <table:table-row>
          <table:table-cell office:value-type="float" office:value="1112">
            <text:p>1 112</text:p>
          </table:table-cell>
          <table:table-cell office:value-type="string">
            <text:p>Kakinada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79980}</text:p>
          </table:table-cell>
        </table:table-row>
        <table:table-row>
          <table:table-cell office:value-type="float" office:value="1113">
            <text:p>1 113</text:p>
          </table:table-cell>
          <table:table-cell office:value-type="string">
            <text:p>Dhule (Dhulia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278317}</text:p>
          </table:table-cell>
        </table:table-row>
        <table:table-row>
          <table:table-cell office:value-type="float" office:value="1114">
            <text:p>1 114</text:p>
          </table:table-cell>
          <table:table-cell office:value-type="string">
            <text:p>Panihati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75990}</text:p>
          </table:table-cell>
        </table:table-row>
        <table:table-row>
          <table:table-cell office:value-type="float" office:value="1115">
            <text:p>1 115</text:p>
          </table:table-cell>
          <table:table-cell office:value-type="string">
            <text:p>Nanded (Nander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275083}</text:p>
          </table:table-cell>
        </table:table-row>
        <table:table-row>
          <table:table-cell office:value-type="float" office:value="1116">
            <text:p>1 116</text:p>
          </table:table-cell>
          <table:table-cell office:value-type="string">
            <text:p>Mangalore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273304}</text:p>
          </table:table-cell>
        </table:table-row>
        <table:table-row>
          <table:table-cell office:value-type="float" office:value="1117">
            <text:p>1 117</text:p>
          </table:table-cell>
          <table:table-cell office:value-type="string">
            <text:p>Dehra Dun</text:p>
          </table:table-cell>
          <table:table-cell office:value-type="string">
            <text:p>IND</text:p>
          </table:table-cell>
          <table:table-cell office:value-type="string">
            <text:p>Uttaranchal</text:p>
          </table:table-cell>
          <table:table-cell office:value-type="string">
            <text:p>{"Population": 270159}</text:p>
          </table:table-cell>
        </table:table-row>
        <table:table-row>
          <table:table-cell office:value-type="float" office:value="1118">
            <text:p>1 118</text:p>
          </table:table-cell>
          <table:table-cell office:value-type="string">
            <text:p>Kamarhati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66889}</text:p>
          </table:table-cell>
        </table:table-row>
        <table:table-row>
          <table:table-cell office:value-type="float" office:value="1119">
            <text:p>1 119</text:p>
          </table:table-cell>
          <table:table-cell office:value-type="string">
            <text:p>Davangere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266082}</text:p>
          </table:table-cell>
        </table:table-row>
        <table:table-row>
          <table:table-cell office:value-type="float" office:value="1120">
            <text:p>1 120</text:p>
          </table:table-cell>
          <table:table-cell office:value-type="string">
            <text:p>Asansol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62188}</text:p>
          </table:table-cell>
        </table:table-row>
        <table:table-row>
          <table:table-cell office:value-type="float" office:value="1121">
            <text:p>1 121</text:p>
          </table:table-cell>
          <table:table-cell office:value-type="string">
            <text:p>Bhagalpur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253225}</text:p>
          </table:table-cell>
        </table:table-row>
        <table:table-row>
          <table:table-cell office:value-type="float" office:value="1122">
            <text:p>1 122</text:p>
          </table:table-cell>
          <table:table-cell office:value-type="string">
            <text:p>Bellary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245391}</text:p>
          </table:table-cell>
        </table:table-row>
        <table:table-row>
          <table:table-cell office:value-type="float" office:value="1123">
            <text:p>1 123</text:p>
          </table:table-cell>
          <table:table-cell office:value-type="string">
            <text:p>Barddhaman (Burdwan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45079}</text:p>
          </table:table-cell>
        </table:table-row>
        <table:table-row>
          <table:table-cell office:value-type="float" office:value="1124">
            <text:p>1 124</text:p>
          </table:table-cell>
          <table:table-cell office:value-type="string">
            <text:p>Ram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243742}</text:p>
          </table:table-cell>
        </table:table-row>
        <table:table-row>
          <table:table-cell office:value-type="float" office:value="1125">
            <text:p>1 125</text:p>
          </table:table-cell>
          <table:table-cell office:value-type="string">
            <text:p>Jalgaon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242193}</text:p>
          </table:table-cell>
        </table:table-row>
        <table:table-row>
          <table:table-cell office:value-type="float" office:value="1126">
            <text:p>1 126</text:p>
          </table:table-cell>
          <table:table-cell office:value-type="string">
            <text:p>Muzaffarpur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241107}</text:p>
          </table:table-cell>
        </table:table-row>
        <table:table-row>
          <table:table-cell office:value-type="float" office:value="1127">
            <text:p>1 127</text:p>
          </table:table-cell>
          <table:table-cell office:value-type="string">
            <text:p>Nizamabad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41034}</text:p>
          </table:table-cell>
        </table:table-row>
        <table:table-row>
          <table:table-cell office:value-type="float" office:value="1128">
            <text:p>1 128</text:p>
          </table:table-cell>
          <table:table-cell office:value-type="string">
            <text:p>Muzaffarnaga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240609}</text:p>
          </table:table-cell>
        </table:table-row>
        <table:table-row>
          <table:table-cell office:value-type="float" office:value="1129">
            <text:p>1 129</text:p>
          </table:table-cell>
          <table:table-cell office:value-type="string">
            <text:p>Patiala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238368}</text:p>
          </table:table-cell>
        </table:table-row>
        <table:table-row>
          <table:table-cell office:value-type="float" office:value="1130">
            <text:p>1 130</text:p>
          </table:table-cell>
          <table:table-cell office:value-type="string">
            <text:p>Shahjahan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237713}</text:p>
          </table:table-cell>
        </table:table-row>
        <table:table-row>
          <table:table-cell office:value-type="float" office:value="1131">
            <text:p>1 131</text:p>
          </table:table-cell>
          <table:table-cell office:value-type="string">
            <text:p>Kurnool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36800}</text:p>
          </table:table-cell>
        </table:table-row>
        <table:table-row>
          <table:table-cell office:value-type="float" office:value="1132">
            <text:p>1 132</text:p>
          </table:table-cell>
          <table:table-cell office:value-type="string">
            <text:p>Tiruppur (Tirupper)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235661}</text:p>
          </table:table-cell>
        </table:table-row>
        <table:table-row>
          <table:table-cell office:value-type="float" office:value="1133">
            <text:p>1 133</text:p>
          </table:table-cell>
          <table:table-cell office:value-type="string">
            <text:p>Rohtak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233400}</text:p>
          </table:table-cell>
        </table:table-row>
        <table:table-row>
          <table:table-cell office:value-type="float" office:value="1134">
            <text:p>1 134</text:p>
          </table:table-cell>
          <table:table-cell office:value-type="string">
            <text:p>South Dum Dum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32811}</text:p>
          </table:table-cell>
        </table:table-row>
        <table:table-row>
          <table:table-cell office:value-type="float" office:value="1135">
            <text:p>1 135</text:p>
          </table:table-cell>
          <table:table-cell office:value-type="string">
            <text:p>Mathur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226691}</text:p>
          </table:table-cell>
        </table:table-row>
        <table:table-row>
          <table:table-cell office:value-type="float" office:value="1136">
            <text:p>1 136</text:p>
          </table:table-cell>
          <table:table-cell office:value-type="string">
            <text:p>Chandrapu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226105}</text:p>
          </table:table-cell>
        </table:table-row>
        <table:table-row>
          <table:table-cell office:value-type="float" office:value="1137">
            <text:p>1 137</text:p>
          </table:table-cell>
          <table:table-cell office:value-type="string">
            <text:p>Barahanagar (Baranagar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24821}</text:p>
          </table:table-cell>
        </table:table-row>
        <table:table-row>
          <table:table-cell office:value-type="float" office:value="1138">
            <text:p>1 138</text:p>
          </table:table-cell>
          <table:table-cell office:value-type="string">
            <text:p>Darbhanga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218391}</text:p>
          </table:table-cell>
        </table:table-row>
        <table:table-row>
          <table:table-cell office:value-type="float" office:value="1139">
            <text:p>1 139</text:p>
          </table:table-cell>
          <table:table-cell office:value-type="string">
            <text:p>Siliguri (Shiliguri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216950}</text:p>
          </table:table-cell>
        </table:table-row>
        <table:table-row>
          <table:table-cell office:value-type="float" office:value="1140">
            <text:p>1 140</text:p>
          </table:table-cell>
          <table:table-cell office:value-type="string">
            <text:p>Raurkela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215489}</text:p>
          </table:table-cell>
        </table:table-row>
        <table:table-row>
          <table:table-cell office:value-type="float" office:value="1141">
            <text:p>1 141</text:p>
          </table:table-cell>
          <table:table-cell office:value-type="string">
            <text:p>Ambattur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215424}</text:p>
          </table:table-cell>
        </table:table-row>
        <table:table-row>
          <table:table-cell office:value-type="float" office:value="1142">
            <text:p>1 142</text:p>
          </table:table-cell>
          <table:table-cell office:value-type="string">
            <text:p>Panipat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215218}</text:p>
          </table:table-cell>
        </table:table-row>
        <table:table-row>
          <table:table-cell office:value-type="float" office:value="1143">
            <text:p>1 143</text:p>
          </table:table-cell>
          <table:table-cell office:value-type="string">
            <text:p>Firozabad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215128}</text:p>
          </table:table-cell>
        </table:table-row>
        <table:table-row>
          <table:table-cell office:value-type="float" office:value="1144">
            <text:p>1 144</text:p>
          </table:table-cell>
          <table:table-cell office:value-type="string">
            <text:p>Ichalkaranji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214950}</text:p>
          </table:table-cell>
        </table:table-row>
        <table:table-row>
          <table:table-cell office:value-type="float" office:value="1145">
            <text:p>1 145</text:p>
          </table:table-cell>
          <table:table-cell office:value-type="string">
            <text:p>Jammu</text:p>
          </table:table-cell>
          <table:table-cell office:value-type="string">
            <text:p>IND</text:p>
          </table:table-cell>
          <table:table-cell office:value-type="string">
            <text:p>Jammu and Kashmir</text:p>
          </table:table-cell>
          <table:table-cell office:value-type="string">
            <text:p>{"Population": 214737}</text:p>
          </table:table-cell>
        </table:table-row>
        <table:table-row>
          <table:table-cell office:value-type="float" office:value="1146">
            <text:p>1 146</text:p>
          </table:table-cell>
          <table:table-cell office:value-type="string">
            <text:p>Ramagundam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14384}</text:p>
          </table:table-cell>
        </table:table-row>
        <table:table-row>
          <table:table-cell office:value-type="float" office:value="1147">
            <text:p>1 147</text:p>
          </table:table-cell>
          <table:table-cell office:value-type="string">
            <text:p>Eluru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212866}</text:p>
          </table:table-cell>
        </table:table-row>
        <table:table-row>
          <table:table-cell office:value-type="float" office:value="1148">
            <text:p>1 148</text:p>
          </table:table-cell>
          <table:table-cell office:value-type="string">
            <text:p>Brahmapur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210418}</text:p>
          </table:table-cell>
        </table:table-row>
        <table:table-row>
          <table:table-cell office:value-type="float" office:value="1149">
            <text:p>1 149</text:p>
          </table:table-cell>
          <table:table-cell office:value-type="string">
            <text:p>Alwa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205086}</text:p>
          </table:table-cell>
        </table:table-row>
        <table:table-row>
          <table:table-cell office:value-type="float" office:value="1150">
            <text:p>1 150</text:p>
          </table:table-cell>
          <table:table-cell office:value-type="string">
            <text:p>Pondicherry</text:p>
          </table:table-cell>
          <table:table-cell office:value-type="string">
            <text:p>IND</text:p>
          </table:table-cell>
          <table:table-cell office:value-type="string">
            <text:p>Pondicherry</text:p>
          </table:table-cell>
          <table:table-cell office:value-type="string">
            <text:p>{"Population": 203065}</text:p>
          </table:table-cell>
        </table:table-row>
        <table:table-row>
          <table:table-cell office:value-type="float" office:value="1151">
            <text:p>1 151</text:p>
          </table:table-cell>
          <table:table-cell office:value-type="string">
            <text:p>Thanjavur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202013}</text:p>
          </table:table-cell>
        </table:table-row>
        <table:table-row>
          <table:table-cell office:value-type="float" office:value="1152">
            <text:p>1 152</text:p>
          </table:table-cell>
          <table:table-cell office:value-type="string">
            <text:p>Bihar Sharif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201323}</text:p>
          </table:table-cell>
        </table:table-row>
        <table:table-row>
          <table:table-cell office:value-type="float" office:value="1153">
            <text:p>1 153</text:p>
          </table:table-cell>
          <table:table-cell office:value-type="string">
            <text:p>Tuticorin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99854}</text:p>
          </table:table-cell>
        </table:table-row>
        <table:table-row>
          <table:table-cell office:value-type="float" office:value="1154">
            <text:p>1 154</text:p>
          </table:table-cell>
          <table:table-cell office:value-type="string">
            <text:p>Imphal</text:p>
          </table:table-cell>
          <table:table-cell office:value-type="string">
            <text:p>IND</text:p>
          </table:table-cell>
          <table:table-cell office:value-type="string">
            <text:p>Manipur</text:p>
          </table:table-cell>
          <table:table-cell office:value-type="string">
            <text:p>{"Population": 198535}</text:p>
          </table:table-cell>
        </table:table-row>
        <table:table-row>
          <table:table-cell office:value-type="float" office:value="1155">
            <text:p>1 155</text:p>
          </table:table-cell>
          <table:table-cell office:value-type="string">
            <text:p>Latu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97408}</text:p>
          </table:table-cell>
        </table:table-row>
        <table:table-row>
          <table:table-cell office:value-type="float" office:value="1156">
            <text:p>1 156</text:p>
          </table:table-cell>
          <table:table-cell office:value-type="string">
            <text:p>Sagar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95346}</text:p>
          </table:table-cell>
        </table:table-row>
        <table:table-row>
          <table:table-cell office:value-type="float" office:value="1157">
            <text:p>1 157</text:p>
          </table:table-cell>
          <table:table-cell office:value-type="string">
            <text:p>Farrukhabad-cum-Fatehgarh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94567}</text:p>
          </table:table-cell>
        </table:table-row>
        <table:table-row>
          <table:table-cell office:value-type="float" office:value="1158">
            <text:p>1 158</text:p>
          </table:table-cell>
          <table:table-cell office:value-type="string">
            <text:p>Sangli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93197}</text:p>
          </table:table-cell>
        </table:table-row>
        <table:table-row>
          <table:table-cell office:value-type="float" office:value="1159">
            <text:p>1 159</text:p>
          </table:table-cell>
          <table:table-cell office:value-type="string">
            <text:p>Parbhani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90255}</text:p>
          </table:table-cell>
        </table:table-row>
        <table:table-row>
          <table:table-cell office:value-type="float" office:value="1160">
            <text:p>1 160</text:p>
          </table:table-cell>
          <table:table-cell office:value-type="string">
            <text:p>Nagar Coil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90084}</text:p>
          </table:table-cell>
        </table:table-row>
        <table:table-row>
          <table:table-cell office:value-type="float" office:value="1161">
            <text:p>1 161</text:p>
          </table:table-cell>
          <table:table-cell office:value-type="string">
            <text:p>Bijapur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86939}</text:p>
          </table:table-cell>
        </table:table-row>
        <table:table-row>
          <table:table-cell office:value-type="float" office:value="1162">
            <text:p>1 162</text:p>
          </table:table-cell>
          <table:table-cell office:value-type="string">
            <text:p>Kukatpalle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85378}</text:p>
          </table:table-cell>
        </table:table-row>
        <table:table-row>
          <table:table-cell office:value-type="float" office:value="1163">
            <text:p>1 163</text:p>
          </table:table-cell>
          <table:table-cell office:value-type="string">
            <text:p>Bally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84474}</text:p>
          </table:table-cell>
        </table:table-row>
        <table:table-row>
          <table:table-cell office:value-type="float" office:value="1164">
            <text:p>1 164</text:p>
          </table:table-cell>
          <table:table-cell office:value-type="string">
            <text:p>Bhilwara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83965}</text:p>
          </table:table-cell>
        </table:table-row>
        <table:table-row>
          <table:table-cell office:value-type="float" office:value="1165">
            <text:p>1 165</text:p>
          </table:table-cell>
          <table:table-cell office:value-type="string">
            <text:p>Ratlam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83375}</text:p>
          </table:table-cell>
        </table:table-row>
        <table:table-row>
          <table:table-cell office:value-type="float" office:value="1166">
            <text:p>1 166</text:p>
          </table:table-cell>
          <table:table-cell office:value-type="string">
            <text:p>Avad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83215}</text:p>
          </table:table-cell>
        </table:table-row>
        <table:table-row>
          <table:table-cell office:value-type="float" office:value="1167">
            <text:p>1 167</text:p>
          </table:table-cell>
          <table:table-cell office:value-type="string">
            <text:p>Dindigul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82477}</text:p>
          </table:table-cell>
        </table:table-row>
        <table:table-row>
          <table:table-cell office:value-type="float" office:value="1168">
            <text:p>1 168</text:p>
          </table:table-cell>
          <table:table-cell office:value-type="string">
            <text:p>Ahmadnaga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81339}</text:p>
          </table:table-cell>
        </table:table-row>
        <table:table-row>
          <table:table-cell office:value-type="float" office:value="1169">
            <text:p>1 169</text:p>
          </table:table-cell>
          <table:table-cell office:value-type="string">
            <text:p>Bilaspur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179833}</text:p>
          </table:table-cell>
        </table:table-row>
        <table:table-row>
          <table:table-cell office:value-type="float" office:value="1170">
            <text:p>1 170</text:p>
          </table:table-cell>
          <table:table-cell office:value-type="string">
            <text:p>Shimoga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79258}</text:p>
          </table:table-cell>
        </table:table-row>
        <table:table-row>
          <table:table-cell office:value-type="float" office:value="1171">
            <text:p>1 171</text:p>
          </table:table-cell>
          <table:table-cell office:value-type="string">
            <text:p>Kharag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77989}</text:p>
          </table:table-cell>
        </table:table-row>
        <table:table-row>
          <table:table-cell office:value-type="float" office:value="1172">
            <text:p>1 172</text:p>
          </table:table-cell>
          <table:table-cell office:value-type="string">
            <text:p>Mira Bhayanda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75372}</text:p>
          </table:table-cell>
        </table:table-row>
        <table:table-row>
          <table:table-cell office:value-type="float" office:value="1173">
            <text:p>1 173</text:p>
          </table:table-cell>
          <table:table-cell office:value-type="string">
            <text:p>Vellore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75061}</text:p>
          </table:table-cell>
        </table:table-row>
        <table:table-row>
          <table:table-cell office:value-type="float" office:value="1174">
            <text:p>1 174</text:p>
          </table:table-cell>
          <table:table-cell office:value-type="string">
            <text:p>Jalna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74985}</text:p>
          </table:table-cell>
        </table:table-row>
        <table:table-row>
          <table:table-cell office:value-type="float" office:value="1175">
            <text:p>1 175</text:p>
          </table:table-cell>
          <table:table-cell office:value-type="string">
            <text:p>Burn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74933}</text:p>
          </table:table-cell>
        </table:table-row>
        <table:table-row>
          <table:table-cell office:value-type="float" office:value="1176">
            <text:p>1 176</text:p>
          </table:table-cell>
          <table:table-cell office:value-type="string">
            <text:p>Anantapu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74924}</text:p>
          </table:table-cell>
        </table:table-row>
        <table:table-row>
          <table:table-cell office:value-type="float" office:value="1177">
            <text:p>1 177</text:p>
          </table:table-cell>
          <table:table-cell office:value-type="string">
            <text:p>Allappuzha (Alleppey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174666}</text:p>
          </table:table-cell>
        </table:table-row>
        <table:table-row>
          <table:table-cell office:value-type="float" office:value="1178">
            <text:p>1 178</text:p>
          </table:table-cell>
          <table:table-cell office:value-type="string">
            <text:p>Tirupati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74369}</text:p>
          </table:table-cell>
        </table:table-row>
        <table:table-row>
          <table:table-cell office:value-type="float" office:value="1179">
            <text:p>1 179</text:p>
          </table:table-cell>
          <table:table-cell office:value-type="string">
            <text:p>Karnal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73751}</text:p>
          </table:table-cell>
        </table:table-row>
        <table:table-row>
          <table:table-cell office:value-type="float" office:value="1180">
            <text:p>1 180</text:p>
          </table:table-cell>
          <table:table-cell office:value-type="string">
            <text:p>Burhanpur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72710}</text:p>
          </table:table-cell>
        </table:table-row>
        <table:table-row>
          <table:table-cell office:value-type="float" office:value="1181">
            <text:p>1 181</text:p>
          </table:table-cell>
          <table:table-cell office:value-type="string">
            <text:p>Hisar (Hissar)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72677}</text:p>
          </table:table-cell>
        </table:table-row>
        <table:table-row>
          <table:table-cell office:value-type="float" office:value="1182">
            <text:p>1 182</text:p>
          </table:table-cell>
          <table:table-cell office:value-type="string">
            <text:p>Tiruvottiyur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72562}</text:p>
          </table:table-cell>
        </table:table-row>
        <table:table-row>
          <table:table-cell office:value-type="float" office:value="1183">
            <text:p>1 183</text:p>
          </table:table-cell>
          <table:table-cell office:value-type="string">
            <text:p>Mirzapur-cum-Vindhyachal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69336}</text:p>
          </table:table-cell>
        </table:table-row>
        <table:table-row>
          <table:table-cell office:value-type="float" office:value="1184">
            <text:p>1 184</text:p>
          </table:table-cell>
          <table:table-cell office:value-type="string">
            <text:p>Secunderabad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67461}</text:p>
          </table:table-cell>
        </table:table-row>
        <table:table-row>
          <table:table-cell office:value-type="float" office:value="1185">
            <text:p>1 185</text:p>
          </table:table-cell>
          <table:table-cell office:value-type="string">
            <text:p>Nadiad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67051}</text:p>
          </table:table-cell>
        </table:table-row>
        <table:table-row>
          <table:table-cell office:value-type="float" office:value="1186">
            <text:p>1 186</text:p>
          </table:table-cell>
          <table:table-cell office:value-type="string">
            <text:p>Dewas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64364}</text:p>
          </table:table-cell>
        </table:table-row>
        <table:table-row>
          <table:table-cell office:value-type="float" office:value="1187">
            <text:p>1 187</text:p>
          </table:table-cell>
          <table:table-cell office:value-type="string">
            <text:p>Murwara (Katni)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63431}</text:p>
          </table:table-cell>
        </table:table-row>
        <table:table-row>
          <table:table-cell office:value-type="float" office:value="1188">
            <text:p>1 188</text:p>
          </table:table-cell>
          <table:table-cell office:value-type="string">
            <text:p>Ganganaga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61482}</text:p>
          </table:table-cell>
        </table:table-row>
        <table:table-row>
          <table:table-cell office:value-type="float" office:value="1189">
            <text:p>1 189</text:p>
          </table:table-cell>
          <table:table-cell office:value-type="string">
            <text:p>Vizianagaram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60359}</text:p>
          </table:table-cell>
        </table:table-row>
        <table:table-row>
          <table:table-cell office:value-type="float" office:value="1190">
            <text:p>1 190</text:p>
          </table:table-cell>
          <table:table-cell office:value-type="string">
            <text:p>Erode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59232}</text:p>
          </table:table-cell>
        </table:table-row>
        <table:table-row>
          <table:table-cell office:value-type="float" office:value="1191">
            <text:p>1 191</text:p>
          </table:table-cell>
          <table:table-cell office:value-type="string">
            <text:p>Machilipatnam (Masulipatam)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59110}</text:p>
          </table:table-cell>
        </table:table-row>
        <table:table-row>
          <table:table-cell office:value-type="float" office:value="1192">
            <text:p>1 192</text:p>
          </table:table-cell>
          <table:table-cell office:value-type="string">
            <text:p>Bhatinda (Bathinda)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59042}</text:p>
          </table:table-cell>
        </table:table-row>
        <table:table-row>
          <table:table-cell office:value-type="float" office:value="1193">
            <text:p>1 193</text:p>
          </table:table-cell>
          <table:table-cell office:value-type="string">
            <text:p>Raichur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57551}</text:p>
          </table:table-cell>
        </table:table-row>
        <table:table-row>
          <table:table-cell office:value-type="float" office:value="1194">
            <text:p>1 194</text:p>
          </table:table-cell>
          <table:table-cell office:value-type="string">
            <text:p>Agartala</text:p>
          </table:table-cell>
          <table:table-cell office:value-type="string">
            <text:p>IND</text:p>
          </table:table-cell>
          <table:table-cell office:value-type="string">
            <text:p>Tripura</text:p>
          </table:table-cell>
          <table:table-cell office:value-type="string">
            <text:p>{"Population": 157358}</text:p>
          </table:table-cell>
        </table:table-row>
        <table:table-row>
          <table:table-cell office:value-type="float" office:value="1195">
            <text:p>1 195</text:p>
          </table:table-cell>
          <table:table-cell office:value-type="string">
            <text:p>Arrah (Ara)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157082}</text:p>
          </table:table-cell>
        </table:table-row>
        <table:table-row>
          <table:table-cell office:value-type="float" office:value="1196">
            <text:p>1 196</text:p>
          </table:table-cell>
          <table:table-cell office:value-type="string">
            <text:p>Satn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56630}</text:p>
          </table:table-cell>
        </table:table-row>
        <table:table-row>
          <table:table-cell office:value-type="float" office:value="1197">
            <text:p>1 197</text:p>
          </table:table-cell>
          <table:table-cell office:value-type="string">
            <text:p>Lalbahadur Naga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55500}</text:p>
          </table:table-cell>
        </table:table-row>
        <table:table-row>
          <table:table-cell office:value-type="float" office:value="1198">
            <text:p>1 198</text:p>
          </table:table-cell>
          <table:table-cell office:value-type="string">
            <text:p>Aizawl</text:p>
          </table:table-cell>
          <table:table-cell office:value-type="string">
            <text:p>IND</text:p>
          </table:table-cell>
          <table:table-cell office:value-type="string">
            <text:p>Mizoram</text:p>
          </table:table-cell>
          <table:table-cell office:value-type="string">
            <text:p>{"Population": 155240}</text:p>
          </table:table-cell>
        </table:table-row>
        <table:table-row>
          <table:table-cell office:value-type="float" office:value="1199">
            <text:p>1 199</text:p>
          </table:table-cell>
          <table:table-cell office:value-type="string">
            <text:p>Uluberi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55172}</text:p>
          </table:table-cell>
        </table:table-row>
        <table:table-row>
          <table:table-cell office:value-type="float" office:value="1200">
            <text:p>1 200</text:p>
          </table:table-cell>
          <table:table-cell office:value-type="string">
            <text:p>Katihar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154367}</text:p>
          </table:table-cell>
        </table:table-row>
        <table:table-row>
          <table:table-cell office:value-type="float" office:value="1201">
            <text:p>1 201</text:p>
          </table:table-cell>
          <table:table-cell office:value-type="string">
            <text:p>Cuddalore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53086}</text:p>
          </table:table-cell>
        </table:table-row>
        <table:table-row>
          <table:table-cell office:value-type="float" office:value="1202">
            <text:p>1 202</text:p>
          </table:table-cell>
          <table:table-cell office:value-type="string">
            <text:p>Hugli-Chinsurah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51806}</text:p>
          </table:table-cell>
        </table:table-row>
        <table:table-row>
          <table:table-cell office:value-type="float" office:value="1203">
            <text:p>1 203</text:p>
          </table:table-cell>
          <table:table-cell office:value-type="string">
            <text:p>Dhanbad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151789}</text:p>
          </table:table-cell>
        </table:table-row>
        <table:table-row>
          <table:table-cell office:value-type="float" office:value="1204">
            <text:p>1 204</text:p>
          </table:table-cell>
          <table:table-cell office:value-type="string">
            <text:p>Raiganj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51045}</text:p>
          </table:table-cell>
        </table:table-row>
        <table:table-row>
          <table:table-cell office:value-type="float" office:value="1205">
            <text:p>1 205</text:p>
          </table:table-cell>
          <table:table-cell office:value-type="string">
            <text:p>Sambhal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50869}</text:p>
          </table:table-cell>
        </table:table-row>
        <table:table-row>
          <table:table-cell office:value-type="float" office:value="1206">
            <text:p>1 206</text:p>
          </table:table-cell>
          <table:table-cell office:value-type="string">
            <text:p>Durg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150645}</text:p>
          </table:table-cell>
        </table:table-row>
        <table:table-row>
          <table:table-cell office:value-type="float" office:value="1207">
            <text:p>1 207</text:p>
          </table:table-cell>
          <table:table-cell office:value-type="string">
            <text:p>Munger (Monghyr)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150112}</text:p>
          </table:table-cell>
        </table:table-row>
        <table:table-row>
          <table:table-cell office:value-type="float" office:value="1208">
            <text:p>1 208</text:p>
          </table:table-cell>
          <table:table-cell office:value-type="string">
            <text:p>Kanchipura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50100}</text:p>
          </table:table-cell>
        </table:table-row>
        <table:table-row>
          <table:table-cell office:value-type="float" office:value="1209">
            <text:p>1 209</text:p>
          </table:table-cell>
          <table:table-cell office:value-type="string">
            <text:p>North Dum Dum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49965}</text:p>
          </table:table-cell>
        </table:table-row>
        <table:table-row>
          <table:table-cell office:value-type="float" office:value="1210">
            <text:p>1 210</text:p>
          </table:table-cell>
          <table:table-cell office:value-type="string">
            <text:p>Karimnaga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48583}</text:p>
          </table:table-cell>
        </table:table-row>
        <table:table-row>
          <table:table-cell office:value-type="float" office:value="1211">
            <text:p>1 211</text:p>
          </table:table-cell>
          <table:table-cell office:value-type="string">
            <text:p>Bharatpu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48519}</text:p>
          </table:table-cell>
        </table:table-row>
        <table:table-row>
          <table:table-cell office:value-type="float" office:value="1212">
            <text:p>1 212</text:p>
          </table:table-cell>
          <table:table-cell office:value-type="string">
            <text:p>Sika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48272}</text:p>
          </table:table-cell>
        </table:table-row>
        <table:table-row>
          <table:table-cell office:value-type="float" office:value="1213">
            <text:p>1 213</text:p>
          </table:table-cell>
          <table:table-cell office:value-type="string">
            <text:p>Hardwar (Haridwar)</text:p>
          </table:table-cell>
          <table:table-cell office:value-type="string">
            <text:p>IND</text:p>
          </table:table-cell>
          <table:table-cell office:value-type="string">
            <text:p>Uttaranchal</text:p>
          </table:table-cell>
          <table:table-cell office:value-type="string">
            <text:p>{"Population": 147305}</text:p>
          </table:table-cell>
        </table:table-row>
        <table:table-row>
          <table:table-cell office:value-type="float" office:value="1214">
            <text:p>1 214</text:p>
          </table:table-cell>
          <table:table-cell office:value-type="string">
            <text:p>Dabgram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47217}</text:p>
          </table:table-cell>
        </table:table-row>
        <table:table-row>
          <table:table-cell office:value-type="float" office:value="1215">
            <text:p>1 215</text:p>
          </table:table-cell>
          <table:table-cell office:value-type="string">
            <text:p>Moren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47124}</text:p>
          </table:table-cell>
        </table:table-row>
        <table:table-row>
          <table:table-cell office:value-type="float" office:value="1216">
            <text:p>1 216</text:p>
          </table:table-cell>
          <table:table-cell office:value-type="string">
            <text:p>Noid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46514}</text:p>
          </table:table-cell>
        </table:table-row>
        <table:table-row>
          <table:table-cell office:value-type="float" office:value="1217">
            <text:p>1 217</text:p>
          </table:table-cell>
          <table:table-cell office:value-type="string">
            <text:p>Ha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46262}</text:p>
          </table:table-cell>
        </table:table-row>
        <table:table-row>
          <table:table-cell office:value-type="float" office:value="1218">
            <text:p>1 218</text:p>
          </table:table-cell>
          <table:table-cell office:value-type="string">
            <text:p>Bhusawal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45143}</text:p>
          </table:table-cell>
        </table:table-row>
        <table:table-row>
          <table:table-cell office:value-type="float" office:value="1219">
            <text:p>1 219</text:p>
          </table:table-cell>
          <table:table-cell office:value-type="string">
            <text:p>Khandw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45133}</text:p>
          </table:table-cell>
        </table:table-row>
        <table:table-row>
          <table:table-cell office:value-type="float" office:value="1220">
            <text:p>1 220</text:p>
          </table:table-cell>
          <table:table-cell office:value-type="string">
            <text:p>Yamuna Nagar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44346}</text:p>
          </table:table-cell>
        </table:table-row>
        <table:table-row>
          <table:table-cell office:value-type="float" office:value="1221">
            <text:p>1 221</text:p>
          </table:table-cell>
          <table:table-cell office:value-type="string">
            <text:p>Sonipat (Sonepat)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43922}</text:p>
          </table:table-cell>
        </table:table-row>
        <table:table-row>
          <table:table-cell office:value-type="float" office:value="1222">
            <text:p>1 222</text:p>
          </table:table-cell>
          <table:table-cell office:value-type="string">
            <text:p>Tenali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43726}</text:p>
          </table:table-cell>
        </table:table-row>
        <table:table-row>
          <table:table-cell office:value-type="float" office:value="1223">
            <text:p>1 223</text:p>
          </table:table-cell>
          <table:table-cell office:value-type="string">
            <text:p>Raurkela Civil Township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140408}</text:p>
          </table:table-cell>
        </table:table-row>
        <table:table-row>
          <table:table-cell office:value-type="float" office:value="1224">
            <text:p>1 224</text:p>
          </table:table-cell>
          <table:table-cell office:value-type="string">
            <text:p>Kollam (Quilon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139852}</text:p>
          </table:table-cell>
        </table:table-row>
        <table:table-row>
          <table:table-cell office:value-type="float" office:value="1225">
            <text:p>1 225</text:p>
          </table:table-cell>
          <table:table-cell office:value-type="string">
            <text:p>Kumbakona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39483}</text:p>
          </table:table-cell>
        </table:table-row>
        <table:table-row>
          <table:table-cell office:value-type="float" office:value="1226">
            <text:p>1 226</text:p>
          </table:table-cell>
          <table:table-cell office:value-type="string">
            <text:p>Ingraj Bazar (English Bazar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39204}</text:p>
          </table:table-cell>
        </table:table-row>
        <table:table-row>
          <table:table-cell office:value-type="float" office:value="1227">
            <text:p>1 227</text:p>
          </table:table-cell>
          <table:table-cell office:value-type="string">
            <text:p>Timkur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38903}</text:p>
          </table:table-cell>
        </table:table-row>
        <table:table-row>
          <table:table-cell office:value-type="float" office:value="1228">
            <text:p>1 228</text:p>
          </table:table-cell>
          <table:table-cell office:value-type="string">
            <text:p>Amroh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37061}</text:p>
          </table:table-cell>
        </table:table-row>
        <table:table-row>
          <table:table-cell office:value-type="float" office:value="1229">
            <text:p>1 229</text:p>
          </table:table-cell>
          <table:table-cell office:value-type="string">
            <text:p>Serampore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37028}</text:p>
          </table:table-cell>
        </table:table-row>
        <table:table-row>
          <table:table-cell office:value-type="float" office:value="1230">
            <text:p>1 230</text:p>
          </table:table-cell>
          <table:table-cell office:value-type="string">
            <text:p>Chapra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136877}</text:p>
          </table:table-cell>
        </table:table-row>
        <table:table-row>
          <table:table-cell office:value-type="float" office:value="1231">
            <text:p>1 231</text:p>
          </table:table-cell>
          <table:table-cell office:value-type="string">
            <text:p>Pali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36842}</text:p>
          </table:table-cell>
        </table:table-row>
        <table:table-row>
          <table:table-cell office:value-type="float" office:value="1232">
            <text:p>1 232</text:p>
          </table:table-cell>
          <table:table-cell office:value-type="string">
            <text:p>Maunath Bhanjan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36697}</text:p>
          </table:table-cell>
        </table:table-row>
        <table:table-row>
          <table:table-cell office:value-type="float" office:value="1233">
            <text:p>1 233</text:p>
          </table:table-cell>
          <table:table-cell office:value-type="string">
            <text:p>Adoni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36182}</text:p>
          </table:table-cell>
        </table:table-row>
        <table:table-row>
          <table:table-cell office:value-type="float" office:value="1234">
            <text:p>1 234</text:p>
          </table:table-cell>
          <table:table-cell office:value-type="string">
            <text:p>Jaun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36062}</text:p>
          </table:table-cell>
        </table:table-row>
        <table:table-row>
          <table:table-cell office:value-type="float" office:value="1235">
            <text:p>1 235</text:p>
          </table:table-cell>
          <table:table-cell office:value-type="string">
            <text:p>Tirunelvel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35825}</text:p>
          </table:table-cell>
        </table:table-row>
        <table:table-row>
          <table:table-cell office:value-type="float" office:value="1236">
            <text:p>1 236</text:p>
          </table:table-cell>
          <table:table-cell office:value-type="string">
            <text:p>Bahraich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35400}</text:p>
          </table:table-cell>
        </table:table-row>
        <table:table-row>
          <table:table-cell office:value-type="float" office:value="1237">
            <text:p>1 237</text:p>
          </table:table-cell>
          <table:table-cell office:value-type="string">
            <text:p>Gadag Betigeri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34051}</text:p>
          </table:table-cell>
        </table:table-row>
        <table:table-row>
          <table:table-cell office:value-type="float" office:value="1238">
            <text:p>1 238</text:p>
          </table:table-cell>
          <table:table-cell office:value-type="string">
            <text:p>Proddatu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33914}</text:p>
          </table:table-cell>
        </table:table-row>
        <table:table-row>
          <table:table-cell office:value-type="float" office:value="1239">
            <text:p>1 239</text:p>
          </table:table-cell>
          <table:table-cell office:value-type="string">
            <text:p>Chittoo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33462}</text:p>
          </table:table-cell>
        </table:table-row>
        <table:table-row>
          <table:table-cell office:value-type="float" office:value="1240">
            <text:p>1 240</text:p>
          </table:table-cell>
          <table:table-cell office:value-type="string">
            <text:p>Barrack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33265}</text:p>
          </table:table-cell>
        </table:table-row>
        <table:table-row>
          <table:table-cell office:value-type="float" office:value="1241">
            <text:p>1 241</text:p>
          </table:table-cell>
          <table:table-cell office:value-type="string">
            <text:p>Bharuch (Broach)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33102}</text:p>
          </table:table-cell>
        </table:table-row>
        <table:table-row>
          <table:table-cell office:value-type="float" office:value="1242">
            <text:p>1 242</text:p>
          </table:table-cell>
          <table:table-cell office:value-type="string">
            <text:p>Naihati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32701}</text:p>
          </table:table-cell>
        </table:table-row>
        <table:table-row>
          <table:table-cell office:value-type="float" office:value="1243">
            <text:p>1 243</text:p>
          </table:table-cell>
          <table:table-cell office:value-type="string">
            <text:p>Shillong</text:p>
          </table:table-cell>
          <table:table-cell office:value-type="string">
            <text:p>IND</text:p>
          </table:table-cell>
          <table:table-cell office:value-type="string">
            <text:p>Meghalaya</text:p>
          </table:table-cell>
          <table:table-cell office:value-type="string">
            <text:p>{"Population": 131719}</text:p>
          </table:table-cell>
        </table:table-row>
        <table:table-row>
          <table:table-cell office:value-type="float" office:value="1244">
            <text:p>1 244</text:p>
          </table:table-cell>
          <table:table-cell office:value-type="string">
            <text:p>Sambalpur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131138}</text:p>
          </table:table-cell>
        </table:table-row>
        <table:table-row>
          <table:table-cell office:value-type="float" office:value="1245">
            <text:p>1 245</text:p>
          </table:table-cell>
          <table:table-cell office:value-type="string">
            <text:p>Junagadh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30484}</text:p>
          </table:table-cell>
        </table:table-row>
        <table:table-row>
          <table:table-cell office:value-type="float" office:value="1246">
            <text:p>1 246</text:p>
          </table:table-cell>
          <table:table-cell office:value-type="string">
            <text:p>Rae Bareli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29904}</text:p>
          </table:table-cell>
        </table:table-row>
        <table:table-row>
          <table:table-cell office:value-type="float" office:value="1247">
            <text:p>1 247</text:p>
          </table:table-cell>
          <table:table-cell office:value-type="string">
            <text:p>Rew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28981}</text:p>
          </table:table-cell>
        </table:table-row>
        <table:table-row>
          <table:table-cell office:value-type="float" office:value="1248">
            <text:p>1 248</text:p>
          </table:table-cell>
          <table:table-cell office:value-type="string">
            <text:p>Gurgaon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28608}</text:p>
          </table:table-cell>
        </table:table-row>
        <table:table-row>
          <table:table-cell office:value-type="float" office:value="1249">
            <text:p>1 249</text:p>
          </table:table-cell>
          <table:table-cell office:value-type="string">
            <text:p>Khammam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27992}</text:p>
          </table:table-cell>
        </table:table-row>
        <table:table-row>
          <table:table-cell office:value-type="float" office:value="1250">
            <text:p>1 250</text:p>
          </table:table-cell>
          <table:table-cell office:value-type="string">
            <text:p>Bulandshah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27201}</text:p>
          </table:table-cell>
        </table:table-row>
        <table:table-row>
          <table:table-cell office:value-type="float" office:value="1251">
            <text:p>1 251</text:p>
          </table:table-cell>
          <table:table-cell office:value-type="string">
            <text:p>Navsari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26089}</text:p>
          </table:table-cell>
        </table:table-row>
        <table:table-row>
          <table:table-cell office:value-type="float" office:value="1252">
            <text:p>1 252</text:p>
          </table:table-cell>
          <table:table-cell office:value-type="string">
            <text:p>Malkajgiri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26066}</text:p>
          </table:table-cell>
        </table:table-row>
        <table:table-row>
          <table:table-cell office:value-type="float" office:value="1253">
            <text:p>1 253</text:p>
          </table:table-cell>
          <table:table-cell office:value-type="string">
            <text:p>Midnapore (Medinipur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25498}</text:p>
          </table:table-cell>
        </table:table-row>
        <table:table-row>
          <table:table-cell office:value-type="float" office:value="1254">
            <text:p>1 254</text:p>
          </table:table-cell>
          <table:table-cell office:value-type="string">
            <text:p>Miraj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25407}</text:p>
          </table:table-cell>
        </table:table-row>
        <table:table-row>
          <table:table-cell office:value-type="float" office:value="1255">
            <text:p>1 255</text:p>
          </table:table-cell>
          <table:table-cell office:value-type="string">
            <text:p>Raj Nandgaon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125371}</text:p>
          </table:table-cell>
        </table:table-row>
        <table:table-row>
          <table:table-cell office:value-type="float" office:value="1256">
            <text:p>1 256</text:p>
          </table:table-cell>
          <table:table-cell office:value-type="string">
            <text:p>Alandur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25244}</text:p>
          </table:table-cell>
        </table:table-row>
        <table:table-row>
          <table:table-cell office:value-type="float" office:value="1257">
            <text:p>1 257</text:p>
          </table:table-cell>
          <table:table-cell office:value-type="string">
            <text:p>Puri</text:p>
          </table:table-cell>
          <table:table-cell office:value-type="string">
            <text:p>IND</text:p>
          </table:table-cell>
          <table:table-cell office:value-type="string">
            <text:p>Orissa</text:p>
          </table:table-cell>
          <table:table-cell office:value-type="string">
            <text:p>{"Population": 125199}</text:p>
          </table:table-cell>
        </table:table-row>
        <table:table-row>
          <table:table-cell office:value-type="float" office:value="1258">
            <text:p>1 258</text:p>
          </table:table-cell>
          <table:table-cell office:value-type="string">
            <text:p>Navadwip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25037}</text:p>
          </table:table-cell>
        </table:table-row>
        <table:table-row>
          <table:table-cell office:value-type="float" office:value="1259">
            <text:p>1 259</text:p>
          </table:table-cell>
          <table:table-cell office:value-type="string">
            <text:p>Sirsa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25000}</text:p>
          </table:table-cell>
        </table:table-row>
        <table:table-row>
          <table:table-cell office:value-type="float" office:value="1260">
            <text:p>1 260</text:p>
          </table:table-cell>
          <table:table-cell office:value-type="string">
            <text:p>Korba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124501}</text:p>
          </table:table-cell>
        </table:table-row>
        <table:table-row>
          <table:table-cell office:value-type="float" office:value="1261">
            <text:p>1 261</text:p>
          </table:table-cell>
          <table:table-cell office:value-type="string">
            <text:p>Faizabad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24437}</text:p>
          </table:table-cell>
        </table:table-row>
        <table:table-row>
          <table:table-cell office:value-type="float" office:value="1262">
            <text:p>1 262</text:p>
          </table:table-cell>
          <table:table-cell office:value-type="string">
            <text:p>Etawah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24072}</text:p>
          </table:table-cell>
        </table:table-row>
        <table:table-row>
          <table:table-cell office:value-type="float" office:value="1263">
            <text:p>1 263</text:p>
          </table:table-cell>
          <table:table-cell office:value-type="string">
            <text:p>Pathankot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23930}</text:p>
          </table:table-cell>
        </table:table-row>
        <table:table-row>
          <table:table-cell office:value-type="float" office:value="1264">
            <text:p>1 264</text:p>
          </table:table-cell>
          <table:table-cell office:value-type="string">
            <text:p>Gandhinaga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23359}</text:p>
          </table:table-cell>
        </table:table-row>
        <table:table-row>
          <table:table-cell office:value-type="float" office:value="1265">
            <text:p>1 265</text:p>
          </table:table-cell>
          <table:table-cell office:value-type="string">
            <text:p>Palghat (Palakkad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123289}</text:p>
          </table:table-cell>
        </table:table-row>
        <table:table-row>
          <table:table-cell office:value-type="float" office:value="1266">
            <text:p>1 266</text:p>
          </table:table-cell>
          <table:table-cell office:value-type="string">
            <text:p>Veraval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23000}</text:p>
          </table:table-cell>
        </table:table-row>
        <table:table-row>
          <table:table-cell office:value-type="float" office:value="1267">
            <text:p>1 267</text:p>
          </table:table-cell>
          <table:table-cell office:value-type="string">
            <text:p>Hoshiarpur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22705}</text:p>
          </table:table-cell>
        </table:table-row>
        <table:table-row>
          <table:table-cell office:value-type="float" office:value="1268">
            <text:p>1 268</text:p>
          </table:table-cell>
          <table:table-cell office:value-type="string">
            <text:p>Ambala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22596}</text:p>
          </table:table-cell>
        </table:table-row>
        <table:table-row>
          <table:table-cell office:value-type="float" office:value="1269">
            <text:p>1 269</text:p>
          </table:table-cell>
          <table:table-cell office:value-type="string">
            <text:p>Sita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21842}</text:p>
          </table:table-cell>
        </table:table-row>
        <table:table-row>
          <table:table-cell office:value-type="float" office:value="1270">
            <text:p>1 270</text:p>
          </table:table-cell>
          <table:table-cell office:value-type="string">
            <text:p>Bhiwani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121629}</text:p>
          </table:table-cell>
        </table:table-row>
        <table:table-row>
          <table:table-cell office:value-type="float" office:value="1271">
            <text:p>1 271</text:p>
          </table:table-cell>
          <table:table-cell office:value-type="string">
            <text:p>Cuddapah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21463}</text:p>
          </table:table-cell>
        </table:table-row>
        <table:table-row>
          <table:table-cell office:value-type="float" office:value="1272">
            <text:p>1 272</text:p>
          </table:table-cell>
          <table:table-cell office:value-type="string">
            <text:p>Bhimavaram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21314}</text:p>
          </table:table-cell>
        </table:table-row>
        <table:table-row>
          <table:table-cell office:value-type="float" office:value="1273">
            <text:p>1 273</text:p>
          </table:table-cell>
          <table:table-cell office:value-type="string">
            <text:p>Krishnanaga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21110}</text:p>
          </table:table-cell>
        </table:table-row>
        <table:table-row>
          <table:table-cell office:value-type="float" office:value="1274">
            <text:p>1 274</text:p>
          </table:table-cell>
          <table:table-cell office:value-type="string">
            <text:p>Chandannaga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20378}</text:p>
          </table:table-cell>
        </table:table-row>
        <table:table-row>
          <table:table-cell office:value-type="float" office:value="1275">
            <text:p>1 275</text:p>
          </table:table-cell>
          <table:table-cell office:value-type="string">
            <text:p>Mandya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20265}</text:p>
          </table:table-cell>
        </table:table-row>
        <table:table-row>
          <table:table-cell office:value-type="float" office:value="1276">
            <text:p>1 276</text:p>
          </table:table-cell>
          <table:table-cell office:value-type="string">
            <text:p>Dibrugarh</text:p>
          </table:table-cell>
          <table:table-cell office:value-type="string">
            <text:p>IND</text:p>
          </table:table-cell>
          <table:table-cell office:value-type="string">
            <text:p>Assam</text:p>
          </table:table-cell>
          <table:table-cell office:value-type="string">
            <text:p>{"Population": 120127}</text:p>
          </table:table-cell>
        </table:table-row>
        <table:table-row>
          <table:table-cell office:value-type="float" office:value="1277">
            <text:p>1 277</text:p>
          </table:table-cell>
          <table:table-cell office:value-type="string">
            <text:p>Nandyal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19813}</text:p>
          </table:table-cell>
        </table:table-row>
        <table:table-row>
          <table:table-cell office:value-type="float" office:value="1278">
            <text:p>1 278</text:p>
          </table:table-cell>
          <table:table-cell office:value-type="string">
            <text:p>Balurghat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19796}</text:p>
          </table:table-cell>
        </table:table-row>
        <table:table-row>
          <table:table-cell office:value-type="float" office:value="1279">
            <text:p>1 279</text:p>
          </table:table-cell>
          <table:table-cell office:value-type="string">
            <text:p>Neyvel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18080}</text:p>
          </table:table-cell>
        </table:table-row>
        <table:table-row>
          <table:table-cell office:value-type="float" office:value="1280">
            <text:p>1 280</text:p>
          </table:table-cell>
          <table:table-cell office:value-type="string">
            <text:p>Fatehpu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17675}</text:p>
          </table:table-cell>
        </table:table-row>
        <table:table-row>
          <table:table-cell office:value-type="float" office:value="1281">
            <text:p>1 281</text:p>
          </table:table-cell>
          <table:table-cell office:value-type="string">
            <text:p>Mahbubnaga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16833}</text:p>
          </table:table-cell>
        </table:table-row>
        <table:table-row>
          <table:table-cell office:value-type="float" office:value="1282">
            <text:p>1 282</text:p>
          </table:table-cell>
          <table:table-cell office:value-type="string">
            <text:p>Budaun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16695}</text:p>
          </table:table-cell>
        </table:table-row>
        <table:table-row>
          <table:table-cell office:value-type="float" office:value="1283">
            <text:p>1 283</text:p>
          </table:table-cell>
          <table:table-cell office:value-type="string">
            <text:p>Porbanda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16671}</text:p>
          </table:table-cell>
        </table:table-row>
        <table:table-row>
          <table:table-cell office:value-type="float" office:value="1284">
            <text:p>1 284</text:p>
          </table:table-cell>
          <table:table-cell office:value-type="string">
            <text:p>Silchar</text:p>
          </table:table-cell>
          <table:table-cell office:value-type="string">
            <text:p>IND</text:p>
          </table:table-cell>
          <table:table-cell office:value-type="string">
            <text:p>Assam</text:p>
          </table:table-cell>
          <table:table-cell office:value-type="string">
            <text:p>{"Population": 115483}</text:p>
          </table:table-cell>
        </table:table-row>
        <table:table-row>
          <table:table-cell office:value-type="float" office:value="1285">
            <text:p>1 285</text:p>
          </table:table-cell>
          <table:table-cell office:value-type="string">
            <text:p>Berhampore (Baharampur)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15144}</text:p>
          </table:table-cell>
        </table:table-row>
        <table:table-row>
          <table:table-cell office:value-type="float" office:value="1286">
            <text:p>1 286</text:p>
          </table:table-cell>
          <table:table-cell office:value-type="string">
            <text:p>Purnea (Purnia)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114912}</text:p>
          </table:table-cell>
        </table:table-row>
        <table:table-row>
          <table:table-cell office:value-type="float" office:value="1287">
            <text:p>1 287</text:p>
          </table:table-cell>
          <table:table-cell office:value-type="string">
            <text:p>Bankur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14876}</text:p>
          </table:table-cell>
        </table:table-row>
        <table:table-row>
          <table:table-cell office:value-type="float" office:value="1288">
            <text:p>1 288</text:p>
          </table:table-cell>
          <table:table-cell office:value-type="string">
            <text:p>Rajapalaiya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14202}</text:p>
          </table:table-cell>
        </table:table-row>
        <table:table-row>
          <table:table-cell office:value-type="float" office:value="1289">
            <text:p>1 289</text:p>
          </table:table-cell>
          <table:table-cell office:value-type="string">
            <text:p>Titagarh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14085}</text:p>
          </table:table-cell>
        </table:table-row>
        <table:table-row>
          <table:table-cell office:value-type="float" office:value="1290">
            <text:p>1 290</text:p>
          </table:table-cell>
          <table:table-cell office:value-type="string">
            <text:p>Halisaha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14028}</text:p>
          </table:table-cell>
        </table:table-row>
        <table:table-row>
          <table:table-cell office:value-type="float" office:value="1291">
            <text:p>1 291</text:p>
          </table:table-cell>
          <table:table-cell office:value-type="string">
            <text:p>Hathras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13285}</text:p>
          </table:table-cell>
        </table:table-row>
        <table:table-row>
          <table:table-cell office:value-type="float" office:value="1292">
            <text:p>1 292</text:p>
          </table:table-cell>
          <table:table-cell office:value-type="string">
            <text:p>Bhir (Bid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12434}</text:p>
          </table:table-cell>
        </table:table-row>
        <table:table-row>
          <table:table-cell office:value-type="float" office:value="1293">
            <text:p>1 293</text:p>
          </table:table-cell>
          <table:table-cell office:value-type="string">
            <text:p>Pallavara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11866}</text:p>
          </table:table-cell>
        </table:table-row>
        <table:table-row>
          <table:table-cell office:value-type="float" office:value="1294">
            <text:p>1 294</text:p>
          </table:table-cell>
          <table:table-cell office:value-type="string">
            <text:p>Anand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10266}</text:p>
          </table:table-cell>
        </table:table-row>
        <table:table-row>
          <table:table-cell office:value-type="float" office:value="1295">
            <text:p>1 295</text:p>
          </table:table-cell>
          <table:table-cell office:value-type="string">
            <text:p>Mango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110024}</text:p>
          </table:table-cell>
        </table:table-row>
        <table:table-row>
          <table:table-cell office:value-type="float" office:value="1296">
            <text:p>1 296</text:p>
          </table:table-cell>
          <table:table-cell office:value-type="string">
            <text:p>Santi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9956}</text:p>
          </table:table-cell>
        </table:table-row>
        <table:table-row>
          <table:table-cell office:value-type="float" office:value="1297">
            <text:p>1 297</text:p>
          </table:table-cell>
          <table:table-cell office:value-type="string">
            <text:p>Bhind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09755}</text:p>
          </table:table-cell>
        </table:table-row>
        <table:table-row>
          <table:table-cell office:value-type="float" office:value="1298">
            <text:p>1 298</text:p>
          </table:table-cell>
          <table:table-cell office:value-type="string">
            <text:p>Gondiya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09470}</text:p>
          </table:table-cell>
        </table:table-row>
        <table:table-row>
          <table:table-cell office:value-type="float" office:value="1299">
            <text:p>1 299</text:p>
          </table:table-cell>
          <table:table-cell office:value-type="string">
            <text:p>Tiruvannamala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09196}</text:p>
          </table:table-cell>
        </table:table-row>
        <table:table-row>
          <table:table-cell office:value-type="float" office:value="1300">
            <text:p>1 300</text:p>
          </table:table-cell>
          <table:table-cell office:value-type="string">
            <text:p>Yeotmal (Yavatmal)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08578}</text:p>
          </table:table-cell>
        </table:table-row>
        <table:table-row>
          <table:table-cell office:value-type="float" office:value="1301">
            <text:p>1 301</text:p>
          </table:table-cell>
          <table:table-cell office:value-type="string">
            <text:p>Kulti-Baraka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8518}</text:p>
          </table:table-cell>
        </table:table-row>
        <table:table-row>
          <table:table-cell office:value-type="float" office:value="1302">
            <text:p>1 302</text:p>
          </table:table-cell>
          <table:table-cell office:value-type="string">
            <text:p>Moga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08304}</text:p>
          </table:table-cell>
        </table:table-row>
        <table:table-row>
          <table:table-cell office:value-type="float" office:value="1303">
            <text:p>1 303</text:p>
          </table:table-cell>
          <table:table-cell office:value-type="string">
            <text:p>Shivapuri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08277}</text:p>
          </table:table-cell>
        </table:table-row>
        <table:table-row>
          <table:table-cell office:value-type="float" office:value="1304">
            <text:p>1 304</text:p>
          </table:table-cell>
          <table:table-cell office:value-type="string">
            <text:p>Bidar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108016}</text:p>
          </table:table-cell>
        </table:table-row>
        <table:table-row>
          <table:table-cell office:value-type="float" office:value="1305">
            <text:p>1 305</text:p>
          </table:table-cell>
          <table:table-cell office:value-type="string">
            <text:p>Guntakal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07592}</text:p>
          </table:table-cell>
        </table:table-row>
        <table:table-row>
          <table:table-cell office:value-type="float" office:value="1306">
            <text:p>1 306</text:p>
          </table:table-cell>
          <table:table-cell office:value-type="string">
            <text:p>Unnao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07425}</text:p>
          </table:table-cell>
        </table:table-row>
        <table:table-row>
          <table:table-cell office:value-type="float" office:value="1307">
            <text:p>1 307</text:p>
          </table:table-cell>
          <table:table-cell office:value-type="string">
            <text:p>Barasat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7365}</text:p>
          </table:table-cell>
        </table:table-row>
        <table:table-row>
          <table:table-cell office:value-type="float" office:value="1308">
            <text:p>1 308</text:p>
          </table:table-cell>
          <table:table-cell office:value-type="string">
            <text:p>Tambaram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07187}</text:p>
          </table:table-cell>
        </table:table-row>
        <table:table-row>
          <table:table-cell office:value-type="float" office:value="1309">
            <text:p>1 309</text:p>
          </table:table-cell>
          <table:table-cell office:value-type="string">
            <text:p>Abohar</text:p>
          </table:table-cell>
          <table:table-cell office:value-type="string">
            <text:p>IND</text:p>
          </table:table-cell>
          <table:table-cell office:value-type="string">
            <text:p>Punjab</text:p>
          </table:table-cell>
          <table:table-cell office:value-type="string">
            <text:p>{"Population": 107163}</text:p>
          </table:table-cell>
        </table:table-row>
        <table:table-row>
          <table:table-cell office:value-type="float" office:value="1310">
            <text:p>1 310</text:p>
          </table:table-cell>
          <table:table-cell office:value-type="string">
            <text:p>Pilibhit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06605}</text:p>
          </table:table-cell>
        </table:table-row>
        <table:table-row>
          <table:table-cell office:value-type="float" office:value="1311">
            <text:p>1 311</text:p>
          </table:table-cell>
          <table:table-cell office:value-type="string">
            <text:p>Valpara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106523}</text:p>
          </table:table-cell>
        </table:table-row>
        <table:table-row>
          <table:table-cell office:value-type="float" office:value="1312">
            <text:p>1 312</text:p>
          </table:table-cell>
          <table:table-cell office:value-type="string">
            <text:p>Gond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06078}</text:p>
          </table:table-cell>
        </table:table-row>
        <table:table-row>
          <table:table-cell office:value-type="float" office:value="1313">
            <text:p>1 313</text:p>
          </table:table-cell>
          <table:table-cell office:value-type="string">
            <text:p>Surendranaga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05973}</text:p>
          </table:table-cell>
        </table:table-row>
        <table:table-row>
          <table:table-cell office:value-type="float" office:value="1314">
            <text:p>1 314</text:p>
          </table:table-cell>
          <table:table-cell office:value-type="string">
            <text:p>Qutubullapu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05380}</text:p>
          </table:table-cell>
        </table:table-row>
        <table:table-row>
          <table:table-cell office:value-type="float" office:value="1315">
            <text:p>1 315</text:p>
          </table:table-cell>
          <table:table-cell office:value-type="string">
            <text:p>Beawar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05363}</text:p>
          </table:table-cell>
        </table:table-row>
        <table:table-row>
          <table:table-cell office:value-type="float" office:value="1316">
            <text:p>1 316</text:p>
          </table:table-cell>
          <table:table-cell office:value-type="string">
            <text:p>Hindupur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04651}</text:p>
          </table:table-cell>
        </table:table-row>
        <table:table-row>
          <table:table-cell office:value-type="float" office:value="1317">
            <text:p>1 317</text:p>
          </table:table-cell>
          <table:table-cell office:value-type="string">
            <text:p>Gandhidham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04585}</text:p>
          </table:table-cell>
        </table:table-row>
        <table:table-row>
          <table:table-cell office:value-type="float" office:value="1318">
            <text:p>1 318</text:p>
          </table:table-cell>
          <table:table-cell office:value-type="string">
            <text:p>Haldwani-cum-Kathgodam</text:p>
          </table:table-cell>
          <table:table-cell office:value-type="string">
            <text:p>IND</text:p>
          </table:table-cell>
          <table:table-cell office:value-type="string">
            <text:p>Uttaranchal</text:p>
          </table:table-cell>
          <table:table-cell office:value-type="string">
            <text:p>{"Population": 104195}</text:p>
          </table:table-cell>
        </table:table-row>
        <table:table-row>
          <table:table-cell office:value-type="float" office:value="1319">
            <text:p>1 319</text:p>
          </table:table-cell>
          <table:table-cell office:value-type="string">
            <text:p>Tellicherry (Thalassery)</text:p>
          </table:table-cell>
          <table:table-cell office:value-type="string">
            <text:p>IND</text:p>
          </table:table-cell>
          <table:table-cell office:value-type="string">
            <text:p>Kerala</text:p>
          </table:table-cell>
          <table:table-cell office:value-type="string">
            <text:p>{"Population": 103579}</text:p>
          </table:table-cell>
        </table:table-row>
        <table:table-row>
          <table:table-cell office:value-type="float" office:value="1320">
            <text:p>1 320</text:p>
          </table:table-cell>
          <table:table-cell office:value-type="string">
            <text:p>Wardha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102985}</text:p>
          </table:table-cell>
        </table:table-row>
        <table:table-row>
          <table:table-cell office:value-type="float" office:value="1321">
            <text:p>1 321</text:p>
          </table:table-cell>
          <table:table-cell office:value-type="string">
            <text:p>Rishr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2649}</text:p>
          </table:table-cell>
        </table:table-row>
        <table:table-row>
          <table:table-cell office:value-type="float" office:value="1322">
            <text:p>1 322</text:p>
          </table:table-cell>
          <table:table-cell office:value-type="string">
            <text:p>Bhuj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102176}</text:p>
          </table:table-cell>
        </table:table-row>
        <table:table-row>
          <table:table-cell office:value-type="float" office:value="1323">
            <text:p>1 323</text:p>
          </table:table-cell>
          <table:table-cell office:value-type="string">
            <text:p>Modinagar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101660}</text:p>
          </table:table-cell>
        </table:table-row>
        <table:table-row>
          <table:table-cell office:value-type="float" office:value="1324">
            <text:p>1 324</text:p>
          </table:table-cell>
          <table:table-cell office:value-type="string">
            <text:p>Gudivada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01656}</text:p>
          </table:table-cell>
        </table:table-row>
        <table:table-row>
          <table:table-cell office:value-type="float" office:value="1325">
            <text:p>1 325</text:p>
          </table:table-cell>
          <table:table-cell office:value-type="string">
            <text:p>Basirhat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1409}</text:p>
          </table:table-cell>
        </table:table-row>
        <table:table-row>
          <table:table-cell office:value-type="float" office:value="1326">
            <text:p>1 326</text:p>
          </table:table-cell>
          <table:table-cell office:value-type="string">
            <text:p>Uttarpara-Kotrung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0867}</text:p>
          </table:table-cell>
        </table:table-row>
        <table:table-row>
          <table:table-cell office:value-type="float" office:value="1327">
            <text:p>1 327</text:p>
          </table:table-cell>
          <table:table-cell office:value-type="string">
            <text:p>Ongole</text:p>
          </table:table-cell>
          <table:table-cell office:value-type="string">
            <text:p>IND</text:p>
          </table:table-cell>
          <table:table-cell office:value-type="string">
            <text:p>Andhra Pradesh</text:p>
          </table:table-cell>
          <table:table-cell office:value-type="string">
            <text:p>{"Population": 100836}</text:p>
          </table:table-cell>
        </table:table-row>
        <table:table-row>
          <table:table-cell office:value-type="float" office:value="1328">
            <text:p>1 328</text:p>
          </table:table-cell>
          <table:table-cell office:value-type="string">
            <text:p>North Barrackpur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0513}</text:p>
          </table:table-cell>
        </table:table-row>
        <table:table-row>
          <table:table-cell office:value-type="float" office:value="1329">
            <text:p>1 329</text:p>
          </table:table-cell>
          <table:table-cell office:value-type="string">
            <text:p>Gun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100490}</text:p>
          </table:table-cell>
        </table:table-row>
        <table:table-row>
          <table:table-cell office:value-type="float" office:value="1330">
            <text:p>1 330</text:p>
          </table:table-cell>
          <table:table-cell office:value-type="string">
            <text:p>Haldi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0347}</text:p>
          </table:table-cell>
        </table:table-row>
        <table:table-row>
          <table:table-cell office:value-type="float" office:value="1331">
            <text:p>1 331</text:p>
          </table:table-cell>
          <table:table-cell office:value-type="string">
            <text:p>Habr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0223}</text:p>
          </table:table-cell>
        </table:table-row>
        <table:table-row>
          <table:table-cell office:value-type="float" office:value="1332">
            <text:p>1 332</text:p>
          </table:table-cell>
          <table:table-cell office:value-type="string">
            <text:p>Kanchrapar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100194}</text:p>
          </table:table-cell>
        </table:table-row>
        <table:table-row>
          <table:table-cell office:value-type="float" office:value="1333">
            <text:p>1 333</text:p>
          </table:table-cell>
          <table:table-cell office:value-type="string">
            <text:p>Tonk</text:p>
          </table:table-cell>
          <table:table-cell office:value-type="string">
            <text:p>IND</text:p>
          </table:table-cell>
          <table:table-cell office:value-type="string">
            <text:p>Rajasthan</text:p>
          </table:table-cell>
          <table:table-cell office:value-type="string">
            <text:p>{"Population": 100079}</text:p>
          </table:table-cell>
        </table:table-row>
        <table:table-row>
          <table:table-cell office:value-type="float" office:value="1334">
            <text:p>1 334</text:p>
          </table:table-cell>
          <table:table-cell office:value-type="string">
            <text:p>Champdani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98818}</text:p>
          </table:table-cell>
        </table:table-row>
        <table:table-row>
          <table:table-cell office:value-type="float" office:value="1335">
            <text:p>1 335</text:p>
          </table:table-cell>
          <table:table-cell office:value-type="string">
            <text:p>Orai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98640}</text:p>
          </table:table-cell>
        </table:table-row>
        <table:table-row>
          <table:table-cell office:value-type="float" office:value="1336">
            <text:p>1 336</text:p>
          </table:table-cell>
          <table:table-cell office:value-type="string">
            <text:p>Pudukkotta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98619}</text:p>
          </table:table-cell>
        </table:table-row>
        <table:table-row>
          <table:table-cell office:value-type="float" office:value="1337">
            <text:p>1 337</text:p>
          </table:table-cell>
          <table:table-cell office:value-type="string">
            <text:p>Sasaram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98220}</text:p>
          </table:table-cell>
        </table:table-row>
        <table:table-row>
          <table:table-cell office:value-type="float" office:value="1338">
            <text:p>1 338</text:p>
          </table:table-cell>
          <table:table-cell office:value-type="string">
            <text:p>Hazaribag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97712}</text:p>
          </table:table-cell>
        </table:table-row>
        <table:table-row>
          <table:table-cell office:value-type="float" office:value="1339">
            <text:p>1 339</text:p>
          </table:table-cell>
          <table:table-cell office:value-type="string">
            <text:p>Palayankottai</text:p>
          </table:table-cell>
          <table:table-cell office:value-type="string">
            <text:p>IND</text:p>
          </table:table-cell>
          <table:table-cell office:value-type="string">
            <text:p>Tamil Nadu</text:p>
          </table:table-cell>
          <table:table-cell office:value-type="string">
            <text:p>{"Population": 97662}</text:p>
          </table:table-cell>
        </table:table-row>
        <table:table-row>
          <table:table-cell office:value-type="float" office:value="1340">
            <text:p>1 340</text:p>
          </table:table-cell>
          <table:table-cell office:value-type="string">
            <text:p>Banda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97227}</text:p>
          </table:table-cell>
        </table:table-row>
        <table:table-row>
          <table:table-cell office:value-type="float" office:value="1341">
            <text:p>1 341</text:p>
          </table:table-cell>
          <table:table-cell office:value-type="string">
            <text:p>Godhra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96813}</text:p>
          </table:table-cell>
        </table:table-row>
        <table:table-row>
          <table:table-cell office:value-type="float" office:value="1342">
            <text:p>1 342</text:p>
          </table:table-cell>
          <table:table-cell office:value-type="string">
            <text:p>Hospet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96322}</text:p>
          </table:table-cell>
        </table:table-row>
        <table:table-row>
          <table:table-cell office:value-type="float" office:value="1343">
            <text:p>1 343</text:p>
          </table:table-cell>
          <table:table-cell office:value-type="string">
            <text:p>Ashoknagar-Kalyangarh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96315}</text:p>
          </table:table-cell>
        </table:table-row>
        <table:table-row>
          <table:table-cell office:value-type="float" office:value="1344">
            <text:p>1 344</text:p>
          </table:table-cell>
          <table:table-cell office:value-type="string">
            <text:p>Achalpur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96216}</text:p>
          </table:table-cell>
        </table:table-row>
        <table:table-row>
          <table:table-cell office:value-type="float" office:value="1345">
            <text:p>1 345</text:p>
          </table:table-cell>
          <table:table-cell office:value-type="string">
            <text:p>Patan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96109}</text:p>
          </table:table-cell>
        </table:table-row>
        <table:table-row>
          <table:table-cell office:value-type="float" office:value="1346">
            <text:p>1 346</text:p>
          </table:table-cell>
          <table:table-cell office:value-type="string">
            <text:p>Mandasor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95758}</text:p>
          </table:table-cell>
        </table:table-row>
        <table:table-row>
          <table:table-cell office:value-type="float" office:value="1347">
            <text:p>1 347</text:p>
          </table:table-cell>
          <table:table-cell office:value-type="string">
            <text:p>Damoh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95661}</text:p>
          </table:table-cell>
        </table:table-row>
        <table:table-row>
          <table:table-cell office:value-type="float" office:value="1348">
            <text:p>1 348</text:p>
          </table:table-cell>
          <table:table-cell office:value-type="string">
            <text:p>Satara</text:p>
          </table:table-cell>
          <table:table-cell office:value-type="string">
            <text:p>IND</text:p>
          </table:table-cell>
          <table:table-cell office:value-type="string">
            <text:p>Maharashtra</text:p>
          </table:table-cell>
          <table:table-cell office:value-type="string">
            <text:p>{"Population": 95133}</text:p>
          </table:table-cell>
        </table:table-row>
        <table:table-row>
          <table:table-cell office:value-type="float" office:value="1349">
            <text:p>1 349</text:p>
          </table:table-cell>
          <table:table-cell office:value-type="string">
            <text:p>Meerut Cantonment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94876}</text:p>
          </table:table-cell>
        </table:table-row>
        <table:table-row>
          <table:table-cell office:value-type="float" office:value="1350">
            <text:p>1 350</text:p>
          </table:table-cell>
          <table:table-cell office:value-type="string">
            <text:p>Dehri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94526}</text:p>
          </table:table-cell>
        </table:table-row>
        <table:table-row>
          <table:table-cell office:value-type="float" office:value="1351">
            <text:p>1 351</text:p>
          </table:table-cell>
          <table:table-cell office:value-type="string">
            <text:p>Delhi Cantonment</text:p>
          </table:table-cell>
          <table:table-cell office:value-type="string">
            <text:p>IND</text:p>
          </table:table-cell>
          <table:table-cell office:value-type="string">
            <text:p>Delhi</text:p>
          </table:table-cell>
          <table:table-cell office:value-type="string">
            <text:p>{"Population": 94326}</text:p>
          </table:table-cell>
        </table:table-row>
        <table:table-row>
          <table:table-cell office:value-type="float" office:value="1352">
            <text:p>1 352</text:p>
          </table:table-cell>
          <table:table-cell office:value-type="string">
            <text:p>Chhindwar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93731}</text:p>
          </table:table-cell>
        </table:table-row>
        <table:table-row>
          <table:table-cell office:value-type="float" office:value="1353">
            <text:p>1 353</text:p>
          </table:table-cell>
          <table:table-cell office:value-type="string">
            <text:p>Bansberia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93447}</text:p>
          </table:table-cell>
        </table:table-row>
        <table:table-row>
          <table:table-cell office:value-type="float" office:value="1354">
            <text:p>1 354</text:p>
          </table:table-cell>
          <table:table-cell office:value-type="string">
            <text:p>Nagaon</text:p>
          </table:table-cell>
          <table:table-cell office:value-type="string">
            <text:p>IND</text:p>
          </table:table-cell>
          <table:table-cell office:value-type="string">
            <text:p>Assam</text:p>
          </table:table-cell>
          <table:table-cell office:value-type="string">
            <text:p>{"Population": 93350}</text:p>
          </table:table-cell>
        </table:table-row>
        <table:table-row>
          <table:table-cell office:value-type="float" office:value="1355">
            <text:p>1 355</text:p>
          </table:table-cell>
          <table:table-cell office:value-type="string">
            <text:p>Kanpur Cantonment</text:p>
          </table:table-cell>
          <table:table-cell office:value-type="string">
            <text:p>IND</text:p>
          </table:table-cell>
          <table:table-cell office:value-type="string">
            <text:p>Uttar Pradesh</text:p>
          </table:table-cell>
          <table:table-cell office:value-type="string">
            <text:p>{"Population": 93109}</text:p>
          </table:table-cell>
        </table:table-row>
        <table:table-row>
          <table:table-cell office:value-type="float" office:value="1356">
            <text:p>1 356</text:p>
          </table:table-cell>
          <table:table-cell office:value-type="string">
            <text:p>Vidisha</text:p>
          </table:table-cell>
          <table:table-cell office:value-type="string">
            <text:p>IND</text:p>
          </table:table-cell>
          <table:table-cell office:value-type="string">
            <text:p>Madhya Pradesh</text:p>
          </table:table-cell>
          <table:table-cell office:value-type="string">
            <text:p>{"Population": 92917}</text:p>
          </table:table-cell>
        </table:table-row>
        <table:table-row>
          <table:table-cell office:value-type="float" office:value="1357">
            <text:p>1 357</text:p>
          </table:table-cell>
          <table:table-cell office:value-type="string">
            <text:p>Bettiah</text:p>
          </table:table-cell>
          <table:table-cell office:value-type="string">
            <text:p>IND</text:p>
          </table:table-cell>
          <table:table-cell office:value-type="string">
            <text:p>Bihar</text:p>
          </table:table-cell>
          <table:table-cell office:value-type="string">
            <text:p>{"Population": 92583}</text:p>
          </table:table-cell>
        </table:table-row>
        <table:table-row>
          <table:table-cell office:value-type="float" office:value="1358">
            <text:p>1 358</text:p>
          </table:table-cell>
          <table:table-cell office:value-type="string">
            <text:p>Purulia</text:p>
          </table:table-cell>
          <table:table-cell office:value-type="string">
            <text:p>IND</text:p>
          </table:table-cell>
          <table:table-cell office:value-type="string">
            <text:p>Jharkhand</text:p>
          </table:table-cell>
          <table:table-cell office:value-type="string">
            <text:p>{"Population": 92574}</text:p>
          </table:table-cell>
        </table:table-row>
        <table:table-row>
          <table:table-cell office:value-type="float" office:value="1359">
            <text:p>1 359</text:p>
          </table:table-cell>
          <table:table-cell office:value-type="string">
            <text:p>Hassan</text:p>
          </table:table-cell>
          <table:table-cell office:value-type="string">
            <text:p>IND</text:p>
          </table:table-cell>
          <table:table-cell office:value-type="string">
            <text:p>Karnataka</text:p>
          </table:table-cell>
          <table:table-cell office:value-type="string">
            <text:p>{"Population": 90803}</text:p>
          </table:table-cell>
        </table:table-row>
        <table:table-row>
          <table:table-cell office:value-type="float" office:value="1360">
            <text:p>1 360</text:p>
          </table:table-cell>
          <table:table-cell office:value-type="string">
            <text:p>Ambala Sadar</text:p>
          </table:table-cell>
          <table:table-cell office:value-type="string">
            <text:p>IND</text:p>
          </table:table-cell>
          <table:table-cell office:value-type="string">
            <text:p>Haryana</text:p>
          </table:table-cell>
          <table:table-cell office:value-type="string">
            <text:p>{"Population": 90712}</text:p>
          </table:table-cell>
        </table:table-row>
        <table:table-row>
          <table:table-cell office:value-type="float" office:value="1361">
            <text:p>1 361</text:p>
          </table:table-cell>
          <table:table-cell office:value-type="string">
            <text:p>Baidyabati</text:p>
          </table:table-cell>
          <table:table-cell office:value-type="string">
            <text:p>IND</text:p>
          </table:table-cell>
          <table:table-cell office:value-type="string">
            <text:p>West Bengali</text:p>
          </table:table-cell>
          <table:table-cell office:value-type="string">
            <text:p>{"Population": 90601}</text:p>
          </table:table-cell>
        </table:table-row>
        <table:table-row>
          <table:table-cell office:value-type="float" office:value="1362">
            <text:p>1 362</text:p>
          </table:table-cell>
          <table:table-cell office:value-type="string">
            <text:p>Morvi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90357}</text:p>
          </table:table-cell>
        </table:table-row>
        <table:table-row>
          <table:table-cell office:value-type="float" office:value="1363">
            <text:p>1 363</text:p>
          </table:table-cell>
          <table:table-cell office:value-type="string">
            <text:p>Raigarh</text:p>
          </table:table-cell>
          <table:table-cell office:value-type="string">
            <text:p>IND</text:p>
          </table:table-cell>
          <table:table-cell office:value-type="string">
            <text:p>Chhatisgarh</text:p>
          </table:table-cell>
          <table:table-cell office:value-type="string">
            <text:p>{"Population": 89166}</text:p>
          </table:table-cell>
        </table:table-row>
        <table:table-row>
          <table:table-cell office:value-type="float" office:value="1364">
            <text:p>1 364</text:p>
          </table:table-cell>
          <table:table-cell office:value-type="string">
            <text:p>Vejalpur</text:p>
          </table:table-cell>
          <table:table-cell office:value-type="string">
            <text:p>IND</text:p>
          </table:table-cell>
          <table:table-cell office:value-type="string">
            <text:p>Gujarat</text:p>
          </table:table-cell>
          <table:table-cell office:value-type="string">
            <text:p>{"Population": 89053}</text:p>
          </table:table-cell>
        </table:table-row>
        <table:table-row>
          <table:table-cell office:value-type="float" office:value="1365">
            <text:p>1 365</text:p>
          </table:table-cell>
          <table:table-cell office:value-type="string">
            <text:p>Baghdad</text:p>
          </table:table-cell>
          <table:table-cell office:value-type="string">
            <text:p>IRQ</text:p>
          </table:table-cell>
          <table:table-cell office:value-type="string">
            <text:p>Baghdad</text:p>
          </table:table-cell>
          <table:table-cell office:value-type="string">
            <text:p>{"Population": 4336000}</text:p>
          </table:table-cell>
        </table:table-row>
        <table:table-row>
          <table:table-cell office:value-type="float" office:value="1366">
            <text:p>1 366</text:p>
          </table:table-cell>
          <table:table-cell office:value-type="string">
            <text:p>Mosul</text:p>
          </table:table-cell>
          <table:table-cell office:value-type="string">
            <text:p>IRQ</text:p>
          </table:table-cell>
          <table:table-cell office:value-type="string">
            <text:p>Ninawa</text:p>
          </table:table-cell>
          <table:table-cell office:value-type="string">
            <text:p>{"Population": 879000}</text:p>
          </table:table-cell>
        </table:table-row>
        <table:table-row>
          <table:table-cell office:value-type="float" office:value="1367">
            <text:p>1 367</text:p>
          </table:table-cell>
          <table:table-cell office:value-type="string">
            <text:p>Irbil</text:p>
          </table:table-cell>
          <table:table-cell office:value-type="string">
            <text:p>IRQ</text:p>
          </table:table-cell>
          <table:table-cell office:value-type="string">
            <text:p>Irbil</text:p>
          </table:table-cell>
          <table:table-cell office:value-type="string">
            <text:p>{"Population": 485968}</text:p>
          </table:table-cell>
        </table:table-row>
        <table:table-row>
          <table:table-cell office:value-type="float" office:value="1368">
            <text:p>1 368</text:p>
          </table:table-cell>
          <table:table-cell office:value-type="string">
            <text:p>Kirkuk</text:p>
          </table:table-cell>
          <table:table-cell office:value-type="string">
            <text:p>IRQ</text:p>
          </table:table-cell>
          <table:table-cell office:value-type="string">
            <text:p>al-Tamim</text:p>
          </table:table-cell>
          <table:table-cell office:value-type="string">
            <text:p>{"Population": 418624}</text:p>
          </table:table-cell>
        </table:table-row>
        <table:table-row>
          <table:table-cell office:value-type="float" office:value="1369">
            <text:p>1 369</text:p>
          </table:table-cell>
          <table:table-cell office:value-type="string">
            <text:p>Basra</text:p>
          </table:table-cell>
          <table:table-cell office:value-type="string">
            <text:p>IRQ</text:p>
          </table:table-cell>
          <table:table-cell office:value-type="string">
            <text:p>Basra</text:p>
          </table:table-cell>
          <table:table-cell office:value-type="string">
            <text:p>{"Population": 406296}</text:p>
          </table:table-cell>
        </table:table-row>
        <table:table-row>
          <table:table-cell office:value-type="float" office:value="1370">
            <text:p>1 370</text:p>
          </table:table-cell>
          <table:table-cell office:value-type="string">
            <text:p>al-Sulaymaniya</text:p>
          </table:table-cell>
          <table:table-cell office:value-type="string">
            <text:p>IRQ</text:p>
          </table:table-cell>
          <table:table-cell office:value-type="string">
            <text:p>al-Sulaymaniya</text:p>
          </table:table-cell>
          <table:table-cell office:value-type="string">
            <text:p>{"Population": 364096}</text:p>
          </table:table-cell>
        </table:table-row>
        <table:table-row>
          <table:table-cell office:value-type="float" office:value="1371">
            <text:p>1 371</text:p>
          </table:table-cell>
          <table:table-cell office:value-type="string">
            <text:p>al-Najaf</text:p>
          </table:table-cell>
          <table:table-cell office:value-type="string">
            <text:p>IRQ</text:p>
          </table:table-cell>
          <table:table-cell office:value-type="string">
            <text:p>al-Najaf</text:p>
          </table:table-cell>
          <table:table-cell office:value-type="string">
            <text:p>{"Population": 309010}</text:p>
          </table:table-cell>
        </table:table-row>
        <table:table-row>
          <table:table-cell office:value-type="float" office:value="1372">
            <text:p>1 372</text:p>
          </table:table-cell>
          <table:table-cell office:value-type="string">
            <text:p>Karbala</text:p>
          </table:table-cell>
          <table:table-cell office:value-type="string">
            <text:p>IRQ</text:p>
          </table:table-cell>
          <table:table-cell office:value-type="string">
            <text:p>Karbala</text:p>
          </table:table-cell>
          <table:table-cell office:value-type="string">
            <text:p>{"Population": 296705}</text:p>
          </table:table-cell>
        </table:table-row>
        <table:table-row>
          <table:table-cell office:value-type="float" office:value="1373">
            <text:p>1 373</text:p>
          </table:table-cell>
          <table:table-cell office:value-type="string">
            <text:p>al-Hilla</text:p>
          </table:table-cell>
          <table:table-cell office:value-type="string">
            <text:p>IRQ</text:p>
          </table:table-cell>
          <table:table-cell office:value-type="string">
            <text:p>Babil</text:p>
          </table:table-cell>
          <table:table-cell office:value-type="string">
            <text:p>{"Population": 268834}</text:p>
          </table:table-cell>
        </table:table-row>
        <table:table-row>
          <table:table-cell office:value-type="float" office:value="1374">
            <text:p>1 374</text:p>
          </table:table-cell>
          <table:table-cell office:value-type="string">
            <text:p>al-Nasiriya</text:p>
          </table:table-cell>
          <table:table-cell office:value-type="string">
            <text:p>IRQ</text:p>
          </table:table-cell>
          <table:table-cell office:value-type="string">
            <text:p>DhiQar</text:p>
          </table:table-cell>
          <table:table-cell office:value-type="string">
            <text:p>{"Population": 265937}</text:p>
          </table:table-cell>
        </table:table-row>
        <table:table-row>
          <table:table-cell office:value-type="float" office:value="1375">
            <text:p>1 375</text:p>
          </table:table-cell>
          <table:table-cell office:value-type="string">
            <text:p>al-Amara</text:p>
          </table:table-cell>
          <table:table-cell office:value-type="string">
            <text:p>IRQ</text:p>
          </table:table-cell>
          <table:table-cell office:value-type="string">
            <text:p>Maysan</text:p>
          </table:table-cell>
          <table:table-cell office:value-type="string">
            <text:p>{"Population": 208797}</text:p>
          </table:table-cell>
        </table:table-row>
        <table:table-row>
          <table:table-cell office:value-type="float" office:value="1376">
            <text:p>1 376</text:p>
          </table:table-cell>
          <table:table-cell office:value-type="string">
            <text:p>al-Diwaniya</text:p>
          </table:table-cell>
          <table:table-cell office:value-type="string">
            <text:p>IRQ</text:p>
          </table:table-cell>
          <table:table-cell office:value-type="string">
            <text:p>al-Qadisiya</text:p>
          </table:table-cell>
          <table:table-cell office:value-type="string">
            <text:p>{"Population": 196519}</text:p>
          </table:table-cell>
        </table:table-row>
        <table:table-row>
          <table:table-cell office:value-type="float" office:value="1377">
            <text:p>1 377</text:p>
          </table:table-cell>
          <table:table-cell office:value-type="string">
            <text:p>al-Ramadi</text:p>
          </table:table-cell>
          <table:table-cell office:value-type="string">
            <text:p>IRQ</text:p>
          </table:table-cell>
          <table:table-cell office:value-type="string">
            <text:p>al-Anbar</text:p>
          </table:table-cell>
          <table:table-cell office:value-type="string">
            <text:p>{"Population": 192556}</text:p>
          </table:table-cell>
        </table:table-row>
        <table:table-row>
          <table:table-cell office:value-type="float" office:value="1378">
            <text:p>1 378</text:p>
          </table:table-cell>
          <table:table-cell office:value-type="string">
            <text:p>al-Kut</text:p>
          </table:table-cell>
          <table:table-cell office:value-type="string">
            <text:p>IRQ</text:p>
          </table:table-cell>
          <table:table-cell office:value-type="string">
            <text:p>Wasit</text:p>
          </table:table-cell>
          <table:table-cell office:value-type="string">
            <text:p>{"Population": 183183}</text:p>
          </table:table-cell>
        </table:table-row>
        <table:table-row>
          <table:table-cell office:value-type="float" office:value="1379">
            <text:p>1 379</text:p>
          </table:table-cell>
          <table:table-cell office:value-type="string">
            <text:p>Baquba</text:p>
          </table:table-cell>
          <table:table-cell office:value-type="string">
            <text:p>IRQ</text:p>
          </table:table-cell>
          <table:table-cell office:value-type="string">
            <text:p>Diyala</text:p>
          </table:table-cell>
          <table:table-cell office:value-type="string">
            <text:p>{"Population": 114516}</text:p>
          </table:table-cell>
        </table:table-row>
        <table:table-row>
          <table:table-cell office:value-type="float" office:value="1380">
            <text:p>1 380</text:p>
          </table:table-cell>
          <table:table-cell office:value-type="string">
            <text:p>Teheran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6758845}</text:p>
          </table:table-cell>
        </table:table-row>
        <table:table-row>
          <table:table-cell office:value-type="float" office:value="1381">
            <text:p>1 381</text:p>
          </table:table-cell>
          <table:table-cell office:value-type="string">
            <text:p>Mashhad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1887405}</text:p>
          </table:table-cell>
        </table:table-row>
        <table:table-row>
          <table:table-cell office:value-type="float" office:value="1382">
            <text:p>1 382</text:p>
          </table:table-cell>
          <table:table-cell office:value-type="string">
            <text:p>Esfahan</text:p>
          </table:table-cell>
          <table:table-cell office:value-type="string">
            <text:p>IRN</text:p>
          </table:table-cell>
          <table:table-cell office:value-type="string">
            <text:p>Esfahan</text:p>
          </table:table-cell>
          <table:table-cell office:value-type="string">
            <text:p>{"Population": 1266072}</text:p>
          </table:table-cell>
        </table:table-row>
        <table:table-row>
          <table:table-cell office:value-type="float" office:value="1383">
            <text:p>1 383</text:p>
          </table:table-cell>
          <table:table-cell office:value-type="string">
            <text:p>Tabriz</text:p>
          </table:table-cell>
          <table:table-cell office:value-type="string">
            <text:p>IRN</text:p>
          </table:table-cell>
          <table:table-cell office:value-type="string">
            <text:p>East Azerbaidzan</text:p>
          </table:table-cell>
          <table:table-cell office:value-type="string">
            <text:p>{"Population": 1191043}</text:p>
          </table:table-cell>
        </table:table-row>
        <table:table-row>
          <table:table-cell office:value-type="float" office:value="1384">
            <text:p>1 384</text:p>
          </table:table-cell>
          <table:table-cell office:value-type="string">
            <text:p>Shiraz</text:p>
          </table:table-cell>
          <table:table-cell office:value-type="string">
            <text:p>IRN</text:p>
          </table:table-cell>
          <table:table-cell office:value-type="string">
            <text:p>Fars</text:p>
          </table:table-cell>
          <table:table-cell office:value-type="string">
            <text:p>{"Population": 1053025}</text:p>
          </table:table-cell>
        </table:table-row>
        <table:table-row>
          <table:table-cell office:value-type="float" office:value="1385">
            <text:p>1 385</text:p>
          </table:table-cell>
          <table:table-cell office:value-type="string">
            <text:p>Karaj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940968}</text:p>
          </table:table-cell>
        </table:table-row>
        <table:table-row>
          <table:table-cell office:value-type="float" office:value="1386">
            <text:p>1 386</text:p>
          </table:table-cell>
          <table:table-cell office:value-type="string">
            <text:p>Ahvaz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804980}</text:p>
          </table:table-cell>
        </table:table-row>
        <table:table-row>
          <table:table-cell office:value-type="float" office:value="1387">
            <text:p>1 387</text:p>
          </table:table-cell>
          <table:table-cell office:value-type="string">
            <text:p>Qom</text:p>
          </table:table-cell>
          <table:table-cell office:value-type="string">
            <text:p>IRN</text:p>
          </table:table-cell>
          <table:table-cell office:value-type="string">
            <text:p>Qom</text:p>
          </table:table-cell>
          <table:table-cell office:value-type="string">
            <text:p>{"Population": 777677}</text:p>
          </table:table-cell>
        </table:table-row>
        <table:table-row>
          <table:table-cell office:value-type="float" office:value="1388">
            <text:p>1 388</text:p>
          </table:table-cell>
          <table:table-cell office:value-type="string">
            <text:p>Kermanshah</text:p>
          </table:table-cell>
          <table:table-cell office:value-type="string">
            <text:p>IRN</text:p>
          </table:table-cell>
          <table:table-cell office:value-type="string">
            <text:p>Kermanshah</text:p>
          </table:table-cell>
          <table:table-cell office:value-type="string">
            <text:p>{"Population": 692986}</text:p>
          </table:table-cell>
        </table:table-row>
        <table:table-row>
          <table:table-cell office:value-type="float" office:value="1389">
            <text:p>1 389</text:p>
          </table:table-cell>
          <table:table-cell office:value-type="string">
            <text:p>Urmia</text:p>
          </table:table-cell>
          <table:table-cell office:value-type="string">
            <text:p>IRN</text:p>
          </table:table-cell>
          <table:table-cell office:value-type="string">
            <text:p>West Azerbaidzan</text:p>
          </table:table-cell>
          <table:table-cell office:value-type="string">
            <text:p>{"Population": 435200}</text:p>
          </table:table-cell>
        </table:table-row>
        <table:table-row>
          <table:table-cell office:value-type="float" office:value="1390">
            <text:p>1 390</text:p>
          </table:table-cell>
          <table:table-cell office:value-type="string">
            <text:p>Zahedan</text:p>
          </table:table-cell>
          <table:table-cell office:value-type="string">
            <text:p>IRN</text:p>
          </table:table-cell>
          <table:table-cell office:value-type="string">
            <text:p>Sistan va Baluchesta</text:p>
          </table:table-cell>
          <table:table-cell office:value-type="string">
            <text:p>{"Population": 419518}</text:p>
          </table:table-cell>
        </table:table-row>
        <table:table-row>
          <table:table-cell office:value-type="float" office:value="1391">
            <text:p>1 391</text:p>
          </table:table-cell>
          <table:table-cell office:value-type="string">
            <text:p>Rasht</text:p>
          </table:table-cell>
          <table:table-cell office:value-type="string">
            <text:p>IRN</text:p>
          </table:table-cell>
          <table:table-cell office:value-type="string">
            <text:p>Gilan</text:p>
          </table:table-cell>
          <table:table-cell office:value-type="string">
            <text:p>{"Population": 417748}</text:p>
          </table:table-cell>
        </table:table-row>
        <table:table-row>
          <table:table-cell office:value-type="float" office:value="1392">
            <text:p>1 392</text:p>
          </table:table-cell>
          <table:table-cell office:value-type="string">
            <text:p>Hamadan</text:p>
          </table:table-cell>
          <table:table-cell office:value-type="string">
            <text:p>IRN</text:p>
          </table:table-cell>
          <table:table-cell office:value-type="string">
            <text:p>Hamadan</text:p>
          </table:table-cell>
          <table:table-cell office:value-type="string">
            <text:p>{"Population": 401281}</text:p>
          </table:table-cell>
        </table:table-row>
        <table:table-row>
          <table:table-cell office:value-type="float" office:value="1393">
            <text:p>1 393</text:p>
          </table:table-cell>
          <table:table-cell office:value-type="string">
            <text:p>Kerman</text:p>
          </table:table-cell>
          <table:table-cell office:value-type="string">
            <text:p>IRN</text:p>
          </table:table-cell>
          <table:table-cell office:value-type="string">
            <text:p>Kerman</text:p>
          </table:table-cell>
          <table:table-cell office:value-type="string">
            <text:p>{"Population": 384991}</text:p>
          </table:table-cell>
        </table:table-row>
        <table:table-row>
          <table:table-cell office:value-type="float" office:value="1394">
            <text:p>1 394</text:p>
          </table:table-cell>
          <table:table-cell office:value-type="string">
            <text:p>Arak</text:p>
          </table:table-cell>
          <table:table-cell office:value-type="string">
            <text:p>IRN</text:p>
          </table:table-cell>
          <table:table-cell office:value-type="string">
            <text:p>Markazi</text:p>
          </table:table-cell>
          <table:table-cell office:value-type="string">
            <text:p>{"Population": 380755}</text:p>
          </table:table-cell>
        </table:table-row>
        <table:table-row>
          <table:table-cell office:value-type="float" office:value="1395">
            <text:p>1 395</text:p>
          </table:table-cell>
          <table:table-cell office:value-type="string">
            <text:p>Ardebil</text:p>
          </table:table-cell>
          <table:table-cell office:value-type="string">
            <text:p>IRN</text:p>
          </table:table-cell>
          <table:table-cell office:value-type="string">
            <text:p>Ardebil</text:p>
          </table:table-cell>
          <table:table-cell office:value-type="string">
            <text:p>{"Population": 340386}</text:p>
          </table:table-cell>
        </table:table-row>
        <table:table-row>
          <table:table-cell office:value-type="float" office:value="1396">
            <text:p>1 396</text:p>
          </table:table-cell>
          <table:table-cell office:value-type="string">
            <text:p>Yazd</text:p>
          </table:table-cell>
          <table:table-cell office:value-type="string">
            <text:p>IRN</text:p>
          </table:table-cell>
          <table:table-cell office:value-type="string">
            <text:p>Yazd</text:p>
          </table:table-cell>
          <table:table-cell office:value-type="string">
            <text:p>{"Population": 326776}</text:p>
          </table:table-cell>
        </table:table-row>
        <table:table-row>
          <table:table-cell office:value-type="float" office:value="1397">
            <text:p>1 397</text:p>
          </table:table-cell>
          <table:table-cell office:value-type="string">
            <text:p>Qazvin</text:p>
          </table:table-cell>
          <table:table-cell office:value-type="string">
            <text:p>IRN</text:p>
          </table:table-cell>
          <table:table-cell office:value-type="string">
            <text:p>Qazvin</text:p>
          </table:table-cell>
          <table:table-cell office:value-type="string">
            <text:p>{"Population": 291117}</text:p>
          </table:table-cell>
        </table:table-row>
        <table:table-row>
          <table:table-cell office:value-type="float" office:value="1398">
            <text:p>1 398</text:p>
          </table:table-cell>
          <table:table-cell office:value-type="string">
            <text:p>Zanjan</text:p>
          </table:table-cell>
          <table:table-cell office:value-type="string">
            <text:p>IRN</text:p>
          </table:table-cell>
          <table:table-cell office:value-type="string">
            <text:p>Zanjan</text:p>
          </table:table-cell>
          <table:table-cell office:value-type="string">
            <text:p>{"Population": 286295}</text:p>
          </table:table-cell>
        </table:table-row>
        <table:table-row>
          <table:table-cell office:value-type="float" office:value="1399">
            <text:p>1 399</text:p>
          </table:table-cell>
          <table:table-cell office:value-type="string">
            <text:p>Sanandaj</text:p>
          </table:table-cell>
          <table:table-cell office:value-type="string">
            <text:p>IRN</text:p>
          </table:table-cell>
          <table:table-cell office:value-type="string">
            <text:p>Kordestan</text:p>
          </table:table-cell>
          <table:table-cell office:value-type="string">
            <text:p>{"Population": 277808}</text:p>
          </table:table-cell>
        </table:table-row>
        <table:table-row>
          <table:table-cell office:value-type="float" office:value="1400">
            <text:p>1 400</text:p>
          </table:table-cell>
          <table:table-cell office:value-type="string">
            <text:p>Bandar-e-Abbas</text:p>
          </table:table-cell>
          <table:table-cell office:value-type="string">
            <text:p>IRN</text:p>
          </table:table-cell>
          <table:table-cell office:value-type="string">
            <text:p>Hormozgan</text:p>
          </table:table-cell>
          <table:table-cell office:value-type="string">
            <text:p>{"Population": 273578}</text:p>
          </table:table-cell>
        </table:table-row>
        <table:table-row>
          <table:table-cell office:value-type="float" office:value="1401">
            <text:p>1 401</text:p>
          </table:table-cell>
          <table:table-cell office:value-type="string">
            <text:p>Khorramabad</text:p>
          </table:table-cell>
          <table:table-cell office:value-type="string">
            <text:p>IRN</text:p>
          </table:table-cell>
          <table:table-cell office:value-type="string">
            <text:p>Lorestan</text:p>
          </table:table-cell>
          <table:table-cell office:value-type="string">
            <text:p>{"Population": 272815}</text:p>
          </table:table-cell>
        </table:table-row>
        <table:table-row>
          <table:table-cell office:value-type="float" office:value="1402">
            <text:p>1 402</text:p>
          </table:table-cell>
          <table:table-cell office:value-type="string">
            <text:p>Eslamshahr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265450}</text:p>
          </table:table-cell>
        </table:table-row>
        <table:table-row>
          <table:table-cell office:value-type="float" office:value="1403">
            <text:p>1 403</text:p>
          </table:table-cell>
          <table:table-cell office:value-type="string">
            <text:p>Borujerd</text:p>
          </table:table-cell>
          <table:table-cell office:value-type="string">
            <text:p>IRN</text:p>
          </table:table-cell>
          <table:table-cell office:value-type="string">
            <text:p>Lorestan</text:p>
          </table:table-cell>
          <table:table-cell office:value-type="string">
            <text:p>{"Population": 217804}</text:p>
          </table:table-cell>
        </table:table-row>
        <table:table-row>
          <table:table-cell office:value-type="float" office:value="1404">
            <text:p>1 404</text:p>
          </table:table-cell>
          <table:table-cell office:value-type="string">
            <text:p>Abadan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206073}</text:p>
          </table:table-cell>
        </table:table-row>
        <table:table-row>
          <table:table-cell office:value-type="float" office:value="1405">
            <text:p>1 405</text:p>
          </table:table-cell>
          <table:table-cell office:value-type="string">
            <text:p>Dezful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202639}</text:p>
          </table:table-cell>
        </table:table-row>
        <table:table-row>
          <table:table-cell office:value-type="float" office:value="1406">
            <text:p>1 406</text:p>
          </table:table-cell>
          <table:table-cell office:value-type="string">
            <text:p>Kashan</text:p>
          </table:table-cell>
          <table:table-cell office:value-type="string">
            <text:p>IRN</text:p>
          </table:table-cell>
          <table:table-cell office:value-type="string">
            <text:p>Esfahan</text:p>
          </table:table-cell>
          <table:table-cell office:value-type="string">
            <text:p>{"Population": 201372}</text:p>
          </table:table-cell>
        </table:table-row>
        <table:table-row>
          <table:table-cell office:value-type="float" office:value="1407">
            <text:p>1 407</text:p>
          </table:table-cell>
          <table:table-cell office:value-type="string">
            <text:p>Sari</text:p>
          </table:table-cell>
          <table:table-cell office:value-type="string">
            <text:p>IRN</text:p>
          </table:table-cell>
          <table:table-cell office:value-type="string">
            <text:p>Mazandaran</text:p>
          </table:table-cell>
          <table:table-cell office:value-type="string">
            <text:p>{"Population": 195882}</text:p>
          </table:table-cell>
        </table:table-row>
        <table:table-row>
          <table:table-cell office:value-type="float" office:value="1408">
            <text:p>1 408</text:p>
          </table:table-cell>
          <table:table-cell office:value-type="string">
            <text:p>Gorgan</text:p>
          </table:table-cell>
          <table:table-cell office:value-type="string">
            <text:p>IRN</text:p>
          </table:table-cell>
          <table:table-cell office:value-type="string">
            <text:p>Golestan</text:p>
          </table:table-cell>
          <table:table-cell office:value-type="string">
            <text:p>{"Population": 188710}</text:p>
          </table:table-cell>
        </table:table-row>
        <table:table-row>
          <table:table-cell office:value-type="float" office:value="1409">
            <text:p>1 409</text:p>
          </table:table-cell>
          <table:table-cell office:value-type="string">
            <text:p>Najafabad</text:p>
          </table:table-cell>
          <table:table-cell office:value-type="string">
            <text:p>IRN</text:p>
          </table:table-cell>
          <table:table-cell office:value-type="string">
            <text:p>Esfahan</text:p>
          </table:table-cell>
          <table:table-cell office:value-type="string">
            <text:p>{"Population": 178498}</text:p>
          </table:table-cell>
        </table:table-row>
        <table:table-row>
          <table:table-cell office:value-type="float" office:value="1410">
            <text:p>1 410</text:p>
          </table:table-cell>
          <table:table-cell office:value-type="string">
            <text:p>Sabzevar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170738}</text:p>
          </table:table-cell>
        </table:table-row>
        <table:table-row>
          <table:table-cell office:value-type="float" office:value="1411">
            <text:p>1 411</text:p>
          </table:table-cell>
          <table:table-cell office:value-type="string">
            <text:p>Khomeynishahr</text:p>
          </table:table-cell>
          <table:table-cell office:value-type="string">
            <text:p>IRN</text:p>
          </table:table-cell>
          <table:table-cell office:value-type="string">
            <text:p>Esfahan</text:p>
          </table:table-cell>
          <table:table-cell office:value-type="string">
            <text:p>{"Population": 165888}</text:p>
          </table:table-cell>
        </table:table-row>
        <table:table-row>
          <table:table-cell office:value-type="float" office:value="1412">
            <text:p>1 412</text:p>
          </table:table-cell>
          <table:table-cell office:value-type="string">
            <text:p>Amol</text:p>
          </table:table-cell>
          <table:table-cell office:value-type="string">
            <text:p>IRN</text:p>
          </table:table-cell>
          <table:table-cell office:value-type="string">
            <text:p>Mazandaran</text:p>
          </table:table-cell>
          <table:table-cell office:value-type="string">
            <text:p>{"Population": 159092}</text:p>
          </table:table-cell>
        </table:table-row>
        <table:table-row>
          <table:table-cell office:value-type="float" office:value="1413">
            <text:p>1 413</text:p>
          </table:table-cell>
          <table:table-cell office:value-type="string">
            <text:p>Neyshabur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158847}</text:p>
          </table:table-cell>
        </table:table-row>
        <table:table-row>
          <table:table-cell office:value-type="float" office:value="1414">
            <text:p>1 414</text:p>
          </table:table-cell>
          <table:table-cell office:value-type="string">
            <text:p>Babol</text:p>
          </table:table-cell>
          <table:table-cell office:value-type="string">
            <text:p>IRN</text:p>
          </table:table-cell>
          <table:table-cell office:value-type="string">
            <text:p>Mazandaran</text:p>
          </table:table-cell>
          <table:table-cell office:value-type="string">
            <text:p>{"Population": 158346}</text:p>
          </table:table-cell>
        </table:table-row>
        <table:table-row>
          <table:table-cell office:value-type="float" office:value="1415">
            <text:p>1 415</text:p>
          </table:table-cell>
          <table:table-cell office:value-type="string">
            <text:p>Khoy</text:p>
          </table:table-cell>
          <table:table-cell office:value-type="string">
            <text:p>IRN</text:p>
          </table:table-cell>
          <table:table-cell office:value-type="string">
            <text:p>West Azerbaidzan</text:p>
          </table:table-cell>
          <table:table-cell office:value-type="string">
            <text:p>{"Population": 148944}</text:p>
          </table:table-cell>
        </table:table-row>
        <table:table-row>
          <table:table-cell office:value-type="float" office:value="1416">
            <text:p>1 416</text:p>
          </table:table-cell>
          <table:table-cell office:value-type="string">
            <text:p>Malayer</text:p>
          </table:table-cell>
          <table:table-cell office:value-type="string">
            <text:p>IRN</text:p>
          </table:table-cell>
          <table:table-cell office:value-type="string">
            <text:p>Hamadan</text:p>
          </table:table-cell>
          <table:table-cell office:value-type="string">
            <text:p>{"Population": 144373}</text:p>
          </table:table-cell>
        </table:table-row>
        <table:table-row>
          <table:table-cell office:value-type="float" office:value="1417">
            <text:p>1 417</text:p>
          </table:table-cell>
          <table:table-cell office:value-type="string">
            <text:p>Bushehr</text:p>
          </table:table-cell>
          <table:table-cell office:value-type="string">
            <text:p>IRN</text:p>
          </table:table-cell>
          <table:table-cell office:value-type="string">
            <text:p>Bushehr</text:p>
          </table:table-cell>
          <table:table-cell office:value-type="string">
            <text:p>{"Population": 143641}</text:p>
          </table:table-cell>
        </table:table-row>
        <table:table-row>
          <table:table-cell office:value-type="float" office:value="1418">
            <text:p>1 418</text:p>
          </table:table-cell>
          <table:table-cell office:value-type="string">
            <text:p>Qaemshahr</text:p>
          </table:table-cell>
          <table:table-cell office:value-type="string">
            <text:p>IRN</text:p>
          </table:table-cell>
          <table:table-cell office:value-type="string">
            <text:p>Mazandaran</text:p>
          </table:table-cell>
          <table:table-cell office:value-type="string">
            <text:p>{"Population": 143286}</text:p>
          </table:table-cell>
        </table:table-row>
        <table:table-row>
          <table:table-cell office:value-type="float" office:value="1419">
            <text:p>1 419</text:p>
          </table:table-cell>
          <table:table-cell office:value-type="string">
            <text:p>Qarchak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142690}</text:p>
          </table:table-cell>
        </table:table-row>
        <table:table-row>
          <table:table-cell office:value-type="float" office:value="1420">
            <text:p>1 420</text:p>
          </table:table-cell>
          <table:table-cell office:value-type="string">
            <text:p>Qods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138278}</text:p>
          </table:table-cell>
        </table:table-row>
        <table:table-row>
          <table:table-cell office:value-type="float" office:value="1421">
            <text:p>1 421</text:p>
          </table:table-cell>
          <table:table-cell office:value-type="string">
            <text:p>Sirjan</text:p>
          </table:table-cell>
          <table:table-cell office:value-type="string">
            <text:p>IRN</text:p>
          </table:table-cell>
          <table:table-cell office:value-type="string">
            <text:p>Kerman</text:p>
          </table:table-cell>
          <table:table-cell office:value-type="string">
            <text:p>{"Population": 135024}</text:p>
          </table:table-cell>
        </table:table-row>
        <table:table-row>
          <table:table-cell office:value-type="float" office:value="1422">
            <text:p>1 422</text:p>
          </table:table-cell>
          <table:table-cell office:value-type="string">
            <text:p>Bojnurd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134835}</text:p>
          </table:table-cell>
        </table:table-row>
        <table:table-row>
          <table:table-cell office:value-type="float" office:value="1423">
            <text:p>1 423</text:p>
          </table:table-cell>
          <table:table-cell office:value-type="string">
            <text:p>Maragheh</text:p>
          </table:table-cell>
          <table:table-cell office:value-type="string">
            <text:p>IRN</text:p>
          </table:table-cell>
          <table:table-cell office:value-type="string">
            <text:p>East Azerbaidzan</text:p>
          </table:table-cell>
          <table:table-cell office:value-type="string">
            <text:p>{"Population": 132318}</text:p>
          </table:table-cell>
        </table:table-row>
        <table:table-row>
          <table:table-cell office:value-type="float" office:value="1424">
            <text:p>1 424</text:p>
          </table:table-cell>
          <table:table-cell office:value-type="string">
            <text:p>Birjand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127608}</text:p>
          </table:table-cell>
        </table:table-row>
        <table:table-row>
          <table:table-cell office:value-type="float" office:value="1425">
            <text:p>1 425</text:p>
          </table:table-cell>
          <table:table-cell office:value-type="string">
            <text:p>Ilam</text:p>
          </table:table-cell>
          <table:table-cell office:value-type="string">
            <text:p>IRN</text:p>
          </table:table-cell>
          <table:table-cell office:value-type="string">
            <text:p>Ilam</text:p>
          </table:table-cell>
          <table:table-cell office:value-type="string">
            <text:p>{"Population": 126346}</text:p>
          </table:table-cell>
        </table:table-row>
        <table:table-row>
          <table:table-cell office:value-type="float" office:value="1426">
            <text:p>1 426</text:p>
          </table:table-cell>
          <table:table-cell office:value-type="string">
            <text:p>Bukan</text:p>
          </table:table-cell>
          <table:table-cell office:value-type="string">
            <text:p>IRN</text:p>
          </table:table-cell>
          <table:table-cell office:value-type="string">
            <text:p>West Azerbaidzan</text:p>
          </table:table-cell>
          <table:table-cell office:value-type="string">
            <text:p>{"Population": 120020}</text:p>
          </table:table-cell>
        </table:table-row>
        <table:table-row>
          <table:table-cell office:value-type="float" office:value="1427">
            <text:p>1 427</text:p>
          </table:table-cell>
          <table:table-cell office:value-type="string">
            <text:p>Masjed-e-Soleyman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116883}</text:p>
          </table:table-cell>
        </table:table-row>
        <table:table-row>
          <table:table-cell office:value-type="float" office:value="1428">
            <text:p>1 428</text:p>
          </table:table-cell>
          <table:table-cell office:value-type="string">
            <text:p>Saqqez</text:p>
          </table:table-cell>
          <table:table-cell office:value-type="string">
            <text:p>IRN</text:p>
          </table:table-cell>
          <table:table-cell office:value-type="string">
            <text:p>Kordestan</text:p>
          </table:table-cell>
          <table:table-cell office:value-type="string">
            <text:p>{"Population": 115394}</text:p>
          </table:table-cell>
        </table:table-row>
        <table:table-row>
          <table:table-cell office:value-type="float" office:value="1429">
            <text:p>1 429</text:p>
          </table:table-cell>
          <table:table-cell office:value-type="string">
            <text:p>Gonbad-e Qabus</text:p>
          </table:table-cell>
          <table:table-cell office:value-type="string">
            <text:p>IRN</text:p>
          </table:table-cell>
          <table:table-cell office:value-type="string">
            <text:p>Mazandaran</text:p>
          </table:table-cell>
          <table:table-cell office:value-type="string">
            <text:p>{"Population": 111253}</text:p>
          </table:table-cell>
        </table:table-row>
        <table:table-row>
          <table:table-cell office:value-type="float" office:value="1430">
            <text:p>1 430</text:p>
          </table:table-cell>
          <table:table-cell office:value-type="string">
            <text:p>Saveh</text:p>
          </table:table-cell>
          <table:table-cell office:value-type="string">
            <text:p>IRN</text:p>
          </table:table-cell>
          <table:table-cell office:value-type="string">
            <text:p>Qom</text:p>
          </table:table-cell>
          <table:table-cell office:value-type="string">
            <text:p>{"Population": 111245}</text:p>
          </table:table-cell>
        </table:table-row>
        <table:table-row>
          <table:table-cell office:value-type="float" office:value="1431">
            <text:p>1 431</text:p>
          </table:table-cell>
          <table:table-cell office:value-type="string">
            <text:p>Mahabad</text:p>
          </table:table-cell>
          <table:table-cell office:value-type="string">
            <text:p>IRN</text:p>
          </table:table-cell>
          <table:table-cell office:value-type="string">
            <text:p>West Azerbaidzan</text:p>
          </table:table-cell>
          <table:table-cell office:value-type="string">
            <text:p>{"Population": 107799}</text:p>
          </table:table-cell>
        </table:table-row>
        <table:table-row>
          <table:table-cell office:value-type="float" office:value="1432">
            <text:p>1 432</text:p>
          </table:table-cell>
          <table:table-cell office:value-type="string">
            <text:p>Varamin</text:p>
          </table:table-cell>
          <table:table-cell office:value-type="string">
            <text:p>IRN</text:p>
          </table:table-cell>
          <table:table-cell office:value-type="string">
            <text:p>Teheran</text:p>
          </table:table-cell>
          <table:table-cell office:value-type="string">
            <text:p>{"Population": 107233}</text:p>
          </table:table-cell>
        </table:table-row>
        <table:table-row>
          <table:table-cell office:value-type="float" office:value="1433">
            <text:p>1 433</text:p>
          </table:table-cell>
          <table:table-cell office:value-type="string">
            <text:p>Andimeshk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106923}</text:p>
          </table:table-cell>
        </table:table-row>
        <table:table-row>
          <table:table-cell office:value-type="float" office:value="1434">
            <text:p>1 434</text:p>
          </table:table-cell>
          <table:table-cell office:value-type="string">
            <text:p>Khorramshahr</text:p>
          </table:table-cell>
          <table:table-cell office:value-type="string">
            <text:p>IRN</text:p>
          </table:table-cell>
          <table:table-cell office:value-type="string">
            <text:p>Khuzestan</text:p>
          </table:table-cell>
          <table:table-cell office:value-type="string">
            <text:p>{"Population": 105636}</text:p>
          </table:table-cell>
        </table:table-row>
        <table:table-row>
          <table:table-cell office:value-type="float" office:value="1435">
            <text:p>1 435</text:p>
          </table:table-cell>
          <table:table-cell office:value-type="string">
            <text:p>Shahrud</text:p>
          </table:table-cell>
          <table:table-cell office:value-type="string">
            <text:p>IRN</text:p>
          </table:table-cell>
          <table:table-cell office:value-type="string">
            <text:p>Semnan</text:p>
          </table:table-cell>
          <table:table-cell office:value-type="string">
            <text:p>{"Population": 104765}</text:p>
          </table:table-cell>
        </table:table-row>
        <table:table-row>
          <table:table-cell office:value-type="float" office:value="1436">
            <text:p>1 436</text:p>
          </table:table-cell>
          <table:table-cell office:value-type="string">
            <text:p>Marv Dasht</text:p>
          </table:table-cell>
          <table:table-cell office:value-type="string">
            <text:p>IRN</text:p>
          </table:table-cell>
          <table:table-cell office:value-type="string">
            <text:p>Fars</text:p>
          </table:table-cell>
          <table:table-cell office:value-type="string">
            <text:p>{"Population": 103579}</text:p>
          </table:table-cell>
        </table:table-row>
        <table:table-row>
          <table:table-cell office:value-type="float" office:value="1437">
            <text:p>1 437</text:p>
          </table:table-cell>
          <table:table-cell office:value-type="string">
            <text:p>Zabol</text:p>
          </table:table-cell>
          <table:table-cell office:value-type="string">
            <text:p>IRN</text:p>
          </table:table-cell>
          <table:table-cell office:value-type="string">
            <text:p>Sistan va Baluchesta</text:p>
          </table:table-cell>
          <table:table-cell office:value-type="string">
            <text:p>{"Population": 100887}</text:p>
          </table:table-cell>
        </table:table-row>
        <table:table-row>
          <table:table-cell office:value-type="float" office:value="1438">
            <text:p>1 438</text:p>
          </table:table-cell>
          <table:table-cell office:value-type="string">
            <text:p>Shahr-e Kord</text:p>
          </table:table-cell>
          <table:table-cell office:value-type="string">
            <text:p>IRN</text:p>
          </table:table-cell>
          <table:table-cell office:value-type="string">
            <text:p>Chaharmahal va Bakht</text:p>
          </table:table-cell>
          <table:table-cell office:value-type="string">
            <text:p>{"Population": 100477}</text:p>
          </table:table-cell>
        </table:table-row>
        <table:table-row>
          <table:table-cell office:value-type="float" office:value="1439">
            <text:p>1 439</text:p>
          </table:table-cell>
          <table:table-cell office:value-type="string">
            <text:p>Bandar-e Anzali</text:p>
          </table:table-cell>
          <table:table-cell office:value-type="string">
            <text:p>IRN</text:p>
          </table:table-cell>
          <table:table-cell office:value-type="string">
            <text:p>Gilan</text:p>
          </table:table-cell>
          <table:table-cell office:value-type="string">
            <text:p>{"Population": 98500}</text:p>
          </table:table-cell>
        </table:table-row>
        <table:table-row>
          <table:table-cell office:value-type="float" office:value="1440">
            <text:p>1 440</text:p>
          </table:table-cell>
          <table:table-cell office:value-type="string">
            <text:p>Rafsanjan</text:p>
          </table:table-cell>
          <table:table-cell office:value-type="string">
            <text:p>IRN</text:p>
          </table:table-cell>
          <table:table-cell office:value-type="string">
            <text:p>Kerman</text:p>
          </table:table-cell>
          <table:table-cell office:value-type="string">
            <text:p>{"Population": 98300}</text:p>
          </table:table-cell>
        </table:table-row>
        <table:table-row>
          <table:table-cell office:value-type="float" office:value="1441">
            <text:p>1 441</text:p>
          </table:table-cell>
          <table:table-cell office:value-type="string">
            <text:p>Marand</text:p>
          </table:table-cell>
          <table:table-cell office:value-type="string">
            <text:p>IRN</text:p>
          </table:table-cell>
          <table:table-cell office:value-type="string">
            <text:p>East Azerbaidzan</text:p>
          </table:table-cell>
          <table:table-cell office:value-type="string">
            <text:p>{"Population": 96400}</text:p>
          </table:table-cell>
        </table:table-row>
        <table:table-row>
          <table:table-cell office:value-type="float" office:value="1442">
            <text:p>1 442</text:p>
          </table:table-cell>
          <table:table-cell office:value-type="string">
            <text:p>Torbat-e Heydariyeh</text:p>
          </table:table-cell>
          <table:table-cell office:value-type="string">
            <text:p>IRN</text:p>
          </table:table-cell>
          <table:table-cell office:value-type="string">
            <text:p>Khorasan</text:p>
          </table:table-cell>
          <table:table-cell office:value-type="string">
            <text:p>{"Population": 94600}</text:p>
          </table:table-cell>
        </table:table-row>
        <table:table-row>
          <table:table-cell office:value-type="float" office:value="1443">
            <text:p>1 443</text:p>
          </table:table-cell>
          <table:table-cell office:value-type="string">
            <text:p>Jahrom</text:p>
          </table:table-cell>
          <table:table-cell office:value-type="string">
            <text:p>IRN</text:p>
          </table:table-cell>
          <table:table-cell office:value-type="string">
            <text:p>Fars</text:p>
          </table:table-cell>
          <table:table-cell office:value-type="string">
            <text:p>{"Population": 94200}</text:p>
          </table:table-cell>
        </table:table-row>
        <table:table-row>
          <table:table-cell office:value-type="float" office:value="1444">
            <text:p>1 444</text:p>
          </table:table-cell>
          <table:table-cell office:value-type="string">
            <text:p>Semnan</text:p>
          </table:table-cell>
          <table:table-cell office:value-type="string">
            <text:p>IRN</text:p>
          </table:table-cell>
          <table:table-cell office:value-type="string">
            <text:p>Semnan</text:p>
          </table:table-cell>
          <table:table-cell office:value-type="string">
            <text:p>{"Population": 91045}</text:p>
          </table:table-cell>
        </table:table-row>
        <table:table-row>
          <table:table-cell office:value-type="float" office:value="1445">
            <text:p>1 445</text:p>
          </table:table-cell>
          <table:table-cell office:value-type="string">
            <text:p>Miandoab</text:p>
          </table:table-cell>
          <table:table-cell office:value-type="string">
            <text:p>IRN</text:p>
          </table:table-cell>
          <table:table-cell office:value-type="string">
            <text:p>West Azerbaidzan</text:p>
          </table:table-cell>
          <table:table-cell office:value-type="string">
            <text:p>{"Population": 90100}</text:p>
          </table:table-cell>
        </table:table-row>
        <table:table-row>
          <table:table-cell office:value-type="float" office:value="1446">
            <text:p>1 446</text:p>
          </table:table-cell>
          <table:table-cell office:value-type="string">
            <text:p>Qomsheh</text:p>
          </table:table-cell>
          <table:table-cell office:value-type="string">
            <text:p>IRN</text:p>
          </table:table-cell>
          <table:table-cell office:value-type="string">
            <text:p>Esfahan</text:p>
          </table:table-cell>
          <table:table-cell office:value-type="string">
            <text:p>{"Population": 89800}</text:p>
          </table:table-cell>
        </table:table-row>
        <table:table-row>
          <table:table-cell office:value-type="float" office:value="1447">
            <text:p>1 447</text:p>
          </table:table-cell>
          <table:table-cell office:value-type="string">
            <text:p>Dublin</text:p>
          </table:table-cell>
          <table:table-cell office:value-type="string">
            <text:p>IRL</text:p>
          </table:table-cell>
          <table:table-cell office:value-type="string">
            <text:p>Leinster</text:p>
          </table:table-cell>
          <table:table-cell office:value-type="string">
            <text:p>{"Population": 481854}</text:p>
          </table:table-cell>
        </table:table-row>
        <table:table-row>
          <table:table-cell office:value-type="float" office:value="1448">
            <text:p>1 448</text:p>
          </table:table-cell>
          <table:table-cell office:value-type="string">
            <text:p>Cork</text:p>
          </table:table-cell>
          <table:table-cell office:value-type="string">
            <text:p>IRL</text:p>
          </table:table-cell>
          <table:table-cell office:value-type="string">
            <text:p>Munster</text:p>
          </table:table-cell>
          <table:table-cell office:value-type="string">
            <text:p>{"Population": 127187}</text:p>
          </table:table-cell>
        </table:table-row>
        <table:table-row>
          <table:table-cell office:value-type="float" office:value="1449">
            <text:p>1 449</text:p>
          </table:table-cell>
          <table:table-cell office:value-type="string">
            <text:p>Reykjavík</text:p>
          </table:table-cell>
          <table:table-cell office:value-type="string">
            <text:p>ISL</text:p>
          </table:table-cell>
          <table:table-cell office:value-type="string">
            <text:p>Höfuðborgarsvæði</text:p>
          </table:table-cell>
          <table:table-cell office:value-type="string">
            <text:p>{"Population": 109184}</text:p>
          </table:table-cell>
        </table:table-row>
        <table:table-row>
          <table:table-cell office:value-type="float" office:value="1450">
            <text:p>1 450</text:p>
          </table:table-cell>
          <table:table-cell office:value-type="string">
            <text:p>Jerusalem</text:p>
          </table:table-cell>
          <table:table-cell office:value-type="string">
            <text:p>ISR</text:p>
          </table:table-cell>
          <table:table-cell office:value-type="string">
            <text:p>Jerusalem</text:p>
          </table:table-cell>
          <table:table-cell office:value-type="string">
            <text:p>{"Population": 633700}</text:p>
          </table:table-cell>
        </table:table-row>
        <table:table-row>
          <table:table-cell office:value-type="float" office:value="1451">
            <text:p>1 451</text:p>
          </table:table-cell>
          <table:table-cell office:value-type="string">
            <text:p>Tel Aviv-Jaffa</text:p>
          </table:table-cell>
          <table:table-cell office:value-type="string">
            <text:p>ISR</text:p>
          </table:table-cell>
          <table:table-cell office:value-type="string">
            <text:p>Tel Aviv</text:p>
          </table:table-cell>
          <table:table-cell office:value-type="string">
            <text:p>{"Population": 348100}</text:p>
          </table:table-cell>
        </table:table-row>
        <table:table-row>
          <table:table-cell office:value-type="float" office:value="1452">
            <text:p>1 452</text:p>
          </table:table-cell>
          <table:table-cell office:value-type="string">
            <text:p>Haifa</text:p>
          </table:table-cell>
          <table:table-cell office:value-type="string">
            <text:p>ISR</text:p>
          </table:table-cell>
          <table:table-cell office:value-type="string">
            <text:p>Haifa</text:p>
          </table:table-cell>
          <table:table-cell office:value-type="string">
            <text:p>{"Population": 265700}</text:p>
          </table:table-cell>
        </table:table-row>
        <table:table-row>
          <table:table-cell office:value-type="float" office:value="1453">
            <text:p>1 453</text:p>
          </table:table-cell>
          <table:table-cell office:value-type="string">
            <text:p>Rishon Le Ziyyon</text:p>
          </table:table-cell>
          <table:table-cell office:value-type="string">
            <text:p>ISR</text:p>
          </table:table-cell>
          <table:table-cell office:value-type="string">
            <text:p>Ha Merkaz</text:p>
          </table:table-cell>
          <table:table-cell office:value-type="string">
            <text:p>{"Population": 188200}</text:p>
          </table:table-cell>
        </table:table-row>
        <table:table-row>
          <table:table-cell office:value-type="float" office:value="1454">
            <text:p>1 454</text:p>
          </table:table-cell>
          <table:table-cell office:value-type="string">
            <text:p>Beerseba</text:p>
          </table:table-cell>
          <table:table-cell office:value-type="string">
            <text:p>ISR</text:p>
          </table:table-cell>
          <table:table-cell office:value-type="string">
            <text:p>Ha Darom</text:p>
          </table:table-cell>
          <table:table-cell office:value-type="string">
            <text:p>{"Population": 163700}</text:p>
          </table:table-cell>
        </table:table-row>
        <table:table-row>
          <table:table-cell office:value-type="float" office:value="1455">
            <text:p>1 455</text:p>
          </table:table-cell>
          <table:table-cell office:value-type="string">
            <text:p>Holon</text:p>
          </table:table-cell>
          <table:table-cell office:value-type="string">
            <text:p>ISR</text:p>
          </table:table-cell>
          <table:table-cell office:value-type="string">
            <text:p>Tel Aviv</text:p>
          </table:table-cell>
          <table:table-cell office:value-type="string">
            <text:p>{"Population": 163100}</text:p>
          </table:table-cell>
        </table:table-row>
        <table:table-row>
          <table:table-cell office:value-type="float" office:value="1456">
            <text:p>1 456</text:p>
          </table:table-cell>
          <table:table-cell office:value-type="string">
            <text:p>Petah Tiqwa</text:p>
          </table:table-cell>
          <table:table-cell office:value-type="string">
            <text:p>ISR</text:p>
          </table:table-cell>
          <table:table-cell office:value-type="string">
            <text:p>Ha Merkaz</text:p>
          </table:table-cell>
          <table:table-cell office:value-type="string">
            <text:p>{"Population": 159400}</text:p>
          </table:table-cell>
        </table:table-row>
        <table:table-row>
          <table:table-cell office:value-type="float" office:value="1457">
            <text:p>1 457</text:p>
          </table:table-cell>
          <table:table-cell office:value-type="string">
            <text:p>Ashdod</text:p>
          </table:table-cell>
          <table:table-cell office:value-type="string">
            <text:p>ISR</text:p>
          </table:table-cell>
          <table:table-cell office:value-type="string">
            <text:p>Ha Darom</text:p>
          </table:table-cell>
          <table:table-cell office:value-type="string">
            <text:p>{"Population": 155800}</text:p>
          </table:table-cell>
        </table:table-row>
        <table:table-row>
          <table:table-cell office:value-type="float" office:value="1458">
            <text:p>1 458</text:p>
          </table:table-cell>
          <table:table-cell office:value-type="string">
            <text:p>Netanya</text:p>
          </table:table-cell>
          <table:table-cell office:value-type="string">
            <text:p>ISR</text:p>
          </table:table-cell>
          <table:table-cell office:value-type="string">
            <text:p>Ha Merkaz</text:p>
          </table:table-cell>
          <table:table-cell office:value-type="string">
            <text:p>{"Population": 154900}</text:p>
          </table:table-cell>
        </table:table-row>
        <table:table-row>
          <table:table-cell office:value-type="float" office:value="1459">
            <text:p>1 459</text:p>
          </table:table-cell>
          <table:table-cell office:value-type="string">
            <text:p>Bat Yam</text:p>
          </table:table-cell>
          <table:table-cell office:value-type="string">
            <text:p>ISR</text:p>
          </table:table-cell>
          <table:table-cell office:value-type="string">
            <text:p>Tel Aviv</text:p>
          </table:table-cell>
          <table:table-cell office:value-type="string">
            <text:p>{"Population": 137000}</text:p>
          </table:table-cell>
        </table:table-row>
        <table:table-row>
          <table:table-cell office:value-type="float" office:value="1460">
            <text:p>1 460</text:p>
          </table:table-cell>
          <table:table-cell office:value-type="string">
            <text:p>Bene Beraq</text:p>
          </table:table-cell>
          <table:table-cell office:value-type="string">
            <text:p>ISR</text:p>
          </table:table-cell>
          <table:table-cell office:value-type="string">
            <text:p>Tel Aviv</text:p>
          </table:table-cell>
          <table:table-cell office:value-type="string">
            <text:p>{"Population": 133900}</text:p>
          </table:table-cell>
        </table:table-row>
        <table:table-row>
          <table:table-cell office:value-type="float" office:value="1461">
            <text:p>1 461</text:p>
          </table:table-cell>
          <table:table-cell office:value-type="string">
            <text:p>Ramat Gan</text:p>
          </table:table-cell>
          <table:table-cell office:value-type="string">
            <text:p>ISR</text:p>
          </table:table-cell>
          <table:table-cell office:value-type="string">
            <text:p>Tel Aviv</text:p>
          </table:table-cell>
          <table:table-cell office:value-type="string">
            <text:p>{"Population": 126900}</text:p>
          </table:table-cell>
        </table:table-row>
        <table:table-row>
          <table:table-cell office:value-type="float" office:value="1462">
            <text:p>1 462</text:p>
          </table:table-cell>
          <table:table-cell office:value-type="string">
            <text:p>Ashqelon</text:p>
          </table:table-cell>
          <table:table-cell office:value-type="string">
            <text:p>ISR</text:p>
          </table:table-cell>
          <table:table-cell office:value-type="string">
            <text:p>Ha Darom</text:p>
          </table:table-cell>
          <table:table-cell office:value-type="string">
            <text:p>{"Population": 92300}</text:p>
          </table:table-cell>
        </table:table-row>
        <table:table-row>
          <table:table-cell office:value-type="float" office:value="1463">
            <text:p>1 463</text:p>
          </table:table-cell>
          <table:table-cell office:value-type="string">
            <text:p>Rehovot</text:p>
          </table:table-cell>
          <table:table-cell office:value-type="string">
            <text:p>ISR</text:p>
          </table:table-cell>
          <table:table-cell office:value-type="string">
            <text:p>Ha Merkaz</text:p>
          </table:table-cell>
          <table:table-cell office:value-type="string">
            <text:p>{"Population": 90300}</text:p>
          </table:table-cell>
        </table:table-row>
        <table:table-row>
          <table:table-cell office:value-type="float" office:value="1464">
            <text:p>1 464</text:p>
          </table:table-cell>
          <table:table-cell office:value-type="string">
            <text:p>Roma</text:p>
          </table:table-cell>
          <table:table-cell office:value-type="string">
            <text:p>ITA</text:p>
          </table:table-cell>
          <table:table-cell office:value-type="string">
            <text:p>Latium</text:p>
          </table:table-cell>
          <table:table-cell office:value-type="string">
            <text:p>{"Population": 2643581}</text:p>
          </table:table-cell>
        </table:table-row>
        <table:table-row>
          <table:table-cell office:value-type="float" office:value="1465">
            <text:p>1 465</text:p>
          </table:table-cell>
          <table:table-cell office:value-type="string">
            <text:p>Milano</text:p>
          </table:table-cell>
          <table:table-cell office:value-type="string">
            <text:p>ITA</text:p>
          </table:table-cell>
          <table:table-cell office:value-type="string">
            <text:p>Lombardia</text:p>
          </table:table-cell>
          <table:table-cell office:value-type="string">
            <text:p>{"Population": 1300977}</text:p>
          </table:table-cell>
        </table:table-row>
        <table:table-row>
          <table:table-cell office:value-type="float" office:value="1466">
            <text:p>1 466</text:p>
          </table:table-cell>
          <table:table-cell office:value-type="string">
            <text:p>Napoli</text:p>
          </table:table-cell>
          <table:table-cell office:value-type="string">
            <text:p>ITA</text:p>
          </table:table-cell>
          <table:table-cell office:value-type="string">
            <text:p>Campania</text:p>
          </table:table-cell>
          <table:table-cell office:value-type="string">
            <text:p>{"Population": 1002619}</text:p>
          </table:table-cell>
        </table:table-row>
        <table:table-row>
          <table:table-cell office:value-type="float" office:value="1467">
            <text:p>1 467</text:p>
          </table:table-cell>
          <table:table-cell office:value-type="string">
            <text:p>Torino</text:p>
          </table:table-cell>
          <table:table-cell office:value-type="string">
            <text:p>ITA</text:p>
          </table:table-cell>
          <table:table-cell office:value-type="string">
            <text:p>Piemonte</text:p>
          </table:table-cell>
          <table:table-cell office:value-type="string">
            <text:p>{"Population": 903705}</text:p>
          </table:table-cell>
        </table:table-row>
        <table:table-row>
          <table:table-cell office:value-type="float" office:value="1468">
            <text:p>1 468</text:p>
          </table:table-cell>
          <table:table-cell office:value-type="string">
            <text:p>Palermo</text:p>
          </table:table-cell>
          <table:table-cell office:value-type="string">
            <text:p>ITA</text:p>
          </table:table-cell>
          <table:table-cell office:value-type="string">
            <text:p>Sisilia</text:p>
          </table:table-cell>
          <table:table-cell office:value-type="string">
            <text:p>{"Population": 683794}</text:p>
          </table:table-cell>
        </table:table-row>
        <table:table-row>
          <table:table-cell office:value-type="float" office:value="1469">
            <text:p>1 469</text:p>
          </table:table-cell>
          <table:table-cell office:value-type="string">
            <text:p>Genova</text:p>
          </table:table-cell>
          <table:table-cell office:value-type="string">
            <text:p>ITA</text:p>
          </table:table-cell>
          <table:table-cell office:value-type="string">
            <text:p>Liguria</text:p>
          </table:table-cell>
          <table:table-cell office:value-type="string">
            <text:p>{"Population": 636104}</text:p>
          </table:table-cell>
        </table:table-row>
        <table:table-row>
          <table:table-cell office:value-type="float" office:value="1470">
            <text:p>1 470</text:p>
          </table:table-cell>
          <table:table-cell office:value-type="string">
            <text:p>Bologn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381161}</text:p>
          </table:table-cell>
        </table:table-row>
        <table:table-row>
          <table:table-cell office:value-type="float" office:value="1471">
            <text:p>1 471</text:p>
          </table:table-cell>
          <table:table-cell office:value-type="string">
            <text:p>Firenze</text:p>
          </table:table-cell>
          <table:table-cell office:value-type="string">
            <text:p>ITA</text:p>
          </table:table-cell>
          <table:table-cell office:value-type="string">
            <text:p>Toscana</text:p>
          </table:table-cell>
          <table:table-cell office:value-type="string">
            <text:p>{"Population": 376662}</text:p>
          </table:table-cell>
        </table:table-row>
        <table:table-row>
          <table:table-cell office:value-type="float" office:value="1472">
            <text:p>1 472</text:p>
          </table:table-cell>
          <table:table-cell office:value-type="string">
            <text:p>Catania</text:p>
          </table:table-cell>
          <table:table-cell office:value-type="string">
            <text:p>ITA</text:p>
          </table:table-cell>
          <table:table-cell office:value-type="string">
            <text:p>Sisilia</text:p>
          </table:table-cell>
          <table:table-cell office:value-type="string">
            <text:p>{"Population": 337862}</text:p>
          </table:table-cell>
        </table:table-row>
        <table:table-row>
          <table:table-cell office:value-type="float" office:value="1473">
            <text:p>1 473</text:p>
          </table:table-cell>
          <table:table-cell office:value-type="string">
            <text:p>Bari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331848}</text:p>
          </table:table-cell>
        </table:table-row>
        <table:table-row>
          <table:table-cell office:value-type="float" office:value="1474">
            <text:p>1 474</text:p>
          </table:table-cell>
          <table:table-cell office:value-type="string">
            <text:p>Venezia</text:p>
          </table:table-cell>
          <table:table-cell office:value-type="string">
            <text:p>ITA</text:p>
          </table:table-cell>
          <table:table-cell office:value-type="string">
            <text:p>Veneto</text:p>
          </table:table-cell>
          <table:table-cell office:value-type="string">
            <text:p>{"Population": 277305}</text:p>
          </table:table-cell>
        </table:table-row>
        <table:table-row>
          <table:table-cell office:value-type="float" office:value="1475">
            <text:p>1 475</text:p>
          </table:table-cell>
          <table:table-cell office:value-type="string">
            <text:p>Messina</text:p>
          </table:table-cell>
          <table:table-cell office:value-type="string">
            <text:p>ITA</text:p>
          </table:table-cell>
          <table:table-cell office:value-type="string">
            <text:p>Sisilia</text:p>
          </table:table-cell>
          <table:table-cell office:value-type="string">
            <text:p>{"Population": 259156}</text:p>
          </table:table-cell>
        </table:table-row>
        <table:table-row>
          <table:table-cell office:value-type="float" office:value="1476">
            <text:p>1 476</text:p>
          </table:table-cell>
          <table:table-cell office:value-type="string">
            <text:p>Verona</text:p>
          </table:table-cell>
          <table:table-cell office:value-type="string">
            <text:p>ITA</text:p>
          </table:table-cell>
          <table:table-cell office:value-type="string">
            <text:p>Veneto</text:p>
          </table:table-cell>
          <table:table-cell office:value-type="string">
            <text:p>{"Population": 255268}</text:p>
          </table:table-cell>
        </table:table-row>
        <table:table-row>
          <table:table-cell office:value-type="float" office:value="1477">
            <text:p>1 477</text:p>
          </table:table-cell>
          <table:table-cell office:value-type="string">
            <text:p>Trieste</text:p>
          </table:table-cell>
          <table:table-cell office:value-type="string">
            <text:p>ITA</text:p>
          </table:table-cell>
          <table:table-cell office:value-type="string">
            <text:p>Friuli-Venezia Giuli</text:p>
          </table:table-cell>
          <table:table-cell office:value-type="string">
            <text:p>{"Population": 216459}</text:p>
          </table:table-cell>
        </table:table-row>
        <table:table-row>
          <table:table-cell office:value-type="float" office:value="1478">
            <text:p>1 478</text:p>
          </table:table-cell>
          <table:table-cell office:value-type="string">
            <text:p>Padova</text:p>
          </table:table-cell>
          <table:table-cell office:value-type="string">
            <text:p>ITA</text:p>
          </table:table-cell>
          <table:table-cell office:value-type="string">
            <text:p>Veneto</text:p>
          </table:table-cell>
          <table:table-cell office:value-type="string">
            <text:p>{"Population": 211391}</text:p>
          </table:table-cell>
        </table:table-row>
        <table:table-row>
          <table:table-cell office:value-type="float" office:value="1479">
            <text:p>1 479</text:p>
          </table:table-cell>
          <table:table-cell office:value-type="string">
            <text:p>Taranto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208214}</text:p>
          </table:table-cell>
        </table:table-row>
        <table:table-row>
          <table:table-cell office:value-type="float" office:value="1480">
            <text:p>1 480</text:p>
          </table:table-cell>
          <table:table-cell office:value-type="string">
            <text:p>Brescia</text:p>
          </table:table-cell>
          <table:table-cell office:value-type="string">
            <text:p>ITA</text:p>
          </table:table-cell>
          <table:table-cell office:value-type="string">
            <text:p>Lombardia</text:p>
          </table:table-cell>
          <table:table-cell office:value-type="string">
            <text:p>{"Population": 191317}</text:p>
          </table:table-cell>
        </table:table-row>
        <table:table-row>
          <table:table-cell office:value-type="float" office:value="1481">
            <text:p>1 481</text:p>
          </table:table-cell>
          <table:table-cell office:value-type="string">
            <text:p>Reggio di Calabria</text:p>
          </table:table-cell>
          <table:table-cell office:value-type="string">
            <text:p>ITA</text:p>
          </table:table-cell>
          <table:table-cell office:value-type="string">
            <text:p>Calabria</text:p>
          </table:table-cell>
          <table:table-cell office:value-type="string">
            <text:p>{"Population": 179617}</text:p>
          </table:table-cell>
        </table:table-row>
        <table:table-row>
          <table:table-cell office:value-type="float" office:value="1482">
            <text:p>1 482</text:p>
          </table:table-cell>
          <table:table-cell office:value-type="string">
            <text:p>Moden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76022}</text:p>
          </table:table-cell>
        </table:table-row>
        <table:table-row>
          <table:table-cell office:value-type="float" office:value="1483">
            <text:p>1 483</text:p>
          </table:table-cell>
          <table:table-cell office:value-type="string">
            <text:p>Prato</text:p>
          </table:table-cell>
          <table:table-cell office:value-type="string">
            <text:p>ITA</text:p>
          </table:table-cell>
          <table:table-cell office:value-type="string">
            <text:p>Toscana</text:p>
          </table:table-cell>
          <table:table-cell office:value-type="string">
            <text:p>{"Population": 172473}</text:p>
          </table:table-cell>
        </table:table-row>
        <table:table-row>
          <table:table-cell office:value-type="float" office:value="1484">
            <text:p>1 484</text:p>
          </table:table-cell>
          <table:table-cell office:value-type="string">
            <text:p>Parm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68717}</text:p>
          </table:table-cell>
        </table:table-row>
        <table:table-row>
          <table:table-cell office:value-type="float" office:value="1485">
            <text:p>1 485</text:p>
          </table:table-cell>
          <table:table-cell office:value-type="string">
            <text:p>Cagliari</text:p>
          </table:table-cell>
          <table:table-cell office:value-type="string">
            <text:p>ITA</text:p>
          </table:table-cell>
          <table:table-cell office:value-type="string">
            <text:p>Sardinia</text:p>
          </table:table-cell>
          <table:table-cell office:value-type="string">
            <text:p>{"Population": 165926}</text:p>
          </table:table-cell>
        </table:table-row>
        <table:table-row>
          <table:table-cell office:value-type="float" office:value="1486">
            <text:p>1 486</text:p>
          </table:table-cell>
          <table:table-cell office:value-type="string">
            <text:p>Livorno</text:p>
          </table:table-cell>
          <table:table-cell office:value-type="string">
            <text:p>ITA</text:p>
          </table:table-cell>
          <table:table-cell office:value-type="string">
            <text:p>Toscana</text:p>
          </table:table-cell>
          <table:table-cell office:value-type="string">
            <text:p>{"Population": 161673}</text:p>
          </table:table-cell>
        </table:table-row>
        <table:table-row>
          <table:table-cell office:value-type="float" office:value="1487">
            <text:p>1 487</text:p>
          </table:table-cell>
          <table:table-cell office:value-type="string">
            <text:p>Perugia</text:p>
          </table:table-cell>
          <table:table-cell office:value-type="string">
            <text:p>ITA</text:p>
          </table:table-cell>
          <table:table-cell office:value-type="string">
            <text:p>Umbria</text:p>
          </table:table-cell>
          <table:table-cell office:value-type="string">
            <text:p>{"Population": 156673}</text:p>
          </table:table-cell>
        </table:table-row>
        <table:table-row>
          <table:table-cell office:value-type="float" office:value="1488">
            <text:p>1 488</text:p>
          </table:table-cell>
          <table:table-cell office:value-type="string">
            <text:p>Foggia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154891}</text:p>
          </table:table-cell>
        </table:table-row>
        <table:table-row>
          <table:table-cell office:value-type="float" office:value="1489">
            <text:p>1 489</text:p>
          </table:table-cell>
          <table:table-cell office:value-type="string">
            <text:p>Reggio nell´ Emili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43664}</text:p>
          </table:table-cell>
        </table:table-row>
        <table:table-row>
          <table:table-cell office:value-type="float" office:value="1490">
            <text:p>1 490</text:p>
          </table:table-cell>
          <table:table-cell office:value-type="string">
            <text:p>Salerno</text:p>
          </table:table-cell>
          <table:table-cell office:value-type="string">
            <text:p>ITA</text:p>
          </table:table-cell>
          <table:table-cell office:value-type="string">
            <text:p>Campania</text:p>
          </table:table-cell>
          <table:table-cell office:value-type="string">
            <text:p>{"Population": 142055}</text:p>
          </table:table-cell>
        </table:table-row>
        <table:table-row>
          <table:table-cell office:value-type="float" office:value="1491">
            <text:p>1 491</text:p>
          </table:table-cell>
          <table:table-cell office:value-type="string">
            <text:p>Ravenn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38418}</text:p>
          </table:table-cell>
        </table:table-row>
        <table:table-row>
          <table:table-cell office:value-type="float" office:value="1492">
            <text:p>1 492</text:p>
          </table:table-cell>
          <table:table-cell office:value-type="string">
            <text:p>Ferrar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32127}</text:p>
          </table:table-cell>
        </table:table-row>
        <table:table-row>
          <table:table-cell office:value-type="float" office:value="1493">
            <text:p>1 493</text:p>
          </table:table-cell>
          <table:table-cell office:value-type="string">
            <text:p>Rimini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31062}</text:p>
          </table:table-cell>
        </table:table-row>
        <table:table-row>
          <table:table-cell office:value-type="float" office:value="1494">
            <text:p>1 494</text:p>
          </table:table-cell>
          <table:table-cell office:value-type="string">
            <text:p>Syrakusa</text:p>
          </table:table-cell>
          <table:table-cell office:value-type="string">
            <text:p>ITA</text:p>
          </table:table-cell>
          <table:table-cell office:value-type="string">
            <text:p>Sisilia</text:p>
          </table:table-cell>
          <table:table-cell office:value-type="string">
            <text:p>{"Population": 126282}</text:p>
          </table:table-cell>
        </table:table-row>
        <table:table-row>
          <table:table-cell office:value-type="float" office:value="1495">
            <text:p>1 495</text:p>
          </table:table-cell>
          <table:table-cell office:value-type="string">
            <text:p>Sassari</text:p>
          </table:table-cell>
          <table:table-cell office:value-type="string">
            <text:p>ITA</text:p>
          </table:table-cell>
          <table:table-cell office:value-type="string">
            <text:p>Sardinia</text:p>
          </table:table-cell>
          <table:table-cell office:value-type="string">
            <text:p>{"Population": 120803}</text:p>
          </table:table-cell>
        </table:table-row>
        <table:table-row>
          <table:table-cell office:value-type="float" office:value="1496">
            <text:p>1 496</text:p>
          </table:table-cell>
          <table:table-cell office:value-type="string">
            <text:p>Monza</text:p>
          </table:table-cell>
          <table:table-cell office:value-type="string">
            <text:p>ITA</text:p>
          </table:table-cell>
          <table:table-cell office:value-type="string">
            <text:p>Lombardia</text:p>
          </table:table-cell>
          <table:table-cell office:value-type="string">
            <text:p>{"Population": 119516}</text:p>
          </table:table-cell>
        </table:table-row>
        <table:table-row>
          <table:table-cell office:value-type="float" office:value="1497">
            <text:p>1 497</text:p>
          </table:table-cell>
          <table:table-cell office:value-type="string">
            <text:p>Bergamo</text:p>
          </table:table-cell>
          <table:table-cell office:value-type="string">
            <text:p>ITA</text:p>
          </table:table-cell>
          <table:table-cell office:value-type="string">
            <text:p>Lombardia</text:p>
          </table:table-cell>
          <table:table-cell office:value-type="string">
            <text:p>{"Population": 117837}</text:p>
          </table:table-cell>
        </table:table-row>
        <table:table-row>
          <table:table-cell office:value-type="float" office:value="1498">
            <text:p>1 498</text:p>
          </table:table-cell>
          <table:table-cell office:value-type="string">
            <text:p>Pescara</text:p>
          </table:table-cell>
          <table:table-cell office:value-type="string">
            <text:p>ITA</text:p>
          </table:table-cell>
          <table:table-cell office:value-type="string">
            <text:p>Abruzzit</text:p>
          </table:table-cell>
          <table:table-cell office:value-type="string">
            <text:p>{"Population": 115698}</text:p>
          </table:table-cell>
        </table:table-row>
        <table:table-row>
          <table:table-cell office:value-type="float" office:value="1499">
            <text:p>1 499</text:p>
          </table:table-cell>
          <table:table-cell office:value-type="string">
            <text:p>Latina</text:p>
          </table:table-cell>
          <table:table-cell office:value-type="string">
            <text:p>ITA</text:p>
          </table:table-cell>
          <table:table-cell office:value-type="string">
            <text:p>Latium</text:p>
          </table:table-cell>
          <table:table-cell office:value-type="string">
            <text:p>{"Population": 114099}</text:p>
          </table:table-cell>
        </table:table-row>
        <table:table-row>
          <table:table-cell office:value-type="float" office:value="1500">
            <text:p>1 500</text:p>
          </table:table-cell>
          <table:table-cell office:value-type="string">
            <text:p>Vicenza</text:p>
          </table:table-cell>
          <table:table-cell office:value-type="string">
            <text:p>ITA</text:p>
          </table:table-cell>
          <table:table-cell office:value-type="string">
            <text:p>Veneto</text:p>
          </table:table-cell>
          <table:table-cell office:value-type="string">
            <text:p>{"Population": 109738}</text:p>
          </table:table-cell>
        </table:table-row>
        <table:table-row>
          <table:table-cell office:value-type="float" office:value="1501">
            <text:p>1 501</text:p>
          </table:table-cell>
          <table:table-cell office:value-type="string">
            <text:p>Terni</text:p>
          </table:table-cell>
          <table:table-cell office:value-type="string">
            <text:p>ITA</text:p>
          </table:table-cell>
          <table:table-cell office:value-type="string">
            <text:p>Umbria</text:p>
          </table:table-cell>
          <table:table-cell office:value-type="string">
            <text:p>{"Population": 107770}</text:p>
          </table:table-cell>
        </table:table-row>
        <table:table-row>
          <table:table-cell office:value-type="float" office:value="1502">
            <text:p>1 502</text:p>
          </table:table-cell>
          <table:table-cell office:value-type="string">
            <text:p>Forlì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107475}</text:p>
          </table:table-cell>
        </table:table-row>
        <table:table-row>
          <table:table-cell office:value-type="float" office:value="1503">
            <text:p>1 503</text:p>
          </table:table-cell>
          <table:table-cell office:value-type="string">
            <text:p>Trento</text:p>
          </table:table-cell>
          <table:table-cell office:value-type="string">
            <text:p>ITA</text:p>
          </table:table-cell>
          <table:table-cell office:value-type="string">
            <text:p>Trentino-Alto Adige</text:p>
          </table:table-cell>
          <table:table-cell office:value-type="string">
            <text:p>{"Population": 104906}</text:p>
          </table:table-cell>
        </table:table-row>
        <table:table-row>
          <table:table-cell office:value-type="float" office:value="1504">
            <text:p>1 504</text:p>
          </table:table-cell>
          <table:table-cell office:value-type="string">
            <text:p>Novara</text:p>
          </table:table-cell>
          <table:table-cell office:value-type="string">
            <text:p>ITA</text:p>
          </table:table-cell>
          <table:table-cell office:value-type="string">
            <text:p>Piemonte</text:p>
          </table:table-cell>
          <table:table-cell office:value-type="string">
            <text:p>{"Population": 102037}</text:p>
          </table:table-cell>
        </table:table-row>
        <table:table-row>
          <table:table-cell office:value-type="float" office:value="1505">
            <text:p>1 505</text:p>
          </table:table-cell>
          <table:table-cell office:value-type="string">
            <text:p>Piacenz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98384}</text:p>
          </table:table-cell>
        </table:table-row>
        <table:table-row>
          <table:table-cell office:value-type="float" office:value="1506">
            <text:p>1 506</text:p>
          </table:table-cell>
          <table:table-cell office:value-type="string">
            <text:p>Ancona</text:p>
          </table:table-cell>
          <table:table-cell office:value-type="string">
            <text:p>ITA</text:p>
          </table:table-cell>
          <table:table-cell office:value-type="string">
            <text:p>Marche</text:p>
          </table:table-cell>
          <table:table-cell office:value-type="string">
            <text:p>{"Population": 98329}</text:p>
          </table:table-cell>
        </table:table-row>
        <table:table-row>
          <table:table-cell office:value-type="float" office:value="1507">
            <text:p>1 507</text:p>
          </table:table-cell>
          <table:table-cell office:value-type="string">
            <text:p>Lecce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98208}</text:p>
          </table:table-cell>
        </table:table-row>
        <table:table-row>
          <table:table-cell office:value-type="float" office:value="1508">
            <text:p>1 508</text:p>
          </table:table-cell>
          <table:table-cell office:value-type="string">
            <text:p>Bolzano</text:p>
          </table:table-cell>
          <table:table-cell office:value-type="string">
            <text:p>ITA</text:p>
          </table:table-cell>
          <table:table-cell office:value-type="string">
            <text:p>Trentino-Alto Adige</text:p>
          </table:table-cell>
          <table:table-cell office:value-type="string">
            <text:p>{"Population": 97232}</text:p>
          </table:table-cell>
        </table:table-row>
        <table:table-row>
          <table:table-cell office:value-type="float" office:value="1509">
            <text:p>1 509</text:p>
          </table:table-cell>
          <table:table-cell office:value-type="string">
            <text:p>Catanzaro</text:p>
          </table:table-cell>
          <table:table-cell office:value-type="string">
            <text:p>ITA</text:p>
          </table:table-cell>
          <table:table-cell office:value-type="string">
            <text:p>Calabria</text:p>
          </table:table-cell>
          <table:table-cell office:value-type="string">
            <text:p>{"Population": 96700}</text:p>
          </table:table-cell>
        </table:table-row>
        <table:table-row>
          <table:table-cell office:value-type="float" office:value="1510">
            <text:p>1 510</text:p>
          </table:table-cell>
          <table:table-cell office:value-type="string">
            <text:p>La Spezia</text:p>
          </table:table-cell>
          <table:table-cell office:value-type="string">
            <text:p>ITA</text:p>
          </table:table-cell>
          <table:table-cell office:value-type="string">
            <text:p>Liguria</text:p>
          </table:table-cell>
          <table:table-cell office:value-type="string">
            <text:p>{"Population": 95504}</text:p>
          </table:table-cell>
        </table:table-row>
        <table:table-row>
          <table:table-cell office:value-type="float" office:value="1511">
            <text:p>1 511</text:p>
          </table:table-cell>
          <table:table-cell office:value-type="string">
            <text:p>Udine</text:p>
          </table:table-cell>
          <table:table-cell office:value-type="string">
            <text:p>ITA</text:p>
          </table:table-cell>
          <table:table-cell office:value-type="string">
            <text:p>Friuli-Venezia Giuli</text:p>
          </table:table-cell>
          <table:table-cell office:value-type="string">
            <text:p>{"Population": 94932}</text:p>
          </table:table-cell>
        </table:table-row>
        <table:table-row>
          <table:table-cell office:value-type="float" office:value="1512">
            <text:p>1 512</text:p>
          </table:table-cell>
          <table:table-cell office:value-type="string">
            <text:p>Torre del Greco</text:p>
          </table:table-cell>
          <table:table-cell office:value-type="string">
            <text:p>ITA</text:p>
          </table:table-cell>
          <table:table-cell office:value-type="string">
            <text:p>Campania</text:p>
          </table:table-cell>
          <table:table-cell office:value-type="string">
            <text:p>{"Population": 94505}</text:p>
          </table:table-cell>
        </table:table-row>
        <table:table-row>
          <table:table-cell office:value-type="float" office:value="1513">
            <text:p>1 513</text:p>
          </table:table-cell>
          <table:table-cell office:value-type="string">
            <text:p>Andria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94443}</text:p>
          </table:table-cell>
        </table:table-row>
        <table:table-row>
          <table:table-cell office:value-type="float" office:value="1514">
            <text:p>1 514</text:p>
          </table:table-cell>
          <table:table-cell office:value-type="string">
            <text:p>Brindisi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93454}</text:p>
          </table:table-cell>
        </table:table-row>
        <table:table-row>
          <table:table-cell office:value-type="float" office:value="1515">
            <text:p>1 515</text:p>
          </table:table-cell>
          <table:table-cell office:value-type="string">
            <text:p>Giugliano in Campania</text:p>
          </table:table-cell>
          <table:table-cell office:value-type="string">
            <text:p>ITA</text:p>
          </table:table-cell>
          <table:table-cell office:value-type="string">
            <text:p>Campania</text:p>
          </table:table-cell>
          <table:table-cell office:value-type="string">
            <text:p>{"Population": 93286}</text:p>
          </table:table-cell>
        </table:table-row>
        <table:table-row>
          <table:table-cell office:value-type="float" office:value="1516">
            <text:p>1 516</text:p>
          </table:table-cell>
          <table:table-cell office:value-type="string">
            <text:p>Pisa</text:p>
          </table:table-cell>
          <table:table-cell office:value-type="string">
            <text:p>ITA</text:p>
          </table:table-cell>
          <table:table-cell office:value-type="string">
            <text:p>Toscana</text:p>
          </table:table-cell>
          <table:table-cell office:value-type="string">
            <text:p>{"Population": 92379}</text:p>
          </table:table-cell>
        </table:table-row>
        <table:table-row>
          <table:table-cell office:value-type="float" office:value="1517">
            <text:p>1 517</text:p>
          </table:table-cell>
          <table:table-cell office:value-type="string">
            <text:p>Barletta</text:p>
          </table:table-cell>
          <table:table-cell office:value-type="string">
            <text:p>ITA</text:p>
          </table:table-cell>
          <table:table-cell office:value-type="string">
            <text:p>Apulia</text:p>
          </table:table-cell>
          <table:table-cell office:value-type="string">
            <text:p>{"Population": 91904}</text:p>
          </table:table-cell>
        </table:table-row>
        <table:table-row>
          <table:table-cell office:value-type="float" office:value="1518">
            <text:p>1 518</text:p>
          </table:table-cell>
          <table:table-cell office:value-type="string">
            <text:p>Arezzo</text:p>
          </table:table-cell>
          <table:table-cell office:value-type="string">
            <text:p>ITA</text:p>
          </table:table-cell>
          <table:table-cell office:value-type="string">
            <text:p>Toscana</text:p>
          </table:table-cell>
          <table:table-cell office:value-type="string">
            <text:p>{"Population": 91729}</text:p>
          </table:table-cell>
        </table:table-row>
        <table:table-row>
          <table:table-cell office:value-type="float" office:value="1519">
            <text:p>1 519</text:p>
          </table:table-cell>
          <table:table-cell office:value-type="string">
            <text:p>Alessandria</text:p>
          </table:table-cell>
          <table:table-cell office:value-type="string">
            <text:p>ITA</text:p>
          </table:table-cell>
          <table:table-cell office:value-type="string">
            <text:p>Piemonte</text:p>
          </table:table-cell>
          <table:table-cell office:value-type="string">
            <text:p>{"Population": 90289}</text:p>
          </table:table-cell>
        </table:table-row>
        <table:table-row>
          <table:table-cell office:value-type="float" office:value="1520">
            <text:p>1 520</text:p>
          </table:table-cell>
          <table:table-cell office:value-type="string">
            <text:p>Cesena</text:p>
          </table:table-cell>
          <table:table-cell office:value-type="string">
            <text:p>ITA</text:p>
          </table:table-cell>
          <table:table-cell office:value-type="string">
            <text:p>Emilia-Romagna</text:p>
          </table:table-cell>
          <table:table-cell office:value-type="string">
            <text:p>{"Population": 89852}</text:p>
          </table:table-cell>
        </table:table-row>
        <table:table-row>
          <table:table-cell office:value-type="float" office:value="1521">
            <text:p>1 521</text:p>
          </table:table-cell>
          <table:table-cell office:value-type="string">
            <text:p>Pesaro</text:p>
          </table:table-cell>
          <table:table-cell office:value-type="string">
            <text:p>ITA</text:p>
          </table:table-cell>
          <table:table-cell office:value-type="string">
            <text:p>Marche</text:p>
          </table:table-cell>
          <table:table-cell office:value-type="string">
            <text:p>{"Population": 88987}</text:p>
          </table:table-cell>
        </table:table-row>
        <table:table-row>
          <table:table-cell office:value-type="float" office:value="1522">
            <text:p>1 522</text:p>
          </table:table-cell>
          <table:table-cell office:value-type="string">
            <text:p>Dili</text:p>
          </table:table-cell>
          <table:table-cell office:value-type="string">
            <text:p>TMP</text:p>
          </table:table-cell>
          <table:table-cell office:value-type="string">
            <text:p>Dili</text:p>
          </table:table-cell>
          <table:table-cell office:value-type="string">
            <text:p>{"Population": 47900}</text:p>
          </table:table-cell>
        </table:table-row>
        <table:table-row>
          <table:table-cell office:value-type="float" office:value="1523">
            <text:p>1 523</text:p>
          </table:table-cell>
          <table:table-cell office:value-type="string">
            <text:p>Wien</text:p>
          </table:table-cell>
          <table:table-cell office:value-type="string">
            <text:p>AUT</text:p>
          </table:table-cell>
          <table:table-cell office:value-type="string">
            <text:p>Wien</text:p>
          </table:table-cell>
          <table:table-cell office:value-type="string">
            <text:p>{"Population": 1608144}</text:p>
          </table:table-cell>
        </table:table-row>
        <table:table-row>
          <table:table-cell office:value-type="float" office:value="1524">
            <text:p>1 524</text:p>
          </table:table-cell>
          <table:table-cell office:value-type="string">
            <text:p>Graz</text:p>
          </table:table-cell>
          <table:table-cell office:value-type="string">
            <text:p>AUT</text:p>
          </table:table-cell>
          <table:table-cell office:value-type="string">
            <text:p>Steiermark</text:p>
          </table:table-cell>
          <table:table-cell office:value-type="string">
            <text:p>{"Population": 240967}</text:p>
          </table:table-cell>
        </table:table-row>
        <table:table-row>
          <table:table-cell office:value-type="float" office:value="1525">
            <text:p>1 525</text:p>
          </table:table-cell>
          <table:table-cell office:value-type="string">
            <text:p>Linz</text:p>
          </table:table-cell>
          <table:table-cell office:value-type="string">
            <text:p>AUT</text:p>
          </table:table-cell>
          <table:table-cell office:value-type="string">
            <text:p>North Austria</text:p>
          </table:table-cell>
          <table:table-cell office:value-type="string">
            <text:p>{"Population": 188022}</text:p>
          </table:table-cell>
        </table:table-row>
        <table:table-row>
          <table:table-cell office:value-type="float" office:value="1526">
            <text:p>1 526</text:p>
          </table:table-cell>
          <table:table-cell office:value-type="string">
            <text:p>Salzburg</text:p>
          </table:table-cell>
          <table:table-cell office:value-type="string">
            <text:p>AUT</text:p>
          </table:table-cell>
          <table:table-cell office:value-type="string">
            <text:p>Salzburg</text:p>
          </table:table-cell>
          <table:table-cell office:value-type="string">
            <text:p>{"Population": 144247}</text:p>
          </table:table-cell>
        </table:table-row>
        <table:table-row>
          <table:table-cell office:value-type="float" office:value="1527">
            <text:p>1 527</text:p>
          </table:table-cell>
          <table:table-cell office:value-type="string">
            <text:p>Innsbruck</text:p>
          </table:table-cell>
          <table:table-cell office:value-type="string">
            <text:p>AUT</text:p>
          </table:table-cell>
          <table:table-cell office:value-type="string">
            <text:p>Tiroli</text:p>
          </table:table-cell>
          <table:table-cell office:value-type="string">
            <text:p>{"Population": 111752}</text:p>
          </table:table-cell>
        </table:table-row>
        <table:table-row>
          <table:table-cell office:value-type="float" office:value="1528">
            <text:p>1 528</text:p>
          </table:table-cell>
          <table:table-cell office:value-type="string">
            <text:p>Klagenfurt</text:p>
          </table:table-cell>
          <table:table-cell office:value-type="string">
            <text:p>AUT</text:p>
          </table:table-cell>
          <table:table-cell office:value-type="string">
            <text:p>Kärnten</text:p>
          </table:table-cell>
          <table:table-cell office:value-type="string">
            <text:p>{"Population": 91141}</text:p>
          </table:table-cell>
        </table:table-row>
        <table:table-row>
          <table:table-cell office:value-type="float" office:value="1529">
            <text:p>1 529</text:p>
          </table:table-cell>
          <table:table-cell office:value-type="string">
            <text:p>Spanish Town</text:p>
          </table:table-cell>
          <table:table-cell office:value-type="string">
            <text:p>JAM</text:p>
          </table:table-cell>
          <table:table-cell office:value-type="string">
            <text:p>St. Catherine</text:p>
          </table:table-cell>
          <table:table-cell office:value-type="string">
            <text:p>{"Population": 110379}</text:p>
          </table:table-cell>
        </table:table-row>
        <table:table-row>
          <table:table-cell office:value-type="float" office:value="1530">
            <text:p>1 530</text:p>
          </table:table-cell>
          <table:table-cell office:value-type="string">
            <text:p>Kingston</text:p>
          </table:table-cell>
          <table:table-cell office:value-type="string">
            <text:p>JAM</text:p>
          </table:table-cell>
          <table:table-cell office:value-type="string">
            <text:p>St. Andrew</text:p>
          </table:table-cell>
          <table:table-cell office:value-type="string">
            <text:p>{"Population": 103962}</text:p>
          </table:table-cell>
        </table:table-row>
        <table:table-row>
          <table:table-cell office:value-type="float" office:value="1531">
            <text:p>1 531</text:p>
          </table:table-cell>
          <table:table-cell office:value-type="string">
            <text:p>Portmore</text:p>
          </table:table-cell>
          <table:table-cell office:value-type="string">
            <text:p>JAM</text:p>
          </table:table-cell>
          <table:table-cell office:value-type="string">
            <text:p>St. Andrew</text:p>
          </table:table-cell>
          <table:table-cell office:value-type="string">
            <text:p>{"Population": 99799}</text:p>
          </table:table-cell>
        </table:table-row>
        <table:table-row>
          <table:table-cell office:value-type="float" office:value="1532">
            <text:p>1 532</text:p>
          </table:table-cell>
          <table:table-cell office:value-type="string">
            <text:p>Tokyo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7980230}</text:p>
          </table:table-cell>
        </table:table-row>
        <table:table-row>
          <table:table-cell office:value-type="float" office:value="1533">
            <text:p>1 533</text:p>
          </table:table-cell>
          <table:table-cell office:value-type="string">
            <text:p>Jokohama [Yokohama]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3339594}</text:p>
          </table:table-cell>
        </table:table-row>
        <table:table-row>
          <table:table-cell office:value-type="float" office:value="1534">
            <text:p>1 534</text:p>
          </table:table-cell>
          <table:table-cell office:value-type="string">
            <text:p>Osak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2595674}</text:p>
          </table:table-cell>
        </table:table-row>
        <table:table-row>
          <table:table-cell office:value-type="float" office:value="1535">
            <text:p>1 535</text:p>
          </table:table-cell>
          <table:table-cell office:value-type="string">
            <text:p>Nagoy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2154376}</text:p>
          </table:table-cell>
        </table:table-row>
        <table:table-row>
          <table:table-cell office:value-type="float" office:value="1536">
            <text:p>1 536</text:p>
          </table:table-cell>
          <table:table-cell office:value-type="string">
            <text:p>Sapporo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790886}</text:p>
          </table:table-cell>
        </table:table-row>
        <table:table-row>
          <table:table-cell office:value-type="float" office:value="1537">
            <text:p>1 537</text:p>
          </table:table-cell>
          <table:table-cell office:value-type="string">
            <text:p>Kioto</text:p>
          </table:table-cell>
          <table:table-cell office:value-type="string">
            <text:p>JPN</text:p>
          </table:table-cell>
          <table:table-cell office:value-type="string">
            <text:p>Kyoto</text:p>
          </table:table-cell>
          <table:table-cell office:value-type="string">
            <text:p>{"Population": 1461974}</text:p>
          </table:table-cell>
        </table:table-row>
        <table:table-row>
          <table:table-cell office:value-type="float" office:value="1538">
            <text:p>1 538</text:p>
          </table:table-cell>
          <table:table-cell office:value-type="string">
            <text:p>Kobe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1425139}</text:p>
          </table:table-cell>
        </table:table-row>
        <table:table-row>
          <table:table-cell office:value-type="float" office:value="1539">
            <text:p>1 539</text:p>
          </table:table-cell>
          <table:table-cell office:value-type="string">
            <text:p>Fukuoka</text:p>
          </table:table-cell>
          <table:table-cell office:value-type="string">
            <text:p>JPN</text:p>
          </table:table-cell>
          <table:table-cell office:value-type="string">
            <text:p>Fukuoka</text:p>
          </table:table-cell>
          <table:table-cell office:value-type="string">
            <text:p>{"Population": 1308379}</text:p>
          </table:table-cell>
        </table:table-row>
        <table:table-row>
          <table:table-cell office:value-type="float" office:value="1540">
            <text:p>1 540</text:p>
          </table:table-cell>
          <table:table-cell office:value-type="string">
            <text:p>Kawasaki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1217359}</text:p>
          </table:table-cell>
        </table:table-row>
        <table:table-row>
          <table:table-cell office:value-type="float" office:value="1541">
            <text:p>1 541</text:p>
          </table:table-cell>
          <table:table-cell office:value-type="string">
            <text:p>Hiroshima</text:p>
          </table:table-cell>
          <table:table-cell office:value-type="string">
            <text:p>JPN</text:p>
          </table:table-cell>
          <table:table-cell office:value-type="string">
            <text:p>Hiroshima</text:p>
          </table:table-cell>
          <table:table-cell office:value-type="string">
            <text:p>{"Population": 1119117}</text:p>
          </table:table-cell>
        </table:table-row>
        <table:table-row>
          <table:table-cell office:value-type="float" office:value="1542">
            <text:p>1 542</text:p>
          </table:table-cell>
          <table:table-cell office:value-type="string">
            <text:p>Kitakyushu</text:p>
          </table:table-cell>
          <table:table-cell office:value-type="string">
            <text:p>JPN</text:p>
          </table:table-cell>
          <table:table-cell office:value-type="string">
            <text:p>Fukuoka</text:p>
          </table:table-cell>
          <table:table-cell office:value-type="string">
            <text:p>{"Population": 1016264}</text:p>
          </table:table-cell>
        </table:table-row>
        <table:table-row>
          <table:table-cell office:value-type="float" office:value="1543">
            <text:p>1 543</text:p>
          </table:table-cell>
          <table:table-cell office:value-type="string">
            <text:p>Sendai</text:p>
          </table:table-cell>
          <table:table-cell office:value-type="string">
            <text:p>JPN</text:p>
          </table:table-cell>
          <table:table-cell office:value-type="string">
            <text:p>Miyagi</text:p>
          </table:table-cell>
          <table:table-cell office:value-type="string">
            <text:p>{"Population": 989975}</text:p>
          </table:table-cell>
        </table:table-row>
        <table:table-row>
          <table:table-cell office:value-type="float" office:value="1544">
            <text:p>1 544</text:p>
          </table:table-cell>
          <table:table-cell office:value-type="string">
            <text:p>Chib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863930}</text:p>
          </table:table-cell>
        </table:table-row>
        <table:table-row>
          <table:table-cell office:value-type="float" office:value="1545">
            <text:p>1 545</text:p>
          </table:table-cell>
          <table:table-cell office:value-type="string">
            <text:p>Saka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797735}</text:p>
          </table:table-cell>
        </table:table-row>
        <table:table-row>
          <table:table-cell office:value-type="float" office:value="1546">
            <text:p>1 546</text:p>
          </table:table-cell>
          <table:table-cell office:value-type="string">
            <text:p>Kumamoto</text:p>
          </table:table-cell>
          <table:table-cell office:value-type="string">
            <text:p>JPN</text:p>
          </table:table-cell>
          <table:table-cell office:value-type="string">
            <text:p>Kumamoto</text:p>
          </table:table-cell>
          <table:table-cell office:value-type="string">
            <text:p>{"Population": 656734}</text:p>
          </table:table-cell>
        </table:table-row>
        <table:table-row>
          <table:table-cell office:value-type="float" office:value="1547">
            <text:p>1 547</text:p>
          </table:table-cell>
          <table:table-cell office:value-type="string">
            <text:p>Okayama</text:p>
          </table:table-cell>
          <table:table-cell office:value-type="string">
            <text:p>JPN</text:p>
          </table:table-cell>
          <table:table-cell office:value-type="string">
            <text:p>Okayama</text:p>
          </table:table-cell>
          <table:table-cell office:value-type="string">
            <text:p>{"Population": 624269}</text:p>
          </table:table-cell>
        </table:table-row>
        <table:table-row>
          <table:table-cell office:value-type="float" office:value="1548">
            <text:p>1 548</text:p>
          </table:table-cell>
          <table:table-cell office:value-type="string">
            <text:p>Sagamihar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586300}</text:p>
          </table:table-cell>
        </table:table-row>
        <table:table-row>
          <table:table-cell office:value-type="float" office:value="1549">
            <text:p>1 549</text:p>
          </table:table-cell>
          <table:table-cell office:value-type="string">
            <text:p>Hamamatsu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568796}</text:p>
          </table:table-cell>
        </table:table-row>
        <table:table-row>
          <table:table-cell office:value-type="float" office:value="1550">
            <text:p>1 550</text:p>
          </table:table-cell>
          <table:table-cell office:value-type="string">
            <text:p>Kagoshima</text:p>
          </table:table-cell>
          <table:table-cell office:value-type="string">
            <text:p>JPN</text:p>
          </table:table-cell>
          <table:table-cell office:value-type="string">
            <text:p>Kagoshima</text:p>
          </table:table-cell>
          <table:table-cell office:value-type="string">
            <text:p>{"Population": 549977}</text:p>
          </table:table-cell>
        </table:table-row>
        <table:table-row>
          <table:table-cell office:value-type="float" office:value="1551">
            <text:p>1 551</text:p>
          </table:table-cell>
          <table:table-cell office:value-type="string">
            <text:p>Funabashi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545299}</text:p>
          </table:table-cell>
        </table:table-row>
        <table:table-row>
          <table:table-cell office:value-type="float" office:value="1552">
            <text:p>1 552</text:p>
          </table:table-cell>
          <table:table-cell office:value-type="string">
            <text:p>Higashiosak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517785}</text:p>
          </table:table-cell>
        </table:table-row>
        <table:table-row>
          <table:table-cell office:value-type="float" office:value="1553">
            <text:p>1 553</text:p>
          </table:table-cell>
          <table:table-cell office:value-type="string">
            <text:p>Hachioji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513451}</text:p>
          </table:table-cell>
        </table:table-row>
        <table:table-row>
          <table:table-cell office:value-type="float" office:value="1554">
            <text:p>1 554</text:p>
          </table:table-cell>
          <table:table-cell office:value-type="string">
            <text:p>Niigata</text:p>
          </table:table-cell>
          <table:table-cell office:value-type="string">
            <text:p>JPN</text:p>
          </table:table-cell>
          <table:table-cell office:value-type="string">
            <text:p>Niigata</text:p>
          </table:table-cell>
          <table:table-cell office:value-type="string">
            <text:p>{"Population": 497464}</text:p>
          </table:table-cell>
        </table:table-row>
        <table:table-row>
          <table:table-cell office:value-type="float" office:value="1555">
            <text:p>1 555</text:p>
          </table:table-cell>
          <table:table-cell office:value-type="string">
            <text:p>Amagasaki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481434}</text:p>
          </table:table-cell>
        </table:table-row>
        <table:table-row>
          <table:table-cell office:value-type="float" office:value="1556">
            <text:p>1 556</text:p>
          </table:table-cell>
          <table:table-cell office:value-type="string">
            <text:p>Himeji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475167}</text:p>
          </table:table-cell>
        </table:table-row>
        <table:table-row>
          <table:table-cell office:value-type="float" office:value="1557">
            <text:p>1 557</text:p>
          </table:table-cell>
          <table:table-cell office:value-type="string">
            <text:p>Shizuoka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473854}</text:p>
          </table:table-cell>
        </table:table-row>
        <table:table-row>
          <table:table-cell office:value-type="float" office:value="1558">
            <text:p>1 558</text:p>
          </table:table-cell>
          <table:table-cell office:value-type="string">
            <text:p>Uraw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469675}</text:p>
          </table:table-cell>
        </table:table-row>
        <table:table-row>
          <table:table-cell office:value-type="float" office:value="1559">
            <text:p>1 559</text:p>
          </table:table-cell>
          <table:table-cell office:value-type="string">
            <text:p>Matsuyama</text:p>
          </table:table-cell>
          <table:table-cell office:value-type="string">
            <text:p>JPN</text:p>
          </table:table-cell>
          <table:table-cell office:value-type="string">
            <text:p>Ehime</text:p>
          </table:table-cell>
          <table:table-cell office:value-type="string">
            <text:p>{"Population": 466133}</text:p>
          </table:table-cell>
        </table:table-row>
        <table:table-row>
          <table:table-cell office:value-type="float" office:value="1560">
            <text:p>1 560</text:p>
          </table:table-cell>
          <table:table-cell office:value-type="string">
            <text:p>Matsudo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461126}</text:p>
          </table:table-cell>
        </table:table-row>
        <table:table-row>
          <table:table-cell office:value-type="float" office:value="1561">
            <text:p>1 561</text:p>
          </table:table-cell>
          <table:table-cell office:value-type="string">
            <text:p>Kanazawa</text:p>
          </table:table-cell>
          <table:table-cell office:value-type="string">
            <text:p>JPN</text:p>
          </table:table-cell>
          <table:table-cell office:value-type="string">
            <text:p>Ishikawa</text:p>
          </table:table-cell>
          <table:table-cell office:value-type="string">
            <text:p>{"Population": 455386}</text:p>
          </table:table-cell>
        </table:table-row>
        <table:table-row>
          <table:table-cell office:value-type="float" office:value="1562">
            <text:p>1 562</text:p>
          </table:table-cell>
          <table:table-cell office:value-type="string">
            <text:p>Kawaguchi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452155}</text:p>
          </table:table-cell>
        </table:table-row>
        <table:table-row>
          <table:table-cell office:value-type="float" office:value="1563">
            <text:p>1 563</text:p>
          </table:table-cell>
          <table:table-cell office:value-type="string">
            <text:p>Ichikaw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441893}</text:p>
          </table:table-cell>
        </table:table-row>
        <table:table-row>
          <table:table-cell office:value-type="float" office:value="1564">
            <text:p>1 564</text:p>
          </table:table-cell>
          <table:table-cell office:value-type="string">
            <text:p>Omiy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441649}</text:p>
          </table:table-cell>
        </table:table-row>
        <table:table-row>
          <table:table-cell office:value-type="float" office:value="1565">
            <text:p>1 565</text:p>
          </table:table-cell>
          <table:table-cell office:value-type="string">
            <text:p>Utsunomiya</text:p>
          </table:table-cell>
          <table:table-cell office:value-type="string">
            <text:p>JPN</text:p>
          </table:table-cell>
          <table:table-cell office:value-type="string">
            <text:p>Tochigi</text:p>
          </table:table-cell>
          <table:table-cell office:value-type="string">
            <text:p>{"Population": 440353}</text:p>
          </table:table-cell>
        </table:table-row>
        <table:table-row>
          <table:table-cell office:value-type="float" office:value="1566">
            <text:p>1 566</text:p>
          </table:table-cell>
          <table:table-cell office:value-type="string">
            <text:p>Oita</text:p>
          </table:table-cell>
          <table:table-cell office:value-type="string">
            <text:p>JPN</text:p>
          </table:table-cell>
          <table:table-cell office:value-type="string">
            <text:p>Oita</text:p>
          </table:table-cell>
          <table:table-cell office:value-type="string">
            <text:p>{"Population": 433401}</text:p>
          </table:table-cell>
        </table:table-row>
        <table:table-row>
          <table:table-cell office:value-type="float" office:value="1567">
            <text:p>1 567</text:p>
          </table:table-cell>
          <table:table-cell office:value-type="string">
            <text:p>Nagasaki</text:p>
          </table:table-cell>
          <table:table-cell office:value-type="string">
            <text:p>JPN</text:p>
          </table:table-cell>
          <table:table-cell office:value-type="string">
            <text:p>Nagasaki</text:p>
          </table:table-cell>
          <table:table-cell office:value-type="string">
            <text:p>{"Population": 432759}</text:p>
          </table:table-cell>
        </table:table-row>
        <table:table-row>
          <table:table-cell office:value-type="float" office:value="1568">
            <text:p>1 568</text:p>
          </table:table-cell>
          <table:table-cell office:value-type="string">
            <text:p>Yokosuk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430200}</text:p>
          </table:table-cell>
        </table:table-row>
        <table:table-row>
          <table:table-cell office:value-type="float" office:value="1569">
            <text:p>1 569</text:p>
          </table:table-cell>
          <table:table-cell office:value-type="string">
            <text:p>Kurashiki</text:p>
          </table:table-cell>
          <table:table-cell office:value-type="string">
            <text:p>JPN</text:p>
          </table:table-cell>
          <table:table-cell office:value-type="string">
            <text:p>Okayama</text:p>
          </table:table-cell>
          <table:table-cell office:value-type="string">
            <text:p>{"Population": 425103}</text:p>
          </table:table-cell>
        </table:table-row>
        <table:table-row>
          <table:table-cell office:value-type="float" office:value="1570">
            <text:p>1 570</text:p>
          </table:table-cell>
          <table:table-cell office:value-type="string">
            <text:p>Gifu</text:p>
          </table:table-cell>
          <table:table-cell office:value-type="string">
            <text:p>JPN</text:p>
          </table:table-cell>
          <table:table-cell office:value-type="string">
            <text:p>Gifu</text:p>
          </table:table-cell>
          <table:table-cell office:value-type="string">
            <text:p>{"Population": 408007}</text:p>
          </table:table-cell>
        </table:table-row>
        <table:table-row>
          <table:table-cell office:value-type="float" office:value="1571">
            <text:p>1 571</text:p>
          </table:table-cell>
          <table:table-cell office:value-type="string">
            <text:p>Hirakat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403151}</text:p>
          </table:table-cell>
        </table:table-row>
        <table:table-row>
          <table:table-cell office:value-type="float" office:value="1572">
            <text:p>1 572</text:p>
          </table:table-cell>
          <table:table-cell office:value-type="string">
            <text:p>Nishinomiya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397618}</text:p>
          </table:table-cell>
        </table:table-row>
        <table:table-row>
          <table:table-cell office:value-type="float" office:value="1573">
            <text:p>1 573</text:p>
          </table:table-cell>
          <table:table-cell office:value-type="string">
            <text:p>Toyonak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396689}</text:p>
          </table:table-cell>
        </table:table-row>
        <table:table-row>
          <table:table-cell office:value-type="float" office:value="1574">
            <text:p>1 574</text:p>
          </table:table-cell>
          <table:table-cell office:value-type="string">
            <text:p>Wakayama</text:p>
          </table:table-cell>
          <table:table-cell office:value-type="string">
            <text:p>JPN</text:p>
          </table:table-cell>
          <table:table-cell office:value-type="string">
            <text:p>Wakayama</text:p>
          </table:table-cell>
          <table:table-cell office:value-type="string">
            <text:p>{"Population": 391233}</text:p>
          </table:table-cell>
        </table:table-row>
        <table:table-row>
          <table:table-cell office:value-type="float" office:value="1575">
            <text:p>1 575</text:p>
          </table:table-cell>
          <table:table-cell office:value-type="string">
            <text:p>Fukuyama</text:p>
          </table:table-cell>
          <table:table-cell office:value-type="string">
            <text:p>JPN</text:p>
          </table:table-cell>
          <table:table-cell office:value-type="string">
            <text:p>Hiroshima</text:p>
          </table:table-cell>
          <table:table-cell office:value-type="string">
            <text:p>{"Population": 376921}</text:p>
          </table:table-cell>
        </table:table-row>
        <table:table-row>
          <table:table-cell office:value-type="float" office:value="1576">
            <text:p>1 576</text:p>
          </table:table-cell>
          <table:table-cell office:value-type="string">
            <text:p>Fujisaw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372840}</text:p>
          </table:table-cell>
        </table:table-row>
        <table:table-row>
          <table:table-cell office:value-type="float" office:value="1577">
            <text:p>1 577</text:p>
          </table:table-cell>
          <table:table-cell office:value-type="string">
            <text:p>Asahikawa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364813}</text:p>
          </table:table-cell>
        </table:table-row>
        <table:table-row>
          <table:table-cell office:value-type="float" office:value="1578">
            <text:p>1 578</text:p>
          </table:table-cell>
          <table:table-cell office:value-type="string">
            <text:p>Machid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364197}</text:p>
          </table:table-cell>
        </table:table-row>
        <table:table-row>
          <table:table-cell office:value-type="float" office:value="1579">
            <text:p>1 579</text:p>
          </table:table-cell>
          <table:table-cell office:value-type="string">
            <text:p>Nara</text:p>
          </table:table-cell>
          <table:table-cell office:value-type="string">
            <text:p>JPN</text:p>
          </table:table-cell>
          <table:table-cell office:value-type="string">
            <text:p>Nara</text:p>
          </table:table-cell>
          <table:table-cell office:value-type="string">
            <text:p>{"Population": 362812}</text:p>
          </table:table-cell>
        </table:table-row>
        <table:table-row>
          <table:table-cell office:value-type="float" office:value="1580">
            <text:p>1 580</text:p>
          </table:table-cell>
          <table:table-cell office:value-type="string">
            <text:p>Takatsuk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361747}</text:p>
          </table:table-cell>
        </table:table-row>
        <table:table-row>
          <table:table-cell office:value-type="float" office:value="1581">
            <text:p>1 581</text:p>
          </table:table-cell>
          <table:table-cell office:value-type="string">
            <text:p>Iwaki</text:p>
          </table:table-cell>
          <table:table-cell office:value-type="string">
            <text:p>JPN</text:p>
          </table:table-cell>
          <table:table-cell office:value-type="string">
            <text:p>Fukushima</text:p>
          </table:table-cell>
          <table:table-cell office:value-type="string">
            <text:p>{"Population": 361737}</text:p>
          </table:table-cell>
        </table:table-row>
        <table:table-row>
          <table:table-cell office:value-type="float" office:value="1582">
            <text:p>1 582</text:p>
          </table:table-cell>
          <table:table-cell office:value-type="string">
            <text:p>Nagano</text:p>
          </table:table-cell>
          <table:table-cell office:value-type="string">
            <text:p>JPN</text:p>
          </table:table-cell>
          <table:table-cell office:value-type="string">
            <text:p>Nagano</text:p>
          </table:table-cell>
          <table:table-cell office:value-type="string">
            <text:p>{"Population": 361391}</text:p>
          </table:table-cell>
        </table:table-row>
        <table:table-row>
          <table:table-cell office:value-type="float" office:value="1583">
            <text:p>1 583</text:p>
          </table:table-cell>
          <table:table-cell office:value-type="string">
            <text:p>Toyohashi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360066}</text:p>
          </table:table-cell>
        </table:table-row>
        <table:table-row>
          <table:table-cell office:value-type="float" office:value="1584">
            <text:p>1 584</text:p>
          </table:table-cell>
          <table:table-cell office:value-type="string">
            <text:p>Toyot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346090}</text:p>
          </table:table-cell>
        </table:table-row>
        <table:table-row>
          <table:table-cell office:value-type="float" office:value="1585">
            <text:p>1 585</text:p>
          </table:table-cell>
          <table:table-cell office:value-type="string">
            <text:p>Suit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345750}</text:p>
          </table:table-cell>
        </table:table-row>
        <table:table-row>
          <table:table-cell office:value-type="float" office:value="1586">
            <text:p>1 586</text:p>
          </table:table-cell>
          <table:table-cell office:value-type="string">
            <text:p>Takamatsu</text:p>
          </table:table-cell>
          <table:table-cell office:value-type="string">
            <text:p>JPN</text:p>
          </table:table-cell>
          <table:table-cell office:value-type="string">
            <text:p>Kagawa</text:p>
          </table:table-cell>
          <table:table-cell office:value-type="string">
            <text:p>{"Population": 332471}</text:p>
          </table:table-cell>
        </table:table-row>
        <table:table-row>
          <table:table-cell office:value-type="float" office:value="1587">
            <text:p>1 587</text:p>
          </table:table-cell>
          <table:table-cell office:value-type="string">
            <text:p>Koriyama</text:p>
          </table:table-cell>
          <table:table-cell office:value-type="string">
            <text:p>JPN</text:p>
          </table:table-cell>
          <table:table-cell office:value-type="string">
            <text:p>Fukushima</text:p>
          </table:table-cell>
          <table:table-cell office:value-type="string">
            <text:p>{"Population": 330335}</text:p>
          </table:table-cell>
        </table:table-row>
        <table:table-row>
          <table:table-cell office:value-type="float" office:value="1588">
            <text:p>1 588</text:p>
          </table:table-cell>
          <table:table-cell office:value-type="string">
            <text:p>Okazaki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328711}</text:p>
          </table:table-cell>
        </table:table-row>
        <table:table-row>
          <table:table-cell office:value-type="float" office:value="1589">
            <text:p>1 589</text:p>
          </table:table-cell>
          <table:table-cell office:value-type="string">
            <text:p>Kawagoe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327211}</text:p>
          </table:table-cell>
        </table:table-row>
        <table:table-row>
          <table:table-cell office:value-type="float" office:value="1590">
            <text:p>1 590</text:p>
          </table:table-cell>
          <table:table-cell office:value-type="string">
            <text:p>Tokorozaw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325809}</text:p>
          </table:table-cell>
        </table:table-row>
        <table:table-row>
          <table:table-cell office:value-type="float" office:value="1591">
            <text:p>1 591</text:p>
          </table:table-cell>
          <table:table-cell office:value-type="string">
            <text:p>Toyama</text:p>
          </table:table-cell>
          <table:table-cell office:value-type="string">
            <text:p>JPN</text:p>
          </table:table-cell>
          <table:table-cell office:value-type="string">
            <text:p>Toyama</text:p>
          </table:table-cell>
          <table:table-cell office:value-type="string">
            <text:p>{"Population": 325790}</text:p>
          </table:table-cell>
        </table:table-row>
        <table:table-row>
          <table:table-cell office:value-type="float" office:value="1592">
            <text:p>1 592</text:p>
          </table:table-cell>
          <table:table-cell office:value-type="string">
            <text:p>Kochi</text:p>
          </table:table-cell>
          <table:table-cell office:value-type="string">
            <text:p>JPN</text:p>
          </table:table-cell>
          <table:table-cell office:value-type="string">
            <text:p>Kochi</text:p>
          </table:table-cell>
          <table:table-cell office:value-type="string">
            <text:p>{"Population": 324710}</text:p>
          </table:table-cell>
        </table:table-row>
        <table:table-row>
          <table:table-cell office:value-type="float" office:value="1593">
            <text:p>1 593</text:p>
          </table:table-cell>
          <table:table-cell office:value-type="string">
            <text:p>Kashiw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320296}</text:p>
          </table:table-cell>
        </table:table-row>
        <table:table-row>
          <table:table-cell office:value-type="float" office:value="1594">
            <text:p>1 594</text:p>
          </table:table-cell>
          <table:table-cell office:value-type="string">
            <text:p>Akita</text:p>
          </table:table-cell>
          <table:table-cell office:value-type="string">
            <text:p>JPN</text:p>
          </table:table-cell>
          <table:table-cell office:value-type="string">
            <text:p>Akita</text:p>
          </table:table-cell>
          <table:table-cell office:value-type="string">
            <text:p>{"Population": 314440}</text:p>
          </table:table-cell>
        </table:table-row>
        <table:table-row>
          <table:table-cell office:value-type="float" office:value="1595">
            <text:p>1 595</text:p>
          </table:table-cell>
          <table:table-cell office:value-type="string">
            <text:p>Miyazaki</text:p>
          </table:table-cell>
          <table:table-cell office:value-type="string">
            <text:p>JPN</text:p>
          </table:table-cell>
          <table:table-cell office:value-type="string">
            <text:p>Miyazaki</text:p>
          </table:table-cell>
          <table:table-cell office:value-type="string">
            <text:p>{"Population": 303784}</text:p>
          </table:table-cell>
        </table:table-row>
        <table:table-row>
          <table:table-cell office:value-type="float" office:value="1596">
            <text:p>1 596</text:p>
          </table:table-cell>
          <table:table-cell office:value-type="string">
            <text:p>Koshigay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301446}</text:p>
          </table:table-cell>
        </table:table-row>
        <table:table-row>
          <table:table-cell office:value-type="float" office:value="1597">
            <text:p>1 597</text:p>
          </table:table-cell>
          <table:table-cell office:value-type="string">
            <text:p>Naha</text:p>
          </table:table-cell>
          <table:table-cell office:value-type="string">
            <text:p>JPN</text:p>
          </table:table-cell>
          <table:table-cell office:value-type="string">
            <text:p>Okinawa</text:p>
          </table:table-cell>
          <table:table-cell office:value-type="string">
            <text:p>{"Population": 299851}</text:p>
          </table:table-cell>
        </table:table-row>
        <table:table-row>
          <table:table-cell office:value-type="float" office:value="1598">
            <text:p>1 598</text:p>
          </table:table-cell>
          <table:table-cell office:value-type="string">
            <text:p>Aomori</text:p>
          </table:table-cell>
          <table:table-cell office:value-type="string">
            <text:p>JPN</text:p>
          </table:table-cell>
          <table:table-cell office:value-type="string">
            <text:p>Aomori</text:p>
          </table:table-cell>
          <table:table-cell office:value-type="string">
            <text:p>{"Population": 295969}</text:p>
          </table:table-cell>
        </table:table-row>
        <table:table-row>
          <table:table-cell office:value-type="float" office:value="1599">
            <text:p>1 599</text:p>
          </table:table-cell>
          <table:table-cell office:value-type="string">
            <text:p>Hakodate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294788}</text:p>
          </table:table-cell>
        </table:table-row>
        <table:table-row>
          <table:table-cell office:value-type="float" office:value="1600">
            <text:p>1 600</text:p>
          </table:table-cell>
          <table:table-cell office:value-type="string">
            <text:p>Akashi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292253}</text:p>
          </table:table-cell>
        </table:table-row>
        <table:table-row>
          <table:table-cell office:value-type="float" office:value="1601">
            <text:p>1 601</text:p>
          </table:table-cell>
          <table:table-cell office:value-type="string">
            <text:p>Yokkaichi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288173}</text:p>
          </table:table-cell>
        </table:table-row>
        <table:table-row>
          <table:table-cell office:value-type="float" office:value="1602">
            <text:p>1 602</text:p>
          </table:table-cell>
          <table:table-cell office:value-type="string">
            <text:p>Fukushima</text:p>
          </table:table-cell>
          <table:table-cell office:value-type="string">
            <text:p>JPN</text:p>
          </table:table-cell>
          <table:table-cell office:value-type="string">
            <text:p>Fukushima</text:p>
          </table:table-cell>
          <table:table-cell office:value-type="string">
            <text:p>{"Population": 287525}</text:p>
          </table:table-cell>
        </table:table-row>
        <table:table-row>
          <table:table-cell office:value-type="float" office:value="1603">
            <text:p>1 603</text:p>
          </table:table-cell>
          <table:table-cell office:value-type="string">
            <text:p>Morioka</text:p>
          </table:table-cell>
          <table:table-cell office:value-type="string">
            <text:p>JPN</text:p>
          </table:table-cell>
          <table:table-cell office:value-type="string">
            <text:p>Iwate</text:p>
          </table:table-cell>
          <table:table-cell office:value-type="string">
            <text:p>{"Population": 287353}</text:p>
          </table:table-cell>
        </table:table-row>
        <table:table-row>
          <table:table-cell office:value-type="float" office:value="1604">
            <text:p>1 604</text:p>
          </table:table-cell>
          <table:table-cell office:value-type="string">
            <text:p>Maebashi</text:p>
          </table:table-cell>
          <table:table-cell office:value-type="string">
            <text:p>JPN</text:p>
          </table:table-cell>
          <table:table-cell office:value-type="string">
            <text:p>Gumma</text:p>
          </table:table-cell>
          <table:table-cell office:value-type="string">
            <text:p>{"Population": 284473}</text:p>
          </table:table-cell>
        </table:table-row>
        <table:table-row>
          <table:table-cell office:value-type="float" office:value="1605">
            <text:p>1 605</text:p>
          </table:table-cell>
          <table:table-cell office:value-type="string">
            <text:p>Kasugai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282348}</text:p>
          </table:table-cell>
        </table:table-row>
        <table:table-row>
          <table:table-cell office:value-type="float" office:value="1606">
            <text:p>1 606</text:p>
          </table:table-cell>
          <table:table-cell office:value-type="string">
            <text:p>Otsu</text:p>
          </table:table-cell>
          <table:table-cell office:value-type="string">
            <text:p>JPN</text:p>
          </table:table-cell>
          <table:table-cell office:value-type="string">
            <text:p>Shiga</text:p>
          </table:table-cell>
          <table:table-cell office:value-type="string">
            <text:p>{"Population": 282070}</text:p>
          </table:table-cell>
        </table:table-row>
        <table:table-row>
          <table:table-cell office:value-type="float" office:value="1607">
            <text:p>1 607</text:p>
          </table:table-cell>
          <table:table-cell office:value-type="string">
            <text:p>Ichihar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279280}</text:p>
          </table:table-cell>
        </table:table-row>
        <table:table-row>
          <table:table-cell office:value-type="float" office:value="1608">
            <text:p>1 608</text:p>
          </table:table-cell>
          <table:table-cell office:value-type="string">
            <text:p>Ya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276421}</text:p>
          </table:table-cell>
        </table:table-row>
        <table:table-row>
          <table:table-cell office:value-type="float" office:value="1609">
            <text:p>1 609</text:p>
          </table:table-cell>
          <table:table-cell office:value-type="string">
            <text:p>Ichinomiy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270828}</text:p>
          </table:table-cell>
        </table:table-row>
        <table:table-row>
          <table:table-cell office:value-type="float" office:value="1610">
            <text:p>1 610</text:p>
          </table:table-cell>
          <table:table-cell office:value-type="string">
            <text:p>Tokushima</text:p>
          </table:table-cell>
          <table:table-cell office:value-type="string">
            <text:p>JPN</text:p>
          </table:table-cell>
          <table:table-cell office:value-type="string">
            <text:p>Tokushima</text:p>
          </table:table-cell>
          <table:table-cell office:value-type="string">
            <text:p>{"Population": 269649}</text:p>
          </table:table-cell>
        </table:table-row>
        <table:table-row>
          <table:table-cell office:value-type="float" office:value="1611">
            <text:p>1 611</text:p>
          </table:table-cell>
          <table:table-cell office:value-type="string">
            <text:p>Kakogawa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266281}</text:p>
          </table:table-cell>
        </table:table-row>
        <table:table-row>
          <table:table-cell office:value-type="float" office:value="1612">
            <text:p>1 612</text:p>
          </table:table-cell>
          <table:table-cell office:value-type="string">
            <text:p>Ibarak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261020}</text:p>
          </table:table-cell>
        </table:table-row>
        <table:table-row>
          <table:table-cell office:value-type="float" office:value="1613">
            <text:p>1 613</text:p>
          </table:table-cell>
          <table:table-cell office:value-type="string">
            <text:p>Neyagaw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257315}</text:p>
          </table:table-cell>
        </table:table-row>
        <table:table-row>
          <table:table-cell office:value-type="float" office:value="1614">
            <text:p>1 614</text:p>
          </table:table-cell>
          <table:table-cell office:value-type="string">
            <text:p>Shimonoseki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257263}</text:p>
          </table:table-cell>
        </table:table-row>
        <table:table-row>
          <table:table-cell office:value-type="float" office:value="1615">
            <text:p>1 615</text:p>
          </table:table-cell>
          <table:table-cell office:value-type="string">
            <text:p>Yamagata</text:p>
          </table:table-cell>
          <table:table-cell office:value-type="string">
            <text:p>JPN</text:p>
          </table:table-cell>
          <table:table-cell office:value-type="string">
            <text:p>Yamagata</text:p>
          </table:table-cell>
          <table:table-cell office:value-type="string">
            <text:p>{"Population": 255617}</text:p>
          </table:table-cell>
        </table:table-row>
        <table:table-row>
          <table:table-cell office:value-type="float" office:value="1616">
            <text:p>1 616</text:p>
          </table:table-cell>
          <table:table-cell office:value-type="string">
            <text:p>Fukui</text:p>
          </table:table-cell>
          <table:table-cell office:value-type="string">
            <text:p>JPN</text:p>
          </table:table-cell>
          <table:table-cell office:value-type="string">
            <text:p>Fukui</text:p>
          </table:table-cell>
          <table:table-cell office:value-type="string">
            <text:p>{"Population": 254818}</text:p>
          </table:table-cell>
        </table:table-row>
        <table:table-row>
          <table:table-cell office:value-type="float" office:value="1617">
            <text:p>1 617</text:p>
          </table:table-cell>
          <table:table-cell office:value-type="string">
            <text:p>Hiratsuk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254207}</text:p>
          </table:table-cell>
        </table:table-row>
        <table:table-row>
          <table:table-cell office:value-type="float" office:value="1618">
            <text:p>1 618</text:p>
          </table:table-cell>
          <table:table-cell office:value-type="string">
            <text:p>Mito</text:p>
          </table:table-cell>
          <table:table-cell office:value-type="string">
            <text:p>JPN</text:p>
          </table:table-cell>
          <table:table-cell office:value-type="string">
            <text:p>Ibaragi</text:p>
          </table:table-cell>
          <table:table-cell office:value-type="string">
            <text:p>{"Population": 246559}</text:p>
          </table:table-cell>
        </table:table-row>
        <table:table-row>
          <table:table-cell office:value-type="float" office:value="1619">
            <text:p>1 619</text:p>
          </table:table-cell>
          <table:table-cell office:value-type="string">
            <text:p>Sasebo</text:p>
          </table:table-cell>
          <table:table-cell office:value-type="string">
            <text:p>JPN</text:p>
          </table:table-cell>
          <table:table-cell office:value-type="string">
            <text:p>Nagasaki</text:p>
          </table:table-cell>
          <table:table-cell office:value-type="string">
            <text:p>{"Population": 244240}</text:p>
          </table:table-cell>
        </table:table-row>
        <table:table-row>
          <table:table-cell office:value-type="float" office:value="1620">
            <text:p>1 620</text:p>
          </table:table-cell>
          <table:table-cell office:value-type="string">
            <text:p>Hachinohe</text:p>
          </table:table-cell>
          <table:table-cell office:value-type="string">
            <text:p>JPN</text:p>
          </table:table-cell>
          <table:table-cell office:value-type="string">
            <text:p>Aomori</text:p>
          </table:table-cell>
          <table:table-cell office:value-type="string">
            <text:p>{"Population": 242979}</text:p>
          </table:table-cell>
        </table:table-row>
        <table:table-row>
          <table:table-cell office:value-type="float" office:value="1621">
            <text:p>1 621</text:p>
          </table:table-cell>
          <table:table-cell office:value-type="string">
            <text:p>Takasaki</text:p>
          </table:table-cell>
          <table:table-cell office:value-type="string">
            <text:p>JPN</text:p>
          </table:table-cell>
          <table:table-cell office:value-type="string">
            <text:p>Gumma</text:p>
          </table:table-cell>
          <table:table-cell office:value-type="string">
            <text:p>{"Population": 239124}</text:p>
          </table:table-cell>
        </table:table-row>
        <table:table-row>
          <table:table-cell office:value-type="float" office:value="1622">
            <text:p>1 622</text:p>
          </table:table-cell>
          <table:table-cell office:value-type="string">
            <text:p>Shimizu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239123}</text:p>
          </table:table-cell>
        </table:table-row>
        <table:table-row>
          <table:table-cell office:value-type="float" office:value="1623">
            <text:p>1 623</text:p>
          </table:table-cell>
          <table:table-cell office:value-type="string">
            <text:p>Kurume</text:p>
          </table:table-cell>
          <table:table-cell office:value-type="string">
            <text:p>JPN</text:p>
          </table:table-cell>
          <table:table-cell office:value-type="string">
            <text:p>Fukuoka</text:p>
          </table:table-cell>
          <table:table-cell office:value-type="string">
            <text:p>{"Population": 235611}</text:p>
          </table:table-cell>
        </table:table-row>
        <table:table-row>
          <table:table-cell office:value-type="float" office:value="1624">
            <text:p>1 624</text:p>
          </table:table-cell>
          <table:table-cell office:value-type="string">
            <text:p>Fuji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231527}</text:p>
          </table:table-cell>
        </table:table-row>
        <table:table-row>
          <table:table-cell office:value-type="float" office:value="1625">
            <text:p>1 625</text:p>
          </table:table-cell>
          <table:table-cell office:value-type="string">
            <text:p>Sok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222768}</text:p>
          </table:table-cell>
        </table:table-row>
        <table:table-row>
          <table:table-cell office:value-type="float" office:value="1626">
            <text:p>1 626</text:p>
          </table:table-cell>
          <table:table-cell office:value-type="string">
            <text:p>Fuchu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220576}</text:p>
          </table:table-cell>
        </table:table-row>
        <table:table-row>
          <table:table-cell office:value-type="float" office:value="1627">
            <text:p>1 627</text:p>
          </table:table-cell>
          <table:table-cell office:value-type="string">
            <text:p>Chigasaki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216015}</text:p>
          </table:table-cell>
        </table:table-row>
        <table:table-row>
          <table:table-cell office:value-type="float" office:value="1628">
            <text:p>1 628</text:p>
          </table:table-cell>
          <table:table-cell office:value-type="string">
            <text:p>Atsugi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212407}</text:p>
          </table:table-cell>
        </table:table-row>
        <table:table-row>
          <table:table-cell office:value-type="float" office:value="1629">
            <text:p>1 629</text:p>
          </table:table-cell>
          <table:table-cell office:value-type="string">
            <text:p>Numazu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211382}</text:p>
          </table:table-cell>
        </table:table-row>
        <table:table-row>
          <table:table-cell office:value-type="float" office:value="1630">
            <text:p>1 630</text:p>
          </table:table-cell>
          <table:table-cell office:value-type="string">
            <text:p>Ageo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209442}</text:p>
          </table:table-cell>
        </table:table-row>
        <table:table-row>
          <table:table-cell office:value-type="float" office:value="1631">
            <text:p>1 631</text:p>
          </table:table-cell>
          <table:table-cell office:value-type="string">
            <text:p>Yamato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208234}</text:p>
          </table:table-cell>
        </table:table-row>
        <table:table-row>
          <table:table-cell office:value-type="float" office:value="1632">
            <text:p>1 632</text:p>
          </table:table-cell>
          <table:table-cell office:value-type="string">
            <text:p>Matsumoto</text:p>
          </table:table-cell>
          <table:table-cell office:value-type="string">
            <text:p>JPN</text:p>
          </table:table-cell>
          <table:table-cell office:value-type="string">
            <text:p>Nagano</text:p>
          </table:table-cell>
          <table:table-cell office:value-type="string">
            <text:p>{"Population": 206801}</text:p>
          </table:table-cell>
        </table:table-row>
        <table:table-row>
          <table:table-cell office:value-type="float" office:value="1633">
            <text:p>1 633</text:p>
          </table:table-cell>
          <table:table-cell office:value-type="string">
            <text:p>Kure</text:p>
          </table:table-cell>
          <table:table-cell office:value-type="string">
            <text:p>JPN</text:p>
          </table:table-cell>
          <table:table-cell office:value-type="string">
            <text:p>Hiroshima</text:p>
          </table:table-cell>
          <table:table-cell office:value-type="string">
            <text:p>{"Population": 206504}</text:p>
          </table:table-cell>
        </table:table-row>
        <table:table-row>
          <table:table-cell office:value-type="float" office:value="1634">
            <text:p>1 634</text:p>
          </table:table-cell>
          <table:table-cell office:value-type="string">
            <text:p>Takarazuka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205993}</text:p>
          </table:table-cell>
        </table:table-row>
        <table:table-row>
          <table:table-cell office:value-type="float" office:value="1635">
            <text:p>1 635</text:p>
          </table:table-cell>
          <table:table-cell office:value-type="string">
            <text:p>Kasukabe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201838}</text:p>
          </table:table-cell>
        </table:table-row>
        <table:table-row>
          <table:table-cell office:value-type="float" office:value="1636">
            <text:p>1 636</text:p>
          </table:table-cell>
          <table:table-cell office:value-type="string">
            <text:p>Chofu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201585}</text:p>
          </table:table-cell>
        </table:table-row>
        <table:table-row>
          <table:table-cell office:value-type="float" office:value="1637">
            <text:p>1 637</text:p>
          </table:table-cell>
          <table:table-cell office:value-type="string">
            <text:p>Odawar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200171}</text:p>
          </table:table-cell>
        </table:table-row>
        <table:table-row>
          <table:table-cell office:value-type="float" office:value="1638">
            <text:p>1 638</text:p>
          </table:table-cell>
          <table:table-cell office:value-type="string">
            <text:p>Kofu</text:p>
          </table:table-cell>
          <table:table-cell office:value-type="string">
            <text:p>JPN</text:p>
          </table:table-cell>
          <table:table-cell office:value-type="string">
            <text:p>Yamanashi</text:p>
          </table:table-cell>
          <table:table-cell office:value-type="string">
            <text:p>{"Population": 199753}</text:p>
          </table:table-cell>
        </table:table-row>
        <table:table-row>
          <table:table-cell office:value-type="float" office:value="1639">
            <text:p>1 639</text:p>
          </table:table-cell>
          <table:table-cell office:value-type="string">
            <text:p>Kushiro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97608}</text:p>
          </table:table-cell>
        </table:table-row>
        <table:table-row>
          <table:table-cell office:value-type="float" office:value="1640">
            <text:p>1 640</text:p>
          </table:table-cell>
          <table:table-cell office:value-type="string">
            <text:p>Kishiwad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97276}</text:p>
          </table:table-cell>
        </table:table-row>
        <table:table-row>
          <table:table-cell office:value-type="float" office:value="1641">
            <text:p>1 641</text:p>
          </table:table-cell>
          <table:table-cell office:value-type="string">
            <text:p>Hitachi</text:p>
          </table:table-cell>
          <table:table-cell office:value-type="string">
            <text:p>JPN</text:p>
          </table:table-cell>
          <table:table-cell office:value-type="string">
            <text:p>Ibaragi</text:p>
          </table:table-cell>
          <table:table-cell office:value-type="string">
            <text:p>{"Population": 196622}</text:p>
          </table:table-cell>
        </table:table-row>
        <table:table-row>
          <table:table-cell office:value-type="float" office:value="1642">
            <text:p>1 642</text:p>
          </table:table-cell>
          <table:table-cell office:value-type="string">
            <text:p>Nagaoka</text:p>
          </table:table-cell>
          <table:table-cell office:value-type="string">
            <text:p>JPN</text:p>
          </table:table-cell>
          <table:table-cell office:value-type="string">
            <text:p>Niigata</text:p>
          </table:table-cell>
          <table:table-cell office:value-type="string">
            <text:p>{"Population": 192407}</text:p>
          </table:table-cell>
        </table:table-row>
        <table:table-row>
          <table:table-cell office:value-type="float" office:value="1643">
            <text:p>1 643</text:p>
          </table:table-cell>
          <table:table-cell office:value-type="string">
            <text:p>Itami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190886}</text:p>
          </table:table-cell>
        </table:table-row>
        <table:table-row>
          <table:table-cell office:value-type="float" office:value="1644">
            <text:p>1 644</text:p>
          </table:table-cell>
          <table:table-cell office:value-type="string">
            <text:p>Uji</text:p>
          </table:table-cell>
          <table:table-cell office:value-type="string">
            <text:p>JPN</text:p>
          </table:table-cell>
          <table:table-cell office:value-type="string">
            <text:p>Kyoto</text:p>
          </table:table-cell>
          <table:table-cell office:value-type="string">
            <text:p>{"Population": 188735}</text:p>
          </table:table-cell>
        </table:table-row>
        <table:table-row>
          <table:table-cell office:value-type="float" office:value="1645">
            <text:p>1 645</text:p>
          </table:table-cell>
          <table:table-cell office:value-type="string">
            <text:p>Suzuka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184061}</text:p>
          </table:table-cell>
        </table:table-row>
        <table:table-row>
          <table:table-cell office:value-type="float" office:value="1646">
            <text:p>1 646</text:p>
          </table:table-cell>
          <table:table-cell office:value-type="string">
            <text:p>Hirosaki</text:p>
          </table:table-cell>
          <table:table-cell office:value-type="string">
            <text:p>JPN</text:p>
          </table:table-cell>
          <table:table-cell office:value-type="string">
            <text:p>Aomori</text:p>
          </table:table-cell>
          <table:table-cell office:value-type="string">
            <text:p>{"Population": 177522}</text:p>
          </table:table-cell>
        </table:table-row>
        <table:table-row>
          <table:table-cell office:value-type="float" office:value="1647">
            <text:p>1 647</text:p>
          </table:table-cell>
          <table:table-cell office:value-type="string">
            <text:p>Ube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175206}</text:p>
          </table:table-cell>
        </table:table-row>
        <table:table-row>
          <table:table-cell office:value-type="float" office:value="1648">
            <text:p>1 648</text:p>
          </table:table-cell>
          <table:table-cell office:value-type="string">
            <text:p>Kodair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74984}</text:p>
          </table:table-cell>
        </table:table-row>
        <table:table-row>
          <table:table-cell office:value-type="float" office:value="1649">
            <text:p>1 649</text:p>
          </table:table-cell>
          <table:table-cell office:value-type="string">
            <text:p>Takaoka</text:p>
          </table:table-cell>
          <table:table-cell office:value-type="string">
            <text:p>JPN</text:p>
          </table:table-cell>
          <table:table-cell office:value-type="string">
            <text:p>Toyama</text:p>
          </table:table-cell>
          <table:table-cell office:value-type="string">
            <text:p>{"Population": 174380}</text:p>
          </table:table-cell>
        </table:table-row>
        <table:table-row>
          <table:table-cell office:value-type="float" office:value="1650">
            <text:p>1 650</text:p>
          </table:table-cell>
          <table:table-cell office:value-type="string">
            <text:p>Obihiro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73685}</text:p>
          </table:table-cell>
        </table:table-row>
        <table:table-row>
          <table:table-cell office:value-type="float" office:value="1651">
            <text:p>1 651</text:p>
          </table:table-cell>
          <table:table-cell office:value-type="string">
            <text:p>Tomakomai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71958}</text:p>
          </table:table-cell>
        </table:table-row>
        <table:table-row>
          <table:table-cell office:value-type="float" office:value="1652">
            <text:p>1 652</text:p>
          </table:table-cell>
          <table:table-cell office:value-type="string">
            <text:p>Saga</text:p>
          </table:table-cell>
          <table:table-cell office:value-type="string">
            <text:p>JPN</text:p>
          </table:table-cell>
          <table:table-cell office:value-type="string">
            <text:p>Saga</text:p>
          </table:table-cell>
          <table:table-cell office:value-type="string">
            <text:p>{"Population": 170034}</text:p>
          </table:table-cell>
        </table:table-row>
        <table:table-row>
          <table:table-cell office:value-type="float" office:value="1653">
            <text:p>1 653</text:p>
          </table:table-cell>
          <table:table-cell office:value-type="string">
            <text:p>Sakur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68072}</text:p>
          </table:table-cell>
        </table:table-row>
        <table:table-row>
          <table:table-cell office:value-type="float" office:value="1654">
            <text:p>1 654</text:p>
          </table:table-cell>
          <table:table-cell office:value-type="string">
            <text:p>Kamakur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167661}</text:p>
          </table:table-cell>
        </table:table-row>
        <table:table-row>
          <table:table-cell office:value-type="float" office:value="1655">
            <text:p>1 655</text:p>
          </table:table-cell>
          <table:table-cell office:value-type="string">
            <text:p>Mitak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67268}</text:p>
          </table:table-cell>
        </table:table-row>
        <table:table-row>
          <table:table-cell office:value-type="float" office:value="1656">
            <text:p>1 656</text:p>
          </table:table-cell>
          <table:table-cell office:value-type="string">
            <text:p>Izum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66979}</text:p>
          </table:table-cell>
        </table:table-row>
        <table:table-row>
          <table:table-cell office:value-type="float" office:value="1657">
            <text:p>1 657</text:p>
          </table:table-cell>
          <table:table-cell office:value-type="string">
            <text:p>Hino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66770}</text:p>
          </table:table-cell>
        </table:table-row>
        <table:table-row>
          <table:table-cell office:value-type="float" office:value="1658">
            <text:p>1 658</text:p>
          </table:table-cell>
          <table:table-cell office:value-type="string">
            <text:p>Hadano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166512}</text:p>
          </table:table-cell>
        </table:table-row>
        <table:table-row>
          <table:table-cell office:value-type="float" office:value="1659">
            <text:p>1 659</text:p>
          </table:table-cell>
          <table:table-cell office:value-type="string">
            <text:p>Ashikaga</text:p>
          </table:table-cell>
          <table:table-cell office:value-type="string">
            <text:p>JPN</text:p>
          </table:table-cell>
          <table:table-cell office:value-type="string">
            <text:p>Tochigi</text:p>
          </table:table-cell>
          <table:table-cell office:value-type="string">
            <text:p>{"Population": 165243}</text:p>
          </table:table-cell>
        </table:table-row>
        <table:table-row>
          <table:table-cell office:value-type="float" office:value="1660">
            <text:p>1 660</text:p>
          </table:table-cell>
          <table:table-cell office:value-type="string">
            <text:p>Tsu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164543}</text:p>
          </table:table-cell>
        </table:table-row>
        <table:table-row>
          <table:table-cell office:value-type="float" office:value="1661">
            <text:p>1 661</text:p>
          </table:table-cell>
          <table:table-cell office:value-type="string">
            <text:p>Sayam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62472}</text:p>
          </table:table-cell>
        </table:table-row>
        <table:table-row>
          <table:table-cell office:value-type="float" office:value="1662">
            <text:p>1 662</text:p>
          </table:table-cell>
          <table:table-cell office:value-type="string">
            <text:p>Yachiyo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61222}</text:p>
          </table:table-cell>
        </table:table-row>
        <table:table-row>
          <table:table-cell office:value-type="float" office:value="1663">
            <text:p>1 663</text:p>
          </table:table-cell>
          <table:table-cell office:value-type="string">
            <text:p>Tsukuba</text:p>
          </table:table-cell>
          <table:table-cell office:value-type="string">
            <text:p>JPN</text:p>
          </table:table-cell>
          <table:table-cell office:value-type="string">
            <text:p>Ibaragi</text:p>
          </table:table-cell>
          <table:table-cell office:value-type="string">
            <text:p>{"Population": 160768}</text:p>
          </table:table-cell>
        </table:table-row>
        <table:table-row>
          <table:table-cell office:value-type="float" office:value="1664">
            <text:p>1 664</text:p>
          </table:table-cell>
          <table:table-cell office:value-type="string">
            <text:p>Tachikaw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59430}</text:p>
          </table:table-cell>
        </table:table-row>
        <table:table-row>
          <table:table-cell office:value-type="float" office:value="1665">
            <text:p>1 665</text:p>
          </table:table-cell>
          <table:table-cell office:value-type="string">
            <text:p>Kumagay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57171}</text:p>
          </table:table-cell>
        </table:table-row>
        <table:table-row>
          <table:table-cell office:value-type="float" office:value="1666">
            <text:p>1 666</text:p>
          </table:table-cell>
          <table:table-cell office:value-type="string">
            <text:p>Moriguch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55941}</text:p>
          </table:table-cell>
        </table:table-row>
        <table:table-row>
          <table:table-cell office:value-type="float" office:value="1667">
            <text:p>1 667</text:p>
          </table:table-cell>
          <table:table-cell office:value-type="string">
            <text:p>Otaru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55784}</text:p>
          </table:table-cell>
        </table:table-row>
        <table:table-row>
          <table:table-cell office:value-type="float" office:value="1668">
            <text:p>1 668</text:p>
          </table:table-cell>
          <table:table-cell office:value-type="string">
            <text:p>Anjo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53823}</text:p>
          </table:table-cell>
        </table:table-row>
        <table:table-row>
          <table:table-cell office:value-type="float" office:value="1669">
            <text:p>1 669</text:p>
          </table:table-cell>
          <table:table-cell office:value-type="string">
            <text:p>Narashino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52849}</text:p>
          </table:table-cell>
        </table:table-row>
        <table:table-row>
          <table:table-cell office:value-type="float" office:value="1670">
            <text:p>1 670</text:p>
          </table:table-cell>
          <table:table-cell office:value-type="string">
            <text:p>Oyama</text:p>
          </table:table-cell>
          <table:table-cell office:value-type="string">
            <text:p>JPN</text:p>
          </table:table-cell>
          <table:table-cell office:value-type="string">
            <text:p>Tochigi</text:p>
          </table:table-cell>
          <table:table-cell office:value-type="string">
            <text:p>{"Population": 152820}</text:p>
          </table:table-cell>
        </table:table-row>
        <table:table-row>
          <table:table-cell office:value-type="float" office:value="1671">
            <text:p>1 671</text:p>
          </table:table-cell>
          <table:table-cell office:value-type="string">
            <text:p>Ogaki</text:p>
          </table:table-cell>
          <table:table-cell office:value-type="string">
            <text:p>JPN</text:p>
          </table:table-cell>
          <table:table-cell office:value-type="string">
            <text:p>Gifu</text:p>
          </table:table-cell>
          <table:table-cell office:value-type="string">
            <text:p>{"Population": 151758}</text:p>
          </table:table-cell>
        </table:table-row>
        <table:table-row>
          <table:table-cell office:value-type="float" office:value="1672">
            <text:p>1 672</text:p>
          </table:table-cell>
          <table:table-cell office:value-type="string">
            <text:p>Matsue</text:p>
          </table:table-cell>
          <table:table-cell office:value-type="string">
            <text:p>JPN</text:p>
          </table:table-cell>
          <table:table-cell office:value-type="string">
            <text:p>Shimane</text:p>
          </table:table-cell>
          <table:table-cell office:value-type="string">
            <text:p>{"Population": 149821}</text:p>
          </table:table-cell>
        </table:table-row>
        <table:table-row>
          <table:table-cell office:value-type="float" office:value="1673">
            <text:p>1 673</text:p>
          </table:table-cell>
          <table:table-cell office:value-type="string">
            <text:p>Kawanishi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149794}</text:p>
          </table:table-cell>
        </table:table-row>
        <table:table-row>
          <table:table-cell office:value-type="float" office:value="1674">
            <text:p>1 674</text:p>
          </table:table-cell>
          <table:table-cell office:value-type="string">
            <text:p>Hitachinak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48006}</text:p>
          </table:table-cell>
        </table:table-row>
        <table:table-row>
          <table:table-cell office:value-type="float" office:value="1675">
            <text:p>1 675</text:p>
          </table:table-cell>
          <table:table-cell office:value-type="string">
            <text:p>Niiz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47744}</text:p>
          </table:table-cell>
        </table:table-row>
        <table:table-row>
          <table:table-cell office:value-type="float" office:value="1676">
            <text:p>1 676</text:p>
          </table:table-cell>
          <table:table-cell office:value-type="string">
            <text:p>Nagareyam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47738}</text:p>
          </table:table-cell>
        </table:table-row>
        <table:table-row>
          <table:table-cell office:value-type="float" office:value="1677">
            <text:p>1 677</text:p>
          </table:table-cell>
          <table:table-cell office:value-type="string">
            <text:p>Tottori</text:p>
          </table:table-cell>
          <table:table-cell office:value-type="string">
            <text:p>JPN</text:p>
          </table:table-cell>
          <table:table-cell office:value-type="string">
            <text:p>Tottori</text:p>
          </table:table-cell>
          <table:table-cell office:value-type="string">
            <text:p>{"Population": 147523}</text:p>
          </table:table-cell>
        </table:table-row>
        <table:table-row>
          <table:table-cell office:value-type="float" office:value="1678">
            <text:p>1 678</text:p>
          </table:table-cell>
          <table:table-cell office:value-type="string">
            <text:p>Tama</text:p>
          </table:table-cell>
          <table:table-cell office:value-type="string">
            <text:p>JPN</text:p>
          </table:table-cell>
          <table:table-cell office:value-type="string">
            <text:p>Ibaragi</text:p>
          </table:table-cell>
          <table:table-cell office:value-type="string">
            <text:p>{"Population": 146712}</text:p>
          </table:table-cell>
        </table:table-row>
        <table:table-row>
          <table:table-cell office:value-type="float" office:value="1679">
            <text:p>1 679</text:p>
          </table:table-cell>
          <table:table-cell office:value-type="string">
            <text:p>Irum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45922}</text:p>
          </table:table-cell>
        </table:table-row>
        <table:table-row>
          <table:table-cell office:value-type="float" office:value="1680">
            <text:p>1 680</text:p>
          </table:table-cell>
          <table:table-cell office:value-type="string">
            <text:p>Ota</text:p>
          </table:table-cell>
          <table:table-cell office:value-type="string">
            <text:p>JPN</text:p>
          </table:table-cell>
          <table:table-cell office:value-type="string">
            <text:p>Gumma</text:p>
          </table:table-cell>
          <table:table-cell office:value-type="string">
            <text:p>{"Population": 145317}</text:p>
          </table:table-cell>
        </table:table-row>
        <table:table-row>
          <table:table-cell office:value-type="float" office:value="1681">
            <text:p>1 681</text:p>
          </table:table-cell>
          <table:table-cell office:value-type="string">
            <text:p>Omuta</text:p>
          </table:table-cell>
          <table:table-cell office:value-type="string">
            <text:p>JPN</text:p>
          </table:table-cell>
          <table:table-cell office:value-type="string">
            <text:p>Fukuoka</text:p>
          </table:table-cell>
          <table:table-cell office:value-type="string">
            <text:p>{"Population": 142889}</text:p>
          </table:table-cell>
        </table:table-row>
        <table:table-row>
          <table:table-cell office:value-type="float" office:value="1682">
            <text:p>1 682</text:p>
          </table:table-cell>
          <table:table-cell office:value-type="string">
            <text:p>Komaki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39827}</text:p>
          </table:table-cell>
        </table:table-row>
        <table:table-row>
          <table:table-cell office:value-type="float" office:value="1683">
            <text:p>1 683</text:p>
          </table:table-cell>
          <table:table-cell office:value-type="string">
            <text:p>Ome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39216}</text:p>
          </table:table-cell>
        </table:table-row>
        <table:table-row>
          <table:table-cell office:value-type="float" office:value="1684">
            <text:p>1 684</text:p>
          </table:table-cell>
          <table:table-cell office:value-type="string">
            <text:p>Kadom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38953}</text:p>
          </table:table-cell>
        </table:table-row>
        <table:table-row>
          <table:table-cell office:value-type="float" office:value="1685">
            <text:p>1 685</text:p>
          </table:table-cell>
          <table:table-cell office:value-type="string">
            <text:p>Yamaguchi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138210}</text:p>
          </table:table-cell>
        </table:table-row>
        <table:table-row>
          <table:table-cell office:value-type="float" office:value="1686">
            <text:p>1 686</text:p>
          </table:table-cell>
          <table:table-cell office:value-type="string">
            <text:p>Higashimurayam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36970}</text:p>
          </table:table-cell>
        </table:table-row>
        <table:table-row>
          <table:table-cell office:value-type="float" office:value="1687">
            <text:p>1 687</text:p>
          </table:table-cell>
          <table:table-cell office:value-type="string">
            <text:p>Yonago</text:p>
          </table:table-cell>
          <table:table-cell office:value-type="string">
            <text:p>JPN</text:p>
          </table:table-cell>
          <table:table-cell office:value-type="string">
            <text:p>Tottori</text:p>
          </table:table-cell>
          <table:table-cell office:value-type="string">
            <text:p>{"Population": 136461}</text:p>
          </table:table-cell>
        </table:table-row>
        <table:table-row>
          <table:table-cell office:value-type="float" office:value="1688">
            <text:p>1 688</text:p>
          </table:table-cell>
          <table:table-cell office:value-type="string">
            <text:p>Matsubar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35010}</text:p>
          </table:table-cell>
        </table:table-row>
        <table:table-row>
          <table:table-cell office:value-type="float" office:value="1689">
            <text:p>1 689</text:p>
          </table:table-cell>
          <table:table-cell office:value-type="string">
            <text:p>Musashino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34426}</text:p>
          </table:table-cell>
        </table:table-row>
        <table:table-row>
          <table:table-cell office:value-type="float" office:value="1690">
            <text:p>1 690</text:p>
          </table:table-cell>
          <table:table-cell office:value-type="string">
            <text:p>Tsuchiura</text:p>
          </table:table-cell>
          <table:table-cell office:value-type="string">
            <text:p>JPN</text:p>
          </table:table-cell>
          <table:table-cell office:value-type="string">
            <text:p>Ibaragi</text:p>
          </table:table-cell>
          <table:table-cell office:value-type="string">
            <text:p>{"Population": 134072}</text:p>
          </table:table-cell>
        </table:table-row>
        <table:table-row>
          <table:table-cell office:value-type="float" office:value="1691">
            <text:p>1 691</text:p>
          </table:table-cell>
          <table:table-cell office:value-type="string">
            <text:p>Joetsu</text:p>
          </table:table-cell>
          <table:table-cell office:value-type="string">
            <text:p>JPN</text:p>
          </table:table-cell>
          <table:table-cell office:value-type="string">
            <text:p>Niigata</text:p>
          </table:table-cell>
          <table:table-cell office:value-type="string">
            <text:p>{"Population": 133505}</text:p>
          </table:table-cell>
        </table:table-row>
        <table:table-row>
          <table:table-cell office:value-type="float" office:value="1692">
            <text:p>1 692</text:p>
          </table:table-cell>
          <table:table-cell office:value-type="string">
            <text:p>Miyakonojo</text:p>
          </table:table-cell>
          <table:table-cell office:value-type="string">
            <text:p>JPN</text:p>
          </table:table-cell>
          <table:table-cell office:value-type="string">
            <text:p>Miyazaki</text:p>
          </table:table-cell>
          <table:table-cell office:value-type="string">
            <text:p>{"Population": 133183}</text:p>
          </table:table-cell>
        </table:table-row>
        <table:table-row>
          <table:table-cell office:value-type="float" office:value="1693">
            <text:p>1 693</text:p>
          </table:table-cell>
          <table:table-cell office:value-type="string">
            <text:p>Misato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32957}</text:p>
          </table:table-cell>
        </table:table-row>
        <table:table-row>
          <table:table-cell office:value-type="float" office:value="1694">
            <text:p>1 694</text:p>
          </table:table-cell>
          <table:table-cell office:value-type="string">
            <text:p>Kakamigahara</text:p>
          </table:table-cell>
          <table:table-cell office:value-type="string">
            <text:p>JPN</text:p>
          </table:table-cell>
          <table:table-cell office:value-type="string">
            <text:p>Gifu</text:p>
          </table:table-cell>
          <table:table-cell office:value-type="string">
            <text:p>{"Population": 131831}</text:p>
          </table:table-cell>
        </table:table-row>
        <table:table-row>
          <table:table-cell office:value-type="float" office:value="1695">
            <text:p>1 695</text:p>
          </table:table-cell>
          <table:table-cell office:value-type="string">
            <text:p>Dait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30594}</text:p>
          </table:table-cell>
        </table:table-row>
        <table:table-row>
          <table:table-cell office:value-type="float" office:value="1696">
            <text:p>1 696</text:p>
          </table:table-cell>
          <table:table-cell office:value-type="string">
            <text:p>Seto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30470}</text:p>
          </table:table-cell>
        </table:table-row>
        <table:table-row>
          <table:table-cell office:value-type="float" office:value="1697">
            <text:p>1 697</text:p>
          </table:table-cell>
          <table:table-cell office:value-type="string">
            <text:p>Kariy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27969}</text:p>
          </table:table-cell>
        </table:table-row>
        <table:table-row>
          <table:table-cell office:value-type="float" office:value="1698">
            <text:p>1 698</text:p>
          </table:table-cell>
          <table:table-cell office:value-type="string">
            <text:p>Urayasu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27550}</text:p>
          </table:table-cell>
        </table:table-row>
        <table:table-row>
          <table:table-cell office:value-type="float" office:value="1699">
            <text:p>1 699</text:p>
          </table:table-cell>
          <table:table-cell office:value-type="string">
            <text:p>Beppu</text:p>
          </table:table-cell>
          <table:table-cell office:value-type="string">
            <text:p>JPN</text:p>
          </table:table-cell>
          <table:table-cell office:value-type="string">
            <text:p>Oita</text:p>
          </table:table-cell>
          <table:table-cell office:value-type="string">
            <text:p>{"Population": 127486}</text:p>
          </table:table-cell>
        </table:table-row>
        <table:table-row>
          <table:table-cell office:value-type="float" office:value="1700">
            <text:p>1 700</text:p>
          </table:table-cell>
          <table:table-cell office:value-type="string">
            <text:p>Niihama</text:p>
          </table:table-cell>
          <table:table-cell office:value-type="string">
            <text:p>JPN</text:p>
          </table:table-cell>
          <table:table-cell office:value-type="string">
            <text:p>Ehime</text:p>
          </table:table-cell>
          <table:table-cell office:value-type="string">
            <text:p>{"Population": 127207}</text:p>
          </table:table-cell>
        </table:table-row>
        <table:table-row>
          <table:table-cell office:value-type="float" office:value="1701">
            <text:p>1 701</text:p>
          </table:table-cell>
          <table:table-cell office:value-type="string">
            <text:p>Mino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27026}</text:p>
          </table:table-cell>
        </table:table-row>
        <table:table-row>
          <table:table-cell office:value-type="float" office:value="1702">
            <text:p>1 702</text:p>
          </table:table-cell>
          <table:table-cell office:value-type="string">
            <text:p>Fujieda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126897}</text:p>
          </table:table-cell>
        </table:table-row>
        <table:table-row>
          <table:table-cell office:value-type="float" office:value="1703">
            <text:p>1 703</text:p>
          </table:table-cell>
          <table:table-cell office:value-type="string">
            <text:p>Abiko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26670}</text:p>
          </table:table-cell>
        </table:table-row>
        <table:table-row>
          <table:table-cell office:value-type="float" office:value="1704">
            <text:p>1 704</text:p>
          </table:table-cell>
          <table:table-cell office:value-type="string">
            <text:p>Nobeoka</text:p>
          </table:table-cell>
          <table:table-cell office:value-type="string">
            <text:p>JPN</text:p>
          </table:table-cell>
          <table:table-cell office:value-type="string">
            <text:p>Miyazaki</text:p>
          </table:table-cell>
          <table:table-cell office:value-type="string">
            <text:p>{"Population": 125547}</text:p>
          </table:table-cell>
        </table:table-row>
        <table:table-row>
          <table:table-cell office:value-type="float" office:value="1705">
            <text:p>1 705</text:p>
          </table:table-cell>
          <table:table-cell office:value-type="string">
            <text:p>Tondabayashi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25094}</text:p>
          </table:table-cell>
        </table:table-row>
        <table:table-row>
          <table:table-cell office:value-type="float" office:value="1706">
            <text:p>1 706</text:p>
          </table:table-cell>
          <table:table-cell office:value-type="string">
            <text:p>Ueda</text:p>
          </table:table-cell>
          <table:table-cell office:value-type="string">
            <text:p>JPN</text:p>
          </table:table-cell>
          <table:table-cell office:value-type="string">
            <text:p>Nagano</text:p>
          </table:table-cell>
          <table:table-cell office:value-type="string">
            <text:p>{"Population": 124217}</text:p>
          </table:table-cell>
        </table:table-row>
        <table:table-row>
          <table:table-cell office:value-type="float" office:value="1707">
            <text:p>1 707</text:p>
          </table:table-cell>
          <table:table-cell office:value-type="string">
            <text:p>Kashihara</text:p>
          </table:table-cell>
          <table:table-cell office:value-type="string">
            <text:p>JPN</text:p>
          </table:table-cell>
          <table:table-cell office:value-type="string">
            <text:p>Nara</text:p>
          </table:table-cell>
          <table:table-cell office:value-type="string">
            <text:p>{"Population": 124013}</text:p>
          </table:table-cell>
        </table:table-row>
        <table:table-row>
          <table:table-cell office:value-type="float" office:value="1708">
            <text:p>1 708</text:p>
          </table:table-cell>
          <table:table-cell office:value-type="string">
            <text:p>Matsusaka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123582}</text:p>
          </table:table-cell>
        </table:table-row>
        <table:table-row>
          <table:table-cell office:value-type="float" office:value="1709">
            <text:p>1 709</text:p>
          </table:table-cell>
          <table:table-cell office:value-type="string">
            <text:p>Isesaki</text:p>
          </table:table-cell>
          <table:table-cell office:value-type="string">
            <text:p>JPN</text:p>
          </table:table-cell>
          <table:table-cell office:value-type="string">
            <text:p>Gumma</text:p>
          </table:table-cell>
          <table:table-cell office:value-type="string">
            <text:p>{"Population": 123285}</text:p>
          </table:table-cell>
        </table:table-row>
        <table:table-row>
          <table:table-cell office:value-type="float" office:value="1710">
            <text:p>1 710</text:p>
          </table:table-cell>
          <table:table-cell office:value-type="string">
            <text:p>Zam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122046}</text:p>
          </table:table-cell>
        </table:table-row>
        <table:table-row>
          <table:table-cell office:value-type="float" office:value="1711">
            <text:p>1 711</text:p>
          </table:table-cell>
          <table:table-cell office:value-type="string">
            <text:p>Kisarazu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21967}</text:p>
          </table:table-cell>
        </table:table-row>
        <table:table-row>
          <table:table-cell office:value-type="float" office:value="1712">
            <text:p>1 712</text:p>
          </table:table-cell>
          <table:table-cell office:value-type="string">
            <text:p>Nod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21030}</text:p>
          </table:table-cell>
        </table:table-row>
        <table:table-row>
          <table:table-cell office:value-type="float" office:value="1713">
            <text:p>1 713</text:p>
          </table:table-cell>
          <table:table-cell office:value-type="string">
            <text:p>Ishinomaki</text:p>
          </table:table-cell>
          <table:table-cell office:value-type="string">
            <text:p>JPN</text:p>
          </table:table-cell>
          <table:table-cell office:value-type="string">
            <text:p>Miyagi</text:p>
          </table:table-cell>
          <table:table-cell office:value-type="string">
            <text:p>{"Population": 120963}</text:p>
          </table:table-cell>
        </table:table-row>
        <table:table-row>
          <table:table-cell office:value-type="float" office:value="1714">
            <text:p>1 714</text:p>
          </table:table-cell>
          <table:table-cell office:value-type="string">
            <text:p>Fujinomiya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119714}</text:p>
          </table:table-cell>
        </table:table-row>
        <table:table-row>
          <table:table-cell office:value-type="float" office:value="1715">
            <text:p>1 715</text:p>
          </table:table-cell>
          <table:table-cell office:value-type="string">
            <text:p>Kawachinagan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19666}</text:p>
          </table:table-cell>
        </table:table-row>
        <table:table-row>
          <table:table-cell office:value-type="float" office:value="1716">
            <text:p>1 716</text:p>
          </table:table-cell>
          <table:table-cell office:value-type="string">
            <text:p>Imabari</text:p>
          </table:table-cell>
          <table:table-cell office:value-type="string">
            <text:p>JPN</text:p>
          </table:table-cell>
          <table:table-cell office:value-type="string">
            <text:p>Ehime</text:p>
          </table:table-cell>
          <table:table-cell office:value-type="string">
            <text:p>{"Population": 119357}</text:p>
          </table:table-cell>
        </table:table-row>
        <table:table-row>
          <table:table-cell office:value-type="float" office:value="1717">
            <text:p>1 717</text:p>
          </table:table-cell>
          <table:table-cell office:value-type="string">
            <text:p>Aizuwakamatsu</text:p>
          </table:table-cell>
          <table:table-cell office:value-type="string">
            <text:p>JPN</text:p>
          </table:table-cell>
          <table:table-cell office:value-type="string">
            <text:p>Fukushima</text:p>
          </table:table-cell>
          <table:table-cell office:value-type="string">
            <text:p>{"Population": 119287}</text:p>
          </table:table-cell>
        </table:table-row>
        <table:table-row>
          <table:table-cell office:value-type="float" office:value="1718">
            <text:p>1 718</text:p>
          </table:table-cell>
          <table:table-cell office:value-type="string">
            <text:p>Higashihiroshima</text:p>
          </table:table-cell>
          <table:table-cell office:value-type="string">
            <text:p>JPN</text:p>
          </table:table-cell>
          <table:table-cell office:value-type="string">
            <text:p>Hiroshima</text:p>
          </table:table-cell>
          <table:table-cell office:value-type="string">
            <text:p>{"Population": 119166}</text:p>
          </table:table-cell>
        </table:table-row>
        <table:table-row>
          <table:table-cell office:value-type="float" office:value="1719">
            <text:p>1 719</text:p>
          </table:table-cell>
          <table:table-cell office:value-type="string">
            <text:p>Habikin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18968}</text:p>
          </table:table-cell>
        </table:table-row>
        <table:table-row>
          <table:table-cell office:value-type="float" office:value="1720">
            <text:p>1 720</text:p>
          </table:table-cell>
          <table:table-cell office:value-type="string">
            <text:p>Ebetsu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18805}</text:p>
          </table:table-cell>
        </table:table-row>
        <table:table-row>
          <table:table-cell office:value-type="float" office:value="1721">
            <text:p>1 721</text:p>
          </table:table-cell>
          <table:table-cell office:value-type="string">
            <text:p>Hofu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118751}</text:p>
          </table:table-cell>
        </table:table-row>
        <table:table-row>
          <table:table-cell office:value-type="float" office:value="1722">
            <text:p>1 722</text:p>
          </table:table-cell>
          <table:table-cell office:value-type="string">
            <text:p>Kiryu</text:p>
          </table:table-cell>
          <table:table-cell office:value-type="string">
            <text:p>JPN</text:p>
          </table:table-cell>
          <table:table-cell office:value-type="string">
            <text:p>Gumma</text:p>
          </table:table-cell>
          <table:table-cell office:value-type="string">
            <text:p>{"Population": 118326}</text:p>
          </table:table-cell>
        </table:table-row>
        <table:table-row>
          <table:table-cell office:value-type="float" office:value="1723">
            <text:p>1 723</text:p>
          </table:table-cell>
          <table:table-cell office:value-type="string">
            <text:p>Okinawa</text:p>
          </table:table-cell>
          <table:table-cell office:value-type="string">
            <text:p>JPN</text:p>
          </table:table-cell>
          <table:table-cell office:value-type="string">
            <text:p>Okinawa</text:p>
          </table:table-cell>
          <table:table-cell office:value-type="string">
            <text:p>{"Population": 117748}</text:p>
          </table:table-cell>
        </table:table-row>
        <table:table-row>
          <table:table-cell office:value-type="float" office:value="1724">
            <text:p>1 724</text:p>
          </table:table-cell>
          <table:table-cell office:value-type="string">
            <text:p>Yaizu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117258}</text:p>
          </table:table-cell>
        </table:table-row>
        <table:table-row>
          <table:table-cell office:value-type="float" office:value="1725">
            <text:p>1 725</text:p>
          </table:table-cell>
          <table:table-cell office:value-type="string">
            <text:p>Toyokaw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15781}</text:p>
          </table:table-cell>
        </table:table-row>
        <table:table-row>
          <table:table-cell office:value-type="float" office:value="1726">
            <text:p>1 726</text:p>
          </table:table-cell>
          <table:table-cell office:value-type="string">
            <text:p>Ebin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115571}</text:p>
          </table:table-cell>
        </table:table-row>
        <table:table-row>
          <table:table-cell office:value-type="float" office:value="1727">
            <text:p>1 727</text:p>
          </table:table-cell>
          <table:table-cell office:value-type="string">
            <text:p>Asak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14815}</text:p>
          </table:table-cell>
        </table:table-row>
        <table:table-row>
          <table:table-cell office:value-type="float" office:value="1728">
            <text:p>1 728</text:p>
          </table:table-cell>
          <table:table-cell office:value-type="string">
            <text:p>Higashikurume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11666}</text:p>
          </table:table-cell>
        </table:table-row>
        <table:table-row>
          <table:table-cell office:value-type="float" office:value="1729">
            <text:p>1 729</text:p>
          </table:table-cell>
          <table:table-cell office:value-type="string">
            <text:p>Ikoma</text:p>
          </table:table-cell>
          <table:table-cell office:value-type="string">
            <text:p>JPN</text:p>
          </table:table-cell>
          <table:table-cell office:value-type="string">
            <text:p>Nara</text:p>
          </table:table-cell>
          <table:table-cell office:value-type="string">
            <text:p>{"Population": 111645}</text:p>
          </table:table-cell>
        </table:table-row>
        <table:table-row>
          <table:table-cell office:value-type="float" office:value="1730">
            <text:p>1 730</text:p>
          </table:table-cell>
          <table:table-cell office:value-type="string">
            <text:p>Kitami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11295}</text:p>
          </table:table-cell>
        </table:table-row>
        <table:table-row>
          <table:table-cell office:value-type="float" office:value="1731">
            <text:p>1 731</text:p>
          </table:table-cell>
          <table:table-cell office:value-type="string">
            <text:p>Koganei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10969}</text:p>
          </table:table-cell>
        </table:table-row>
        <table:table-row>
          <table:table-cell office:value-type="float" office:value="1732">
            <text:p>1 732</text:p>
          </table:table-cell>
          <table:table-cell office:value-type="string">
            <text:p>Iwatsuki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10034}</text:p>
          </table:table-cell>
        </table:table-row>
        <table:table-row>
          <table:table-cell office:value-type="float" office:value="1733">
            <text:p>1 733</text:p>
          </table:table-cell>
          <table:table-cell office:value-type="string">
            <text:p>Mishima</text:p>
          </table:table-cell>
          <table:table-cell office:value-type="string">
            <text:p>JPN</text:p>
          </table:table-cell>
          <table:table-cell office:value-type="string">
            <text:p>Shizuoka</text:p>
          </table:table-cell>
          <table:table-cell office:value-type="string">
            <text:p>{"Population": 109699}</text:p>
          </table:table-cell>
        </table:table-row>
        <table:table-row>
          <table:table-cell office:value-type="float" office:value="1734">
            <text:p>1 734</text:p>
          </table:table-cell>
          <table:table-cell office:value-type="string">
            <text:p>Hand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108600}</text:p>
          </table:table-cell>
        </table:table-row>
        <table:table-row>
          <table:table-cell office:value-type="float" office:value="1735">
            <text:p>1 735</text:p>
          </table:table-cell>
          <table:table-cell office:value-type="string">
            <text:p>Muroran</text:p>
          </table:table-cell>
          <table:table-cell office:value-type="string">
            <text:p>JPN</text:p>
          </table:table-cell>
          <table:table-cell office:value-type="string">
            <text:p>Hokkaido</text:p>
          </table:table-cell>
          <table:table-cell office:value-type="string">
            <text:p>{"Population": 108275}</text:p>
          </table:table-cell>
        </table:table-row>
        <table:table-row>
          <table:table-cell office:value-type="float" office:value="1736">
            <text:p>1 736</text:p>
          </table:table-cell>
          <table:table-cell office:value-type="string">
            <text:p>Komatsu</text:p>
          </table:table-cell>
          <table:table-cell office:value-type="string">
            <text:p>JPN</text:p>
          </table:table-cell>
          <table:table-cell office:value-type="string">
            <text:p>Ishikawa</text:p>
          </table:table-cell>
          <table:table-cell office:value-type="string">
            <text:p>{"Population": 107937}</text:p>
          </table:table-cell>
        </table:table-row>
        <table:table-row>
          <table:table-cell office:value-type="float" office:value="1737">
            <text:p>1 737</text:p>
          </table:table-cell>
          <table:table-cell office:value-type="string">
            <text:p>Yatsushiro</text:p>
          </table:table-cell>
          <table:table-cell office:value-type="string">
            <text:p>JPN</text:p>
          </table:table-cell>
          <table:table-cell office:value-type="string">
            <text:p>Kumamoto</text:p>
          </table:table-cell>
          <table:table-cell office:value-type="string">
            <text:p>{"Population": 107661}</text:p>
          </table:table-cell>
        </table:table-row>
        <table:table-row>
          <table:table-cell office:value-type="float" office:value="1738">
            <text:p>1 738</text:p>
          </table:table-cell>
          <table:table-cell office:value-type="string">
            <text:p>Iida</text:p>
          </table:table-cell>
          <table:table-cell office:value-type="string">
            <text:p>JPN</text:p>
          </table:table-cell>
          <table:table-cell office:value-type="string">
            <text:p>Nagano</text:p>
          </table:table-cell>
          <table:table-cell office:value-type="string">
            <text:p>{"Population": 107583}</text:p>
          </table:table-cell>
        </table:table-row>
        <table:table-row>
          <table:table-cell office:value-type="float" office:value="1739">
            <text:p>1 739</text:p>
          </table:table-cell>
          <table:table-cell office:value-type="string">
            <text:p>Tokuyama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107078}</text:p>
          </table:table-cell>
        </table:table-row>
        <table:table-row>
          <table:table-cell office:value-type="float" office:value="1740">
            <text:p>1 740</text:p>
          </table:table-cell>
          <table:table-cell office:value-type="string">
            <text:p>Kokubunji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06996}</text:p>
          </table:table-cell>
        </table:table-row>
        <table:table-row>
          <table:table-cell office:value-type="float" office:value="1741">
            <text:p>1 741</text:p>
          </table:table-cell>
          <table:table-cell office:value-type="string">
            <text:p>Akishim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06914}</text:p>
          </table:table-cell>
        </table:table-row>
        <table:table-row>
          <table:table-cell office:value-type="float" office:value="1742">
            <text:p>1 742</text:p>
          </table:table-cell>
          <table:table-cell office:value-type="string">
            <text:p>Iwakuni</text:p>
          </table:table-cell>
          <table:table-cell office:value-type="string">
            <text:p>JPN</text:p>
          </table:table-cell>
          <table:table-cell office:value-type="string">
            <text:p>Yamaguchi</text:p>
          </table:table-cell>
          <table:table-cell office:value-type="string">
            <text:p>{"Population": 106647}</text:p>
          </table:table-cell>
        </table:table-row>
        <table:table-row>
          <table:table-cell office:value-type="float" office:value="1743">
            <text:p>1 743</text:p>
          </table:table-cell>
          <table:table-cell office:value-type="string">
            <text:p>Kusatsu</text:p>
          </table:table-cell>
          <table:table-cell office:value-type="string">
            <text:p>JPN</text:p>
          </table:table-cell>
          <table:table-cell office:value-type="string">
            <text:p>Shiga</text:p>
          </table:table-cell>
          <table:table-cell office:value-type="string">
            <text:p>{"Population": 106232}</text:p>
          </table:table-cell>
        </table:table-row>
        <table:table-row>
          <table:table-cell office:value-type="float" office:value="1744">
            <text:p>1 744</text:p>
          </table:table-cell>
          <table:table-cell office:value-type="string">
            <text:p>Kuwana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106121}</text:p>
          </table:table-cell>
        </table:table-row>
        <table:table-row>
          <table:table-cell office:value-type="float" office:value="1745">
            <text:p>1 745</text:p>
          </table:table-cell>
          <table:table-cell office:value-type="string">
            <text:p>Sanda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105643}</text:p>
          </table:table-cell>
        </table:table-row>
        <table:table-row>
          <table:table-cell office:value-type="float" office:value="1746">
            <text:p>1 746</text:p>
          </table:table-cell>
          <table:table-cell office:value-type="string">
            <text:p>Hikone</text:p>
          </table:table-cell>
          <table:table-cell office:value-type="string">
            <text:p>JPN</text:p>
          </table:table-cell>
          <table:table-cell office:value-type="string">
            <text:p>Shiga</text:p>
          </table:table-cell>
          <table:table-cell office:value-type="string">
            <text:p>{"Population": 105508}</text:p>
          </table:table-cell>
        </table:table-row>
        <table:table-row>
          <table:table-cell office:value-type="float" office:value="1747">
            <text:p>1 747</text:p>
          </table:table-cell>
          <table:table-cell office:value-type="string">
            <text:p>Tod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03969}</text:p>
          </table:table-cell>
        </table:table-row>
        <table:table-row>
          <table:table-cell office:value-type="float" office:value="1748">
            <text:p>1 748</text:p>
          </table:table-cell>
          <table:table-cell office:value-type="string">
            <text:p>Tajimi</text:p>
          </table:table-cell>
          <table:table-cell office:value-type="string">
            <text:p>JPN</text:p>
          </table:table-cell>
          <table:table-cell office:value-type="string">
            <text:p>Gifu</text:p>
          </table:table-cell>
          <table:table-cell office:value-type="string">
            <text:p>{"Population": 103171}</text:p>
          </table:table-cell>
        </table:table-row>
        <table:table-row>
          <table:table-cell office:value-type="float" office:value="1749">
            <text:p>1 749</text:p>
          </table:table-cell>
          <table:table-cell office:value-type="string">
            <text:p>Ikeda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102710}</text:p>
          </table:table-cell>
        </table:table-row>
        <table:table-row>
          <table:table-cell office:value-type="float" office:value="1750">
            <text:p>1 750</text:p>
          </table:table-cell>
          <table:table-cell office:value-type="string">
            <text:p>Fukay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102156}</text:p>
          </table:table-cell>
        </table:table-row>
        <table:table-row>
          <table:table-cell office:value-type="float" office:value="1751">
            <text:p>1 751</text:p>
          </table:table-cell>
          <table:table-cell office:value-type="string">
            <text:p>Ise</text:p>
          </table:table-cell>
          <table:table-cell office:value-type="string">
            <text:p>JPN</text:p>
          </table:table-cell>
          <table:table-cell office:value-type="string">
            <text:p>Mie</text:p>
          </table:table-cell>
          <table:table-cell office:value-type="string">
            <text:p>{"Population": 101732}</text:p>
          </table:table-cell>
        </table:table-row>
        <table:table-row>
          <table:table-cell office:value-type="float" office:value="1752">
            <text:p>1 752</text:p>
          </table:table-cell>
          <table:table-cell office:value-type="string">
            <text:p>Sakata</text:p>
          </table:table-cell>
          <table:table-cell office:value-type="string">
            <text:p>JPN</text:p>
          </table:table-cell>
          <table:table-cell office:value-type="string">
            <text:p>Yamagata</text:p>
          </table:table-cell>
          <table:table-cell office:value-type="string">
            <text:p>{"Population": 101651}</text:p>
          </table:table-cell>
        </table:table-row>
        <table:table-row>
          <table:table-cell office:value-type="float" office:value="1753">
            <text:p>1 753</text:p>
          </table:table-cell>
          <table:table-cell office:value-type="string">
            <text:p>Kasuga</text:p>
          </table:table-cell>
          <table:table-cell office:value-type="string">
            <text:p>JPN</text:p>
          </table:table-cell>
          <table:table-cell office:value-type="string">
            <text:p>Fukuoka</text:p>
          </table:table-cell>
          <table:table-cell office:value-type="string">
            <text:p>{"Population": 101344}</text:p>
          </table:table-cell>
        </table:table-row>
        <table:table-row>
          <table:table-cell office:value-type="float" office:value="1754">
            <text:p>1 754</text:p>
          </table:table-cell>
          <table:table-cell office:value-type="string">
            <text:p>Kamagay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00821}</text:p>
          </table:table-cell>
        </table:table-row>
        <table:table-row>
          <table:table-cell office:value-type="float" office:value="1755">
            <text:p>1 755</text:p>
          </table:table-cell>
          <table:table-cell office:value-type="string">
            <text:p>Tsuruoka</text:p>
          </table:table-cell>
          <table:table-cell office:value-type="string">
            <text:p>JPN</text:p>
          </table:table-cell>
          <table:table-cell office:value-type="string">
            <text:p>Yamagata</text:p>
          </table:table-cell>
          <table:table-cell office:value-type="string">
            <text:p>{"Population": 100713}</text:p>
          </table:table-cell>
        </table:table-row>
        <table:table-row>
          <table:table-cell office:value-type="float" office:value="1756">
            <text:p>1 756</text:p>
          </table:table-cell>
          <table:table-cell office:value-type="string">
            <text:p>Hoya</text:p>
          </table:table-cell>
          <table:table-cell office:value-type="string">
            <text:p>JPN</text:p>
          </table:table-cell>
          <table:table-cell office:value-type="string">
            <text:p>Tokyo-to</text:p>
          </table:table-cell>
          <table:table-cell office:value-type="string">
            <text:p>{"Population": 100313}</text:p>
          </table:table-cell>
        </table:table-row>
        <table:table-row>
          <table:table-cell office:value-type="float" office:value="1757">
            <text:p>1 757</text:p>
          </table:table-cell>
          <table:table-cell office:value-type="string">
            <text:p>Nishio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100032}</text:p>
          </table:table-cell>
        </table:table-row>
        <table:table-row>
          <table:table-cell office:value-type="float" office:value="1758">
            <text:p>1 758</text:p>
          </table:table-cell>
          <table:table-cell office:value-type="string">
            <text:p>Tokai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99738}</text:p>
          </table:table-cell>
        </table:table-row>
        <table:table-row>
          <table:table-cell office:value-type="float" office:value="1759">
            <text:p>1 759</text:p>
          </table:table-cell>
          <table:table-cell office:value-type="string">
            <text:p>Inazawa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98746}</text:p>
          </table:table-cell>
        </table:table-row>
        <table:table-row>
          <table:table-cell office:value-type="float" office:value="1760">
            <text:p>1 760</text:p>
          </table:table-cell>
          <table:table-cell office:value-type="string">
            <text:p>Sakado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98221}</text:p>
          </table:table-cell>
        </table:table-row>
        <table:table-row>
          <table:table-cell office:value-type="float" office:value="1761">
            <text:p>1 761</text:p>
          </table:table-cell>
          <table:table-cell office:value-type="string">
            <text:p>Isehara</text:p>
          </table:table-cell>
          <table:table-cell office:value-type="string">
            <text:p>JPN</text:p>
          </table:table-cell>
          <table:table-cell office:value-type="string">
            <text:p>Kanagawa</text:p>
          </table:table-cell>
          <table:table-cell office:value-type="string">
            <text:p>{"Population": 98123}</text:p>
          </table:table-cell>
        </table:table-row>
        <table:table-row>
          <table:table-cell office:value-type="float" office:value="1762">
            <text:p>1 762</text:p>
          </table:table-cell>
          <table:table-cell office:value-type="string">
            <text:p>Takasago</text:p>
          </table:table-cell>
          <table:table-cell office:value-type="string">
            <text:p>JPN</text:p>
          </table:table-cell>
          <table:table-cell office:value-type="string">
            <text:p>Hyogo</text:p>
          </table:table-cell>
          <table:table-cell office:value-type="string">
            <text:p>{"Population": 97632}</text:p>
          </table:table-cell>
        </table:table-row>
        <table:table-row>
          <table:table-cell office:value-type="float" office:value="1763">
            <text:p>1 763</text:p>
          </table:table-cell>
          <table:table-cell office:value-type="string">
            <text:p>Fujimi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96972}</text:p>
          </table:table-cell>
        </table:table-row>
        <table:table-row>
          <table:table-cell office:value-type="float" office:value="1764">
            <text:p>1 764</text:p>
          </table:table-cell>
          <table:table-cell office:value-type="string">
            <text:p>Urasoe</text:p>
          </table:table-cell>
          <table:table-cell office:value-type="string">
            <text:p>JPN</text:p>
          </table:table-cell>
          <table:table-cell office:value-type="string">
            <text:p>Okinawa</text:p>
          </table:table-cell>
          <table:table-cell office:value-type="string">
            <text:p>{"Population": 96002}</text:p>
          </table:table-cell>
        </table:table-row>
        <table:table-row>
          <table:table-cell office:value-type="float" office:value="1765">
            <text:p>1 765</text:p>
          </table:table-cell>
          <table:table-cell office:value-type="string">
            <text:p>Yonezawa</text:p>
          </table:table-cell>
          <table:table-cell office:value-type="string">
            <text:p>JPN</text:p>
          </table:table-cell>
          <table:table-cell office:value-type="string">
            <text:p>Yamagata</text:p>
          </table:table-cell>
          <table:table-cell office:value-type="string">
            <text:p>{"Population": 95592}</text:p>
          </table:table-cell>
        </table:table-row>
        <table:table-row>
          <table:table-cell office:value-type="float" office:value="1766">
            <text:p>1 766</text:p>
          </table:table-cell>
          <table:table-cell office:value-type="string">
            <text:p>Konan</text:p>
          </table:table-cell>
          <table:table-cell office:value-type="string">
            <text:p>JPN</text:p>
          </table:table-cell>
          <table:table-cell office:value-type="string">
            <text:p>Aichi</text:p>
          </table:table-cell>
          <table:table-cell office:value-type="string">
            <text:p>{"Population": 95521}</text:p>
          </table:table-cell>
        </table:table-row>
        <table:table-row>
          <table:table-cell office:value-type="float" office:value="1767">
            <text:p>1 767</text:p>
          </table:table-cell>
          <table:table-cell office:value-type="string">
            <text:p>Yamatokoriyama</text:p>
          </table:table-cell>
          <table:table-cell office:value-type="string">
            <text:p>JPN</text:p>
          </table:table-cell>
          <table:table-cell office:value-type="string">
            <text:p>Nara</text:p>
          </table:table-cell>
          <table:table-cell office:value-type="string">
            <text:p>{"Population": 95165}</text:p>
          </table:table-cell>
        </table:table-row>
        <table:table-row>
          <table:table-cell office:value-type="float" office:value="1768">
            <text:p>1 768</text:p>
          </table:table-cell>
          <table:table-cell office:value-type="string">
            <text:p>Maizuru</text:p>
          </table:table-cell>
          <table:table-cell office:value-type="string">
            <text:p>JPN</text:p>
          </table:table-cell>
          <table:table-cell office:value-type="string">
            <text:p>Kyoto</text:p>
          </table:table-cell>
          <table:table-cell office:value-type="string">
            <text:p>{"Population": 94784}</text:p>
          </table:table-cell>
        </table:table-row>
        <table:table-row>
          <table:table-cell office:value-type="float" office:value="1769">
            <text:p>1 769</text:p>
          </table:table-cell>
          <table:table-cell office:value-type="string">
            <text:p>Onomichi</text:p>
          </table:table-cell>
          <table:table-cell office:value-type="string">
            <text:p>JPN</text:p>
          </table:table-cell>
          <table:table-cell office:value-type="string">
            <text:p>Hiroshima</text:p>
          </table:table-cell>
          <table:table-cell office:value-type="string">
            <text:p>{"Population": 93756}</text:p>
          </table:table-cell>
        </table:table-row>
        <table:table-row>
          <table:table-cell office:value-type="float" office:value="1770">
            <text:p>1 770</text:p>
          </table:table-cell>
          <table:table-cell office:value-type="string">
            <text:p>Higashimatsuyama</text:p>
          </table:table-cell>
          <table:table-cell office:value-type="string">
            <text:p>JPN</text:p>
          </table:table-cell>
          <table:table-cell office:value-type="string">
            <text:p>Saitama</text:p>
          </table:table-cell>
          <table:table-cell office:value-type="string">
            <text:p>{"Population": 93342}</text:p>
          </table:table-cell>
        </table:table-row>
        <table:table-row>
          <table:table-cell office:value-type="float" office:value="1771">
            <text:p>1 771</text:p>
          </table:table-cell>
          <table:table-cell office:value-type="string">
            <text:p>Kimitsu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93216}</text:p>
          </table:table-cell>
        </table:table-row>
        <table:table-row>
          <table:table-cell office:value-type="float" office:value="1772">
            <text:p>1 772</text:p>
          </table:table-cell>
          <table:table-cell office:value-type="string">
            <text:p>Isahaya</text:p>
          </table:table-cell>
          <table:table-cell office:value-type="string">
            <text:p>JPN</text:p>
          </table:table-cell>
          <table:table-cell office:value-type="string">
            <text:p>Nagasaki</text:p>
          </table:table-cell>
          <table:table-cell office:value-type="string">
            <text:p>{"Population": 93058}</text:p>
          </table:table-cell>
        </table:table-row>
        <table:table-row>
          <table:table-cell office:value-type="float" office:value="1773">
            <text:p>1 773</text:p>
          </table:table-cell>
          <table:table-cell office:value-type="string">
            <text:p>Kanuma</text:p>
          </table:table-cell>
          <table:table-cell office:value-type="string">
            <text:p>JPN</text:p>
          </table:table-cell>
          <table:table-cell office:value-type="string">
            <text:p>Tochigi</text:p>
          </table:table-cell>
          <table:table-cell office:value-type="string">
            <text:p>{"Population": 93053}</text:p>
          </table:table-cell>
        </table:table-row>
        <table:table-row>
          <table:table-cell office:value-type="float" office:value="1774">
            <text:p>1 774</text:p>
          </table:table-cell>
          <table:table-cell office:value-type="string">
            <text:p>Izumisano</text:p>
          </table:table-cell>
          <table:table-cell office:value-type="string">
            <text:p>JPN</text:p>
          </table:table-cell>
          <table:table-cell office:value-type="string">
            <text:p>Osaka</text:p>
          </table:table-cell>
          <table:table-cell office:value-type="string">
            <text:p>{"Population": 92583}</text:p>
          </table:table-cell>
        </table:table-row>
        <table:table-row>
          <table:table-cell office:value-type="float" office:value="1775">
            <text:p>1 775</text:p>
          </table:table-cell>
          <table:table-cell office:value-type="string">
            <text:p>Kameoka</text:p>
          </table:table-cell>
          <table:table-cell office:value-type="string">
            <text:p>JPN</text:p>
          </table:table-cell>
          <table:table-cell office:value-type="string">
            <text:p>Kyoto</text:p>
          </table:table-cell>
          <table:table-cell office:value-type="string">
            <text:p>{"Population": 92398}</text:p>
          </table:table-cell>
        </table:table-row>
        <table:table-row>
          <table:table-cell office:value-type="float" office:value="1776">
            <text:p>1 776</text:p>
          </table:table-cell>
          <table:table-cell office:value-type="string">
            <text:p>Mobar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91664}</text:p>
          </table:table-cell>
        </table:table-row>
        <table:table-row>
          <table:table-cell office:value-type="float" office:value="1777">
            <text:p>1 777</text:p>
          </table:table-cell>
          <table:table-cell office:value-type="string">
            <text:p>Narita</text:p>
          </table:table-cell>
          <table:table-cell office:value-type="string">
            <text:p>JPN</text:p>
          </table:table-cell>
          <table:table-cell office:value-type="string">
            <text:p>Chiba</text:p>
          </table:table-cell>
          <table:table-cell office:value-type="string">
            <text:p>{"Population": 91470}</text:p>
          </table:table-cell>
        </table:table-row>
        <table:table-row>
          <table:table-cell office:value-type="float" office:value="1778">
            <text:p>1 778</text:p>
          </table:table-cell>
          <table:table-cell office:value-type="string">
            <text:p>Kashiwazaki</text:p>
          </table:table-cell>
          <table:table-cell office:value-type="string">
            <text:p>JPN</text:p>
          </table:table-cell>
          <table:table-cell office:value-type="string">
            <text:p>Niigata</text:p>
          </table:table-cell>
          <table:table-cell office:value-type="string">
            <text:p>{"Population": 91229}</text:p>
          </table:table-cell>
        </table:table-row>
        <table:table-row>
          <table:table-cell office:value-type="float" office:value="1779">
            <text:p>1 779</text:p>
          </table:table-cell>
          <table:table-cell office:value-type="string">
            <text:p>Tsuyama</text:p>
          </table:table-cell>
          <table:table-cell office:value-type="string">
            <text:p>JPN</text:p>
          </table:table-cell>
          <table:table-cell office:value-type="string">
            <text:p>Okayama</text:p>
          </table:table-cell>
          <table:table-cell office:value-type="string">
            <text:p>{"Population": 91170}</text:p>
          </table:table-cell>
        </table:table-row>
        <table:table-row>
          <table:table-cell office:value-type="float" office:value="1780">
            <text:p>1 780</text:p>
          </table:table-cell>
          <table:table-cell office:value-type="string">
            <text:p>Sanaa</text:p>
          </table:table-cell>
          <table:table-cell office:value-type="string">
            <text:p>YEM</text:p>
          </table:table-cell>
          <table:table-cell office:value-type="string">
            <text:p>Sanaa</text:p>
          </table:table-cell>
          <table:table-cell office:value-type="string">
            <text:p>{"Population": 503600}</text:p>
          </table:table-cell>
        </table:table-row>
        <table:table-row>
          <table:table-cell office:value-type="float" office:value="1781">
            <text:p>1 781</text:p>
          </table:table-cell>
          <table:table-cell office:value-type="string">
            <text:p>Aden</text:p>
          </table:table-cell>
          <table:table-cell office:value-type="string">
            <text:p>YEM</text:p>
          </table:table-cell>
          <table:table-cell office:value-type="string">
            <text:p>Aden</text:p>
          </table:table-cell>
          <table:table-cell office:value-type="string">
            <text:p>{"Population": 398300}</text:p>
          </table:table-cell>
        </table:table-row>
        <table:table-row>
          <table:table-cell office:value-type="float" office:value="1782">
            <text:p>1 782</text:p>
          </table:table-cell>
          <table:table-cell office:value-type="string">
            <text:p>Taizz</text:p>
          </table:table-cell>
          <table:table-cell office:value-type="string">
            <text:p>YEM</text:p>
          </table:table-cell>
          <table:table-cell office:value-type="string">
            <text:p>Taizz</text:p>
          </table:table-cell>
          <table:table-cell office:value-type="string">
            <text:p>{"Population": 317600}</text:p>
          </table:table-cell>
        </table:table-row>
        <table:table-row>
          <table:table-cell office:value-type="float" office:value="1783">
            <text:p>1 783</text:p>
          </table:table-cell>
          <table:table-cell office:value-type="string">
            <text:p>Hodeida</text:p>
          </table:table-cell>
          <table:table-cell office:value-type="string">
            <text:p>YEM</text:p>
          </table:table-cell>
          <table:table-cell office:value-type="string">
            <text:p>Hodeida</text:p>
          </table:table-cell>
          <table:table-cell office:value-type="string">
            <text:p>{"Population": 298500}</text:p>
          </table:table-cell>
        </table:table-row>
        <table:table-row>
          <table:table-cell office:value-type="float" office:value="1784">
            <text:p>1 784</text:p>
          </table:table-cell>
          <table:table-cell office:value-type="string">
            <text:p>al-Mukalla</text:p>
          </table:table-cell>
          <table:table-cell office:value-type="string">
            <text:p>YEM</text:p>
          </table:table-cell>
          <table:table-cell office:value-type="string">
            <text:p>Hadramawt</text:p>
          </table:table-cell>
          <table:table-cell office:value-type="string">
            <text:p>{"Population": 122400}</text:p>
          </table:table-cell>
        </table:table-row>
        <table:table-row>
          <table:table-cell office:value-type="float" office:value="1785">
            <text:p>1 785</text:p>
          </table:table-cell>
          <table:table-cell office:value-type="string">
            <text:p>Ibb</text:p>
          </table:table-cell>
          <table:table-cell office:value-type="string">
            <text:p>YEM</text:p>
          </table:table-cell>
          <table:table-cell office:value-type="string">
            <text:p>Ibb</text:p>
          </table:table-cell>
          <table:table-cell office:value-type="string">
            <text:p>{"Population": 103300}</text:p>
          </table:table-cell>
        </table:table-row>
        <table:table-row>
          <table:table-cell office:value-type="float" office:value="1786">
            <text:p>1 786</text:p>
          </table:table-cell>
          <table:table-cell office:value-type="string">
            <text:p>Amman</text:p>
          </table:table-cell>
          <table:table-cell office:value-type="string">
            <text:p>JOR</text:p>
          </table:table-cell>
          <table:table-cell office:value-type="string">
            <text:p>Amman</text:p>
          </table:table-cell>
          <table:table-cell office:value-type="string">
            <text:p>{"Population": 1000000}</text:p>
          </table:table-cell>
        </table:table-row>
        <table:table-row>
          <table:table-cell office:value-type="float" office:value="1787">
            <text:p>1 787</text:p>
          </table:table-cell>
          <table:table-cell office:value-type="string">
            <text:p>al-Zarqa</text:p>
          </table:table-cell>
          <table:table-cell office:value-type="string">
            <text:p>JOR</text:p>
          </table:table-cell>
          <table:table-cell office:value-type="string">
            <text:p>al-Zarqa</text:p>
          </table:table-cell>
          <table:table-cell office:value-type="string">
            <text:p>{"Population": 389815}</text:p>
          </table:table-cell>
        </table:table-row>
        <table:table-row>
          <table:table-cell office:value-type="float" office:value="1788">
            <text:p>1 788</text:p>
          </table:table-cell>
          <table:table-cell office:value-type="string">
            <text:p>Irbid</text:p>
          </table:table-cell>
          <table:table-cell office:value-type="string">
            <text:p>JOR</text:p>
          </table:table-cell>
          <table:table-cell office:value-type="string">
            <text:p>Irbid</text:p>
          </table:table-cell>
          <table:table-cell office:value-type="string">
            <text:p>{"Population": 231511}</text:p>
          </table:table-cell>
        </table:table-row>
        <table:table-row>
          <table:table-cell office:value-type="float" office:value="1789">
            <text:p>1 789</text:p>
          </table:table-cell>
          <table:table-cell office:value-type="string">
            <text:p>al-Rusayfa</text:p>
          </table:table-cell>
          <table:table-cell office:value-type="string">
            <text:p>JOR</text:p>
          </table:table-cell>
          <table:table-cell office:value-type="string">
            <text:p>al-Zarqa</text:p>
          </table:table-cell>
          <table:table-cell office:value-type="string">
            <text:p>{"Population": 137247}</text:p>
          </table:table-cell>
        </table:table-row>
        <table:table-row>
          <table:table-cell office:value-type="float" office:value="1790">
            <text:p>1 790</text:p>
          </table:table-cell>
          <table:table-cell office:value-type="string">
            <text:p>Wadi al-Sir</text:p>
          </table:table-cell>
          <table:table-cell office:value-type="string">
            <text:p>JOR</text:p>
          </table:table-cell>
          <table:table-cell office:value-type="string">
            <text:p>Amman</text:p>
          </table:table-cell>
          <table:table-cell office:value-type="string">
            <text:p>{"Population": 89104}</text:p>
          </table:table-cell>
        </table:table-row>
        <table:table-row>
          <table:table-cell office:value-type="float" office:value="1791">
            <text:p>1 791</text:p>
          </table:table-cell>
          <table:table-cell office:value-type="string">
            <text:p>Flying Fish Cove</text:p>
          </table:table-cell>
          <table:table-cell office:value-type="string">
            <text:p>CXR</text:p>
          </table:table-cell>
          <table:table-cell office:value-type="string">
            <text:p></text:p>
          </table:table-cell>
          <table:table-cell office:value-type="string">
            <text:p>{"Population": 700}</text:p>
          </table:table-cell>
        </table:table-row>
        <table:table-row>
          <table:table-cell office:value-type="float" office:value="1792">
            <text:p>1 792</text:p>
          </table:table-cell>
          <table:table-cell office:value-type="string">
            <text:p>Beograd</text:p>
          </table:table-cell>
          <table:table-cell office:value-type="string">
            <text:p>YUG</text:p>
          </table:table-cell>
          <table:table-cell office:value-type="string">
            <text:p>Central Serbia</text:p>
          </table:table-cell>
          <table:table-cell office:value-type="string">
            <text:p>{"Population": 1204000}</text:p>
          </table:table-cell>
        </table:table-row>
        <table:table-row>
          <table:table-cell office:value-type="float" office:value="1793">
            <text:p>1 793</text:p>
          </table:table-cell>
          <table:table-cell office:value-type="string">
            <text:p>Novi Sad</text:p>
          </table:table-cell>
          <table:table-cell office:value-type="string">
            <text:p>YUG</text:p>
          </table:table-cell>
          <table:table-cell office:value-type="string">
            <text:p>Vojvodina</text:p>
          </table:table-cell>
          <table:table-cell office:value-type="string">
            <text:p>{"Population": 179626}</text:p>
          </table:table-cell>
        </table:table-row>
        <table:table-row>
          <table:table-cell office:value-type="float" office:value="1794">
            <text:p>1 794</text:p>
          </table:table-cell>
          <table:table-cell office:value-type="string">
            <text:p>Ni</text:p>
          </table:table-cell>
          <table:table-cell office:value-type="string">
            <text:p>YUG</text:p>
          </table:table-cell>
          <table:table-cell office:value-type="string">
            <text:p>Central Serbia</text:p>
          </table:table-cell>
          <table:table-cell office:value-type="string">
            <text:p>{"Population": 175391}</text:p>
          </table:table-cell>
        </table:table-row>
        <table:table-row>
          <table:table-cell office:value-type="float" office:value="1795">
            <text:p>1 795</text:p>
          </table:table-cell>
          <table:table-cell office:value-type="string">
            <text:p>Pritina</text:p>
          </table:table-cell>
          <table:table-cell office:value-type="string">
            <text:p>YUG</text:p>
          </table:table-cell>
          <table:table-cell office:value-type="string">
            <text:p>Kosovo and Metohija</text:p>
          </table:table-cell>
          <table:table-cell office:value-type="string">
            <text:p>{"Population": 155496}</text:p>
          </table:table-cell>
        </table:table-row>
        <table:table-row>
          <table:table-cell office:value-type="float" office:value="1796">
            <text:p>1 796</text:p>
          </table:table-cell>
          <table:table-cell office:value-type="string">
            <text:p>Kragujevac</text:p>
          </table:table-cell>
          <table:table-cell office:value-type="string">
            <text:p>YUG</text:p>
          </table:table-cell>
          <table:table-cell office:value-type="string">
            <text:p>Central Serbia</text:p>
          </table:table-cell>
          <table:table-cell office:value-type="string">
            <text:p>{"Population": 147305}</text:p>
          </table:table-cell>
        </table:table-row>
        <table:table-row>
          <table:table-cell office:value-type="float" office:value="1797">
            <text:p>1 797</text:p>
          </table:table-cell>
          <table:table-cell office:value-type="string">
            <text:p>Podgorica</text:p>
          </table:table-cell>
          <table:table-cell office:value-type="string">
            <text:p>YUG</text:p>
          </table:table-cell>
          <table:table-cell office:value-type="string">
            <text:p>Montenegro</text:p>
          </table:table-cell>
          <table:table-cell office:value-type="string">
            <text:p>{"Population": 135000}</text:p>
          </table:table-cell>
        </table:table-row>
        <table:table-row>
          <table:table-cell office:value-type="float" office:value="1798">
            <text:p>1 798</text:p>
          </table:table-cell>
          <table:table-cell office:value-type="string">
            <text:p>Subotica</text:p>
          </table:table-cell>
          <table:table-cell office:value-type="string">
            <text:p>YUG</text:p>
          </table:table-cell>
          <table:table-cell office:value-type="string">
            <text:p>Vojvodina</text:p>
          </table:table-cell>
          <table:table-cell office:value-type="string">
            <text:p>{"Population": 100386}</text:p>
          </table:table-cell>
        </table:table-row>
        <table:table-row>
          <table:table-cell office:value-type="float" office:value="1799">
            <text:p>1 799</text:p>
          </table:table-cell>
          <table:table-cell office:value-type="string">
            <text:p>Prizren</text:p>
          </table:table-cell>
          <table:table-cell office:value-type="string">
            <text:p>YUG</text:p>
          </table:table-cell>
          <table:table-cell office:value-type="string">
            <text:p>Kosovo and Metohija</text:p>
          </table:table-cell>
          <table:table-cell office:value-type="string">
            <text:p>{"Population": 92303}</text:p>
          </table:table-cell>
        </table:table-row>
        <table:table-row>
          <table:table-cell office:value-type="float" office:value="1800">
            <text:p>1 800</text:p>
          </table:table-cell>
          <table:table-cell office:value-type="string">
            <text:p>Phnom Penh</text:p>
          </table:table-cell>
          <table:table-cell office:value-type="string">
            <text:p>KHM</text:p>
          </table:table-cell>
          <table:table-cell office:value-type="string">
            <text:p>Phnom Penh</text:p>
          </table:table-cell>
          <table:table-cell office:value-type="string">
            <text:p>{"Population": 570155}</text:p>
          </table:table-cell>
        </table:table-row>
        <table:table-row>
          <table:table-cell office:value-type="float" office:value="1801">
            <text:p>1 801</text:p>
          </table:table-cell>
          <table:table-cell office:value-type="string">
            <text:p>Battambang</text:p>
          </table:table-cell>
          <table:table-cell office:value-type="string">
            <text:p>KHM</text:p>
          </table:table-cell>
          <table:table-cell office:value-type="string">
            <text:p>Battambang</text:p>
          </table:table-cell>
          <table:table-cell office:value-type="string">
            <text:p>{"Population": 129800}</text:p>
          </table:table-cell>
        </table:table-row>
        <table:table-row>
          <table:table-cell office:value-type="float" office:value="1802">
            <text:p>1 802</text:p>
          </table:table-cell>
          <table:table-cell office:value-type="string">
            <text:p>Siem Reap</text:p>
          </table:table-cell>
          <table:table-cell office:value-type="string">
            <text:p>KHM</text:p>
          </table:table-cell>
          <table:table-cell office:value-type="string">
            <text:p>Siem Reap</text:p>
          </table:table-cell>
          <table:table-cell office:value-type="string">
            <text:p>{"Population": 105100}</text:p>
          </table:table-cell>
        </table:table-row>
        <table:table-row>
          <table:table-cell office:value-type="float" office:value="1803">
            <text:p>1 803</text:p>
          </table:table-cell>
          <table:table-cell office:value-type="string">
            <text:p>Douala</text:p>
          </table:table-cell>
          <table:table-cell office:value-type="string">
            <text:p>CMR</text:p>
          </table:table-cell>
          <table:table-cell office:value-type="string">
            <text:p>Littoral</text:p>
          </table:table-cell>
          <table:table-cell office:value-type="string">
            <text:p>{"Population": 1448300}</text:p>
          </table:table-cell>
        </table:table-row>
        <table:table-row>
          <table:table-cell office:value-type="float" office:value="1804">
            <text:p>1 804</text:p>
          </table:table-cell>
          <table:table-cell office:value-type="string">
            <text:p>Yaoundé</text:p>
          </table:table-cell>
          <table:table-cell office:value-type="string">
            <text:p>CMR</text:p>
          </table:table-cell>
          <table:table-cell office:value-type="string">
            <text:p>Centre</text:p>
          </table:table-cell>
          <table:table-cell office:value-type="string">
            <text:p>{"Population": 1372800}</text:p>
          </table:table-cell>
        </table:table-row>
        <table:table-row>
          <table:table-cell office:value-type="float" office:value="1805">
            <text:p>1 805</text:p>
          </table:table-cell>
          <table:table-cell office:value-type="string">
            <text:p>Garoua</text:p>
          </table:table-cell>
          <table:table-cell office:value-type="string">
            <text:p>CMR</text:p>
          </table:table-cell>
          <table:table-cell office:value-type="string">
            <text:p>Nord</text:p>
          </table:table-cell>
          <table:table-cell office:value-type="string">
            <text:p>{"Population": 177000}</text:p>
          </table:table-cell>
        </table:table-row>
        <table:table-row>
          <table:table-cell office:value-type="float" office:value="1806">
            <text:p>1 806</text:p>
          </table:table-cell>
          <table:table-cell office:value-type="string">
            <text:p>Maroua</text:p>
          </table:table-cell>
          <table:table-cell office:value-type="string">
            <text:p>CMR</text:p>
          </table:table-cell>
          <table:table-cell office:value-type="string">
            <text:p>Extrême-Nord</text:p>
          </table:table-cell>
          <table:table-cell office:value-type="string">
            <text:p>{"Population": 143000}</text:p>
          </table:table-cell>
        </table:table-row>
        <table:table-row>
          <table:table-cell office:value-type="float" office:value="1807">
            <text:p>1 807</text:p>
          </table:table-cell>
          <table:table-cell office:value-type="string">
            <text:p>Bamenda</text:p>
          </table:table-cell>
          <table:table-cell office:value-type="string">
            <text:p>CMR</text:p>
          </table:table-cell>
          <table:table-cell office:value-type="string">
            <text:p>Nord-Ouest</text:p>
          </table:table-cell>
          <table:table-cell office:value-type="string">
            <text:p>{"Population": 138000}</text:p>
          </table:table-cell>
        </table:table-row>
        <table:table-row>
          <table:table-cell office:value-type="float" office:value="1808">
            <text:p>1 808</text:p>
          </table:table-cell>
          <table:table-cell office:value-type="string">
            <text:p>Bafoussam</text:p>
          </table:table-cell>
          <table:table-cell office:value-type="string">
            <text:p>CMR</text:p>
          </table:table-cell>
          <table:table-cell office:value-type="string">
            <text:p>Ouest</text:p>
          </table:table-cell>
          <table:table-cell office:value-type="string">
            <text:p>{"Population": 131000}</text:p>
          </table:table-cell>
        </table:table-row>
        <table:table-row>
          <table:table-cell office:value-type="float" office:value="1809">
            <text:p>1 809</text:p>
          </table:table-cell>
          <table:table-cell office:value-type="string">
            <text:p>Nkongsamba</text:p>
          </table:table-cell>
          <table:table-cell office:value-type="string">
            <text:p>CMR</text:p>
          </table:table-cell>
          <table:table-cell office:value-type="string">
            <text:p>Littoral</text:p>
          </table:table-cell>
          <table:table-cell office:value-type="string">
            <text:p>{"Population": 112454}</text:p>
          </table:table-cell>
        </table:table-row>
        <table:table-row>
          <table:table-cell office:value-type="float" office:value="1810">
            <text:p>1 810</text:p>
          </table:table-cell>
          <table:table-cell office:value-type="string">
            <text:p>Montréal</text:p>
          </table:table-cell>
          <table:table-cell office:value-type="string">
            <text:p>CAN</text:p>
          </table:table-cell>
          <table:table-cell office:value-type="string">
            <text:p>Québec</text:p>
          </table:table-cell>
          <table:table-cell office:value-type="string">
            <text:p>{"Population": 1016376}</text:p>
          </table:table-cell>
        </table:table-row>
        <table:table-row>
          <table:table-cell office:value-type="float" office:value="1811">
            <text:p>1 811</text:p>
          </table:table-cell>
          <table:table-cell office:value-type="string">
            <text:p>Calgary</text:p>
          </table:table-cell>
          <table:table-cell office:value-type="string">
            <text:p>CAN</text:p>
          </table:table-cell>
          <table:table-cell office:value-type="string">
            <text:p>Alberta</text:p>
          </table:table-cell>
          <table:table-cell office:value-type="string">
            <text:p>{"Population": 768082}</text:p>
          </table:table-cell>
        </table:table-row>
        <table:table-row>
          <table:table-cell office:value-type="float" office:value="1812">
            <text:p>1 812</text:p>
          </table:table-cell>
          <table:table-cell office:value-type="string">
            <text:p>Toronto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688275}</text:p>
          </table:table-cell>
        </table:table-row>
        <table:table-row>
          <table:table-cell office:value-type="float" office:value="1813">
            <text:p>1 813</text:p>
          </table:table-cell>
          <table:table-cell office:value-type="string">
            <text:p>North York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622632}</text:p>
          </table:table-cell>
        </table:table-row>
        <table:table-row>
          <table:table-cell office:value-type="float" office:value="1814">
            <text:p>1 814</text:p>
          </table:table-cell>
          <table:table-cell office:value-type="string">
            <text:p>Winnipeg</text:p>
          </table:table-cell>
          <table:table-cell office:value-type="string">
            <text:p>CAN</text:p>
          </table:table-cell>
          <table:table-cell office:value-type="string">
            <text:p>Manitoba</text:p>
          </table:table-cell>
          <table:table-cell office:value-type="string">
            <text:p>{"Population": 618477}</text:p>
          </table:table-cell>
        </table:table-row>
        <table:table-row>
          <table:table-cell office:value-type="float" office:value="1815">
            <text:p>1 815</text:p>
          </table:table-cell>
          <table:table-cell office:value-type="string">
            <text:p>Edmonton</text:p>
          </table:table-cell>
          <table:table-cell office:value-type="string">
            <text:p>CAN</text:p>
          </table:table-cell>
          <table:table-cell office:value-type="string">
            <text:p>Alberta</text:p>
          </table:table-cell>
          <table:table-cell office:value-type="string">
            <text:p>{"Population": 616306}</text:p>
          </table:table-cell>
        </table:table-row>
        <table:table-row>
          <table:table-cell office:value-type="float" office:value="1816">
            <text:p>1 816</text:p>
          </table:table-cell>
          <table:table-cell office:value-type="string">
            <text:p>Mississauga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608072}</text:p>
          </table:table-cell>
        </table:table-row>
        <table:table-row>
          <table:table-cell office:value-type="float" office:value="1817">
            <text:p>1 817</text:p>
          </table:table-cell>
          <table:table-cell office:value-type="string">
            <text:p>Scarborough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594501}</text:p>
          </table:table-cell>
        </table:table-row>
        <table:table-row>
          <table:table-cell office:value-type="float" office:value="1818">
            <text:p>1 818</text:p>
          </table:table-cell>
          <table:table-cell office:value-type="string">
            <text:p>Vancouver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514008}</text:p>
          </table:table-cell>
        </table:table-row>
        <table:table-row>
          <table:table-cell office:value-type="float" office:value="1819">
            <text:p>1 819</text:p>
          </table:table-cell>
          <table:table-cell office:value-type="string">
            <text:p>Etobicoke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348845}</text:p>
          </table:table-cell>
        </table:table-row>
        <table:table-row>
          <table:table-cell office:value-type="float" office:value="1820">
            <text:p>1 820</text:p>
          </table:table-cell>
          <table:table-cell office:value-type="string">
            <text:p>Londo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339917}</text:p>
          </table:table-cell>
        </table:table-row>
        <table:table-row>
          <table:table-cell office:value-type="float" office:value="1821">
            <text:p>1 821</text:p>
          </table:table-cell>
          <table:table-cell office:value-type="string">
            <text:p>Hamilto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335614}</text:p>
          </table:table-cell>
        </table:table-row>
        <table:table-row>
          <table:table-cell office:value-type="float" office:value="1822">
            <text:p>1 822</text:p>
          </table:table-cell>
          <table:table-cell office:value-type="string">
            <text:p>Ottawa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335277}</text:p>
          </table:table-cell>
        </table:table-row>
        <table:table-row>
          <table:table-cell office:value-type="float" office:value="1823">
            <text:p>1 823</text:p>
          </table:table-cell>
          <table:table-cell office:value-type="string">
            <text:p>Laval</text:p>
          </table:table-cell>
          <table:table-cell office:value-type="string">
            <text:p>CAN</text:p>
          </table:table-cell>
          <table:table-cell office:value-type="string">
            <text:p>Québec</text:p>
          </table:table-cell>
          <table:table-cell office:value-type="string">
            <text:p>{"Population": 330393}</text:p>
          </table:table-cell>
        </table:table-row>
        <table:table-row>
          <table:table-cell office:value-type="float" office:value="1824">
            <text:p>1 824</text:p>
          </table:table-cell>
          <table:table-cell office:value-type="string">
            <text:p>Surrey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304477}</text:p>
          </table:table-cell>
        </table:table-row>
        <table:table-row>
          <table:table-cell office:value-type="float" office:value="1825">
            <text:p>1 825</text:p>
          </table:table-cell>
          <table:table-cell office:value-type="string">
            <text:p>Brampto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296711}</text:p>
          </table:table-cell>
        </table:table-row>
        <table:table-row>
          <table:table-cell office:value-type="float" office:value="1826">
            <text:p>1 826</text:p>
          </table:table-cell>
          <table:table-cell office:value-type="string">
            <text:p>Windsor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207588}</text:p>
          </table:table-cell>
        </table:table-row>
        <table:table-row>
          <table:table-cell office:value-type="float" office:value="1827">
            <text:p>1 827</text:p>
          </table:table-cell>
          <table:table-cell office:value-type="string">
            <text:p>Saskatoon</text:p>
          </table:table-cell>
          <table:table-cell office:value-type="string">
            <text:p>CAN</text:p>
          </table:table-cell>
          <table:table-cell office:value-type="string">
            <text:p>Saskatchewan</text:p>
          </table:table-cell>
          <table:table-cell office:value-type="string">
            <text:p>{"Population": 193647}</text:p>
          </table:table-cell>
        </table:table-row>
        <table:table-row>
          <table:table-cell office:value-type="float" office:value="1828">
            <text:p>1 828</text:p>
          </table:table-cell>
          <table:table-cell office:value-type="string">
            <text:p>Kitchener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89959}</text:p>
          </table:table-cell>
        </table:table-row>
        <table:table-row>
          <table:table-cell office:value-type="float" office:value="1829">
            <text:p>1 829</text:p>
          </table:table-cell>
          <table:table-cell office:value-type="string">
            <text:p>Markham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89098}</text:p>
          </table:table-cell>
        </table:table-row>
        <table:table-row>
          <table:table-cell office:value-type="float" office:value="1830">
            <text:p>1 830</text:p>
          </table:table-cell>
          <table:table-cell office:value-type="string">
            <text:p>Regina</text:p>
          </table:table-cell>
          <table:table-cell office:value-type="string">
            <text:p>CAN</text:p>
          </table:table-cell>
          <table:table-cell office:value-type="string">
            <text:p>Saskatchewan</text:p>
          </table:table-cell>
          <table:table-cell office:value-type="string">
            <text:p>{"Population": 180400}</text:p>
          </table:table-cell>
        </table:table-row>
        <table:table-row>
          <table:table-cell office:value-type="float" office:value="1831">
            <text:p>1 831</text:p>
          </table:table-cell>
          <table:table-cell office:value-type="string">
            <text:p>Burnaby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179209}</text:p>
          </table:table-cell>
        </table:table-row>
        <table:table-row>
          <table:table-cell office:value-type="float" office:value="1832">
            <text:p>1 832</text:p>
          </table:table-cell>
          <table:table-cell office:value-type="string">
            <text:p>Québec</text:p>
          </table:table-cell>
          <table:table-cell office:value-type="string">
            <text:p>CAN</text:p>
          </table:table-cell>
          <table:table-cell office:value-type="string">
            <text:p>Québec</text:p>
          </table:table-cell>
          <table:table-cell office:value-type="string">
            <text:p>{"Population": 167264}</text:p>
          </table:table-cell>
        </table:table-row>
        <table:table-row>
          <table:table-cell office:value-type="float" office:value="1833">
            <text:p>1 833</text:p>
          </table:table-cell>
          <table:table-cell office:value-type="string">
            <text:p>York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54980}</text:p>
          </table:table-cell>
        </table:table-row>
        <table:table-row>
          <table:table-cell office:value-type="float" office:value="1834">
            <text:p>1 834</text:p>
          </table:table-cell>
          <table:table-cell office:value-type="string">
            <text:p>Richmond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148867}</text:p>
          </table:table-cell>
        </table:table-row>
        <table:table-row>
          <table:table-cell office:value-type="float" office:value="1835">
            <text:p>1 835</text:p>
          </table:table-cell>
          <table:table-cell office:value-type="string">
            <text:p>Vaugha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47889}</text:p>
          </table:table-cell>
        </table:table-row>
        <table:table-row>
          <table:table-cell office:value-type="float" office:value="1836">
            <text:p>1 836</text:p>
          </table:table-cell>
          <table:table-cell office:value-type="string">
            <text:p>Burlingto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45150}</text:p>
          </table:table-cell>
        </table:table-row>
        <table:table-row>
          <table:table-cell office:value-type="float" office:value="1837">
            <text:p>1 837</text:p>
          </table:table-cell>
          <table:table-cell office:value-type="string">
            <text:p>Oshawa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40173}</text:p>
          </table:table-cell>
        </table:table-row>
        <table:table-row>
          <table:table-cell office:value-type="float" office:value="1838">
            <text:p>1 838</text:p>
          </table:table-cell>
          <table:table-cell office:value-type="string">
            <text:p>Oakville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39192}</text:p>
          </table:table-cell>
        </table:table-row>
        <table:table-row>
          <table:table-cell office:value-type="float" office:value="1839">
            <text:p>1 839</text:p>
          </table:table-cell>
          <table:table-cell office:value-type="string">
            <text:p>Saint Catharines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36216}</text:p>
          </table:table-cell>
        </table:table-row>
        <table:table-row>
          <table:table-cell office:value-type="float" office:value="1840">
            <text:p>1 840</text:p>
          </table:table-cell>
          <table:table-cell office:value-type="string">
            <text:p>Longueuil</text:p>
          </table:table-cell>
          <table:table-cell office:value-type="string">
            <text:p>CAN</text:p>
          </table:table-cell>
          <table:table-cell office:value-type="string">
            <text:p>Québec</text:p>
          </table:table-cell>
          <table:table-cell office:value-type="string">
            <text:p>{"Population": 127977}</text:p>
          </table:table-cell>
        </table:table-row>
        <table:table-row>
          <table:table-cell office:value-type="float" office:value="1841">
            <text:p>1 841</text:p>
          </table:table-cell>
          <table:table-cell office:value-type="string">
            <text:p>Richmond Hill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16428}</text:p>
          </table:table-cell>
        </table:table-row>
        <table:table-row>
          <table:table-cell office:value-type="float" office:value="1842">
            <text:p>1 842</text:p>
          </table:table-cell>
          <table:table-cell office:value-type="string">
            <text:p>Thunder Bay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15913}</text:p>
          </table:table-cell>
        </table:table-row>
        <table:table-row>
          <table:table-cell office:value-type="float" office:value="1843">
            <text:p>1 843</text:p>
          </table:table-cell>
          <table:table-cell office:value-type="string">
            <text:p>Nepean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15100}</text:p>
          </table:table-cell>
        </table:table-row>
        <table:table-row>
          <table:table-cell office:value-type="float" office:value="1844">
            <text:p>1 844</text:p>
          </table:table-cell>
          <table:table-cell office:value-type="string">
            <text:p>Cape Breton</text:p>
          </table:table-cell>
          <table:table-cell office:value-type="string">
            <text:p>CAN</text:p>
          </table:table-cell>
          <table:table-cell office:value-type="string">
            <text:p>Nova Scotia</text:p>
          </table:table-cell>
          <table:table-cell office:value-type="string">
            <text:p>{"Population": 114733}</text:p>
          </table:table-cell>
        </table:table-row>
        <table:table-row>
          <table:table-cell office:value-type="float" office:value="1845">
            <text:p>1 845</text:p>
          </table:table-cell>
          <table:table-cell office:value-type="string">
            <text:p>East York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14034}</text:p>
          </table:table-cell>
        </table:table-row>
        <table:table-row>
          <table:table-cell office:value-type="float" office:value="1846">
            <text:p>1 846</text:p>
          </table:table-cell>
          <table:table-cell office:value-type="string">
            <text:p>Halifax</text:p>
          </table:table-cell>
          <table:table-cell office:value-type="string">
            <text:p>CAN</text:p>
          </table:table-cell>
          <table:table-cell office:value-type="string">
            <text:p>Nova Scotia</text:p>
          </table:table-cell>
          <table:table-cell office:value-type="string">
            <text:p>{"Population": 113910}</text:p>
          </table:table-cell>
        </table:table-row>
        <table:table-row>
          <table:table-cell office:value-type="float" office:value="1847">
            <text:p>1 847</text:p>
          </table:table-cell>
          <table:table-cell office:value-type="string">
            <text:p>Cambridge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09186}</text:p>
          </table:table-cell>
        </table:table-row>
        <table:table-row>
          <table:table-cell office:value-type="float" office:value="1848">
            <text:p>1 848</text:p>
          </table:table-cell>
          <table:table-cell office:value-type="string">
            <text:p>Gloucester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07314}</text:p>
          </table:table-cell>
        </table:table-row>
        <table:table-row>
          <table:table-cell office:value-type="float" office:value="1849">
            <text:p>1 849</text:p>
          </table:table-cell>
          <table:table-cell office:value-type="string">
            <text:p>Abbotsford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105403}</text:p>
          </table:table-cell>
        </table:table-row>
        <table:table-row>
          <table:table-cell office:value-type="float" office:value="1850">
            <text:p>1 850</text:p>
          </table:table-cell>
          <table:table-cell office:value-type="string">
            <text:p>Guelph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103593}</text:p>
          </table:table-cell>
        </table:table-row>
        <table:table-row>
          <table:table-cell office:value-type="float" office:value="1851">
            <text:p>1 851</text:p>
          </table:table-cell>
          <table:table-cell office:value-type="string">
            <text:p>Saint John´s</text:p>
          </table:table-cell>
          <table:table-cell office:value-type="string">
            <text:p>CAN</text:p>
          </table:table-cell>
          <table:table-cell office:value-type="string">
            <text:p>Newfoundland</text:p>
          </table:table-cell>
          <table:table-cell office:value-type="string">
            <text:p>{"Population": 101936}</text:p>
          </table:table-cell>
        </table:table-row>
        <table:table-row>
          <table:table-cell office:value-type="float" office:value="1852">
            <text:p>1 852</text:p>
          </table:table-cell>
          <table:table-cell office:value-type="string">
            <text:p>Coquitlam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101820}</text:p>
          </table:table-cell>
        </table:table-row>
        <table:table-row>
          <table:table-cell office:value-type="float" office:value="1853">
            <text:p>1 853</text:p>
          </table:table-cell>
          <table:table-cell office:value-type="string">
            <text:p>Saanich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101388}</text:p>
          </table:table-cell>
        </table:table-row>
        <table:table-row>
          <table:table-cell office:value-type="float" office:value="1854">
            <text:p>1 854</text:p>
          </table:table-cell>
          <table:table-cell office:value-type="string">
            <text:p>Gatineau</text:p>
          </table:table-cell>
          <table:table-cell office:value-type="string">
            <text:p>CAN</text:p>
          </table:table-cell>
          <table:table-cell office:value-type="string">
            <text:p>Québec</text:p>
          </table:table-cell>
          <table:table-cell office:value-type="string">
            <text:p>{"Population": 100702}</text:p>
          </table:table-cell>
        </table:table-row>
        <table:table-row>
          <table:table-cell office:value-type="float" office:value="1855">
            <text:p>1 855</text:p>
          </table:table-cell>
          <table:table-cell office:value-type="string">
            <text:p>Delta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95411}</text:p>
          </table:table-cell>
        </table:table-row>
        <table:table-row>
          <table:table-cell office:value-type="float" office:value="1856">
            <text:p>1 856</text:p>
          </table:table-cell>
          <table:table-cell office:value-type="string">
            <text:p>Sudbury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92686}</text:p>
          </table:table-cell>
        </table:table-row>
        <table:table-row>
          <table:table-cell office:value-type="float" office:value="1857">
            <text:p>1 857</text:p>
          </table:table-cell>
          <table:table-cell office:value-type="string">
            <text:p>Kelowna</text:p>
          </table:table-cell>
          <table:table-cell office:value-type="string">
            <text:p>CAN</text:p>
          </table:table-cell>
          <table:table-cell office:value-type="string">
            <text:p>British Colombia</text:p>
          </table:table-cell>
          <table:table-cell office:value-type="string">
            <text:p>{"Population": 89442}</text:p>
          </table:table-cell>
        </table:table-row>
        <table:table-row>
          <table:table-cell office:value-type="float" office:value="1858">
            <text:p>1 858</text:p>
          </table:table-cell>
          <table:table-cell office:value-type="string">
            <text:p>Barrie</text:p>
          </table:table-cell>
          <table:table-cell office:value-type="string">
            <text:p>CAN</text:p>
          </table:table-cell>
          <table:table-cell office:value-type="string">
            <text:p>Ontario</text:p>
          </table:table-cell>
          <table:table-cell office:value-type="string">
            <text:p>{"Population": 89269}</text:p>
          </table:table-cell>
        </table:table-row>
        <table:table-row>
          <table:table-cell office:value-type="float" office:value="1859">
            <text:p>1 859</text:p>
          </table:table-cell>
          <table:table-cell office:value-type="string">
            <text:p>Praia</text:p>
          </table:table-cell>
          <table:table-cell office:value-type="string">
            <text:p>CPV</text:p>
          </table:table-cell>
          <table:table-cell office:value-type="string">
            <text:p>São Tiago</text:p>
          </table:table-cell>
          <table:table-cell office:value-type="string">
            <text:p>{"Population": 94800}</text:p>
          </table:table-cell>
        </table:table-row>
        <table:table-row>
          <table:table-cell office:value-type="float" office:value="1860">
            <text:p>1 860</text:p>
          </table:table-cell>
          <table:table-cell office:value-type="string">
            <text:p>Almaty</text:p>
          </table:table-cell>
          <table:table-cell office:value-type="string">
            <text:p>KAZ</text:p>
          </table:table-cell>
          <table:table-cell office:value-type="string">
            <text:p>Almaty Qalasy</text:p>
          </table:table-cell>
          <table:table-cell office:value-type="string">
            <text:p>{"Population": 1129400}</text:p>
          </table:table-cell>
        </table:table-row>
        <table:table-row>
          <table:table-cell office:value-type="float" office:value="1861">
            <text:p>1 861</text:p>
          </table:table-cell>
          <table:table-cell office:value-type="string">
            <text:p>Qaraghandy</text:p>
          </table:table-cell>
          <table:table-cell office:value-type="string">
            <text:p>KAZ</text:p>
          </table:table-cell>
          <table:table-cell office:value-type="string">
            <text:p>Qaraghandy</text:p>
          </table:table-cell>
          <table:table-cell office:value-type="string">
            <text:p>{"Population": 436900}</text:p>
          </table:table-cell>
        </table:table-row>
        <table:table-row>
          <table:table-cell office:value-type="float" office:value="1862">
            <text:p>1 862</text:p>
          </table:table-cell>
          <table:table-cell office:value-type="string">
            <text:p>Shymkent</text:p>
          </table:table-cell>
          <table:table-cell office:value-type="string">
            <text:p>KAZ</text:p>
          </table:table-cell>
          <table:table-cell office:value-type="string">
            <text:p>South Kazakstan</text:p>
          </table:table-cell>
          <table:table-cell office:value-type="string">
            <text:p>{"Population": 360100}</text:p>
          </table:table-cell>
        </table:table-row>
        <table:table-row>
          <table:table-cell office:value-type="float" office:value="1863">
            <text:p>1 863</text:p>
          </table:table-cell>
          <table:table-cell office:value-type="string">
            <text:p>Taraz</text:p>
          </table:table-cell>
          <table:table-cell office:value-type="string">
            <text:p>KAZ</text:p>
          </table:table-cell>
          <table:table-cell office:value-type="string">
            <text:p>Taraz</text:p>
          </table:table-cell>
          <table:table-cell office:value-type="string">
            <text:p>{"Population": 330100}</text:p>
          </table:table-cell>
        </table:table-row>
        <table:table-row>
          <table:table-cell office:value-type="float" office:value="1864">
            <text:p>1 864</text:p>
          </table:table-cell>
          <table:table-cell office:value-type="string">
            <text:p>Astana</text:p>
          </table:table-cell>
          <table:table-cell office:value-type="string">
            <text:p>KAZ</text:p>
          </table:table-cell>
          <table:table-cell office:value-type="string">
            <text:p>Astana</text:p>
          </table:table-cell>
          <table:table-cell office:value-type="string">
            <text:p>{"Population": 311200}</text:p>
          </table:table-cell>
        </table:table-row>
        <table:table-row>
          <table:table-cell office:value-type="float" office:value="1865">
            <text:p>1 865</text:p>
          </table:table-cell>
          <table:table-cell office:value-type="string">
            <text:p>Öskemen</text:p>
          </table:table-cell>
          <table:table-cell office:value-type="string">
            <text:p>KAZ</text:p>
          </table:table-cell>
          <table:table-cell office:value-type="string">
            <text:p>East Kazakstan</text:p>
          </table:table-cell>
          <table:table-cell office:value-type="string">
            <text:p>{"Population": 311000}</text:p>
          </table:table-cell>
        </table:table-row>
        <table:table-row>
          <table:table-cell office:value-type="float" office:value="1866">
            <text:p>1 866</text:p>
          </table:table-cell>
          <table:table-cell office:value-type="string">
            <text:p>Pavlodar</text:p>
          </table:table-cell>
          <table:table-cell office:value-type="string">
            <text:p>KAZ</text:p>
          </table:table-cell>
          <table:table-cell office:value-type="string">
            <text:p>Pavlodar</text:p>
          </table:table-cell>
          <table:table-cell office:value-type="string">
            <text:p>{"Population": 300500}</text:p>
          </table:table-cell>
        </table:table-row>
        <table:table-row>
          <table:table-cell office:value-type="float" office:value="1867">
            <text:p>1 867</text:p>
          </table:table-cell>
          <table:table-cell office:value-type="string">
            <text:p>Semey</text:p>
          </table:table-cell>
          <table:table-cell office:value-type="string">
            <text:p>KAZ</text:p>
          </table:table-cell>
          <table:table-cell office:value-type="string">
            <text:p>East Kazakstan</text:p>
          </table:table-cell>
          <table:table-cell office:value-type="string">
            <text:p>{"Population": 269600}</text:p>
          </table:table-cell>
        </table:table-row>
        <table:table-row>
          <table:table-cell office:value-type="float" office:value="1868">
            <text:p>1 868</text:p>
          </table:table-cell>
          <table:table-cell office:value-type="string">
            <text:p>Aqtöbe</text:p>
          </table:table-cell>
          <table:table-cell office:value-type="string">
            <text:p>KAZ</text:p>
          </table:table-cell>
          <table:table-cell office:value-type="string">
            <text:p>Aqtöbe</text:p>
          </table:table-cell>
          <table:table-cell office:value-type="string">
            <text:p>{"Population": 253100}</text:p>
          </table:table-cell>
        </table:table-row>
        <table:table-row>
          <table:table-cell office:value-type="float" office:value="1869">
            <text:p>1 869</text:p>
          </table:table-cell>
          <table:table-cell office:value-type="string">
            <text:p>Qostanay</text:p>
          </table:table-cell>
          <table:table-cell office:value-type="string">
            <text:p>KAZ</text:p>
          </table:table-cell>
          <table:table-cell office:value-type="string">
            <text:p>Qostanay</text:p>
          </table:table-cell>
          <table:table-cell office:value-type="string">
            <text:p>{"Population": 221400}</text:p>
          </table:table-cell>
        </table:table-row>
        <table:table-row>
          <table:table-cell office:value-type="float" office:value="1870">
            <text:p>1 870</text:p>
          </table:table-cell>
          <table:table-cell office:value-type="string">
            <text:p>Petropavl</text:p>
          </table:table-cell>
          <table:table-cell office:value-type="string">
            <text:p>KAZ</text:p>
          </table:table-cell>
          <table:table-cell office:value-type="string">
            <text:p>North Kazakstan</text:p>
          </table:table-cell>
          <table:table-cell office:value-type="string">
            <text:p>{"Population": 203500}</text:p>
          </table:table-cell>
        </table:table-row>
        <table:table-row>
          <table:table-cell office:value-type="float" office:value="1871">
            <text:p>1 871</text:p>
          </table:table-cell>
          <table:table-cell office:value-type="string">
            <text:p>Oral</text:p>
          </table:table-cell>
          <table:table-cell office:value-type="string">
            <text:p>KAZ</text:p>
          </table:table-cell>
          <table:table-cell office:value-type="string">
            <text:p>West Kazakstan</text:p>
          </table:table-cell>
          <table:table-cell office:value-type="string">
            <text:p>{"Population": 195500}</text:p>
          </table:table-cell>
        </table:table-row>
        <table:table-row>
          <table:table-cell office:value-type="float" office:value="1872">
            <text:p>1 872</text:p>
          </table:table-cell>
          <table:table-cell office:value-type="string">
            <text:p>Temirtau</text:p>
          </table:table-cell>
          <table:table-cell office:value-type="string">
            <text:p>KAZ</text:p>
          </table:table-cell>
          <table:table-cell office:value-type="string">
            <text:p>Qaraghandy</text:p>
          </table:table-cell>
          <table:table-cell office:value-type="string">
            <text:p>{"Population": 170500}</text:p>
          </table:table-cell>
        </table:table-row>
        <table:table-row>
          <table:table-cell office:value-type="float" office:value="1873">
            <text:p>1 873</text:p>
          </table:table-cell>
          <table:table-cell office:value-type="string">
            <text:p>Qyzylorda</text:p>
          </table:table-cell>
          <table:table-cell office:value-type="string">
            <text:p>KAZ</text:p>
          </table:table-cell>
          <table:table-cell office:value-type="string">
            <text:p>Qyzylorda</text:p>
          </table:table-cell>
          <table:table-cell office:value-type="string">
            <text:p>{"Population": 157400}</text:p>
          </table:table-cell>
        </table:table-row>
        <table:table-row>
          <table:table-cell office:value-type="float" office:value="1874">
            <text:p>1 874</text:p>
          </table:table-cell>
          <table:table-cell office:value-type="string">
            <text:p>Aqtau</text:p>
          </table:table-cell>
          <table:table-cell office:value-type="string">
            <text:p>KAZ</text:p>
          </table:table-cell>
          <table:table-cell office:value-type="string">
            <text:p>Mangghystau</text:p>
          </table:table-cell>
          <table:table-cell office:value-type="string">
            <text:p>{"Population": 143400}</text:p>
          </table:table-cell>
        </table:table-row>
        <table:table-row>
          <table:table-cell office:value-type="float" office:value="1875">
            <text:p>1 875</text:p>
          </table:table-cell>
          <table:table-cell office:value-type="string">
            <text:p>Atyrau</text:p>
          </table:table-cell>
          <table:table-cell office:value-type="string">
            <text:p>KAZ</text:p>
          </table:table-cell>
          <table:table-cell office:value-type="string">
            <text:p>Atyrau</text:p>
          </table:table-cell>
          <table:table-cell office:value-type="string">
            <text:p>{"Population": 142500}</text:p>
          </table:table-cell>
        </table:table-row>
        <table:table-row>
          <table:table-cell office:value-type="float" office:value="1876">
            <text:p>1 876</text:p>
          </table:table-cell>
          <table:table-cell office:value-type="string">
            <text:p>Ekibastuz</text:p>
          </table:table-cell>
          <table:table-cell office:value-type="string">
            <text:p>KAZ</text:p>
          </table:table-cell>
          <table:table-cell office:value-type="string">
            <text:p>Pavlodar</text:p>
          </table:table-cell>
          <table:table-cell office:value-type="string">
            <text:p>{"Population": 127200}</text:p>
          </table:table-cell>
        </table:table-row>
        <table:table-row>
          <table:table-cell office:value-type="float" office:value="1877">
            <text:p>1 877</text:p>
          </table:table-cell>
          <table:table-cell office:value-type="string">
            <text:p>Kökshetau</text:p>
          </table:table-cell>
          <table:table-cell office:value-type="string">
            <text:p>KAZ</text:p>
          </table:table-cell>
          <table:table-cell office:value-type="string">
            <text:p>North Kazakstan</text:p>
          </table:table-cell>
          <table:table-cell office:value-type="string">
            <text:p>{"Population": 123400}</text:p>
          </table:table-cell>
        </table:table-row>
        <table:table-row>
          <table:table-cell office:value-type="float" office:value="1878">
            <text:p>1 878</text:p>
          </table:table-cell>
          <table:table-cell office:value-type="string">
            <text:p>Rudnyy</text:p>
          </table:table-cell>
          <table:table-cell office:value-type="string">
            <text:p>KAZ</text:p>
          </table:table-cell>
          <table:table-cell office:value-type="string">
            <text:p>Qostanay</text:p>
          </table:table-cell>
          <table:table-cell office:value-type="string">
            <text:p>{"Population": 109500}</text:p>
          </table:table-cell>
        </table:table-row>
        <table:table-row>
          <table:table-cell office:value-type="float" office:value="1879">
            <text:p>1 879</text:p>
          </table:table-cell>
          <table:table-cell office:value-type="string">
            <text:p>Taldyqorghan</text:p>
          </table:table-cell>
          <table:table-cell office:value-type="string">
            <text:p>KAZ</text:p>
          </table:table-cell>
          <table:table-cell office:value-type="string">
            <text:p>Almaty</text:p>
          </table:table-cell>
          <table:table-cell office:value-type="string">
            <text:p>{"Population": 98000}</text:p>
          </table:table-cell>
        </table:table-row>
        <table:table-row>
          <table:table-cell office:value-type="float" office:value="1880">
            <text:p>1 880</text:p>
          </table:table-cell>
          <table:table-cell office:value-type="string">
            <text:p>Zhezqazghan</text:p>
          </table:table-cell>
          <table:table-cell office:value-type="string">
            <text:p>KAZ</text:p>
          </table:table-cell>
          <table:table-cell office:value-type="string">
            <text:p>Qaraghandy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1881">
            <text:p>1 881</text:p>
          </table:table-cell>
          <table:table-cell office:value-type="string">
            <text:p>Nairobi</text:p>
          </table:table-cell>
          <table:table-cell office:value-type="string">
            <text:p>KEN</text:p>
          </table:table-cell>
          <table:table-cell office:value-type="string">
            <text:p>Nairobi</text:p>
          </table:table-cell>
          <table:table-cell office:value-type="string">
            <text:p>{"Population": 2290000}</text:p>
          </table:table-cell>
        </table:table-row>
        <table:table-row>
          <table:table-cell office:value-type="float" office:value="1882">
            <text:p>1 882</text:p>
          </table:table-cell>
          <table:table-cell office:value-type="string">
            <text:p>Mombasa</text:p>
          </table:table-cell>
          <table:table-cell office:value-type="string">
            <text:p>KEN</text:p>
          </table:table-cell>
          <table:table-cell office:value-type="string">
            <text:p>Coast</text:p>
          </table:table-cell>
          <table:table-cell office:value-type="string">
            <text:p>{"Population": 461753}</text:p>
          </table:table-cell>
        </table:table-row>
        <table:table-row>
          <table:table-cell office:value-type="float" office:value="1883">
            <text:p>1 883</text:p>
          </table:table-cell>
          <table:table-cell office:value-type="string">
            <text:p>Kisumu</text:p>
          </table:table-cell>
          <table:table-cell office:value-type="string">
            <text:p>KEN</text:p>
          </table:table-cell>
          <table:table-cell office:value-type="string">
            <text:p>Nyanza</text:p>
          </table:table-cell>
          <table:table-cell office:value-type="string">
            <text:p>{"Population": 192733}</text:p>
          </table:table-cell>
        </table:table-row>
        <table:table-row>
          <table:table-cell office:value-type="float" office:value="1884">
            <text:p>1 884</text:p>
          </table:table-cell>
          <table:table-cell office:value-type="string">
            <text:p>Nakuru</text:p>
          </table:table-cell>
          <table:table-cell office:value-type="string">
            <text:p>KEN</text:p>
          </table:table-cell>
          <table:table-cell office:value-type="string">
            <text:p>Rift Valley</text:p>
          </table:table-cell>
          <table:table-cell office:value-type="string">
            <text:p>{"Population": 163927}</text:p>
          </table:table-cell>
        </table:table-row>
        <table:table-row>
          <table:table-cell office:value-type="float" office:value="1885">
            <text:p>1 885</text:p>
          </table:table-cell>
          <table:table-cell office:value-type="string">
            <text:p>Machakos</text:p>
          </table:table-cell>
          <table:table-cell office:value-type="string">
            <text:p>KEN</text:p>
          </table:table-cell>
          <table:table-cell office:value-type="string">
            <text:p>Eastern</text:p>
          </table:table-cell>
          <table:table-cell office:value-type="string">
            <text:p>{"Population": 116293}</text:p>
          </table:table-cell>
        </table:table-row>
        <table:table-row>
          <table:table-cell office:value-type="float" office:value="1886">
            <text:p>1 886</text:p>
          </table:table-cell>
          <table:table-cell office:value-type="string">
            <text:p>Eldoret</text:p>
          </table:table-cell>
          <table:table-cell office:value-type="string">
            <text:p>KEN</text:p>
          </table:table-cell>
          <table:table-cell office:value-type="string">
            <text:p>Rift Valley</text:p>
          </table:table-cell>
          <table:table-cell office:value-type="string">
            <text:p>{"Population": 111882}</text:p>
          </table:table-cell>
        </table:table-row>
        <table:table-row>
          <table:table-cell office:value-type="float" office:value="1887">
            <text:p>1 887</text:p>
          </table:table-cell>
          <table:table-cell office:value-type="string">
            <text:p>Meru</text:p>
          </table:table-cell>
          <table:table-cell office:value-type="string">
            <text:p>KEN</text:p>
          </table:table-cell>
          <table:table-cell office:value-type="string">
            <text:p>Eastern</text:p>
          </table:table-cell>
          <table:table-cell office:value-type="string">
            <text:p>{"Population": 94947}</text:p>
          </table:table-cell>
        </table:table-row>
        <table:table-row>
          <table:table-cell office:value-type="float" office:value="1888">
            <text:p>1 888</text:p>
          </table:table-cell>
          <table:table-cell office:value-type="string">
            <text:p>Nyeri</text:p>
          </table:table-cell>
          <table:table-cell office:value-type="string">
            <text:p>KEN</text:p>
          </table:table-cell>
          <table:table-cell office:value-type="string">
            <text:p>Central</text:p>
          </table:table-cell>
          <table:table-cell office:value-type="string">
            <text:p>{"Population": 91258}</text:p>
          </table:table-cell>
        </table:table-row>
        <table:table-row>
          <table:table-cell office:value-type="float" office:value="1889">
            <text:p>1 889</text:p>
          </table:table-cell>
          <table:table-cell office:value-type="string">
            <text:p>Bangui</text:p>
          </table:table-cell>
          <table:table-cell office:value-type="string">
            <text:p>CAF</text:p>
          </table:table-cell>
          <table:table-cell office:value-type="string">
            <text:p>Bangui</text:p>
          </table:table-cell>
          <table:table-cell office:value-type="string">
            <text:p>{"Population": 524000}</text:p>
          </table:table-cell>
        </table:table-row>
        <table:table-row>
          <table:table-cell office:value-type="float" office:value="1890">
            <text:p>1 890</text:p>
          </table:table-cell>
          <table:table-cell office:value-type="string">
            <text:p>Shanghai</text:p>
          </table:table-cell>
          <table:table-cell office:value-type="string">
            <text:p>CHN</text:p>
          </table:table-cell>
          <table:table-cell office:value-type="string">
            <text:p>Shanghai</text:p>
          </table:table-cell>
          <table:table-cell office:value-type="string">
            <text:p>{"Population": 9696300}</text:p>
          </table:table-cell>
        </table:table-row>
        <table:table-row>
          <table:table-cell office:value-type="float" office:value="1891">
            <text:p>1 891</text:p>
          </table:table-cell>
          <table:table-cell office:value-type="string">
            <text:p>Peking</text:p>
          </table:table-cell>
          <table:table-cell office:value-type="string">
            <text:p>CHN</text:p>
          </table:table-cell>
          <table:table-cell office:value-type="string">
            <text:p>Peking</text:p>
          </table:table-cell>
          <table:table-cell office:value-type="string">
            <text:p>{"Population": 7472000}</text:p>
          </table:table-cell>
        </table:table-row>
        <table:table-row>
          <table:table-cell office:value-type="float" office:value="1892">
            <text:p>1 892</text:p>
          </table:table-cell>
          <table:table-cell office:value-type="string">
            <text:p>Chongqing</text:p>
          </table:table-cell>
          <table:table-cell office:value-type="string">
            <text:p>CHN</text:p>
          </table:table-cell>
          <table:table-cell office:value-type="string">
            <text:p>Chongqing</text:p>
          </table:table-cell>
          <table:table-cell office:value-type="string">
            <text:p>{"Population": 6351600}</text:p>
          </table:table-cell>
        </table:table-row>
        <table:table-row>
          <table:table-cell office:value-type="float" office:value="1893">
            <text:p>1 893</text:p>
          </table:table-cell>
          <table:table-cell office:value-type="string">
            <text:p>Tianjin</text:p>
          </table:table-cell>
          <table:table-cell office:value-type="string">
            <text:p>CHN</text:p>
          </table:table-cell>
          <table:table-cell office:value-type="string">
            <text:p>Tianjin</text:p>
          </table:table-cell>
          <table:table-cell office:value-type="string">
            <text:p>{"Population": 5286800}</text:p>
          </table:table-cell>
        </table:table-row>
        <table:table-row>
          <table:table-cell office:value-type="float" office:value="1894">
            <text:p>1 894</text:p>
          </table:table-cell>
          <table:table-cell office:value-type="string">
            <text:p>Wuha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4344600}</text:p>
          </table:table-cell>
        </table:table-row>
        <table:table-row>
          <table:table-cell office:value-type="float" office:value="1895">
            <text:p>1 895</text:p>
          </table:table-cell>
          <table:table-cell office:value-type="string">
            <text:p>Harbi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4289800}</text:p>
          </table:table-cell>
        </table:table-row>
        <table:table-row>
          <table:table-cell office:value-type="float" office:value="1896">
            <text:p>1 896</text:p>
          </table:table-cell>
          <table:table-cell office:value-type="string">
            <text:p>Shenya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4265200}</text:p>
          </table:table-cell>
        </table:table-row>
        <table:table-row>
          <table:table-cell office:value-type="float" office:value="1897">
            <text:p>1 897</text:p>
          </table:table-cell>
          <table:table-cell office:value-type="string">
            <text:p>Kanton [Guangzhou]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4256300}</text:p>
          </table:table-cell>
        </table:table-row>
        <table:table-row>
          <table:table-cell office:value-type="float" office:value="1898">
            <text:p>1 898</text:p>
          </table:table-cell>
          <table:table-cell office:value-type="string">
            <text:p>Chengdu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3361500}</text:p>
          </table:table-cell>
        </table:table-row>
        <table:table-row>
          <table:table-cell office:value-type="float" office:value="1899">
            <text:p>1 899</text:p>
          </table:table-cell>
          <table:table-cell office:value-type="string">
            <text:p>Nanking [Nanjing]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2870300}</text:p>
          </table:table-cell>
        </table:table-row>
        <table:table-row>
          <table:table-cell office:value-type="float" office:value="1900">
            <text:p>1 900</text:p>
          </table:table-cell>
          <table:table-cell office:value-type="string">
            <text:p>Changchu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812000}</text:p>
          </table:table-cell>
        </table:table-row>
        <table:table-row>
          <table:table-cell office:value-type="float" office:value="1901">
            <text:p>1 901</text:p>
          </table:table-cell>
          <table:table-cell office:value-type="string">
            <text:p>Xi´an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2761400}</text:p>
          </table:table-cell>
        </table:table-row>
        <table:table-row>
          <table:table-cell office:value-type="float" office:value="1902">
            <text:p>1 902</text:p>
          </table:table-cell>
          <table:table-cell office:value-type="string">
            <text:p>Dalia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2697000}</text:p>
          </table:table-cell>
        </table:table-row>
        <table:table-row>
          <table:table-cell office:value-type="float" office:value="1903">
            <text:p>1 903</text:p>
          </table:table-cell>
          <table:table-cell office:value-type="string">
            <text:p>Qingdao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596000}</text:p>
          </table:table-cell>
        </table:table-row>
        <table:table-row>
          <table:table-cell office:value-type="float" office:value="1904">
            <text:p>1 904</text:p>
          </table:table-cell>
          <table:table-cell office:value-type="string">
            <text:p>Jinan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278100}</text:p>
          </table:table-cell>
        </table:table-row>
        <table:table-row>
          <table:table-cell office:value-type="float" office:value="1905">
            <text:p>1 905</text:p>
          </table:table-cell>
          <table:table-cell office:value-type="string">
            <text:p>Hangzhou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2190500}</text:p>
          </table:table-cell>
        </table:table-row>
        <table:table-row>
          <table:table-cell office:value-type="float" office:value="1906">
            <text:p>1 906</text:p>
          </table:table-cell>
          <table:table-cell office:value-type="string">
            <text:p>Zhengzhou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2107200}</text:p>
          </table:table-cell>
        </table:table-row>
        <table:table-row>
          <table:table-cell office:value-type="float" office:value="1907">
            <text:p>1 907</text:p>
          </table:table-cell>
          <table:table-cell office:value-type="string">
            <text:p>Shijiazhuang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2041500}</text:p>
          </table:table-cell>
        </table:table-row>
        <table:table-row>
          <table:table-cell office:value-type="float" office:value="1908">
            <text:p>1 908</text:p>
          </table:table-cell>
          <table:table-cell office:value-type="string">
            <text:p>Taiyuan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1968400}</text:p>
          </table:table-cell>
        </table:table-row>
        <table:table-row>
          <table:table-cell office:value-type="float" office:value="1909">
            <text:p>1 909</text:p>
          </table:table-cell>
          <table:table-cell office:value-type="string">
            <text:p>Kunming</text:p>
          </table:table-cell>
          <table:table-cell office:value-type="string">
            <text:p>CHN</text:p>
          </table:table-cell>
          <table:table-cell office:value-type="string">
            <text:p>Yunnan</text:p>
          </table:table-cell>
          <table:table-cell office:value-type="string">
            <text:p>{"Population": 1829500}</text:p>
          </table:table-cell>
        </table:table-row>
        <table:table-row>
          <table:table-cell office:value-type="float" office:value="1910">
            <text:p>1 910</text:p>
          </table:table-cell>
          <table:table-cell office:value-type="string">
            <text:p>Changsha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809800}</text:p>
          </table:table-cell>
        </table:table-row>
        <table:table-row>
          <table:table-cell office:value-type="float" office:value="1911">
            <text:p>1 911</text:p>
          </table:table-cell>
          <table:table-cell office:value-type="string">
            <text:p>Nanchang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691600}</text:p>
          </table:table-cell>
        </table:table-row>
        <table:table-row>
          <table:table-cell office:value-type="float" office:value="1912">
            <text:p>1 912</text:p>
          </table:table-cell>
          <table:table-cell office:value-type="string">
            <text:p>Fuzhou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593800}</text:p>
          </table:table-cell>
        </table:table-row>
        <table:table-row>
          <table:table-cell office:value-type="float" office:value="1913">
            <text:p>1 913</text:p>
          </table:table-cell>
          <table:table-cell office:value-type="string">
            <text:p>Lanzhou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1565800}</text:p>
          </table:table-cell>
        </table:table-row>
        <table:table-row>
          <table:table-cell office:value-type="float" office:value="1914">
            <text:p>1 914</text:p>
          </table:table-cell>
          <table:table-cell office:value-type="string">
            <text:p>Guiyang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1465200}</text:p>
          </table:table-cell>
        </table:table-row>
        <table:table-row>
          <table:table-cell office:value-type="float" office:value="1915">
            <text:p>1 915</text:p>
          </table:table-cell>
          <table:table-cell office:value-type="string">
            <text:p>Ningbo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371200}</text:p>
          </table:table-cell>
        </table:table-row>
        <table:table-row>
          <table:table-cell office:value-type="float" office:value="1916">
            <text:p>1 916</text:p>
          </table:table-cell>
          <table:table-cell office:value-type="string">
            <text:p>Hefei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369100}</text:p>
          </table:table-cell>
        </table:table-row>
        <table:table-row>
          <table:table-cell office:value-type="float" office:value="1917">
            <text:p>1 917</text:p>
          </table:table-cell>
          <table:table-cell office:value-type="string">
            <text:p>Urumti [Ürümqi]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310100}</text:p>
          </table:table-cell>
        </table:table-row>
        <table:table-row>
          <table:table-cell office:value-type="float" office:value="1918">
            <text:p>1 918</text:p>
          </table:table-cell>
          <table:table-cell office:value-type="string">
            <text:p>Ansha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200000}</text:p>
          </table:table-cell>
        </table:table-row>
        <table:table-row>
          <table:table-cell office:value-type="float" office:value="1919">
            <text:p>1 919</text:p>
          </table:table-cell>
          <table:table-cell office:value-type="string">
            <text:p>Fushu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200000}</text:p>
          </table:table-cell>
        </table:table-row>
        <table:table-row>
          <table:table-cell office:value-type="float" office:value="1920">
            <text:p>1 920</text:p>
          </table:table-cell>
          <table:table-cell office:value-type="string">
            <text:p>Nanning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1161800}</text:p>
          </table:table-cell>
        </table:table-row>
        <table:table-row>
          <table:table-cell office:value-type="float" office:value="1921">
            <text:p>1 921</text:p>
          </table:table-cell>
          <table:table-cell office:value-type="string">
            <text:p>Zibo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140000}</text:p>
          </table:table-cell>
        </table:table-row>
        <table:table-row>
          <table:table-cell office:value-type="float" office:value="1922">
            <text:p>1 922</text:p>
          </table:table-cell>
          <table:table-cell office:value-type="string">
            <text:p>Qiqihar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070000}</text:p>
          </table:table-cell>
        </table:table-row>
        <table:table-row>
          <table:table-cell office:value-type="float" office:value="1923">
            <text:p>1 923</text:p>
          </table:table-cell>
          <table:table-cell office:value-type="string">
            <text:p>Jili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040000}</text:p>
          </table:table-cell>
        </table:table-row>
        <table:table-row>
          <table:table-cell office:value-type="float" office:value="1924">
            <text:p>1 924</text:p>
          </table:table-cell>
          <table:table-cell office:value-type="string">
            <text:p>Tangshan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1040000}</text:p>
          </table:table-cell>
        </table:table-row>
        <table:table-row>
          <table:table-cell office:value-type="float" office:value="1925">
            <text:p>1 925</text:p>
          </table:table-cell>
          <table:table-cell office:value-type="string">
            <text:p>Baotou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980000}</text:p>
          </table:table-cell>
        </table:table-row>
        <table:table-row>
          <table:table-cell office:value-type="float" office:value="1926">
            <text:p>1 926</text:p>
          </table:table-cell>
          <table:table-cell office:value-type="string">
            <text:p>Shenzhe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950500}</text:p>
          </table:table-cell>
        </table:table-row>
        <table:table-row>
          <table:table-cell office:value-type="float" office:value="1927">
            <text:p>1 927</text:p>
          </table:table-cell>
          <table:table-cell office:value-type="string">
            <text:p>Hohhot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916700}</text:p>
          </table:table-cell>
        </table:table-row>
        <table:table-row>
          <table:table-cell office:value-type="float" office:value="1928">
            <text:p>1 928</text:p>
          </table:table-cell>
          <table:table-cell office:value-type="string">
            <text:p>Handan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840000}</text:p>
          </table:table-cell>
        </table:table-row>
        <table:table-row>
          <table:table-cell office:value-type="float" office:value="1929">
            <text:p>1 929</text:p>
          </table:table-cell>
          <table:table-cell office:value-type="string">
            <text:p>Wuxi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830000}</text:p>
          </table:table-cell>
        </table:table-row>
        <table:table-row>
          <table:table-cell office:value-type="float" office:value="1930">
            <text:p>1 930</text:p>
          </table:table-cell>
          <table:table-cell office:value-type="string">
            <text:p>Xuzho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810000}</text:p>
          </table:table-cell>
        </table:table-row>
        <table:table-row>
          <table:table-cell office:value-type="float" office:value="1931">
            <text:p>1 931</text:p>
          </table:table-cell>
          <table:table-cell office:value-type="string">
            <text:p>Datong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800000}</text:p>
          </table:table-cell>
        </table:table-row>
        <table:table-row>
          <table:table-cell office:value-type="float" office:value="1932">
            <text:p>1 932</text:p>
          </table:table-cell>
          <table:table-cell office:value-type="string">
            <text:p>Yichu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800000}</text:p>
          </table:table-cell>
        </table:table-row>
        <table:table-row>
          <table:table-cell office:value-type="float" office:value="1933">
            <text:p>1 933</text:p>
          </table:table-cell>
          <table:table-cell office:value-type="string">
            <text:p>Benxi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770000}</text:p>
          </table:table-cell>
        </table:table-row>
        <table:table-row>
          <table:table-cell office:value-type="float" office:value="1934">
            <text:p>1 934</text:p>
          </table:table-cell>
          <table:table-cell office:value-type="string">
            <text:p>Luoy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760000}</text:p>
          </table:table-cell>
        </table:table-row>
        <table:table-row>
          <table:table-cell office:value-type="float" office:value="1935">
            <text:p>1 935</text:p>
          </table:table-cell>
          <table:table-cell office:value-type="string">
            <text:p>Suzho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710000}</text:p>
          </table:table-cell>
        </table:table-row>
        <table:table-row>
          <table:table-cell office:value-type="float" office:value="1936">
            <text:p>1 936</text:p>
          </table:table-cell>
          <table:table-cell office:value-type="string">
            <text:p>Xining</text:p>
          </table:table-cell>
          <table:table-cell office:value-type="string">
            <text:p>CHN</text:p>
          </table:table-cell>
          <table:table-cell office:value-type="string">
            <text:p>Qinghai</text:p>
          </table:table-cell>
          <table:table-cell office:value-type="string">
            <text:p>{"Population": 700200}</text:p>
          </table:table-cell>
        </table:table-row>
        <table:table-row>
          <table:table-cell office:value-type="float" office:value="1937">
            <text:p>1 937</text:p>
          </table:table-cell>
          <table:table-cell office:value-type="string">
            <text:p>Huainan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700000}</text:p>
          </table:table-cell>
        </table:table-row>
        <table:table-row>
          <table:table-cell office:value-type="float" office:value="1938">
            <text:p>1 938</text:p>
          </table:table-cell>
          <table:table-cell office:value-type="string">
            <text:p>Jixi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683885}</text:p>
          </table:table-cell>
        </table:table-row>
        <table:table-row>
          <table:table-cell office:value-type="float" office:value="1939">
            <text:p>1 939</text:p>
          </table:table-cell>
          <table:table-cell office:value-type="string">
            <text:p>Daqi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660000}</text:p>
          </table:table-cell>
        </table:table-row>
        <table:table-row>
          <table:table-cell office:value-type="float" office:value="1940">
            <text:p>1 940</text:p>
          </table:table-cell>
          <table:table-cell office:value-type="string">
            <text:p>Fuxi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640000}</text:p>
          </table:table-cell>
        </table:table-row>
        <table:table-row>
          <table:table-cell office:value-type="float" office:value="1941">
            <text:p>1 941</text:p>
          </table:table-cell>
          <table:table-cell office:value-type="string">
            <text:p>Amoy [Xiamen]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627500}</text:p>
          </table:table-cell>
        </table:table-row>
        <table:table-row>
          <table:table-cell office:value-type="float" office:value="1942">
            <text:p>1 942</text:p>
          </table:table-cell>
          <table:table-cell office:value-type="string">
            <text:p>Liuzhou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610000}</text:p>
          </table:table-cell>
        </table:table-row>
        <table:table-row>
          <table:table-cell office:value-type="float" office:value="1943">
            <text:p>1 943</text:p>
          </table:table-cell>
          <table:table-cell office:value-type="string">
            <text:p>Shantou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580000}</text:p>
          </table:table-cell>
        </table:table-row>
        <table:table-row>
          <table:table-cell office:value-type="float" office:value="1944">
            <text:p>1 944</text:p>
          </table:table-cell>
          <table:table-cell office:value-type="string">
            <text:p>Jinzhou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570000}</text:p>
          </table:table-cell>
        </table:table-row>
        <table:table-row>
          <table:table-cell office:value-type="float" office:value="1945">
            <text:p>1 945</text:p>
          </table:table-cell>
          <table:table-cell office:value-type="string">
            <text:p>Mudanjia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570000}</text:p>
          </table:table-cell>
        </table:table-row>
        <table:table-row>
          <table:table-cell office:value-type="float" office:value="1946">
            <text:p>1 946</text:p>
          </table:table-cell>
          <table:table-cell office:value-type="string">
            <text:p>Yinchuan</text:p>
          </table:table-cell>
          <table:table-cell office:value-type="string">
            <text:p>CHN</text:p>
          </table:table-cell>
          <table:table-cell office:value-type="string">
            <text:p>Ningxia</text:p>
          </table:table-cell>
          <table:table-cell office:value-type="string">
            <text:p>{"Population": 544500}</text:p>
          </table:table-cell>
        </table:table-row>
        <table:table-row>
          <table:table-cell office:value-type="float" office:value="1947">
            <text:p>1 947</text:p>
          </table:table-cell>
          <table:table-cell office:value-type="string">
            <text:p>Changzho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530000}</text:p>
          </table:table-cell>
        </table:table-row>
        <table:table-row>
          <table:table-cell office:value-type="float" office:value="1948">
            <text:p>1 948</text:p>
          </table:table-cell>
          <table:table-cell office:value-type="string">
            <text:p>Zhangjiakou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530000}</text:p>
          </table:table-cell>
        </table:table-row>
        <table:table-row>
          <table:table-cell office:value-type="float" office:value="1949">
            <text:p>1 949</text:p>
          </table:table-cell>
          <table:table-cell office:value-type="string">
            <text:p>Dando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520000}</text:p>
          </table:table-cell>
        </table:table-row>
        <table:table-row>
          <table:table-cell office:value-type="float" office:value="1950">
            <text:p>1 950</text:p>
          </table:table-cell>
          <table:table-cell office:value-type="string">
            <text:p>Hega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520000}</text:p>
          </table:table-cell>
        </table:table-row>
        <table:table-row>
          <table:table-cell office:value-type="float" office:value="1951">
            <text:p>1 951</text:p>
          </table:table-cell>
          <table:table-cell office:value-type="string">
            <text:p>Kaife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510000}</text:p>
          </table:table-cell>
        </table:table-row>
        <table:table-row>
          <table:table-cell office:value-type="float" office:value="1952">
            <text:p>1 952</text:p>
          </table:table-cell>
          <table:table-cell office:value-type="string">
            <text:p>Jiamusi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493409}</text:p>
          </table:table-cell>
        </table:table-row>
        <table:table-row>
          <table:table-cell office:value-type="float" office:value="1953">
            <text:p>1 953</text:p>
          </table:table-cell>
          <table:table-cell office:value-type="string">
            <text:p>Liaoya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492559}</text:p>
          </table:table-cell>
        </table:table-row>
        <table:table-row>
          <table:table-cell office:value-type="float" office:value="1954">
            <text:p>1 954</text:p>
          </table:table-cell>
          <table:table-cell office:value-type="string">
            <text:p>Hengy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487148}</text:p>
          </table:table-cell>
        </table:table-row>
        <table:table-row>
          <table:table-cell office:value-type="float" office:value="1955">
            <text:p>1 955</text:p>
          </table:table-cell>
          <table:table-cell office:value-type="string">
            <text:p>Baoding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483155}</text:p>
          </table:table-cell>
        </table:table-row>
        <table:table-row>
          <table:table-cell office:value-type="float" office:value="1956">
            <text:p>1 956</text:p>
          </table:table-cell>
          <table:table-cell office:value-type="string">
            <text:p>Hunjiang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482043}</text:p>
          </table:table-cell>
        </table:table-row>
        <table:table-row>
          <table:table-cell office:value-type="float" office:value="1957">
            <text:p>1 957</text:p>
          </table:table-cell>
          <table:table-cell office:value-type="string">
            <text:p>Xinxi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473762}</text:p>
          </table:table-cell>
        </table:table-row>
        <table:table-row>
          <table:table-cell office:value-type="float" office:value="1958">
            <text:p>1 958</text:p>
          </table:table-cell>
          <table:table-cell office:value-type="string">
            <text:p>Huangshi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457601}</text:p>
          </table:table-cell>
        </table:table-row>
        <table:table-row>
          <table:table-cell office:value-type="float" office:value="1959">
            <text:p>1 959</text:p>
          </table:table-cell>
          <table:table-cell office:value-type="string">
            <text:p>Haikou</text:p>
          </table:table-cell>
          <table:table-cell office:value-type="string">
            <text:p>CHN</text:p>
          </table:table-cell>
          <table:table-cell office:value-type="string">
            <text:p>Hainan</text:p>
          </table:table-cell>
          <table:table-cell office:value-type="string">
            <text:p>{"Population": 454300}</text:p>
          </table:table-cell>
        </table:table-row>
        <table:table-row>
          <table:table-cell office:value-type="float" office:value="1960">
            <text:p>1 960</text:p>
          </table:table-cell>
          <table:table-cell office:value-type="string">
            <text:p>Yantai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452127}</text:p>
          </table:table-cell>
        </table:table-row>
        <table:table-row>
          <table:table-cell office:value-type="float" office:value="1961">
            <text:p>1 961</text:p>
          </table:table-cell>
          <table:table-cell office:value-type="string">
            <text:p>Bengb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449245}</text:p>
          </table:table-cell>
        </table:table-row>
        <table:table-row>
          <table:table-cell office:value-type="float" office:value="1962">
            <text:p>1 962</text:p>
          </table:table-cell>
          <table:table-cell office:value-type="string">
            <text:p>Xiangtan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441968}</text:p>
          </table:table-cell>
        </table:table-row>
        <table:table-row>
          <table:table-cell office:value-type="float" office:value="1963">
            <text:p>1 963</text:p>
          </table:table-cell>
          <table:table-cell office:value-type="string">
            <text:p>Weifa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428522}</text:p>
          </table:table-cell>
        </table:table-row>
        <table:table-row>
          <table:table-cell office:value-type="float" office:value="1964">
            <text:p>1 964</text:p>
          </table:table-cell>
          <table:table-cell office:value-type="string">
            <text:p>Wuh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425740}</text:p>
          </table:table-cell>
        </table:table-row>
        <table:table-row>
          <table:table-cell office:value-type="float" office:value="1965">
            <text:p>1 965</text:p>
          </table:table-cell>
          <table:table-cell office:value-type="string">
            <text:p>Pingxiang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425579}</text:p>
          </table:table-cell>
        </table:table-row>
        <table:table-row>
          <table:table-cell office:value-type="float" office:value="1966">
            <text:p>1 966</text:p>
          </table:table-cell>
          <table:table-cell office:value-type="string">
            <text:p>Yingkou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421589}</text:p>
          </table:table-cell>
        </table:table-row>
        <table:table-row>
          <table:table-cell office:value-type="float" office:value="1967">
            <text:p>1 967</text:p>
          </table:table-cell>
          <table:table-cell office:value-type="string">
            <text:p>Any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420332}</text:p>
          </table:table-cell>
        </table:table-row>
        <table:table-row>
          <table:table-cell office:value-type="float" office:value="1968">
            <text:p>1 968</text:p>
          </table:table-cell>
          <table:table-cell office:value-type="string">
            <text:p>Panzhihua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415466}</text:p>
          </table:table-cell>
        </table:table-row>
        <table:table-row>
          <table:table-cell office:value-type="float" office:value="1969">
            <text:p>1 969</text:p>
          </table:table-cell>
          <table:table-cell office:value-type="string">
            <text:p>Pingdingshan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410775}</text:p>
          </table:table-cell>
        </table:table-row>
        <table:table-row>
          <table:table-cell office:value-type="float" office:value="1970">
            <text:p>1 970</text:p>
          </table:table-cell>
          <table:table-cell office:value-type="string">
            <text:p>Xiangfa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410407}</text:p>
          </table:table-cell>
        </table:table-row>
        <table:table-row>
          <table:table-cell office:value-type="float" office:value="1971">
            <text:p>1 971</text:p>
          </table:table-cell>
          <table:table-cell office:value-type="string">
            <text:p>Zhuzhou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409924}</text:p>
          </table:table-cell>
        </table:table-row>
        <table:table-row>
          <table:table-cell office:value-type="float" office:value="1972">
            <text:p>1 972</text:p>
          </table:table-cell>
          <table:table-cell office:value-type="string">
            <text:p>Jiaozuo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409100}</text:p>
          </table:table-cell>
        </table:table-row>
        <table:table-row>
          <table:table-cell office:value-type="float" office:value="1973">
            <text:p>1 973</text:p>
          </table:table-cell>
          <table:table-cell office:value-type="string">
            <text:p>Wenzhou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401871}</text:p>
          </table:table-cell>
        </table:table-row>
        <table:table-row>
          <table:table-cell office:value-type="float" office:value="1974">
            <text:p>1 974</text:p>
          </table:table-cell>
          <table:table-cell office:value-type="string">
            <text:p>Zhangjiang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400997}</text:p>
          </table:table-cell>
        </table:table-row>
        <table:table-row>
          <table:table-cell office:value-type="float" office:value="1975">
            <text:p>1 975</text:p>
          </table:table-cell>
          <table:table-cell office:value-type="string">
            <text:p>Zigo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393184}</text:p>
          </table:table-cell>
        </table:table-row>
        <table:table-row>
          <table:table-cell office:value-type="float" office:value="1976">
            <text:p>1 976</text:p>
          </table:table-cell>
          <table:table-cell office:value-type="string">
            <text:p>Shuangyasha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386081}</text:p>
          </table:table-cell>
        </table:table-row>
        <table:table-row>
          <table:table-cell office:value-type="float" office:value="1977">
            <text:p>1 977</text:p>
          </table:table-cell>
          <table:table-cell office:value-type="string">
            <text:p>Zaozhua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380846}</text:p>
          </table:table-cell>
        </table:table-row>
        <table:table-row>
          <table:table-cell office:value-type="float" office:value="1978">
            <text:p>1 978</text:p>
          </table:table-cell>
          <table:table-cell office:value-type="string">
            <text:p>Yakeshi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377869}</text:p>
          </table:table-cell>
        </table:table-row>
        <table:table-row>
          <table:table-cell office:value-type="float" office:value="1979">
            <text:p>1 979</text:p>
          </table:table-cell>
          <table:table-cell office:value-type="string">
            <text:p>Yichang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371601}</text:p>
          </table:table-cell>
        </table:table-row>
        <table:table-row>
          <table:table-cell office:value-type="float" office:value="1980">
            <text:p>1 980</text:p>
          </table:table-cell>
          <table:table-cell office:value-type="string">
            <text:p>Zhenjia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368316}</text:p>
          </table:table-cell>
        </table:table-row>
        <table:table-row>
          <table:table-cell office:value-type="float" office:value="1981">
            <text:p>1 981</text:p>
          </table:table-cell>
          <table:table-cell office:value-type="string">
            <text:p>Huaibei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366549}</text:p>
          </table:table-cell>
        </table:table-row>
        <table:table-row>
          <table:table-cell office:value-type="float" office:value="1982">
            <text:p>1 982</text:p>
          </table:table-cell>
          <table:table-cell office:value-type="string">
            <text:p>Qinhuangdao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364972}</text:p>
          </table:table-cell>
        </table:table-row>
        <table:table-row>
          <table:table-cell office:value-type="float" office:value="1983">
            <text:p>1 983</text:p>
          </table:table-cell>
          <table:table-cell office:value-type="string">
            <text:p>Guilin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364130}</text:p>
          </table:table-cell>
        </table:table-row>
        <table:table-row>
          <table:table-cell office:value-type="float" office:value="1984">
            <text:p>1 984</text:p>
          </table:table-cell>
          <table:table-cell office:value-type="string">
            <text:p>Liupanshui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363954}</text:p>
          </table:table-cell>
        </table:table-row>
        <table:table-row>
          <table:table-cell office:value-type="float" office:value="1985">
            <text:p>1 985</text:p>
          </table:table-cell>
          <table:table-cell office:value-type="string">
            <text:p>Panji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362773}</text:p>
          </table:table-cell>
        </table:table-row>
        <table:table-row>
          <table:table-cell office:value-type="float" office:value="1986">
            <text:p>1 986</text:p>
          </table:table-cell>
          <table:table-cell office:value-type="string">
            <text:p>Yangquan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362268}</text:p>
          </table:table-cell>
        </table:table-row>
        <table:table-row>
          <table:table-cell office:value-type="float" office:value="1987">
            <text:p>1 987</text:p>
          </table:table-cell>
          <table:table-cell office:value-type="string">
            <text:p>Jinxi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357052}</text:p>
          </table:table-cell>
        </table:table-row>
        <table:table-row>
          <table:table-cell office:value-type="float" office:value="1988">
            <text:p>1 988</text:p>
          </table:table-cell>
          <table:table-cell office:value-type="string">
            <text:p>Liaoyua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354141}</text:p>
          </table:table-cell>
        </table:table-row>
        <table:table-row>
          <table:table-cell office:value-type="float" office:value="1989">
            <text:p>1 989</text:p>
          </table:table-cell>
          <table:table-cell office:value-type="string">
            <text:p>Lianyunga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354139}</text:p>
          </table:table-cell>
        </table:table-row>
        <table:table-row>
          <table:table-cell office:value-type="float" office:value="1990">
            <text:p>1 990</text:p>
          </table:table-cell>
          <table:table-cell office:value-type="string">
            <text:p>Xianyang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352125}</text:p>
          </table:table-cell>
        </table:table-row>
        <table:table-row>
          <table:table-cell office:value-type="float" office:value="1991">
            <text:p>1 991</text:p>
          </table:table-cell>
          <table:table-cell office:value-type="string">
            <text:p>Tai´an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350696}</text:p>
          </table:table-cell>
        </table:table-row>
        <table:table-row>
          <table:table-cell office:value-type="float" office:value="1992">
            <text:p>1 992</text:p>
          </table:table-cell>
          <table:table-cell office:value-type="string">
            <text:p>Chifeng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350077}</text:p>
          </table:table-cell>
        </table:table-row>
        <table:table-row>
          <table:table-cell office:value-type="float" office:value="1993">
            <text:p>1 993</text:p>
          </table:table-cell>
          <table:table-cell office:value-type="string">
            <text:p>Shaogu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350043}</text:p>
          </table:table-cell>
        </table:table-row>
        <table:table-row>
          <table:table-cell office:value-type="float" office:value="1994">
            <text:p>1 994</text:p>
          </table:table-cell>
          <table:table-cell office:value-type="string">
            <text:p>Nanto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343341}</text:p>
          </table:table-cell>
        </table:table-row>
        <table:table-row>
          <table:table-cell office:value-type="float" office:value="1995">
            <text:p>1 995</text:p>
          </table:table-cell>
          <table:table-cell office:value-type="string">
            <text:p>Lesh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341128}</text:p>
          </table:table-cell>
        </table:table-row>
        <table:table-row>
          <table:table-cell office:value-type="float" office:value="1996">
            <text:p>1 996</text:p>
          </table:table-cell>
          <table:table-cell office:value-type="string">
            <text:p>Baoji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337765}</text:p>
          </table:table-cell>
        </table:table-row>
        <table:table-row>
          <table:table-cell office:value-type="float" office:value="1997">
            <text:p>1 997</text:p>
          </table:table-cell>
          <table:table-cell office:value-type="string">
            <text:p>Linyi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324720}</text:p>
          </table:table-cell>
        </table:table-row>
        <table:table-row>
          <table:table-cell office:value-type="float" office:value="1998">
            <text:p>1 998</text:p>
          </table:table-cell>
          <table:table-cell office:value-type="string">
            <text:p>Tonghua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324600}</text:p>
          </table:table-cell>
        </table:table-row>
        <table:table-row>
          <table:table-cell office:value-type="float" office:value="1999">
            <text:p>1 999</text:p>
          </table:table-cell>
          <table:table-cell office:value-type="string">
            <text:p>Siping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317223}</text:p>
          </table:table-cell>
        </table:table-row>
        <table:table-row>
          <table:table-cell office:value-type="float" office:value="2000">
            <text:p>2 000</text:p>
          </table:table-cell>
          <table:table-cell office:value-type="string">
            <text:p>Changzhi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317144}</text:p>
          </table:table-cell>
        </table:table-row>
        <table:table-row>
          <table:table-cell office:value-type="float" office:value="2001">
            <text:p>2 001</text:p>
          </table:table-cell>
          <table:table-cell office:value-type="string">
            <text:p>Teng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315083}</text:p>
          </table:table-cell>
        </table:table-row>
        <table:table-row>
          <table:table-cell office:value-type="float" office:value="2002">
            <text:p>2 002</text:p>
          </table:table-cell>
          <table:table-cell office:value-type="string">
            <text:p>Chaozhou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313469}</text:p>
          </table:table-cell>
        </table:table-row>
        <table:table-row>
          <table:table-cell office:value-type="float" office:value="2003">
            <text:p>2 003</text:p>
          </table:table-cell>
          <table:table-cell office:value-type="string">
            <text:p>Yangzho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312892}</text:p>
          </table:table-cell>
        </table:table-row>
        <table:table-row>
          <table:table-cell office:value-type="float" office:value="2004">
            <text:p>2 004</text:p>
          </table:table-cell>
          <table:table-cell office:value-type="string">
            <text:p>Dongw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308669}</text:p>
          </table:table-cell>
        </table:table-row>
        <table:table-row>
          <table:table-cell office:value-type="float" office:value="2005">
            <text:p>2 005</text:p>
          </table:table-cell>
          <table:table-cell office:value-type="string">
            <text:p>Ma´anshan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305421}</text:p>
          </table:table-cell>
        </table:table-row>
        <table:table-row>
          <table:table-cell office:value-type="float" office:value="2006">
            <text:p>2 006</text:p>
          </table:table-cell>
          <table:table-cell office:value-type="string">
            <text:p>Fosh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303160}</text:p>
          </table:table-cell>
        </table:table-row>
        <table:table-row>
          <table:table-cell office:value-type="float" office:value="2007">
            <text:p>2 007</text:p>
          </table:table-cell>
          <table:table-cell office:value-type="string">
            <text:p>Yuey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302800}</text:p>
          </table:table-cell>
        </table:table-row>
        <table:table-row>
          <table:table-cell office:value-type="float" office:value="2008">
            <text:p>2 008</text:p>
          </table:table-cell>
          <table:table-cell office:value-type="string">
            <text:p>Xingtai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302789}</text:p>
          </table:table-cell>
        </table:table-row>
        <table:table-row>
          <table:table-cell office:value-type="float" office:value="2009">
            <text:p>2 009</text:p>
          </table:table-cell>
          <table:table-cell office:value-type="string">
            <text:p>Changde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301276}</text:p>
          </table:table-cell>
        </table:table-row>
        <table:table-row>
          <table:table-cell office:value-type="float" office:value="2010">
            <text:p>2 010</text:p>
          </table:table-cell>
          <table:table-cell office:value-type="string">
            <text:p>Shihezi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299676}</text:p>
          </table:table-cell>
        </table:table-row>
        <table:table-row>
          <table:table-cell office:value-type="float" office:value="2011">
            <text:p>2 011</text:p>
          </table:table-cell>
          <table:table-cell office:value-type="string">
            <text:p>Yanche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296831}</text:p>
          </table:table-cell>
        </table:table-row>
        <table:table-row>
          <table:table-cell office:value-type="float" office:value="2012">
            <text:p>2 012</text:p>
          </table:table-cell>
          <table:table-cell office:value-type="string">
            <text:p>Jiujiang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291187}</text:p>
          </table:table-cell>
        </table:table-row>
        <table:table-row>
          <table:table-cell office:value-type="float" office:value="2013">
            <text:p>2 013</text:p>
          </table:table-cell>
          <table:table-cell office:value-type="string">
            <text:p>Dongyi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81728}</text:p>
          </table:table-cell>
        </table:table-row>
        <table:table-row>
          <table:table-cell office:value-type="float" office:value="2014">
            <text:p>2 014</text:p>
          </table:table-cell>
          <table:table-cell office:value-type="string">
            <text:p>Shashi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281352}</text:p>
          </table:table-cell>
        </table:table-row>
        <table:table-row>
          <table:table-cell office:value-type="float" office:value="2015">
            <text:p>2 015</text:p>
          </table:table-cell>
          <table:table-cell office:value-type="string">
            <text:p>Xintai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81248}</text:p>
          </table:table-cell>
        </table:table-row>
        <table:table-row>
          <table:table-cell office:value-type="float" office:value="2016">
            <text:p>2 016</text:p>
          </table:table-cell>
          <table:table-cell office:value-type="string">
            <text:p>Jingdezhen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281183}</text:p>
          </table:table-cell>
        </table:table-row>
        <table:table-row>
          <table:table-cell office:value-type="float" office:value="2017">
            <text:p>2 017</text:p>
          </table:table-cell>
          <table:table-cell office:value-type="string">
            <text:p>Tongchuan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280657}</text:p>
          </table:table-cell>
        </table:table-row>
        <table:table-row>
          <table:table-cell office:value-type="float" office:value="2018">
            <text:p>2 018</text:p>
          </table:table-cell>
          <table:table-cell office:value-type="string">
            <text:p>Zhongsh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278829}</text:p>
          </table:table-cell>
        </table:table-row>
        <table:table-row>
          <table:table-cell office:value-type="float" office:value="2019">
            <text:p>2 019</text:p>
          </table:table-cell>
          <table:table-cell office:value-type="string">
            <text:p>Shiya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273786}</text:p>
          </table:table-cell>
        </table:table-row>
        <table:table-row>
          <table:table-cell office:value-type="float" office:value="2020">
            <text:p>2 020</text:p>
          </table:table-cell>
          <table:table-cell office:value-type="string">
            <text:p>Tieli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265683}</text:p>
          </table:table-cell>
        </table:table-row>
        <table:table-row>
          <table:table-cell office:value-type="float" office:value="2021">
            <text:p>2 021</text:p>
          </table:table-cell>
          <table:table-cell office:value-type="string">
            <text:p>Jini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65248}</text:p>
          </table:table-cell>
        </table:table-row>
        <table:table-row>
          <table:table-cell office:value-type="float" office:value="2022">
            <text:p>2 022</text:p>
          </table:table-cell>
          <table:table-cell office:value-type="string">
            <text:p>Wuhai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264081}</text:p>
          </table:table-cell>
        </table:table-row>
        <table:table-row>
          <table:table-cell office:value-type="float" office:value="2023">
            <text:p>2 023</text:p>
          </table:table-cell>
          <table:table-cell office:value-type="string">
            <text:p>Mianya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262947}</text:p>
          </table:table-cell>
        </table:table-row>
        <table:table-row>
          <table:table-cell office:value-type="float" office:value="2024">
            <text:p>2 024</text:p>
          </table:table-cell>
          <table:table-cell office:value-type="string">
            <text:p>Luzhou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262892}</text:p>
          </table:table-cell>
        </table:table-row>
        <table:table-row>
          <table:table-cell office:value-type="float" office:value="2025">
            <text:p>2 025</text:p>
          </table:table-cell>
          <table:table-cell office:value-type="string">
            <text:p>Zunyi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261862}</text:p>
          </table:table-cell>
        </table:table-row>
        <table:table-row>
          <table:table-cell office:value-type="float" office:value="2026">
            <text:p>2 026</text:p>
          </table:table-cell>
          <table:table-cell office:value-type="string">
            <text:p>Shizuishan</text:p>
          </table:table-cell>
          <table:table-cell office:value-type="string">
            <text:p>CHN</text:p>
          </table:table-cell>
          <table:table-cell office:value-type="string">
            <text:p>Ningxia</text:p>
          </table:table-cell>
          <table:table-cell office:value-type="string">
            <text:p>{"Population": 257862}</text:p>
          </table:table-cell>
        </table:table-row>
        <table:table-row>
          <table:table-cell office:value-type="float" office:value="2027">
            <text:p>2 027</text:p>
          </table:table-cell>
          <table:table-cell office:value-type="string">
            <text:p>Neijia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256012}</text:p>
          </table:table-cell>
        </table:table-row>
        <table:table-row>
          <table:table-cell office:value-type="float" office:value="2028">
            <text:p>2 028</text:p>
          </table:table-cell>
          <table:table-cell office:value-type="string">
            <text:p>Tongliao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255129}</text:p>
          </table:table-cell>
        </table:table-row>
        <table:table-row>
          <table:table-cell office:value-type="float" office:value="2029">
            <text:p>2 029</text:p>
          </table:table-cell>
          <table:table-cell office:value-type="string">
            <text:p>Tieli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254842}</text:p>
          </table:table-cell>
        </table:table-row>
        <table:table-row>
          <table:table-cell office:value-type="float" office:value="2030">
            <text:p>2 030</text:p>
          </table:table-cell>
          <table:table-cell office:value-type="string">
            <text:p>Wafangdia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251733}</text:p>
          </table:table-cell>
        </table:table-row>
        <table:table-row>
          <table:table-cell office:value-type="float" office:value="2031">
            <text:p>2 031</text:p>
          </table:table-cell>
          <table:table-cell office:value-type="string">
            <text:p>Anqing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250718}</text:p>
          </table:table-cell>
        </table:table-row>
        <table:table-row>
          <table:table-cell office:value-type="float" office:value="2032">
            <text:p>2 032</text:p>
          </table:table-cell>
          <table:table-cell office:value-type="string">
            <text:p>Shaoy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247227}</text:p>
          </table:table-cell>
        </table:table-row>
        <table:table-row>
          <table:table-cell office:value-type="float" office:value="2033">
            <text:p>2 033</text:p>
          </table:table-cell>
          <table:table-cell office:value-type="string">
            <text:p>Laiw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46833}</text:p>
          </table:table-cell>
        </table:table-row>
        <table:table-row>
          <table:table-cell office:value-type="float" office:value="2034">
            <text:p>2 034</text:p>
          </table:table-cell>
          <table:table-cell office:value-type="string">
            <text:p>Chengde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246799}</text:p>
          </table:table-cell>
        </table:table-row>
        <table:table-row>
          <table:table-cell office:value-type="float" office:value="2035">
            <text:p>2 035</text:p>
          </table:table-cell>
          <table:table-cell office:value-type="string">
            <text:p>Tianshui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244974}</text:p>
          </table:table-cell>
        </table:table-row>
        <table:table-row>
          <table:table-cell office:value-type="float" office:value="2036">
            <text:p>2 036</text:p>
          </table:table-cell>
          <table:table-cell office:value-type="string">
            <text:p>Nany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243303}</text:p>
          </table:table-cell>
        </table:table-row>
        <table:table-row>
          <table:table-cell office:value-type="float" office:value="2037">
            <text:p>2 037</text:p>
          </table:table-cell>
          <table:table-cell office:value-type="string">
            <text:p>Cangzhou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242708}</text:p>
          </table:table-cell>
        </table:table-row>
        <table:table-row>
          <table:table-cell office:value-type="float" office:value="2038">
            <text:p>2 038</text:p>
          </table:table-cell>
          <table:table-cell office:value-type="string">
            <text:p>Yibi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241019}</text:p>
          </table:table-cell>
        </table:table-row>
        <table:table-row>
          <table:table-cell office:value-type="float" office:value="2039">
            <text:p>2 039</text:p>
          </table:table-cell>
          <table:table-cell office:value-type="string">
            <text:p>Huaiyin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239675}</text:p>
          </table:table-cell>
        </table:table-row>
        <table:table-row>
          <table:table-cell office:value-type="float" office:value="2040">
            <text:p>2 040</text:p>
          </table:table-cell>
          <table:table-cell office:value-type="string">
            <text:p>Dunhua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35100}</text:p>
          </table:table-cell>
        </table:table-row>
        <table:table-row>
          <table:table-cell office:value-type="float" office:value="2041">
            <text:p>2 041</text:p>
          </table:table-cell>
          <table:table-cell office:value-type="string">
            <text:p>Yanji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30892}</text:p>
          </table:table-cell>
        </table:table-row>
        <table:table-row>
          <table:table-cell office:value-type="float" office:value="2042">
            <text:p>2 042</text:p>
          </table:table-cell>
          <table:table-cell office:value-type="string">
            <text:p>Jiangme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230587}</text:p>
          </table:table-cell>
        </table:table-row>
        <table:table-row>
          <table:table-cell office:value-type="float" office:value="2043">
            <text:p>2 043</text:p>
          </table:table-cell>
          <table:table-cell office:value-type="string">
            <text:p>Tongling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228017}</text:p>
          </table:table-cell>
        </table:table-row>
        <table:table-row>
          <table:table-cell office:value-type="float" office:value="2044">
            <text:p>2 044</text:p>
          </table:table-cell>
          <table:table-cell office:value-type="string">
            <text:p>Suihua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227881}</text:p>
          </table:table-cell>
        </table:table-row>
        <table:table-row>
          <table:table-cell office:value-type="float" office:value="2045">
            <text:p>2 045</text:p>
          </table:table-cell>
          <table:table-cell office:value-type="string">
            <text:p>Gongziling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26569}</text:p>
          </table:table-cell>
        </table:table-row>
        <table:table-row>
          <table:table-cell office:value-type="float" office:value="2046">
            <text:p>2 046</text:p>
          </table:table-cell>
          <table:table-cell office:value-type="string">
            <text:p>Xiantao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222884}</text:p>
          </table:table-cell>
        </table:table-row>
        <table:table-row>
          <table:table-cell office:value-type="float" office:value="2047">
            <text:p>2 047</text:p>
          </table:table-cell>
          <table:table-cell office:value-type="string">
            <text:p>Chaoya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222394}</text:p>
          </table:table-cell>
        </table:table-row>
        <table:table-row>
          <table:table-cell office:value-type="float" office:value="2048">
            <text:p>2 048</text:p>
          </table:table-cell>
          <table:table-cell office:value-type="string">
            <text:p>Ganzhou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220129}</text:p>
          </table:table-cell>
        </table:table-row>
        <table:table-row>
          <table:table-cell office:value-type="float" office:value="2049">
            <text:p>2 049</text:p>
          </table:table-cell>
          <table:table-cell office:value-type="string">
            <text:p>Huzhou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218071}</text:p>
          </table:table-cell>
        </table:table-row>
        <table:table-row>
          <table:table-cell office:value-type="float" office:value="2050">
            <text:p>2 050</text:p>
          </table:table-cell>
          <table:table-cell office:value-type="string">
            <text:p>Baicheng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17987}</text:p>
          </table:table-cell>
        </table:table-row>
        <table:table-row>
          <table:table-cell office:value-type="float" office:value="2051">
            <text:p>2 051</text:p>
          </table:table-cell>
          <table:table-cell office:value-type="string">
            <text:p>Shangzi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215373}</text:p>
          </table:table-cell>
        </table:table-row>
        <table:table-row>
          <table:table-cell office:value-type="float" office:value="2052">
            <text:p>2 052</text:p>
          </table:table-cell>
          <table:table-cell office:value-type="string">
            <text:p>Yangjiang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215196}</text:p>
          </table:table-cell>
        </table:table-row>
        <table:table-row>
          <table:table-cell office:value-type="float" office:value="2053">
            <text:p>2 053</text:p>
          </table:table-cell>
          <table:table-cell office:value-type="string">
            <text:p>Qitaihe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214957}</text:p>
          </table:table-cell>
        </table:table-row>
        <table:table-row>
          <table:table-cell office:value-type="float" office:value="2054">
            <text:p>2 054</text:p>
          </table:table-cell>
          <table:table-cell office:value-type="string">
            <text:p>Gejiu</text:p>
          </table:table-cell>
          <table:table-cell office:value-type="string">
            <text:p>CHN</text:p>
          </table:table-cell>
          <table:table-cell office:value-type="string">
            <text:p>Yunnan</text:p>
          </table:table-cell>
          <table:table-cell office:value-type="string">
            <text:p>{"Population": 214294}</text:p>
          </table:table-cell>
        </table:table-row>
        <table:table-row>
          <table:table-cell office:value-type="float" office:value="2055">
            <text:p>2 055</text:p>
          </table:table-cell>
          <table:table-cell office:value-type="string">
            <text:p>Jiangyin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213659}</text:p>
          </table:table-cell>
        </table:table-row>
        <table:table-row>
          <table:table-cell office:value-type="float" office:value="2056">
            <text:p>2 056</text:p>
          </table:table-cell>
          <table:table-cell office:value-type="string">
            <text:p>Hebi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212976}</text:p>
          </table:table-cell>
        </table:table-row>
        <table:table-row>
          <table:table-cell office:value-type="float" office:value="2057">
            <text:p>2 057</text:p>
          </table:table-cell>
          <table:table-cell office:value-type="string">
            <text:p>Jiaxing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211526}</text:p>
          </table:table-cell>
        </table:table-row>
        <table:table-row>
          <table:table-cell office:value-type="float" office:value="2058">
            <text:p>2 058</text:p>
          </table:table-cell>
          <table:table-cell office:value-type="string">
            <text:p>Wuzhou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210452}</text:p>
          </table:table-cell>
        </table:table-row>
        <table:table-row>
          <table:table-cell office:value-type="float" office:value="2059">
            <text:p>2 059</text:p>
          </table:table-cell>
          <table:table-cell office:value-type="string">
            <text:p>Meihekou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209038}</text:p>
          </table:table-cell>
        </table:table-row>
        <table:table-row>
          <table:table-cell office:value-type="float" office:value="2060">
            <text:p>2 060</text:p>
          </table:table-cell>
          <table:table-cell office:value-type="string">
            <text:p>Xuch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208815}</text:p>
          </table:table-cell>
        </table:table-row>
        <table:table-row>
          <table:table-cell office:value-type="float" office:value="2061">
            <text:p>2 061</text:p>
          </table:table-cell>
          <table:table-cell office:value-type="string">
            <text:p>Liaoche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207844}</text:p>
          </table:table-cell>
        </table:table-row>
        <table:table-row>
          <table:table-cell office:value-type="float" office:value="2062">
            <text:p>2 062</text:p>
          </table:table-cell>
          <table:table-cell office:value-type="string">
            <text:p>Haiche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205560}</text:p>
          </table:table-cell>
        </table:table-row>
        <table:table-row>
          <table:table-cell office:value-type="float" office:value="2063">
            <text:p>2 063</text:p>
          </table:table-cell>
          <table:table-cell office:value-type="string">
            <text:p>Qianjiang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205504}</text:p>
          </table:table-cell>
        </table:table-row>
        <table:table-row>
          <table:table-cell office:value-type="float" office:value="2064">
            <text:p>2 064</text:p>
          </table:table-cell>
          <table:table-cell office:value-type="string">
            <text:p>Baiyin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204970}</text:p>
          </table:table-cell>
        </table:table-row>
        <table:table-row>
          <table:table-cell office:value-type="float" office:value="2065">
            <text:p>2 065</text:p>
          </table:table-cell>
          <table:table-cell office:value-type="string">
            <text:p>Bei´a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204899}</text:p>
          </table:table-cell>
        </table:table-row>
        <table:table-row>
          <table:table-cell office:value-type="float" office:value="2066">
            <text:p>2 066</text:p>
          </table:table-cell>
          <table:table-cell office:value-type="string">
            <text:p>Yixi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200824}</text:p>
          </table:table-cell>
        </table:table-row>
        <table:table-row>
          <table:table-cell office:value-type="float" office:value="2067">
            <text:p>2 067</text:p>
          </table:table-cell>
          <table:table-cell office:value-type="string">
            <text:p>Lai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98664}</text:p>
          </table:table-cell>
        </table:table-row>
        <table:table-row>
          <table:table-cell office:value-type="float" office:value="2068">
            <text:p>2 068</text:p>
          </table:table-cell>
          <table:table-cell office:value-type="string">
            <text:p>Qaramay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97602}</text:p>
          </table:table-cell>
        </table:table-row>
        <table:table-row>
          <table:table-cell office:value-type="float" office:value="2069">
            <text:p>2 069</text:p>
          </table:table-cell>
          <table:table-cell office:value-type="string">
            <text:p>Ache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97595}</text:p>
          </table:table-cell>
        </table:table-row>
        <table:table-row>
          <table:table-cell office:value-type="float" office:value="2070">
            <text:p>2 070</text:p>
          </table:table-cell>
          <table:table-cell office:value-type="string">
            <text:p>De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95485}</text:p>
          </table:table-cell>
        </table:table-row>
        <table:table-row>
          <table:table-cell office:value-type="float" office:value="2071">
            <text:p>2 071</text:p>
          </table:table-cell>
          <table:table-cell office:value-type="string">
            <text:p>Nanping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95064}</text:p>
          </table:table-cell>
        </table:table-row>
        <table:table-row>
          <table:table-cell office:value-type="float" office:value="2072">
            <text:p>2 072</text:p>
          </table:table-cell>
          <table:table-cell office:value-type="string">
            <text:p>Zhaoqing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94784}</text:p>
          </table:table-cell>
        </table:table-row>
        <table:table-row>
          <table:table-cell office:value-type="float" office:value="2073">
            <text:p>2 073</text:p>
          </table:table-cell>
          <table:table-cell office:value-type="string">
            <text:p>Beipiao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94301}</text:p>
          </table:table-cell>
        </table:table-row>
        <table:table-row>
          <table:table-cell office:value-type="float" office:value="2074">
            <text:p>2 074</text:p>
          </table:table-cell>
          <table:table-cell office:value-type="string">
            <text:p>Fengcheng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93784}</text:p>
          </table:table-cell>
        </table:table-row>
        <table:table-row>
          <table:table-cell office:value-type="float" office:value="2075">
            <text:p>2 075</text:p>
          </table:table-cell>
          <table:table-cell office:value-type="string">
            <text:p>Fuyu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92981}</text:p>
          </table:table-cell>
        </table:table-row>
        <table:table-row>
          <table:table-cell office:value-type="float" office:value="2076">
            <text:p>2 076</text:p>
          </table:table-cell>
          <table:table-cell office:value-type="string">
            <text:p>Xiny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92509}</text:p>
          </table:table-cell>
        </table:table-row>
        <table:table-row>
          <table:table-cell office:value-type="float" office:value="2077">
            <text:p>2 077</text:p>
          </table:table-cell>
          <table:table-cell office:value-type="string">
            <text:p>Dongtai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92247}</text:p>
          </table:table-cell>
        </table:table-row>
        <table:table-row>
          <table:table-cell office:value-type="float" office:value="2078">
            <text:p>2 078</text:p>
          </table:table-cell>
          <table:table-cell office:value-type="string">
            <text:p>Yuci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191356}</text:p>
          </table:table-cell>
        </table:table-row>
        <table:table-row>
          <table:table-cell office:value-type="float" office:value="2079">
            <text:p>2 079</text:p>
          </table:table-cell>
          <table:table-cell office:value-type="string">
            <text:p>Hongh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90772}</text:p>
          </table:table-cell>
        </table:table-row>
        <table:table-row>
          <table:table-cell office:value-type="float" office:value="2080">
            <text:p>2 080</text:p>
          </table:table-cell>
          <table:table-cell office:value-type="string">
            <text:p>Ezho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90123}</text:p>
          </table:table-cell>
        </table:table-row>
        <table:table-row>
          <table:table-cell office:value-type="float" office:value="2081">
            <text:p>2 081</text:p>
          </table:table-cell>
          <table:table-cell office:value-type="string">
            <text:p>Heze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89293}</text:p>
          </table:table-cell>
        </table:table-row>
        <table:table-row>
          <table:table-cell office:value-type="float" office:value="2082">
            <text:p>2 082</text:p>
          </table:table-cell>
          <table:table-cell office:value-type="string">
            <text:p>Daxi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88101}</text:p>
          </table:table-cell>
        </table:table-row>
        <table:table-row>
          <table:table-cell office:value-type="float" office:value="2083">
            <text:p>2 083</text:p>
          </table:table-cell>
          <table:table-cell office:value-type="string">
            <text:p>Linfen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187309}</text:p>
          </table:table-cell>
        </table:table-row>
        <table:table-row>
          <table:table-cell office:value-type="float" office:value="2084">
            <text:p>2 084</text:p>
          </table:table-cell>
          <table:table-cell office:value-type="string">
            <text:p>Tianme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86332}</text:p>
          </table:table-cell>
        </table:table-row>
        <table:table-row>
          <table:table-cell office:value-type="float" office:value="2085">
            <text:p>2 085</text:p>
          </table:table-cell>
          <table:table-cell office:value-type="string">
            <text:p>Yiy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85818}</text:p>
          </table:table-cell>
        </table:table-row>
        <table:table-row>
          <table:table-cell office:value-type="float" office:value="2086">
            <text:p>2 086</text:p>
          </table:table-cell>
          <table:table-cell office:value-type="string">
            <text:p>Quanzhou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85154}</text:p>
          </table:table-cell>
        </table:table-row>
        <table:table-row>
          <table:table-cell office:value-type="float" office:value="2087">
            <text:p>2 087</text:p>
          </table:table-cell>
          <table:table-cell office:value-type="string">
            <text:p>Rizhao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85048}</text:p>
          </table:table-cell>
        </table:table-row>
        <table:table-row>
          <table:table-cell office:value-type="float" office:value="2088">
            <text:p>2 088</text:p>
          </table:table-cell>
          <table:table-cell office:value-type="string">
            <text:p>Deya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82488}</text:p>
          </table:table-cell>
        </table:table-row>
        <table:table-row>
          <table:table-cell office:value-type="float" office:value="2089">
            <text:p>2 089</text:p>
          </table:table-cell>
          <table:table-cell office:value-type="string">
            <text:p>Guangyu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82241}</text:p>
          </table:table-cell>
        </table:table-row>
        <table:table-row>
          <table:table-cell office:value-type="float" office:value="2090">
            <text:p>2 090</text:p>
          </table:table-cell>
          <table:table-cell office:value-type="string">
            <text:p>Changsh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81805}</text:p>
          </table:table-cell>
        </table:table-row>
        <table:table-row>
          <table:table-cell office:value-type="float" office:value="2091">
            <text:p>2 091</text:p>
          </table:table-cell>
          <table:table-cell office:value-type="string">
            <text:p>Zhangzhou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81424}</text:p>
          </table:table-cell>
        </table:table-row>
        <table:table-row>
          <table:table-cell office:value-type="float" office:value="2092">
            <text:p>2 092</text:p>
          </table:table-cell>
          <table:table-cell office:value-type="string">
            <text:p>Hailar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80650}</text:p>
          </table:table-cell>
        </table:table-row>
        <table:table-row>
          <table:table-cell office:value-type="float" office:value="2093">
            <text:p>2 093</text:p>
          </table:table-cell>
          <table:table-cell office:value-type="string">
            <text:p>Nancho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80273}</text:p>
          </table:table-cell>
        </table:table-row>
        <table:table-row>
          <table:table-cell office:value-type="float" office:value="2094">
            <text:p>2 094</text:p>
          </table:table-cell>
          <table:table-cell office:value-type="string">
            <text:p>Jiutai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80130}</text:p>
          </table:table-cell>
        </table:table-row>
        <table:table-row>
          <table:table-cell office:value-type="float" office:value="2095">
            <text:p>2 095</text:p>
          </table:table-cell>
          <table:table-cell office:value-type="string">
            <text:p>Zhaodo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79976}</text:p>
          </table:table-cell>
        </table:table-row>
        <table:table-row>
          <table:table-cell office:value-type="float" office:value="2096">
            <text:p>2 096</text:p>
          </table:table-cell>
          <table:table-cell office:value-type="string">
            <text:p>Shaoxing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79818}</text:p>
          </table:table-cell>
        </table:table-row>
        <table:table-row>
          <table:table-cell office:value-type="float" office:value="2097">
            <text:p>2 097</text:p>
          </table:table-cell>
          <table:table-cell office:value-type="string">
            <text:p>Fuyang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79572}</text:p>
          </table:table-cell>
        </table:table-row>
        <table:table-row>
          <table:table-cell office:value-type="float" office:value="2098">
            <text:p>2 098</text:p>
          </table:table-cell>
          <table:table-cell office:value-type="string">
            <text:p>Maoming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78683}</text:p>
          </table:table-cell>
        </table:table-row>
        <table:table-row>
          <table:table-cell office:value-type="float" office:value="2099">
            <text:p>2 099</text:p>
          </table:table-cell>
          <table:table-cell office:value-type="string">
            <text:p>Qujing</text:p>
          </table:table-cell>
          <table:table-cell office:value-type="string">
            <text:p>CHN</text:p>
          </table:table-cell>
          <table:table-cell office:value-type="string">
            <text:p>Yunnan</text:p>
          </table:table-cell>
          <table:table-cell office:value-type="string">
            <text:p>{"Population": 178669}</text:p>
          </table:table-cell>
        </table:table-row>
        <table:table-row>
          <table:table-cell office:value-type="float" office:value="2100">
            <text:p>2 100</text:p>
          </table:table-cell>
          <table:table-cell office:value-type="string">
            <text:p>Ghulja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77193}</text:p>
          </table:table-cell>
        </table:table-row>
        <table:table-row>
          <table:table-cell office:value-type="float" office:value="2101">
            <text:p>2 101</text:p>
          </table:table-cell>
          <table:table-cell office:value-type="string">
            <text:p>Jiaohe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76367}</text:p>
          </table:table-cell>
        </table:table-row>
        <table:table-row>
          <table:table-cell office:value-type="float" office:value="2102">
            <text:p>2 102</text:p>
          </table:table-cell>
          <table:table-cell office:value-type="string">
            <text:p>Puyang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75988}</text:p>
          </table:table-cell>
        </table:table-row>
        <table:table-row>
          <table:table-cell office:value-type="float" office:value="2103">
            <text:p>2 103</text:p>
          </table:table-cell>
          <table:table-cell office:value-type="string">
            <text:p>Huadia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75873}</text:p>
          </table:table-cell>
        </table:table-row>
        <table:table-row>
          <table:table-cell office:value-type="float" office:value="2104">
            <text:p>2 104</text:p>
          </table:table-cell>
          <table:table-cell office:value-type="string">
            <text:p>Jiangyou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75753}</text:p>
          </table:table-cell>
        </table:table-row>
        <table:table-row>
          <table:table-cell office:value-type="float" office:value="2105">
            <text:p>2 105</text:p>
          </table:table-cell>
          <table:table-cell office:value-type="string">
            <text:p>Qashqar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74570}</text:p>
          </table:table-cell>
        </table:table-row>
        <table:table-row>
          <table:table-cell office:value-type="float" office:value="2106">
            <text:p>2 106</text:p>
          </table:table-cell>
          <table:table-cell office:value-type="string">
            <text:p>Anshun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174142}</text:p>
          </table:table-cell>
        </table:table-row>
        <table:table-row>
          <table:table-cell office:value-type="float" office:value="2107">
            <text:p>2 107</text:p>
          </table:table-cell>
          <table:table-cell office:value-type="string">
            <text:p>Fuli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73878}</text:p>
          </table:table-cell>
        </table:table-row>
        <table:table-row>
          <table:table-cell office:value-type="float" office:value="2108">
            <text:p>2 108</text:p>
          </table:table-cell>
          <table:table-cell office:value-type="string">
            <text:p>Xinyu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73524}</text:p>
          </table:table-cell>
        </table:table-row>
        <table:table-row>
          <table:table-cell office:value-type="float" office:value="2109">
            <text:p>2 109</text:p>
          </table:table-cell>
          <table:table-cell office:value-type="string">
            <text:p>Hanzhong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169930}</text:p>
          </table:table-cell>
        </table:table-row>
        <table:table-row>
          <table:table-cell office:value-type="float" office:value="2110">
            <text:p>2 110</text:p>
          </table:table-cell>
          <table:table-cell office:value-type="string">
            <text:p>Danya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69603}</text:p>
          </table:table-cell>
        </table:table-row>
        <table:table-row>
          <table:table-cell office:value-type="float" office:value="2111">
            <text:p>2 111</text:p>
          </table:table-cell>
          <table:table-cell office:value-type="string">
            <text:p>Chenzhou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69400}</text:p>
          </table:table-cell>
        </table:table-row>
        <table:table-row>
          <table:table-cell office:value-type="float" office:value="2112">
            <text:p>2 112</text:p>
          </table:table-cell>
          <table:table-cell office:value-type="string">
            <text:p>Xiaoga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66280}</text:p>
          </table:table-cell>
        </table:table-row>
        <table:table-row>
          <table:table-cell office:value-type="float" office:value="2113">
            <text:p>2 113</text:p>
          </table:table-cell>
          <table:table-cell office:value-type="string">
            <text:p>Shangqiu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64880}</text:p>
          </table:table-cell>
        </table:table-row>
        <table:table-row>
          <table:table-cell office:value-type="float" office:value="2114">
            <text:p>2 114</text:p>
          </table:table-cell>
          <table:table-cell office:value-type="string">
            <text:p>Zhuhai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64747}</text:p>
          </table:table-cell>
        </table:table-row>
        <table:table-row>
          <table:table-cell office:value-type="float" office:value="2115">
            <text:p>2 115</text:p>
          </table:table-cell>
          <table:table-cell office:value-type="string">
            <text:p>Qingyu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64641}</text:p>
          </table:table-cell>
        </table:table-row>
        <table:table-row>
          <table:table-cell office:value-type="float" office:value="2116">
            <text:p>2 116</text:p>
          </table:table-cell>
          <table:table-cell office:value-type="string">
            <text:p>Aqsu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64092}</text:p>
          </table:table-cell>
        </table:table-row>
        <table:table-row>
          <table:table-cell office:value-type="float" office:value="2117">
            <text:p>2 117</text:p>
          </table:table-cell>
          <table:table-cell office:value-type="string">
            <text:p>Jining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63552}</text:p>
          </table:table-cell>
        </table:table-row>
        <table:table-row>
          <table:table-cell office:value-type="float" office:value="2118">
            <text:p>2 118</text:p>
          </table:table-cell>
          <table:table-cell office:value-type="string">
            <text:p>Xiaoshan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62930}</text:p>
          </table:table-cell>
        </table:table-row>
        <table:table-row>
          <table:table-cell office:value-type="float" office:value="2119">
            <text:p>2 119</text:p>
          </table:table-cell>
          <table:table-cell office:value-type="string">
            <text:p>Zaoyang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62198}</text:p>
          </table:table-cell>
        </table:table-row>
        <table:table-row>
          <table:table-cell office:value-type="float" office:value="2120">
            <text:p>2 120</text:p>
          </table:table-cell>
          <table:table-cell office:value-type="string">
            <text:p>Xinghua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61910}</text:p>
          </table:table-cell>
        </table:table-row>
        <table:table-row>
          <table:table-cell office:value-type="float" office:value="2121">
            <text:p>2 121</text:p>
          </table:table-cell>
          <table:table-cell office:value-type="string">
            <text:p>Hami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61315}</text:p>
          </table:table-cell>
        </table:table-row>
        <table:table-row>
          <table:table-cell office:value-type="float" office:value="2122">
            <text:p>2 122</text:p>
          </table:table-cell>
          <table:table-cell office:value-type="string">
            <text:p>Huizhou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61023}</text:p>
          </table:table-cell>
        </table:table-row>
        <table:table-row>
          <table:table-cell office:value-type="float" office:value="2123">
            <text:p>2 123</text:p>
          </table:table-cell>
          <table:table-cell office:value-type="string">
            <text:p>Jinmen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60794}</text:p>
          </table:table-cell>
        </table:table-row>
        <table:table-row>
          <table:table-cell office:value-type="float" office:value="2124">
            <text:p>2 124</text:p>
          </table:table-cell>
          <table:table-cell office:value-type="string">
            <text:p>Sanming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60691}</text:p>
          </table:table-cell>
        </table:table-row>
        <table:table-row>
          <table:table-cell office:value-type="float" office:value="2125">
            <text:p>2 125</text:p>
          </table:table-cell>
          <table:table-cell office:value-type="string">
            <text:p>Ulanhot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59538}</text:p>
          </table:table-cell>
        </table:table-row>
        <table:table-row>
          <table:table-cell office:value-type="float" office:value="2126">
            <text:p>2 126</text:p>
          </table:table-cell>
          <table:table-cell office:value-type="string">
            <text:p>Korla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59344}</text:p>
          </table:table-cell>
        </table:table-row>
        <table:table-row>
          <table:table-cell office:value-type="float" office:value="2127">
            <text:p>2 127</text:p>
          </table:table-cell>
          <table:table-cell office:value-type="string">
            <text:p>Wanxi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56823}</text:p>
          </table:table-cell>
        </table:table-row>
        <table:table-row>
          <table:table-cell office:value-type="float" office:value="2128">
            <text:p>2 128</text:p>
          </table:table-cell>
          <table:table-cell office:value-type="string">
            <text:p>Rui´an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56468}</text:p>
          </table:table-cell>
        </table:table-row>
        <table:table-row>
          <table:table-cell office:value-type="float" office:value="2129">
            <text:p>2 129</text:p>
          </table:table-cell>
          <table:table-cell office:value-type="string">
            <text:p>Zhoushan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56317}</text:p>
          </table:table-cell>
        </table:table-row>
        <table:table-row>
          <table:table-cell office:value-type="float" office:value="2130">
            <text:p>2 130</text:p>
          </table:table-cell>
          <table:table-cell office:value-type="string">
            <text:p>Liangche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56307}</text:p>
          </table:table-cell>
        </table:table-row>
        <table:table-row>
          <table:table-cell office:value-type="float" office:value="2131">
            <text:p>2 131</text:p>
          </table:table-cell>
          <table:table-cell office:value-type="string">
            <text:p>Jiao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53364}</text:p>
          </table:table-cell>
        </table:table-row>
        <table:table-row>
          <table:table-cell office:value-type="float" office:value="2132">
            <text:p>2 132</text:p>
          </table:table-cell>
          <table:table-cell office:value-type="string">
            <text:p>Taizhou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52442}</text:p>
          </table:table-cell>
        </table:table-row>
        <table:table-row>
          <table:table-cell office:value-type="float" office:value="2133">
            <text:p>2 133</text:p>
          </table:table-cell>
          <table:table-cell office:value-type="string">
            <text:p>Suzho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51862}</text:p>
          </table:table-cell>
        </table:table-row>
        <table:table-row>
          <table:table-cell office:value-type="float" office:value="2134">
            <text:p>2 134</text:p>
          </table:table-cell>
          <table:table-cell office:value-type="string">
            <text:p>Yichun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51585}</text:p>
          </table:table-cell>
        </table:table-row>
        <table:table-row>
          <table:table-cell office:value-type="float" office:value="2135">
            <text:p>2 135</text:p>
          </table:table-cell>
          <table:table-cell office:value-type="string">
            <text:p>Taona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50168}</text:p>
          </table:table-cell>
        </table:table-row>
        <table:table-row>
          <table:table-cell office:value-type="float" office:value="2136">
            <text:p>2 136</text:p>
          </table:table-cell>
          <table:table-cell office:value-type="string">
            <text:p>Pingd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50123}</text:p>
          </table:table-cell>
        </table:table-row>
        <table:table-row>
          <table:table-cell office:value-type="float" office:value="2137">
            <text:p>2 137</text:p>
          </table:table-cell>
          <table:table-cell office:value-type="string">
            <text:p>Ji´an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48583}</text:p>
          </table:table-cell>
        </table:table-row>
        <table:table-row>
          <table:table-cell office:value-type="float" office:value="2138">
            <text:p>2 138</text:p>
          </table:table-cell>
          <table:table-cell office:value-type="string">
            <text:p>Longk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48362}</text:p>
          </table:table-cell>
        </table:table-row>
        <table:table-row>
          <table:table-cell office:value-type="float" office:value="2139">
            <text:p>2 139</text:p>
          </table:table-cell>
          <table:table-cell office:value-type="string">
            <text:p>Langfang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148105}</text:p>
          </table:table-cell>
        </table:table-row>
        <table:table-row>
          <table:table-cell office:value-type="float" office:value="2140">
            <text:p>2 140</text:p>
          </table:table-cell>
          <table:table-cell office:value-type="string">
            <text:p>Zhoukou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46288}</text:p>
          </table:table-cell>
        </table:table-row>
        <table:table-row>
          <table:table-cell office:value-type="float" office:value="2141">
            <text:p>2 141</text:p>
          </table:table-cell>
          <table:table-cell office:value-type="string">
            <text:p>Suini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46086}</text:p>
          </table:table-cell>
        </table:table-row>
        <table:table-row>
          <table:table-cell office:value-type="float" office:value="2142">
            <text:p>2 142</text:p>
          </table:table-cell>
          <table:table-cell office:value-type="string">
            <text:p>Yulin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144467}</text:p>
          </table:table-cell>
        </table:table-row>
        <table:table-row>
          <table:table-cell office:value-type="float" office:value="2143">
            <text:p>2 143</text:p>
          </table:table-cell>
          <table:table-cell office:value-type="string">
            <text:p>Jinhua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44280}</text:p>
          </table:table-cell>
        </table:table-row>
        <table:table-row>
          <table:table-cell office:value-type="float" office:value="2144">
            <text:p>2 144</text:p>
          </table:table-cell>
          <table:table-cell office:value-type="string">
            <text:p>Liu´an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44248}</text:p>
          </table:table-cell>
        </table:table-row>
        <table:table-row>
          <table:table-cell office:value-type="float" office:value="2145">
            <text:p>2 145</text:p>
          </table:table-cell>
          <table:table-cell office:value-type="string">
            <text:p>Shuangcheng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42659}</text:p>
          </table:table-cell>
        </table:table-row>
        <table:table-row>
          <table:table-cell office:value-type="float" office:value="2146">
            <text:p>2 146</text:p>
          </table:table-cell>
          <table:table-cell office:value-type="string">
            <text:p>Suizho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42302}</text:p>
          </table:table-cell>
        </table:table-row>
        <table:table-row>
          <table:table-cell office:value-type="float" office:value="2147">
            <text:p>2 147</text:p>
          </table:table-cell>
          <table:table-cell office:value-type="string">
            <text:p>Ankang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142170}</text:p>
          </table:table-cell>
        </table:table-row>
        <table:table-row>
          <table:table-cell office:value-type="float" office:value="2148">
            <text:p>2 148</text:p>
          </table:table-cell>
          <table:table-cell office:value-type="string">
            <text:p>Weinan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140169}</text:p>
          </table:table-cell>
        </table:table-row>
        <table:table-row>
          <table:table-cell office:value-type="float" office:value="2149">
            <text:p>2 149</text:p>
          </table:table-cell>
          <table:table-cell office:value-type="string">
            <text:p>Longjing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39417}</text:p>
          </table:table-cell>
        </table:table-row>
        <table:table-row>
          <table:table-cell office:value-type="float" office:value="2150">
            <text:p>2 150</text:p>
          </table:table-cell>
          <table:table-cell office:value-type="string">
            <text:p>Da´a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38963}</text:p>
          </table:table-cell>
        </table:table-row>
        <table:table-row>
          <table:table-cell office:value-type="float" office:value="2151">
            <text:p>2 151</text:p>
          </table:table-cell>
          <table:table-cell office:value-type="string">
            <text:p>Lengshuiji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37994}</text:p>
          </table:table-cell>
        </table:table-row>
        <table:table-row>
          <table:table-cell office:value-type="float" office:value="2152">
            <text:p>2 152</text:p>
          </table:table-cell>
          <table:table-cell office:value-type="string">
            <text:p>Laiya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37080}</text:p>
          </table:table-cell>
        </table:table-row>
        <table:table-row>
          <table:table-cell office:value-type="float" office:value="2153">
            <text:p>2 153</text:p>
          </table:table-cell>
          <table:table-cell office:value-type="string">
            <text:p>Xianning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36811}</text:p>
          </table:table-cell>
        </table:table-row>
        <table:table-row>
          <table:table-cell office:value-type="float" office:value="2154">
            <text:p>2 154</text:p>
          </table:table-cell>
          <table:table-cell office:value-type="string">
            <text:p>Dali</text:p>
          </table:table-cell>
          <table:table-cell office:value-type="string">
            <text:p>CHN</text:p>
          </table:table-cell>
          <table:table-cell office:value-type="string">
            <text:p>Yunnan</text:p>
          </table:table-cell>
          <table:table-cell office:value-type="string">
            <text:p>{"Population": 136554}</text:p>
          </table:table-cell>
        </table:table-row>
        <table:table-row>
          <table:table-cell office:value-type="float" office:value="2155">
            <text:p>2 155</text:p>
          </table:table-cell>
          <table:table-cell office:value-type="string">
            <text:p>Anda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36446}</text:p>
          </table:table-cell>
        </table:table-row>
        <table:table-row>
          <table:table-cell office:value-type="float" office:value="2156">
            <text:p>2 156</text:p>
          </table:table-cell>
          <table:table-cell office:value-type="string">
            <text:p>Jincheng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136396}</text:p>
          </table:table-cell>
        </table:table-row>
        <table:table-row>
          <table:table-cell office:value-type="float" office:value="2157">
            <text:p>2 157</text:p>
          </table:table-cell>
          <table:table-cell office:value-type="string">
            <text:p>Longyan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34481}</text:p>
          </table:table-cell>
        </table:table-row>
        <table:table-row>
          <table:table-cell office:value-type="float" office:value="2158">
            <text:p>2 158</text:p>
          </table:table-cell>
          <table:table-cell office:value-type="string">
            <text:p>Xicha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34419}</text:p>
          </table:table-cell>
        </table:table-row>
        <table:table-row>
          <table:table-cell office:value-type="float" office:value="2159">
            <text:p>2 159</text:p>
          </table:table-cell>
          <table:table-cell office:value-type="string">
            <text:p>Wende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33910}</text:p>
          </table:table-cell>
        </table:table-row>
        <table:table-row>
          <table:table-cell office:value-type="float" office:value="2160">
            <text:p>2 160</text:p>
          </table:table-cell>
          <table:table-cell office:value-type="string">
            <text:p>Hailu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33565}</text:p>
          </table:table-cell>
        </table:table-row>
        <table:table-row>
          <table:table-cell office:value-type="float" office:value="2161">
            <text:p>2 161</text:p>
          </table:table-cell>
          <table:table-cell office:value-type="string">
            <text:p>Bin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33555}</text:p>
          </table:table-cell>
        </table:table-row>
        <table:table-row>
          <table:table-cell office:value-type="float" office:value="2162">
            <text:p>2 162</text:p>
          </table:table-cell>
          <table:table-cell office:value-type="string">
            <text:p>Linhe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33183}</text:p>
          </table:table-cell>
        </table:table-row>
        <table:table-row>
          <table:table-cell office:value-type="float" office:value="2163">
            <text:p>2 163</text:p>
          </table:table-cell>
          <table:table-cell office:value-type="string">
            <text:p>Wuwei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133101}</text:p>
          </table:table-cell>
        </table:table-row>
        <table:table-row>
          <table:table-cell office:value-type="float" office:value="2164">
            <text:p>2 164</text:p>
          </table:table-cell>
          <table:table-cell office:value-type="string">
            <text:p>Duyun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132971}</text:p>
          </table:table-cell>
        </table:table-row>
        <table:table-row>
          <table:table-cell office:value-type="float" office:value="2165">
            <text:p>2 165</text:p>
          </table:table-cell>
          <table:table-cell office:value-type="string">
            <text:p>Misha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32744}</text:p>
          </table:table-cell>
        </table:table-row>
        <table:table-row>
          <table:table-cell office:value-type="float" office:value="2166">
            <text:p>2 166</text:p>
          </table:table-cell>
          <table:table-cell office:value-type="string">
            <text:p>Shangrao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32455}</text:p>
          </table:table-cell>
        </table:table-row>
        <table:table-row>
          <table:table-cell office:value-type="float" office:value="2167">
            <text:p>2 167</text:p>
          </table:table-cell>
          <table:table-cell office:value-type="string">
            <text:p>Changji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32260}</text:p>
          </table:table-cell>
        </table:table-row>
        <table:table-row>
          <table:table-cell office:value-type="float" office:value="2168">
            <text:p>2 168</text:p>
          </table:table-cell>
          <table:table-cell office:value-type="string">
            <text:p>Meixi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32156}</text:p>
          </table:table-cell>
        </table:table-row>
        <table:table-row>
          <table:table-cell office:value-type="float" office:value="2169">
            <text:p>2 169</text:p>
          </table:table-cell>
          <table:table-cell office:value-type="string">
            <text:p>Yushu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131861}</text:p>
          </table:table-cell>
        </table:table-row>
        <table:table-row>
          <table:table-cell office:value-type="float" office:value="2170">
            <text:p>2 170</text:p>
          </table:table-cell>
          <table:table-cell office:value-type="string">
            <text:p>Tiefa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31807}</text:p>
          </table:table-cell>
        </table:table-row>
        <table:table-row>
          <table:table-cell office:value-type="float" office:value="2171">
            <text:p>2 171</text:p>
          </table:table-cell>
          <table:table-cell office:value-type="string">
            <text:p>Huai´an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31149}</text:p>
          </table:table-cell>
        </table:table-row>
        <table:table-row>
          <table:table-cell office:value-type="float" office:value="2172">
            <text:p>2 172</text:p>
          </table:table-cell>
          <table:table-cell office:value-type="string">
            <text:p>Leiy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30115}</text:p>
          </table:table-cell>
        </table:table-row>
        <table:table-row>
          <table:table-cell office:value-type="float" office:value="2173">
            <text:p>2 173</text:p>
          </table:table-cell>
          <table:table-cell office:value-type="string">
            <text:p>Zalantun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30031}</text:p>
          </table:table-cell>
        </table:table-row>
        <table:table-row>
          <table:table-cell office:value-type="float" office:value="2174">
            <text:p>2 174</text:p>
          </table:table-cell>
          <table:table-cell office:value-type="string">
            <text:p>Weihai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28888}</text:p>
          </table:table-cell>
        </table:table-row>
        <table:table-row>
          <table:table-cell office:value-type="float" office:value="2175">
            <text:p>2 175</text:p>
          </table:table-cell>
          <table:table-cell office:value-type="string">
            <text:p>Loudi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28418}</text:p>
          </table:table-cell>
        </table:table-row>
        <table:table-row>
          <table:table-cell office:value-type="float" office:value="2176">
            <text:p>2 176</text:p>
          </table:table-cell>
          <table:table-cell office:value-type="string">
            <text:p>Qingzhou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28258}</text:p>
          </table:table-cell>
        </table:table-row>
        <table:table-row>
          <table:table-cell office:value-type="float" office:value="2177">
            <text:p>2 177</text:p>
          </table:table-cell>
          <table:table-cell office:value-type="string">
            <text:p>Qido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26872}</text:p>
          </table:table-cell>
        </table:table-row>
        <table:table-row>
          <table:table-cell office:value-type="float" office:value="2178">
            <text:p>2 178</text:p>
          </table:table-cell>
          <table:table-cell office:value-type="string">
            <text:p>Huaihua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26785}</text:p>
          </table:table-cell>
        </table:table-row>
        <table:table-row>
          <table:table-cell office:value-type="float" office:value="2179">
            <text:p>2 179</text:p>
          </table:table-cell>
          <table:table-cell office:value-type="string">
            <text:p>Luohe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26438}</text:p>
          </table:table-cell>
        </table:table-row>
        <table:table-row>
          <table:table-cell office:value-type="float" office:value="2180">
            <text:p>2 180</text:p>
          </table:table-cell>
          <table:table-cell office:value-type="string">
            <text:p>Chuzho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25341}</text:p>
          </table:table-cell>
        </table:table-row>
        <table:table-row>
          <table:table-cell office:value-type="float" office:value="2181">
            <text:p>2 181</text:p>
          </table:table-cell>
          <table:table-cell office:value-type="string">
            <text:p>Kaiyuan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24219}</text:p>
          </table:table-cell>
        </table:table-row>
        <table:table-row>
          <table:table-cell office:value-type="float" office:value="2182">
            <text:p>2 182</text:p>
          </table:table-cell>
          <table:table-cell office:value-type="string">
            <text:p>Linqi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23958}</text:p>
          </table:table-cell>
        </table:table-row>
        <table:table-row>
          <table:table-cell office:value-type="float" office:value="2183">
            <text:p>2 183</text:p>
          </table:table-cell>
          <table:table-cell office:value-type="string">
            <text:p>Chaoh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23676}</text:p>
          </table:table-cell>
        </table:table-row>
        <table:table-row>
          <table:table-cell office:value-type="float" office:value="2184">
            <text:p>2 184</text:p>
          </table:table-cell>
          <table:table-cell office:value-type="string">
            <text:p>Laoheko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23366}</text:p>
          </table:table-cell>
        </table:table-row>
        <table:table-row>
          <table:table-cell office:value-type="float" office:value="2185">
            <text:p>2 185</text:p>
          </table:table-cell>
          <table:table-cell office:value-type="string">
            <text:p>Dujiangy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123357}</text:p>
          </table:table-cell>
        </table:table-row>
        <table:table-row>
          <table:table-cell office:value-type="float" office:value="2186">
            <text:p>2 186</text:p>
          </table:table-cell>
          <table:table-cell office:value-type="string">
            <text:p>Zhumadian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23232}</text:p>
          </table:table-cell>
        </table:table-row>
        <table:table-row>
          <table:table-cell office:value-type="float" office:value="2187">
            <text:p>2 187</text:p>
          </table:table-cell>
          <table:table-cell office:value-type="string">
            <text:p>Linchuan</text:p>
          </table:table-cell>
          <table:table-cell office:value-type="string">
            <text:p>CHN</text:p>
          </table:table-cell>
          <table:table-cell office:value-type="string">
            <text:p>Jiangxi</text:p>
          </table:table-cell>
          <table:table-cell office:value-type="string">
            <text:p>{"Population": 121949}</text:p>
          </table:table-cell>
        </table:table-row>
        <table:table-row>
          <table:table-cell office:value-type="float" office:value="2188">
            <text:p>2 188</text:p>
          </table:table-cell>
          <table:table-cell office:value-type="string">
            <text:p>Jiaonan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21397}</text:p>
          </table:table-cell>
        </table:table-row>
        <table:table-row>
          <table:table-cell office:value-type="float" office:value="2189">
            <text:p>2 189</text:p>
          </table:table-cell>
          <table:table-cell office:value-type="string">
            <text:p>Sanmenxia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120523}</text:p>
          </table:table-cell>
        </table:table-row>
        <table:table-row>
          <table:table-cell office:value-type="float" office:value="2190">
            <text:p>2 190</text:p>
          </table:table-cell>
          <table:table-cell office:value-type="string">
            <text:p>Heyuan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20101}</text:p>
          </table:table-cell>
        </table:table-row>
        <table:table-row>
          <table:table-cell office:value-type="float" office:value="2191">
            <text:p>2 191</text:p>
          </table:table-cell>
          <table:table-cell office:value-type="string">
            <text:p>Manzhouli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120023}</text:p>
          </table:table-cell>
        </table:table-row>
        <table:table-row>
          <table:table-cell office:value-type="float" office:value="2192">
            <text:p>2 192</text:p>
          </table:table-cell>
          <table:table-cell office:value-type="string">
            <text:p>Lhasa</text:p>
          </table:table-cell>
          <table:table-cell office:value-type="string">
            <text:p>CHN</text:p>
          </table:table-cell>
          <table:table-cell office:value-type="string">
            <text:p>Tibet</text:p>
          </table:table-cell>
          <table:table-cell office:value-type="string">
            <text:p>{"Population": 120000}</text:p>
          </table:table-cell>
        </table:table-row>
        <table:table-row>
          <table:table-cell office:value-type="float" office:value="2193">
            <text:p>2 193</text:p>
          </table:table-cell>
          <table:table-cell office:value-type="string">
            <text:p>Lianyuan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18858}</text:p>
          </table:table-cell>
        </table:table-row>
        <table:table-row>
          <table:table-cell office:value-type="float" office:value="2194">
            <text:p>2 194</text:p>
          </table:table-cell>
          <table:table-cell office:value-type="string">
            <text:p>Kuytun</text:p>
          </table:table-cell>
          <table:table-cell office:value-type="string">
            <text:p>CHN</text:p>
          </table:table-cell>
          <table:table-cell office:value-type="string">
            <text:p>Xinxiang</text:p>
          </table:table-cell>
          <table:table-cell office:value-type="string">
            <text:p>{"Population": 118553}</text:p>
          </table:table-cell>
        </table:table-row>
        <table:table-row>
          <table:table-cell office:value-type="float" office:value="2195">
            <text:p>2 195</text:p>
          </table:table-cell>
          <table:table-cell office:value-type="string">
            <text:p>Puqi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17264}</text:p>
          </table:table-cell>
        </table:table-row>
        <table:table-row>
          <table:table-cell office:value-type="float" office:value="2196">
            <text:p>2 196</text:p>
          </table:table-cell>
          <table:table-cell office:value-type="string">
            <text:p>Hongji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16188}</text:p>
          </table:table-cell>
        </table:table-row>
        <table:table-row>
          <table:table-cell office:value-type="float" office:value="2197">
            <text:p>2 197</text:p>
          </table:table-cell>
          <table:table-cell office:value-type="string">
            <text:p>Qinzhou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114586}</text:p>
          </table:table-cell>
        </table:table-row>
        <table:table-row>
          <table:table-cell office:value-type="float" office:value="2198">
            <text:p>2 198</text:p>
          </table:table-cell>
          <table:table-cell office:value-type="string">
            <text:p>Renqiu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114256}</text:p>
          </table:table-cell>
        </table:table-row>
        <table:table-row>
          <table:table-cell office:value-type="float" office:value="2199">
            <text:p>2 199</text:p>
          </table:table-cell>
          <table:table-cell office:value-type="string">
            <text:p>Yuyao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14065}</text:p>
          </table:table-cell>
        </table:table-row>
        <table:table-row>
          <table:table-cell office:value-type="float" office:value="2200">
            <text:p>2 200</text:p>
          </table:table-cell>
          <table:table-cell office:value-type="string">
            <text:p>Guigang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114025}</text:p>
          </table:table-cell>
        </table:table-row>
        <table:table-row>
          <table:table-cell office:value-type="float" office:value="2201">
            <text:p>2 201</text:p>
          </table:table-cell>
          <table:table-cell office:value-type="string">
            <text:p>Kaili</text:p>
          </table:table-cell>
          <table:table-cell office:value-type="string">
            <text:p>CHN</text:p>
          </table:table-cell>
          <table:table-cell office:value-type="string">
            <text:p>Guizhou</text:p>
          </table:table-cell>
          <table:table-cell office:value-type="string">
            <text:p>{"Population": 113958}</text:p>
          </table:table-cell>
        </table:table-row>
        <table:table-row>
          <table:table-cell office:value-type="float" office:value="2202">
            <text:p>2 202</text:p>
          </table:table-cell>
          <table:table-cell office:value-type="string">
            <text:p>Yan´an</text:p>
          </table:table-cell>
          <table:table-cell office:value-type="string">
            <text:p>CHN</text:p>
          </table:table-cell>
          <table:table-cell office:value-type="string">
            <text:p>Shaanxi</text:p>
          </table:table-cell>
          <table:table-cell office:value-type="string">
            <text:p>{"Population": 113277}</text:p>
          </table:table-cell>
        </table:table-row>
        <table:table-row>
          <table:table-cell office:value-type="float" office:value="2203">
            <text:p>2 203</text:p>
          </table:table-cell>
          <table:table-cell office:value-type="string">
            <text:p>Beihai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112673}</text:p>
          </table:table-cell>
        </table:table-row>
        <table:table-row>
          <table:table-cell office:value-type="float" office:value="2204">
            <text:p>2 204</text:p>
          </table:table-cell>
          <table:table-cell office:value-type="string">
            <text:p>Xuangzho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12673}</text:p>
          </table:table-cell>
        </table:table-row>
        <table:table-row>
          <table:table-cell office:value-type="float" office:value="2205">
            <text:p>2 205</text:p>
          </table:table-cell>
          <table:table-cell office:value-type="string">
            <text:p>Quzhou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12373}</text:p>
          </table:table-cell>
        </table:table-row>
        <table:table-row>
          <table:table-cell office:value-type="float" office:value="2206">
            <text:p>2 206</text:p>
          </table:table-cell>
          <table:table-cell office:value-type="string">
            <text:p>Yong´an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11762}</text:p>
          </table:table-cell>
        </table:table-row>
        <table:table-row>
          <table:table-cell office:value-type="float" office:value="2207">
            <text:p>2 207</text:p>
          </table:table-cell>
          <table:table-cell office:value-type="string">
            <text:p>Zixi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10048}</text:p>
          </table:table-cell>
        </table:table-row>
        <table:table-row>
          <table:table-cell office:value-type="float" office:value="2208">
            <text:p>2 208</text:p>
          </table:table-cell>
          <table:table-cell office:value-type="string">
            <text:p>Liya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09520}</text:p>
          </table:table-cell>
        </table:table-row>
        <table:table-row>
          <table:table-cell office:value-type="float" office:value="2209">
            <text:p>2 209</text:p>
          </table:table-cell>
          <table:table-cell office:value-type="string">
            <text:p>Yizhe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09268}</text:p>
          </table:table-cell>
        </table:table-row>
        <table:table-row>
          <table:table-cell office:value-type="float" office:value="2210">
            <text:p>2 210</text:p>
          </table:table-cell>
          <table:table-cell office:value-type="string">
            <text:p>Yumen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109234}</text:p>
          </table:table-cell>
        </table:table-row>
        <table:table-row>
          <table:table-cell office:value-type="float" office:value="2211">
            <text:p>2 211</text:p>
          </table:table-cell>
          <table:table-cell office:value-type="string">
            <text:p>Lili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08504}</text:p>
          </table:table-cell>
        </table:table-row>
        <table:table-row>
          <table:table-cell office:value-type="float" office:value="2212">
            <text:p>2 212</text:p>
          </table:table-cell>
          <table:table-cell office:value-type="string">
            <text:p>Yuncheng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108359}</text:p>
          </table:table-cell>
        </table:table-row>
        <table:table-row>
          <table:table-cell office:value-type="float" office:value="2213">
            <text:p>2 213</text:p>
          </table:table-cell>
          <table:table-cell office:value-type="string">
            <text:p>Shanwei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107847}</text:p>
          </table:table-cell>
        </table:table-row>
        <table:table-row>
          <table:table-cell office:value-type="float" office:value="2214">
            <text:p>2 214</text:p>
          </table:table-cell>
          <table:table-cell office:value-type="string">
            <text:p>Cixi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07329}</text:p>
          </table:table-cell>
        </table:table-row>
        <table:table-row>
          <table:table-cell office:value-type="float" office:value="2215">
            <text:p>2 215</text:p>
          </table:table-cell>
          <table:table-cell office:value-type="string">
            <text:p>Yuanjiang</text:p>
          </table:table-cell>
          <table:table-cell office:value-type="string">
            <text:p>CHN</text:p>
          </table:table-cell>
          <table:table-cell office:value-type="string">
            <text:p>Hunan</text:p>
          </table:table-cell>
          <table:table-cell office:value-type="string">
            <text:p>{"Population": 107004}</text:p>
          </table:table-cell>
        </table:table-row>
        <table:table-row>
          <table:table-cell office:value-type="float" office:value="2216">
            <text:p>2 216</text:p>
          </table:table-cell>
          <table:table-cell office:value-type="string">
            <text:p>Bozhou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06346}</text:p>
          </table:table-cell>
        </table:table-row>
        <table:table-row>
          <table:table-cell office:value-type="float" office:value="2217">
            <text:p>2 217</text:p>
          </table:table-cell>
          <table:table-cell office:value-type="string">
            <text:p>Jinchang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105287}</text:p>
          </table:table-cell>
        </table:table-row>
        <table:table-row>
          <table:table-cell office:value-type="float" office:value="2218">
            <text:p>2 218</text:p>
          </table:table-cell>
          <table:table-cell office:value-type="string">
            <text:p>Fu´an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105265}</text:p>
          </table:table-cell>
        </table:table-row>
        <table:table-row>
          <table:table-cell office:value-type="float" office:value="2219">
            <text:p>2 219</text:p>
          </table:table-cell>
          <table:table-cell office:value-type="string">
            <text:p>Suqian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05021}</text:p>
          </table:table-cell>
        </table:table-row>
        <table:table-row>
          <table:table-cell office:value-type="float" office:value="2220">
            <text:p>2 220</text:p>
          </table:table-cell>
          <table:table-cell office:value-type="string">
            <text:p>Shisho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04571}</text:p>
          </table:table-cell>
        </table:table-row>
        <table:table-row>
          <table:table-cell office:value-type="float" office:value="2221">
            <text:p>2 221</text:p>
          </table:table-cell>
          <table:table-cell office:value-type="string">
            <text:p>Hengshui</text:p>
          </table:table-cell>
          <table:table-cell office:value-type="string">
            <text:p>CHN</text:p>
          </table:table-cell>
          <table:table-cell office:value-type="string">
            <text:p>Hebei</text:p>
          </table:table-cell>
          <table:table-cell office:value-type="string">
            <text:p>{"Population": 104269}</text:p>
          </table:table-cell>
        </table:table-row>
        <table:table-row>
          <table:table-cell office:value-type="float" office:value="2222">
            <text:p>2 222</text:p>
          </table:table-cell>
          <table:table-cell office:value-type="string">
            <text:p>Danjiangkou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03211}</text:p>
          </table:table-cell>
        </table:table-row>
        <table:table-row>
          <table:table-cell office:value-type="float" office:value="2223">
            <text:p>2 223</text:p>
          </table:table-cell>
          <table:table-cell office:value-type="string">
            <text:p>Fujin</text:p>
          </table:table-cell>
          <table:table-cell office:value-type="string">
            <text:p>CHN</text:p>
          </table:table-cell>
          <table:table-cell office:value-type="string">
            <text:p>Heilongjiang</text:p>
          </table:table-cell>
          <table:table-cell office:value-type="string">
            <text:p>{"Population": 103104}</text:p>
          </table:table-cell>
        </table:table-row>
        <table:table-row>
          <table:table-cell office:value-type="float" office:value="2224">
            <text:p>2 224</text:p>
          </table:table-cell>
          <table:table-cell office:value-type="string">
            <text:p>Sanya</text:p>
          </table:table-cell>
          <table:table-cell office:value-type="string">
            <text:p>CHN</text:p>
          </table:table-cell>
          <table:table-cell office:value-type="string">
            <text:p>Hainan</text:p>
          </table:table-cell>
          <table:table-cell office:value-type="string">
            <text:p>{"Population": 102820}</text:p>
          </table:table-cell>
        </table:table-row>
        <table:table-row>
          <table:table-cell office:value-type="float" office:value="2225">
            <text:p>2 225</text:p>
          </table:table-cell>
          <table:table-cell office:value-type="string">
            <text:p>Guangshui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102770}</text:p>
          </table:table-cell>
        </table:table-row>
        <table:table-row>
          <table:table-cell office:value-type="float" office:value="2226">
            <text:p>2 226</text:p>
          </table:table-cell>
          <table:table-cell office:value-type="string">
            <text:p>Huangshan</text:p>
          </table:table-cell>
          <table:table-cell office:value-type="string">
            <text:p>CHN</text:p>
          </table:table-cell>
          <table:table-cell office:value-type="string">
            <text:p>Anhui</text:p>
          </table:table-cell>
          <table:table-cell office:value-type="string">
            <text:p>{"Population": 102628}</text:p>
          </table:table-cell>
        </table:table-row>
        <table:table-row>
          <table:table-cell office:value-type="float" office:value="2227">
            <text:p>2 227</text:p>
          </table:table-cell>
          <table:table-cell office:value-type="string">
            <text:p>Xingcheng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102384}</text:p>
          </table:table-cell>
        </table:table-row>
        <table:table-row>
          <table:table-cell office:value-type="float" office:value="2228">
            <text:p>2 228</text:p>
          </table:table-cell>
          <table:table-cell office:value-type="string">
            <text:p>Zhucheng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102134}</text:p>
          </table:table-cell>
        </table:table-row>
        <table:table-row>
          <table:table-cell office:value-type="float" office:value="2229">
            <text:p>2 229</text:p>
          </table:table-cell>
          <table:table-cell office:value-type="string">
            <text:p>Kunshan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102052}</text:p>
          </table:table-cell>
        </table:table-row>
        <table:table-row>
          <table:table-cell office:value-type="float" office:value="2230">
            <text:p>2 230</text:p>
          </table:table-cell>
          <table:table-cell office:value-type="string">
            <text:p>Haining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100478}</text:p>
          </table:table-cell>
        </table:table-row>
        <table:table-row>
          <table:table-cell office:value-type="float" office:value="2231">
            <text:p>2 231</text:p>
          </table:table-cell>
          <table:table-cell office:value-type="string">
            <text:p>Pingliang</text:p>
          </table:table-cell>
          <table:table-cell office:value-type="string">
            <text:p>CHN</text:p>
          </table:table-cell>
          <table:table-cell office:value-type="string">
            <text:p>Gansu</text:p>
          </table:table-cell>
          <table:table-cell office:value-type="string">
            <text:p>{"Population": 99265}</text:p>
          </table:table-cell>
        </table:table-row>
        <table:table-row>
          <table:table-cell office:value-type="float" office:value="2232">
            <text:p>2 232</text:p>
          </table:table-cell>
          <table:table-cell office:value-type="string">
            <text:p>Fuqing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99193}</text:p>
          </table:table-cell>
        </table:table-row>
        <table:table-row>
          <table:table-cell office:value-type="float" office:value="2233">
            <text:p>2 233</text:p>
          </table:table-cell>
          <table:table-cell office:value-type="string">
            <text:p>Xinzhou</text:p>
          </table:table-cell>
          <table:table-cell office:value-type="string">
            <text:p>CHN</text:p>
          </table:table-cell>
          <table:table-cell office:value-type="string">
            <text:p>Shanxi</text:p>
          </table:table-cell>
          <table:table-cell office:value-type="string">
            <text:p>{"Population": 98667}</text:p>
          </table:table-cell>
        </table:table-row>
        <table:table-row>
          <table:table-cell office:value-type="float" office:value="2234">
            <text:p>2 234</text:p>
          </table:table-cell>
          <table:table-cell office:value-type="string">
            <text:p>Jieyang</text:p>
          </table:table-cell>
          <table:table-cell office:value-type="string">
            <text:p>CHN</text:p>
          </table:table-cell>
          <table:table-cell office:value-type="string">
            <text:p>Guangdong</text:p>
          </table:table-cell>
          <table:table-cell office:value-type="string">
            <text:p>{"Population": 98531}</text:p>
          </table:table-cell>
        </table:table-row>
        <table:table-row>
          <table:table-cell office:value-type="float" office:value="2235">
            <text:p>2 235</text:p>
          </table:table-cell>
          <table:table-cell office:value-type="string">
            <text:p>Zhangjiagang</text:p>
          </table:table-cell>
          <table:table-cell office:value-type="string">
            <text:p>CHN</text:p>
          </table:table-cell>
          <table:table-cell office:value-type="string">
            <text:p>Jiangsu</text:p>
          </table:table-cell>
          <table:table-cell office:value-type="string">
            <text:p>{"Population": 97994}</text:p>
          </table:table-cell>
        </table:table-row>
        <table:table-row>
          <table:table-cell office:value-type="float" office:value="2236">
            <text:p>2 236</text:p>
          </table:table-cell>
          <table:table-cell office:value-type="string">
            <text:p>Tong Xian</text:p>
          </table:table-cell>
          <table:table-cell office:value-type="string">
            <text:p>CHN</text:p>
          </table:table-cell>
          <table:table-cell office:value-type="string">
            <text:p>Peking</text:p>
          </table:table-cell>
          <table:table-cell office:value-type="string">
            <text:p>{"Population": 97168}</text:p>
          </table:table-cell>
        </table:table-row>
        <table:table-row>
          <table:table-cell office:value-type="float" office:value="2237">
            <text:p>2 237</text:p>
          </table:table-cell>
          <table:table-cell office:value-type="string">
            <text:p>Ya´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95900}</text:p>
          </table:table-cell>
        </table:table-row>
        <table:table-row>
          <table:table-cell office:value-type="float" office:value="2238">
            <text:p>2 238</text:p>
          </table:table-cell>
          <table:table-cell office:value-type="string">
            <text:p>Jinzhou</text:p>
          </table:table-cell>
          <table:table-cell office:value-type="string">
            <text:p>CHN</text:p>
          </table:table-cell>
          <table:table-cell office:value-type="string">
            <text:p>Liaoning</text:p>
          </table:table-cell>
          <table:table-cell office:value-type="string">
            <text:p>{"Population": 95761}</text:p>
          </table:table-cell>
        </table:table-row>
        <table:table-row>
          <table:table-cell office:value-type="float" office:value="2239">
            <text:p>2 239</text:p>
          </table:table-cell>
          <table:table-cell office:value-type="string">
            <text:p>Emeishan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94000}</text:p>
          </table:table-cell>
        </table:table-row>
        <table:table-row>
          <table:table-cell office:value-type="float" office:value="2240">
            <text:p>2 240</text:p>
          </table:table-cell>
          <table:table-cell office:value-type="string">
            <text:p>Enshi</text:p>
          </table:table-cell>
          <table:table-cell office:value-type="string">
            <text:p>CHN</text:p>
          </table:table-cell>
          <table:table-cell office:value-type="string">
            <text:p>Hubei</text:p>
          </table:table-cell>
          <table:table-cell office:value-type="string">
            <text:p>{"Population": 93056}</text:p>
          </table:table-cell>
        </table:table-row>
        <table:table-row>
          <table:table-cell office:value-type="float" office:value="2241">
            <text:p>2 241</text:p>
          </table:table-cell>
          <table:table-cell office:value-type="string">
            <text:p>Bose</text:p>
          </table:table-cell>
          <table:table-cell office:value-type="string">
            <text:p>CHN</text:p>
          </table:table-cell>
          <table:table-cell office:value-type="string">
            <text:p>Guangxi</text:p>
          </table:table-cell>
          <table:table-cell office:value-type="string">
            <text:p>{"Population": 93009}</text:p>
          </table:table-cell>
        </table:table-row>
        <table:table-row>
          <table:table-cell office:value-type="float" office:value="2242">
            <text:p>2 242</text:p>
          </table:table-cell>
          <table:table-cell office:value-type="string">
            <text:p>Yuzhou</text:p>
          </table:table-cell>
          <table:table-cell office:value-type="string">
            <text:p>CHN</text:p>
          </table:table-cell>
          <table:table-cell office:value-type="string">
            <text:p>Henan</text:p>
          </table:table-cell>
          <table:table-cell office:value-type="string">
            <text:p>{"Population": 92889}</text:p>
          </table:table-cell>
        </table:table-row>
        <table:table-row>
          <table:table-cell office:value-type="float" office:value="2243">
            <text:p>2 243</text:p>
          </table:table-cell>
          <table:table-cell office:value-type="string">
            <text:p>Kaiyuan</text:p>
          </table:table-cell>
          <table:table-cell office:value-type="string">
            <text:p>CHN</text:p>
          </table:table-cell>
          <table:table-cell office:value-type="string">
            <text:p>Yunnan</text:p>
          </table:table-cell>
          <table:table-cell office:value-type="string">
            <text:p>{"Population": 91999}</text:p>
          </table:table-cell>
        </table:table-row>
        <table:table-row>
          <table:table-cell office:value-type="float" office:value="2244">
            <text:p>2 244</text:p>
          </table:table-cell>
          <table:table-cell office:value-type="string">
            <text:p>Tumen</text:p>
          </table:table-cell>
          <table:table-cell office:value-type="string">
            <text:p>CHN</text:p>
          </table:table-cell>
          <table:table-cell office:value-type="string">
            <text:p>Jilin</text:p>
          </table:table-cell>
          <table:table-cell office:value-type="string">
            <text:p>{"Population": 91471}</text:p>
          </table:table-cell>
        </table:table-row>
        <table:table-row>
          <table:table-cell office:value-type="float" office:value="2245">
            <text:p>2 245</text:p>
          </table:table-cell>
          <table:table-cell office:value-type="string">
            <text:p>Putian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91030}</text:p>
          </table:table-cell>
        </table:table-row>
        <table:table-row>
          <table:table-cell office:value-type="float" office:value="2246">
            <text:p>2 246</text:p>
          </table:table-cell>
          <table:table-cell office:value-type="string">
            <text:p>Linhai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90870}</text:p>
          </table:table-cell>
        </table:table-row>
        <table:table-row>
          <table:table-cell office:value-type="float" office:value="2247">
            <text:p>2 247</text:p>
          </table:table-cell>
          <table:table-cell office:value-type="string">
            <text:p>Xilin Hot</text:p>
          </table:table-cell>
          <table:table-cell office:value-type="string">
            <text:p>CHN</text:p>
          </table:table-cell>
          <table:table-cell office:value-type="string">
            <text:p>Inner Mongolia</text:p>
          </table:table-cell>
          <table:table-cell office:value-type="string">
            <text:p>{"Population": 90646}</text:p>
          </table:table-cell>
        </table:table-row>
        <table:table-row>
          <table:table-cell office:value-type="float" office:value="2248">
            <text:p>2 248</text:p>
          </table:table-cell>
          <table:table-cell office:value-type="string">
            <text:p>Shaowu</text:p>
          </table:table-cell>
          <table:table-cell office:value-type="string">
            <text:p>CHN</text:p>
          </table:table-cell>
          <table:table-cell office:value-type="string">
            <text:p>Fujian</text:p>
          </table:table-cell>
          <table:table-cell office:value-type="string">
            <text:p>{"Population": 90286}</text:p>
          </table:table-cell>
        </table:table-row>
        <table:table-row>
          <table:table-cell office:value-type="float" office:value="2249">
            <text:p>2 249</text:p>
          </table:table-cell>
          <table:table-cell office:value-type="string">
            <text:p>Junan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90222}</text:p>
          </table:table-cell>
        </table:table-row>
        <table:table-row>
          <table:table-cell office:value-type="float" office:value="2250">
            <text:p>2 250</text:p>
          </table:table-cell>
          <table:table-cell office:value-type="string">
            <text:p>Huaying</text:p>
          </table:table-cell>
          <table:table-cell office:value-type="string">
            <text:p>CHN</text:p>
          </table:table-cell>
          <table:table-cell office:value-type="string">
            <text:p>Sichuan</text:p>
          </table:table-cell>
          <table:table-cell office:value-type="string">
            <text:p>{"Population": 89400}</text:p>
          </table:table-cell>
        </table:table-row>
        <table:table-row>
          <table:table-cell office:value-type="float" office:value="2251">
            <text:p>2 251</text:p>
          </table:table-cell>
          <table:table-cell office:value-type="string">
            <text:p>Pingyi</text:p>
          </table:table-cell>
          <table:table-cell office:value-type="string">
            <text:p>CHN</text:p>
          </table:table-cell>
          <table:table-cell office:value-type="string">
            <text:p>Shandong</text:p>
          </table:table-cell>
          <table:table-cell office:value-type="string">
            <text:p>{"Population": 89373}</text:p>
          </table:table-cell>
        </table:table-row>
        <table:table-row>
          <table:table-cell office:value-type="float" office:value="2252">
            <text:p>2 252</text:p>
          </table:table-cell>
          <table:table-cell office:value-type="string">
            <text:p>Huangyan</text:p>
          </table:table-cell>
          <table:table-cell office:value-type="string">
            <text:p>CHN</text:p>
          </table:table-cell>
          <table:table-cell office:value-type="string">
            <text:p>Zhejiang</text:p>
          </table:table-cell>
          <table:table-cell office:value-type="string">
            <text:p>{"Population": 89288}</text:p>
          </table:table-cell>
        </table:table-row>
        <table:table-row>
          <table:table-cell office:value-type="float" office:value="2253">
            <text:p>2 253</text:p>
          </table:table-cell>
          <table:table-cell office:value-type="string">
            <text:p>Bishkek</text:p>
          </table:table-cell>
          <table:table-cell office:value-type="string">
            <text:p>KGZ</text:p>
          </table:table-cell>
          <table:table-cell office:value-type="string">
            <text:p>Bishkek shaary</text:p>
          </table:table-cell>
          <table:table-cell office:value-type="string">
            <text:p>{"Population": 589400}</text:p>
          </table:table-cell>
        </table:table-row>
        <table:table-row>
          <table:table-cell office:value-type="float" office:value="2254">
            <text:p>2 254</text:p>
          </table:table-cell>
          <table:table-cell office:value-type="string">
            <text:p>Osh</text:p>
          </table:table-cell>
          <table:table-cell office:value-type="string">
            <text:p>KGZ</text:p>
          </table:table-cell>
          <table:table-cell office:value-type="string">
            <text:p>Osh</text:p>
          </table:table-cell>
          <table:table-cell office:value-type="string">
            <text:p>{"Population": 222700}</text:p>
          </table:table-cell>
        </table:table-row>
        <table:table-row>
          <table:table-cell office:value-type="float" office:value="2255">
            <text:p>2 255</text:p>
          </table:table-cell>
          <table:table-cell office:value-type="string">
            <text:p>Bikenibeu</text:p>
          </table:table-cell>
          <table:table-cell office:value-type="string">
            <text:p>KIR</text:p>
          </table:table-cell>
          <table:table-cell office:value-type="string">
            <text:p>South Tarawa</text:p>
          </table:table-cell>
          <table:table-cell office:value-type="string">
            <text:p>{"Population": 5055}</text:p>
          </table:table-cell>
        </table:table-row>
        <table:table-row>
          <table:table-cell office:value-type="float" office:value="2256">
            <text:p>2 256</text:p>
          </table:table-cell>
          <table:table-cell office:value-type="string">
            <text:p>Bairiki</text:p>
          </table:table-cell>
          <table:table-cell office:value-type="string">
            <text:p>KIR</text:p>
          </table:table-cell>
          <table:table-cell office:value-type="string">
            <text:p>South Tarawa</text:p>
          </table:table-cell>
          <table:table-cell office:value-type="string">
            <text:p>{"Population": 2226}</text:p>
          </table:table-cell>
        </table:table-row>
        <table:table-row>
          <table:table-cell office:value-type="float" office:value="2257">
            <text:p>2 257</text:p>
          </table:table-cell>
          <table:table-cell office:value-type="string">
            <text:p>Santafé de Bogotá</text:p>
          </table:table-cell>
          <table:table-cell office:value-type="string">
            <text:p>COL</text:p>
          </table:table-cell>
          <table:table-cell office:value-type="string">
            <text:p>Santafé de Bogotá</text:p>
          </table:table-cell>
          <table:table-cell office:value-type="string">
            <text:p>{"Population": 6260862}</text:p>
          </table:table-cell>
        </table:table-row>
        <table:table-row>
          <table:table-cell office:value-type="float" office:value="2258">
            <text:p>2 258</text:p>
          </table:table-cell>
          <table:table-cell office:value-type="string">
            <text:p>Cali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2077386}</text:p>
          </table:table-cell>
        </table:table-row>
        <table:table-row>
          <table:table-cell office:value-type="float" office:value="2259">
            <text:p>2 259</text:p>
          </table:table-cell>
          <table:table-cell office:value-type="string">
            <text:p>Medellín</text:p>
          </table:table-cell>
          <table:table-cell office:value-type="string">
            <text:p>COL</text:p>
          </table:table-cell>
          <table:table-cell office:value-type="string">
            <text:p>Antioquia</text:p>
          </table:table-cell>
          <table:table-cell office:value-type="string">
            <text:p>{"Population": 1861265}</text:p>
          </table:table-cell>
        </table:table-row>
        <table:table-row>
          <table:table-cell office:value-type="float" office:value="2260">
            <text:p>2 260</text:p>
          </table:table-cell>
          <table:table-cell office:value-type="string">
            <text:p>Barranquilla</text:p>
          </table:table-cell>
          <table:table-cell office:value-type="string">
            <text:p>COL</text:p>
          </table:table-cell>
          <table:table-cell office:value-type="string">
            <text:p>Atlántico</text:p>
          </table:table-cell>
          <table:table-cell office:value-type="string">
            <text:p>{"Population": 1223260}</text:p>
          </table:table-cell>
        </table:table-row>
        <table:table-row>
          <table:table-cell office:value-type="float" office:value="2261">
            <text:p>2 261</text:p>
          </table:table-cell>
          <table:table-cell office:value-type="string">
            <text:p>Cartagena</text:p>
          </table:table-cell>
          <table:table-cell office:value-type="string">
            <text:p>COL</text:p>
          </table:table-cell>
          <table:table-cell office:value-type="string">
            <text:p>Bolívar</text:p>
          </table:table-cell>
          <table:table-cell office:value-type="string">
            <text:p>{"Population": 805757}</text:p>
          </table:table-cell>
        </table:table-row>
        <table:table-row>
          <table:table-cell office:value-type="float" office:value="2262">
            <text:p>2 262</text:p>
          </table:table-cell>
          <table:table-cell office:value-type="string">
            <text:p>Cúcuta</text:p>
          </table:table-cell>
          <table:table-cell office:value-type="string">
            <text:p>COL</text:p>
          </table:table-cell>
          <table:table-cell office:value-type="string">
            <text:p>Norte de Santander</text:p>
          </table:table-cell>
          <table:table-cell office:value-type="string">
            <text:p>{"Population": 606932}</text:p>
          </table:table-cell>
        </table:table-row>
        <table:table-row>
          <table:table-cell office:value-type="float" office:value="2263">
            <text:p>2 263</text:p>
          </table:table-cell>
          <table:table-cell office:value-type="string">
            <text:p>Bucaramanga</text:p>
          </table:table-cell>
          <table:table-cell office:value-type="string">
            <text:p>COL</text:p>
          </table:table-cell>
          <table:table-cell office:value-type="string">
            <text:p>Santander</text:p>
          </table:table-cell>
          <table:table-cell office:value-type="string">
            <text:p>{"Population": 515555}</text:p>
          </table:table-cell>
        </table:table-row>
        <table:table-row>
          <table:table-cell office:value-type="float" office:value="2264">
            <text:p>2 264</text:p>
          </table:table-cell>
          <table:table-cell office:value-type="string">
            <text:p>Ibagué</text:p>
          </table:table-cell>
          <table:table-cell office:value-type="string">
            <text:p>COL</text:p>
          </table:table-cell>
          <table:table-cell office:value-type="string">
            <text:p>Tolima</text:p>
          </table:table-cell>
          <table:table-cell office:value-type="string">
            <text:p>{"Population": 393664}</text:p>
          </table:table-cell>
        </table:table-row>
        <table:table-row>
          <table:table-cell office:value-type="float" office:value="2265">
            <text:p>2 265</text:p>
          </table:table-cell>
          <table:table-cell office:value-type="string">
            <text:p>Pereira</text:p>
          </table:table-cell>
          <table:table-cell office:value-type="string">
            <text:p>COL</text:p>
          </table:table-cell>
          <table:table-cell office:value-type="string">
            <text:p>Risaralda</text:p>
          </table:table-cell>
          <table:table-cell office:value-type="string">
            <text:p>{"Population": 381725}</text:p>
          </table:table-cell>
        </table:table-row>
        <table:table-row>
          <table:table-cell office:value-type="float" office:value="2266">
            <text:p>2 266</text:p>
          </table:table-cell>
          <table:table-cell office:value-type="string">
            <text:p>Santa Marta</text:p>
          </table:table-cell>
          <table:table-cell office:value-type="string">
            <text:p>COL</text:p>
          </table:table-cell>
          <table:table-cell office:value-type="string">
            <text:p>Magdalena</text:p>
          </table:table-cell>
          <table:table-cell office:value-type="string">
            <text:p>{"Population": 359147}</text:p>
          </table:table-cell>
        </table:table-row>
        <table:table-row>
          <table:table-cell office:value-type="float" office:value="2267">
            <text:p>2 267</text:p>
          </table:table-cell>
          <table:table-cell office:value-type="string">
            <text:p>Manizales</text:p>
          </table:table-cell>
          <table:table-cell office:value-type="string">
            <text:p>COL</text:p>
          </table:table-cell>
          <table:table-cell office:value-type="string">
            <text:p>Caldas</text:p>
          </table:table-cell>
          <table:table-cell office:value-type="string">
            <text:p>{"Population": 337580}</text:p>
          </table:table-cell>
        </table:table-row>
        <table:table-row>
          <table:table-cell office:value-type="float" office:value="2268">
            <text:p>2 268</text:p>
          </table:table-cell>
          <table:table-cell office:value-type="string">
            <text:p>Bello</text:p>
          </table:table-cell>
          <table:table-cell office:value-type="string">
            <text:p>COL</text:p>
          </table:table-cell>
          <table:table-cell office:value-type="string">
            <text:p>Antioquia</text:p>
          </table:table-cell>
          <table:table-cell office:value-type="string">
            <text:p>{"Population": 333470}</text:p>
          </table:table-cell>
        </table:table-row>
        <table:table-row>
          <table:table-cell office:value-type="float" office:value="2269">
            <text:p>2 269</text:p>
          </table:table-cell>
          <table:table-cell office:value-type="string">
            <text:p>Pasto</text:p>
          </table:table-cell>
          <table:table-cell office:value-type="string">
            <text:p>COL</text:p>
          </table:table-cell>
          <table:table-cell office:value-type="string">
            <text:p>Nariño</text:p>
          </table:table-cell>
          <table:table-cell office:value-type="string">
            <text:p>{"Population": 332396}</text:p>
          </table:table-cell>
        </table:table-row>
        <table:table-row>
          <table:table-cell office:value-type="float" office:value="2270">
            <text:p>2 270</text:p>
          </table:table-cell>
          <table:table-cell office:value-type="string">
            <text:p>Neiva</text:p>
          </table:table-cell>
          <table:table-cell office:value-type="string">
            <text:p>COL</text:p>
          </table:table-cell>
          <table:table-cell office:value-type="string">
            <text:p>Huila</text:p>
          </table:table-cell>
          <table:table-cell office:value-type="string">
            <text:p>{"Population": 300052}</text:p>
          </table:table-cell>
        </table:table-row>
        <table:table-row>
          <table:table-cell office:value-type="float" office:value="2271">
            <text:p>2 271</text:p>
          </table:table-cell>
          <table:table-cell office:value-type="string">
            <text:p>Soledad</text:p>
          </table:table-cell>
          <table:table-cell office:value-type="string">
            <text:p>COL</text:p>
          </table:table-cell>
          <table:table-cell office:value-type="string">
            <text:p>Atlántico</text:p>
          </table:table-cell>
          <table:table-cell office:value-type="string">
            <text:p>{"Population": 295058}</text:p>
          </table:table-cell>
        </table:table-row>
        <table:table-row>
          <table:table-cell office:value-type="float" office:value="2272">
            <text:p>2 272</text:p>
          </table:table-cell>
          <table:table-cell office:value-type="string">
            <text:p>Armenia</text:p>
          </table:table-cell>
          <table:table-cell office:value-type="string">
            <text:p>COL</text:p>
          </table:table-cell>
          <table:table-cell office:value-type="string">
            <text:p>Quindío</text:p>
          </table:table-cell>
          <table:table-cell office:value-type="string">
            <text:p>{"Population": 288977}</text:p>
          </table:table-cell>
        </table:table-row>
        <table:table-row>
          <table:table-cell office:value-type="float" office:value="2273">
            <text:p>2 273</text:p>
          </table:table-cell>
          <table:table-cell office:value-type="string">
            <text:p>Villavicencio</text:p>
          </table:table-cell>
          <table:table-cell office:value-type="string">
            <text:p>COL</text:p>
          </table:table-cell>
          <table:table-cell office:value-type="string">
            <text:p>Meta</text:p>
          </table:table-cell>
          <table:table-cell office:value-type="string">
            <text:p>{"Population": 273140}</text:p>
          </table:table-cell>
        </table:table-row>
        <table:table-row>
          <table:table-cell office:value-type="float" office:value="2274">
            <text:p>2 274</text:p>
          </table:table-cell>
          <table:table-cell office:value-type="string">
            <text:p>Soacha</text:p>
          </table:table-cell>
          <table:table-cell office:value-type="string">
            <text:p>COL</text:p>
          </table:table-cell>
          <table:table-cell office:value-type="string">
            <text:p>Cundinamarca</text:p>
          </table:table-cell>
          <table:table-cell office:value-type="string">
            <text:p>{"Population": 272058}</text:p>
          </table:table-cell>
        </table:table-row>
        <table:table-row>
          <table:table-cell office:value-type="float" office:value="2275">
            <text:p>2 275</text:p>
          </table:table-cell>
          <table:table-cell office:value-type="string">
            <text:p>Valledupar</text:p>
          </table:table-cell>
          <table:table-cell office:value-type="string">
            <text:p>COL</text:p>
          </table:table-cell>
          <table:table-cell office:value-type="string">
            <text:p>Cesar</text:p>
          </table:table-cell>
          <table:table-cell office:value-type="string">
            <text:p>{"Population": 263247}</text:p>
          </table:table-cell>
        </table:table-row>
        <table:table-row>
          <table:table-cell office:value-type="float" office:value="2276">
            <text:p>2 276</text:p>
          </table:table-cell>
          <table:table-cell office:value-type="string">
            <text:p>Montería</text:p>
          </table:table-cell>
          <table:table-cell office:value-type="string">
            <text:p>COL</text:p>
          </table:table-cell>
          <table:table-cell office:value-type="string">
            <text:p>Córdoba</text:p>
          </table:table-cell>
          <table:table-cell office:value-type="string">
            <text:p>{"Population": 248245}</text:p>
          </table:table-cell>
        </table:table-row>
        <table:table-row>
          <table:table-cell office:value-type="float" office:value="2277">
            <text:p>2 277</text:p>
          </table:table-cell>
          <table:table-cell office:value-type="string">
            <text:p>Itagüí</text:p>
          </table:table-cell>
          <table:table-cell office:value-type="string">
            <text:p>COL</text:p>
          </table:table-cell>
          <table:table-cell office:value-type="string">
            <text:p>Antioquia</text:p>
          </table:table-cell>
          <table:table-cell office:value-type="string">
            <text:p>{"Population": 228985}</text:p>
          </table:table-cell>
        </table:table-row>
        <table:table-row>
          <table:table-cell office:value-type="float" office:value="2278">
            <text:p>2 278</text:p>
          </table:table-cell>
          <table:table-cell office:value-type="string">
            <text:p>Palmira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226509}</text:p>
          </table:table-cell>
        </table:table-row>
        <table:table-row>
          <table:table-cell office:value-type="float" office:value="2279">
            <text:p>2 279</text:p>
          </table:table-cell>
          <table:table-cell office:value-type="string">
            <text:p>Buenaventura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224336}</text:p>
          </table:table-cell>
        </table:table-row>
        <table:table-row>
          <table:table-cell office:value-type="float" office:value="2280">
            <text:p>2 280</text:p>
          </table:table-cell>
          <table:table-cell office:value-type="string">
            <text:p>Floridablanca</text:p>
          </table:table-cell>
          <table:table-cell office:value-type="string">
            <text:p>COL</text:p>
          </table:table-cell>
          <table:table-cell office:value-type="string">
            <text:p>Santander</text:p>
          </table:table-cell>
          <table:table-cell office:value-type="string">
            <text:p>{"Population": 221913}</text:p>
          </table:table-cell>
        </table:table-row>
        <table:table-row>
          <table:table-cell office:value-type="float" office:value="2281">
            <text:p>2 281</text:p>
          </table:table-cell>
          <table:table-cell office:value-type="string">
            <text:p>Sincelejo</text:p>
          </table:table-cell>
          <table:table-cell office:value-type="string">
            <text:p>COL</text:p>
          </table:table-cell>
          <table:table-cell office:value-type="string">
            <text:p>Sucre</text:p>
          </table:table-cell>
          <table:table-cell office:value-type="string">
            <text:p>{"Population": 220704}</text:p>
          </table:table-cell>
        </table:table-row>
        <table:table-row>
          <table:table-cell office:value-type="float" office:value="2282">
            <text:p>2 282</text:p>
          </table:table-cell>
          <table:table-cell office:value-type="string">
            <text:p>Popayán</text:p>
          </table:table-cell>
          <table:table-cell office:value-type="string">
            <text:p>COL</text:p>
          </table:table-cell>
          <table:table-cell office:value-type="string">
            <text:p>Cauca</text:p>
          </table:table-cell>
          <table:table-cell office:value-type="string">
            <text:p>{"Population": 200719}</text:p>
          </table:table-cell>
        </table:table-row>
        <table:table-row>
          <table:table-cell office:value-type="float" office:value="2283">
            <text:p>2 283</text:p>
          </table:table-cell>
          <table:table-cell office:value-type="string">
            <text:p>Barrancabermeja</text:p>
          </table:table-cell>
          <table:table-cell office:value-type="string">
            <text:p>COL</text:p>
          </table:table-cell>
          <table:table-cell office:value-type="string">
            <text:p>Santander</text:p>
          </table:table-cell>
          <table:table-cell office:value-type="string">
            <text:p>{"Population": 178020}</text:p>
          </table:table-cell>
        </table:table-row>
        <table:table-row>
          <table:table-cell office:value-type="float" office:value="2284">
            <text:p>2 284</text:p>
          </table:table-cell>
          <table:table-cell office:value-type="string">
            <text:p>Dos Quebradas</text:p>
          </table:table-cell>
          <table:table-cell office:value-type="string">
            <text:p>COL</text:p>
          </table:table-cell>
          <table:table-cell office:value-type="string">
            <text:p>Risaralda</text:p>
          </table:table-cell>
          <table:table-cell office:value-type="string">
            <text:p>{"Population": 159363}</text:p>
          </table:table-cell>
        </table:table-row>
        <table:table-row>
          <table:table-cell office:value-type="float" office:value="2285">
            <text:p>2 285</text:p>
          </table:table-cell>
          <table:table-cell office:value-type="string">
            <text:p>Tuluá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152488}</text:p>
          </table:table-cell>
        </table:table-row>
        <table:table-row>
          <table:table-cell office:value-type="float" office:value="2286">
            <text:p>2 286</text:p>
          </table:table-cell>
          <table:table-cell office:value-type="string">
            <text:p>Envigado</text:p>
          </table:table-cell>
          <table:table-cell office:value-type="string">
            <text:p>COL</text:p>
          </table:table-cell>
          <table:table-cell office:value-type="string">
            <text:p>Antioquia</text:p>
          </table:table-cell>
          <table:table-cell office:value-type="string">
            <text:p>{"Population": 135848}</text:p>
          </table:table-cell>
        </table:table-row>
        <table:table-row>
          <table:table-cell office:value-type="float" office:value="2287">
            <text:p>2 287</text:p>
          </table:table-cell>
          <table:table-cell office:value-type="string">
            <text:p>Cartago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125884}</text:p>
          </table:table-cell>
        </table:table-row>
        <table:table-row>
          <table:table-cell office:value-type="float" office:value="2288">
            <text:p>2 288</text:p>
          </table:table-cell>
          <table:table-cell office:value-type="string">
            <text:p>Girardot</text:p>
          </table:table-cell>
          <table:table-cell office:value-type="string">
            <text:p>COL</text:p>
          </table:table-cell>
          <table:table-cell office:value-type="string">
            <text:p>Cundinamarca</text:p>
          </table:table-cell>
          <table:table-cell office:value-type="string">
            <text:p>{"Population": 110963}</text:p>
          </table:table-cell>
        </table:table-row>
        <table:table-row>
          <table:table-cell office:value-type="float" office:value="2289">
            <text:p>2 289</text:p>
          </table:table-cell>
          <table:table-cell office:value-type="string">
            <text:p>Buga</text:p>
          </table:table-cell>
          <table:table-cell office:value-type="string">
            <text:p>COL</text:p>
          </table:table-cell>
          <table:table-cell office:value-type="string">
            <text:p>Valle</text:p>
          </table:table-cell>
          <table:table-cell office:value-type="string">
            <text:p>{"Population": 110699}</text:p>
          </table:table-cell>
        </table:table-row>
        <table:table-row>
          <table:table-cell office:value-type="float" office:value="2290">
            <text:p>2 290</text:p>
          </table:table-cell>
          <table:table-cell office:value-type="string">
            <text:p>Tunja</text:p>
          </table:table-cell>
          <table:table-cell office:value-type="string">
            <text:p>COL</text:p>
          </table:table-cell>
          <table:table-cell office:value-type="string">
            <text:p>Boyacá</text:p>
          </table:table-cell>
          <table:table-cell office:value-type="string">
            <text:p>{"Population": 109740}</text:p>
          </table:table-cell>
        </table:table-row>
        <table:table-row>
          <table:table-cell office:value-type="float" office:value="2291">
            <text:p>2 291</text:p>
          </table:table-cell>
          <table:table-cell office:value-type="string">
            <text:p>Florencia</text:p>
          </table:table-cell>
          <table:table-cell office:value-type="string">
            <text:p>COL</text:p>
          </table:table-cell>
          <table:table-cell office:value-type="string">
            <text:p>Caquetá</text:p>
          </table:table-cell>
          <table:table-cell office:value-type="string">
            <text:p>{"Population": 108574}</text:p>
          </table:table-cell>
        </table:table-row>
        <table:table-row>
          <table:table-cell office:value-type="float" office:value="2292">
            <text:p>2 292</text:p>
          </table:table-cell>
          <table:table-cell office:value-type="string">
            <text:p>Maicao</text:p>
          </table:table-cell>
          <table:table-cell office:value-type="string">
            <text:p>COL</text:p>
          </table:table-cell>
          <table:table-cell office:value-type="string">
            <text:p>La Guajira</text:p>
          </table:table-cell>
          <table:table-cell office:value-type="string">
            <text:p>{"Population": 108053}</text:p>
          </table:table-cell>
        </table:table-row>
        <table:table-row>
          <table:table-cell office:value-type="float" office:value="2293">
            <text:p>2 293</text:p>
          </table:table-cell>
          <table:table-cell office:value-type="string">
            <text:p>Sogamoso</text:p>
          </table:table-cell>
          <table:table-cell office:value-type="string">
            <text:p>COL</text:p>
          </table:table-cell>
          <table:table-cell office:value-type="string">
            <text:p>Boyacá</text:p>
          </table:table-cell>
          <table:table-cell office:value-type="string">
            <text:p>{"Population": 107728}</text:p>
          </table:table-cell>
        </table:table-row>
        <table:table-row>
          <table:table-cell office:value-type="float" office:value="2294">
            <text:p>2 294</text:p>
          </table:table-cell>
          <table:table-cell office:value-type="string">
            <text:p>Giron</text:p>
          </table:table-cell>
          <table:table-cell office:value-type="string">
            <text:p>COL</text:p>
          </table:table-cell>
          <table:table-cell office:value-type="string">
            <text:p>Santander</text:p>
          </table:table-cell>
          <table:table-cell office:value-type="string">
            <text:p>{"Population": 90688}</text:p>
          </table:table-cell>
        </table:table-row>
        <table:table-row>
          <table:table-cell office:value-type="float" office:value="2295">
            <text:p>2 295</text:p>
          </table:table-cell>
          <table:table-cell office:value-type="string">
            <text:p>Moroni</text:p>
          </table:table-cell>
          <table:table-cell office:value-type="string">
            <text:p>COM</text:p>
          </table:table-cell>
          <table:table-cell office:value-type="string">
            <text:p>Njazidja</text:p>
          </table:table-cell>
          <table:table-cell office:value-type="string">
            <text:p>{"Population": 36000}</text:p>
          </table:table-cell>
        </table:table-row>
        <table:table-row>
          <table:table-cell office:value-type="float" office:value="2296">
            <text:p>2 296</text:p>
          </table:table-cell>
          <table:table-cell office:value-type="string">
            <text:p>Brazzaville</text:p>
          </table:table-cell>
          <table:table-cell office:value-type="string">
            <text:p>COG</text:p>
          </table:table-cell>
          <table:table-cell office:value-type="string">
            <text:p>Brazzaville</text:p>
          </table:table-cell>
          <table:table-cell office:value-type="string">
            <text:p>{"Population": 950000}</text:p>
          </table:table-cell>
        </table:table-row>
        <table:table-row>
          <table:table-cell office:value-type="float" office:value="2297">
            <text:p>2 297</text:p>
          </table:table-cell>
          <table:table-cell office:value-type="string">
            <text:p>Pointe-Noire</text:p>
          </table:table-cell>
          <table:table-cell office:value-type="string">
            <text:p>COG</text:p>
          </table:table-cell>
          <table:table-cell office:value-type="string">
            <text:p>Kouilou</text:p>
          </table:table-cell>
          <table:table-cell office:value-type="string">
            <text:p>{"Population": 500000}</text:p>
          </table:table-cell>
        </table:table-row>
        <table:table-row>
          <table:table-cell office:value-type="float" office:value="2298">
            <text:p>2 298</text:p>
          </table:table-cell>
          <table:table-cell office:value-type="string">
            <text:p>Kinshasa</text:p>
          </table:table-cell>
          <table:table-cell office:value-type="string">
            <text:p>COD</text:p>
          </table:table-cell>
          <table:table-cell office:value-type="string">
            <text:p>Kinshasa</text:p>
          </table:table-cell>
          <table:table-cell office:value-type="string">
            <text:p>{"Population": 5064000}</text:p>
          </table:table-cell>
        </table:table-row>
        <table:table-row>
          <table:table-cell office:value-type="float" office:value="2299">
            <text:p>2 299</text:p>
          </table:table-cell>
          <table:table-cell office:value-type="string">
            <text:p>Lubumbashi</text:p>
          </table:table-cell>
          <table:table-cell office:value-type="string">
            <text:p>COD</text:p>
          </table:table-cell>
          <table:table-cell office:value-type="string">
            <text:p>Shaba</text:p>
          </table:table-cell>
          <table:table-cell office:value-type="string">
            <text:p>{"Population": 851381}</text:p>
          </table:table-cell>
        </table:table-row>
        <table:table-row>
          <table:table-cell office:value-type="float" office:value="2300">
            <text:p>2 300</text:p>
          </table:table-cell>
          <table:table-cell office:value-type="string">
            <text:p>Mbuji-Mayi</text:p>
          </table:table-cell>
          <table:table-cell office:value-type="string">
            <text:p>COD</text:p>
          </table:table-cell>
          <table:table-cell office:value-type="string">
            <text:p>East Kasai</text:p>
          </table:table-cell>
          <table:table-cell office:value-type="string">
            <text:p>{"Population": 806475}</text:p>
          </table:table-cell>
        </table:table-row>
        <table:table-row>
          <table:table-cell office:value-type="float" office:value="2301">
            <text:p>2 301</text:p>
          </table:table-cell>
          <table:table-cell office:value-type="string">
            <text:p>Kolwezi</text:p>
          </table:table-cell>
          <table:table-cell office:value-type="string">
            <text:p>COD</text:p>
          </table:table-cell>
          <table:table-cell office:value-type="string">
            <text:p>Shaba</text:p>
          </table:table-cell>
          <table:table-cell office:value-type="string">
            <text:p>{"Population": 417810}</text:p>
          </table:table-cell>
        </table:table-row>
        <table:table-row>
          <table:table-cell office:value-type="float" office:value="2302">
            <text:p>2 302</text:p>
          </table:table-cell>
          <table:table-cell office:value-type="string">
            <text:p>Kisangani</text:p>
          </table:table-cell>
          <table:table-cell office:value-type="string">
            <text:p>COD</text:p>
          </table:table-cell>
          <table:table-cell office:value-type="string">
            <text:p>Haute-Zaïre</text:p>
          </table:table-cell>
          <table:table-cell office:value-type="string">
            <text:p>{"Population": 417517}</text:p>
          </table:table-cell>
        </table:table-row>
        <table:table-row>
          <table:table-cell office:value-type="float" office:value="2303">
            <text:p>2 303</text:p>
          </table:table-cell>
          <table:table-cell office:value-type="string">
            <text:p>Kananga</text:p>
          </table:table-cell>
          <table:table-cell office:value-type="string">
            <text:p>COD</text:p>
          </table:table-cell>
          <table:table-cell office:value-type="string">
            <text:p>West Kasai</text:p>
          </table:table-cell>
          <table:table-cell office:value-type="string">
            <text:p>{"Population": 393030}</text:p>
          </table:table-cell>
        </table:table-row>
        <table:table-row>
          <table:table-cell office:value-type="float" office:value="2304">
            <text:p>2 304</text:p>
          </table:table-cell>
          <table:table-cell office:value-type="string">
            <text:p>Likasi</text:p>
          </table:table-cell>
          <table:table-cell office:value-type="string">
            <text:p>COD</text:p>
          </table:table-cell>
          <table:table-cell office:value-type="string">
            <text:p>Shaba</text:p>
          </table:table-cell>
          <table:table-cell office:value-type="string">
            <text:p>{"Population": 299118}</text:p>
          </table:table-cell>
        </table:table-row>
        <table:table-row>
          <table:table-cell office:value-type="float" office:value="2305">
            <text:p>2 305</text:p>
          </table:table-cell>
          <table:table-cell office:value-type="string">
            <text:p>Bukavu</text:p>
          </table:table-cell>
          <table:table-cell office:value-type="string">
            <text:p>COD</text:p>
          </table:table-cell>
          <table:table-cell office:value-type="string">
            <text:p>South Kivu</text:p>
          </table:table-cell>
          <table:table-cell office:value-type="string">
            <text:p>{"Population": 201569}</text:p>
          </table:table-cell>
        </table:table-row>
        <table:table-row>
          <table:table-cell office:value-type="float" office:value="2306">
            <text:p>2 306</text:p>
          </table:table-cell>
          <table:table-cell office:value-type="string">
            <text:p>Kikwit</text:p>
          </table:table-cell>
          <table:table-cell office:value-type="string">
            <text:p>COD</text:p>
          </table:table-cell>
          <table:table-cell office:value-type="string">
            <text:p>Bandundu</text:p>
          </table:table-cell>
          <table:table-cell office:value-type="string">
            <text:p>{"Population": 182142}</text:p>
          </table:table-cell>
        </table:table-row>
        <table:table-row>
          <table:table-cell office:value-type="float" office:value="2307">
            <text:p>2 307</text:p>
          </table:table-cell>
          <table:table-cell office:value-type="string">
            <text:p>Tshikapa</text:p>
          </table:table-cell>
          <table:table-cell office:value-type="string">
            <text:p>COD</text:p>
          </table:table-cell>
          <table:table-cell office:value-type="string">
            <text:p>West Kasai</text:p>
          </table:table-cell>
          <table:table-cell office:value-type="string">
            <text:p>{"Population": 180860}</text:p>
          </table:table-cell>
        </table:table-row>
        <table:table-row>
          <table:table-cell office:value-type="float" office:value="2308">
            <text:p>2 308</text:p>
          </table:table-cell>
          <table:table-cell office:value-type="string">
            <text:p>Matadi</text:p>
          </table:table-cell>
          <table:table-cell office:value-type="string">
            <text:p>COD</text:p>
          </table:table-cell>
          <table:table-cell office:value-type="string">
            <text:p>Bas-Zaïre</text:p>
          </table:table-cell>
          <table:table-cell office:value-type="string">
            <text:p>{"Population": 172730}</text:p>
          </table:table-cell>
        </table:table-row>
        <table:table-row>
          <table:table-cell office:value-type="float" office:value="2309">
            <text:p>2 309</text:p>
          </table:table-cell>
          <table:table-cell office:value-type="string">
            <text:p>Mbandaka</text:p>
          </table:table-cell>
          <table:table-cell office:value-type="string">
            <text:p>COD</text:p>
          </table:table-cell>
          <table:table-cell office:value-type="string">
            <text:p>Equateur</text:p>
          </table:table-cell>
          <table:table-cell office:value-type="string">
            <text:p>{"Population": 169841}</text:p>
          </table:table-cell>
        </table:table-row>
        <table:table-row>
          <table:table-cell office:value-type="float" office:value="2310">
            <text:p>2 310</text:p>
          </table:table-cell>
          <table:table-cell office:value-type="string">
            <text:p>Mwene-Ditu</text:p>
          </table:table-cell>
          <table:table-cell office:value-type="string">
            <text:p>COD</text:p>
          </table:table-cell>
          <table:table-cell office:value-type="string">
            <text:p>East Kasai</text:p>
          </table:table-cell>
          <table:table-cell office:value-type="string">
            <text:p>{"Population": 137459}</text:p>
          </table:table-cell>
        </table:table-row>
        <table:table-row>
          <table:table-cell office:value-type="float" office:value="2311">
            <text:p>2 311</text:p>
          </table:table-cell>
          <table:table-cell office:value-type="string">
            <text:p>Boma</text:p>
          </table:table-cell>
          <table:table-cell office:value-type="string">
            <text:p>COD</text:p>
          </table:table-cell>
          <table:table-cell office:value-type="string">
            <text:p>Bas-Zaïre</text:p>
          </table:table-cell>
          <table:table-cell office:value-type="string">
            <text:p>{"Population": 135284}</text:p>
          </table:table-cell>
        </table:table-row>
        <table:table-row>
          <table:table-cell office:value-type="float" office:value="2312">
            <text:p>2 312</text:p>
          </table:table-cell>
          <table:table-cell office:value-type="string">
            <text:p>Uvira</text:p>
          </table:table-cell>
          <table:table-cell office:value-type="string">
            <text:p>COD</text:p>
          </table:table-cell>
          <table:table-cell office:value-type="string">
            <text:p>South Kivu</text:p>
          </table:table-cell>
          <table:table-cell office:value-type="string">
            <text:p>{"Population": 115590}</text:p>
          </table:table-cell>
        </table:table-row>
        <table:table-row>
          <table:table-cell office:value-type="float" office:value="2313">
            <text:p>2 313</text:p>
          </table:table-cell>
          <table:table-cell office:value-type="string">
            <text:p>Butembo</text:p>
          </table:table-cell>
          <table:table-cell office:value-type="string">
            <text:p>COD</text:p>
          </table:table-cell>
          <table:table-cell office:value-type="string">
            <text:p>North Kivu</text:p>
          </table:table-cell>
          <table:table-cell office:value-type="string">
            <text:p>{"Population": 109406}</text:p>
          </table:table-cell>
        </table:table-row>
        <table:table-row>
          <table:table-cell office:value-type="float" office:value="2314">
            <text:p>2 314</text:p>
          </table:table-cell>
          <table:table-cell office:value-type="string">
            <text:p>Goma</text:p>
          </table:table-cell>
          <table:table-cell office:value-type="string">
            <text:p>COD</text:p>
          </table:table-cell>
          <table:table-cell office:value-type="string">
            <text:p>North Kivu</text:p>
          </table:table-cell>
          <table:table-cell office:value-type="string">
            <text:p>{"Population": 109094}</text:p>
          </table:table-cell>
        </table:table-row>
        <table:table-row>
          <table:table-cell office:value-type="float" office:value="2315">
            <text:p>2 315</text:p>
          </table:table-cell>
          <table:table-cell office:value-type="string">
            <text:p>Kalemie</text:p>
          </table:table-cell>
          <table:table-cell office:value-type="string">
            <text:p>COD</text:p>
          </table:table-cell>
          <table:table-cell office:value-type="string">
            <text:p>Shaba</text:p>
          </table:table-cell>
          <table:table-cell office:value-type="string">
            <text:p>{"Population": 101309}</text:p>
          </table:table-cell>
        </table:table-row>
        <table:table-row>
          <table:table-cell office:value-type="float" office:value="2316">
            <text:p>2 316</text:p>
          </table:table-cell>
          <table:table-cell office:value-type="string">
            <text:p>Bantam</text:p>
          </table:table-cell>
          <table:table-cell office:value-type="string">
            <text:p>CCK</text:p>
          </table:table-cell>
          <table:table-cell office:value-type="string">
            <text:p>Home Island</text:p>
          </table:table-cell>
          <table:table-cell office:value-type="string">
            <text:p>{"Population": 503}</text:p>
          </table:table-cell>
        </table:table-row>
        <table:table-row>
          <table:table-cell office:value-type="float" office:value="2317">
            <text:p>2 317</text:p>
          </table:table-cell>
          <table:table-cell office:value-type="string">
            <text:p>West Island</text:p>
          </table:table-cell>
          <table:table-cell office:value-type="string">
            <text:p>CCK</text:p>
          </table:table-cell>
          <table:table-cell office:value-type="string">
            <text:p>West Island</text:p>
          </table:table-cell>
          <table:table-cell office:value-type="string">
            <text:p>{"Population": 167}</text:p>
          </table:table-cell>
        </table:table-row>
        <table:table-row>
          <table:table-cell office:value-type="float" office:value="2318">
            <text:p>2 318</text:p>
          </table:table-cell>
          <table:table-cell office:value-type="string">
            <text:p>Pyongyang</text:p>
          </table:table-cell>
          <table:table-cell office:value-type="string">
            <text:p>PRK</text:p>
          </table:table-cell>
          <table:table-cell office:value-type="string">
            <text:p>Pyongyang-si</text:p>
          </table:table-cell>
          <table:table-cell office:value-type="string">
            <text:p>{"Population": 2484000}</text:p>
          </table:table-cell>
        </table:table-row>
        <table:table-row>
          <table:table-cell office:value-type="float" office:value="2319">
            <text:p>2 319</text:p>
          </table:table-cell>
          <table:table-cell office:value-type="string">
            <text:p>Hamhung</text:p>
          </table:table-cell>
          <table:table-cell office:value-type="string">
            <text:p>PRK</text:p>
          </table:table-cell>
          <table:table-cell office:value-type="string">
            <text:p>Hamgyong N</text:p>
          </table:table-cell>
          <table:table-cell office:value-type="string">
            <text:p>{"Population": 709730}</text:p>
          </table:table-cell>
        </table:table-row>
        <table:table-row>
          <table:table-cell office:value-type="float" office:value="2320">
            <text:p>2 320</text:p>
          </table:table-cell>
          <table:table-cell office:value-type="string">
            <text:p>Chongjin</text:p>
          </table:table-cell>
          <table:table-cell office:value-type="string">
            <text:p>PRK</text:p>
          </table:table-cell>
          <table:table-cell office:value-type="string">
            <text:p>Hamgyong P</text:p>
          </table:table-cell>
          <table:table-cell office:value-type="string">
            <text:p>{"Population": 582480}</text:p>
          </table:table-cell>
        </table:table-row>
        <table:table-row>
          <table:table-cell office:value-type="float" office:value="2321">
            <text:p>2 321</text:p>
          </table:table-cell>
          <table:table-cell office:value-type="string">
            <text:p>Nampo</text:p>
          </table:table-cell>
          <table:table-cell office:value-type="string">
            <text:p>PRK</text:p>
          </table:table-cell>
          <table:table-cell office:value-type="string">
            <text:p>Nampo-si</text:p>
          </table:table-cell>
          <table:table-cell office:value-type="string">
            <text:p>{"Population": 566200}</text:p>
          </table:table-cell>
        </table:table-row>
        <table:table-row>
          <table:table-cell office:value-type="float" office:value="2322">
            <text:p>2 322</text:p>
          </table:table-cell>
          <table:table-cell office:value-type="string">
            <text:p>Sinuiju</text:p>
          </table:table-cell>
          <table:table-cell office:value-type="string">
            <text:p>PRK</text:p>
          </table:table-cell>
          <table:table-cell office:value-type="string">
            <text:p>Pyongan P</text:p>
          </table:table-cell>
          <table:table-cell office:value-type="string">
            <text:p>{"Population": 326011}</text:p>
          </table:table-cell>
        </table:table-row>
        <table:table-row>
          <table:table-cell office:value-type="float" office:value="2323">
            <text:p>2 323</text:p>
          </table:table-cell>
          <table:table-cell office:value-type="string">
            <text:p>Wonsan</text:p>
          </table:table-cell>
          <table:table-cell office:value-type="string">
            <text:p>PRK</text:p>
          </table:table-cell>
          <table:table-cell office:value-type="string">
            <text:p>Kangwon</text:p>
          </table:table-cell>
          <table:table-cell office:value-type="string">
            <text:p>{"Population": 300148}</text:p>
          </table:table-cell>
        </table:table-row>
        <table:table-row>
          <table:table-cell office:value-type="float" office:value="2324">
            <text:p>2 324</text:p>
          </table:table-cell>
          <table:table-cell office:value-type="string">
            <text:p>Phyongsong</text:p>
          </table:table-cell>
          <table:table-cell office:value-type="string">
            <text:p>PRK</text:p>
          </table:table-cell>
          <table:table-cell office:value-type="string">
            <text:p>Pyongan N</text:p>
          </table:table-cell>
          <table:table-cell office:value-type="string">
            <text:p>{"Population": 272934}</text:p>
          </table:table-cell>
        </table:table-row>
        <table:table-row>
          <table:table-cell office:value-type="float" office:value="2325">
            <text:p>2 325</text:p>
          </table:table-cell>
          <table:table-cell office:value-type="string">
            <text:p>Sariwon</text:p>
          </table:table-cell>
          <table:table-cell office:value-type="string">
            <text:p>PRK</text:p>
          </table:table-cell>
          <table:table-cell office:value-type="string">
            <text:p>Hwanghae P</text:p>
          </table:table-cell>
          <table:table-cell office:value-type="string">
            <text:p>{"Population": 254146}</text:p>
          </table:table-cell>
        </table:table-row>
        <table:table-row>
          <table:table-cell office:value-type="float" office:value="2326">
            <text:p>2 326</text:p>
          </table:table-cell>
          <table:table-cell office:value-type="string">
            <text:p>Haeju</text:p>
          </table:table-cell>
          <table:table-cell office:value-type="string">
            <text:p>PRK</text:p>
          </table:table-cell>
          <table:table-cell office:value-type="string">
            <text:p>Hwanghae N</text:p>
          </table:table-cell>
          <table:table-cell office:value-type="string">
            <text:p>{"Population": 229172}</text:p>
          </table:table-cell>
        </table:table-row>
        <table:table-row>
          <table:table-cell office:value-type="float" office:value="2327">
            <text:p>2 327</text:p>
          </table:table-cell>
          <table:table-cell office:value-type="string">
            <text:p>Kanggye</text:p>
          </table:table-cell>
          <table:table-cell office:value-type="string">
            <text:p>PRK</text:p>
          </table:table-cell>
          <table:table-cell office:value-type="string">
            <text:p>Chagang</text:p>
          </table:table-cell>
          <table:table-cell office:value-type="string">
            <text:p>{"Population": 223410}</text:p>
          </table:table-cell>
        </table:table-row>
        <table:table-row>
          <table:table-cell office:value-type="float" office:value="2328">
            <text:p>2 328</text:p>
          </table:table-cell>
          <table:table-cell office:value-type="string">
            <text:p>Kimchaek</text:p>
          </table:table-cell>
          <table:table-cell office:value-type="string">
            <text:p>PRK</text:p>
          </table:table-cell>
          <table:table-cell office:value-type="string">
            <text:p>Hamgyong P</text:p>
          </table:table-cell>
          <table:table-cell office:value-type="string">
            <text:p>{"Population": 179000}</text:p>
          </table:table-cell>
        </table:table-row>
        <table:table-row>
          <table:table-cell office:value-type="float" office:value="2329">
            <text:p>2 329</text:p>
          </table:table-cell>
          <table:table-cell office:value-type="string">
            <text:p>Hyesan</text:p>
          </table:table-cell>
          <table:table-cell office:value-type="string">
            <text:p>PRK</text:p>
          </table:table-cell>
          <table:table-cell office:value-type="string">
            <text:p>Yanggang</text:p>
          </table:table-cell>
          <table:table-cell office:value-type="string">
            <text:p>{"Population": 178020}</text:p>
          </table:table-cell>
        </table:table-row>
        <table:table-row>
          <table:table-cell office:value-type="float" office:value="2330">
            <text:p>2 330</text:p>
          </table:table-cell>
          <table:table-cell office:value-type="string">
            <text:p>Kaesong</text:p>
          </table:table-cell>
          <table:table-cell office:value-type="string">
            <text:p>PRK</text:p>
          </table:table-cell>
          <table:table-cell office:value-type="string">
            <text:p>Kaesong-si</text:p>
          </table:table-cell>
          <table:table-cell office:value-type="string">
            <text:p>{"Population": 171500}</text:p>
          </table:table-cell>
        </table:table-row>
        <table:table-row>
          <table:table-cell office:value-type="float" office:value="2331">
            <text:p>2 331</text:p>
          </table:table-cell>
          <table:table-cell office:value-type="string">
            <text:p>Seoul</text:p>
          </table:table-cell>
          <table:table-cell office:value-type="string">
            <text:p>KOR</text:p>
          </table:table-cell>
          <table:table-cell office:value-type="string">
            <text:p>Seoul</text:p>
          </table:table-cell>
          <table:table-cell office:value-type="string">
            <text:p>{"Population": 9981619}</text:p>
          </table:table-cell>
        </table:table-row>
        <table:table-row>
          <table:table-cell office:value-type="float" office:value="2332">
            <text:p>2 332</text:p>
          </table:table-cell>
          <table:table-cell office:value-type="string">
            <text:p>Pusan</text:p>
          </table:table-cell>
          <table:table-cell office:value-type="string">
            <text:p>KOR</text:p>
          </table:table-cell>
          <table:table-cell office:value-type="string">
            <text:p>Pusan</text:p>
          </table:table-cell>
          <table:table-cell office:value-type="string">
            <text:p>{"Population": 3804522}</text:p>
          </table:table-cell>
        </table:table-row>
        <table:table-row>
          <table:table-cell office:value-type="float" office:value="2333">
            <text:p>2 333</text:p>
          </table:table-cell>
          <table:table-cell office:value-type="string">
            <text:p>Inchon</text:p>
          </table:table-cell>
          <table:table-cell office:value-type="string">
            <text:p>KOR</text:p>
          </table:table-cell>
          <table:table-cell office:value-type="string">
            <text:p>Inchon</text:p>
          </table:table-cell>
          <table:table-cell office:value-type="string">
            <text:p>{"Population": 2559424}</text:p>
          </table:table-cell>
        </table:table-row>
        <table:table-row>
          <table:table-cell office:value-type="float" office:value="2334">
            <text:p>2 334</text:p>
          </table:table-cell>
          <table:table-cell office:value-type="string">
            <text:p>Taegu</text:p>
          </table:table-cell>
          <table:table-cell office:value-type="string">
            <text:p>KOR</text:p>
          </table:table-cell>
          <table:table-cell office:value-type="string">
            <text:p>Taegu</text:p>
          </table:table-cell>
          <table:table-cell office:value-type="string">
            <text:p>{"Population": 2548568}</text:p>
          </table:table-cell>
        </table:table-row>
        <table:table-row>
          <table:table-cell office:value-type="float" office:value="2335">
            <text:p>2 335</text:p>
          </table:table-cell>
          <table:table-cell office:value-type="string">
            <text:p>Taejon</text:p>
          </table:table-cell>
          <table:table-cell office:value-type="string">
            <text:p>KOR</text:p>
          </table:table-cell>
          <table:table-cell office:value-type="string">
            <text:p>Taejon</text:p>
          </table:table-cell>
          <table:table-cell office:value-type="string">
            <text:p>{"Population": 1425835}</text:p>
          </table:table-cell>
        </table:table-row>
        <table:table-row>
          <table:table-cell office:value-type="float" office:value="2336">
            <text:p>2 336</text:p>
          </table:table-cell>
          <table:table-cell office:value-type="string">
            <text:p>Kwangju</text:p>
          </table:table-cell>
          <table:table-cell office:value-type="string">
            <text:p>KOR</text:p>
          </table:table-cell>
          <table:table-cell office:value-type="string">
            <text:p>Kwangju</text:p>
          </table:table-cell>
          <table:table-cell office:value-type="string">
            <text:p>{"Population": 1368341}</text:p>
          </table:table-cell>
        </table:table-row>
        <table:table-row>
          <table:table-cell office:value-type="float" office:value="2337">
            <text:p>2 337</text:p>
          </table:table-cell>
          <table:table-cell office:value-type="string">
            <text:p>Ulsan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084891}</text:p>
          </table:table-cell>
        </table:table-row>
        <table:table-row>
          <table:table-cell office:value-type="float" office:value="2338">
            <text:p>2 338</text:p>
          </table:table-cell>
          <table:table-cell office:value-type="string">
            <text:p>Songnam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869094}</text:p>
          </table:table-cell>
        </table:table-row>
        <table:table-row>
          <table:table-cell office:value-type="float" office:value="2339">
            <text:p>2 339</text:p>
          </table:table-cell>
          <table:table-cell office:value-type="string">
            <text:p>Puchon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779412}</text:p>
          </table:table-cell>
        </table:table-row>
        <table:table-row>
          <table:table-cell office:value-type="float" office:value="2340">
            <text:p>2 340</text:p>
          </table:table-cell>
          <table:table-cell office:value-type="string">
            <text:p>Suwon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755550}</text:p>
          </table:table-cell>
        </table:table-row>
        <table:table-row>
          <table:table-cell office:value-type="float" office:value="2341">
            <text:p>2 341</text:p>
          </table:table-cell>
          <table:table-cell office:value-type="string">
            <text:p>Anyang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591106}</text:p>
          </table:table-cell>
        </table:table-row>
        <table:table-row>
          <table:table-cell office:value-type="float" office:value="2342">
            <text:p>2 342</text:p>
          </table:table-cell>
          <table:table-cell office:value-type="string">
            <text:p>Chonju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563153}</text:p>
          </table:table-cell>
        </table:table-row>
        <table:table-row>
          <table:table-cell office:value-type="float" office:value="2343">
            <text:p>2 343</text:p>
          </table:table-cell>
          <table:table-cell office:value-type="string">
            <text:p>Chongju</text:p>
          </table:table-cell>
          <table:table-cell office:value-type="string">
            <text:p>KOR</text:p>
          </table:table-cell>
          <table:table-cell office:value-type="string">
            <text:p>Chungchongbuk</text:p>
          </table:table-cell>
          <table:table-cell office:value-type="string">
            <text:p>{"Population": 531376}</text:p>
          </table:table-cell>
        </table:table-row>
        <table:table-row>
          <table:table-cell office:value-type="float" office:value="2344">
            <text:p>2 344</text:p>
          </table:table-cell>
          <table:table-cell office:value-type="string">
            <text:p>Koyang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518282}</text:p>
          </table:table-cell>
        </table:table-row>
        <table:table-row>
          <table:table-cell office:value-type="float" office:value="2345">
            <text:p>2 345</text:p>
          </table:table-cell>
          <table:table-cell office:value-type="string">
            <text:p>Ansan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510314}</text:p>
          </table:table-cell>
        </table:table-row>
        <table:table-row>
          <table:table-cell office:value-type="float" office:value="2346">
            <text:p>2 346</text:p>
          </table:table-cell>
          <table:table-cell office:value-type="string">
            <text:p>Pohang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508899}</text:p>
          </table:table-cell>
        </table:table-row>
        <table:table-row>
          <table:table-cell office:value-type="float" office:value="2347">
            <text:p>2 347</text:p>
          </table:table-cell>
          <table:table-cell office:value-type="string">
            <text:p>Chang-won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481694}</text:p>
          </table:table-cell>
        </table:table-row>
        <table:table-row>
          <table:table-cell office:value-type="float" office:value="2348">
            <text:p>2 348</text:p>
          </table:table-cell>
          <table:table-cell office:value-type="string">
            <text:p>Masan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441242}</text:p>
          </table:table-cell>
        </table:table-row>
        <table:table-row>
          <table:table-cell office:value-type="float" office:value="2349">
            <text:p>2 349</text:p>
          </table:table-cell>
          <table:table-cell office:value-type="string">
            <text:p>Kwangmyong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350914}</text:p>
          </table:table-cell>
        </table:table-row>
        <table:table-row>
          <table:table-cell office:value-type="float" office:value="2350">
            <text:p>2 350</text:p>
          </table:table-cell>
          <table:table-cell office:value-type="string">
            <text:p>Chonan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330259}</text:p>
          </table:table-cell>
        </table:table-row>
        <table:table-row>
          <table:table-cell office:value-type="float" office:value="2351">
            <text:p>2 351</text:p>
          </table:table-cell>
          <table:table-cell office:value-type="string">
            <text:p>Chinju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329886}</text:p>
          </table:table-cell>
        </table:table-row>
        <table:table-row>
          <table:table-cell office:value-type="float" office:value="2352">
            <text:p>2 352</text:p>
          </table:table-cell>
          <table:table-cell office:value-type="string">
            <text:p>Iksan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322685}</text:p>
          </table:table-cell>
        </table:table-row>
        <table:table-row>
          <table:table-cell office:value-type="float" office:value="2353">
            <text:p>2 353</text:p>
          </table:table-cell>
          <table:table-cell office:value-type="string">
            <text:p>Pyongtaek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312927}</text:p>
          </table:table-cell>
        </table:table-row>
        <table:table-row>
          <table:table-cell office:value-type="float" office:value="2354">
            <text:p>2 354</text:p>
          </table:table-cell>
          <table:table-cell office:value-type="string">
            <text:p>Kumi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311431}</text:p>
          </table:table-cell>
        </table:table-row>
        <table:table-row>
          <table:table-cell office:value-type="float" office:value="2355">
            <text:p>2 355</text:p>
          </table:table-cell>
          <table:table-cell office:value-type="string">
            <text:p>Uijongbu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276111}</text:p>
          </table:table-cell>
        </table:table-row>
        <table:table-row>
          <table:table-cell office:value-type="float" office:value="2356">
            <text:p>2 356</text:p>
          </table:table-cell>
          <table:table-cell office:value-type="string">
            <text:p>Kyongju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272968}</text:p>
          </table:table-cell>
        </table:table-row>
        <table:table-row>
          <table:table-cell office:value-type="float" office:value="2357">
            <text:p>2 357</text:p>
          </table:table-cell>
          <table:table-cell office:value-type="string">
            <text:p>Kunsan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266569}</text:p>
          </table:table-cell>
        </table:table-row>
        <table:table-row>
          <table:table-cell office:value-type="float" office:value="2358">
            <text:p>2 358</text:p>
          </table:table-cell>
          <table:table-cell office:value-type="string">
            <text:p>Cheju</text:p>
          </table:table-cell>
          <table:table-cell office:value-type="string">
            <text:p>KOR</text:p>
          </table:table-cell>
          <table:table-cell office:value-type="string">
            <text:p>Cheju</text:p>
          </table:table-cell>
          <table:table-cell office:value-type="string">
            <text:p>{"Population": 258511}</text:p>
          </table:table-cell>
        </table:table-row>
        <table:table-row>
          <table:table-cell office:value-type="float" office:value="2359">
            <text:p>2 359</text:p>
          </table:table-cell>
          <table:table-cell office:value-type="string">
            <text:p>Kimhae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256370}</text:p>
          </table:table-cell>
        </table:table-row>
        <table:table-row>
          <table:table-cell office:value-type="float" office:value="2360">
            <text:p>2 360</text:p>
          </table:table-cell>
          <table:table-cell office:value-type="string">
            <text:p>Sunchon</text:p>
          </table:table-cell>
          <table:table-cell office:value-type="string">
            <text:p>KOR</text:p>
          </table:table-cell>
          <table:table-cell office:value-type="string">
            <text:p>Chollanam</text:p>
          </table:table-cell>
          <table:table-cell office:value-type="string">
            <text:p>{"Population": 249263}</text:p>
          </table:table-cell>
        </table:table-row>
        <table:table-row>
          <table:table-cell office:value-type="float" office:value="2361">
            <text:p>2 361</text:p>
          </table:table-cell>
          <table:table-cell office:value-type="string">
            <text:p>Mokpo</text:p>
          </table:table-cell>
          <table:table-cell office:value-type="string">
            <text:p>KOR</text:p>
          </table:table-cell>
          <table:table-cell office:value-type="string">
            <text:p>Chollanam</text:p>
          </table:table-cell>
          <table:table-cell office:value-type="string">
            <text:p>{"Population": 247452}</text:p>
          </table:table-cell>
        </table:table-row>
        <table:table-row>
          <table:table-cell office:value-type="float" office:value="2362">
            <text:p>2 362</text:p>
          </table:table-cell>
          <table:table-cell office:value-type="string">
            <text:p>Yong-in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242643}</text:p>
          </table:table-cell>
        </table:table-row>
        <table:table-row>
          <table:table-cell office:value-type="float" office:value="2363">
            <text:p>2 363</text:p>
          </table:table-cell>
          <table:table-cell office:value-type="string">
            <text:p>Wonju</text:p>
          </table:table-cell>
          <table:table-cell office:value-type="string">
            <text:p>KOR</text:p>
          </table:table-cell>
          <table:table-cell office:value-type="string">
            <text:p>Kang-won</text:p>
          </table:table-cell>
          <table:table-cell office:value-type="string">
            <text:p>{"Population": 237460}</text:p>
          </table:table-cell>
        </table:table-row>
        <table:table-row>
          <table:table-cell office:value-type="float" office:value="2364">
            <text:p>2 364</text:p>
          </table:table-cell>
          <table:table-cell office:value-type="string">
            <text:p>Kunpo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235233}</text:p>
          </table:table-cell>
        </table:table-row>
        <table:table-row>
          <table:table-cell office:value-type="float" office:value="2365">
            <text:p>2 365</text:p>
          </table:table-cell>
          <table:table-cell office:value-type="string">
            <text:p>Chunchon</text:p>
          </table:table-cell>
          <table:table-cell office:value-type="string">
            <text:p>KOR</text:p>
          </table:table-cell>
          <table:table-cell office:value-type="string">
            <text:p>Kang-won</text:p>
          </table:table-cell>
          <table:table-cell office:value-type="string">
            <text:p>{"Population": 234528}</text:p>
          </table:table-cell>
        </table:table-row>
        <table:table-row>
          <table:table-cell office:value-type="float" office:value="2366">
            <text:p>2 366</text:p>
          </table:table-cell>
          <table:table-cell office:value-type="string">
            <text:p>Namyangju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229060}</text:p>
          </table:table-cell>
        </table:table-row>
        <table:table-row>
          <table:table-cell office:value-type="float" office:value="2367">
            <text:p>2 367</text:p>
          </table:table-cell>
          <table:table-cell office:value-type="string">
            <text:p>Kangnung</text:p>
          </table:table-cell>
          <table:table-cell office:value-type="string">
            <text:p>KOR</text:p>
          </table:table-cell>
          <table:table-cell office:value-type="string">
            <text:p>Kang-won</text:p>
          </table:table-cell>
          <table:table-cell office:value-type="string">
            <text:p>{"Population": 220403}</text:p>
          </table:table-cell>
        </table:table-row>
        <table:table-row>
          <table:table-cell office:value-type="float" office:value="2368">
            <text:p>2 368</text:p>
          </table:table-cell>
          <table:table-cell office:value-type="string">
            <text:p>Chungju</text:p>
          </table:table-cell>
          <table:table-cell office:value-type="string">
            <text:p>KOR</text:p>
          </table:table-cell>
          <table:table-cell office:value-type="string">
            <text:p>Chungchongbuk</text:p>
          </table:table-cell>
          <table:table-cell office:value-type="string">
            <text:p>{"Population": 205206}</text:p>
          </table:table-cell>
        </table:table-row>
        <table:table-row>
          <table:table-cell office:value-type="float" office:value="2369">
            <text:p>2 369</text:p>
          </table:table-cell>
          <table:table-cell office:value-type="string">
            <text:p>Andong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88443}</text:p>
          </table:table-cell>
        </table:table-row>
        <table:table-row>
          <table:table-cell office:value-type="float" office:value="2370">
            <text:p>2 370</text:p>
          </table:table-cell>
          <table:table-cell office:value-type="string">
            <text:p>Yosu</text:p>
          </table:table-cell>
          <table:table-cell office:value-type="string">
            <text:p>KOR</text:p>
          </table:table-cell>
          <table:table-cell office:value-type="string">
            <text:p>Chollanam</text:p>
          </table:table-cell>
          <table:table-cell office:value-type="string">
            <text:p>{"Population": 183596}</text:p>
          </table:table-cell>
        </table:table-row>
        <table:table-row>
          <table:table-cell office:value-type="float" office:value="2371">
            <text:p>2 371</text:p>
          </table:table-cell>
          <table:table-cell office:value-type="string">
            <text:p>Kyongsan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73746}</text:p>
          </table:table-cell>
        </table:table-row>
        <table:table-row>
          <table:table-cell office:value-type="float" office:value="2372">
            <text:p>2 372</text:p>
          </table:table-cell>
          <table:table-cell office:value-type="string">
            <text:p>Paju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63379}</text:p>
          </table:table-cell>
        </table:table-row>
        <table:table-row>
          <table:table-cell office:value-type="float" office:value="2373">
            <text:p>2 373</text:p>
          </table:table-cell>
          <table:table-cell office:value-type="string">
            <text:p>Yangsan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63351}</text:p>
          </table:table-cell>
        </table:table-row>
        <table:table-row>
          <table:table-cell office:value-type="float" office:value="2374">
            <text:p>2 374</text:p>
          </table:table-cell>
          <table:table-cell office:value-type="string">
            <text:p>Ichon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55332}</text:p>
          </table:table-cell>
        </table:table-row>
        <table:table-row>
          <table:table-cell office:value-type="float" office:value="2375">
            <text:p>2 375</text:p>
          </table:table-cell>
          <table:table-cell office:value-type="string">
            <text:p>Asan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154663}</text:p>
          </table:table-cell>
        </table:table-row>
        <table:table-row>
          <table:table-cell office:value-type="float" office:value="2376">
            <text:p>2 376</text:p>
          </table:table-cell>
          <table:table-cell office:value-type="string">
            <text:p>Koje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47562}</text:p>
          </table:table-cell>
        </table:table-row>
        <table:table-row>
          <table:table-cell office:value-type="float" office:value="2377">
            <text:p>2 377</text:p>
          </table:table-cell>
          <table:table-cell office:value-type="string">
            <text:p>Kimchon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47027}</text:p>
          </table:table-cell>
        </table:table-row>
        <table:table-row>
          <table:table-cell office:value-type="float" office:value="2378">
            <text:p>2 378</text:p>
          </table:table-cell>
          <table:table-cell office:value-type="string">
            <text:p>Nonsan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146619}</text:p>
          </table:table-cell>
        </table:table-row>
        <table:table-row>
          <table:table-cell office:value-type="float" office:value="2379">
            <text:p>2 379</text:p>
          </table:table-cell>
          <table:table-cell office:value-type="string">
            <text:p>Kuri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42173}</text:p>
          </table:table-cell>
        </table:table-row>
        <table:table-row>
          <table:table-cell office:value-type="float" office:value="2380">
            <text:p>2 380</text:p>
          </table:table-cell>
          <table:table-cell office:value-type="string">
            <text:p>Chong-up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139111}</text:p>
          </table:table-cell>
        </table:table-row>
        <table:table-row>
          <table:table-cell office:value-type="float" office:value="2381">
            <text:p>2 381</text:p>
          </table:table-cell>
          <table:table-cell office:value-type="string">
            <text:p>Chechon</text:p>
          </table:table-cell>
          <table:table-cell office:value-type="string">
            <text:p>KOR</text:p>
          </table:table-cell>
          <table:table-cell office:value-type="string">
            <text:p>Chungchongbuk</text:p>
          </table:table-cell>
          <table:table-cell office:value-type="string">
            <text:p>{"Population": 137070}</text:p>
          </table:table-cell>
        </table:table-row>
        <table:table-row>
          <table:table-cell office:value-type="float" office:value="2382">
            <text:p>2 382</text:p>
          </table:table-cell>
          <table:table-cell office:value-type="string">
            <text:p>Sosan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134746}</text:p>
          </table:table-cell>
        </table:table-row>
        <table:table-row>
          <table:table-cell office:value-type="float" office:value="2383">
            <text:p>2 383</text:p>
          </table:table-cell>
          <table:table-cell office:value-type="string">
            <text:p>Shihung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33443}</text:p>
          </table:table-cell>
        </table:table-row>
        <table:table-row>
          <table:table-cell office:value-type="float" office:value="2384">
            <text:p>2 384</text:p>
          </table:table-cell>
          <table:table-cell office:value-type="string">
            <text:p>Tong-yong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31717}</text:p>
          </table:table-cell>
        </table:table-row>
        <table:table-row>
          <table:table-cell office:value-type="float" office:value="2385">
            <text:p>2 385</text:p>
          </table:table-cell>
          <table:table-cell office:value-type="string">
            <text:p>Kongju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131229}</text:p>
          </table:table-cell>
        </table:table-row>
        <table:table-row>
          <table:table-cell office:value-type="float" office:value="2386">
            <text:p>2 386</text:p>
          </table:table-cell>
          <table:table-cell office:value-type="string">
            <text:p>Yongju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31097}</text:p>
          </table:table-cell>
        </table:table-row>
        <table:table-row>
          <table:table-cell office:value-type="float" office:value="2387">
            <text:p>2 387</text:p>
          </table:table-cell>
          <table:table-cell office:value-type="string">
            <text:p>Chinhae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25997}</text:p>
          </table:table-cell>
        </table:table-row>
        <table:table-row>
          <table:table-cell office:value-type="float" office:value="2388">
            <text:p>2 388</text:p>
          </table:table-cell>
          <table:table-cell office:value-type="string">
            <text:p>Sangju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24116}</text:p>
          </table:table-cell>
        </table:table-row>
        <table:table-row>
          <table:table-cell office:value-type="float" office:value="2389">
            <text:p>2 389</text:p>
          </table:table-cell>
          <table:table-cell office:value-type="string">
            <text:p>Poryong</text:p>
          </table:table-cell>
          <table:table-cell office:value-type="string">
            <text:p>KOR</text:p>
          </table:table-cell>
          <table:table-cell office:value-type="string">
            <text:p>Chungchongnam</text:p>
          </table:table-cell>
          <table:table-cell office:value-type="string">
            <text:p>{"Population": 122604}</text:p>
          </table:table-cell>
        </table:table-row>
        <table:table-row>
          <table:table-cell office:value-type="float" office:value="2390">
            <text:p>2 390</text:p>
          </table:table-cell>
          <table:table-cell office:value-type="string">
            <text:p>Kwang-yang</text:p>
          </table:table-cell>
          <table:table-cell office:value-type="string">
            <text:p>KOR</text:p>
          </table:table-cell>
          <table:table-cell office:value-type="string">
            <text:p>Chollanam</text:p>
          </table:table-cell>
          <table:table-cell office:value-type="string">
            <text:p>{"Population": 122052}</text:p>
          </table:table-cell>
        </table:table-row>
        <table:table-row>
          <table:table-cell office:value-type="float" office:value="2391">
            <text:p>2 391</text:p>
          </table:table-cell>
          <table:table-cell office:value-type="string">
            <text:p>Miryang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21501}</text:p>
          </table:table-cell>
        </table:table-row>
        <table:table-row>
          <table:table-cell office:value-type="float" office:value="2392">
            <text:p>2 392</text:p>
          </table:table-cell>
          <table:table-cell office:value-type="string">
            <text:p>Hanam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15812}</text:p>
          </table:table-cell>
        </table:table-row>
        <table:table-row>
          <table:table-cell office:value-type="float" office:value="2393">
            <text:p>2 393</text:p>
          </table:table-cell>
          <table:table-cell office:value-type="string">
            <text:p>Kimje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115427}</text:p>
          </table:table-cell>
        </table:table-row>
        <table:table-row>
          <table:table-cell office:value-type="float" office:value="2394">
            <text:p>2 394</text:p>
          </table:table-cell>
          <table:table-cell office:value-type="string">
            <text:p>Yongchon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113511}</text:p>
          </table:table-cell>
        </table:table-row>
        <table:table-row>
          <table:table-cell office:value-type="float" office:value="2395">
            <text:p>2 395</text:p>
          </table:table-cell>
          <table:table-cell office:value-type="string">
            <text:p>Sachon</text:p>
          </table:table-cell>
          <table:table-cell office:value-type="string">
            <text:p>KOR</text:p>
          </table:table-cell>
          <table:table-cell office:value-type="string">
            <text:p>Kyongsangnam</text:p>
          </table:table-cell>
          <table:table-cell office:value-type="string">
            <text:p>{"Population": 113494}</text:p>
          </table:table-cell>
        </table:table-row>
        <table:table-row>
          <table:table-cell office:value-type="float" office:value="2396">
            <text:p>2 396</text:p>
          </table:table-cell>
          <table:table-cell office:value-type="string">
            <text:p>Uiwang</text:p>
          </table:table-cell>
          <table:table-cell office:value-type="string">
            <text:p>KOR</text:p>
          </table:table-cell>
          <table:table-cell office:value-type="string">
            <text:p>Kyonggi</text:p>
          </table:table-cell>
          <table:table-cell office:value-type="string">
            <text:p>{"Population": 108788}</text:p>
          </table:table-cell>
        </table:table-row>
        <table:table-row>
          <table:table-cell office:value-type="float" office:value="2397">
            <text:p>2 397</text:p>
          </table:table-cell>
          <table:table-cell office:value-type="string">
            <text:p>Naju</text:p>
          </table:table-cell>
          <table:table-cell office:value-type="string">
            <text:p>KOR</text:p>
          </table:table-cell>
          <table:table-cell office:value-type="string">
            <text:p>Chollanam</text:p>
          </table:table-cell>
          <table:table-cell office:value-type="string">
            <text:p>{"Population": 107831}</text:p>
          </table:table-cell>
        </table:table-row>
        <table:table-row>
          <table:table-cell office:value-type="float" office:value="2398">
            <text:p>2 398</text:p>
          </table:table-cell>
          <table:table-cell office:value-type="string">
            <text:p>Namwon</text:p>
          </table:table-cell>
          <table:table-cell office:value-type="string">
            <text:p>KOR</text:p>
          </table:table-cell>
          <table:table-cell office:value-type="string">
            <text:p>Chollabuk</text:p>
          </table:table-cell>
          <table:table-cell office:value-type="string">
            <text:p>{"Population": 103544}</text:p>
          </table:table-cell>
        </table:table-row>
        <table:table-row>
          <table:table-cell office:value-type="float" office:value="2399">
            <text:p>2 399</text:p>
          </table:table-cell>
          <table:table-cell office:value-type="string">
            <text:p>Tonghae</text:p>
          </table:table-cell>
          <table:table-cell office:value-type="string">
            <text:p>KOR</text:p>
          </table:table-cell>
          <table:table-cell office:value-type="string">
            <text:p>Kang-won</text:p>
          </table:table-cell>
          <table:table-cell office:value-type="string">
            <text:p>{"Population": 95472}</text:p>
          </table:table-cell>
        </table:table-row>
        <table:table-row>
          <table:table-cell office:value-type="float" office:value="2400">
            <text:p>2 400</text:p>
          </table:table-cell>
          <table:table-cell office:value-type="string">
            <text:p>Mun-gyong</text:p>
          </table:table-cell>
          <table:table-cell office:value-type="string">
            <text:p>KOR</text:p>
          </table:table-cell>
          <table:table-cell office:value-type="string">
            <text:p>Kyongsangbuk</text:p>
          </table:table-cell>
          <table:table-cell office:value-type="string">
            <text:p>{"Population": 92239}</text:p>
          </table:table-cell>
        </table:table-row>
        <table:table-row>
          <table:table-cell office:value-type="float" office:value="2401">
            <text:p>2 401</text:p>
          </table:table-cell>
          <table:table-cell office:value-type="string">
            <text:p>Athenai</text:p>
          </table:table-cell>
          <table:table-cell office:value-type="string">
            <text:p>GRC</text:p>
          </table:table-cell>
          <table:table-cell office:value-type="string">
            <text:p>Attika</text:p>
          </table:table-cell>
          <table:table-cell office:value-type="string">
            <text:p>{"Population": 772072}</text:p>
          </table:table-cell>
        </table:table-row>
        <table:table-row>
          <table:table-cell office:value-type="float" office:value="2402">
            <text:p>2 402</text:p>
          </table:table-cell>
          <table:table-cell office:value-type="string">
            <text:p>Thessaloniki</text:p>
          </table:table-cell>
          <table:table-cell office:value-type="string">
            <text:p>GRC</text:p>
          </table:table-cell>
          <table:table-cell office:value-type="string">
            <text:p>Central Macedonia</text:p>
          </table:table-cell>
          <table:table-cell office:value-type="string">
            <text:p>{"Population": 383967}</text:p>
          </table:table-cell>
        </table:table-row>
        <table:table-row>
          <table:table-cell office:value-type="float" office:value="2403">
            <text:p>2 403</text:p>
          </table:table-cell>
          <table:table-cell office:value-type="string">
            <text:p>Pireus</text:p>
          </table:table-cell>
          <table:table-cell office:value-type="string">
            <text:p>GRC</text:p>
          </table:table-cell>
          <table:table-cell office:value-type="string">
            <text:p>Attika</text:p>
          </table:table-cell>
          <table:table-cell office:value-type="string">
            <text:p>{"Population": 182671}</text:p>
          </table:table-cell>
        </table:table-row>
        <table:table-row>
          <table:table-cell office:value-type="float" office:value="2404">
            <text:p>2 404</text:p>
          </table:table-cell>
          <table:table-cell office:value-type="string">
            <text:p>Patras</text:p>
          </table:table-cell>
          <table:table-cell office:value-type="string">
            <text:p>GRC</text:p>
          </table:table-cell>
          <table:table-cell office:value-type="string">
            <text:p>West Greece</text:p>
          </table:table-cell>
          <table:table-cell office:value-type="string">
            <text:p>{"Population": 153344}</text:p>
          </table:table-cell>
        </table:table-row>
        <table:table-row>
          <table:table-cell office:value-type="float" office:value="2405">
            <text:p>2 405</text:p>
          </table:table-cell>
          <table:table-cell office:value-type="string">
            <text:p>Peristerion</text:p>
          </table:table-cell>
          <table:table-cell office:value-type="string">
            <text:p>GRC</text:p>
          </table:table-cell>
          <table:table-cell office:value-type="string">
            <text:p>Attika</text:p>
          </table:table-cell>
          <table:table-cell office:value-type="string">
            <text:p>{"Population": 137288}</text:p>
          </table:table-cell>
        </table:table-row>
        <table:table-row>
          <table:table-cell office:value-type="float" office:value="2406">
            <text:p>2 406</text:p>
          </table:table-cell>
          <table:table-cell office:value-type="string">
            <text:p>Herakleion</text:p>
          </table:table-cell>
          <table:table-cell office:value-type="string">
            <text:p>GRC</text:p>
          </table:table-cell>
          <table:table-cell office:value-type="string">
            <text:p>Crete</text:p>
          </table:table-cell>
          <table:table-cell office:value-type="string">
            <text:p>{"Population": 116178}</text:p>
          </table:table-cell>
        </table:table-row>
        <table:table-row>
          <table:table-cell office:value-type="float" office:value="2407">
            <text:p>2 407</text:p>
          </table:table-cell>
          <table:table-cell office:value-type="string">
            <text:p>Kallithea</text:p>
          </table:table-cell>
          <table:table-cell office:value-type="string">
            <text:p>GRC</text:p>
          </table:table-cell>
          <table:table-cell office:value-type="string">
            <text:p>Attika</text:p>
          </table:table-cell>
          <table:table-cell office:value-type="string">
            <text:p>{"Population": 114233}</text:p>
          </table:table-cell>
        </table:table-row>
        <table:table-row>
          <table:table-cell office:value-type="float" office:value="2408">
            <text:p>2 408</text:p>
          </table:table-cell>
          <table:table-cell office:value-type="string">
            <text:p>Larisa</text:p>
          </table:table-cell>
          <table:table-cell office:value-type="string">
            <text:p>GRC</text:p>
          </table:table-cell>
          <table:table-cell office:value-type="string">
            <text:p>Thessalia</text:p>
          </table:table-cell>
          <table:table-cell office:value-type="string">
            <text:p>{"Population": 113090}</text:p>
          </table:table-cell>
        </table:table-row>
        <table:table-row>
          <table:table-cell office:value-type="float" office:value="2409">
            <text:p>2 409</text:p>
          </table:table-cell>
          <table:table-cell office:value-type="string">
            <text:p>Zagreb</text:p>
          </table:table-cell>
          <table:table-cell office:value-type="string">
            <text:p>HRV</text:p>
          </table:table-cell>
          <table:table-cell office:value-type="string">
            <text:p>Grad Zagreb</text:p>
          </table:table-cell>
          <table:table-cell office:value-type="string">
            <text:p>{"Population": 706770}</text:p>
          </table:table-cell>
        </table:table-row>
        <table:table-row>
          <table:table-cell office:value-type="float" office:value="2410">
            <text:p>2 410</text:p>
          </table:table-cell>
          <table:table-cell office:value-type="string">
            <text:p>Split</text:p>
          </table:table-cell>
          <table:table-cell office:value-type="string">
            <text:p>HRV</text:p>
          </table:table-cell>
          <table:table-cell office:value-type="string">
            <text:p>Split-Dalmatia</text:p>
          </table:table-cell>
          <table:table-cell office:value-type="string">
            <text:p>{"Population": 189388}</text:p>
          </table:table-cell>
        </table:table-row>
        <table:table-row>
          <table:table-cell office:value-type="float" office:value="2411">
            <text:p>2 411</text:p>
          </table:table-cell>
          <table:table-cell office:value-type="string">
            <text:p>Rijeka</text:p>
          </table:table-cell>
          <table:table-cell office:value-type="string">
            <text:p>HRV</text:p>
          </table:table-cell>
          <table:table-cell office:value-type="string">
            <text:p>Primorje-Gorski Kota</text:p>
          </table:table-cell>
          <table:table-cell office:value-type="string">
            <text:p>{"Population": 167964}</text:p>
          </table:table-cell>
        </table:table-row>
        <table:table-row>
          <table:table-cell office:value-type="float" office:value="2412">
            <text:p>2 412</text:p>
          </table:table-cell>
          <table:table-cell office:value-type="string">
            <text:p>Osijek</text:p>
          </table:table-cell>
          <table:table-cell office:value-type="string">
            <text:p>HRV</text:p>
          </table:table-cell>
          <table:table-cell office:value-type="string">
            <text:p>Osijek-Baranja</text:p>
          </table:table-cell>
          <table:table-cell office:value-type="string">
            <text:p>{"Population": 104761}</text:p>
          </table:table-cell>
        </table:table-row>
        <table:table-row>
          <table:table-cell office:value-type="float" office:value="2413">
            <text:p>2 413</text:p>
          </table:table-cell>
          <table:table-cell office:value-type="string">
            <text:p>La Habana</text:p>
          </table:table-cell>
          <table:table-cell office:value-type="string">
            <text:p>CUB</text:p>
          </table:table-cell>
          <table:table-cell office:value-type="string">
            <text:p>La Habana</text:p>
          </table:table-cell>
          <table:table-cell office:value-type="string">
            <text:p>{"Population": 2256000}</text:p>
          </table:table-cell>
        </table:table-row>
        <table:table-row>
          <table:table-cell office:value-type="float" office:value="2414">
            <text:p>2 414</text:p>
          </table:table-cell>
          <table:table-cell office:value-type="string">
            <text:p>Santiago de Cuba</text:p>
          </table:table-cell>
          <table:table-cell office:value-type="string">
            <text:p>CUB</text:p>
          </table:table-cell>
          <table:table-cell office:value-type="string">
            <text:p>Santiago de Cuba</text:p>
          </table:table-cell>
          <table:table-cell office:value-type="string">
            <text:p>{"Population": 433180}</text:p>
          </table:table-cell>
        </table:table-row>
        <table:table-row>
          <table:table-cell office:value-type="float" office:value="2415">
            <text:p>2 415</text:p>
          </table:table-cell>
          <table:table-cell office:value-type="string">
            <text:p>Camagüey</text:p>
          </table:table-cell>
          <table:table-cell office:value-type="string">
            <text:p>CUB</text:p>
          </table:table-cell>
          <table:table-cell office:value-type="string">
            <text:p>Camagüey</text:p>
          </table:table-cell>
          <table:table-cell office:value-type="string">
            <text:p>{"Population": 298726}</text:p>
          </table:table-cell>
        </table:table-row>
        <table:table-row>
          <table:table-cell office:value-type="float" office:value="2416">
            <text:p>2 416</text:p>
          </table:table-cell>
          <table:table-cell office:value-type="string">
            <text:p>Holguín</text:p>
          </table:table-cell>
          <table:table-cell office:value-type="string">
            <text:p>CUB</text:p>
          </table:table-cell>
          <table:table-cell office:value-type="string">
            <text:p>Holguín</text:p>
          </table:table-cell>
          <table:table-cell office:value-type="string">
            <text:p>{"Population": 249492}</text:p>
          </table:table-cell>
        </table:table-row>
        <table:table-row>
          <table:table-cell office:value-type="float" office:value="2417">
            <text:p>2 417</text:p>
          </table:table-cell>
          <table:table-cell office:value-type="string">
            <text:p>Santa Clara</text:p>
          </table:table-cell>
          <table:table-cell office:value-type="string">
            <text:p>CUB</text:p>
          </table:table-cell>
          <table:table-cell office:value-type="string">
            <text:p>Villa Clara</text:p>
          </table:table-cell>
          <table:table-cell office:value-type="string">
            <text:p>{"Population": 207350}</text:p>
          </table:table-cell>
        </table:table-row>
        <table:table-row>
          <table:table-cell office:value-type="float" office:value="2418">
            <text:p>2 418</text:p>
          </table:table-cell>
          <table:table-cell office:value-type="string">
            <text:p>Guantánamo</text:p>
          </table:table-cell>
          <table:table-cell office:value-type="string">
            <text:p>CUB</text:p>
          </table:table-cell>
          <table:table-cell office:value-type="string">
            <text:p>Guantánamo</text:p>
          </table:table-cell>
          <table:table-cell office:value-type="string">
            <text:p>{"Population": 205078}</text:p>
          </table:table-cell>
        </table:table-row>
        <table:table-row>
          <table:table-cell office:value-type="float" office:value="2419">
            <text:p>2 419</text:p>
          </table:table-cell>
          <table:table-cell office:value-type="string">
            <text:p>Pinar del Río</text:p>
          </table:table-cell>
          <table:table-cell office:value-type="string">
            <text:p>CUB</text:p>
          </table:table-cell>
          <table:table-cell office:value-type="string">
            <text:p>Pinar del Río</text:p>
          </table:table-cell>
          <table:table-cell office:value-type="string">
            <text:p>{"Population": 142100}</text:p>
          </table:table-cell>
        </table:table-row>
        <table:table-row>
          <table:table-cell office:value-type="float" office:value="2420">
            <text:p>2 420</text:p>
          </table:table-cell>
          <table:table-cell office:value-type="string">
            <text:p>Bayamo</text:p>
          </table:table-cell>
          <table:table-cell office:value-type="string">
            <text:p>CUB</text:p>
          </table:table-cell>
          <table:table-cell office:value-type="string">
            <text:p>Granma</text:p>
          </table:table-cell>
          <table:table-cell office:value-type="string">
            <text:p>{"Population": 141000}</text:p>
          </table:table-cell>
        </table:table-row>
        <table:table-row>
          <table:table-cell office:value-type="float" office:value="2421">
            <text:p>2 421</text:p>
          </table:table-cell>
          <table:table-cell office:value-type="string">
            <text:p>Cienfuegos</text:p>
          </table:table-cell>
          <table:table-cell office:value-type="string">
            <text:p>CUB</text:p>
          </table:table-cell>
          <table:table-cell office:value-type="string">
            <text:p>Cienfuegos</text:p>
          </table:table-cell>
          <table:table-cell office:value-type="string">
            <text:p>{"Population": 132770}</text:p>
          </table:table-cell>
        </table:table-row>
        <table:table-row>
          <table:table-cell office:value-type="float" office:value="2422">
            <text:p>2 422</text:p>
          </table:table-cell>
          <table:table-cell office:value-type="string">
            <text:p>Victoria de las Tunas</text:p>
          </table:table-cell>
          <table:table-cell office:value-type="string">
            <text:p>CUB</text:p>
          </table:table-cell>
          <table:table-cell office:value-type="string">
            <text:p>Las Tunas</text:p>
          </table:table-cell>
          <table:table-cell office:value-type="string">
            <text:p>{"Population": 132350}</text:p>
          </table:table-cell>
        </table:table-row>
        <table:table-row>
          <table:table-cell office:value-type="float" office:value="2423">
            <text:p>2 423</text:p>
          </table:table-cell>
          <table:table-cell office:value-type="string">
            <text:p>Matanzas</text:p>
          </table:table-cell>
          <table:table-cell office:value-type="string">
            <text:p>CUB</text:p>
          </table:table-cell>
          <table:table-cell office:value-type="string">
            <text:p>Matanzas</text:p>
          </table:table-cell>
          <table:table-cell office:value-type="string">
            <text:p>{"Population": 123273}</text:p>
          </table:table-cell>
        </table:table-row>
        <table:table-row>
          <table:table-cell office:value-type="float" office:value="2424">
            <text:p>2 424</text:p>
          </table:table-cell>
          <table:table-cell office:value-type="string">
            <text:p>Manzanillo</text:p>
          </table:table-cell>
          <table:table-cell office:value-type="string">
            <text:p>CUB</text:p>
          </table:table-cell>
          <table:table-cell office:value-type="string">
            <text:p>Granma</text:p>
          </table:table-cell>
          <table:table-cell office:value-type="string">
            <text:p>{"Population": 109350}</text:p>
          </table:table-cell>
        </table:table-row>
        <table:table-row>
          <table:table-cell office:value-type="float" office:value="2425">
            <text:p>2 425</text:p>
          </table:table-cell>
          <table:table-cell office:value-type="string">
            <text:p>Sancti-Spíritus</text:p>
          </table:table-cell>
          <table:table-cell office:value-type="string">
            <text:p>CUB</text:p>
          </table:table-cell>
          <table:table-cell office:value-type="string">
            <text:p>Sancti-Spíritus</text:p>
          </table:table-cell>
          <table:table-cell office:value-type="string">
            <text:p>{"Population": 100751}</text:p>
          </table:table-cell>
        </table:table-row>
        <table:table-row>
          <table:table-cell office:value-type="float" office:value="2426">
            <text:p>2 426</text:p>
          </table:table-cell>
          <table:table-cell office:value-type="string">
            <text:p>Ciego de Ávila</text:p>
          </table:table-cell>
          <table:table-cell office:value-type="string">
            <text:p>CUB</text:p>
          </table:table-cell>
          <table:table-cell office:value-type="string">
            <text:p>Ciego de Ávila</text:p>
          </table:table-cell>
          <table:table-cell office:value-type="string">
            <text:p>{"Population": 98505}</text:p>
          </table:table-cell>
        </table:table-row>
        <table:table-row>
          <table:table-cell office:value-type="float" office:value="2427">
            <text:p>2 427</text:p>
          </table:table-cell>
          <table:table-cell office:value-type="string">
            <text:p>al-Salimiya</text:p>
          </table:table-cell>
          <table:table-cell office:value-type="string">
            <text:p>KWT</text:p>
          </table:table-cell>
          <table:table-cell office:value-type="string">
            <text:p>Hawalli</text:p>
          </table:table-cell>
          <table:table-cell office:value-type="string">
            <text:p>{"Population": 130215}</text:p>
          </table:table-cell>
        </table:table-row>
        <table:table-row>
          <table:table-cell office:value-type="float" office:value="2428">
            <text:p>2 428</text:p>
          </table:table-cell>
          <table:table-cell office:value-type="string">
            <text:p>Jalib al-Shuyukh</text:p>
          </table:table-cell>
          <table:table-cell office:value-type="string">
            <text:p>KWT</text:p>
          </table:table-cell>
          <table:table-cell office:value-type="string">
            <text:p>Hawalli</text:p>
          </table:table-cell>
          <table:table-cell office:value-type="string">
            <text:p>{"Population": 102178}</text:p>
          </table:table-cell>
        </table:table-row>
        <table:table-row>
          <table:table-cell office:value-type="float" office:value="2429">
            <text:p>2 429</text:p>
          </table:table-cell>
          <table:table-cell office:value-type="string">
            <text:p>Kuwait</text:p>
          </table:table-cell>
          <table:table-cell office:value-type="string">
            <text:p>KWT</text:p>
          </table:table-cell>
          <table:table-cell office:value-type="string">
            <text:p>al-Asima</text:p>
          </table:table-cell>
          <table:table-cell office:value-type="string">
            <text:p>{"Population": 28859}</text:p>
          </table:table-cell>
        </table:table-row>
        <table:table-row>
          <table:table-cell office:value-type="float" office:value="2430">
            <text:p>2 430</text:p>
          </table:table-cell>
          <table:table-cell office:value-type="string">
            <text:p>Nicosia</text:p>
          </table:table-cell>
          <table:table-cell office:value-type="string">
            <text:p>CYP</text:p>
          </table:table-cell>
          <table:table-cell office:value-type="string">
            <text:p>Nicosia</text:p>
          </table:table-cell>
          <table:table-cell office:value-type="string">
            <text:p>{"Population": 195000}</text:p>
          </table:table-cell>
        </table:table-row>
        <table:table-row>
          <table:table-cell office:value-type="float" office:value="2431">
            <text:p>2 431</text:p>
          </table:table-cell>
          <table:table-cell office:value-type="string">
            <text:p>Limassol</text:p>
          </table:table-cell>
          <table:table-cell office:value-type="string">
            <text:p>CYP</text:p>
          </table:table-cell>
          <table:table-cell office:value-type="string">
            <text:p>Limassol</text:p>
          </table:table-cell>
          <table:table-cell office:value-type="string">
            <text:p>{"Population": 154400}</text:p>
          </table:table-cell>
        </table:table-row>
        <table:table-row>
          <table:table-cell office:value-type="float" office:value="2432">
            <text:p>2 432</text:p>
          </table:table-cell>
          <table:table-cell office:value-type="string">
            <text:p>Vientiane</text:p>
          </table:table-cell>
          <table:table-cell office:value-type="string">
            <text:p>LAO</text:p>
          </table:table-cell>
          <table:table-cell office:value-type="string">
            <text:p>Viangchan</text:p>
          </table:table-cell>
          <table:table-cell office:value-type="string">
            <text:p>{"Population": 531800}</text:p>
          </table:table-cell>
        </table:table-row>
        <table:table-row>
          <table:table-cell office:value-type="float" office:value="2433">
            <text:p>2 433</text:p>
          </table:table-cell>
          <table:table-cell office:value-type="string">
            <text:p>Savannakhet</text:p>
          </table:table-cell>
          <table:table-cell office:value-type="string">
            <text:p>LAO</text:p>
          </table:table-cell>
          <table:table-cell office:value-type="string">
            <text:p>Savannakhet</text:p>
          </table:table-cell>
          <table:table-cell office:value-type="string">
            <text:p>{"Population": 96652}</text:p>
          </table:table-cell>
        </table:table-row>
        <table:table-row>
          <table:table-cell office:value-type="float" office:value="2434">
            <text:p>2 434</text:p>
          </table:table-cell>
          <table:table-cell office:value-type="string">
            <text:p>Riga</text:p>
          </table:table-cell>
          <table:table-cell office:value-type="string">
            <text:p>LVA</text:p>
          </table:table-cell>
          <table:table-cell office:value-type="string">
            <text:p>Riika</text:p>
          </table:table-cell>
          <table:table-cell office:value-type="string">
            <text:p>{"Population": 764328}</text:p>
          </table:table-cell>
        </table:table-row>
        <table:table-row>
          <table:table-cell office:value-type="float" office:value="2435">
            <text:p>2 435</text:p>
          </table:table-cell>
          <table:table-cell office:value-type="string">
            <text:p>Daugavpils</text:p>
          </table:table-cell>
          <table:table-cell office:value-type="string">
            <text:p>LVA</text:p>
          </table:table-cell>
          <table:table-cell office:value-type="string">
            <text:p>Daugavpils</text:p>
          </table:table-cell>
          <table:table-cell office:value-type="string">
            <text:p>{"Population": 114829}</text:p>
          </table:table-cell>
        </table:table-row>
        <table:table-row>
          <table:table-cell office:value-type="float" office:value="2436">
            <text:p>2 436</text:p>
          </table:table-cell>
          <table:table-cell office:value-type="string">
            <text:p>Liepaja</text:p>
          </table:table-cell>
          <table:table-cell office:value-type="string">
            <text:p>LVA</text:p>
          </table:table-cell>
          <table:table-cell office:value-type="string">
            <text:p>Liepaja</text:p>
          </table:table-cell>
          <table:table-cell office:value-type="string">
            <text:p>{"Population": 89439}</text:p>
          </table:table-cell>
        </table:table-row>
        <table:table-row>
          <table:table-cell office:value-type="float" office:value="2437">
            <text:p>2 437</text:p>
          </table:table-cell>
          <table:table-cell office:value-type="string">
            <text:p>Maseru</text:p>
          </table:table-cell>
          <table:table-cell office:value-type="string">
            <text:p>LSO</text:p>
          </table:table-cell>
          <table:table-cell office:value-type="string">
            <text:p>Maseru</text:p>
          </table:table-cell>
          <table:table-cell office:value-type="string">
            <text:p>{"Population": 297000}</text:p>
          </table:table-cell>
        </table:table-row>
        <table:table-row>
          <table:table-cell office:value-type="float" office:value="2438">
            <text:p>2 438</text:p>
          </table:table-cell>
          <table:table-cell office:value-type="string">
            <text:p>Beirut</text:p>
          </table:table-cell>
          <table:table-cell office:value-type="string">
            <text:p>LBN</text:p>
          </table:table-cell>
          <table:table-cell office:value-type="string">
            <text:p>Beirut</text:p>
          </table:table-cell>
          <table:table-cell office:value-type="string">
            <text:p>{"Population": 1100000}</text:p>
          </table:table-cell>
        </table:table-row>
        <table:table-row>
          <table:table-cell office:value-type="float" office:value="2439">
            <text:p>2 439</text:p>
          </table:table-cell>
          <table:table-cell office:value-type="string">
            <text:p>Tripoli</text:p>
          </table:table-cell>
          <table:table-cell office:value-type="string">
            <text:p>LBN</text:p>
          </table:table-cell>
          <table:table-cell office:value-type="string">
            <text:p>al-Shamal</text:p>
          </table:table-cell>
          <table:table-cell office:value-type="string">
            <text:p>{"Population": 240000}</text:p>
          </table:table-cell>
        </table:table-row>
        <table:table-row>
          <table:table-cell office:value-type="float" office:value="2440">
            <text:p>2 440</text:p>
          </table:table-cell>
          <table:table-cell office:value-type="string">
            <text:p>Monrovia</text:p>
          </table:table-cell>
          <table:table-cell office:value-type="string">
            <text:p>LBR</text:p>
          </table:table-cell>
          <table:table-cell office:value-type="string">
            <text:p>Montserrado</text:p>
          </table:table-cell>
          <table:table-cell office:value-type="string">
            <text:p>{"Population": 850000}</text:p>
          </table:table-cell>
        </table:table-row>
        <table:table-row>
          <table:table-cell office:value-type="float" office:value="2441">
            <text:p>2 441</text:p>
          </table:table-cell>
          <table:table-cell office:value-type="string">
            <text:p>Tripoli</text:p>
          </table:table-cell>
          <table:table-cell office:value-type="string">
            <text:p>LBY</text:p>
          </table:table-cell>
          <table:table-cell office:value-type="string">
            <text:p>Tripoli</text:p>
          </table:table-cell>
          <table:table-cell office:value-type="string">
            <text:p>{"Population": 1682000}</text:p>
          </table:table-cell>
        </table:table-row>
        <table:table-row>
          <table:table-cell office:value-type="float" office:value="2442">
            <text:p>2 442</text:p>
          </table:table-cell>
          <table:table-cell office:value-type="string">
            <text:p>Bengasi</text:p>
          </table:table-cell>
          <table:table-cell office:value-type="string">
            <text:p>LBY</text:p>
          </table:table-cell>
          <table:table-cell office:value-type="string">
            <text:p>Bengasi</text:p>
          </table:table-cell>
          <table:table-cell office:value-type="string">
            <text:p>{"Population": 804000}</text:p>
          </table:table-cell>
        </table:table-row>
        <table:table-row>
          <table:table-cell office:value-type="float" office:value="2443">
            <text:p>2 443</text:p>
          </table:table-cell>
          <table:table-cell office:value-type="string">
            <text:p>Misrata</text:p>
          </table:table-cell>
          <table:table-cell office:value-type="string">
            <text:p>LBY</text:p>
          </table:table-cell>
          <table:table-cell office:value-type="string">
            <text:p>Misrata</text:p>
          </table:table-cell>
          <table:table-cell office:value-type="string">
            <text:p>{"Population": 121669}</text:p>
          </table:table-cell>
        </table:table-row>
        <table:table-row>
          <table:table-cell office:value-type="float" office:value="2444">
            <text:p>2 444</text:p>
          </table:table-cell>
          <table:table-cell office:value-type="string">
            <text:p>al-Zawiya</text:p>
          </table:table-cell>
          <table:table-cell office:value-type="string">
            <text:p>LBY</text:p>
          </table:table-cell>
          <table:table-cell office:value-type="string">
            <text:p>al-Zawiya</text:p>
          </table:table-cell>
          <table:table-cell office:value-type="string">
            <text:p>{"Population": 89338}</text:p>
          </table:table-cell>
        </table:table-row>
        <table:table-row>
          <table:table-cell office:value-type="float" office:value="2445">
            <text:p>2 445</text:p>
          </table:table-cell>
          <table:table-cell office:value-type="string">
            <text:p>Schaan</text:p>
          </table:table-cell>
          <table:table-cell office:value-type="string">
            <text:p>LIE</text:p>
          </table:table-cell>
          <table:table-cell office:value-type="string">
            <text:p>Schaan</text:p>
          </table:table-cell>
          <table:table-cell office:value-type="string">
            <text:p>{"Population": 5346}</text:p>
          </table:table-cell>
        </table:table-row>
        <table:table-row>
          <table:table-cell office:value-type="float" office:value="2446">
            <text:p>2 446</text:p>
          </table:table-cell>
          <table:table-cell office:value-type="string">
            <text:p>Vaduz</text:p>
          </table:table-cell>
          <table:table-cell office:value-type="string">
            <text:p>LIE</text:p>
          </table:table-cell>
          <table:table-cell office:value-type="string">
            <text:p>Vaduz</text:p>
          </table:table-cell>
          <table:table-cell office:value-type="string">
            <text:p>{"Population": 5043}</text:p>
          </table:table-cell>
        </table:table-row>
        <table:table-row>
          <table:table-cell office:value-type="float" office:value="2447">
            <text:p>2 447</text:p>
          </table:table-cell>
          <table:table-cell office:value-type="string">
            <text:p>Vilnius</text:p>
          </table:table-cell>
          <table:table-cell office:value-type="string">
            <text:p>LTU</text:p>
          </table:table-cell>
          <table:table-cell office:value-type="string">
            <text:p>Vilna</text:p>
          </table:table-cell>
          <table:table-cell office:value-type="string">
            <text:p>{"Population": 577969}</text:p>
          </table:table-cell>
        </table:table-row>
        <table:table-row>
          <table:table-cell office:value-type="float" office:value="2448">
            <text:p>2 448</text:p>
          </table:table-cell>
          <table:table-cell office:value-type="string">
            <text:p>Kaunas</text:p>
          </table:table-cell>
          <table:table-cell office:value-type="string">
            <text:p>LTU</text:p>
          </table:table-cell>
          <table:table-cell office:value-type="string">
            <text:p>Kaunas</text:p>
          </table:table-cell>
          <table:table-cell office:value-type="string">
            <text:p>{"Population": 412639}</text:p>
          </table:table-cell>
        </table:table-row>
        <table:table-row>
          <table:table-cell office:value-type="float" office:value="2449">
            <text:p>2 449</text:p>
          </table:table-cell>
          <table:table-cell office:value-type="string">
            <text:p>Klaipeda</text:p>
          </table:table-cell>
          <table:table-cell office:value-type="string">
            <text:p>LTU</text:p>
          </table:table-cell>
          <table:table-cell office:value-type="string">
            <text:p>Klaipeda</text:p>
          </table:table-cell>
          <table:table-cell office:value-type="string">
            <text:p>{"Population": 202451}</text:p>
          </table:table-cell>
        </table:table-row>
        <table:table-row>
          <table:table-cell office:value-type="float" office:value="2450">
            <text:p>2 450</text:p>
          </table:table-cell>
          <table:table-cell office:value-type="string">
            <text:p>iauliai</text:p>
          </table:table-cell>
          <table:table-cell office:value-type="string">
            <text:p>LTU</text:p>
          </table:table-cell>
          <table:table-cell office:value-type="string">
            <text:p>iauliai</text:p>
          </table:table-cell>
          <table:table-cell office:value-type="string">
            <text:p>{"Population": 146563}</text:p>
          </table:table-cell>
        </table:table-row>
        <table:table-row>
          <table:table-cell office:value-type="float" office:value="2451">
            <text:p>2 451</text:p>
          </table:table-cell>
          <table:table-cell office:value-type="string">
            <text:p>Panevezys</text:p>
          </table:table-cell>
          <table:table-cell office:value-type="string">
            <text:p>LTU</text:p>
          </table:table-cell>
          <table:table-cell office:value-type="string">
            <text:p>Panevezys</text:p>
          </table:table-cell>
          <table:table-cell office:value-type="string">
            <text:p>{"Population": 133695}</text:p>
          </table:table-cell>
        </table:table-row>
        <table:table-row>
          <table:table-cell office:value-type="float" office:value="2452">
            <text:p>2 452</text:p>
          </table:table-cell>
          <table:table-cell office:value-type="string">
            <text:p>Luxembourg [Luxemburg/Lëtzebuerg]</text:p>
          </table:table-cell>
          <table:table-cell office:value-type="string">
            <text:p>LUX</text:p>
          </table:table-cell>
          <table:table-cell office:value-type="string">
            <text:p>Luxembourg</text:p>
          </table:table-cell>
          <table:table-cell office:value-type="string">
            <text:p>{"Population": 80700}</text:p>
          </table:table-cell>
        </table:table-row>
        <table:table-row>
          <table:table-cell office:value-type="float" office:value="2453">
            <text:p>2 453</text:p>
          </table:table-cell>
          <table:table-cell office:value-type="string">
            <text:p>El-Aaiún</text:p>
          </table:table-cell>
          <table:table-cell office:value-type="string">
            <text:p>ESH</text:p>
          </table:table-cell>
          <table:table-cell office:value-type="string">
            <text:p>El-Aaiún</text:p>
          </table:table-cell>
          <table:table-cell office:value-type="string">
            <text:p>{"Population": 169000}</text:p>
          </table:table-cell>
        </table:table-row>
        <table:table-row>
          <table:table-cell office:value-type="float" office:value="2454">
            <text:p>2 454</text:p>
          </table:table-cell>
          <table:table-cell office:value-type="string">
            <text:p>Macao</text:p>
          </table:table-cell>
          <table:table-cell office:value-type="string">
            <text:p>MAC</text:p>
          </table:table-cell>
          <table:table-cell office:value-type="string">
            <text:p>Macau</text:p>
          </table:table-cell>
          <table:table-cell office:value-type="string">
            <text:p>{"Population": 437500}</text:p>
          </table:table-cell>
        </table:table-row>
        <table:table-row>
          <table:table-cell office:value-type="float" office:value="2455">
            <text:p>2 455</text:p>
          </table:table-cell>
          <table:table-cell office:value-type="string">
            <text:p>Antananarivo</text:p>
          </table:table-cell>
          <table:table-cell office:value-type="string">
            <text:p>MDG</text:p>
          </table:table-cell>
          <table:table-cell office:value-type="string">
            <text:p>Antananarivo</text:p>
          </table:table-cell>
          <table:table-cell office:value-type="string">
            <text:p>{"Population": 675669}</text:p>
          </table:table-cell>
        </table:table-row>
        <table:table-row>
          <table:table-cell office:value-type="float" office:value="2456">
            <text:p>2 456</text:p>
          </table:table-cell>
          <table:table-cell office:value-type="string">
            <text:p>Toamasina</text:p>
          </table:table-cell>
          <table:table-cell office:value-type="string">
            <text:p>MDG</text:p>
          </table:table-cell>
          <table:table-cell office:value-type="string">
            <text:p>Toamasina</text:p>
          </table:table-cell>
          <table:table-cell office:value-type="string">
            <text:p>{"Population": 127441}</text:p>
          </table:table-cell>
        </table:table-row>
        <table:table-row>
          <table:table-cell office:value-type="float" office:value="2457">
            <text:p>2 457</text:p>
          </table:table-cell>
          <table:table-cell office:value-type="string">
            <text:p>Antsirabé</text:p>
          </table:table-cell>
          <table:table-cell office:value-type="string">
            <text:p>MDG</text:p>
          </table:table-cell>
          <table:table-cell office:value-type="string">
            <text:p>Antananarivo</text:p>
          </table:table-cell>
          <table:table-cell office:value-type="string">
            <text:p>{"Population": 120239}</text:p>
          </table:table-cell>
        </table:table-row>
        <table:table-row>
          <table:table-cell office:value-type="float" office:value="2458">
            <text:p>2 458</text:p>
          </table:table-cell>
          <table:table-cell office:value-type="string">
            <text:p>Mahajanga</text:p>
          </table:table-cell>
          <table:table-cell office:value-type="string">
            <text:p>MDG</text:p>
          </table:table-cell>
          <table:table-cell office:value-type="string">
            <text:p>Mahajanga</text:p>
          </table:table-cell>
          <table:table-cell office:value-type="string">
            <text:p>{"Population": 100807}</text:p>
          </table:table-cell>
        </table:table-row>
        <table:table-row>
          <table:table-cell office:value-type="float" office:value="2459">
            <text:p>2 459</text:p>
          </table:table-cell>
          <table:table-cell office:value-type="string">
            <text:p>Fianarantsoa</text:p>
          </table:table-cell>
          <table:table-cell office:value-type="string">
            <text:p>MDG</text:p>
          </table:table-cell>
          <table:table-cell office:value-type="string">
            <text:p>Fianarantsoa</text:p>
          </table:table-cell>
          <table:table-cell office:value-type="string">
            <text:p>{"Population": 99005}</text:p>
          </table:table-cell>
        </table:table-row>
        <table:table-row>
          <table:table-cell office:value-type="float" office:value="2460">
            <text:p>2 460</text:p>
          </table:table-cell>
          <table:table-cell office:value-type="string">
            <text:p>Skopje</text:p>
          </table:table-cell>
          <table:table-cell office:value-type="string">
            <text:p>MKD</text:p>
          </table:table-cell>
          <table:table-cell office:value-type="string">
            <text:p>Skopje</text:p>
          </table:table-cell>
          <table:table-cell office:value-type="string">
            <text:p>{"Population": 444299}</text:p>
          </table:table-cell>
        </table:table-row>
        <table:table-row>
          <table:table-cell office:value-type="float" office:value="2461">
            <text:p>2 461</text:p>
          </table:table-cell>
          <table:table-cell office:value-type="string">
            <text:p>Blantyre</text:p>
          </table:table-cell>
          <table:table-cell office:value-type="string">
            <text:p>MWI</text:p>
          </table:table-cell>
          <table:table-cell office:value-type="string">
            <text:p>Blantyre</text:p>
          </table:table-cell>
          <table:table-cell office:value-type="string">
            <text:p>{"Population": 478155}</text:p>
          </table:table-cell>
        </table:table-row>
        <table:table-row>
          <table:table-cell office:value-type="float" office:value="2462">
            <text:p>2 462</text:p>
          </table:table-cell>
          <table:table-cell office:value-type="string">
            <text:p>Lilongwe</text:p>
          </table:table-cell>
          <table:table-cell office:value-type="string">
            <text:p>MWI</text:p>
          </table:table-cell>
          <table:table-cell office:value-type="string">
            <text:p>Lilongwe</text:p>
          </table:table-cell>
          <table:table-cell office:value-type="string">
            <text:p>{"Population": 435964}</text:p>
          </table:table-cell>
        </table:table-row>
        <table:table-row>
          <table:table-cell office:value-type="float" office:value="2463">
            <text:p>2 463</text:p>
          </table:table-cell>
          <table:table-cell office:value-type="string">
            <text:p>Male</text:p>
          </table:table-cell>
          <table:table-cell office:value-type="string">
            <text:p>MDV</text:p>
          </table:table-cell>
          <table:table-cell office:value-type="string">
            <text:p>Maale</text:p>
          </table:table-cell>
          <table:table-cell office:value-type="string">
            <text:p>{"Population": 71000}</text:p>
          </table:table-cell>
        </table:table-row>
        <table:table-row>
          <table:table-cell office:value-type="float" office:value="2464">
            <text:p>2 464</text:p>
          </table:table-cell>
          <table:table-cell office:value-type="string">
            <text:p>Kuala Lumpur</text:p>
          </table:table-cell>
          <table:table-cell office:value-type="string">
            <text:p>MYS</text:p>
          </table:table-cell>
          <table:table-cell office:value-type="string">
            <text:p>Wilayah Persekutuan</text:p>
          </table:table-cell>
          <table:table-cell office:value-type="string">
            <text:p>{"Population": 1297526}</text:p>
          </table:table-cell>
        </table:table-row>
        <table:table-row>
          <table:table-cell office:value-type="float" office:value="2465">
            <text:p>2 465</text:p>
          </table:table-cell>
          <table:table-cell office:value-type="string">
            <text:p>Ipoh</text:p>
          </table:table-cell>
          <table:table-cell office:value-type="string">
            <text:p>MYS</text:p>
          </table:table-cell>
          <table:table-cell office:value-type="string">
            <text:p>Perak</text:p>
          </table:table-cell>
          <table:table-cell office:value-type="string">
            <text:p>{"Population": 382853}</text:p>
          </table:table-cell>
        </table:table-row>
        <table:table-row>
          <table:table-cell office:value-type="float" office:value="2466">
            <text:p>2 466</text:p>
          </table:table-cell>
          <table:table-cell office:value-type="string">
            <text:p>Johor Baharu</text:p>
          </table:table-cell>
          <table:table-cell office:value-type="string">
            <text:p>MYS</text:p>
          </table:table-cell>
          <table:table-cell office:value-type="string">
            <text:p>Johor</text:p>
          </table:table-cell>
          <table:table-cell office:value-type="string">
            <text:p>{"Population": 328436}</text:p>
          </table:table-cell>
        </table:table-row>
        <table:table-row>
          <table:table-cell office:value-type="float" office:value="2467">
            <text:p>2 467</text:p>
          </table:table-cell>
          <table:table-cell office:value-type="string">
            <text:p>Petaling Jaya</text:p>
          </table:table-cell>
          <table:table-cell office:value-type="string">
            <text:p>MYS</text:p>
          </table:table-cell>
          <table:table-cell office:value-type="string">
            <text:p>Selangor</text:p>
          </table:table-cell>
          <table:table-cell office:value-type="string">
            <text:p>{"Population": 254350}</text:p>
          </table:table-cell>
        </table:table-row>
        <table:table-row>
          <table:table-cell office:value-type="float" office:value="2468">
            <text:p>2 468</text:p>
          </table:table-cell>
          <table:table-cell office:value-type="string">
            <text:p>Kelang</text:p>
          </table:table-cell>
          <table:table-cell office:value-type="string">
            <text:p>MYS</text:p>
          </table:table-cell>
          <table:table-cell office:value-type="string">
            <text:p>Selangor</text:p>
          </table:table-cell>
          <table:table-cell office:value-type="string">
            <text:p>{"Population": 243355}</text:p>
          </table:table-cell>
        </table:table-row>
        <table:table-row>
          <table:table-cell office:value-type="float" office:value="2469">
            <text:p>2 469</text:p>
          </table:table-cell>
          <table:table-cell office:value-type="string">
            <text:p>Kuala Terengganu</text:p>
          </table:table-cell>
          <table:table-cell office:value-type="string">
            <text:p>MYS</text:p>
          </table:table-cell>
          <table:table-cell office:value-type="string">
            <text:p>Terengganu</text:p>
          </table:table-cell>
          <table:table-cell office:value-type="string">
            <text:p>{"Population": 228119}</text:p>
          </table:table-cell>
        </table:table-row>
        <table:table-row>
          <table:table-cell office:value-type="float" office:value="2470">
            <text:p>2 470</text:p>
          </table:table-cell>
          <table:table-cell office:value-type="string">
            <text:p>Pinang</text:p>
          </table:table-cell>
          <table:table-cell office:value-type="string">
            <text:p>MYS</text:p>
          </table:table-cell>
          <table:table-cell office:value-type="string">
            <text:p>Pulau Pinang</text:p>
          </table:table-cell>
          <table:table-cell office:value-type="string">
            <text:p>{"Population": 219603}</text:p>
          </table:table-cell>
        </table:table-row>
        <table:table-row>
          <table:table-cell office:value-type="float" office:value="2471">
            <text:p>2 471</text:p>
          </table:table-cell>
          <table:table-cell office:value-type="string">
            <text:p>Kota Bharu</text:p>
          </table:table-cell>
          <table:table-cell office:value-type="string">
            <text:p>MYS</text:p>
          </table:table-cell>
          <table:table-cell office:value-type="string">
            <text:p>Kelantan</text:p>
          </table:table-cell>
          <table:table-cell office:value-type="string">
            <text:p>{"Population": 219582}</text:p>
          </table:table-cell>
        </table:table-row>
        <table:table-row>
          <table:table-cell office:value-type="float" office:value="2472">
            <text:p>2 472</text:p>
          </table:table-cell>
          <table:table-cell office:value-type="string">
            <text:p>Kuantan</text:p>
          </table:table-cell>
          <table:table-cell office:value-type="string">
            <text:p>MYS</text:p>
          </table:table-cell>
          <table:table-cell office:value-type="string">
            <text:p>Pahang</text:p>
          </table:table-cell>
          <table:table-cell office:value-type="string">
            <text:p>{"Population": 199484}</text:p>
          </table:table-cell>
        </table:table-row>
        <table:table-row>
          <table:table-cell office:value-type="float" office:value="2473">
            <text:p>2 473</text:p>
          </table:table-cell>
          <table:table-cell office:value-type="string">
            <text:p>Taiping</text:p>
          </table:table-cell>
          <table:table-cell office:value-type="string">
            <text:p>MYS</text:p>
          </table:table-cell>
          <table:table-cell office:value-type="string">
            <text:p>Perak</text:p>
          </table:table-cell>
          <table:table-cell office:value-type="string">
            <text:p>{"Population": 183261}</text:p>
          </table:table-cell>
        </table:table-row>
        <table:table-row>
          <table:table-cell office:value-type="float" office:value="2474">
            <text:p>2 474</text:p>
          </table:table-cell>
          <table:table-cell office:value-type="string">
            <text:p>Seremban</text:p>
          </table:table-cell>
          <table:table-cell office:value-type="string">
            <text:p>MYS</text:p>
          </table:table-cell>
          <table:table-cell office:value-type="string">
            <text:p>Negeri Sembilan</text:p>
          </table:table-cell>
          <table:table-cell office:value-type="string">
            <text:p>{"Population": 182869}</text:p>
          </table:table-cell>
        </table:table-row>
        <table:table-row>
          <table:table-cell office:value-type="float" office:value="2475">
            <text:p>2 475</text:p>
          </table:table-cell>
          <table:table-cell office:value-type="string">
            <text:p>Kuching</text:p>
          </table:table-cell>
          <table:table-cell office:value-type="string">
            <text:p>MYS</text:p>
          </table:table-cell>
          <table:table-cell office:value-type="string">
            <text:p>Sarawak</text:p>
          </table:table-cell>
          <table:table-cell office:value-type="string">
            <text:p>{"Population": 148059}</text:p>
          </table:table-cell>
        </table:table-row>
        <table:table-row>
          <table:table-cell office:value-type="float" office:value="2476">
            <text:p>2 476</text:p>
          </table:table-cell>
          <table:table-cell office:value-type="string">
            <text:p>Sibu</text:p>
          </table:table-cell>
          <table:table-cell office:value-type="string">
            <text:p>MYS</text:p>
          </table:table-cell>
          <table:table-cell office:value-type="string">
            <text:p>Sarawak</text:p>
          </table:table-cell>
          <table:table-cell office:value-type="string">
            <text:p>{"Population": 126381}</text:p>
          </table:table-cell>
        </table:table-row>
        <table:table-row>
          <table:table-cell office:value-type="float" office:value="2477">
            <text:p>2 477</text:p>
          </table:table-cell>
          <table:table-cell office:value-type="string">
            <text:p>Sandakan</text:p>
          </table:table-cell>
          <table:table-cell office:value-type="string">
            <text:p>MYS</text:p>
          </table:table-cell>
          <table:table-cell office:value-type="string">
            <text:p>Sabah</text:p>
          </table:table-cell>
          <table:table-cell office:value-type="string">
            <text:p>{"Population": 125841}</text:p>
          </table:table-cell>
        </table:table-row>
        <table:table-row>
          <table:table-cell office:value-type="float" office:value="2478">
            <text:p>2 478</text:p>
          </table:table-cell>
          <table:table-cell office:value-type="string">
            <text:p>Alor Setar</text:p>
          </table:table-cell>
          <table:table-cell office:value-type="string">
            <text:p>MYS</text:p>
          </table:table-cell>
          <table:table-cell office:value-type="string">
            <text:p>Kedah</text:p>
          </table:table-cell>
          <table:table-cell office:value-type="string">
            <text:p>{"Population": 124412}</text:p>
          </table:table-cell>
        </table:table-row>
        <table:table-row>
          <table:table-cell office:value-type="float" office:value="2479">
            <text:p>2 479</text:p>
          </table:table-cell>
          <table:table-cell office:value-type="string">
            <text:p>Selayang Baru</text:p>
          </table:table-cell>
          <table:table-cell office:value-type="string">
            <text:p>MYS</text:p>
          </table:table-cell>
          <table:table-cell office:value-type="string">
            <text:p>Selangor</text:p>
          </table:table-cell>
          <table:table-cell office:value-type="string">
            <text:p>{"Population": 124228}</text:p>
          </table:table-cell>
        </table:table-row>
        <table:table-row>
          <table:table-cell office:value-type="float" office:value="2480">
            <text:p>2 480</text:p>
          </table:table-cell>
          <table:table-cell office:value-type="string">
            <text:p>Sungai Petani</text:p>
          </table:table-cell>
          <table:table-cell office:value-type="string">
            <text:p>MYS</text:p>
          </table:table-cell>
          <table:table-cell office:value-type="string">
            <text:p>Kedah</text:p>
          </table:table-cell>
          <table:table-cell office:value-type="string">
            <text:p>{"Population": 114763}</text:p>
          </table:table-cell>
        </table:table-row>
        <table:table-row>
          <table:table-cell office:value-type="float" office:value="2481">
            <text:p>2 481</text:p>
          </table:table-cell>
          <table:table-cell office:value-type="string">
            <text:p>Shah Alam</text:p>
          </table:table-cell>
          <table:table-cell office:value-type="string">
            <text:p>MYS</text:p>
          </table:table-cell>
          <table:table-cell office:value-type="string">
            <text:p>Selangor</text:p>
          </table:table-cell>
          <table:table-cell office:value-type="string">
            <text:p>{"Population": 102019}</text:p>
          </table:table-cell>
        </table:table-row>
        <table:table-row>
          <table:table-cell office:value-type="float" office:value="2482">
            <text:p>2 482</text:p>
          </table:table-cell>
          <table:table-cell office:value-type="string">
            <text:p>Bamako</text:p>
          </table:table-cell>
          <table:table-cell office:value-type="string">
            <text:p>MLI</text:p>
          </table:table-cell>
          <table:table-cell office:value-type="string">
            <text:p>Bamako</text:p>
          </table:table-cell>
          <table:table-cell office:value-type="string">
            <text:p>{"Population": 809552}</text:p>
          </table:table-cell>
        </table:table-row>
        <table:table-row>
          <table:table-cell office:value-type="float" office:value="2483">
            <text:p>2 483</text:p>
          </table:table-cell>
          <table:table-cell office:value-type="string">
            <text:p>Birkirkara</text:p>
          </table:table-cell>
          <table:table-cell office:value-type="string">
            <text:p>MLT</text:p>
          </table:table-cell>
          <table:table-cell office:value-type="string">
            <text:p>Outer Harbour</text:p>
          </table:table-cell>
          <table:table-cell office:value-type="string">
            <text:p>{"Population": 21445}</text:p>
          </table:table-cell>
        </table:table-row>
        <table:table-row>
          <table:table-cell office:value-type="float" office:value="2484">
            <text:p>2 484</text:p>
          </table:table-cell>
          <table:table-cell office:value-type="string">
            <text:p>Valletta</text:p>
          </table:table-cell>
          <table:table-cell office:value-type="string">
            <text:p>MLT</text:p>
          </table:table-cell>
          <table:table-cell office:value-type="string">
            <text:p>Inner Harbour</text:p>
          </table:table-cell>
          <table:table-cell office:value-type="string">
            <text:p>{"Population": 7073}</text:p>
          </table:table-cell>
        </table:table-row>
        <table:table-row>
          <table:table-cell office:value-type="float" office:value="2485">
            <text:p>2 485</text:p>
          </table:table-cell>
          <table:table-cell office:value-type="string">
            <text:p>Casablanca</text:p>
          </table:table-cell>
          <table:table-cell office:value-type="string">
            <text:p>MAR</text:p>
          </table:table-cell>
          <table:table-cell office:value-type="string">
            <text:p>Casablanca</text:p>
          </table:table-cell>
          <table:table-cell office:value-type="string">
            <text:p>{"Population": 2940623}</text:p>
          </table:table-cell>
        </table:table-row>
        <table:table-row>
          <table:table-cell office:value-type="float" office:value="2486">
            <text:p>2 486</text:p>
          </table:table-cell>
          <table:table-cell office:value-type="string">
            <text:p>Rabat</text:p>
          </table:table-cell>
          <table:table-cell office:value-type="string">
            <text:p>MAR</text:p>
          </table:table-cell>
          <table:table-cell office:value-type="string">
            <text:p>Rabat-Salé-Zammour-Z</text:p>
          </table:table-cell>
          <table:table-cell office:value-type="string">
            <text:p>{"Population": 623457}</text:p>
          </table:table-cell>
        </table:table-row>
        <table:table-row>
          <table:table-cell office:value-type="float" office:value="2487">
            <text:p>2 487</text:p>
          </table:table-cell>
          <table:table-cell office:value-type="string">
            <text:p>Marrakech</text:p>
          </table:table-cell>
          <table:table-cell office:value-type="string">
            <text:p>MAR</text:p>
          </table:table-cell>
          <table:table-cell office:value-type="string">
            <text:p>Marrakech-Tensift-Al</text:p>
          </table:table-cell>
          <table:table-cell office:value-type="string">
            <text:p>{"Population": 621914}</text:p>
          </table:table-cell>
        </table:table-row>
        <table:table-row>
          <table:table-cell office:value-type="float" office:value="2488">
            <text:p>2 488</text:p>
          </table:table-cell>
          <table:table-cell office:value-type="string">
            <text:p>Fès</text:p>
          </table:table-cell>
          <table:table-cell office:value-type="string">
            <text:p>MAR</text:p>
          </table:table-cell>
          <table:table-cell office:value-type="string">
            <text:p>Fès-Boulemane</text:p>
          </table:table-cell>
          <table:table-cell office:value-type="string">
            <text:p>{"Population": 541162}</text:p>
          </table:table-cell>
        </table:table-row>
        <table:table-row>
          <table:table-cell office:value-type="float" office:value="2489">
            <text:p>2 489</text:p>
          </table:table-cell>
          <table:table-cell office:value-type="string">
            <text:p>Tanger</text:p>
          </table:table-cell>
          <table:table-cell office:value-type="string">
            <text:p>MAR</text:p>
          </table:table-cell>
          <table:table-cell office:value-type="string">
            <text:p>Tanger-Tétouan</text:p>
          </table:table-cell>
          <table:table-cell office:value-type="string">
            <text:p>{"Population": 521735}</text:p>
          </table:table-cell>
        </table:table-row>
        <table:table-row>
          <table:table-cell office:value-type="float" office:value="2490">
            <text:p>2 490</text:p>
          </table:table-cell>
          <table:table-cell office:value-type="string">
            <text:p>Salé</text:p>
          </table:table-cell>
          <table:table-cell office:value-type="string">
            <text:p>MAR</text:p>
          </table:table-cell>
          <table:table-cell office:value-type="string">
            <text:p>Rabat-Salé-Zammour-Z</text:p>
          </table:table-cell>
          <table:table-cell office:value-type="string">
            <text:p>{"Population": 504420}</text:p>
          </table:table-cell>
        </table:table-row>
        <table:table-row>
          <table:table-cell office:value-type="float" office:value="2491">
            <text:p>2 491</text:p>
          </table:table-cell>
          <table:table-cell office:value-type="string">
            <text:p>Meknès</text:p>
          </table:table-cell>
          <table:table-cell office:value-type="string">
            <text:p>MAR</text:p>
          </table:table-cell>
          <table:table-cell office:value-type="string">
            <text:p>Meknès-Tafilalet</text:p>
          </table:table-cell>
          <table:table-cell office:value-type="string">
            <text:p>{"Population": 460000}</text:p>
          </table:table-cell>
        </table:table-row>
        <table:table-row>
          <table:table-cell office:value-type="float" office:value="2492">
            <text:p>2 492</text:p>
          </table:table-cell>
          <table:table-cell office:value-type="string">
            <text:p>Oujda</text:p>
          </table:table-cell>
          <table:table-cell office:value-type="string">
            <text:p>MAR</text:p>
          </table:table-cell>
          <table:table-cell office:value-type="string">
            <text:p>Oriental</text:p>
          </table:table-cell>
          <table:table-cell office:value-type="string">
            <text:p>{"Population": 365382}</text:p>
          </table:table-cell>
        </table:table-row>
        <table:table-row>
          <table:table-cell office:value-type="float" office:value="2493">
            <text:p>2 493</text:p>
          </table:table-cell>
          <table:table-cell office:value-type="string">
            <text:p>Kénitra</text:p>
          </table:table-cell>
          <table:table-cell office:value-type="string">
            <text:p>MAR</text:p>
          </table:table-cell>
          <table:table-cell office:value-type="string">
            <text:p>Gharb-Chrarda-Béni H</text:p>
          </table:table-cell>
          <table:table-cell office:value-type="string">
            <text:p>{"Population": 292600}</text:p>
          </table:table-cell>
        </table:table-row>
        <table:table-row>
          <table:table-cell office:value-type="float" office:value="2494">
            <text:p>2 494</text:p>
          </table:table-cell>
          <table:table-cell office:value-type="string">
            <text:p>Tétouan</text:p>
          </table:table-cell>
          <table:table-cell office:value-type="string">
            <text:p>MAR</text:p>
          </table:table-cell>
          <table:table-cell office:value-type="string">
            <text:p>Tanger-Tétouan</text:p>
          </table:table-cell>
          <table:table-cell office:value-type="string">
            <text:p>{"Population": 277516}</text:p>
          </table:table-cell>
        </table:table-row>
        <table:table-row>
          <table:table-cell office:value-type="float" office:value="2495">
            <text:p>2 495</text:p>
          </table:table-cell>
          <table:table-cell office:value-type="string">
            <text:p>Safi</text:p>
          </table:table-cell>
          <table:table-cell office:value-type="string">
            <text:p>MAR</text:p>
          </table:table-cell>
          <table:table-cell office:value-type="string">
            <text:p>Doukkala-Abda</text:p>
          </table:table-cell>
          <table:table-cell office:value-type="string">
            <text:p>{"Population": 262300}</text:p>
          </table:table-cell>
        </table:table-row>
        <table:table-row>
          <table:table-cell office:value-type="float" office:value="2496">
            <text:p>2 496</text:p>
          </table:table-cell>
          <table:table-cell office:value-type="string">
            <text:p>Agadir</text:p>
          </table:table-cell>
          <table:table-cell office:value-type="string">
            <text:p>MAR</text:p>
          </table:table-cell>
          <table:table-cell office:value-type="string">
            <text:p>Souss Massa-Draâ</text:p>
          </table:table-cell>
          <table:table-cell office:value-type="string">
            <text:p>{"Population": 155244}</text:p>
          </table:table-cell>
        </table:table-row>
        <table:table-row>
          <table:table-cell office:value-type="float" office:value="2497">
            <text:p>2 497</text:p>
          </table:table-cell>
          <table:table-cell office:value-type="string">
            <text:p>Mohammedia</text:p>
          </table:table-cell>
          <table:table-cell office:value-type="string">
            <text:p>MAR</text:p>
          </table:table-cell>
          <table:table-cell office:value-type="string">
            <text:p>Casablanca</text:p>
          </table:table-cell>
          <table:table-cell office:value-type="string">
            <text:p>{"Population": 154706}</text:p>
          </table:table-cell>
        </table:table-row>
        <table:table-row>
          <table:table-cell office:value-type="float" office:value="2498">
            <text:p>2 498</text:p>
          </table:table-cell>
          <table:table-cell office:value-type="string">
            <text:p>Khouribga</text:p>
          </table:table-cell>
          <table:table-cell office:value-type="string">
            <text:p>MAR</text:p>
          </table:table-cell>
          <table:table-cell office:value-type="string">
            <text:p>Chaouia-Ouardigha</text:p>
          </table:table-cell>
          <table:table-cell office:value-type="string">
            <text:p>{"Population": 152090}</text:p>
          </table:table-cell>
        </table:table-row>
        <table:table-row>
          <table:table-cell office:value-type="float" office:value="2499">
            <text:p>2 499</text:p>
          </table:table-cell>
          <table:table-cell office:value-type="string">
            <text:p>Beni-Mellal</text:p>
          </table:table-cell>
          <table:table-cell office:value-type="string">
            <text:p>MAR</text:p>
          </table:table-cell>
          <table:table-cell office:value-type="string">
            <text:p>Tadla-Azilal</text:p>
          </table:table-cell>
          <table:table-cell office:value-type="string">
            <text:p>{"Population": 140212}</text:p>
          </table:table-cell>
        </table:table-row>
        <table:table-row>
          <table:table-cell office:value-type="float" office:value="2500">
            <text:p>2 500</text:p>
          </table:table-cell>
          <table:table-cell office:value-type="string">
            <text:p>Témara</text:p>
          </table:table-cell>
          <table:table-cell office:value-type="string">
            <text:p>MAR</text:p>
          </table:table-cell>
          <table:table-cell office:value-type="string">
            <text:p>Rabat-Salé-Zammour-Z</text:p>
          </table:table-cell>
          <table:table-cell office:value-type="string">
            <text:p>{"Population": 126303}</text:p>
          </table:table-cell>
        </table:table-row>
        <table:table-row>
          <table:table-cell office:value-type="float" office:value="2501">
            <text:p>2 501</text:p>
          </table:table-cell>
          <table:table-cell office:value-type="string">
            <text:p>El Jadida</text:p>
          </table:table-cell>
          <table:table-cell office:value-type="string">
            <text:p>MAR</text:p>
          </table:table-cell>
          <table:table-cell office:value-type="string">
            <text:p>Doukkala-Abda</text:p>
          </table:table-cell>
          <table:table-cell office:value-type="string">
            <text:p>{"Population": 119083}</text:p>
          </table:table-cell>
        </table:table-row>
        <table:table-row>
          <table:table-cell office:value-type="float" office:value="2502">
            <text:p>2 502</text:p>
          </table:table-cell>
          <table:table-cell office:value-type="string">
            <text:p>Nador</text:p>
          </table:table-cell>
          <table:table-cell office:value-type="string">
            <text:p>MAR</text:p>
          </table:table-cell>
          <table:table-cell office:value-type="string">
            <text:p>Oriental</text:p>
          </table:table-cell>
          <table:table-cell office:value-type="string">
            <text:p>{"Population": 112450}</text:p>
          </table:table-cell>
        </table:table-row>
        <table:table-row>
          <table:table-cell office:value-type="float" office:value="2503">
            <text:p>2 503</text:p>
          </table:table-cell>
          <table:table-cell office:value-type="string">
            <text:p>Ksar el Kebir</text:p>
          </table:table-cell>
          <table:table-cell office:value-type="string">
            <text:p>MAR</text:p>
          </table:table-cell>
          <table:table-cell office:value-type="string">
            <text:p>Tanger-Tétouan</text:p>
          </table:table-cell>
          <table:table-cell office:value-type="string">
            <text:p>{"Population": 107065}</text:p>
          </table:table-cell>
        </table:table-row>
        <table:table-row>
          <table:table-cell office:value-type="float" office:value="2504">
            <text:p>2 504</text:p>
          </table:table-cell>
          <table:table-cell office:value-type="string">
            <text:p>Settat</text:p>
          </table:table-cell>
          <table:table-cell office:value-type="string">
            <text:p>MAR</text:p>
          </table:table-cell>
          <table:table-cell office:value-type="string">
            <text:p>Chaouia-Ouardigha</text:p>
          </table:table-cell>
          <table:table-cell office:value-type="string">
            <text:p>{"Population": 96200}</text:p>
          </table:table-cell>
        </table:table-row>
        <table:table-row>
          <table:table-cell office:value-type="float" office:value="2505">
            <text:p>2 505</text:p>
          </table:table-cell>
          <table:table-cell office:value-type="string">
            <text:p>Taza</text:p>
          </table:table-cell>
          <table:table-cell office:value-type="string">
            <text:p>MAR</text:p>
          </table:table-cell>
          <table:table-cell office:value-type="string">
            <text:p>Taza-Al Hoceima-Taou</text:p>
          </table:table-cell>
          <table:table-cell office:value-type="string">
            <text:p>{"Population": 92700}</text:p>
          </table:table-cell>
        </table:table-row>
        <table:table-row>
          <table:table-cell office:value-type="float" office:value="2506">
            <text:p>2 506</text:p>
          </table:table-cell>
          <table:table-cell office:value-type="string">
            <text:p>El Araich</text:p>
          </table:table-cell>
          <table:table-cell office:value-type="string">
            <text:p>MAR</text:p>
          </table:table-cell>
          <table:table-cell office:value-type="string">
            <text:p>Tanger-Tétouan</text:p>
          </table:table-cell>
          <table:table-cell office:value-type="string">
            <text:p>{"Population": 90400}</text:p>
          </table:table-cell>
        </table:table-row>
        <table:table-row>
          <table:table-cell office:value-type="float" office:value="2507">
            <text:p>2 507</text:p>
          </table:table-cell>
          <table:table-cell office:value-type="string">
            <text:p>Dalap-Uliga-Darrit</text:p>
          </table:table-cell>
          <table:table-cell office:value-type="string">
            <text:p>MHL</text:p>
          </table:table-cell>
          <table:table-cell office:value-type="string">
            <text:p>Majuro</text:p>
          </table:table-cell>
          <table:table-cell office:value-type="string">
            <text:p>{"Population": 28000}</text:p>
          </table:table-cell>
        </table:table-row>
        <table:table-row>
          <table:table-cell office:value-type="float" office:value="2508">
            <text:p>2 508</text:p>
          </table:table-cell>
          <table:table-cell office:value-type="string">
            <text:p>Fort-de-France</text:p>
          </table:table-cell>
          <table:table-cell office:value-type="string">
            <text:p>MTQ</text:p>
          </table:table-cell>
          <table:table-cell office:value-type="string">
            <text:p>Fort-de-France</text:p>
          </table:table-cell>
          <table:table-cell office:value-type="string">
            <text:p>{"Population": 94050}</text:p>
          </table:table-cell>
        </table:table-row>
        <table:table-row>
          <table:table-cell office:value-type="float" office:value="2509">
            <text:p>2 509</text:p>
          </table:table-cell>
          <table:table-cell office:value-type="string">
            <text:p>Nouakchott</text:p>
          </table:table-cell>
          <table:table-cell office:value-type="string">
            <text:p>MRT</text:p>
          </table:table-cell>
          <table:table-cell office:value-type="string">
            <text:p>Nouakchott</text:p>
          </table:table-cell>
          <table:table-cell office:value-type="string">
            <text:p>{"Population": 667300}</text:p>
          </table:table-cell>
        </table:table-row>
        <table:table-row>
          <table:table-cell office:value-type="float" office:value="2510">
            <text:p>2 510</text:p>
          </table:table-cell>
          <table:table-cell office:value-type="string">
            <text:p>Nouâdhibou</text:p>
          </table:table-cell>
          <table:table-cell office:value-type="string">
            <text:p>MRT</text:p>
          </table:table-cell>
          <table:table-cell office:value-type="string">
            <text:p>Dakhlet Nouâdhibou</text:p>
          </table:table-cell>
          <table:table-cell office:value-type="string">
            <text:p>{"Population": 97600}</text:p>
          </table:table-cell>
        </table:table-row>
        <table:table-row>
          <table:table-cell office:value-type="float" office:value="2511">
            <text:p>2 511</text:p>
          </table:table-cell>
          <table:table-cell office:value-type="string">
            <text:p>Port-Louis</text:p>
          </table:table-cell>
          <table:table-cell office:value-type="string">
            <text:p>MUS</text:p>
          </table:table-cell>
          <table:table-cell office:value-type="string">
            <text:p>Port-Louis</text:p>
          </table:table-cell>
          <table:table-cell office:value-type="string">
            <text:p>{"Population": 138200}</text:p>
          </table:table-cell>
        </table:table-row>
        <table:table-row>
          <table:table-cell office:value-type="float" office:value="2512">
            <text:p>2 512</text:p>
          </table:table-cell>
          <table:table-cell office:value-type="string">
            <text:p>Beau Bassin-Rose Hill</text:p>
          </table:table-cell>
          <table:table-cell office:value-type="string">
            <text:p>MUS</text:p>
          </table:table-cell>
          <table:table-cell office:value-type="string">
            <text:p>Plaines Wilhelms</text:p>
          </table:table-cell>
          <table:table-cell office:value-type="string">
            <text:p>{"Population": 100616}</text:p>
          </table:table-cell>
        </table:table-row>
        <table:table-row>
          <table:table-cell office:value-type="float" office:value="2513">
            <text:p>2 513</text:p>
          </table:table-cell>
          <table:table-cell office:value-type="string">
            <text:p>Vacoas-Phoenix</text:p>
          </table:table-cell>
          <table:table-cell office:value-type="string">
            <text:p>MUS</text:p>
          </table:table-cell>
          <table:table-cell office:value-type="string">
            <text:p>Plaines Wilhelms</text:p>
          </table:table-cell>
          <table:table-cell office:value-type="string">
            <text:p>{"Population": 98464}</text:p>
          </table:table-cell>
        </table:table-row>
        <table:table-row>
          <table:table-cell office:value-type="float" office:value="2514">
            <text:p>2 514</text:p>
          </table:table-cell>
          <table:table-cell office:value-type="string">
            <text:p>Mamoutzou</text:p>
          </table:table-cell>
          <table:table-cell office:value-type="string">
            <text:p>MYT</text:p>
          </table:table-cell>
          <table:table-cell office:value-type="string">
            <text:p>Mamoutzou</text:p>
          </table:table-cell>
          <table:table-cell office:value-type="string">
            <text:p>{"Population": 12000}</text:p>
          </table:table-cell>
        </table:table-row>
        <table:table-row>
          <table:table-cell office:value-type="float" office:value="2515">
            <text:p>2 515</text:p>
          </table:table-cell>
          <table:table-cell office:value-type="string">
            <text:p>Ciudad de México</text:p>
          </table:table-cell>
          <table:table-cell office:value-type="string">
            <text:p>MEX</text:p>
          </table:table-cell>
          <table:table-cell office:value-type="string">
            <text:p>Distrito Federal</text:p>
          </table:table-cell>
          <table:table-cell office:value-type="string">
            <text:p>{"Population": 8591309}</text:p>
          </table:table-cell>
        </table:table-row>
        <table:table-row>
          <table:table-cell office:value-type="float" office:value="2516">
            <text:p>2 516</text:p>
          </table:table-cell>
          <table:table-cell office:value-type="string">
            <text:p>Guadalajara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647720}</text:p>
          </table:table-cell>
        </table:table-row>
        <table:table-row>
          <table:table-cell office:value-type="float" office:value="2517">
            <text:p>2 517</text:p>
          </table:table-cell>
          <table:table-cell office:value-type="string">
            <text:p>Ecatepec de Morelos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620303}</text:p>
          </table:table-cell>
        </table:table-row>
        <table:table-row>
          <table:table-cell office:value-type="float" office:value="2518">
            <text:p>2 518</text:p>
          </table:table-cell>
          <table:table-cell office:value-type="string">
            <text:p>Puebla</text:p>
          </table:table-cell>
          <table:table-cell office:value-type="string">
            <text:p>MEX</text:p>
          </table:table-cell>
          <table:table-cell office:value-type="string">
            <text:p>Puebla</text:p>
          </table:table-cell>
          <table:table-cell office:value-type="string">
            <text:p>{"Population": 1346176}</text:p>
          </table:table-cell>
        </table:table-row>
        <table:table-row>
          <table:table-cell office:value-type="float" office:value="2519">
            <text:p>2 519</text:p>
          </table:table-cell>
          <table:table-cell office:value-type="string">
            <text:p>Nezahualcóyotl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224924}</text:p>
          </table:table-cell>
        </table:table-row>
        <table:table-row>
          <table:table-cell office:value-type="float" office:value="2520">
            <text:p>2 520</text:p>
          </table:table-cell>
          <table:table-cell office:value-type="string">
            <text:p>Juárez</text:p>
          </table:table-cell>
          <table:table-cell office:value-type="string">
            <text:p>MEX</text:p>
          </table:table-cell>
          <table:table-cell office:value-type="string">
            <text:p>Chihuahua</text:p>
          </table:table-cell>
          <table:table-cell office:value-type="string">
            <text:p>{"Population": 1217818}</text:p>
          </table:table-cell>
        </table:table-row>
        <table:table-row>
          <table:table-cell office:value-type="float" office:value="2521">
            <text:p>2 521</text:p>
          </table:table-cell>
          <table:table-cell office:value-type="string">
            <text:p>Tijuana</text:p>
          </table:table-cell>
          <table:table-cell office:value-type="string">
            <text:p>MEX</text:p>
          </table:table-cell>
          <table:table-cell office:value-type="string">
            <text:p>Baja California</text:p>
          </table:table-cell>
          <table:table-cell office:value-type="string">
            <text:p>{"Population": 1212232}</text:p>
          </table:table-cell>
        </table:table-row>
        <table:table-row>
          <table:table-cell office:value-type="float" office:value="2522">
            <text:p>2 522</text:p>
          </table:table-cell>
          <table:table-cell office:value-type="string">
            <text:p>León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133576}</text:p>
          </table:table-cell>
        </table:table-row>
        <table:table-row>
          <table:table-cell office:value-type="float" office:value="2523">
            <text:p>2 523</text:p>
          </table:table-cell>
          <table:table-cell office:value-type="string">
            <text:p>Monterrey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1108499}</text:p>
          </table:table-cell>
        </table:table-row>
        <table:table-row>
          <table:table-cell office:value-type="float" office:value="2524">
            <text:p>2 524</text:p>
          </table:table-cell>
          <table:table-cell office:value-type="string">
            <text:p>Zapopan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002239}</text:p>
          </table:table-cell>
        </table:table-row>
        <table:table-row>
          <table:table-cell office:value-type="float" office:value="2525">
            <text:p>2 525</text:p>
          </table:table-cell>
          <table:table-cell office:value-type="string">
            <text:p>Naucalpan de Juárez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857511}</text:p>
          </table:table-cell>
        </table:table-row>
        <table:table-row>
          <table:table-cell office:value-type="float" office:value="2526">
            <text:p>2 526</text:p>
          </table:table-cell>
          <table:table-cell office:value-type="string">
            <text:p>Mexicali</text:p>
          </table:table-cell>
          <table:table-cell office:value-type="string">
            <text:p>MEX</text:p>
          </table:table-cell>
          <table:table-cell office:value-type="string">
            <text:p>Baja California</text:p>
          </table:table-cell>
          <table:table-cell office:value-type="string">
            <text:p>{"Population": 764902}</text:p>
          </table:table-cell>
        </table:table-row>
        <table:table-row>
          <table:table-cell office:value-type="float" office:value="2527">
            <text:p>2 527</text:p>
          </table:table-cell>
          <table:table-cell office:value-type="string">
            <text:p>Culiacán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744859}</text:p>
          </table:table-cell>
        </table:table-row>
        <table:table-row>
          <table:table-cell office:value-type="float" office:value="2528">
            <text:p>2 528</text:p>
          </table:table-cell>
          <table:table-cell office:value-type="string">
            <text:p>Acapulco de Juárez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721011}</text:p>
          </table:table-cell>
        </table:table-row>
        <table:table-row>
          <table:table-cell office:value-type="float" office:value="2529">
            <text:p>2 529</text:p>
          </table:table-cell>
          <table:table-cell office:value-type="string">
            <text:p>Tlalnepantla de Baz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720755}</text:p>
          </table:table-cell>
        </table:table-row>
        <table:table-row>
          <table:table-cell office:value-type="float" office:value="2530">
            <text:p>2 530</text:p>
          </table:table-cell>
          <table:table-cell office:value-type="string">
            <text:p>Mérida</text:p>
          </table:table-cell>
          <table:table-cell office:value-type="string">
            <text:p>MEX</text:p>
          </table:table-cell>
          <table:table-cell office:value-type="string">
            <text:p>Yucatán</text:p>
          </table:table-cell>
          <table:table-cell office:value-type="string">
            <text:p>{"Population": 703324}</text:p>
          </table:table-cell>
        </table:table-row>
        <table:table-row>
          <table:table-cell office:value-type="float" office:value="2531">
            <text:p>2 531</text:p>
          </table:table-cell>
          <table:table-cell office:value-type="string">
            <text:p>Chihuahua</text:p>
          </table:table-cell>
          <table:table-cell office:value-type="string">
            <text:p>MEX</text:p>
          </table:table-cell>
          <table:table-cell office:value-type="string">
            <text:p>Chihuahua</text:p>
          </table:table-cell>
          <table:table-cell office:value-type="string">
            <text:p>{"Population": 670208}</text:p>
          </table:table-cell>
        </table:table-row>
        <table:table-row>
          <table:table-cell office:value-type="float" office:value="2532">
            <text:p>2 532</text:p>
          </table:table-cell>
          <table:table-cell office:value-type="string">
            <text:p>San Luis Potosí</text:p>
          </table:table-cell>
          <table:table-cell office:value-type="string">
            <text:p>MEX</text:p>
          </table:table-cell>
          <table:table-cell office:value-type="string">
            <text:p>San Luis Potosí</text:p>
          </table:table-cell>
          <table:table-cell office:value-type="string">
            <text:p>{"Population": 669353}</text:p>
          </table:table-cell>
        </table:table-row>
        <table:table-row>
          <table:table-cell office:value-type="float" office:value="2533">
            <text:p>2 533</text:p>
          </table:table-cell>
          <table:table-cell office:value-type="string">
            <text:p>Guadalupe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668780}</text:p>
          </table:table-cell>
        </table:table-row>
        <table:table-row>
          <table:table-cell office:value-type="float" office:value="2534">
            <text:p>2 534</text:p>
          </table:table-cell>
          <table:table-cell office:value-type="string">
            <text:p>Toluca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665617}</text:p>
          </table:table-cell>
        </table:table-row>
        <table:table-row>
          <table:table-cell office:value-type="float" office:value="2535">
            <text:p>2 535</text:p>
          </table:table-cell>
          <table:table-cell office:value-type="string">
            <text:p>Aguascalientes</text:p>
          </table:table-cell>
          <table:table-cell office:value-type="string">
            <text:p>MEX</text:p>
          </table:table-cell>
          <table:table-cell office:value-type="string">
            <text:p>Aguascalientes</text:p>
          </table:table-cell>
          <table:table-cell office:value-type="string">
            <text:p>{"Population": 643360}</text:p>
          </table:table-cell>
        </table:table-row>
        <table:table-row>
          <table:table-cell office:value-type="float" office:value="2536">
            <text:p>2 536</text:p>
          </table:table-cell>
          <table:table-cell office:value-type="string">
            <text:p>Querétaro</text:p>
          </table:table-cell>
          <table:table-cell office:value-type="string">
            <text:p>MEX</text:p>
          </table:table-cell>
          <table:table-cell office:value-type="string">
            <text:p>Querétaro de Arteaga</text:p>
          </table:table-cell>
          <table:table-cell office:value-type="string">
            <text:p>{"Population": 639839}</text:p>
          </table:table-cell>
        </table:table-row>
        <table:table-row>
          <table:table-cell office:value-type="float" office:value="2537">
            <text:p>2 537</text:p>
          </table:table-cell>
          <table:table-cell office:value-type="string">
            <text:p>Morelia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619958}</text:p>
          </table:table-cell>
        </table:table-row>
        <table:table-row>
          <table:table-cell office:value-type="float" office:value="2538">
            <text:p>2 538</text:p>
          </table:table-cell>
          <table:table-cell office:value-type="string">
            <text:p>Hermosillo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608697}</text:p>
          </table:table-cell>
        </table:table-row>
        <table:table-row>
          <table:table-cell office:value-type="float" office:value="2539">
            <text:p>2 539</text:p>
          </table:table-cell>
          <table:table-cell office:value-type="string">
            <text:p>Saltillo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577352}</text:p>
          </table:table-cell>
        </table:table-row>
        <table:table-row>
          <table:table-cell office:value-type="float" office:value="2540">
            <text:p>2 540</text:p>
          </table:table-cell>
          <table:table-cell office:value-type="string">
            <text:p>Torreón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529093}</text:p>
          </table:table-cell>
        </table:table-row>
        <table:table-row>
          <table:table-cell office:value-type="float" office:value="2541">
            <text:p>2 541</text:p>
          </table:table-cell>
          <table:table-cell office:value-type="string">
            <text:p>Centro (Villahermosa)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519873}</text:p>
          </table:table-cell>
        </table:table-row>
        <table:table-row>
          <table:table-cell office:value-type="float" office:value="2542">
            <text:p>2 542</text:p>
          </table:table-cell>
          <table:table-cell office:value-type="string">
            <text:p>San Nicolás de los Garza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495540}</text:p>
          </table:table-cell>
        </table:table-row>
        <table:table-row>
          <table:table-cell office:value-type="float" office:value="2543">
            <text:p>2 543</text:p>
          </table:table-cell>
          <table:table-cell office:value-type="string">
            <text:p>Durango</text:p>
          </table:table-cell>
          <table:table-cell office:value-type="string">
            <text:p>MEX</text:p>
          </table:table-cell>
          <table:table-cell office:value-type="string">
            <text:p>Durango</text:p>
          </table:table-cell>
          <table:table-cell office:value-type="string">
            <text:p>{"Population": 490524}</text:p>
          </table:table-cell>
        </table:table-row>
        <table:table-row>
          <table:table-cell office:value-type="float" office:value="2544">
            <text:p>2 544</text:p>
          </table:table-cell>
          <table:table-cell office:value-type="string">
            <text:p>Chimalhuacán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490245}</text:p>
          </table:table-cell>
        </table:table-row>
        <table:table-row>
          <table:table-cell office:value-type="float" office:value="2545">
            <text:p>2 545</text:p>
          </table:table-cell>
          <table:table-cell office:value-type="string">
            <text:p>Tlaquepaque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475472}</text:p>
          </table:table-cell>
        </table:table-row>
        <table:table-row>
          <table:table-cell office:value-type="float" office:value="2546">
            <text:p>2 546</text:p>
          </table:table-cell>
          <table:table-cell office:value-type="string">
            <text:p>Atizapán de Zaragoza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467262}</text:p>
          </table:table-cell>
        </table:table-row>
        <table:table-row>
          <table:table-cell office:value-type="float" office:value="2547">
            <text:p>2 547</text:p>
          </table:table-cell>
          <table:table-cell office:value-type="string">
            <text:p>Veracruz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457119}</text:p>
          </table:table-cell>
        </table:table-row>
        <table:table-row>
          <table:table-cell office:value-type="float" office:value="2548">
            <text:p>2 548</text:p>
          </table:table-cell>
          <table:table-cell office:value-type="string">
            <text:p>Cuautitlán Izcalli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452976}</text:p>
          </table:table-cell>
        </table:table-row>
        <table:table-row>
          <table:table-cell office:value-type="float" office:value="2549">
            <text:p>2 549</text:p>
          </table:table-cell>
          <table:table-cell office:value-type="string">
            <text:p>Irapuat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440039}</text:p>
          </table:table-cell>
        </table:table-row>
        <table:table-row>
          <table:table-cell office:value-type="float" office:value="2550">
            <text:p>2 550</text:p>
          </table:table-cell>
          <table:table-cell office:value-type="string">
            <text:p>Tuxtla Gutiérrez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433544}</text:p>
          </table:table-cell>
        </table:table-row>
        <table:table-row>
          <table:table-cell office:value-type="float" office:value="2551">
            <text:p>2 551</text:p>
          </table:table-cell>
          <table:table-cell office:value-type="string">
            <text:p>Tultitlán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432411}</text:p>
          </table:table-cell>
        </table:table-row>
        <table:table-row>
          <table:table-cell office:value-type="float" office:value="2552">
            <text:p>2 552</text:p>
          </table:table-cell>
          <table:table-cell office:value-type="string">
            <text:p>Reynosa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419776}</text:p>
          </table:table-cell>
        </table:table-row>
        <table:table-row>
          <table:table-cell office:value-type="float" office:value="2553">
            <text:p>2 553</text:p>
          </table:table-cell>
          <table:table-cell office:value-type="string">
            <text:p>Benito Juárez</text:p>
          </table:table-cell>
          <table:table-cell office:value-type="string">
            <text:p>MEX</text:p>
          </table:table-cell>
          <table:table-cell office:value-type="string">
            <text:p>Quintana Roo</text:p>
          </table:table-cell>
          <table:table-cell office:value-type="string">
            <text:p>{"Population": 419276}</text:p>
          </table:table-cell>
        </table:table-row>
        <table:table-row>
          <table:table-cell office:value-type="float" office:value="2554">
            <text:p>2 554</text:p>
          </table:table-cell>
          <table:table-cell office:value-type="string">
            <text:p>Matamoros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416428}</text:p>
          </table:table-cell>
        </table:table-row>
        <table:table-row>
          <table:table-cell office:value-type="float" office:value="2555">
            <text:p>2 555</text:p>
          </table:table-cell>
          <table:table-cell office:value-type="string">
            <text:p>Xalap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390058}</text:p>
          </table:table-cell>
        </table:table-row>
        <table:table-row>
          <table:table-cell office:value-type="float" office:value="2556">
            <text:p>2 556</text:p>
          </table:table-cell>
          <table:table-cell office:value-type="string">
            <text:p>Celaya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382140}</text:p>
          </table:table-cell>
        </table:table-row>
        <table:table-row>
          <table:table-cell office:value-type="float" office:value="2557">
            <text:p>2 557</text:p>
          </table:table-cell>
          <table:table-cell office:value-type="string">
            <text:p>Mazatlán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380265}</text:p>
          </table:table-cell>
        </table:table-row>
        <table:table-row>
          <table:table-cell office:value-type="float" office:value="2558">
            <text:p>2 558</text:p>
          </table:table-cell>
          <table:table-cell office:value-type="string">
            <text:p>Ensenada</text:p>
          </table:table-cell>
          <table:table-cell office:value-type="string">
            <text:p>MEX</text:p>
          </table:table-cell>
          <table:table-cell office:value-type="string">
            <text:p>Baja California</text:p>
          </table:table-cell>
          <table:table-cell office:value-type="string">
            <text:p>{"Population": 369573}</text:p>
          </table:table-cell>
        </table:table-row>
        <table:table-row>
          <table:table-cell office:value-type="float" office:value="2559">
            <text:p>2 559</text:p>
          </table:table-cell>
          <table:table-cell office:value-type="string">
            <text:p>Ahome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358663}</text:p>
          </table:table-cell>
        </table:table-row>
        <table:table-row>
          <table:table-cell office:value-type="float" office:value="2560">
            <text:p>2 560</text:p>
          </table:table-cell>
          <table:table-cell office:value-type="string">
            <text:p>Cajeme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355679}</text:p>
          </table:table-cell>
        </table:table-row>
        <table:table-row>
          <table:table-cell office:value-type="float" office:value="2561">
            <text:p>2 561</text:p>
          </table:table-cell>
          <table:table-cell office:value-type="string">
            <text:p>Cuernavaca</text:p>
          </table:table-cell>
          <table:table-cell office:value-type="string">
            <text:p>MEX</text:p>
          </table:table-cell>
          <table:table-cell office:value-type="string">
            <text:p>Morelos</text:p>
          </table:table-cell>
          <table:table-cell office:value-type="string">
            <text:p>{"Population": 337966}</text:p>
          </table:table-cell>
        </table:table-row>
        <table:table-row>
          <table:table-cell office:value-type="float" office:value="2562">
            <text:p>2 562</text:p>
          </table:table-cell>
          <table:table-cell office:value-type="string">
            <text:p>Tonalá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336109}</text:p>
          </table:table-cell>
        </table:table-row>
        <table:table-row>
          <table:table-cell office:value-type="float" office:value="2563">
            <text:p>2 563</text:p>
          </table:table-cell>
          <table:table-cell office:value-type="string">
            <text:p>Valle de Chalco Solidaridad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323113}</text:p>
          </table:table-cell>
        </table:table-row>
        <table:table-row>
          <table:table-cell office:value-type="float" office:value="2564">
            <text:p>2 564</text:p>
          </table:table-cell>
          <table:table-cell office:value-type="string">
            <text:p>Nuevo Laredo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310277}</text:p>
          </table:table-cell>
        </table:table-row>
        <table:table-row>
          <table:table-cell office:value-type="float" office:value="2565">
            <text:p>2 565</text:p>
          </table:table-cell>
          <table:table-cell office:value-type="string">
            <text:p>Tepic</text:p>
          </table:table-cell>
          <table:table-cell office:value-type="string">
            <text:p>MEX</text:p>
          </table:table-cell>
          <table:table-cell office:value-type="string">
            <text:p>Nayarit</text:p>
          </table:table-cell>
          <table:table-cell office:value-type="string">
            <text:p>{"Population": 305025}</text:p>
          </table:table-cell>
        </table:table-row>
        <table:table-row>
          <table:table-cell office:value-type="float" office:value="2566">
            <text:p>2 566</text:p>
          </table:table-cell>
          <table:table-cell office:value-type="string">
            <text:p>Tampico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294789}</text:p>
          </table:table-cell>
        </table:table-row>
        <table:table-row>
          <table:table-cell office:value-type="float" office:value="2567">
            <text:p>2 567</text:p>
          </table:table-cell>
          <table:table-cell office:value-type="string">
            <text:p>Ixtapaluca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93160}</text:p>
          </table:table-cell>
        </table:table-row>
        <table:table-row>
          <table:table-cell office:value-type="float" office:value="2568">
            <text:p>2 568</text:p>
          </table:table-cell>
          <table:table-cell office:value-type="string">
            <text:p>Apodaca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282941}</text:p>
          </table:table-cell>
        </table:table-row>
        <table:table-row>
          <table:table-cell office:value-type="float" office:value="2569">
            <text:p>2 569</text:p>
          </table:table-cell>
          <table:table-cell office:value-type="string">
            <text:p>Guasave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277201}</text:p>
          </table:table-cell>
        </table:table-row>
        <table:table-row>
          <table:table-cell office:value-type="float" office:value="2570">
            <text:p>2 570</text:p>
          </table:table-cell>
          <table:table-cell office:value-type="string">
            <text:p>Gómez Palacio</text:p>
          </table:table-cell>
          <table:table-cell office:value-type="string">
            <text:p>MEX</text:p>
          </table:table-cell>
          <table:table-cell office:value-type="string">
            <text:p>Durango</text:p>
          </table:table-cell>
          <table:table-cell office:value-type="string">
            <text:p>{"Population": 272806}</text:p>
          </table:table-cell>
        </table:table-row>
        <table:table-row>
          <table:table-cell office:value-type="float" office:value="2571">
            <text:p>2 571</text:p>
          </table:table-cell>
          <table:table-cell office:value-type="string">
            <text:p>Tapachula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271141}</text:p>
          </table:table-cell>
        </table:table-row>
        <table:table-row>
          <table:table-cell office:value-type="float" office:value="2572">
            <text:p>2 572</text:p>
          </table:table-cell>
          <table:table-cell office:value-type="string">
            <text:p>Nicolás Romer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69393}</text:p>
          </table:table-cell>
        </table:table-row>
        <table:table-row>
          <table:table-cell office:value-type="float" office:value="2573">
            <text:p>2 573</text:p>
          </table:table-cell>
          <table:table-cell office:value-type="string">
            <text:p>Coatzacoalcos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267037}</text:p>
          </table:table-cell>
        </table:table-row>
        <table:table-row>
          <table:table-cell office:value-type="float" office:value="2574">
            <text:p>2 574</text:p>
          </table:table-cell>
          <table:table-cell office:value-type="string">
            <text:p>Uruapan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265211}</text:p>
          </table:table-cell>
        </table:table-row>
        <table:table-row>
          <table:table-cell office:value-type="float" office:value="2575">
            <text:p>2 575</text:p>
          </table:table-cell>
          <table:table-cell office:value-type="string">
            <text:p>Victoria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262686}</text:p>
          </table:table-cell>
        </table:table-row>
        <table:table-row>
          <table:table-cell office:value-type="float" office:value="2576">
            <text:p>2 576</text:p>
          </table:table-cell>
          <table:table-cell office:value-type="string">
            <text:p>Oaxaca de Juárez</text:p>
          </table:table-cell>
          <table:table-cell office:value-type="string">
            <text:p>MEX</text:p>
          </table:table-cell>
          <table:table-cell office:value-type="string">
            <text:p>Oaxaca</text:p>
          </table:table-cell>
          <table:table-cell office:value-type="string">
            <text:p>{"Population": 256848}</text:p>
          </table:table-cell>
        </table:table-row>
        <table:table-row>
          <table:table-cell office:value-type="float" office:value="2577">
            <text:p>2 577</text:p>
          </table:table-cell>
          <table:table-cell office:value-type="string">
            <text:p>Coacalco de Berriozábal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52270}</text:p>
          </table:table-cell>
        </table:table-row>
        <table:table-row>
          <table:table-cell office:value-type="float" office:value="2578">
            <text:p>2 578</text:p>
          </table:table-cell>
          <table:table-cell office:value-type="string">
            <text:p>Pachuca de Soto</text:p>
          </table:table-cell>
          <table:table-cell office:value-type="string">
            <text:p>MEX</text:p>
          </table:table-cell>
          <table:table-cell office:value-type="string">
            <text:p>Hidalgo</text:p>
          </table:table-cell>
          <table:table-cell office:value-type="string">
            <text:p>{"Population": 244688}</text:p>
          </table:table-cell>
        </table:table-row>
        <table:table-row>
          <table:table-cell office:value-type="float" office:value="2579">
            <text:p>2 579</text:p>
          </table:table-cell>
          <table:table-cell office:value-type="string">
            <text:p>General Escobedo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232961}</text:p>
          </table:table-cell>
        </table:table-row>
        <table:table-row>
          <table:table-cell office:value-type="float" office:value="2580">
            <text:p>2 580</text:p>
          </table:table-cell>
          <table:table-cell office:value-type="string">
            <text:p>Salamanca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226864}</text:p>
          </table:table-cell>
        </table:table-row>
        <table:table-row>
          <table:table-cell office:value-type="float" office:value="2581">
            <text:p>2 581</text:p>
          </table:table-cell>
          <table:table-cell office:value-type="string">
            <text:p>Santa Catarina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226573}</text:p>
          </table:table-cell>
        </table:table-row>
        <table:table-row>
          <table:table-cell office:value-type="float" office:value="2582">
            <text:p>2 582</text:p>
          </table:table-cell>
          <table:table-cell office:value-type="string">
            <text:p>Tehuacán</text:p>
          </table:table-cell>
          <table:table-cell office:value-type="string">
            <text:p>MEX</text:p>
          </table:table-cell>
          <table:table-cell office:value-type="string">
            <text:p>Puebla</text:p>
          </table:table-cell>
          <table:table-cell office:value-type="string">
            <text:p>{"Population": 225943}</text:p>
          </table:table-cell>
        </table:table-row>
        <table:table-row>
          <table:table-cell office:value-type="float" office:value="2583">
            <text:p>2 583</text:p>
          </table:table-cell>
          <table:table-cell office:value-type="string">
            <text:p>Chalc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22201}</text:p>
          </table:table-cell>
        </table:table-row>
        <table:table-row>
          <table:table-cell office:value-type="float" office:value="2584">
            <text:p>2 584</text:p>
          </table:table-cell>
          <table:table-cell office:value-type="string">
            <text:p>Cárdenas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216903}</text:p>
          </table:table-cell>
        </table:table-row>
        <table:table-row>
          <table:table-cell office:value-type="float" office:value="2585">
            <text:p>2 585</text:p>
          </table:table-cell>
          <table:table-cell office:value-type="string">
            <text:p>Campeche</text:p>
          </table:table-cell>
          <table:table-cell office:value-type="string">
            <text:p>MEX</text:p>
          </table:table-cell>
          <table:table-cell office:value-type="string">
            <text:p>Campeche</text:p>
          </table:table-cell>
          <table:table-cell office:value-type="string">
            <text:p>{"Population": 216735}</text:p>
          </table:table-cell>
        </table:table-row>
        <table:table-row>
          <table:table-cell office:value-type="float" office:value="2586">
            <text:p>2 586</text:p>
          </table:table-cell>
          <table:table-cell office:value-type="string">
            <text:p>La Paz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13045}</text:p>
          </table:table-cell>
        </table:table-row>
        <table:table-row>
          <table:table-cell office:value-type="float" office:value="2587">
            <text:p>2 587</text:p>
          </table:table-cell>
          <table:table-cell office:value-type="string">
            <text:p>Othón P. Blanco (Chetumal)</text:p>
          </table:table-cell>
          <table:table-cell office:value-type="string">
            <text:p>MEX</text:p>
          </table:table-cell>
          <table:table-cell office:value-type="string">
            <text:p>Quintana Roo</text:p>
          </table:table-cell>
          <table:table-cell office:value-type="string">
            <text:p>{"Population": 208014}</text:p>
          </table:table-cell>
        </table:table-row>
        <table:table-row>
          <table:table-cell office:value-type="float" office:value="2588">
            <text:p>2 588</text:p>
          </table:table-cell>
          <table:table-cell office:value-type="string">
            <text:p>Texcoc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203681}</text:p>
          </table:table-cell>
        </table:table-row>
        <table:table-row>
          <table:table-cell office:value-type="float" office:value="2589">
            <text:p>2 589</text:p>
          </table:table-cell>
          <table:table-cell office:value-type="string">
            <text:p>La Paz</text:p>
          </table:table-cell>
          <table:table-cell office:value-type="string">
            <text:p>MEX</text:p>
          </table:table-cell>
          <table:table-cell office:value-type="string">
            <text:p>Baja California Sur</text:p>
          </table:table-cell>
          <table:table-cell office:value-type="string">
            <text:p>{"Population": 196708}</text:p>
          </table:table-cell>
        </table:table-row>
        <table:table-row>
          <table:table-cell office:value-type="float" office:value="2590">
            <text:p>2 590</text:p>
          </table:table-cell>
          <table:table-cell office:value-type="string">
            <text:p>Metepec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94265}</text:p>
          </table:table-cell>
        </table:table-row>
        <table:table-row>
          <table:table-cell office:value-type="float" office:value="2591">
            <text:p>2 591</text:p>
          </table:table-cell>
          <table:table-cell office:value-type="string">
            <text:p>Monclova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193657}</text:p>
          </table:table-cell>
        </table:table-row>
        <table:table-row>
          <table:table-cell office:value-type="float" office:value="2592">
            <text:p>2 592</text:p>
          </table:table-cell>
          <table:table-cell office:value-type="string">
            <text:p>Huixquilucan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93156}</text:p>
          </table:table-cell>
        </table:table-row>
        <table:table-row>
          <table:table-cell office:value-type="float" office:value="2593">
            <text:p>2 593</text:p>
          </table:table-cell>
          <table:table-cell office:value-type="string">
            <text:p>Chilpancingo de los Bravo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192509}</text:p>
          </table:table-cell>
        </table:table-row>
        <table:table-row>
          <table:table-cell office:value-type="float" office:value="2594">
            <text:p>2 594</text:p>
          </table:table-cell>
          <table:table-cell office:value-type="string">
            <text:p>Puerto Vallarta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83741}</text:p>
          </table:table-cell>
        </table:table-row>
        <table:table-row>
          <table:table-cell office:value-type="float" office:value="2595">
            <text:p>2 595</text:p>
          </table:table-cell>
          <table:table-cell office:value-type="string">
            <text:p>Fresnillo</text:p>
          </table:table-cell>
          <table:table-cell office:value-type="string">
            <text:p>MEX</text:p>
          </table:table-cell>
          <table:table-cell office:value-type="string">
            <text:p>Zacatecas</text:p>
          </table:table-cell>
          <table:table-cell office:value-type="string">
            <text:p>{"Population": 182744}</text:p>
          </table:table-cell>
        </table:table-row>
        <table:table-row>
          <table:table-cell office:value-type="float" office:value="2596">
            <text:p>2 596</text:p>
          </table:table-cell>
          <table:table-cell office:value-type="string">
            <text:p>Ciudad Madero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182012}</text:p>
          </table:table-cell>
        </table:table-row>
        <table:table-row>
          <table:table-cell office:value-type="float" office:value="2597">
            <text:p>2 597</text:p>
          </table:table-cell>
          <table:table-cell office:value-type="string">
            <text:p>Soledad de Graciano Sánchez</text:p>
          </table:table-cell>
          <table:table-cell office:value-type="string">
            <text:p>MEX</text:p>
          </table:table-cell>
          <table:table-cell office:value-type="string">
            <text:p>San Luis Potosí</text:p>
          </table:table-cell>
          <table:table-cell office:value-type="string">
            <text:p>{"Population": 179956}</text:p>
          </table:table-cell>
        </table:table-row>
        <table:table-row>
          <table:table-cell office:value-type="float" office:value="2598">
            <text:p>2 598</text:p>
          </table:table-cell>
          <table:table-cell office:value-type="string">
            <text:p>San Juan del Río</text:p>
          </table:table-cell>
          <table:table-cell office:value-type="string">
            <text:p>MEX</text:p>
          </table:table-cell>
          <table:table-cell office:value-type="string">
            <text:p>Querétaro</text:p>
          </table:table-cell>
          <table:table-cell office:value-type="string">
            <text:p>{"Population": 179300}</text:p>
          </table:table-cell>
        </table:table-row>
        <table:table-row>
          <table:table-cell office:value-type="float" office:value="2599">
            <text:p>2 599</text:p>
          </table:table-cell>
          <table:table-cell office:value-type="string">
            <text:p>San Felipe del Progres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77330}</text:p>
          </table:table-cell>
        </table:table-row>
        <table:table-row>
          <table:table-cell office:value-type="float" office:value="2600">
            <text:p>2 600</text:p>
          </table:table-cell>
          <table:table-cell office:value-type="string">
            <text:p>Córdob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76952}</text:p>
          </table:table-cell>
        </table:table-row>
        <table:table-row>
          <table:table-cell office:value-type="float" office:value="2601">
            <text:p>2 601</text:p>
          </table:table-cell>
          <table:table-cell office:value-type="string">
            <text:p>Tecámac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72410}</text:p>
          </table:table-cell>
        </table:table-row>
        <table:table-row>
          <table:table-cell office:value-type="float" office:value="2602">
            <text:p>2 602</text:p>
          </table:table-cell>
          <table:table-cell office:value-type="string">
            <text:p>Ocosingo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171495}</text:p>
          </table:table-cell>
        </table:table-row>
        <table:table-row>
          <table:table-cell office:value-type="float" office:value="2603">
            <text:p>2 603</text:p>
          </table:table-cell>
          <table:table-cell office:value-type="string">
            <text:p>Carmen</text:p>
          </table:table-cell>
          <table:table-cell office:value-type="string">
            <text:p>MEX</text:p>
          </table:table-cell>
          <table:table-cell office:value-type="string">
            <text:p>Campeche</text:p>
          </table:table-cell>
          <table:table-cell office:value-type="string">
            <text:p>{"Population": 171367}</text:p>
          </table:table-cell>
        </table:table-row>
        <table:table-row>
          <table:table-cell office:value-type="float" office:value="2604">
            <text:p>2 604</text:p>
          </table:table-cell>
          <table:table-cell office:value-type="string">
            <text:p>Lázaro Cárdenas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170878}</text:p>
          </table:table-cell>
        </table:table-row>
        <table:table-row>
          <table:table-cell office:value-type="float" office:value="2605">
            <text:p>2 605</text:p>
          </table:table-cell>
          <table:table-cell office:value-type="string">
            <text:p>Jiutepec</text:p>
          </table:table-cell>
          <table:table-cell office:value-type="string">
            <text:p>MEX</text:p>
          </table:table-cell>
          <table:table-cell office:value-type="string">
            <text:p>Morelos</text:p>
          </table:table-cell>
          <table:table-cell office:value-type="string">
            <text:p>{"Population": 170428}</text:p>
          </table:table-cell>
        </table:table-row>
        <table:table-row>
          <table:table-cell office:value-type="float" office:value="2606">
            <text:p>2 606</text:p>
          </table:table-cell>
          <table:table-cell office:value-type="string">
            <text:p>Papantl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70123}</text:p>
          </table:table-cell>
        </table:table-row>
        <table:table-row>
          <table:table-cell office:value-type="float" office:value="2607">
            <text:p>2 607</text:p>
          </table:table-cell>
          <table:table-cell office:value-type="string">
            <text:p>Comalcalco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164640}</text:p>
          </table:table-cell>
        </table:table-row>
        <table:table-row>
          <table:table-cell office:value-type="float" office:value="2608">
            <text:p>2 608</text:p>
          </table:table-cell>
          <table:table-cell office:value-type="string">
            <text:p>Zamora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161191}</text:p>
          </table:table-cell>
        </table:table-row>
        <table:table-row>
          <table:table-cell office:value-type="float" office:value="2609">
            <text:p>2 609</text:p>
          </table:table-cell>
          <table:table-cell office:value-type="string">
            <text:p>Nogales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159103}</text:p>
          </table:table-cell>
        </table:table-row>
        <table:table-row>
          <table:table-cell office:value-type="float" office:value="2610">
            <text:p>2 610</text:p>
          </table:table-cell>
          <table:table-cell office:value-type="string">
            <text:p>Huimanguillo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158335}</text:p>
          </table:table-cell>
        </table:table-row>
        <table:table-row>
          <table:table-cell office:value-type="float" office:value="2611">
            <text:p>2 611</text:p>
          </table:table-cell>
          <table:table-cell office:value-type="string">
            <text:p>Cuautla</text:p>
          </table:table-cell>
          <table:table-cell office:value-type="string">
            <text:p>MEX</text:p>
          </table:table-cell>
          <table:table-cell office:value-type="string">
            <text:p>Morelos</text:p>
          </table:table-cell>
          <table:table-cell office:value-type="string">
            <text:p>{"Population": 153132}</text:p>
          </table:table-cell>
        </table:table-row>
        <table:table-row>
          <table:table-cell office:value-type="float" office:value="2612">
            <text:p>2 612</text:p>
          </table:table-cell>
          <table:table-cell office:value-type="string">
            <text:p>Minatitlán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52983}</text:p>
          </table:table-cell>
        </table:table-row>
        <table:table-row>
          <table:table-cell office:value-type="float" office:value="2613">
            <text:p>2 613</text:p>
          </table:table-cell>
          <table:table-cell office:value-type="string">
            <text:p>Poza Rica de Hidalgo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52678}</text:p>
          </table:table-cell>
        </table:table-row>
        <table:table-row>
          <table:table-cell office:value-type="float" office:value="2614">
            <text:p>2 614</text:p>
          </table:table-cell>
          <table:table-cell office:value-type="string">
            <text:p>Ciudad Valles</text:p>
          </table:table-cell>
          <table:table-cell office:value-type="string">
            <text:p>MEX</text:p>
          </table:table-cell>
          <table:table-cell office:value-type="string">
            <text:p>San Luis Potosí</text:p>
          </table:table-cell>
          <table:table-cell office:value-type="string">
            <text:p>{"Population": 146411}</text:p>
          </table:table-cell>
        </table:table-row>
        <table:table-row>
          <table:table-cell office:value-type="float" office:value="2615">
            <text:p>2 615</text:p>
          </table:table-cell>
          <table:table-cell office:value-type="string">
            <text:p>Navolato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145396}</text:p>
          </table:table-cell>
        </table:table-row>
        <table:table-row>
          <table:table-cell office:value-type="float" office:value="2616">
            <text:p>2 616</text:p>
          </table:table-cell>
          <table:table-cell office:value-type="string">
            <text:p>San Luis Río Colorado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145276}</text:p>
          </table:table-cell>
        </table:table-row>
        <table:table-row>
          <table:table-cell office:value-type="float" office:value="2617">
            <text:p>2 617</text:p>
          </table:table-cell>
          <table:table-cell office:value-type="string">
            <text:p>Pénjam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43927}</text:p>
          </table:table-cell>
        </table:table-row>
        <table:table-row>
          <table:table-cell office:value-type="float" office:value="2618">
            <text:p>2 618</text:p>
          </table:table-cell>
          <table:table-cell office:value-type="string">
            <text:p>San Andrés Tuxtl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42251}</text:p>
          </table:table-cell>
        </table:table-row>
        <table:table-row>
          <table:table-cell office:value-type="float" office:value="2619">
            <text:p>2 619</text:p>
          </table:table-cell>
          <table:table-cell office:value-type="string">
            <text:p>Guanajuat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41215}</text:p>
          </table:table-cell>
        </table:table-row>
        <table:table-row>
          <table:table-cell office:value-type="float" office:value="2620">
            <text:p>2 620</text:p>
          </table:table-cell>
          <table:table-cell office:value-type="string">
            <text:p>Navojoa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140495}</text:p>
          </table:table-cell>
        </table:table-row>
        <table:table-row>
          <table:table-cell office:value-type="float" office:value="2621">
            <text:p>2 621</text:p>
          </table:table-cell>
          <table:table-cell office:value-type="string">
            <text:p>Zitácuaro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137970}</text:p>
          </table:table-cell>
        </table:table-row>
        <table:table-row>
          <table:table-cell office:value-type="float" office:value="2622">
            <text:p>2 622</text:p>
          </table:table-cell>
          <table:table-cell office:value-type="string">
            <text:p>Boca del Río</text:p>
          </table:table-cell>
          <table:table-cell office:value-type="string">
            <text:p>MEX</text:p>
          </table:table-cell>
          <table:table-cell office:value-type="string">
            <text:p>Veracruz-Llave</text:p>
          </table:table-cell>
          <table:table-cell office:value-type="string">
            <text:p>{"Population": 135721}</text:p>
          </table:table-cell>
        </table:table-row>
        <table:table-row>
          <table:table-cell office:value-type="float" office:value="2623">
            <text:p>2 623</text:p>
          </table:table-cell>
          <table:table-cell office:value-type="string">
            <text:p>Allende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34645}</text:p>
          </table:table-cell>
        </table:table-row>
        <table:table-row>
          <table:table-cell office:value-type="float" office:value="2624">
            <text:p>2 624</text:p>
          </table:table-cell>
          <table:table-cell office:value-type="string">
            <text:p>Sila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34037}</text:p>
          </table:table-cell>
        </table:table-row>
        <table:table-row>
          <table:table-cell office:value-type="float" office:value="2625">
            <text:p>2 625</text:p>
          </table:table-cell>
          <table:table-cell office:value-type="string">
            <text:p>Macuspana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133795}</text:p>
          </table:table-cell>
        </table:table-row>
        <table:table-row>
          <table:table-cell office:value-type="float" office:value="2626">
            <text:p>2 626</text:p>
          </table:table-cell>
          <table:table-cell office:value-type="string">
            <text:p>San Juan Bautista Tuxtepec</text:p>
          </table:table-cell>
          <table:table-cell office:value-type="string">
            <text:p>MEX</text:p>
          </table:table-cell>
          <table:table-cell office:value-type="string">
            <text:p>Oaxaca</text:p>
          </table:table-cell>
          <table:table-cell office:value-type="string">
            <text:p>{"Population": 133675}</text:p>
          </table:table-cell>
        </table:table-row>
        <table:table-row>
          <table:table-cell office:value-type="float" office:value="2627">
            <text:p>2 627</text:p>
          </table:table-cell>
          <table:table-cell office:value-type="string">
            <text:p>San Cristóbal de las Casas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132317}</text:p>
          </table:table-cell>
        </table:table-row>
        <table:table-row>
          <table:table-cell office:value-type="float" office:value="2628">
            <text:p>2 628</text:p>
          </table:table-cell>
          <table:table-cell office:value-type="string">
            <text:p>Valle de Santiag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30557}</text:p>
          </table:table-cell>
        </table:table-row>
        <table:table-row>
          <table:table-cell office:value-type="float" office:value="2629">
            <text:p>2 629</text:p>
          </table:table-cell>
          <table:table-cell office:value-type="string">
            <text:p>Guaymas</text:p>
          </table:table-cell>
          <table:table-cell office:value-type="string">
            <text:p>MEX</text:p>
          </table:table-cell>
          <table:table-cell office:value-type="string">
            <text:p>Sonora</text:p>
          </table:table-cell>
          <table:table-cell office:value-type="string">
            <text:p>{"Population": 130108}</text:p>
          </table:table-cell>
        </table:table-row>
        <table:table-row>
          <table:table-cell office:value-type="float" office:value="2630">
            <text:p>2 630</text:p>
          </table:table-cell>
          <table:table-cell office:value-type="string">
            <text:p>Colima</text:p>
          </table:table-cell>
          <table:table-cell office:value-type="string">
            <text:p>MEX</text:p>
          </table:table-cell>
          <table:table-cell office:value-type="string">
            <text:p>Colima</text:p>
          </table:table-cell>
          <table:table-cell office:value-type="string">
            <text:p>{"Population": 129454}</text:p>
          </table:table-cell>
        </table:table-row>
        <table:table-row>
          <table:table-cell office:value-type="float" office:value="2631">
            <text:p>2 631</text:p>
          </table:table-cell>
          <table:table-cell office:value-type="string">
            <text:p>Dolores Hidalg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28675}</text:p>
          </table:table-cell>
        </table:table-row>
        <table:table-row>
          <table:table-cell office:value-type="float" office:value="2632">
            <text:p>2 632</text:p>
          </table:table-cell>
          <table:table-cell office:value-type="string">
            <text:p>Lagos de Moreno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27949}</text:p>
          </table:table-cell>
        </table:table-row>
        <table:table-row>
          <table:table-cell office:value-type="float" office:value="2633">
            <text:p>2 633</text:p>
          </table:table-cell>
          <table:table-cell office:value-type="string">
            <text:p>Piedras Negras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127898}</text:p>
          </table:table-cell>
        </table:table-row>
        <table:table-row>
          <table:table-cell office:value-type="float" office:value="2634">
            <text:p>2 634</text:p>
          </table:table-cell>
          <table:table-cell office:value-type="string">
            <text:p>Altamira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127490}</text:p>
          </table:table-cell>
        </table:table-row>
        <table:table-row>
          <table:table-cell office:value-type="float" office:value="2635">
            <text:p>2 635</text:p>
          </table:table-cell>
          <table:table-cell office:value-type="string">
            <text:p>Túxpam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26475}</text:p>
          </table:table-cell>
        </table:table-row>
        <table:table-row>
          <table:table-cell office:value-type="float" office:value="2636">
            <text:p>2 636</text:p>
          </table:table-cell>
          <table:table-cell office:value-type="string">
            <text:p>San Pedro Garza García</text:p>
          </table:table-cell>
          <table:table-cell office:value-type="string">
            <text:p>MEX</text:p>
          </table:table-cell>
          <table:table-cell office:value-type="string">
            <text:p>Nuevo León</text:p>
          </table:table-cell>
          <table:table-cell office:value-type="string">
            <text:p>{"Population": 126147}</text:p>
          </table:table-cell>
        </table:table-row>
        <table:table-row>
          <table:table-cell office:value-type="float" office:value="2637">
            <text:p>2 637</text:p>
          </table:table-cell>
          <table:table-cell office:value-type="string">
            <text:p>Cuauhtémoc</text:p>
          </table:table-cell>
          <table:table-cell office:value-type="string">
            <text:p>MEX</text:p>
          </table:table-cell>
          <table:table-cell office:value-type="string">
            <text:p>Chihuahua</text:p>
          </table:table-cell>
          <table:table-cell office:value-type="string">
            <text:p>{"Population": 124279}</text:p>
          </table:table-cell>
        </table:table-row>
        <table:table-row>
          <table:table-cell office:value-type="float" office:value="2638">
            <text:p>2 638</text:p>
          </table:table-cell>
          <table:table-cell office:value-type="string">
            <text:p>Manzanillo</text:p>
          </table:table-cell>
          <table:table-cell office:value-type="string">
            <text:p>MEX</text:p>
          </table:table-cell>
          <table:table-cell office:value-type="string">
            <text:p>Colima</text:p>
          </table:table-cell>
          <table:table-cell office:value-type="string">
            <text:p>{"Population": 124014}</text:p>
          </table:table-cell>
        </table:table-row>
        <table:table-row>
          <table:table-cell office:value-type="float" office:value="2639">
            <text:p>2 639</text:p>
          </table:table-cell>
          <table:table-cell office:value-type="string">
            <text:p>Iguala de la Independencia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123883}</text:p>
          </table:table-cell>
        </table:table-row>
        <table:table-row>
          <table:table-cell office:value-type="float" office:value="2640">
            <text:p>2 640</text:p>
          </table:table-cell>
          <table:table-cell office:value-type="string">
            <text:p>Zacatecas</text:p>
          </table:table-cell>
          <table:table-cell office:value-type="string">
            <text:p>MEX</text:p>
          </table:table-cell>
          <table:table-cell office:value-type="string">
            <text:p>Zacatecas</text:p>
          </table:table-cell>
          <table:table-cell office:value-type="string">
            <text:p>{"Population": 123700}</text:p>
          </table:table-cell>
        </table:table-row>
        <table:table-row>
          <table:table-cell office:value-type="float" office:value="2641">
            <text:p>2 641</text:p>
          </table:table-cell>
          <table:table-cell office:value-type="string">
            <text:p>Tlajomulco de Zúñiga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23220}</text:p>
          </table:table-cell>
        </table:table-row>
        <table:table-row>
          <table:table-cell office:value-type="float" office:value="2642">
            <text:p>2 642</text:p>
          </table:table-cell>
          <table:table-cell office:value-type="string">
            <text:p>Tulancingo de Bravo</text:p>
          </table:table-cell>
          <table:table-cell office:value-type="string">
            <text:p>MEX</text:p>
          </table:table-cell>
          <table:table-cell office:value-type="string">
            <text:p>Hidalgo</text:p>
          </table:table-cell>
          <table:table-cell office:value-type="string">
            <text:p>{"Population": 121946}</text:p>
          </table:table-cell>
        </table:table-row>
        <table:table-row>
          <table:table-cell office:value-type="float" office:value="2643">
            <text:p>2 643</text:p>
          </table:table-cell>
          <table:table-cell office:value-type="string">
            <text:p>Zinacantepec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21715}</text:p>
          </table:table-cell>
        </table:table-row>
        <table:table-row>
          <table:table-cell office:value-type="float" office:value="2644">
            <text:p>2 644</text:p>
          </table:table-cell>
          <table:table-cell office:value-type="string">
            <text:p>San Martín Texmelucan</text:p>
          </table:table-cell>
          <table:table-cell office:value-type="string">
            <text:p>MEX</text:p>
          </table:table-cell>
          <table:table-cell office:value-type="string">
            <text:p>Puebla</text:p>
          </table:table-cell>
          <table:table-cell office:value-type="string">
            <text:p>{"Population": 121093}</text:p>
          </table:table-cell>
        </table:table-row>
        <table:table-row>
          <table:table-cell office:value-type="float" office:value="2645">
            <text:p>2 645</text:p>
          </table:table-cell>
          <table:table-cell office:value-type="string">
            <text:p>Tepatitlán de Morelos</text:p>
          </table:table-cell>
          <table:table-cell office:value-type="string">
            <text:p>MEX</text:p>
          </table:table-cell>
          <table:table-cell office:value-type="string">
            <text:p>Jalisco</text:p>
          </table:table-cell>
          <table:table-cell office:value-type="string">
            <text:p>{"Population": 118948}</text:p>
          </table:table-cell>
        </table:table-row>
        <table:table-row>
          <table:table-cell office:value-type="float" office:value="2646">
            <text:p>2 646</text:p>
          </table:table-cell>
          <table:table-cell office:value-type="string">
            <text:p>Martínez de la Torre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18815}</text:p>
          </table:table-cell>
        </table:table-row>
        <table:table-row>
          <table:table-cell office:value-type="float" office:value="2647">
            <text:p>2 647</text:p>
          </table:table-cell>
          <table:table-cell office:value-type="string">
            <text:p>Orizab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18488}</text:p>
          </table:table-cell>
        </table:table-row>
        <table:table-row>
          <table:table-cell office:value-type="float" office:value="2648">
            <text:p>2 648</text:p>
          </table:table-cell>
          <table:table-cell office:value-type="string">
            <text:p>Apatzingán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117849}</text:p>
          </table:table-cell>
        </table:table-row>
        <table:table-row>
          <table:table-cell office:value-type="float" office:value="2649">
            <text:p>2 649</text:p>
          </table:table-cell>
          <table:table-cell office:value-type="string">
            <text:p>Atlixco</text:p>
          </table:table-cell>
          <table:table-cell office:value-type="string">
            <text:p>MEX</text:p>
          </table:table-cell>
          <table:table-cell office:value-type="string">
            <text:p>Puebla</text:p>
          </table:table-cell>
          <table:table-cell office:value-type="string">
            <text:p>{"Population": 117019}</text:p>
          </table:table-cell>
        </table:table-row>
        <table:table-row>
          <table:table-cell office:value-type="float" office:value="2650">
            <text:p>2 650</text:p>
          </table:table-cell>
          <table:table-cell office:value-type="string">
            <text:p>Delicias</text:p>
          </table:table-cell>
          <table:table-cell office:value-type="string">
            <text:p>MEX</text:p>
          </table:table-cell>
          <table:table-cell office:value-type="string">
            <text:p>Chihuahua</text:p>
          </table:table-cell>
          <table:table-cell office:value-type="string">
            <text:p>{"Population": 116132}</text:p>
          </table:table-cell>
        </table:table-row>
        <table:table-row>
          <table:table-cell office:value-type="float" office:value="2651">
            <text:p>2 651</text:p>
          </table:table-cell>
          <table:table-cell office:value-type="string">
            <text:p>Ixtlahuaca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15548}</text:p>
          </table:table-cell>
        </table:table-row>
        <table:table-row>
          <table:table-cell office:value-type="float" office:value="2652">
            <text:p>2 652</text:p>
          </table:table-cell>
          <table:table-cell office:value-type="string">
            <text:p>El Mante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112453}</text:p>
          </table:table-cell>
        </table:table-row>
        <table:table-row>
          <table:table-cell office:value-type="float" office:value="2653">
            <text:p>2 653</text:p>
          </table:table-cell>
          <table:table-cell office:value-type="string">
            <text:p>Lerdo</text:p>
          </table:table-cell>
          <table:table-cell office:value-type="string">
            <text:p>MEX</text:p>
          </table:table-cell>
          <table:table-cell office:value-type="string">
            <text:p>Durango</text:p>
          </table:table-cell>
          <table:table-cell office:value-type="string">
            <text:p>{"Population": 112272}</text:p>
          </table:table-cell>
        </table:table-row>
        <table:table-row>
          <table:table-cell office:value-type="float" office:value="2654">
            <text:p>2 654</text:p>
          </table:table-cell>
          <table:table-cell office:value-type="string">
            <text:p>Almoloya de Juárez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110550}</text:p>
          </table:table-cell>
        </table:table-row>
        <table:table-row>
          <table:table-cell office:value-type="float" office:value="2655">
            <text:p>2 655</text:p>
          </table:table-cell>
          <table:table-cell office:value-type="string">
            <text:p>Acámbaro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10487}</text:p>
          </table:table-cell>
        </table:table-row>
        <table:table-row>
          <table:table-cell office:value-type="float" office:value="2656">
            <text:p>2 656</text:p>
          </table:table-cell>
          <table:table-cell office:value-type="string">
            <text:p>Acuña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110388}</text:p>
          </table:table-cell>
        </table:table-row>
        <table:table-row>
          <table:table-cell office:value-type="float" office:value="2657">
            <text:p>2 657</text:p>
          </table:table-cell>
          <table:table-cell office:value-type="string">
            <text:p>Guadalupe</text:p>
          </table:table-cell>
          <table:table-cell office:value-type="string">
            <text:p>MEX</text:p>
          </table:table-cell>
          <table:table-cell office:value-type="string">
            <text:p>Zacatecas</text:p>
          </table:table-cell>
          <table:table-cell office:value-type="string">
            <text:p>{"Population": 108881}</text:p>
          </table:table-cell>
        </table:table-row>
        <table:table-row>
          <table:table-cell office:value-type="float" office:value="2658">
            <text:p>2 658</text:p>
          </table:table-cell>
          <table:table-cell office:value-type="string">
            <text:p>Huejutla de Reyes</text:p>
          </table:table-cell>
          <table:table-cell office:value-type="string">
            <text:p>MEX</text:p>
          </table:table-cell>
          <table:table-cell office:value-type="string">
            <text:p>Hidalgo</text:p>
          </table:table-cell>
          <table:table-cell office:value-type="string">
            <text:p>{"Population": 108017}</text:p>
          </table:table-cell>
        </table:table-row>
        <table:table-row>
          <table:table-cell office:value-type="float" office:value="2659">
            <text:p>2 659</text:p>
          </table:table-cell>
          <table:table-cell office:value-type="string">
            <text:p>Hidalgo</text:p>
          </table:table-cell>
          <table:table-cell office:value-type="string">
            <text:p>MEX</text:p>
          </table:table-cell>
          <table:table-cell office:value-type="string">
            <text:p>Michoacán de Ocampo</text:p>
          </table:table-cell>
          <table:table-cell office:value-type="string">
            <text:p>{"Population": 106198}</text:p>
          </table:table-cell>
        </table:table-row>
        <table:table-row>
          <table:table-cell office:value-type="float" office:value="2660">
            <text:p>2 660</text:p>
          </table:table-cell>
          <table:table-cell office:value-type="string">
            <text:p>Los Cabos</text:p>
          </table:table-cell>
          <table:table-cell office:value-type="string">
            <text:p>MEX</text:p>
          </table:table-cell>
          <table:table-cell office:value-type="string">
            <text:p>Baja California Sur</text:p>
          </table:table-cell>
          <table:table-cell office:value-type="string">
            <text:p>{"Population": 105199}</text:p>
          </table:table-cell>
        </table:table-row>
        <table:table-row>
          <table:table-cell office:value-type="float" office:value="2661">
            <text:p>2 661</text:p>
          </table:table-cell>
          <table:table-cell office:value-type="string">
            <text:p>Comitán de Domínguez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104986}</text:p>
          </table:table-cell>
        </table:table-row>
        <table:table-row>
          <table:table-cell office:value-type="float" office:value="2662">
            <text:p>2 662</text:p>
          </table:table-cell>
          <table:table-cell office:value-type="string">
            <text:p>Cunduacán</text:p>
          </table:table-cell>
          <table:table-cell office:value-type="string">
            <text:p>MEX</text:p>
          </table:table-cell>
          <table:table-cell office:value-type="string">
            <text:p>Tabasco</text:p>
          </table:table-cell>
          <table:table-cell office:value-type="string">
            <text:p>{"Population": 104164}</text:p>
          </table:table-cell>
        </table:table-row>
        <table:table-row>
          <table:table-cell office:value-type="float" office:value="2663">
            <text:p>2 663</text:p>
          </table:table-cell>
          <table:table-cell office:value-type="string">
            <text:p>Río Bravo</text:p>
          </table:table-cell>
          <table:table-cell office:value-type="string">
            <text:p>MEX</text:p>
          </table:table-cell>
          <table:table-cell office:value-type="string">
            <text:p>Tamaulipas</text:p>
          </table:table-cell>
          <table:table-cell office:value-type="string">
            <text:p>{"Population": 103901}</text:p>
          </table:table-cell>
        </table:table-row>
        <table:table-row>
          <table:table-cell office:value-type="float" office:value="2664">
            <text:p>2 664</text:p>
          </table:table-cell>
          <table:table-cell office:value-type="string">
            <text:p>Temapache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102824}</text:p>
          </table:table-cell>
        </table:table-row>
        <table:table-row>
          <table:table-cell office:value-type="float" office:value="2665">
            <text:p>2 665</text:p>
          </table:table-cell>
          <table:table-cell office:value-type="string">
            <text:p>Chilapa de Alvarez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102716}</text:p>
          </table:table-cell>
        </table:table-row>
        <table:table-row>
          <table:table-cell office:value-type="float" office:value="2666">
            <text:p>2 666</text:p>
          </table:table-cell>
          <table:table-cell office:value-type="string">
            <text:p>Hidalgo del Parral</text:p>
          </table:table-cell>
          <table:table-cell office:value-type="string">
            <text:p>MEX</text:p>
          </table:table-cell>
          <table:table-cell office:value-type="string">
            <text:p>Chihuahua</text:p>
          </table:table-cell>
          <table:table-cell office:value-type="string">
            <text:p>{"Population": 100881}</text:p>
          </table:table-cell>
        </table:table-row>
        <table:table-row>
          <table:table-cell office:value-type="float" office:value="2667">
            <text:p>2 667</text:p>
          </table:table-cell>
          <table:table-cell office:value-type="string">
            <text:p>San Francisco del Rincón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100149}</text:p>
          </table:table-cell>
        </table:table-row>
        <table:table-row>
          <table:table-cell office:value-type="float" office:value="2668">
            <text:p>2 668</text:p>
          </table:table-cell>
          <table:table-cell office:value-type="string">
            <text:p>Taxco de Alarcón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99907}</text:p>
          </table:table-cell>
        </table:table-row>
        <table:table-row>
          <table:table-cell office:value-type="float" office:value="2669">
            <text:p>2 669</text:p>
          </table:table-cell>
          <table:table-cell office:value-type="string">
            <text:p>Zumpang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99781}</text:p>
          </table:table-cell>
        </table:table-row>
        <table:table-row>
          <table:table-cell office:value-type="float" office:value="2670">
            <text:p>2 670</text:p>
          </table:table-cell>
          <table:table-cell office:value-type="string">
            <text:p>San Pedro Cholula</text:p>
          </table:table-cell>
          <table:table-cell office:value-type="string">
            <text:p>MEX</text:p>
          </table:table-cell>
          <table:table-cell office:value-type="string">
            <text:p>Puebla</text:p>
          </table:table-cell>
          <table:table-cell office:value-type="string">
            <text:p>{"Population": 99734}</text:p>
          </table:table-cell>
        </table:table-row>
        <table:table-row>
          <table:table-cell office:value-type="float" office:value="2671">
            <text:p>2 671</text:p>
          </table:table-cell>
          <table:table-cell office:value-type="string">
            <text:p>Lerma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99714}</text:p>
          </table:table-cell>
        </table:table-row>
        <table:table-row>
          <table:table-cell office:value-type="float" office:value="2672">
            <text:p>2 672</text:p>
          </table:table-cell>
          <table:table-cell office:value-type="string">
            <text:p>Tecomán</text:p>
          </table:table-cell>
          <table:table-cell office:value-type="string">
            <text:p>MEX</text:p>
          </table:table-cell>
          <table:table-cell office:value-type="string">
            <text:p>Colima</text:p>
          </table:table-cell>
          <table:table-cell office:value-type="string">
            <text:p>{"Population": 99296}</text:p>
          </table:table-cell>
        </table:table-row>
        <table:table-row>
          <table:table-cell office:value-type="float" office:value="2673">
            <text:p>2 673</text:p>
          </table:table-cell>
          <table:table-cell office:value-type="string">
            <text:p>Las Margaritas</text:p>
          </table:table-cell>
          <table:table-cell office:value-type="string">
            <text:p>MEX</text:p>
          </table:table-cell>
          <table:table-cell office:value-type="string">
            <text:p>Chiapas</text:p>
          </table:table-cell>
          <table:table-cell office:value-type="string">
            <text:p>{"Population": 97389}</text:p>
          </table:table-cell>
        </table:table-row>
        <table:table-row>
          <table:table-cell office:value-type="float" office:value="2674">
            <text:p>2 674</text:p>
          </table:table-cell>
          <table:table-cell office:value-type="string">
            <text:p>Cosoleacaque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97199}</text:p>
          </table:table-cell>
        </table:table-row>
        <table:table-row>
          <table:table-cell office:value-type="float" office:value="2675">
            <text:p>2 675</text:p>
          </table:table-cell>
          <table:table-cell office:value-type="string">
            <text:p>San Luis de la Paz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96763}</text:p>
          </table:table-cell>
        </table:table-row>
        <table:table-row>
          <table:table-cell office:value-type="float" office:value="2676">
            <text:p>2 676</text:p>
          </table:table-cell>
          <table:table-cell office:value-type="string">
            <text:p>José Azueta</text:p>
          </table:table-cell>
          <table:table-cell office:value-type="string">
            <text:p>MEX</text:p>
          </table:table-cell>
          <table:table-cell office:value-type="string">
            <text:p>Guerrero</text:p>
          </table:table-cell>
          <table:table-cell office:value-type="string">
            <text:p>{"Population": 95448}</text:p>
          </table:table-cell>
        </table:table-row>
        <table:table-row>
          <table:table-cell office:value-type="float" office:value="2677">
            <text:p>2 677</text:p>
          </table:table-cell>
          <table:table-cell office:value-type="string">
            <text:p>Santiago Ixcuintla</text:p>
          </table:table-cell>
          <table:table-cell office:value-type="string">
            <text:p>MEX</text:p>
          </table:table-cell>
          <table:table-cell office:value-type="string">
            <text:p>Nayarit</text:p>
          </table:table-cell>
          <table:table-cell office:value-type="string">
            <text:p>{"Population": 95311}</text:p>
          </table:table-cell>
        </table:table-row>
        <table:table-row>
          <table:table-cell office:value-type="float" office:value="2678">
            <text:p>2 678</text:p>
          </table:table-cell>
          <table:table-cell office:value-type="string">
            <text:p>San Felipe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95305}</text:p>
          </table:table-cell>
        </table:table-row>
        <table:table-row>
          <table:table-cell office:value-type="float" office:value="2679">
            <text:p>2 679</text:p>
          </table:table-cell>
          <table:table-cell office:value-type="string">
            <text:p>Tejupilco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94934}</text:p>
          </table:table-cell>
        </table:table-row>
        <table:table-row>
          <table:table-cell office:value-type="float" office:value="2680">
            <text:p>2 680</text:p>
          </table:table-cell>
          <table:table-cell office:value-type="string">
            <text:p>Tantoyuc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94709}</text:p>
          </table:table-cell>
        </table:table-row>
        <table:table-row>
          <table:table-cell office:value-type="float" office:value="2681">
            <text:p>2 681</text:p>
          </table:table-cell>
          <table:table-cell office:value-type="string">
            <text:p>Salvatierra</text:p>
          </table:table-cell>
          <table:table-cell office:value-type="string">
            <text:p>MEX</text:p>
          </table:table-cell>
          <table:table-cell office:value-type="string">
            <text:p>Guanajuato</text:p>
          </table:table-cell>
          <table:table-cell office:value-type="string">
            <text:p>{"Population": 94322}</text:p>
          </table:table-cell>
        </table:table-row>
        <table:table-row>
          <table:table-cell office:value-type="float" office:value="2682">
            <text:p>2 682</text:p>
          </table:table-cell>
          <table:table-cell office:value-type="string">
            <text:p>Tultepec</text:p>
          </table:table-cell>
          <table:table-cell office:value-type="string">
            <text:p>MEX</text:p>
          </table:table-cell>
          <table:table-cell office:value-type="string">
            <text:p>México</text:p>
          </table:table-cell>
          <table:table-cell office:value-type="string">
            <text:p>{"Population": 93364}</text:p>
          </table:table-cell>
        </table:table-row>
        <table:table-row>
          <table:table-cell office:value-type="float" office:value="2683">
            <text:p>2 683</text:p>
          </table:table-cell>
          <table:table-cell office:value-type="string">
            <text:p>Temixco</text:p>
          </table:table-cell>
          <table:table-cell office:value-type="string">
            <text:p>MEX</text:p>
          </table:table-cell>
          <table:table-cell office:value-type="string">
            <text:p>Morelos</text:p>
          </table:table-cell>
          <table:table-cell office:value-type="string">
            <text:p>{"Population": 92686}</text:p>
          </table:table-cell>
        </table:table-row>
        <table:table-row>
          <table:table-cell office:value-type="float" office:value="2684">
            <text:p>2 684</text:p>
          </table:table-cell>
          <table:table-cell office:value-type="string">
            <text:p>Matamoros</text:p>
          </table:table-cell>
          <table:table-cell office:value-type="string">
            <text:p>MEX</text:p>
          </table:table-cell>
          <table:table-cell office:value-type="string">
            <text:p>Coahuila de Zaragoza</text:p>
          </table:table-cell>
          <table:table-cell office:value-type="string">
            <text:p>{"Population": 91858}</text:p>
          </table:table-cell>
        </table:table-row>
        <table:table-row>
          <table:table-cell office:value-type="float" office:value="2685">
            <text:p>2 685</text:p>
          </table:table-cell>
          <table:table-cell office:value-type="string">
            <text:p>Pánuco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90551}</text:p>
          </table:table-cell>
        </table:table-row>
        <table:table-row>
          <table:table-cell office:value-type="float" office:value="2686">
            <text:p>2 686</text:p>
          </table:table-cell>
          <table:table-cell office:value-type="string">
            <text:p>El Fuerte</text:p>
          </table:table-cell>
          <table:table-cell office:value-type="string">
            <text:p>MEX</text:p>
          </table:table-cell>
          <table:table-cell office:value-type="string">
            <text:p>Sinaloa</text:p>
          </table:table-cell>
          <table:table-cell office:value-type="string">
            <text:p>{"Population": 89556}</text:p>
          </table:table-cell>
        </table:table-row>
        <table:table-row>
          <table:table-cell office:value-type="float" office:value="2687">
            <text:p>2 687</text:p>
          </table:table-cell>
          <table:table-cell office:value-type="string">
            <text:p>Tierra Blanca</text:p>
          </table:table-cell>
          <table:table-cell office:value-type="string">
            <text:p>MEX</text:p>
          </table:table-cell>
          <table:table-cell office:value-type="string">
            <text:p>Veracruz</text:p>
          </table:table-cell>
          <table:table-cell office:value-type="string">
            <text:p>{"Population": 89143}</text:p>
          </table:table-cell>
        </table:table-row>
        <table:table-row>
          <table:table-cell office:value-type="float" office:value="2688">
            <text:p>2 688</text:p>
          </table:table-cell>
          <table:table-cell office:value-type="string">
            <text:p>Weno</text:p>
          </table:table-cell>
          <table:table-cell office:value-type="string">
            <text:p>FSM</text:p>
          </table:table-cell>
          <table:table-cell office:value-type="string">
            <text:p>Chuuk</text:p>
          </table:table-cell>
          <table:table-cell office:value-type="string">
            <text:p>{"Population": 22000}</text:p>
          </table:table-cell>
        </table:table-row>
        <table:table-row>
          <table:table-cell office:value-type="float" office:value="2689">
            <text:p>2 689</text:p>
          </table:table-cell>
          <table:table-cell office:value-type="string">
            <text:p>Palikir</text:p>
          </table:table-cell>
          <table:table-cell office:value-type="string">
            <text:p>FSM</text:p>
          </table:table-cell>
          <table:table-cell office:value-type="string">
            <text:p>Pohnpei</text:p>
          </table:table-cell>
          <table:table-cell office:value-type="string">
            <text:p>{"Population": 8600}</text:p>
          </table:table-cell>
        </table:table-row>
        <table:table-row>
          <table:table-cell office:value-type="float" office:value="2690">
            <text:p>2 690</text:p>
          </table:table-cell>
          <table:table-cell office:value-type="string">
            <text:p>Chisinau</text:p>
          </table:table-cell>
          <table:table-cell office:value-type="string">
            <text:p>MDA</text:p>
          </table:table-cell>
          <table:table-cell office:value-type="string">
            <text:p>Chisinau</text:p>
          </table:table-cell>
          <table:table-cell office:value-type="string">
            <text:p>{"Population": 719900}</text:p>
          </table:table-cell>
        </table:table-row>
        <table:table-row>
          <table:table-cell office:value-type="float" office:value="2691">
            <text:p>2 691</text:p>
          </table:table-cell>
          <table:table-cell office:value-type="string">
            <text:p>Tiraspol</text:p>
          </table:table-cell>
          <table:table-cell office:value-type="string">
            <text:p>MDA</text:p>
          </table:table-cell>
          <table:table-cell office:value-type="string">
            <text:p>Dnjestria</text:p>
          </table:table-cell>
          <table:table-cell office:value-type="string">
            <text:p>{"Population": 194300}</text:p>
          </table:table-cell>
        </table:table-row>
        <table:table-row>
          <table:table-cell office:value-type="float" office:value="2692">
            <text:p>2 692</text:p>
          </table:table-cell>
          <table:table-cell office:value-type="string">
            <text:p>Balti</text:p>
          </table:table-cell>
          <table:table-cell office:value-type="string">
            <text:p>MDA</text:p>
          </table:table-cell>
          <table:table-cell office:value-type="string">
            <text:p>Balti</text:p>
          </table:table-cell>
          <table:table-cell office:value-type="string">
            <text:p>{"Population": 153400}</text:p>
          </table:table-cell>
        </table:table-row>
        <table:table-row>
          <table:table-cell office:value-type="float" office:value="2693">
            <text:p>2 693</text:p>
          </table:table-cell>
          <table:table-cell office:value-type="string">
            <text:p>Bender (Tîghina)</text:p>
          </table:table-cell>
          <table:table-cell office:value-type="string">
            <text:p>MDA</text:p>
          </table:table-cell>
          <table:table-cell office:value-type="string">
            <text:p>Bender (Tîghina)</text:p>
          </table:table-cell>
          <table:table-cell office:value-type="string">
            <text:p>{"Population": 125700}</text:p>
          </table:table-cell>
        </table:table-row>
        <table:table-row>
          <table:table-cell office:value-type="float" office:value="2694">
            <text:p>2 694</text:p>
          </table:table-cell>
          <table:table-cell office:value-type="string">
            <text:p>Monte-Carlo</text:p>
          </table:table-cell>
          <table:table-cell office:value-type="string">
            <text:p>MCO</text:p>
          </table:table-cell>
          <table:table-cell office:value-type="string">
            <text:p></text:p>
          </table:table-cell>
          <table:table-cell office:value-type="string">
            <text:p>{"Population": 13154}</text:p>
          </table:table-cell>
        </table:table-row>
        <table:table-row>
          <table:table-cell office:value-type="float" office:value="2695">
            <text:p>2 695</text:p>
          </table:table-cell>
          <table:table-cell office:value-type="string">
            <text:p>Monaco-Ville</text:p>
          </table:table-cell>
          <table:table-cell office:value-type="string">
            <text:p>MCO</text:p>
          </table:table-cell>
          <table:table-cell office:value-type="string">
            <text:p></text:p>
          </table:table-cell>
          <table:table-cell office:value-type="string">
            <text:p>{"Population": 1234}</text:p>
          </table:table-cell>
        </table:table-row>
        <table:table-row>
          <table:table-cell office:value-type="float" office:value="2696">
            <text:p>2 696</text:p>
          </table:table-cell>
          <table:table-cell office:value-type="string">
            <text:p>Ulan Bator</text:p>
          </table:table-cell>
          <table:table-cell office:value-type="string">
            <text:p>MNG</text:p>
          </table:table-cell>
          <table:table-cell office:value-type="string">
            <text:p>Ulaanbaatar</text:p>
          </table:table-cell>
          <table:table-cell office:value-type="string">
            <text:p>{"Population": 773700}</text:p>
          </table:table-cell>
        </table:table-row>
        <table:table-row>
          <table:table-cell office:value-type="float" office:value="2697">
            <text:p>2 697</text:p>
          </table:table-cell>
          <table:table-cell office:value-type="string">
            <text:p>Plymouth</text:p>
          </table:table-cell>
          <table:table-cell office:value-type="string">
            <text:p>MSR</text:p>
          </table:table-cell>
          <table:table-cell office:value-type="string">
            <text:p>Plymouth</text:p>
          </table:table-cell>
          <table:table-cell office:value-type="string">
            <text:p>{"Population": 2000}</text:p>
          </table:table-cell>
        </table:table-row>
        <table:table-row>
          <table:table-cell office:value-type="float" office:value="2698">
            <text:p>2 698</text:p>
          </table:table-cell>
          <table:table-cell office:value-type="string">
            <text:p>Maputo</text:p>
          </table:table-cell>
          <table:table-cell office:value-type="string">
            <text:p>MOZ</text:p>
          </table:table-cell>
          <table:table-cell office:value-type="string">
            <text:p>Maputo</text:p>
          </table:table-cell>
          <table:table-cell office:value-type="string">
            <text:p>{"Population": 1018938}</text:p>
          </table:table-cell>
        </table:table-row>
        <table:table-row>
          <table:table-cell office:value-type="float" office:value="2699">
            <text:p>2 699</text:p>
          </table:table-cell>
          <table:table-cell office:value-type="string">
            <text:p>Matola</text:p>
          </table:table-cell>
          <table:table-cell office:value-type="string">
            <text:p>MOZ</text:p>
          </table:table-cell>
          <table:table-cell office:value-type="string">
            <text:p>Maputo</text:p>
          </table:table-cell>
          <table:table-cell office:value-type="string">
            <text:p>{"Population": 424662}</text:p>
          </table:table-cell>
        </table:table-row>
        <table:table-row>
          <table:table-cell office:value-type="float" office:value="2700">
            <text:p>2 700</text:p>
          </table:table-cell>
          <table:table-cell office:value-type="string">
            <text:p>Beira</text:p>
          </table:table-cell>
          <table:table-cell office:value-type="string">
            <text:p>MOZ</text:p>
          </table:table-cell>
          <table:table-cell office:value-type="string">
            <text:p>Sofala</text:p>
          </table:table-cell>
          <table:table-cell office:value-type="string">
            <text:p>{"Population": 397368}</text:p>
          </table:table-cell>
        </table:table-row>
        <table:table-row>
          <table:table-cell office:value-type="float" office:value="2701">
            <text:p>2 701</text:p>
          </table:table-cell>
          <table:table-cell office:value-type="string">
            <text:p>Nampula</text:p>
          </table:table-cell>
          <table:table-cell office:value-type="string">
            <text:p>MOZ</text:p>
          </table:table-cell>
          <table:table-cell office:value-type="string">
            <text:p>Nampula</text:p>
          </table:table-cell>
          <table:table-cell office:value-type="string">
            <text:p>{"Population": 303346}</text:p>
          </table:table-cell>
        </table:table-row>
        <table:table-row>
          <table:table-cell office:value-type="float" office:value="2702">
            <text:p>2 702</text:p>
          </table:table-cell>
          <table:table-cell office:value-type="string">
            <text:p>Chimoio</text:p>
          </table:table-cell>
          <table:table-cell office:value-type="string">
            <text:p>MOZ</text:p>
          </table:table-cell>
          <table:table-cell office:value-type="string">
            <text:p>Manica</text:p>
          </table:table-cell>
          <table:table-cell office:value-type="string">
            <text:p>{"Population": 171056}</text:p>
          </table:table-cell>
        </table:table-row>
        <table:table-row>
          <table:table-cell office:value-type="float" office:value="2703">
            <text:p>2 703</text:p>
          </table:table-cell>
          <table:table-cell office:value-type="string">
            <text:p>Naçala-Porto</text:p>
          </table:table-cell>
          <table:table-cell office:value-type="string">
            <text:p>MOZ</text:p>
          </table:table-cell>
          <table:table-cell office:value-type="string">
            <text:p>Nampula</text:p>
          </table:table-cell>
          <table:table-cell office:value-type="string">
            <text:p>{"Population": 158248}</text:p>
          </table:table-cell>
        </table:table-row>
        <table:table-row>
          <table:table-cell office:value-type="float" office:value="2704">
            <text:p>2 704</text:p>
          </table:table-cell>
          <table:table-cell office:value-type="string">
            <text:p>Quelimane</text:p>
          </table:table-cell>
          <table:table-cell office:value-type="string">
            <text:p>MOZ</text:p>
          </table:table-cell>
          <table:table-cell office:value-type="string">
            <text:p>Zambézia</text:p>
          </table:table-cell>
          <table:table-cell office:value-type="string">
            <text:p>{"Population": 150116}</text:p>
          </table:table-cell>
        </table:table-row>
        <table:table-row>
          <table:table-cell office:value-type="float" office:value="2705">
            <text:p>2 705</text:p>
          </table:table-cell>
          <table:table-cell office:value-type="string">
            <text:p>Mocuba</text:p>
          </table:table-cell>
          <table:table-cell office:value-type="string">
            <text:p>MOZ</text:p>
          </table:table-cell>
          <table:table-cell office:value-type="string">
            <text:p>Zambézia</text:p>
          </table:table-cell>
          <table:table-cell office:value-type="string">
            <text:p>{"Population": 124700}</text:p>
          </table:table-cell>
        </table:table-row>
        <table:table-row>
          <table:table-cell office:value-type="float" office:value="2706">
            <text:p>2 706</text:p>
          </table:table-cell>
          <table:table-cell office:value-type="string">
            <text:p>Tete</text:p>
          </table:table-cell>
          <table:table-cell office:value-type="string">
            <text:p>MOZ</text:p>
          </table:table-cell>
          <table:table-cell office:value-type="string">
            <text:p>Tete</text:p>
          </table:table-cell>
          <table:table-cell office:value-type="string">
            <text:p>{"Population": 101984}</text:p>
          </table:table-cell>
        </table:table-row>
        <table:table-row>
          <table:table-cell office:value-type="float" office:value="2707">
            <text:p>2 707</text:p>
          </table:table-cell>
          <table:table-cell office:value-type="string">
            <text:p>Xai-Xai</text:p>
          </table:table-cell>
          <table:table-cell office:value-type="string">
            <text:p>MOZ</text:p>
          </table:table-cell>
          <table:table-cell office:value-type="string">
            <text:p>Gaza</text:p>
          </table:table-cell>
          <table:table-cell office:value-type="string">
            <text:p>{"Population": 99442}</text:p>
          </table:table-cell>
        </table:table-row>
        <table:table-row>
          <table:table-cell office:value-type="float" office:value="2708">
            <text:p>2 708</text:p>
          </table:table-cell>
          <table:table-cell office:value-type="string">
            <text:p>Gurue</text:p>
          </table:table-cell>
          <table:table-cell office:value-type="string">
            <text:p>MOZ</text:p>
          </table:table-cell>
          <table:table-cell office:value-type="string">
            <text:p>Zambézia</text:p>
          </table:table-cell>
          <table:table-cell office:value-type="string">
            <text:p>{"Population": 99300}</text:p>
          </table:table-cell>
        </table:table-row>
        <table:table-row>
          <table:table-cell office:value-type="float" office:value="2709">
            <text:p>2 709</text:p>
          </table:table-cell>
          <table:table-cell office:value-type="string">
            <text:p>Maxixe</text:p>
          </table:table-cell>
          <table:table-cell office:value-type="string">
            <text:p>MOZ</text:p>
          </table:table-cell>
          <table:table-cell office:value-type="string">
            <text:p>Inhambane</text:p>
          </table:table-cell>
          <table:table-cell office:value-type="string">
            <text:p>{"Population": 93985}</text:p>
          </table:table-cell>
        </table:table-row>
        <table:table-row>
          <table:table-cell office:value-type="float" office:value="2710">
            <text:p>2 710</text:p>
          </table:table-cell>
          <table:table-cell office:value-type="string">
            <text:p>Rangoon (Yangon)</text:p>
          </table:table-cell>
          <table:table-cell office:value-type="string">
            <text:p>MMR</text:p>
          </table:table-cell>
          <table:table-cell office:value-type="string">
            <text:p>Rangoon [Yangon]</text:p>
          </table:table-cell>
          <table:table-cell office:value-type="string">
            <text:p>{"Population": 3361700}</text:p>
          </table:table-cell>
        </table:table-row>
        <table:table-row>
          <table:table-cell office:value-type="float" office:value="2711">
            <text:p>2 711</text:p>
          </table:table-cell>
          <table:table-cell office:value-type="string">
            <text:p>Mandalay</text:p>
          </table:table-cell>
          <table:table-cell office:value-type="string">
            <text:p>MMR</text:p>
          </table:table-cell>
          <table:table-cell office:value-type="string">
            <text:p>Mandalay</text:p>
          </table:table-cell>
          <table:table-cell office:value-type="string">
            <text:p>{"Population": 885300}</text:p>
          </table:table-cell>
        </table:table-row>
        <table:table-row>
          <table:table-cell office:value-type="float" office:value="2712">
            <text:p>2 712</text:p>
          </table:table-cell>
          <table:table-cell office:value-type="string">
            <text:p>Moulmein (Mawlamyine)</text:p>
          </table:table-cell>
          <table:table-cell office:value-type="string">
            <text:p>MMR</text:p>
          </table:table-cell>
          <table:table-cell office:value-type="string">
            <text:p>Mon</text:p>
          </table:table-cell>
          <table:table-cell office:value-type="string">
            <text:p>{"Population": 307900}</text:p>
          </table:table-cell>
        </table:table-row>
        <table:table-row>
          <table:table-cell office:value-type="float" office:value="2713">
            <text:p>2 713</text:p>
          </table:table-cell>
          <table:table-cell office:value-type="string">
            <text:p>Pegu (Bago)</text:p>
          </table:table-cell>
          <table:table-cell office:value-type="string">
            <text:p>MMR</text:p>
          </table:table-cell>
          <table:table-cell office:value-type="string">
            <text:p>Pegu [Bago]</text:p>
          </table:table-cell>
          <table:table-cell office:value-type="string">
            <text:p>{"Population": 190900}</text:p>
          </table:table-cell>
        </table:table-row>
        <table:table-row>
          <table:table-cell office:value-type="float" office:value="2714">
            <text:p>2 714</text:p>
          </table:table-cell>
          <table:table-cell office:value-type="string">
            <text:p>Bassein (Pathein)</text:p>
          </table:table-cell>
          <table:table-cell office:value-type="string">
            <text:p>MMR</text:p>
          </table:table-cell>
          <table:table-cell office:value-type="string">
            <text:p>Irrawaddy [Ayeyarwad</text:p>
          </table:table-cell>
          <table:table-cell office:value-type="string">
            <text:p>{"Population": 183900}</text:p>
          </table:table-cell>
        </table:table-row>
        <table:table-row>
          <table:table-cell office:value-type="float" office:value="2715">
            <text:p>2 715</text:p>
          </table:table-cell>
          <table:table-cell office:value-type="string">
            <text:p>Monywa</text:p>
          </table:table-cell>
          <table:table-cell office:value-type="string">
            <text:p>MMR</text:p>
          </table:table-cell>
          <table:table-cell office:value-type="string">
            <text:p>Sagaing</text:p>
          </table:table-cell>
          <table:table-cell office:value-type="string">
            <text:p>{"Population": 138600}</text:p>
          </table:table-cell>
        </table:table-row>
        <table:table-row>
          <table:table-cell office:value-type="float" office:value="2716">
            <text:p>2 716</text:p>
          </table:table-cell>
          <table:table-cell office:value-type="string">
            <text:p>Sittwe (Akyab)</text:p>
          </table:table-cell>
          <table:table-cell office:value-type="string">
            <text:p>MMR</text:p>
          </table:table-cell>
          <table:table-cell office:value-type="string">
            <text:p>Rakhine</text:p>
          </table:table-cell>
          <table:table-cell office:value-type="string">
            <text:p>{"Population": 137600}</text:p>
          </table:table-cell>
        </table:table-row>
        <table:table-row>
          <table:table-cell office:value-type="float" office:value="2717">
            <text:p>2 717</text:p>
          </table:table-cell>
          <table:table-cell office:value-type="string">
            <text:p>Taunggyi (Taunggye)</text:p>
          </table:table-cell>
          <table:table-cell office:value-type="string">
            <text:p>MMR</text:p>
          </table:table-cell>
          <table:table-cell office:value-type="string">
            <text:p>Shan</text:p>
          </table:table-cell>
          <table:table-cell office:value-type="string">
            <text:p>{"Population": 131500}</text:p>
          </table:table-cell>
        </table:table-row>
        <table:table-row>
          <table:table-cell office:value-type="float" office:value="2718">
            <text:p>2 718</text:p>
          </table:table-cell>
          <table:table-cell office:value-type="string">
            <text:p>Meikhtila</text:p>
          </table:table-cell>
          <table:table-cell office:value-type="string">
            <text:p>MMR</text:p>
          </table:table-cell>
          <table:table-cell office:value-type="string">
            <text:p>Mandalay</text:p>
          </table:table-cell>
          <table:table-cell office:value-type="string">
            <text:p>{"Population": 129700}</text:p>
          </table:table-cell>
        </table:table-row>
        <table:table-row>
          <table:table-cell office:value-type="float" office:value="2719">
            <text:p>2 719</text:p>
          </table:table-cell>
          <table:table-cell office:value-type="string">
            <text:p>Mergui (Myeik)</text:p>
          </table:table-cell>
          <table:table-cell office:value-type="string">
            <text:p>MMR</text:p>
          </table:table-cell>
          <table:table-cell office:value-type="string">
            <text:p>Tenasserim [Tanintha</text:p>
          </table:table-cell>
          <table:table-cell office:value-type="string">
            <text:p>{"Population": 122700}</text:p>
          </table:table-cell>
        </table:table-row>
        <table:table-row>
          <table:table-cell office:value-type="float" office:value="2720">
            <text:p>2 720</text:p>
          </table:table-cell>
          <table:table-cell office:value-type="string">
            <text:p>Lashio (Lasho)</text:p>
          </table:table-cell>
          <table:table-cell office:value-type="string">
            <text:p>MMR</text:p>
          </table:table-cell>
          <table:table-cell office:value-type="string">
            <text:p>Shan</text:p>
          </table:table-cell>
          <table:table-cell office:value-type="string">
            <text:p>{"Population": 107600}</text:p>
          </table:table-cell>
        </table:table-row>
        <table:table-row>
          <table:table-cell office:value-type="float" office:value="2721">
            <text:p>2 721</text:p>
          </table:table-cell>
          <table:table-cell office:value-type="string">
            <text:p>Prome (Pyay)</text:p>
          </table:table-cell>
          <table:table-cell office:value-type="string">
            <text:p>MMR</text:p>
          </table:table-cell>
          <table:table-cell office:value-type="string">
            <text:p>Pegu [Bago]</text:p>
          </table:table-cell>
          <table:table-cell office:value-type="string">
            <text:p>{"Population": 105700}</text:p>
          </table:table-cell>
        </table:table-row>
        <table:table-row>
          <table:table-cell office:value-type="float" office:value="2722">
            <text:p>2 722</text:p>
          </table:table-cell>
          <table:table-cell office:value-type="string">
            <text:p>Henzada (Hinthada)</text:p>
          </table:table-cell>
          <table:table-cell office:value-type="string">
            <text:p>MMR</text:p>
          </table:table-cell>
          <table:table-cell office:value-type="string">
            <text:p>Irrawaddy [Ayeyarwad</text:p>
          </table:table-cell>
          <table:table-cell office:value-type="string">
            <text:p>{"Population": 104700}</text:p>
          </table:table-cell>
        </table:table-row>
        <table:table-row>
          <table:table-cell office:value-type="float" office:value="2723">
            <text:p>2 723</text:p>
          </table:table-cell>
          <table:table-cell office:value-type="string">
            <text:p>Myingyan</text:p>
          </table:table-cell>
          <table:table-cell office:value-type="string">
            <text:p>MMR</text:p>
          </table:table-cell>
          <table:table-cell office:value-type="string">
            <text:p>Mandalay</text:p>
          </table:table-cell>
          <table:table-cell office:value-type="string">
            <text:p>{"Population": 103600}</text:p>
          </table:table-cell>
        </table:table-row>
        <table:table-row>
          <table:table-cell office:value-type="float" office:value="2724">
            <text:p>2 724</text:p>
          </table:table-cell>
          <table:table-cell office:value-type="string">
            <text:p>Tavoy (Dawei)</text:p>
          </table:table-cell>
          <table:table-cell office:value-type="string">
            <text:p>MMR</text:p>
          </table:table-cell>
          <table:table-cell office:value-type="string">
            <text:p>Tenasserim [Tanintha</text:p>
          </table:table-cell>
          <table:table-cell office:value-type="string">
            <text:p>{"Population": 96800}</text:p>
          </table:table-cell>
        </table:table-row>
        <table:table-row>
          <table:table-cell office:value-type="float" office:value="2725">
            <text:p>2 725</text:p>
          </table:table-cell>
          <table:table-cell office:value-type="string">
            <text:p>Pagakku (Pakokku)</text:p>
          </table:table-cell>
          <table:table-cell office:value-type="string">
            <text:p>MMR</text:p>
          </table:table-cell>
          <table:table-cell office:value-type="string">
            <text:p>Magwe [Magway]</text:p>
          </table:table-cell>
          <table:table-cell office:value-type="string">
            <text:p>{"Population": 94800}</text:p>
          </table:table-cell>
        </table:table-row>
        <table:table-row>
          <table:table-cell office:value-type="float" office:value="2726">
            <text:p>2 726</text:p>
          </table:table-cell>
          <table:table-cell office:value-type="string">
            <text:p>Windhoek</text:p>
          </table:table-cell>
          <table:table-cell office:value-type="string">
            <text:p>NAM</text:p>
          </table:table-cell>
          <table:table-cell office:value-type="string">
            <text:p>Khomas</text:p>
          </table:table-cell>
          <table:table-cell office:value-type="string">
            <text:p>{"Population": 169000}</text:p>
          </table:table-cell>
        </table:table-row>
        <table:table-row>
          <table:table-cell office:value-type="float" office:value="2727">
            <text:p>2 727</text:p>
          </table:table-cell>
          <table:table-cell office:value-type="string">
            <text:p>Yangor</text:p>
          </table:table-cell>
          <table:table-cell office:value-type="string">
            <text:p>NRU</text:p>
          </table:table-cell>
          <table:table-cell office:value-type="string">
            <text:p></text:p>
          </table:table-cell>
          <table:table-cell office:value-type="string">
            <text:p>{"Population": 4050}</text:p>
          </table:table-cell>
        </table:table-row>
        <table:table-row>
          <table:table-cell office:value-type="float" office:value="2728">
            <text:p>2 728</text:p>
          </table:table-cell>
          <table:table-cell office:value-type="string">
            <text:p>Yaren</text:p>
          </table:table-cell>
          <table:table-cell office:value-type="string">
            <text:p>NRU</text:p>
          </table:table-cell>
          <table:table-cell office:value-type="string">
            <text:p></text:p>
          </table:table-cell>
          <table:table-cell office:value-type="string">
            <text:p>{"Population": 559}</text:p>
          </table:table-cell>
        </table:table-row>
        <table:table-row>
          <table:table-cell office:value-type="float" office:value="2729">
            <text:p>2 729</text:p>
          </table:table-cell>
          <table:table-cell office:value-type="string">
            <text:p>Kathmandu</text:p>
          </table:table-cell>
          <table:table-cell office:value-type="string">
            <text:p>NPL</text:p>
          </table:table-cell>
          <table:table-cell office:value-type="string">
            <text:p>Central</text:p>
          </table:table-cell>
          <table:table-cell office:value-type="string">
            <text:p>{"Population": 591835}</text:p>
          </table:table-cell>
        </table:table-row>
        <table:table-row>
          <table:table-cell office:value-type="float" office:value="2730">
            <text:p>2 730</text:p>
          </table:table-cell>
          <table:table-cell office:value-type="string">
            <text:p>Biratnagar</text:p>
          </table:table-cell>
          <table:table-cell office:value-type="string">
            <text:p>NPL</text:p>
          </table:table-cell>
          <table:table-cell office:value-type="string">
            <text:p>Eastern</text:p>
          </table:table-cell>
          <table:table-cell office:value-type="string">
            <text:p>{"Population": 157764}</text:p>
          </table:table-cell>
        </table:table-row>
        <table:table-row>
          <table:table-cell office:value-type="float" office:value="2731">
            <text:p>2 731</text:p>
          </table:table-cell>
          <table:table-cell office:value-type="string">
            <text:p>Pokhara</text:p>
          </table:table-cell>
          <table:table-cell office:value-type="string">
            <text:p>NPL</text:p>
          </table:table-cell>
          <table:table-cell office:value-type="string">
            <text:p>Western</text:p>
          </table:table-cell>
          <table:table-cell office:value-type="string">
            <text:p>{"Population": 146318}</text:p>
          </table:table-cell>
        </table:table-row>
        <table:table-row>
          <table:table-cell office:value-type="float" office:value="2732">
            <text:p>2 732</text:p>
          </table:table-cell>
          <table:table-cell office:value-type="string">
            <text:p>Lalitapur</text:p>
          </table:table-cell>
          <table:table-cell office:value-type="string">
            <text:p>NPL</text:p>
          </table:table-cell>
          <table:table-cell office:value-type="string">
            <text:p>Central</text:p>
          </table:table-cell>
          <table:table-cell office:value-type="string">
            <text:p>{"Population": 145847}</text:p>
          </table:table-cell>
        </table:table-row>
        <table:table-row>
          <table:table-cell office:value-type="float" office:value="2733">
            <text:p>2 733</text:p>
          </table:table-cell>
          <table:table-cell office:value-type="string">
            <text:p>Birgunj</text:p>
          </table:table-cell>
          <table:table-cell office:value-type="string">
            <text:p>NPL</text:p>
          </table:table-cell>
          <table:table-cell office:value-type="string">
            <text:p>Central</text:p>
          </table:table-cell>
          <table:table-cell office:value-type="string">
            <text:p>{"Population": 90639}</text:p>
          </table:table-cell>
        </table:table-row>
        <table:table-row>
          <table:table-cell office:value-type="float" office:value="2734">
            <text:p>2 734</text:p>
          </table:table-cell>
          <table:table-cell office:value-type="string">
            <text:p>Managua</text:p>
          </table:table-cell>
          <table:table-cell office:value-type="string">
            <text:p>NIC</text:p>
          </table:table-cell>
          <table:table-cell office:value-type="string">
            <text:p>Managua</text:p>
          </table:table-cell>
          <table:table-cell office:value-type="string">
            <text:p>{"Population": 959000}</text:p>
          </table:table-cell>
        </table:table-row>
        <table:table-row>
          <table:table-cell office:value-type="float" office:value="2735">
            <text:p>2 735</text:p>
          </table:table-cell>
          <table:table-cell office:value-type="string">
            <text:p>León</text:p>
          </table:table-cell>
          <table:table-cell office:value-type="string">
            <text:p>NIC</text:p>
          </table:table-cell>
          <table:table-cell office:value-type="string">
            <text:p>León</text:p>
          </table:table-cell>
          <table:table-cell office:value-type="string">
            <text:p>{"Population": 123865}</text:p>
          </table:table-cell>
        </table:table-row>
        <table:table-row>
          <table:table-cell office:value-type="float" office:value="2736">
            <text:p>2 736</text:p>
          </table:table-cell>
          <table:table-cell office:value-type="string">
            <text:p>Chinandega</text:p>
          </table:table-cell>
          <table:table-cell office:value-type="string">
            <text:p>NIC</text:p>
          </table:table-cell>
          <table:table-cell office:value-type="string">
            <text:p>Chinandega</text:p>
          </table:table-cell>
          <table:table-cell office:value-type="string">
            <text:p>{"Population": 97387}</text:p>
          </table:table-cell>
        </table:table-row>
        <table:table-row>
          <table:table-cell office:value-type="float" office:value="2737">
            <text:p>2 737</text:p>
          </table:table-cell>
          <table:table-cell office:value-type="string">
            <text:p>Masaya</text:p>
          </table:table-cell>
          <table:table-cell office:value-type="string">
            <text:p>NIC</text:p>
          </table:table-cell>
          <table:table-cell office:value-type="string">
            <text:p>Masaya</text:p>
          </table:table-cell>
          <table:table-cell office:value-type="string">
            <text:p>{"Population": 88971}</text:p>
          </table:table-cell>
        </table:table-row>
        <table:table-row>
          <table:table-cell office:value-type="float" office:value="2738">
            <text:p>2 738</text:p>
          </table:table-cell>
          <table:table-cell office:value-type="string">
            <text:p>Niamey</text:p>
          </table:table-cell>
          <table:table-cell office:value-type="string">
            <text:p>NER</text:p>
          </table:table-cell>
          <table:table-cell office:value-type="string">
            <text:p>Niamey</text:p>
          </table:table-cell>
          <table:table-cell office:value-type="string">
            <text:p>{"Population": 420000}</text:p>
          </table:table-cell>
        </table:table-row>
        <table:table-row>
          <table:table-cell office:value-type="float" office:value="2739">
            <text:p>2 739</text:p>
          </table:table-cell>
          <table:table-cell office:value-type="string">
            <text:p>Zinder</text:p>
          </table:table-cell>
          <table:table-cell office:value-type="string">
            <text:p>NER</text:p>
          </table:table-cell>
          <table:table-cell office:value-type="string">
            <text:p>Zinder</text:p>
          </table:table-cell>
          <table:table-cell office:value-type="string">
            <text:p>{"Population": 120892}</text:p>
          </table:table-cell>
        </table:table-row>
        <table:table-row>
          <table:table-cell office:value-type="float" office:value="2740">
            <text:p>2 740</text:p>
          </table:table-cell>
          <table:table-cell office:value-type="string">
            <text:p>Maradi</text:p>
          </table:table-cell>
          <table:table-cell office:value-type="string">
            <text:p>NER</text:p>
          </table:table-cell>
          <table:table-cell office:value-type="string">
            <text:p>Maradi</text:p>
          </table:table-cell>
          <table:table-cell office:value-type="string">
            <text:p>{"Population": 112965}</text:p>
          </table:table-cell>
        </table:table-row>
        <table:table-row>
          <table:table-cell office:value-type="float" office:value="2741">
            <text:p>2 741</text:p>
          </table:table-cell>
          <table:table-cell office:value-type="string">
            <text:p>Lagos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1518000}</text:p>
          </table:table-cell>
        </table:table-row>
        <table:table-row>
          <table:table-cell office:value-type="float" office:value="2742">
            <text:p>2 742</text:p>
          </table:table-cell>
          <table:table-cell office:value-type="string">
            <text:p>Ibadan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432000}</text:p>
          </table:table-cell>
        </table:table-row>
        <table:table-row>
          <table:table-cell office:value-type="float" office:value="2743">
            <text:p>2 743</text:p>
          </table:table-cell>
          <table:table-cell office:value-type="string">
            <text:p>Ogbomosh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730000}</text:p>
          </table:table-cell>
        </table:table-row>
        <table:table-row>
          <table:table-cell office:value-type="float" office:value="2744">
            <text:p>2 744</text:p>
          </table:table-cell>
          <table:table-cell office:value-type="string">
            <text:p>Kano</text:p>
          </table:table-cell>
          <table:table-cell office:value-type="string">
            <text:p>NGA</text:p>
          </table:table-cell>
          <table:table-cell office:value-type="string">
            <text:p>Kano &amp; Jigawa</text:p>
          </table:table-cell>
          <table:table-cell office:value-type="string">
            <text:p>{"Population": 674100}</text:p>
          </table:table-cell>
        </table:table-row>
        <table:table-row>
          <table:table-cell office:value-type="float" office:value="2745">
            <text:p>2 745</text:p>
          </table:table-cell>
          <table:table-cell office:value-type="string">
            <text:p>Oshogb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476800}</text:p>
          </table:table-cell>
        </table:table-row>
        <table:table-row>
          <table:table-cell office:value-type="float" office:value="2746">
            <text:p>2 746</text:p>
          </table:table-cell>
          <table:table-cell office:value-type="string">
            <text:p>Ilorin</text:p>
          </table:table-cell>
          <table:table-cell office:value-type="string">
            <text:p>NGA</text:p>
          </table:table-cell>
          <table:table-cell office:value-type="string">
            <text:p>Kwara &amp; Kogi</text:p>
          </table:table-cell>
          <table:table-cell office:value-type="string">
            <text:p>{"Population": 475800}</text:p>
          </table:table-cell>
        </table:table-row>
        <table:table-row>
          <table:table-cell office:value-type="float" office:value="2747">
            <text:p>2 747</text:p>
          </table:table-cell>
          <table:table-cell office:value-type="string">
            <text:p>Abeokuta</text:p>
          </table:table-cell>
          <table:table-cell office:value-type="string">
            <text:p>NGA</text:p>
          </table:table-cell>
          <table:table-cell office:value-type="string">
            <text:p>Ogun</text:p>
          </table:table-cell>
          <table:table-cell office:value-type="string">
            <text:p>{"Population": 427400}</text:p>
          </table:table-cell>
        </table:table-row>
        <table:table-row>
          <table:table-cell office:value-type="float" office:value="2748">
            <text:p>2 748</text:p>
          </table:table-cell>
          <table:table-cell office:value-type="string">
            <text:p>Port Harcourt</text:p>
          </table:table-cell>
          <table:table-cell office:value-type="string">
            <text:p>NGA</text:p>
          </table:table-cell>
          <table:table-cell office:value-type="string">
            <text:p>Rivers &amp; Bayelsa</text:p>
          </table:table-cell>
          <table:table-cell office:value-type="string">
            <text:p>{"Population": 410000}</text:p>
          </table:table-cell>
        </table:table-row>
        <table:table-row>
          <table:table-cell office:value-type="float" office:value="2749">
            <text:p>2 749</text:p>
          </table:table-cell>
          <table:table-cell office:value-type="string">
            <text:p>Zaria</text:p>
          </table:table-cell>
          <table:table-cell office:value-type="string">
            <text:p>NGA</text:p>
          </table:table-cell>
          <table:table-cell office:value-type="string">
            <text:p>Kaduna</text:p>
          </table:table-cell>
          <table:table-cell office:value-type="string">
            <text:p>{"Population": 379200}</text:p>
          </table:table-cell>
        </table:table-row>
        <table:table-row>
          <table:table-cell office:value-type="float" office:value="2750">
            <text:p>2 750</text:p>
          </table:table-cell>
          <table:table-cell office:value-type="string">
            <text:p>Ilesha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378400}</text:p>
          </table:table-cell>
        </table:table-row>
        <table:table-row>
          <table:table-cell office:value-type="float" office:value="2751">
            <text:p>2 751</text:p>
          </table:table-cell>
          <table:table-cell office:value-type="string">
            <text:p>Onitsha</text:p>
          </table:table-cell>
          <table:table-cell office:value-type="string">
            <text:p>NGA</text:p>
          </table:table-cell>
          <table:table-cell office:value-type="string">
            <text:p>Anambra &amp; Enugu &amp; Eb</text:p>
          </table:table-cell>
          <table:table-cell office:value-type="string">
            <text:p>{"Population": 371900}</text:p>
          </table:table-cell>
        </table:table-row>
        <table:table-row>
          <table:table-cell office:value-type="float" office:value="2752">
            <text:p>2 752</text:p>
          </table:table-cell>
          <table:table-cell office:value-type="string">
            <text:p>Iw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362000}</text:p>
          </table:table-cell>
        </table:table-row>
        <table:table-row>
          <table:table-cell office:value-type="float" office:value="2753">
            <text:p>2 753</text:p>
          </table:table-cell>
          <table:table-cell office:value-type="string">
            <text:p>Ado-Ekiti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359400}</text:p>
          </table:table-cell>
        </table:table-row>
        <table:table-row>
          <table:table-cell office:value-type="float" office:value="2754">
            <text:p>2 754</text:p>
          </table:table-cell>
          <table:table-cell office:value-type="string">
            <text:p>Abuja</text:p>
          </table:table-cell>
          <table:table-cell office:value-type="string">
            <text:p>NGA</text:p>
          </table:table-cell>
          <table:table-cell office:value-type="string">
            <text:p>Federal Capital Dist</text:p>
          </table:table-cell>
          <table:table-cell office:value-type="string">
            <text:p>{"Population": 350100}</text:p>
          </table:table-cell>
        </table:table-row>
        <table:table-row>
          <table:table-cell office:value-type="float" office:value="2755">
            <text:p>2 755</text:p>
          </table:table-cell>
          <table:table-cell office:value-type="string">
            <text:p>Kaduna</text:p>
          </table:table-cell>
          <table:table-cell office:value-type="string">
            <text:p>NGA</text:p>
          </table:table-cell>
          <table:table-cell office:value-type="string">
            <text:p>Kaduna</text:p>
          </table:table-cell>
          <table:table-cell office:value-type="string">
            <text:p>{"Population": 342200}</text:p>
          </table:table-cell>
        </table:table-row>
        <table:table-row>
          <table:table-cell office:value-type="float" office:value="2756">
            <text:p>2 756</text:p>
          </table:table-cell>
          <table:table-cell office:value-type="string">
            <text:p>Mushin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333200}</text:p>
          </table:table-cell>
        </table:table-row>
        <table:table-row>
          <table:table-cell office:value-type="float" office:value="2757">
            <text:p>2 757</text:p>
          </table:table-cell>
          <table:table-cell office:value-type="string">
            <text:p>Maiduguri</text:p>
          </table:table-cell>
          <table:table-cell office:value-type="string">
            <text:p>NGA</text:p>
          </table:table-cell>
          <table:table-cell office:value-type="string">
            <text:p>Borno &amp; Yobe</text:p>
          </table:table-cell>
          <table:table-cell office:value-type="string">
            <text:p>{"Population": 320000}</text:p>
          </table:table-cell>
        </table:table-row>
        <table:table-row>
          <table:table-cell office:value-type="float" office:value="2758">
            <text:p>2 758</text:p>
          </table:table-cell>
          <table:table-cell office:value-type="string">
            <text:p>Enugu</text:p>
          </table:table-cell>
          <table:table-cell office:value-type="string">
            <text:p>NGA</text:p>
          </table:table-cell>
          <table:table-cell office:value-type="string">
            <text:p>Anambra &amp; Enugu &amp; Eb</text:p>
          </table:table-cell>
          <table:table-cell office:value-type="string">
            <text:p>{"Population": 316100}</text:p>
          </table:table-cell>
        </table:table-row>
        <table:table-row>
          <table:table-cell office:value-type="float" office:value="2759">
            <text:p>2 759</text:p>
          </table:table-cell>
          <table:table-cell office:value-type="string">
            <text:p>Ede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307100}</text:p>
          </table:table-cell>
        </table:table-row>
        <table:table-row>
          <table:table-cell office:value-type="float" office:value="2760">
            <text:p>2 760</text:p>
          </table:table-cell>
          <table:table-cell office:value-type="string">
            <text:p>Aba</text:p>
          </table:table-cell>
          <table:table-cell office:value-type="string">
            <text:p>NGA</text:p>
          </table:table-cell>
          <table:table-cell office:value-type="string">
            <text:p>Imo &amp; Abia</text:p>
          </table:table-cell>
          <table:table-cell office:value-type="string">
            <text:p>{"Population": 298900}</text:p>
          </table:table-cell>
        </table:table-row>
        <table:table-row>
          <table:table-cell office:value-type="float" office:value="2761">
            <text:p>2 761</text:p>
          </table:table-cell>
          <table:table-cell office:value-type="string">
            <text:p>Ife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296800}</text:p>
          </table:table-cell>
        </table:table-row>
        <table:table-row>
          <table:table-cell office:value-type="float" office:value="2762">
            <text:p>2 762</text:p>
          </table:table-cell>
          <table:table-cell office:value-type="string">
            <text:p>Ila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264000}</text:p>
          </table:table-cell>
        </table:table-row>
        <table:table-row>
          <table:table-cell office:value-type="float" office:value="2763">
            <text:p>2 763</text:p>
          </table:table-cell>
          <table:table-cell office:value-type="string">
            <text:p>Oy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256400}</text:p>
          </table:table-cell>
        </table:table-row>
        <table:table-row>
          <table:table-cell office:value-type="float" office:value="2764">
            <text:p>2 764</text:p>
          </table:table-cell>
          <table:table-cell office:value-type="string">
            <text:p>Ikerre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244600}</text:p>
          </table:table-cell>
        </table:table-row>
        <table:table-row>
          <table:table-cell office:value-type="float" office:value="2765">
            <text:p>2 765</text:p>
          </table:table-cell>
          <table:table-cell office:value-type="string">
            <text:p>Benin City</text:p>
          </table:table-cell>
          <table:table-cell office:value-type="string">
            <text:p>NGA</text:p>
          </table:table-cell>
          <table:table-cell office:value-type="string">
            <text:p>Edo &amp; Delta</text:p>
          </table:table-cell>
          <table:table-cell office:value-type="string">
            <text:p>{"Population": 229400}</text:p>
          </table:table-cell>
        </table:table-row>
        <table:table-row>
          <table:table-cell office:value-type="float" office:value="2766">
            <text:p>2 766</text:p>
          </table:table-cell>
          <table:table-cell office:value-type="string">
            <text:p>Iseyin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217300}</text:p>
          </table:table-cell>
        </table:table-row>
        <table:table-row>
          <table:table-cell office:value-type="float" office:value="2767">
            <text:p>2 767</text:p>
          </table:table-cell>
          <table:table-cell office:value-type="string">
            <text:p>Katsina</text:p>
          </table:table-cell>
          <table:table-cell office:value-type="string">
            <text:p>NGA</text:p>
          </table:table-cell>
          <table:table-cell office:value-type="string">
            <text:p>Katsina</text:p>
          </table:table-cell>
          <table:table-cell office:value-type="string">
            <text:p>{"Population": 206500}</text:p>
          </table:table-cell>
        </table:table-row>
        <table:table-row>
          <table:table-cell office:value-type="float" office:value="2768">
            <text:p>2 768</text:p>
          </table:table-cell>
          <table:table-cell office:value-type="string">
            <text:p>Jos</text:p>
          </table:table-cell>
          <table:table-cell office:value-type="string">
            <text:p>NGA</text:p>
          </table:table-cell>
          <table:table-cell office:value-type="string">
            <text:p>Plateau &amp; Nassarawa</text:p>
          </table:table-cell>
          <table:table-cell office:value-type="string">
            <text:p>{"Population": 206300}</text:p>
          </table:table-cell>
        </table:table-row>
        <table:table-row>
          <table:table-cell office:value-type="float" office:value="2769">
            <text:p>2 769</text:p>
          </table:table-cell>
          <table:table-cell office:value-type="string">
            <text:p>Sokoto</text:p>
          </table:table-cell>
          <table:table-cell office:value-type="string">
            <text:p>NGA</text:p>
          </table:table-cell>
          <table:table-cell office:value-type="string">
            <text:p>Sokoto &amp; Kebbi &amp; Zam</text:p>
          </table:table-cell>
          <table:table-cell office:value-type="string">
            <text:p>{"Population": 204900}</text:p>
          </table:table-cell>
        </table:table-row>
        <table:table-row>
          <table:table-cell office:value-type="float" office:value="2770">
            <text:p>2 770</text:p>
          </table:table-cell>
          <table:table-cell office:value-type="string">
            <text:p>Ilobu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99000}</text:p>
          </table:table-cell>
        </table:table-row>
        <table:table-row>
          <table:table-cell office:value-type="float" office:value="2771">
            <text:p>2 771</text:p>
          </table:table-cell>
          <table:table-cell office:value-type="string">
            <text:p>Offa</text:p>
          </table:table-cell>
          <table:table-cell office:value-type="string">
            <text:p>NGA</text:p>
          </table:table-cell>
          <table:table-cell office:value-type="string">
            <text:p>Kwara &amp; Kogi</text:p>
          </table:table-cell>
          <table:table-cell office:value-type="string">
            <text:p>{"Population": 197200}</text:p>
          </table:table-cell>
        </table:table-row>
        <table:table-row>
          <table:table-cell office:value-type="float" office:value="2772">
            <text:p>2 772</text:p>
          </table:table-cell>
          <table:table-cell office:value-type="string">
            <text:p>Ikorodu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184900}</text:p>
          </table:table-cell>
        </table:table-row>
        <table:table-row>
          <table:table-cell office:value-type="float" office:value="2773">
            <text:p>2 773</text:p>
          </table:table-cell>
          <table:table-cell office:value-type="string">
            <text:p>Ilawe-Ekiti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84500}</text:p>
          </table:table-cell>
        </table:table-row>
        <table:table-row>
          <table:table-cell office:value-type="float" office:value="2774">
            <text:p>2 774</text:p>
          </table:table-cell>
          <table:table-cell office:value-type="string">
            <text:p>Owo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83500}</text:p>
          </table:table-cell>
        </table:table-row>
        <table:table-row>
          <table:table-cell office:value-type="float" office:value="2775">
            <text:p>2 775</text:p>
          </table:table-cell>
          <table:table-cell office:value-type="string">
            <text:p>Ikirun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81400}</text:p>
          </table:table-cell>
        </table:table-row>
        <table:table-row>
          <table:table-cell office:value-type="float" office:value="2776">
            <text:p>2 776</text:p>
          </table:table-cell>
          <table:table-cell office:value-type="string">
            <text:p>Shaki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74500}</text:p>
          </table:table-cell>
        </table:table-row>
        <table:table-row>
          <table:table-cell office:value-type="float" office:value="2777">
            <text:p>2 777</text:p>
          </table:table-cell>
          <table:table-cell office:value-type="string">
            <text:p>Calabar</text:p>
          </table:table-cell>
          <table:table-cell office:value-type="string">
            <text:p>NGA</text:p>
          </table:table-cell>
          <table:table-cell office:value-type="string">
            <text:p>Cross River</text:p>
          </table:table-cell>
          <table:table-cell office:value-type="string">
            <text:p>{"Population": 174400}</text:p>
          </table:table-cell>
        </table:table-row>
        <table:table-row>
          <table:table-cell office:value-type="float" office:value="2778">
            <text:p>2 778</text:p>
          </table:table-cell>
          <table:table-cell office:value-type="string">
            <text:p>Ondo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73600}</text:p>
          </table:table-cell>
        </table:table-row>
        <table:table-row>
          <table:table-cell office:value-type="float" office:value="2779">
            <text:p>2 779</text:p>
          </table:table-cell>
          <table:table-cell office:value-type="string">
            <text:p>Akure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62300}</text:p>
          </table:table-cell>
        </table:table-row>
        <table:table-row>
          <table:table-cell office:value-type="float" office:value="2780">
            <text:p>2 780</text:p>
          </table:table-cell>
          <table:table-cell office:value-type="string">
            <text:p>Gusau</text:p>
          </table:table-cell>
          <table:table-cell office:value-type="string">
            <text:p>NGA</text:p>
          </table:table-cell>
          <table:table-cell office:value-type="string">
            <text:p>Sokoto &amp; Kebbi &amp; Zam</text:p>
          </table:table-cell>
          <table:table-cell office:value-type="string">
            <text:p>{"Population": 158000}</text:p>
          </table:table-cell>
        </table:table-row>
        <table:table-row>
          <table:table-cell office:value-type="float" office:value="2781">
            <text:p>2 781</text:p>
          </table:table-cell>
          <table:table-cell office:value-type="string">
            <text:p>Ijebu-Ode</text:p>
          </table:table-cell>
          <table:table-cell office:value-type="string">
            <text:p>NGA</text:p>
          </table:table-cell>
          <table:table-cell office:value-type="string">
            <text:p>Ogun</text:p>
          </table:table-cell>
          <table:table-cell office:value-type="string">
            <text:p>{"Population": 156400}</text:p>
          </table:table-cell>
        </table:table-row>
        <table:table-row>
          <table:table-cell office:value-type="float" office:value="2782">
            <text:p>2 782</text:p>
          </table:table-cell>
          <table:table-cell office:value-type="string">
            <text:p>Effon-Alaiye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53100}</text:p>
          </table:table-cell>
        </table:table-row>
        <table:table-row>
          <table:table-cell office:value-type="float" office:value="2783">
            <text:p>2 783</text:p>
          </table:table-cell>
          <table:table-cell office:value-type="string">
            <text:p>Kumo</text:p>
          </table:table-cell>
          <table:table-cell office:value-type="string">
            <text:p>NGA</text:p>
          </table:table-cell>
          <table:table-cell office:value-type="string">
            <text:p>Bauchi &amp; Gombe</text:p>
          </table:table-cell>
          <table:table-cell office:value-type="string">
            <text:p>{"Population": 148000}</text:p>
          </table:table-cell>
        </table:table-row>
        <table:table-row>
          <table:table-cell office:value-type="float" office:value="2784">
            <text:p>2 784</text:p>
          </table:table-cell>
          <table:table-cell office:value-type="string">
            <text:p>Shomolu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147700}</text:p>
          </table:table-cell>
        </table:table-row>
        <table:table-row>
          <table:table-cell office:value-type="float" office:value="2785">
            <text:p>2 785</text:p>
          </table:table-cell>
          <table:table-cell office:value-type="string">
            <text:p>Oka-Akoko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42900}</text:p>
          </table:table-cell>
        </table:table-row>
        <table:table-row>
          <table:table-cell office:value-type="float" office:value="2786">
            <text:p>2 786</text:p>
          </table:table-cell>
          <table:table-cell office:value-type="string">
            <text:p>Ikare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40800}</text:p>
          </table:table-cell>
        </table:table-row>
        <table:table-row>
          <table:table-cell office:value-type="float" office:value="2787">
            <text:p>2 787</text:p>
          </table:table-cell>
          <table:table-cell office:value-type="string">
            <text:p>Sapele</text:p>
          </table:table-cell>
          <table:table-cell office:value-type="string">
            <text:p>NGA</text:p>
          </table:table-cell>
          <table:table-cell office:value-type="string">
            <text:p>Edo &amp; Delta</text:p>
          </table:table-cell>
          <table:table-cell office:value-type="string">
            <text:p>{"Population": 139200}</text:p>
          </table:table-cell>
        </table:table-row>
        <table:table-row>
          <table:table-cell office:value-type="float" office:value="2788">
            <text:p>2 788</text:p>
          </table:table-cell>
          <table:table-cell office:value-type="string">
            <text:p>Deba Habe</text:p>
          </table:table-cell>
          <table:table-cell office:value-type="string">
            <text:p>NGA</text:p>
          </table:table-cell>
          <table:table-cell office:value-type="string">
            <text:p>Bauchi &amp; Gombe</text:p>
          </table:table-cell>
          <table:table-cell office:value-type="string">
            <text:p>{"Population": 138600}</text:p>
          </table:table-cell>
        </table:table-row>
        <table:table-row>
          <table:table-cell office:value-type="float" office:value="2789">
            <text:p>2 789</text:p>
          </table:table-cell>
          <table:table-cell office:value-type="string">
            <text:p>Minna</text:p>
          </table:table-cell>
          <table:table-cell office:value-type="string">
            <text:p>NGA</text:p>
          </table:table-cell>
          <table:table-cell office:value-type="string">
            <text:p>Niger</text:p>
          </table:table-cell>
          <table:table-cell office:value-type="string">
            <text:p>{"Population": 136900}</text:p>
          </table:table-cell>
        </table:table-row>
        <table:table-row>
          <table:table-cell office:value-type="float" office:value="2790">
            <text:p>2 790</text:p>
          </table:table-cell>
          <table:table-cell office:value-type="string">
            <text:p>Warri</text:p>
          </table:table-cell>
          <table:table-cell office:value-type="string">
            <text:p>NGA</text:p>
          </table:table-cell>
          <table:table-cell office:value-type="string">
            <text:p>Edo &amp; Delta</text:p>
          </table:table-cell>
          <table:table-cell office:value-type="string">
            <text:p>{"Population": 126100}</text:p>
          </table:table-cell>
        </table:table-row>
        <table:table-row>
          <table:table-cell office:value-type="float" office:value="2791">
            <text:p>2 791</text:p>
          </table:table-cell>
          <table:table-cell office:value-type="string">
            <text:p>Bida</text:p>
          </table:table-cell>
          <table:table-cell office:value-type="string">
            <text:p>NGA</text:p>
          </table:table-cell>
          <table:table-cell office:value-type="string">
            <text:p>Niger</text:p>
          </table:table-cell>
          <table:table-cell office:value-type="string">
            <text:p>{"Population": 125500}</text:p>
          </table:table-cell>
        </table:table-row>
        <table:table-row>
          <table:table-cell office:value-type="float" office:value="2792">
            <text:p>2 792</text:p>
          </table:table-cell>
          <table:table-cell office:value-type="string">
            <text:p>Ikire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23300}</text:p>
          </table:table-cell>
        </table:table-row>
        <table:table-row>
          <table:table-cell office:value-type="float" office:value="2793">
            <text:p>2 793</text:p>
          </table:table-cell>
          <table:table-cell office:value-type="string">
            <text:p>Makurdi</text:p>
          </table:table-cell>
          <table:table-cell office:value-type="string">
            <text:p>NGA</text:p>
          </table:table-cell>
          <table:table-cell office:value-type="string">
            <text:p>Benue</text:p>
          </table:table-cell>
          <table:table-cell office:value-type="string">
            <text:p>{"Population": 123100}</text:p>
          </table:table-cell>
        </table:table-row>
        <table:table-row>
          <table:table-cell office:value-type="float" office:value="2794">
            <text:p>2 794</text:p>
          </table:table-cell>
          <table:table-cell office:value-type="string">
            <text:p>Lafia</text:p>
          </table:table-cell>
          <table:table-cell office:value-type="string">
            <text:p>NGA</text:p>
          </table:table-cell>
          <table:table-cell office:value-type="string">
            <text:p>Plateau &amp; Nassarawa</text:p>
          </table:table-cell>
          <table:table-cell office:value-type="string">
            <text:p>{"Population": 122500}</text:p>
          </table:table-cell>
        </table:table-row>
        <table:table-row>
          <table:table-cell office:value-type="float" office:value="2795">
            <text:p>2 795</text:p>
          </table:table-cell>
          <table:table-cell office:value-type="string">
            <text:p>Inisa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19800}</text:p>
          </table:table-cell>
        </table:table-row>
        <table:table-row>
          <table:table-cell office:value-type="float" office:value="2796">
            <text:p>2 796</text:p>
          </table:table-cell>
          <table:table-cell office:value-type="string">
            <text:p>Shagamu</text:p>
          </table:table-cell>
          <table:table-cell office:value-type="string">
            <text:p>NGA</text:p>
          </table:table-cell>
          <table:table-cell office:value-type="string">
            <text:p>Ogun</text:p>
          </table:table-cell>
          <table:table-cell office:value-type="string">
            <text:p>{"Population": 117200}</text:p>
          </table:table-cell>
        </table:table-row>
        <table:table-row>
          <table:table-cell office:value-type="float" office:value="2797">
            <text:p>2 797</text:p>
          </table:table-cell>
          <table:table-cell office:value-type="string">
            <text:p>Awka</text:p>
          </table:table-cell>
          <table:table-cell office:value-type="string">
            <text:p>NGA</text:p>
          </table:table-cell>
          <table:table-cell office:value-type="string">
            <text:p>Anambra &amp; Enugu &amp; Eb</text:p>
          </table:table-cell>
          <table:table-cell office:value-type="string">
            <text:p>{"Population": 111200}</text:p>
          </table:table-cell>
        </table:table-row>
        <table:table-row>
          <table:table-cell office:value-type="float" office:value="2798">
            <text:p>2 798</text:p>
          </table:table-cell>
          <table:table-cell office:value-type="string">
            <text:p>Gombe</text:p>
          </table:table-cell>
          <table:table-cell office:value-type="string">
            <text:p>NGA</text:p>
          </table:table-cell>
          <table:table-cell office:value-type="string">
            <text:p>Bauchi &amp; Gombe</text:p>
          </table:table-cell>
          <table:table-cell office:value-type="string">
            <text:p>{"Population": 107800}</text:p>
          </table:table-cell>
        </table:table-row>
        <table:table-row>
          <table:table-cell office:value-type="float" office:value="2799">
            <text:p>2 799</text:p>
          </table:table-cell>
          <table:table-cell office:value-type="string">
            <text:p>Igboh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06800}</text:p>
          </table:table-cell>
        </table:table-row>
        <table:table-row>
          <table:table-cell office:value-type="float" office:value="2800">
            <text:p>2 800</text:p>
          </table:table-cell>
          <table:table-cell office:value-type="string">
            <text:p>Ejigbo</text:p>
          </table:table-cell>
          <table:table-cell office:value-type="string">
            <text:p>NGA</text:p>
          </table:table-cell>
          <table:table-cell office:value-type="string">
            <text:p>Oyo &amp; Osun</text:p>
          </table:table-cell>
          <table:table-cell office:value-type="string">
            <text:p>{"Population": 105900}</text:p>
          </table:table-cell>
        </table:table-row>
        <table:table-row>
          <table:table-cell office:value-type="float" office:value="2801">
            <text:p>2 801</text:p>
          </table:table-cell>
          <table:table-cell office:value-type="string">
            <text:p>Agege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105000}</text:p>
          </table:table-cell>
        </table:table-row>
        <table:table-row>
          <table:table-cell office:value-type="float" office:value="2802">
            <text:p>2 802</text:p>
          </table:table-cell>
          <table:table-cell office:value-type="string">
            <text:p>Ise-Ekiti</text:p>
          </table:table-cell>
          <table:table-cell office:value-type="string">
            <text:p>NGA</text:p>
          </table:table-cell>
          <table:table-cell office:value-type="string">
            <text:p>Ondo &amp; Ekiti</text:p>
          </table:table-cell>
          <table:table-cell office:value-type="string">
            <text:p>{"Population": 103400}</text:p>
          </table:table-cell>
        </table:table-row>
        <table:table-row>
          <table:table-cell office:value-type="float" office:value="2803">
            <text:p>2 803</text:p>
          </table:table-cell>
          <table:table-cell office:value-type="string">
            <text:p>Ugep</text:p>
          </table:table-cell>
          <table:table-cell office:value-type="string">
            <text:p>NGA</text:p>
          </table:table-cell>
          <table:table-cell office:value-type="string">
            <text:p>Cross River</text:p>
          </table:table-cell>
          <table:table-cell office:value-type="string">
            <text:p>{"Population": 102600}</text:p>
          </table:table-cell>
        </table:table-row>
        <table:table-row>
          <table:table-cell office:value-type="float" office:value="2804">
            <text:p>2 804</text:p>
          </table:table-cell>
          <table:table-cell office:value-type="string">
            <text:p>Epe</text:p>
          </table:table-cell>
          <table:table-cell office:value-type="string">
            <text:p>NGA</text:p>
          </table:table-cell>
          <table:table-cell office:value-type="string">
            <text:p>Lagos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2805">
            <text:p>2 805</text:p>
          </table:table-cell>
          <table:table-cell office:value-type="string">
            <text:p>Alofi</text:p>
          </table:table-cell>
          <table:table-cell office:value-type="string">
            <text:p>NIU</text:p>
          </table:table-cell>
          <table:table-cell office:value-type="string">
            <text:p></text:p>
          </table:table-cell>
          <table:table-cell office:value-type="string">
            <text:p>{"Population": 682}</text:p>
          </table:table-cell>
        </table:table-row>
        <table:table-row>
          <table:table-cell office:value-type="float" office:value="2806">
            <text:p>2 806</text:p>
          </table:table-cell>
          <table:table-cell office:value-type="string">
            <text:p>Kingston</text:p>
          </table:table-cell>
          <table:table-cell office:value-type="string">
            <text:p>NFK</text:p>
          </table:table-cell>
          <table:table-cell office:value-type="string">
            <text:p></text:p>
          </table:table-cell>
          <table:table-cell office:value-type="string">
            <text:p>{"Population": 800}</text:p>
          </table:table-cell>
        </table:table-row>
        <table:table-row>
          <table:table-cell office:value-type="float" office:value="2807">
            <text:p>2 807</text:p>
          </table:table-cell>
          <table:table-cell office:value-type="string">
            <text:p>Oslo</text:p>
          </table:table-cell>
          <table:table-cell office:value-type="string">
            <text:p>NOR</text:p>
          </table:table-cell>
          <table:table-cell office:value-type="string">
            <text:p>Oslo</text:p>
          </table:table-cell>
          <table:table-cell office:value-type="string">
            <text:p>{"Population": 508726}</text:p>
          </table:table-cell>
        </table:table-row>
        <table:table-row>
          <table:table-cell office:value-type="float" office:value="2808">
            <text:p>2 808</text:p>
          </table:table-cell>
          <table:table-cell office:value-type="string">
            <text:p>Bergen</text:p>
          </table:table-cell>
          <table:table-cell office:value-type="string">
            <text:p>NOR</text:p>
          </table:table-cell>
          <table:table-cell office:value-type="string">
            <text:p>Hordaland</text:p>
          </table:table-cell>
          <table:table-cell office:value-type="string">
            <text:p>{"Population": 230948}</text:p>
          </table:table-cell>
        </table:table-row>
        <table:table-row>
          <table:table-cell office:value-type="float" office:value="2809">
            <text:p>2 809</text:p>
          </table:table-cell>
          <table:table-cell office:value-type="string">
            <text:p>Trondheim</text:p>
          </table:table-cell>
          <table:table-cell office:value-type="string">
            <text:p>NOR</text:p>
          </table:table-cell>
          <table:table-cell office:value-type="string">
            <text:p>Sør-Trøndelag</text:p>
          </table:table-cell>
          <table:table-cell office:value-type="string">
            <text:p>{"Population": 150166}</text:p>
          </table:table-cell>
        </table:table-row>
        <table:table-row>
          <table:table-cell office:value-type="float" office:value="2810">
            <text:p>2 810</text:p>
          </table:table-cell>
          <table:table-cell office:value-type="string">
            <text:p>Stavanger</text:p>
          </table:table-cell>
          <table:table-cell office:value-type="string">
            <text:p>NOR</text:p>
          </table:table-cell>
          <table:table-cell office:value-type="string">
            <text:p>Rogaland</text:p>
          </table:table-cell>
          <table:table-cell office:value-type="string">
            <text:p>{"Population": 108848}</text:p>
          </table:table-cell>
        </table:table-row>
        <table:table-row>
          <table:table-cell office:value-type="float" office:value="2811">
            <text:p>2 811</text:p>
          </table:table-cell>
          <table:table-cell office:value-type="string">
            <text:p>Bærum</text:p>
          </table:table-cell>
          <table:table-cell office:value-type="string">
            <text:p>NOR</text:p>
          </table:table-cell>
          <table:table-cell office:value-type="string">
            <text:p>Akershus</text:p>
          </table:table-cell>
          <table:table-cell office:value-type="string">
            <text:p>{"Population": 101340}</text:p>
          </table:table-cell>
        </table:table-row>
        <table:table-row>
          <table:table-cell office:value-type="float" office:value="2812">
            <text:p>2 812</text:p>
          </table:table-cell>
          <table:table-cell office:value-type="string">
            <text:p>Abidjan</text:p>
          </table:table-cell>
          <table:table-cell office:value-type="string">
            <text:p>CIV</text:p>
          </table:table-cell>
          <table:table-cell office:value-type="string">
            <text:p>Abidjan</text:p>
          </table:table-cell>
          <table:table-cell office:value-type="string">
            <text:p>{"Population": 2500000}</text:p>
          </table:table-cell>
        </table:table-row>
        <table:table-row>
          <table:table-cell office:value-type="float" office:value="2813">
            <text:p>2 813</text:p>
          </table:table-cell>
          <table:table-cell office:value-type="string">
            <text:p>Bouaké</text:p>
          </table:table-cell>
          <table:table-cell office:value-type="string">
            <text:p>CIV</text:p>
          </table:table-cell>
          <table:table-cell office:value-type="string">
            <text:p>Bouaké</text:p>
          </table:table-cell>
          <table:table-cell office:value-type="string">
            <text:p>{"Population": 329850}</text:p>
          </table:table-cell>
        </table:table-row>
        <table:table-row>
          <table:table-cell office:value-type="float" office:value="2814">
            <text:p>2 814</text:p>
          </table:table-cell>
          <table:table-cell office:value-type="string">
            <text:p>Yamoussoukro</text:p>
          </table:table-cell>
          <table:table-cell office:value-type="string">
            <text:p>CIV</text:p>
          </table:table-cell>
          <table:table-cell office:value-type="string">
            <text:p>Yamoussoukro</text:p>
          </table:table-cell>
          <table:table-cell office:value-type="string">
            <text:p>{"Population": 130000}</text:p>
          </table:table-cell>
        </table:table-row>
        <table:table-row>
          <table:table-cell office:value-type="float" office:value="2815">
            <text:p>2 815</text:p>
          </table:table-cell>
          <table:table-cell office:value-type="string">
            <text:p>Daloa</text:p>
          </table:table-cell>
          <table:table-cell office:value-type="string">
            <text:p>CIV</text:p>
          </table:table-cell>
          <table:table-cell office:value-type="string">
            <text:p>Daloa</text:p>
          </table:table-cell>
          <table:table-cell office:value-type="string">
            <text:p>{"Population": 121842}</text:p>
          </table:table-cell>
        </table:table-row>
        <table:table-row>
          <table:table-cell office:value-type="float" office:value="2816">
            <text:p>2 816</text:p>
          </table:table-cell>
          <table:table-cell office:value-type="string">
            <text:p>Korhogo</text:p>
          </table:table-cell>
          <table:table-cell office:value-type="string">
            <text:p>CIV</text:p>
          </table:table-cell>
          <table:table-cell office:value-type="string">
            <text:p>Korhogo</text:p>
          </table:table-cell>
          <table:table-cell office:value-type="string">
            <text:p>{"Population": 109445}</text:p>
          </table:table-cell>
        </table:table-row>
        <table:table-row>
          <table:table-cell office:value-type="float" office:value="2817">
            <text:p>2 817</text:p>
          </table:table-cell>
          <table:table-cell office:value-type="string">
            <text:p>al-Sib</text:p>
          </table:table-cell>
          <table:table-cell office:value-type="string">
            <text:p>OMN</text:p>
          </table:table-cell>
          <table:table-cell office:value-type="string">
            <text:p>Masqat</text:p>
          </table:table-cell>
          <table:table-cell office:value-type="string">
            <text:p>{"Population": 155000}</text:p>
          </table:table-cell>
        </table:table-row>
        <table:table-row>
          <table:table-cell office:value-type="float" office:value="2818">
            <text:p>2 818</text:p>
          </table:table-cell>
          <table:table-cell office:value-type="string">
            <text:p>Salala</text:p>
          </table:table-cell>
          <table:table-cell office:value-type="string">
            <text:p>OMN</text:p>
          </table:table-cell>
          <table:table-cell office:value-type="string">
            <text:p>Zufar</text:p>
          </table:table-cell>
          <table:table-cell office:value-type="string">
            <text:p>{"Population": 131813}</text:p>
          </table:table-cell>
        </table:table-row>
        <table:table-row>
          <table:table-cell office:value-type="float" office:value="2819">
            <text:p>2 819</text:p>
          </table:table-cell>
          <table:table-cell office:value-type="string">
            <text:p>Bawshar</text:p>
          </table:table-cell>
          <table:table-cell office:value-type="string">
            <text:p>OMN</text:p>
          </table:table-cell>
          <table:table-cell office:value-type="string">
            <text:p>Masqat</text:p>
          </table:table-cell>
          <table:table-cell office:value-type="string">
            <text:p>{"Population": 107500}</text:p>
          </table:table-cell>
        </table:table-row>
        <table:table-row>
          <table:table-cell office:value-type="float" office:value="2820">
            <text:p>2 820</text:p>
          </table:table-cell>
          <table:table-cell office:value-type="string">
            <text:p>Suhar</text:p>
          </table:table-cell>
          <table:table-cell office:value-type="string">
            <text:p>OMN</text:p>
          </table:table-cell>
          <table:table-cell office:value-type="string">
            <text:p>al-Batina</text:p>
          </table:table-cell>
          <table:table-cell office:value-type="string">
            <text:p>{"Population": 90814}</text:p>
          </table:table-cell>
        </table:table-row>
        <table:table-row>
          <table:table-cell office:value-type="float" office:value="2821">
            <text:p>2 821</text:p>
          </table:table-cell>
          <table:table-cell office:value-type="string">
            <text:p>Masqat</text:p>
          </table:table-cell>
          <table:table-cell office:value-type="string">
            <text:p>OMN</text:p>
          </table:table-cell>
          <table:table-cell office:value-type="string">
            <text:p>Masqat</text:p>
          </table:table-cell>
          <table:table-cell office:value-type="string">
            <text:p>{"Population": 51969}</text:p>
          </table:table-cell>
        </table:table-row>
        <table:table-row>
          <table:table-cell office:value-type="float" office:value="2822">
            <text:p>2 822</text:p>
          </table:table-cell>
          <table:table-cell office:value-type="string">
            <text:p>Karachi</text:p>
          </table:table-cell>
          <table:table-cell office:value-type="string">
            <text:p>PAK</text:p>
          </table:table-cell>
          <table:table-cell office:value-type="string">
            <text:p>Sindh</text:p>
          </table:table-cell>
          <table:table-cell office:value-type="string">
            <text:p>{"Population": 9269265}</text:p>
          </table:table-cell>
        </table:table-row>
        <table:table-row>
          <table:table-cell office:value-type="float" office:value="2823">
            <text:p>2 823</text:p>
          </table:table-cell>
          <table:table-cell office:value-type="string">
            <text:p>Lahore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5063499}</text:p>
          </table:table-cell>
        </table:table-row>
        <table:table-row>
          <table:table-cell office:value-type="float" office:value="2824">
            <text:p>2 824</text:p>
          </table:table-cell>
          <table:table-cell office:value-type="string">
            <text:p>Faisalabad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977246}</text:p>
          </table:table-cell>
        </table:table-row>
        <table:table-row>
          <table:table-cell office:value-type="float" office:value="2825">
            <text:p>2 825</text:p>
          </table:table-cell>
          <table:table-cell office:value-type="string">
            <text:p>Rawalpindi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406214}</text:p>
          </table:table-cell>
        </table:table-row>
        <table:table-row>
          <table:table-cell office:value-type="float" office:value="2826">
            <text:p>2 826</text:p>
          </table:table-cell>
          <table:table-cell office:value-type="string">
            <text:p>Multan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182441}</text:p>
          </table:table-cell>
        </table:table-row>
        <table:table-row>
          <table:table-cell office:value-type="float" office:value="2827">
            <text:p>2 827</text:p>
          </table:table-cell>
          <table:table-cell office:value-type="string">
            <text:p>Hyderabad</text:p>
          </table:table-cell>
          <table:table-cell office:value-type="string">
            <text:p>PAK</text:p>
          </table:table-cell>
          <table:table-cell office:value-type="string">
            <text:p>Sindh</text:p>
          </table:table-cell>
          <table:table-cell office:value-type="string">
            <text:p>{"Population": 1151274}</text:p>
          </table:table-cell>
        </table:table-row>
        <table:table-row>
          <table:table-cell office:value-type="float" office:value="2828">
            <text:p>2 828</text:p>
          </table:table-cell>
          <table:table-cell office:value-type="string">
            <text:p>Gujranwal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124749}</text:p>
          </table:table-cell>
        </table:table-row>
        <table:table-row>
          <table:table-cell office:value-type="float" office:value="2829">
            <text:p>2 829</text:p>
          </table:table-cell>
          <table:table-cell office:value-type="string">
            <text:p>Peshawar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988005}</text:p>
          </table:table-cell>
        </table:table-row>
        <table:table-row>
          <table:table-cell office:value-type="float" office:value="2830">
            <text:p>2 830</text:p>
          </table:table-cell>
          <table:table-cell office:value-type="string">
            <text:p>Quetta</text:p>
          </table:table-cell>
          <table:table-cell office:value-type="string">
            <text:p>PAK</text:p>
          </table:table-cell>
          <table:table-cell office:value-type="string">
            <text:p>Baluchistan</text:p>
          </table:table-cell>
          <table:table-cell office:value-type="string">
            <text:p>{"Population": 560307}</text:p>
          </table:table-cell>
        </table:table-row>
        <table:table-row>
          <table:table-cell office:value-type="float" office:value="2831">
            <text:p>2 831</text:p>
          </table:table-cell>
          <table:table-cell office:value-type="string">
            <text:p>Islamabad</text:p>
          </table:table-cell>
          <table:table-cell office:value-type="string">
            <text:p>PAK</text:p>
          </table:table-cell>
          <table:table-cell office:value-type="string">
            <text:p>Islamabad</text:p>
          </table:table-cell>
          <table:table-cell office:value-type="string">
            <text:p>{"Population": 524500}</text:p>
          </table:table-cell>
        </table:table-row>
        <table:table-row>
          <table:table-cell office:value-type="float" office:value="2832">
            <text:p>2 832</text:p>
          </table:table-cell>
          <table:table-cell office:value-type="string">
            <text:p>Sargodh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455360}</text:p>
          </table:table-cell>
        </table:table-row>
        <table:table-row>
          <table:table-cell office:value-type="float" office:value="2833">
            <text:p>2 833</text:p>
          </table:table-cell>
          <table:table-cell office:value-type="string">
            <text:p>Sialkot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417597}</text:p>
          </table:table-cell>
        </table:table-row>
        <table:table-row>
          <table:table-cell office:value-type="float" office:value="2834">
            <text:p>2 834</text:p>
          </table:table-cell>
          <table:table-cell office:value-type="string">
            <text:p>Bahawalpur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403408}</text:p>
          </table:table-cell>
        </table:table-row>
        <table:table-row>
          <table:table-cell office:value-type="float" office:value="2835">
            <text:p>2 835</text:p>
          </table:table-cell>
          <table:table-cell office:value-type="string">
            <text:p>Sukkur</text:p>
          </table:table-cell>
          <table:table-cell office:value-type="string">
            <text:p>PAK</text:p>
          </table:table-cell>
          <table:table-cell office:value-type="string">
            <text:p>Sindh</text:p>
          </table:table-cell>
          <table:table-cell office:value-type="string">
            <text:p>{"Population": 329176}</text:p>
          </table:table-cell>
        </table:table-row>
        <table:table-row>
          <table:table-cell office:value-type="float" office:value="2836">
            <text:p>2 836</text:p>
          </table:table-cell>
          <table:table-cell office:value-type="string">
            <text:p>Jhang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92214}</text:p>
          </table:table-cell>
        </table:table-row>
        <table:table-row>
          <table:table-cell office:value-type="float" office:value="2837">
            <text:p>2 837</text:p>
          </table:table-cell>
          <table:table-cell office:value-type="string">
            <text:p>Sheikhupur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71875}</text:p>
          </table:table-cell>
        </table:table-row>
        <table:table-row>
          <table:table-cell office:value-type="float" office:value="2838">
            <text:p>2 838</text:p>
          </table:table-cell>
          <table:table-cell office:value-type="string">
            <text:p>Larkana</text:p>
          </table:table-cell>
          <table:table-cell office:value-type="string">
            <text:p>PAK</text:p>
          </table:table-cell>
          <table:table-cell office:value-type="string">
            <text:p>Sindh</text:p>
          </table:table-cell>
          <table:table-cell office:value-type="string">
            <text:p>{"Population": 270366}</text:p>
          </table:table-cell>
        </table:table-row>
        <table:table-row>
          <table:table-cell office:value-type="float" office:value="2839">
            <text:p>2 839</text:p>
          </table:table-cell>
          <table:table-cell office:value-type="string">
            <text:p>Gujrat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50121}</text:p>
          </table:table-cell>
        </table:table-row>
        <table:table-row>
          <table:table-cell office:value-type="float" office:value="2840">
            <text:p>2 840</text:p>
          </table:table-cell>
          <table:table-cell office:value-type="string">
            <text:p>Mardan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244511}</text:p>
          </table:table-cell>
        </table:table-row>
        <table:table-row>
          <table:table-cell office:value-type="float" office:value="2841">
            <text:p>2 841</text:p>
          </table:table-cell>
          <table:table-cell office:value-type="string">
            <text:p>Kasur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41649}</text:p>
          </table:table-cell>
        </table:table-row>
        <table:table-row>
          <table:table-cell office:value-type="float" office:value="2842">
            <text:p>2 842</text:p>
          </table:table-cell>
          <table:table-cell office:value-type="string">
            <text:p>Rahim Yar Khan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28479}</text:p>
          </table:table-cell>
        </table:table-row>
        <table:table-row>
          <table:table-cell office:value-type="float" office:value="2843">
            <text:p>2 843</text:p>
          </table:table-cell>
          <table:table-cell office:value-type="string">
            <text:p>Sahiwal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07388}</text:p>
          </table:table-cell>
        </table:table-row>
        <table:table-row>
          <table:table-cell office:value-type="float" office:value="2844">
            <text:p>2 844</text:p>
          </table:table-cell>
          <table:table-cell office:value-type="string">
            <text:p>Okar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200901}</text:p>
          </table:table-cell>
        </table:table-row>
        <table:table-row>
          <table:table-cell office:value-type="float" office:value="2845">
            <text:p>2 845</text:p>
          </table:table-cell>
          <table:table-cell office:value-type="string">
            <text:p>Wah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98400}</text:p>
          </table:table-cell>
        </table:table-row>
        <table:table-row>
          <table:table-cell office:value-type="float" office:value="2846">
            <text:p>2 846</text:p>
          </table:table-cell>
          <table:table-cell office:value-type="string">
            <text:p>Dera Ghazi Khan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88100}</text:p>
          </table:table-cell>
        </table:table-row>
        <table:table-row>
          <table:table-cell office:value-type="float" office:value="2847">
            <text:p>2 847</text:p>
          </table:table-cell>
          <table:table-cell office:value-type="string">
            <text:p>Mirpur Khas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84500}</text:p>
          </table:table-cell>
        </table:table-row>
        <table:table-row>
          <table:table-cell office:value-type="float" office:value="2848">
            <text:p>2 848</text:p>
          </table:table-cell>
          <table:table-cell office:value-type="string">
            <text:p>Nawabshah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83100}</text:p>
          </table:table-cell>
        </table:table-row>
        <table:table-row>
          <table:table-cell office:value-type="float" office:value="2849">
            <text:p>2 849</text:p>
          </table:table-cell>
          <table:table-cell office:value-type="string">
            <text:p>Mingora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174500}</text:p>
          </table:table-cell>
        </table:table-row>
        <table:table-row>
          <table:table-cell office:value-type="float" office:value="2850">
            <text:p>2 850</text:p>
          </table:table-cell>
          <table:table-cell office:value-type="string">
            <text:p>Chiniot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69300}</text:p>
          </table:table-cell>
        </table:table-row>
        <table:table-row>
          <table:table-cell office:value-type="float" office:value="2851">
            <text:p>2 851</text:p>
          </table:table-cell>
          <table:table-cell office:value-type="string">
            <text:p>Kamoke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51000}</text:p>
          </table:table-cell>
        </table:table-row>
        <table:table-row>
          <table:table-cell office:value-type="float" office:value="2852">
            <text:p>2 852</text:p>
          </table:table-cell>
          <table:table-cell office:value-type="string">
            <text:p>Mandi Burewal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49900}</text:p>
          </table:table-cell>
        </table:table-row>
        <table:table-row>
          <table:table-cell office:value-type="float" office:value="2853">
            <text:p>2 853</text:p>
          </table:table-cell>
          <table:table-cell office:value-type="string">
            <text:p>Jhelum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45800}</text:p>
          </table:table-cell>
        </table:table-row>
        <table:table-row>
          <table:table-cell office:value-type="float" office:value="2854">
            <text:p>2 854</text:p>
          </table:table-cell>
          <table:table-cell office:value-type="string">
            <text:p>Sadiqabad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41500}</text:p>
          </table:table-cell>
        </table:table-row>
        <table:table-row>
          <table:table-cell office:value-type="float" office:value="2855">
            <text:p>2 855</text:p>
          </table:table-cell>
          <table:table-cell office:value-type="string">
            <text:p>Jacobabad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37700}</text:p>
          </table:table-cell>
        </table:table-row>
        <table:table-row>
          <table:table-cell office:value-type="float" office:value="2856">
            <text:p>2 856</text:p>
          </table:table-cell>
          <table:table-cell office:value-type="string">
            <text:p>Shikarpur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33300}</text:p>
          </table:table-cell>
        </table:table-row>
        <table:table-row>
          <table:table-cell office:value-type="float" office:value="2857">
            <text:p>2 857</text:p>
          </table:table-cell>
          <table:table-cell office:value-type="string">
            <text:p>Khanewal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33000}</text:p>
          </table:table-cell>
        </table:table-row>
        <table:table-row>
          <table:table-cell office:value-type="float" office:value="2858">
            <text:p>2 858</text:p>
          </table:table-cell>
          <table:table-cell office:value-type="string">
            <text:p>Hafizabad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30200}</text:p>
          </table:table-cell>
        </table:table-row>
        <table:table-row>
          <table:table-cell office:value-type="float" office:value="2859">
            <text:p>2 859</text:p>
          </table:table-cell>
          <table:table-cell office:value-type="string">
            <text:p>Kohat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125300}</text:p>
          </table:table-cell>
        </table:table-row>
        <table:table-row>
          <table:table-cell office:value-type="float" office:value="2860">
            <text:p>2 860</text:p>
          </table:table-cell>
          <table:table-cell office:value-type="string">
            <text:p>Muzaffargarh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21600}</text:p>
          </table:table-cell>
        </table:table-row>
        <table:table-row>
          <table:table-cell office:value-type="float" office:value="2861">
            <text:p>2 861</text:p>
          </table:table-cell>
          <table:table-cell office:value-type="string">
            <text:p>Khanpur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17800}</text:p>
          </table:table-cell>
        </table:table-row>
        <table:table-row>
          <table:table-cell office:value-type="float" office:value="2862">
            <text:p>2 862</text:p>
          </table:table-cell>
          <table:table-cell office:value-type="string">
            <text:p>Gojr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15000}</text:p>
          </table:table-cell>
        </table:table-row>
        <table:table-row>
          <table:table-cell office:value-type="float" office:value="2863">
            <text:p>2 863</text:p>
          </table:table-cell>
          <table:table-cell office:value-type="string">
            <text:p>Bahawalnagar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9600}</text:p>
          </table:table-cell>
        </table:table-row>
        <table:table-row>
          <table:table-cell office:value-type="float" office:value="2864">
            <text:p>2 864</text:p>
          </table:table-cell>
          <table:table-cell office:value-type="string">
            <text:p>Muridke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8600}</text:p>
          </table:table-cell>
        </table:table-row>
        <table:table-row>
          <table:table-cell office:value-type="float" office:value="2865">
            <text:p>2 865</text:p>
          </table:table-cell>
          <table:table-cell office:value-type="string">
            <text:p>Pak Pattan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7800}</text:p>
          </table:table-cell>
        </table:table-row>
        <table:table-row>
          <table:table-cell office:value-type="float" office:value="2866">
            <text:p>2 866</text:p>
          </table:table-cell>
          <table:table-cell office:value-type="string">
            <text:p>Abottabad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106000}</text:p>
          </table:table-cell>
        </table:table-row>
        <table:table-row>
          <table:table-cell office:value-type="float" office:value="2867">
            <text:p>2 867</text:p>
          </table:table-cell>
          <table:table-cell office:value-type="string">
            <text:p>Tando Adam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03400}</text:p>
          </table:table-cell>
        </table:table-row>
        <table:table-row>
          <table:table-cell office:value-type="float" office:value="2868">
            <text:p>2 868</text:p>
          </table:table-cell>
          <table:table-cell office:value-type="string">
            <text:p>Jaranwal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3300}</text:p>
          </table:table-cell>
        </table:table-row>
        <table:table-row>
          <table:table-cell office:value-type="float" office:value="2869">
            <text:p>2 869</text:p>
          </table:table-cell>
          <table:table-cell office:value-type="string">
            <text:p>Khairpur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102200}</text:p>
          </table:table-cell>
        </table:table-row>
        <table:table-row>
          <table:table-cell office:value-type="float" office:value="2870">
            <text:p>2 870</text:p>
          </table:table-cell>
          <table:table-cell office:value-type="string">
            <text:p>Chishtian Mandi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1700}</text:p>
          </table:table-cell>
        </table:table-row>
        <table:table-row>
          <table:table-cell office:value-type="float" office:value="2871">
            <text:p>2 871</text:p>
          </table:table-cell>
          <table:table-cell office:value-type="string">
            <text:p>Dask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101500}</text:p>
          </table:table-cell>
        </table:table-row>
        <table:table-row>
          <table:table-cell office:value-type="float" office:value="2872">
            <text:p>2 872</text:p>
          </table:table-cell>
          <table:table-cell office:value-type="string">
            <text:p>Dadu</text:p>
          </table:table-cell>
          <table:table-cell office:value-type="string">
            <text:p>PAK</text:p>
          </table:table-cell>
          <table:table-cell office:value-type="string">
            <text:p>Sind</text:p>
          </table:table-cell>
          <table:table-cell office:value-type="string">
            <text:p>{"Population": 98600}</text:p>
          </table:table-cell>
        </table:table-row>
        <table:table-row>
          <table:table-cell office:value-type="float" office:value="2873">
            <text:p>2 873</text:p>
          </table:table-cell>
          <table:table-cell office:value-type="string">
            <text:p>Mandi Bahauddin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97300}</text:p>
          </table:table-cell>
        </table:table-row>
        <table:table-row>
          <table:table-cell office:value-type="float" office:value="2874">
            <text:p>2 874</text:p>
          </table:table-cell>
          <table:table-cell office:value-type="string">
            <text:p>Ahmadpur East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96000}</text:p>
          </table:table-cell>
        </table:table-row>
        <table:table-row>
          <table:table-cell office:value-type="float" office:value="2875">
            <text:p>2 875</text:p>
          </table:table-cell>
          <table:table-cell office:value-type="string">
            <text:p>Kamalia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95300}</text:p>
          </table:table-cell>
        </table:table-row>
        <table:table-row>
          <table:table-cell office:value-type="float" office:value="2876">
            <text:p>2 876</text:p>
          </table:table-cell>
          <table:table-cell office:value-type="string">
            <text:p>Khuzdar</text:p>
          </table:table-cell>
          <table:table-cell office:value-type="string">
            <text:p>PAK</text:p>
          </table:table-cell>
          <table:table-cell office:value-type="string">
            <text:p>Baluchistan</text:p>
          </table:table-cell>
          <table:table-cell office:value-type="string">
            <text:p>{"Population": 93100}</text:p>
          </table:table-cell>
        </table:table-row>
        <table:table-row>
          <table:table-cell office:value-type="float" office:value="2877">
            <text:p>2 877</text:p>
          </table:table-cell>
          <table:table-cell office:value-type="string">
            <text:p>Vihari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92300}</text:p>
          </table:table-cell>
        </table:table-row>
        <table:table-row>
          <table:table-cell office:value-type="float" office:value="2878">
            <text:p>2 878</text:p>
          </table:table-cell>
          <table:table-cell office:value-type="string">
            <text:p>Dera Ismail Khan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90400}</text:p>
          </table:table-cell>
        </table:table-row>
        <table:table-row>
          <table:table-cell office:value-type="float" office:value="2879">
            <text:p>2 879</text:p>
          </table:table-cell>
          <table:table-cell office:value-type="string">
            <text:p>Wazirabad</text:p>
          </table:table-cell>
          <table:table-cell office:value-type="string">
            <text:p>PAK</text:p>
          </table:table-cell>
          <table:table-cell office:value-type="string">
            <text:p>Punjab</text:p>
          </table:table-cell>
          <table:table-cell office:value-type="string">
            <text:p>{"Population": 89700}</text:p>
          </table:table-cell>
        </table:table-row>
        <table:table-row>
          <table:table-cell office:value-type="float" office:value="2880">
            <text:p>2 880</text:p>
          </table:table-cell>
          <table:table-cell office:value-type="string">
            <text:p>Nowshera</text:p>
          </table:table-cell>
          <table:table-cell office:value-type="string">
            <text:p>PAK</text:p>
          </table:table-cell>
          <table:table-cell office:value-type="string">
            <text:p>Nothwest Border Prov</text:p>
          </table:table-cell>
          <table:table-cell office:value-type="string">
            <text:p>{"Population": 89400}</text:p>
          </table:table-cell>
        </table:table-row>
        <table:table-row>
          <table:table-cell office:value-type="float" office:value="2881">
            <text:p>2 881</text:p>
          </table:table-cell>
          <table:table-cell office:value-type="string">
            <text:p>Koror</text:p>
          </table:table-cell>
          <table:table-cell office:value-type="string">
            <text:p>PLW</text:p>
          </table:table-cell>
          <table:table-cell office:value-type="string">
            <text:p>Koror</text:p>
          </table:table-cell>
          <table:table-cell office:value-type="string">
            <text:p>{"Population": 12000}</text:p>
          </table:table-cell>
        </table:table-row>
        <table:table-row>
          <table:table-cell office:value-type="float" office:value="2882">
            <text:p>2 882</text:p>
          </table:table-cell>
          <table:table-cell office:value-type="string">
            <text:p>Ciudad de Panamá</text:p>
          </table:table-cell>
          <table:table-cell office:value-type="string">
            <text:p>PAN</text:p>
          </table:table-cell>
          <table:table-cell office:value-type="string">
            <text:p>Panamá</text:p>
          </table:table-cell>
          <table:table-cell office:value-type="string">
            <text:p>{"Population": 471373}</text:p>
          </table:table-cell>
        </table:table-row>
        <table:table-row>
          <table:table-cell office:value-type="float" office:value="2883">
            <text:p>2 883</text:p>
          </table:table-cell>
          <table:table-cell office:value-type="string">
            <text:p>San Miguelito</text:p>
          </table:table-cell>
          <table:table-cell office:value-type="string">
            <text:p>PAN</text:p>
          </table:table-cell>
          <table:table-cell office:value-type="string">
            <text:p>San Miguelito</text:p>
          </table:table-cell>
          <table:table-cell office:value-type="string">
            <text:p>{"Population": 315382}</text:p>
          </table:table-cell>
        </table:table-row>
        <table:table-row>
          <table:table-cell office:value-type="float" office:value="2884">
            <text:p>2 884</text:p>
          </table:table-cell>
          <table:table-cell office:value-type="string">
            <text:p>Port Moresby</text:p>
          </table:table-cell>
          <table:table-cell office:value-type="string">
            <text:p>PNG</text:p>
          </table:table-cell>
          <table:table-cell office:value-type="string">
            <text:p>National Capital Dis</text:p>
          </table:table-cell>
          <table:table-cell office:value-type="string">
            <text:p>{"Population": 247000}</text:p>
          </table:table-cell>
        </table:table-row>
        <table:table-row>
          <table:table-cell office:value-type="float" office:value="2885">
            <text:p>2 885</text:p>
          </table:table-cell>
          <table:table-cell office:value-type="string">
            <text:p>Asunción</text:p>
          </table:table-cell>
          <table:table-cell office:value-type="string">
            <text:p>PRY</text:p>
          </table:table-cell>
          <table:table-cell office:value-type="string">
            <text:p>Asunción</text:p>
          </table:table-cell>
          <table:table-cell office:value-type="string">
            <text:p>{"Population": 557776}</text:p>
          </table:table-cell>
        </table:table-row>
        <table:table-row>
          <table:table-cell office:value-type="float" office:value="2886">
            <text:p>2 886</text:p>
          </table:table-cell>
          <table:table-cell office:value-type="string">
            <text:p>Ciudad del Este</text:p>
          </table:table-cell>
          <table:table-cell office:value-type="string">
            <text:p>PRY</text:p>
          </table:table-cell>
          <table:table-cell office:value-type="string">
            <text:p>Alto Paraná</text:p>
          </table:table-cell>
          <table:table-cell office:value-type="string">
            <text:p>{"Population": 133881}</text:p>
          </table:table-cell>
        </table:table-row>
        <table:table-row>
          <table:table-cell office:value-type="float" office:value="2887">
            <text:p>2 887</text:p>
          </table:table-cell>
          <table:table-cell office:value-type="string">
            <text:p>San Lorenzo</text:p>
          </table:table-cell>
          <table:table-cell office:value-type="string">
            <text:p>PRY</text:p>
          </table:table-cell>
          <table:table-cell office:value-type="string">
            <text:p>Central</text:p>
          </table:table-cell>
          <table:table-cell office:value-type="string">
            <text:p>{"Population": 133395}</text:p>
          </table:table-cell>
        </table:table-row>
        <table:table-row>
          <table:table-cell office:value-type="float" office:value="2888">
            <text:p>2 888</text:p>
          </table:table-cell>
          <table:table-cell office:value-type="string">
            <text:p>Lambaré</text:p>
          </table:table-cell>
          <table:table-cell office:value-type="string">
            <text:p>PRY</text:p>
          </table:table-cell>
          <table:table-cell office:value-type="string">
            <text:p>Central</text:p>
          </table:table-cell>
          <table:table-cell office:value-type="string">
            <text:p>{"Population": 99681}</text:p>
          </table:table-cell>
        </table:table-row>
        <table:table-row>
          <table:table-cell office:value-type="float" office:value="2889">
            <text:p>2 889</text:p>
          </table:table-cell>
          <table:table-cell office:value-type="string">
            <text:p>Fernando de la Mora</text:p>
          </table:table-cell>
          <table:table-cell office:value-type="string">
            <text:p>PRY</text:p>
          </table:table-cell>
          <table:table-cell office:value-type="string">
            <text:p>Central</text:p>
          </table:table-cell>
          <table:table-cell office:value-type="string">
            <text:p>{"Population": 95287}</text:p>
          </table:table-cell>
        </table:table-row>
        <table:table-row>
          <table:table-cell office:value-type="float" office:value="2890">
            <text:p>2 890</text:p>
          </table:table-cell>
          <table:table-cell office:value-type="string">
            <text:p>Lima</text:p>
          </table:table-cell>
          <table:table-cell office:value-type="string">
            <text:p>PER</text:p>
          </table:table-cell>
          <table:table-cell office:value-type="string">
            <text:p>Lima</text:p>
          </table:table-cell>
          <table:table-cell office:value-type="string">
            <text:p>{"Population": 6464693}</text:p>
          </table:table-cell>
        </table:table-row>
        <table:table-row>
          <table:table-cell office:value-type="float" office:value="2891">
            <text:p>2 891</text:p>
          </table:table-cell>
          <table:table-cell office:value-type="string">
            <text:p>Arequipa</text:p>
          </table:table-cell>
          <table:table-cell office:value-type="string">
            <text:p>PER</text:p>
          </table:table-cell>
          <table:table-cell office:value-type="string">
            <text:p>Arequipa</text:p>
          </table:table-cell>
          <table:table-cell office:value-type="string">
            <text:p>{"Population": 762000}</text:p>
          </table:table-cell>
        </table:table-row>
        <table:table-row>
          <table:table-cell office:value-type="float" office:value="2892">
            <text:p>2 892</text:p>
          </table:table-cell>
          <table:table-cell office:value-type="string">
            <text:p>Trujillo</text:p>
          </table:table-cell>
          <table:table-cell office:value-type="string">
            <text:p>PER</text:p>
          </table:table-cell>
          <table:table-cell office:value-type="string">
            <text:p>La Libertad</text:p>
          </table:table-cell>
          <table:table-cell office:value-type="string">
            <text:p>{"Population": 652000}</text:p>
          </table:table-cell>
        </table:table-row>
        <table:table-row>
          <table:table-cell office:value-type="float" office:value="2893">
            <text:p>2 893</text:p>
          </table:table-cell>
          <table:table-cell office:value-type="string">
            <text:p>Chiclayo</text:p>
          </table:table-cell>
          <table:table-cell office:value-type="string">
            <text:p>PER</text:p>
          </table:table-cell>
          <table:table-cell office:value-type="string">
            <text:p>Lambayeque</text:p>
          </table:table-cell>
          <table:table-cell office:value-type="string">
            <text:p>{"Population": 517000}</text:p>
          </table:table-cell>
        </table:table-row>
        <table:table-row>
          <table:table-cell office:value-type="float" office:value="2894">
            <text:p>2 894</text:p>
          </table:table-cell>
          <table:table-cell office:value-type="string">
            <text:p>Callao</text:p>
          </table:table-cell>
          <table:table-cell office:value-type="string">
            <text:p>PER</text:p>
          </table:table-cell>
          <table:table-cell office:value-type="string">
            <text:p>Callao</text:p>
          </table:table-cell>
          <table:table-cell office:value-type="string">
            <text:p>{"Population": 424294}</text:p>
          </table:table-cell>
        </table:table-row>
        <table:table-row>
          <table:table-cell office:value-type="float" office:value="2895">
            <text:p>2 895</text:p>
          </table:table-cell>
          <table:table-cell office:value-type="string">
            <text:p>Iquitos</text:p>
          </table:table-cell>
          <table:table-cell office:value-type="string">
            <text:p>PER</text:p>
          </table:table-cell>
          <table:table-cell office:value-type="string">
            <text:p>Loreto</text:p>
          </table:table-cell>
          <table:table-cell office:value-type="string">
            <text:p>{"Population": 367000}</text:p>
          </table:table-cell>
        </table:table-row>
        <table:table-row>
          <table:table-cell office:value-type="float" office:value="2896">
            <text:p>2 896</text:p>
          </table:table-cell>
          <table:table-cell office:value-type="string">
            <text:p>Chimbote</text:p>
          </table:table-cell>
          <table:table-cell office:value-type="string">
            <text:p>PER</text:p>
          </table:table-cell>
          <table:table-cell office:value-type="string">
            <text:p>Ancash</text:p>
          </table:table-cell>
          <table:table-cell office:value-type="string">
            <text:p>{"Population": 336000}</text:p>
          </table:table-cell>
        </table:table-row>
        <table:table-row>
          <table:table-cell office:value-type="float" office:value="2897">
            <text:p>2 897</text:p>
          </table:table-cell>
          <table:table-cell office:value-type="string">
            <text:p>Huancayo</text:p>
          </table:table-cell>
          <table:table-cell office:value-type="string">
            <text:p>PER</text:p>
          </table:table-cell>
          <table:table-cell office:value-type="string">
            <text:p>Junín</text:p>
          </table:table-cell>
          <table:table-cell office:value-type="string">
            <text:p>{"Population": 327000}</text:p>
          </table:table-cell>
        </table:table-row>
        <table:table-row>
          <table:table-cell office:value-type="float" office:value="2898">
            <text:p>2 898</text:p>
          </table:table-cell>
          <table:table-cell office:value-type="string">
            <text:p>Piura</text:p>
          </table:table-cell>
          <table:table-cell office:value-type="string">
            <text:p>PER</text:p>
          </table:table-cell>
          <table:table-cell office:value-type="string">
            <text:p>Piura</text:p>
          </table:table-cell>
          <table:table-cell office:value-type="string">
            <text:p>{"Population": 325000}</text:p>
          </table:table-cell>
        </table:table-row>
        <table:table-row>
          <table:table-cell office:value-type="float" office:value="2899">
            <text:p>2 899</text:p>
          </table:table-cell>
          <table:table-cell office:value-type="string">
            <text:p>Cusco</text:p>
          </table:table-cell>
          <table:table-cell office:value-type="string">
            <text:p>PER</text:p>
          </table:table-cell>
          <table:table-cell office:value-type="string">
            <text:p>Cusco</text:p>
          </table:table-cell>
          <table:table-cell office:value-type="string">
            <text:p>{"Population": 291000}</text:p>
          </table:table-cell>
        </table:table-row>
        <table:table-row>
          <table:table-cell office:value-type="float" office:value="2900">
            <text:p>2 900</text:p>
          </table:table-cell>
          <table:table-cell office:value-type="string">
            <text:p>Pucallpa</text:p>
          </table:table-cell>
          <table:table-cell office:value-type="string">
            <text:p>PER</text:p>
          </table:table-cell>
          <table:table-cell office:value-type="string">
            <text:p>Ucayali</text:p>
          </table:table-cell>
          <table:table-cell office:value-type="string">
            <text:p>{"Population": 220866}</text:p>
          </table:table-cell>
        </table:table-row>
        <table:table-row>
          <table:table-cell office:value-type="float" office:value="2901">
            <text:p>2 901</text:p>
          </table:table-cell>
          <table:table-cell office:value-type="string">
            <text:p>Tacna</text:p>
          </table:table-cell>
          <table:table-cell office:value-type="string">
            <text:p>PER</text:p>
          </table:table-cell>
          <table:table-cell office:value-type="string">
            <text:p>Tacna</text:p>
          </table:table-cell>
          <table:table-cell office:value-type="string">
            <text:p>{"Population": 215683}</text:p>
          </table:table-cell>
        </table:table-row>
        <table:table-row>
          <table:table-cell office:value-type="float" office:value="2902">
            <text:p>2 902</text:p>
          </table:table-cell>
          <table:table-cell office:value-type="string">
            <text:p>Ica</text:p>
          </table:table-cell>
          <table:table-cell office:value-type="string">
            <text:p>PER</text:p>
          </table:table-cell>
          <table:table-cell office:value-type="string">
            <text:p>Ica</text:p>
          </table:table-cell>
          <table:table-cell office:value-type="string">
            <text:p>{"Population": 194820}</text:p>
          </table:table-cell>
        </table:table-row>
        <table:table-row>
          <table:table-cell office:value-type="float" office:value="2903">
            <text:p>2 903</text:p>
          </table:table-cell>
          <table:table-cell office:value-type="string">
            <text:p>Sullana</text:p>
          </table:table-cell>
          <table:table-cell office:value-type="string">
            <text:p>PER</text:p>
          </table:table-cell>
          <table:table-cell office:value-type="string">
            <text:p>Piura</text:p>
          </table:table-cell>
          <table:table-cell office:value-type="string">
            <text:p>{"Population": 147361}</text:p>
          </table:table-cell>
        </table:table-row>
        <table:table-row>
          <table:table-cell office:value-type="float" office:value="2904">
            <text:p>2 904</text:p>
          </table:table-cell>
          <table:table-cell office:value-type="string">
            <text:p>Juliaca</text:p>
          </table:table-cell>
          <table:table-cell office:value-type="string">
            <text:p>PER</text:p>
          </table:table-cell>
          <table:table-cell office:value-type="string">
            <text:p>Puno</text:p>
          </table:table-cell>
          <table:table-cell office:value-type="string">
            <text:p>{"Population": 142576}</text:p>
          </table:table-cell>
        </table:table-row>
        <table:table-row>
          <table:table-cell office:value-type="float" office:value="2905">
            <text:p>2 905</text:p>
          </table:table-cell>
          <table:table-cell office:value-type="string">
            <text:p>Huánuco</text:p>
          </table:table-cell>
          <table:table-cell office:value-type="string">
            <text:p>PER</text:p>
          </table:table-cell>
          <table:table-cell office:value-type="string">
            <text:p>Huanuco</text:p>
          </table:table-cell>
          <table:table-cell office:value-type="string">
            <text:p>{"Population": 129688}</text:p>
          </table:table-cell>
        </table:table-row>
        <table:table-row>
          <table:table-cell office:value-type="float" office:value="2906">
            <text:p>2 906</text:p>
          </table:table-cell>
          <table:table-cell office:value-type="string">
            <text:p>Ayacucho</text:p>
          </table:table-cell>
          <table:table-cell office:value-type="string">
            <text:p>PER</text:p>
          </table:table-cell>
          <table:table-cell office:value-type="string">
            <text:p>Ayacucho</text:p>
          </table:table-cell>
          <table:table-cell office:value-type="string">
            <text:p>{"Population": 118960}</text:p>
          </table:table-cell>
        </table:table-row>
        <table:table-row>
          <table:table-cell office:value-type="float" office:value="2907">
            <text:p>2 907</text:p>
          </table:table-cell>
          <table:table-cell office:value-type="string">
            <text:p>Chincha Alta</text:p>
          </table:table-cell>
          <table:table-cell office:value-type="string">
            <text:p>PER</text:p>
          </table:table-cell>
          <table:table-cell office:value-type="string">
            <text:p>Ica</text:p>
          </table:table-cell>
          <table:table-cell office:value-type="string">
            <text:p>{"Population": 110016}</text:p>
          </table:table-cell>
        </table:table-row>
        <table:table-row>
          <table:table-cell office:value-type="float" office:value="2908">
            <text:p>2 908</text:p>
          </table:table-cell>
          <table:table-cell office:value-type="string">
            <text:p>Cajamarca</text:p>
          </table:table-cell>
          <table:table-cell office:value-type="string">
            <text:p>PER</text:p>
          </table:table-cell>
          <table:table-cell office:value-type="string">
            <text:p>Cajamarca</text:p>
          </table:table-cell>
          <table:table-cell office:value-type="string">
            <text:p>{"Population": 108009}</text:p>
          </table:table-cell>
        </table:table-row>
        <table:table-row>
          <table:table-cell office:value-type="float" office:value="2909">
            <text:p>2 909</text:p>
          </table:table-cell>
          <table:table-cell office:value-type="string">
            <text:p>Puno</text:p>
          </table:table-cell>
          <table:table-cell office:value-type="string">
            <text:p>PER</text:p>
          </table:table-cell>
          <table:table-cell office:value-type="string">
            <text:p>Puno</text:p>
          </table:table-cell>
          <table:table-cell office:value-type="string">
            <text:p>{"Population": 101578}</text:p>
          </table:table-cell>
        </table:table-row>
        <table:table-row>
          <table:table-cell office:value-type="float" office:value="2910">
            <text:p>2 910</text:p>
          </table:table-cell>
          <table:table-cell office:value-type="string">
            <text:p>Ventanilla</text:p>
          </table:table-cell>
          <table:table-cell office:value-type="string">
            <text:p>PER</text:p>
          </table:table-cell>
          <table:table-cell office:value-type="string">
            <text:p>Callao</text:p>
          </table:table-cell>
          <table:table-cell office:value-type="string">
            <text:p>{"Population": 101056}</text:p>
          </table:table-cell>
        </table:table-row>
        <table:table-row>
          <table:table-cell office:value-type="float" office:value="2911">
            <text:p>2 911</text:p>
          </table:table-cell>
          <table:table-cell office:value-type="string">
            <text:p>Castilla</text:p>
          </table:table-cell>
          <table:table-cell office:value-type="string">
            <text:p>PER</text:p>
          </table:table-cell>
          <table:table-cell office:value-type="string">
            <text:p>Piura</text:p>
          </table:table-cell>
          <table:table-cell office:value-type="string">
            <text:p>{"Population": 90642}</text:p>
          </table:table-cell>
        </table:table-row>
        <table:table-row>
          <table:table-cell office:value-type="float" office:value="2912">
            <text:p>2 912</text:p>
          </table:table-cell>
          <table:table-cell office:value-type="string">
            <text:p>Adamstown</text:p>
          </table:table-cell>
          <table:table-cell office:value-type="string">
            <text:p>PCN</text:p>
          </table:table-cell>
          <table:table-cell office:value-type="string">
            <text:p></text:p>
          </table:table-cell>
          <table:table-cell office:value-type="string">
            <text:p>{"Population": 42}</text:p>
          </table:table-cell>
        </table:table-row>
        <table:table-row>
          <table:table-cell office:value-type="float" office:value="2913">
            <text:p>2 913</text:p>
          </table:table-cell>
          <table:table-cell office:value-type="string">
            <text:p>Garapan</text:p>
          </table:table-cell>
          <table:table-cell office:value-type="string">
            <text:p>MNP</text:p>
          </table:table-cell>
          <table:table-cell office:value-type="string">
            <text:p>Saipan</text:p>
          </table:table-cell>
          <table:table-cell office:value-type="string">
            <text:p>{"Population": 9200}</text:p>
          </table:table-cell>
        </table:table-row>
        <table:table-row>
          <table:table-cell office:value-type="float" office:value="2914">
            <text:p>2 914</text:p>
          </table:table-cell>
          <table:table-cell office:value-type="string">
            <text:p>Lisboa</text:p>
          </table:table-cell>
          <table:table-cell office:value-type="string">
            <text:p>PRT</text:p>
          </table:table-cell>
          <table:table-cell office:value-type="string">
            <text:p>Lisboa</text:p>
          </table:table-cell>
          <table:table-cell office:value-type="string">
            <text:p>{"Population": 563210}</text:p>
          </table:table-cell>
        </table:table-row>
        <table:table-row>
          <table:table-cell office:value-type="float" office:value="2915">
            <text:p>2 915</text:p>
          </table:table-cell>
          <table:table-cell office:value-type="string">
            <text:p>Porto</text:p>
          </table:table-cell>
          <table:table-cell office:value-type="string">
            <text:p>PRT</text:p>
          </table:table-cell>
          <table:table-cell office:value-type="string">
            <text:p>Porto</text:p>
          </table:table-cell>
          <table:table-cell office:value-type="string">
            <text:p>{"Population": 273060}</text:p>
          </table:table-cell>
        </table:table-row>
        <table:table-row>
          <table:table-cell office:value-type="float" office:value="2916">
            <text:p>2 916</text:p>
          </table:table-cell>
          <table:table-cell office:value-type="string">
            <text:p>Amadora</text:p>
          </table:table-cell>
          <table:table-cell office:value-type="string">
            <text:p>PRT</text:p>
          </table:table-cell>
          <table:table-cell office:value-type="string">
            <text:p>Lisboa</text:p>
          </table:table-cell>
          <table:table-cell office:value-type="string">
            <text:p>{"Population": 122106}</text:p>
          </table:table-cell>
        </table:table-row>
        <table:table-row>
          <table:table-cell office:value-type="float" office:value="2917">
            <text:p>2 917</text:p>
          </table:table-cell>
          <table:table-cell office:value-type="string">
            <text:p>Coímbra</text:p>
          </table:table-cell>
          <table:table-cell office:value-type="string">
            <text:p>PRT</text:p>
          </table:table-cell>
          <table:table-cell office:value-type="string">
            <text:p>Coímbra</text:p>
          </table:table-cell>
          <table:table-cell office:value-type="string">
            <text:p>{"Population": 96100}</text:p>
          </table:table-cell>
        </table:table-row>
        <table:table-row>
          <table:table-cell office:value-type="float" office:value="2918">
            <text:p>2 918</text:p>
          </table:table-cell>
          <table:table-cell office:value-type="string">
            <text:p>Braga</text:p>
          </table:table-cell>
          <table:table-cell office:value-type="string">
            <text:p>PRT</text:p>
          </table:table-cell>
          <table:table-cell office:value-type="string">
            <text:p>Braga</text:p>
          </table:table-cell>
          <table:table-cell office:value-type="string">
            <text:p>{"Population": 90535}</text:p>
          </table:table-cell>
        </table:table-row>
        <table:table-row>
          <table:table-cell office:value-type="float" office:value="2919">
            <text:p>2 919</text:p>
          </table:table-cell>
          <table:table-cell office:value-type="string">
            <text:p>San Juan</text:p>
          </table:table-cell>
          <table:table-cell office:value-type="string">
            <text:p>PRI</text:p>
          </table:table-cell>
          <table:table-cell office:value-type="string">
            <text:p>San Juan</text:p>
          </table:table-cell>
          <table:table-cell office:value-type="string">
            <text:p>{"Population": 434374}</text:p>
          </table:table-cell>
        </table:table-row>
        <table:table-row>
          <table:table-cell office:value-type="float" office:value="2920">
            <text:p>2 920</text:p>
          </table:table-cell>
          <table:table-cell office:value-type="string">
            <text:p>Bayamón</text:p>
          </table:table-cell>
          <table:table-cell office:value-type="string">
            <text:p>PRI</text:p>
          </table:table-cell>
          <table:table-cell office:value-type="string">
            <text:p>Bayamón</text:p>
          </table:table-cell>
          <table:table-cell office:value-type="string">
            <text:p>{"Population": 224044}</text:p>
          </table:table-cell>
        </table:table-row>
        <table:table-row>
          <table:table-cell office:value-type="float" office:value="2921">
            <text:p>2 921</text:p>
          </table:table-cell>
          <table:table-cell office:value-type="string">
            <text:p>Ponce</text:p>
          </table:table-cell>
          <table:table-cell office:value-type="string">
            <text:p>PRI</text:p>
          </table:table-cell>
          <table:table-cell office:value-type="string">
            <text:p>Ponce</text:p>
          </table:table-cell>
          <table:table-cell office:value-type="string">
            <text:p>{"Population": 186475}</text:p>
          </table:table-cell>
        </table:table-row>
        <table:table-row>
          <table:table-cell office:value-type="float" office:value="2922">
            <text:p>2 922</text:p>
          </table:table-cell>
          <table:table-cell office:value-type="string">
            <text:p>Carolina</text:p>
          </table:table-cell>
          <table:table-cell office:value-type="string">
            <text:p>PRI</text:p>
          </table:table-cell>
          <table:table-cell office:value-type="string">
            <text:p>Carolina</text:p>
          </table:table-cell>
          <table:table-cell office:value-type="string">
            <text:p>{"Population": 186076}</text:p>
          </table:table-cell>
        </table:table-row>
        <table:table-row>
          <table:table-cell office:value-type="float" office:value="2923">
            <text:p>2 923</text:p>
          </table:table-cell>
          <table:table-cell office:value-type="string">
            <text:p>Caguas</text:p>
          </table:table-cell>
          <table:table-cell office:value-type="string">
            <text:p>PRI</text:p>
          </table:table-cell>
          <table:table-cell office:value-type="string">
            <text:p>Caguas</text:p>
          </table:table-cell>
          <table:table-cell office:value-type="string">
            <text:p>{"Population": 140502}</text:p>
          </table:table-cell>
        </table:table-row>
        <table:table-row>
          <table:table-cell office:value-type="float" office:value="2924">
            <text:p>2 924</text:p>
          </table:table-cell>
          <table:table-cell office:value-type="string">
            <text:p>Arecibo</text:p>
          </table:table-cell>
          <table:table-cell office:value-type="string">
            <text:p>PRI</text:p>
          </table:table-cell>
          <table:table-cell office:value-type="string">
            <text:p>Arecibo</text:p>
          </table:table-cell>
          <table:table-cell office:value-type="string">
            <text:p>{"Population": 100131}</text:p>
          </table:table-cell>
        </table:table-row>
        <table:table-row>
          <table:table-cell office:value-type="float" office:value="2925">
            <text:p>2 925</text:p>
          </table:table-cell>
          <table:table-cell office:value-type="string">
            <text:p>Guaynabo</text:p>
          </table:table-cell>
          <table:table-cell office:value-type="string">
            <text:p>PRI</text:p>
          </table:table-cell>
          <table:table-cell office:value-type="string">
            <text:p>Guaynabo</text:p>
          </table:table-cell>
          <table:table-cell office:value-type="string">
            <text:p>{"Population": 100053}</text:p>
          </table:table-cell>
        </table:table-row>
        <table:table-row>
          <table:table-cell office:value-type="float" office:value="2926">
            <text:p>2 926</text:p>
          </table:table-cell>
          <table:table-cell office:value-type="string">
            <text:p>Mayagüez</text:p>
          </table:table-cell>
          <table:table-cell office:value-type="string">
            <text:p>PRI</text:p>
          </table:table-cell>
          <table:table-cell office:value-type="string">
            <text:p>Mayagüez</text:p>
          </table:table-cell>
          <table:table-cell office:value-type="string">
            <text:p>{"Population": 98434}</text:p>
          </table:table-cell>
        </table:table-row>
        <table:table-row>
          <table:table-cell office:value-type="float" office:value="2927">
            <text:p>2 927</text:p>
          </table:table-cell>
          <table:table-cell office:value-type="string">
            <text:p>Toa Baja</text:p>
          </table:table-cell>
          <table:table-cell office:value-type="string">
            <text:p>PRI</text:p>
          </table:table-cell>
          <table:table-cell office:value-type="string">
            <text:p>Toa Baja</text:p>
          </table:table-cell>
          <table:table-cell office:value-type="string">
            <text:p>{"Population": 94085}</text:p>
          </table:table-cell>
        </table:table-row>
        <table:table-row>
          <table:table-cell office:value-type="float" office:value="2928">
            <text:p>2 928</text:p>
          </table:table-cell>
          <table:table-cell office:value-type="string">
            <text:p>Warszawa</text:p>
          </table:table-cell>
          <table:table-cell office:value-type="string">
            <text:p>POL</text:p>
          </table:table-cell>
          <table:table-cell office:value-type="string">
            <text:p>Mazowieckie</text:p>
          </table:table-cell>
          <table:table-cell office:value-type="string">
            <text:p>{"Population": 1615369}</text:p>
          </table:table-cell>
        </table:table-row>
        <table:table-row>
          <table:table-cell office:value-type="float" office:value="2929">
            <text:p>2 929</text:p>
          </table:table-cell>
          <table:table-cell office:value-type="string">
            <text:p>Lódz</text:p>
          </table:table-cell>
          <table:table-cell office:value-type="string">
            <text:p>POL</text:p>
          </table:table-cell>
          <table:table-cell office:value-type="string">
            <text:p>Lodzkie</text:p>
          </table:table-cell>
          <table:table-cell office:value-type="string">
            <text:p>{"Population": 800110}</text:p>
          </table:table-cell>
        </table:table-row>
        <table:table-row>
          <table:table-cell office:value-type="float" office:value="2930">
            <text:p>2 930</text:p>
          </table:table-cell>
          <table:table-cell office:value-type="string">
            <text:p>Kraków</text:p>
          </table:table-cell>
          <table:table-cell office:value-type="string">
            <text:p>POL</text:p>
          </table:table-cell>
          <table:table-cell office:value-type="string">
            <text:p>Malopolskie</text:p>
          </table:table-cell>
          <table:table-cell office:value-type="string">
            <text:p>{"Population": 738150}</text:p>
          </table:table-cell>
        </table:table-row>
        <table:table-row>
          <table:table-cell office:value-type="float" office:value="2931">
            <text:p>2 931</text:p>
          </table:table-cell>
          <table:table-cell office:value-type="string">
            <text:p>Wroclaw</text:p>
          </table:table-cell>
          <table:table-cell office:value-type="string">
            <text:p>POL</text:p>
          </table:table-cell>
          <table:table-cell office:value-type="string">
            <text:p>Dolnoslaskie</text:p>
          </table:table-cell>
          <table:table-cell office:value-type="string">
            <text:p>{"Population": 636765}</text:p>
          </table:table-cell>
        </table:table-row>
        <table:table-row>
          <table:table-cell office:value-type="float" office:value="2932">
            <text:p>2 932</text:p>
          </table:table-cell>
          <table:table-cell office:value-type="string">
            <text:p>Poznan</text:p>
          </table:table-cell>
          <table:table-cell office:value-type="string">
            <text:p>POL</text:p>
          </table:table-cell>
          <table:table-cell office:value-type="string">
            <text:p>Wielkopolskie</text:p>
          </table:table-cell>
          <table:table-cell office:value-type="string">
            <text:p>{"Population": 576899}</text:p>
          </table:table-cell>
        </table:table-row>
        <table:table-row>
          <table:table-cell office:value-type="float" office:value="2933">
            <text:p>2 933</text:p>
          </table:table-cell>
          <table:table-cell office:value-type="string">
            <text:p>Gdansk</text:p>
          </table:table-cell>
          <table:table-cell office:value-type="string">
            <text:p>POL</text:p>
          </table:table-cell>
          <table:table-cell office:value-type="string">
            <text:p>Pomorskie</text:p>
          </table:table-cell>
          <table:table-cell office:value-type="string">
            <text:p>{"Population": 458988}</text:p>
          </table:table-cell>
        </table:table-row>
        <table:table-row>
          <table:table-cell office:value-type="float" office:value="2934">
            <text:p>2 934</text:p>
          </table:table-cell>
          <table:table-cell office:value-type="string">
            <text:p>Szczecin</text:p>
          </table:table-cell>
          <table:table-cell office:value-type="string">
            <text:p>POL</text:p>
          </table:table-cell>
          <table:table-cell office:value-type="string">
            <text:p>Zachodnio-Pomorskie</text:p>
          </table:table-cell>
          <table:table-cell office:value-type="string">
            <text:p>{"Population": 416988}</text:p>
          </table:table-cell>
        </table:table-row>
        <table:table-row>
          <table:table-cell office:value-type="float" office:value="2935">
            <text:p>2 935</text:p>
          </table:table-cell>
          <table:table-cell office:value-type="string">
            <text:p>Bydgoszcz</text:p>
          </table:table-cell>
          <table:table-cell office:value-type="string">
            <text:p>POL</text:p>
          </table:table-cell>
          <table:table-cell office:value-type="string">
            <text:p>Kujawsko-Pomorskie</text:p>
          </table:table-cell>
          <table:table-cell office:value-type="string">
            <text:p>{"Population": 386855}</text:p>
          </table:table-cell>
        </table:table-row>
        <table:table-row>
          <table:table-cell office:value-type="float" office:value="2936">
            <text:p>2 936</text:p>
          </table:table-cell>
          <table:table-cell office:value-type="string">
            <text:p>Lublin</text:p>
          </table:table-cell>
          <table:table-cell office:value-type="string">
            <text:p>POL</text:p>
          </table:table-cell>
          <table:table-cell office:value-type="string">
            <text:p>Lubelskie</text:p>
          </table:table-cell>
          <table:table-cell office:value-type="string">
            <text:p>{"Population": 356251}</text:p>
          </table:table-cell>
        </table:table-row>
        <table:table-row>
          <table:table-cell office:value-type="float" office:value="2937">
            <text:p>2 937</text:p>
          </table:table-cell>
          <table:table-cell office:value-type="string">
            <text:p>Katowice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345934}</text:p>
          </table:table-cell>
        </table:table-row>
        <table:table-row>
          <table:table-cell office:value-type="float" office:value="2938">
            <text:p>2 938</text:p>
          </table:table-cell>
          <table:table-cell office:value-type="string">
            <text:p>Bialystok</text:p>
          </table:table-cell>
          <table:table-cell office:value-type="string">
            <text:p>POL</text:p>
          </table:table-cell>
          <table:table-cell office:value-type="string">
            <text:p>Podlaskie</text:p>
          </table:table-cell>
          <table:table-cell office:value-type="string">
            <text:p>{"Population": 283937}</text:p>
          </table:table-cell>
        </table:table-row>
        <table:table-row>
          <table:table-cell office:value-type="float" office:value="2939">
            <text:p>2 939</text:p>
          </table:table-cell>
          <table:table-cell office:value-type="string">
            <text:p>Czestochowa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257812}</text:p>
          </table:table-cell>
        </table:table-row>
        <table:table-row>
          <table:table-cell office:value-type="float" office:value="2940">
            <text:p>2 940</text:p>
          </table:table-cell>
          <table:table-cell office:value-type="string">
            <text:p>Gdynia</text:p>
          </table:table-cell>
          <table:table-cell office:value-type="string">
            <text:p>POL</text:p>
          </table:table-cell>
          <table:table-cell office:value-type="string">
            <text:p>Pomorskie</text:p>
          </table:table-cell>
          <table:table-cell office:value-type="string">
            <text:p>{"Population": 253521}</text:p>
          </table:table-cell>
        </table:table-row>
        <table:table-row>
          <table:table-cell office:value-type="float" office:value="2941">
            <text:p>2 941</text:p>
          </table:table-cell>
          <table:table-cell office:value-type="string">
            <text:p>Sosnowiec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244102}</text:p>
          </table:table-cell>
        </table:table-row>
        <table:table-row>
          <table:table-cell office:value-type="float" office:value="2942">
            <text:p>2 942</text:p>
          </table:table-cell>
          <table:table-cell office:value-type="string">
            <text:p>Radom</text:p>
          </table:table-cell>
          <table:table-cell office:value-type="string">
            <text:p>POL</text:p>
          </table:table-cell>
          <table:table-cell office:value-type="string">
            <text:p>Mazowieckie</text:p>
          </table:table-cell>
          <table:table-cell office:value-type="string">
            <text:p>{"Population": 232262}</text:p>
          </table:table-cell>
        </table:table-row>
        <table:table-row>
          <table:table-cell office:value-type="float" office:value="2943">
            <text:p>2 943</text:p>
          </table:table-cell>
          <table:table-cell office:value-type="string">
            <text:p>Kielce</text:p>
          </table:table-cell>
          <table:table-cell office:value-type="string">
            <text:p>POL</text:p>
          </table:table-cell>
          <table:table-cell office:value-type="string">
            <text:p>Swietokrzyskie</text:p>
          </table:table-cell>
          <table:table-cell office:value-type="string">
            <text:p>{"Population": 212383}</text:p>
          </table:table-cell>
        </table:table-row>
        <table:table-row>
          <table:table-cell office:value-type="float" office:value="2944">
            <text:p>2 944</text:p>
          </table:table-cell>
          <table:table-cell office:value-type="string">
            <text:p>Gliwice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212164}</text:p>
          </table:table-cell>
        </table:table-row>
        <table:table-row>
          <table:table-cell office:value-type="float" office:value="2945">
            <text:p>2 945</text:p>
          </table:table-cell>
          <table:table-cell office:value-type="string">
            <text:p>Torun</text:p>
          </table:table-cell>
          <table:table-cell office:value-type="string">
            <text:p>POL</text:p>
          </table:table-cell>
          <table:table-cell office:value-type="string">
            <text:p>Kujawsko-Pomorskie</text:p>
          </table:table-cell>
          <table:table-cell office:value-type="string">
            <text:p>{"Population": 206158}</text:p>
          </table:table-cell>
        </table:table-row>
        <table:table-row>
          <table:table-cell office:value-type="float" office:value="2946">
            <text:p>2 946</text:p>
          </table:table-cell>
          <table:table-cell office:value-type="string">
            <text:p>Bytom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205560}</text:p>
          </table:table-cell>
        </table:table-row>
        <table:table-row>
          <table:table-cell office:value-type="float" office:value="2947">
            <text:p>2 947</text:p>
          </table:table-cell>
          <table:table-cell office:value-type="string">
            <text:p>Zabrze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200177}</text:p>
          </table:table-cell>
        </table:table-row>
        <table:table-row>
          <table:table-cell office:value-type="float" office:value="2948">
            <text:p>2 948</text:p>
          </table:table-cell>
          <table:table-cell office:value-type="string">
            <text:p>Bielsko-Biala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80307}</text:p>
          </table:table-cell>
        </table:table-row>
        <table:table-row>
          <table:table-cell office:value-type="float" office:value="2949">
            <text:p>2 949</text:p>
          </table:table-cell>
          <table:table-cell office:value-type="string">
            <text:p>Olsztyn</text:p>
          </table:table-cell>
          <table:table-cell office:value-type="string">
            <text:p>POL</text:p>
          </table:table-cell>
          <table:table-cell office:value-type="string">
            <text:p>Warminsko-Mazurskie</text:p>
          </table:table-cell>
          <table:table-cell office:value-type="string">
            <text:p>{"Population": 170904}</text:p>
          </table:table-cell>
        </table:table-row>
        <table:table-row>
          <table:table-cell office:value-type="float" office:value="2950">
            <text:p>2 950</text:p>
          </table:table-cell>
          <table:table-cell office:value-type="string">
            <text:p>Rzeszów</text:p>
          </table:table-cell>
          <table:table-cell office:value-type="string">
            <text:p>POL</text:p>
          </table:table-cell>
          <table:table-cell office:value-type="string">
            <text:p>Podkarpackie</text:p>
          </table:table-cell>
          <table:table-cell office:value-type="string">
            <text:p>{"Population": 162049}</text:p>
          </table:table-cell>
        </table:table-row>
        <table:table-row>
          <table:table-cell office:value-type="float" office:value="2951">
            <text:p>2 951</text:p>
          </table:table-cell>
          <table:table-cell office:value-type="string">
            <text:p>Ruda Slaska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59665}</text:p>
          </table:table-cell>
        </table:table-row>
        <table:table-row>
          <table:table-cell office:value-type="float" office:value="2952">
            <text:p>2 952</text:p>
          </table:table-cell>
          <table:table-cell office:value-type="string">
            <text:p>Rybnik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44582}</text:p>
          </table:table-cell>
        </table:table-row>
        <table:table-row>
          <table:table-cell office:value-type="float" office:value="2953">
            <text:p>2 953</text:p>
          </table:table-cell>
          <table:table-cell office:value-type="string">
            <text:p>Walbrzych</text:p>
          </table:table-cell>
          <table:table-cell office:value-type="string">
            <text:p>POL</text:p>
          </table:table-cell>
          <table:table-cell office:value-type="string">
            <text:p>Dolnoslaskie</text:p>
          </table:table-cell>
          <table:table-cell office:value-type="string">
            <text:p>{"Population": 136923}</text:p>
          </table:table-cell>
        </table:table-row>
        <table:table-row>
          <table:table-cell office:value-type="float" office:value="2954">
            <text:p>2 954</text:p>
          </table:table-cell>
          <table:table-cell office:value-type="string">
            <text:p>Tychy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33178}</text:p>
          </table:table-cell>
        </table:table-row>
        <table:table-row>
          <table:table-cell office:value-type="float" office:value="2955">
            <text:p>2 955</text:p>
          </table:table-cell>
          <table:table-cell office:value-type="string">
            <text:p>Dabrowa Górnicza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31037}</text:p>
          </table:table-cell>
        </table:table-row>
        <table:table-row>
          <table:table-cell office:value-type="float" office:value="2956">
            <text:p>2 956</text:p>
          </table:table-cell>
          <table:table-cell office:value-type="string">
            <text:p>Plock</text:p>
          </table:table-cell>
          <table:table-cell office:value-type="string">
            <text:p>POL</text:p>
          </table:table-cell>
          <table:table-cell office:value-type="string">
            <text:p>Mazowieckie</text:p>
          </table:table-cell>
          <table:table-cell office:value-type="string">
            <text:p>{"Population": 131011}</text:p>
          </table:table-cell>
        </table:table-row>
        <table:table-row>
          <table:table-cell office:value-type="float" office:value="2957">
            <text:p>2 957</text:p>
          </table:table-cell>
          <table:table-cell office:value-type="string">
            <text:p>Elblag</text:p>
          </table:table-cell>
          <table:table-cell office:value-type="string">
            <text:p>POL</text:p>
          </table:table-cell>
          <table:table-cell office:value-type="string">
            <text:p>Warminsko-Mazurskie</text:p>
          </table:table-cell>
          <table:table-cell office:value-type="string">
            <text:p>{"Population": 129782}</text:p>
          </table:table-cell>
        </table:table-row>
        <table:table-row>
          <table:table-cell office:value-type="float" office:value="2958">
            <text:p>2 958</text:p>
          </table:table-cell>
          <table:table-cell office:value-type="string">
            <text:p>Opole</text:p>
          </table:table-cell>
          <table:table-cell office:value-type="string">
            <text:p>POL</text:p>
          </table:table-cell>
          <table:table-cell office:value-type="string">
            <text:p>Opolskie</text:p>
          </table:table-cell>
          <table:table-cell office:value-type="string">
            <text:p>{"Population": 129553}</text:p>
          </table:table-cell>
        </table:table-row>
        <table:table-row>
          <table:table-cell office:value-type="float" office:value="2959">
            <text:p>2 959</text:p>
          </table:table-cell>
          <table:table-cell office:value-type="string">
            <text:p>Gorzów Wielkopolski</text:p>
          </table:table-cell>
          <table:table-cell office:value-type="string">
            <text:p>POL</text:p>
          </table:table-cell>
          <table:table-cell office:value-type="string">
            <text:p>Lubuskie</text:p>
          </table:table-cell>
          <table:table-cell office:value-type="string">
            <text:p>{"Population": 126019}</text:p>
          </table:table-cell>
        </table:table-row>
        <table:table-row>
          <table:table-cell office:value-type="float" office:value="2960">
            <text:p>2 960</text:p>
          </table:table-cell>
          <table:table-cell office:value-type="string">
            <text:p>Wloclawek</text:p>
          </table:table-cell>
          <table:table-cell office:value-type="string">
            <text:p>POL</text:p>
          </table:table-cell>
          <table:table-cell office:value-type="string">
            <text:p>Kujawsko-Pomorskie</text:p>
          </table:table-cell>
          <table:table-cell office:value-type="string">
            <text:p>{"Population": 123373}</text:p>
          </table:table-cell>
        </table:table-row>
        <table:table-row>
          <table:table-cell office:value-type="float" office:value="2961">
            <text:p>2 961</text:p>
          </table:table-cell>
          <table:table-cell office:value-type="string">
            <text:p>Chorzów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21708}</text:p>
          </table:table-cell>
        </table:table-row>
        <table:table-row>
          <table:table-cell office:value-type="float" office:value="2962">
            <text:p>2 962</text:p>
          </table:table-cell>
          <table:table-cell office:value-type="string">
            <text:p>Tarnów</text:p>
          </table:table-cell>
          <table:table-cell office:value-type="string">
            <text:p>POL</text:p>
          </table:table-cell>
          <table:table-cell office:value-type="string">
            <text:p>Malopolskie</text:p>
          </table:table-cell>
          <table:table-cell office:value-type="string">
            <text:p>{"Population": 121494}</text:p>
          </table:table-cell>
        </table:table-row>
        <table:table-row>
          <table:table-cell office:value-type="float" office:value="2963">
            <text:p>2 963</text:p>
          </table:table-cell>
          <table:table-cell office:value-type="string">
            <text:p>Zielona Góra</text:p>
          </table:table-cell>
          <table:table-cell office:value-type="string">
            <text:p>POL</text:p>
          </table:table-cell>
          <table:table-cell office:value-type="string">
            <text:p>Lubuskie</text:p>
          </table:table-cell>
          <table:table-cell office:value-type="string">
            <text:p>{"Population": 118182}</text:p>
          </table:table-cell>
        </table:table-row>
        <table:table-row>
          <table:table-cell office:value-type="float" office:value="2964">
            <text:p>2 964</text:p>
          </table:table-cell>
          <table:table-cell office:value-type="string">
            <text:p>Koszalin</text:p>
          </table:table-cell>
          <table:table-cell office:value-type="string">
            <text:p>POL</text:p>
          </table:table-cell>
          <table:table-cell office:value-type="string">
            <text:p>Zachodnio-Pomorskie</text:p>
          </table:table-cell>
          <table:table-cell office:value-type="string">
            <text:p>{"Population": 112375}</text:p>
          </table:table-cell>
        </table:table-row>
        <table:table-row>
          <table:table-cell office:value-type="float" office:value="2965">
            <text:p>2 965</text:p>
          </table:table-cell>
          <table:table-cell office:value-type="string">
            <text:p>Legnica</text:p>
          </table:table-cell>
          <table:table-cell office:value-type="string">
            <text:p>POL</text:p>
          </table:table-cell>
          <table:table-cell office:value-type="string">
            <text:p>Dolnoslaskie</text:p>
          </table:table-cell>
          <table:table-cell office:value-type="string">
            <text:p>{"Population": 109335}</text:p>
          </table:table-cell>
        </table:table-row>
        <table:table-row>
          <table:table-cell office:value-type="float" office:value="2966">
            <text:p>2 966</text:p>
          </table:table-cell>
          <table:table-cell office:value-type="string">
            <text:p>Kalisz</text:p>
          </table:table-cell>
          <table:table-cell office:value-type="string">
            <text:p>POL</text:p>
          </table:table-cell>
          <table:table-cell office:value-type="string">
            <text:p>Wielkopolskie</text:p>
          </table:table-cell>
          <table:table-cell office:value-type="string">
            <text:p>{"Population": 106641}</text:p>
          </table:table-cell>
        </table:table-row>
        <table:table-row>
          <table:table-cell office:value-type="float" office:value="2967">
            <text:p>2 967</text:p>
          </table:table-cell>
          <table:table-cell office:value-type="string">
            <text:p>Grudziadz</text:p>
          </table:table-cell>
          <table:table-cell office:value-type="string">
            <text:p>POL</text:p>
          </table:table-cell>
          <table:table-cell office:value-type="string">
            <text:p>Kujawsko-Pomorskie</text:p>
          </table:table-cell>
          <table:table-cell office:value-type="string">
            <text:p>{"Population": 102434}</text:p>
          </table:table-cell>
        </table:table-row>
        <table:table-row>
          <table:table-cell office:value-type="float" office:value="2968">
            <text:p>2 968</text:p>
          </table:table-cell>
          <table:table-cell office:value-type="string">
            <text:p>Slupsk</text:p>
          </table:table-cell>
          <table:table-cell office:value-type="string">
            <text:p>POL</text:p>
          </table:table-cell>
          <table:table-cell office:value-type="string">
            <text:p>Pomorskie</text:p>
          </table:table-cell>
          <table:table-cell office:value-type="string">
            <text:p>{"Population": 102370}</text:p>
          </table:table-cell>
        </table:table-row>
        <table:table-row>
          <table:table-cell office:value-type="float" office:value="2969">
            <text:p>2 969</text:p>
          </table:table-cell>
          <table:table-cell office:value-type="string">
            <text:p>Jastrzebie-Zdrój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102294}</text:p>
          </table:table-cell>
        </table:table-row>
        <table:table-row>
          <table:table-cell office:value-type="float" office:value="2970">
            <text:p>2 970</text:p>
          </table:table-cell>
          <table:table-cell office:value-type="string">
            <text:p>Jaworzno</text:p>
          </table:table-cell>
          <table:table-cell office:value-type="string">
            <text:p>POL</text:p>
          </table:table-cell>
          <table:table-cell office:value-type="string">
            <text:p>Slaskie</text:p>
          </table:table-cell>
          <table:table-cell office:value-type="string">
            <text:p>{"Population": 97929}</text:p>
          </table:table-cell>
        </table:table-row>
        <table:table-row>
          <table:table-cell office:value-type="float" office:value="2971">
            <text:p>2 971</text:p>
          </table:table-cell>
          <table:table-cell office:value-type="string">
            <text:p>Jelenia Góra</text:p>
          </table:table-cell>
          <table:table-cell office:value-type="string">
            <text:p>POL</text:p>
          </table:table-cell>
          <table:table-cell office:value-type="string">
            <text:p>Dolnoslaskie</text:p>
          </table:table-cell>
          <table:table-cell office:value-type="string">
            <text:p>{"Population": 93901}</text:p>
          </table:table-cell>
        </table:table-row>
        <table:table-row>
          <table:table-cell office:value-type="float" office:value="2972">
            <text:p>2 972</text:p>
          </table:table-cell>
          <table:table-cell office:value-type="string">
            <text:p>Malabo</text:p>
          </table:table-cell>
          <table:table-cell office:value-type="string">
            <text:p>GNQ</text:p>
          </table:table-cell>
          <table:table-cell office:value-type="string">
            <text:p>Bioko</text:p>
          </table:table-cell>
          <table:table-cell office:value-type="string">
            <text:p>{"Population": 40000}</text:p>
          </table:table-cell>
        </table:table-row>
        <table:table-row>
          <table:table-cell office:value-type="float" office:value="2973">
            <text:p>2 973</text:p>
          </table:table-cell>
          <table:table-cell office:value-type="string">
            <text:p>Doha</text:p>
          </table:table-cell>
          <table:table-cell office:value-type="string">
            <text:p>QAT</text:p>
          </table:table-cell>
          <table:table-cell office:value-type="string">
            <text:p>Doha</text:p>
          </table:table-cell>
          <table:table-cell office:value-type="string">
            <text:p>{"Population": 355000}</text:p>
          </table:table-cell>
        </table:table-row>
        <table:table-row>
          <table:table-cell office:value-type="float" office:value="2974">
            <text:p>2 974</text:p>
          </table:table-cell>
          <table:table-cell office:value-type="string">
            <text:p>Paris</text:p>
          </table:table-cell>
          <table:table-cell office:value-type="string">
            <text:p>FRA</text:p>
          </table:table-cell>
          <table:table-cell office:value-type="string">
            <text:p>Île-de-France</text:p>
          </table:table-cell>
          <table:table-cell office:value-type="string">
            <text:p>{"Population": 2125246}</text:p>
          </table:table-cell>
        </table:table-row>
        <table:table-row>
          <table:table-cell office:value-type="float" office:value="2975">
            <text:p>2 975</text:p>
          </table:table-cell>
          <table:table-cell office:value-type="string">
            <text:p>Marseille</text:p>
          </table:table-cell>
          <table:table-cell office:value-type="string">
            <text:p>FRA</text:p>
          </table:table-cell>
          <table:table-cell office:value-type="string">
            <text:p>Provence-Alpes-Côte</text:p>
          </table:table-cell>
          <table:table-cell office:value-type="string">
            <text:p>{"Population": 798430}</text:p>
          </table:table-cell>
        </table:table-row>
        <table:table-row>
          <table:table-cell office:value-type="float" office:value="2976">
            <text:p>2 976</text:p>
          </table:table-cell>
          <table:table-cell office:value-type="string">
            <text:p>Lyon</text:p>
          </table:table-cell>
          <table:table-cell office:value-type="string">
            <text:p>FRA</text:p>
          </table:table-cell>
          <table:table-cell office:value-type="string">
            <text:p>Rhône-Alpes</text:p>
          </table:table-cell>
          <table:table-cell office:value-type="string">
            <text:p>{"Population": 445452}</text:p>
          </table:table-cell>
        </table:table-row>
        <table:table-row>
          <table:table-cell office:value-type="float" office:value="2977">
            <text:p>2 977</text:p>
          </table:table-cell>
          <table:table-cell office:value-type="string">
            <text:p>Toulouse</text:p>
          </table:table-cell>
          <table:table-cell office:value-type="string">
            <text:p>FRA</text:p>
          </table:table-cell>
          <table:table-cell office:value-type="string">
            <text:p>Midi-Pyrénées</text:p>
          </table:table-cell>
          <table:table-cell office:value-type="string">
            <text:p>{"Population": 390350}</text:p>
          </table:table-cell>
        </table:table-row>
        <table:table-row>
          <table:table-cell office:value-type="float" office:value="2978">
            <text:p>2 978</text:p>
          </table:table-cell>
          <table:table-cell office:value-type="string">
            <text:p>Nice</text:p>
          </table:table-cell>
          <table:table-cell office:value-type="string">
            <text:p>FRA</text:p>
          </table:table-cell>
          <table:table-cell office:value-type="string">
            <text:p>Provence-Alpes-Côte</text:p>
          </table:table-cell>
          <table:table-cell office:value-type="string">
            <text:p>{"Population": 342738}</text:p>
          </table:table-cell>
        </table:table-row>
        <table:table-row>
          <table:table-cell office:value-type="float" office:value="2979">
            <text:p>2 979</text:p>
          </table:table-cell>
          <table:table-cell office:value-type="string">
            <text:p>Nantes</text:p>
          </table:table-cell>
          <table:table-cell office:value-type="string">
            <text:p>FRA</text:p>
          </table:table-cell>
          <table:table-cell office:value-type="string">
            <text:p>Pays de la Loire</text:p>
          </table:table-cell>
          <table:table-cell office:value-type="string">
            <text:p>{"Population": 270251}</text:p>
          </table:table-cell>
        </table:table-row>
        <table:table-row>
          <table:table-cell office:value-type="float" office:value="2980">
            <text:p>2 980</text:p>
          </table:table-cell>
          <table:table-cell office:value-type="string">
            <text:p>Strasbourg</text:p>
          </table:table-cell>
          <table:table-cell office:value-type="string">
            <text:p>FRA</text:p>
          </table:table-cell>
          <table:table-cell office:value-type="string">
            <text:p>Alsace</text:p>
          </table:table-cell>
          <table:table-cell office:value-type="string">
            <text:p>{"Population": 264115}</text:p>
          </table:table-cell>
        </table:table-row>
        <table:table-row>
          <table:table-cell office:value-type="float" office:value="2981">
            <text:p>2 981</text:p>
          </table:table-cell>
          <table:table-cell office:value-type="string">
            <text:p>Montpellier</text:p>
          </table:table-cell>
          <table:table-cell office:value-type="string">
            <text:p>FRA</text:p>
          </table:table-cell>
          <table:table-cell office:value-type="string">
            <text:p>Languedoc-Roussillon</text:p>
          </table:table-cell>
          <table:table-cell office:value-type="string">
            <text:p>{"Population": 225392}</text:p>
          </table:table-cell>
        </table:table-row>
        <table:table-row>
          <table:table-cell office:value-type="float" office:value="2982">
            <text:p>2 982</text:p>
          </table:table-cell>
          <table:table-cell office:value-type="string">
            <text:p>Bordeaux</text:p>
          </table:table-cell>
          <table:table-cell office:value-type="string">
            <text:p>FRA</text:p>
          </table:table-cell>
          <table:table-cell office:value-type="string">
            <text:p>Aquitaine</text:p>
          </table:table-cell>
          <table:table-cell office:value-type="string">
            <text:p>{"Population": 215363}</text:p>
          </table:table-cell>
        </table:table-row>
        <table:table-row>
          <table:table-cell office:value-type="float" office:value="2983">
            <text:p>2 983</text:p>
          </table:table-cell>
          <table:table-cell office:value-type="string">
            <text:p>Rennes</text:p>
          </table:table-cell>
          <table:table-cell office:value-type="string">
            <text:p>FRA</text:p>
          </table:table-cell>
          <table:table-cell office:value-type="string">
            <text:p>Haute-Normandie</text:p>
          </table:table-cell>
          <table:table-cell office:value-type="string">
            <text:p>{"Population": 206229}</text:p>
          </table:table-cell>
        </table:table-row>
        <table:table-row>
          <table:table-cell office:value-type="float" office:value="2984">
            <text:p>2 984</text:p>
          </table:table-cell>
          <table:table-cell office:value-type="string">
            <text:p>Le Havre</text:p>
          </table:table-cell>
          <table:table-cell office:value-type="string">
            <text:p>FRA</text:p>
          </table:table-cell>
          <table:table-cell office:value-type="string">
            <text:p>Champagne-Ardenne</text:p>
          </table:table-cell>
          <table:table-cell office:value-type="string">
            <text:p>{"Population": 190905}</text:p>
          </table:table-cell>
        </table:table-row>
        <table:table-row>
          <table:table-cell office:value-type="float" office:value="2985">
            <text:p>2 985</text:p>
          </table:table-cell>
          <table:table-cell office:value-type="string">
            <text:p>Reims</text:p>
          </table:table-cell>
          <table:table-cell office:value-type="string">
            <text:p>FRA</text:p>
          </table:table-cell>
          <table:table-cell office:value-type="string">
            <text:p>Nord-Pas-de-Calais</text:p>
          </table:table-cell>
          <table:table-cell office:value-type="string">
            <text:p>{"Population": 187206}</text:p>
          </table:table-cell>
        </table:table-row>
        <table:table-row>
          <table:table-cell office:value-type="float" office:value="2986">
            <text:p>2 986</text:p>
          </table:table-cell>
          <table:table-cell office:value-type="string">
            <text:p>Lille</text:p>
          </table:table-cell>
          <table:table-cell office:value-type="string">
            <text:p>FRA</text:p>
          </table:table-cell>
          <table:table-cell office:value-type="string">
            <text:p>Rhône-Alpes</text:p>
          </table:table-cell>
          <table:table-cell office:value-type="string">
            <text:p>{"Population": 184657}</text:p>
          </table:table-cell>
        </table:table-row>
        <table:table-row>
          <table:table-cell office:value-type="float" office:value="2987">
            <text:p>2 987</text:p>
          </table:table-cell>
          <table:table-cell office:value-type="string">
            <text:p>St-Étienne</text:p>
          </table:table-cell>
          <table:table-cell office:value-type="string">
            <text:p>FRA</text:p>
          </table:table-cell>
          <table:table-cell office:value-type="string">
            <text:p>Bretagne</text:p>
          </table:table-cell>
          <table:table-cell office:value-type="string">
            <text:p>{"Population": 180210}</text:p>
          </table:table-cell>
        </table:table-row>
        <table:table-row>
          <table:table-cell office:value-type="float" office:value="2988">
            <text:p>2 988</text:p>
          </table:table-cell>
          <table:table-cell office:value-type="string">
            <text:p>Toulon</text:p>
          </table:table-cell>
          <table:table-cell office:value-type="string">
            <text:p>FRA</text:p>
          </table:table-cell>
          <table:table-cell office:value-type="string">
            <text:p>Provence-Alpes-Côte</text:p>
          </table:table-cell>
          <table:table-cell office:value-type="string">
            <text:p>{"Population": 160639}</text:p>
          </table:table-cell>
        </table:table-row>
        <table:table-row>
          <table:table-cell office:value-type="float" office:value="2989">
            <text:p>2 989</text:p>
          </table:table-cell>
          <table:table-cell office:value-type="string">
            <text:p>Grenoble</text:p>
          </table:table-cell>
          <table:table-cell office:value-type="string">
            <text:p>FRA</text:p>
          </table:table-cell>
          <table:table-cell office:value-type="string">
            <text:p>Rhône-Alpes</text:p>
          </table:table-cell>
          <table:table-cell office:value-type="string">
            <text:p>{"Population": 153317}</text:p>
          </table:table-cell>
        </table:table-row>
        <table:table-row>
          <table:table-cell office:value-type="float" office:value="2990">
            <text:p>2 990</text:p>
          </table:table-cell>
          <table:table-cell office:value-type="string">
            <text:p>Angers</text:p>
          </table:table-cell>
          <table:table-cell office:value-type="string">
            <text:p>FRA</text:p>
          </table:table-cell>
          <table:table-cell office:value-type="string">
            <text:p>Pays de la Loire</text:p>
          </table:table-cell>
          <table:table-cell office:value-type="string">
            <text:p>{"Population": 151279}</text:p>
          </table:table-cell>
        </table:table-row>
        <table:table-row>
          <table:table-cell office:value-type="float" office:value="2991">
            <text:p>2 991</text:p>
          </table:table-cell>
          <table:table-cell office:value-type="string">
            <text:p>Dijon</text:p>
          </table:table-cell>
          <table:table-cell office:value-type="string">
            <text:p>FRA</text:p>
          </table:table-cell>
          <table:table-cell office:value-type="string">
            <text:p>Bourgogne</text:p>
          </table:table-cell>
          <table:table-cell office:value-type="string">
            <text:p>{"Population": 149867}</text:p>
          </table:table-cell>
        </table:table-row>
        <table:table-row>
          <table:table-cell office:value-type="float" office:value="2992">
            <text:p>2 992</text:p>
          </table:table-cell>
          <table:table-cell office:value-type="string">
            <text:p>Brest</text:p>
          </table:table-cell>
          <table:table-cell office:value-type="string">
            <text:p>FRA</text:p>
          </table:table-cell>
          <table:table-cell office:value-type="string">
            <text:p>Bretagne</text:p>
          </table:table-cell>
          <table:table-cell office:value-type="string">
            <text:p>{"Population": 149634}</text:p>
          </table:table-cell>
        </table:table-row>
        <table:table-row>
          <table:table-cell office:value-type="float" office:value="2993">
            <text:p>2 993</text:p>
          </table:table-cell>
          <table:table-cell office:value-type="string">
            <text:p>Le Mans</text:p>
          </table:table-cell>
          <table:table-cell office:value-type="string">
            <text:p>FRA</text:p>
          </table:table-cell>
          <table:table-cell office:value-type="string">
            <text:p>Pays de la Loire</text:p>
          </table:table-cell>
          <table:table-cell office:value-type="string">
            <text:p>{"Population": 146105}</text:p>
          </table:table-cell>
        </table:table-row>
        <table:table-row>
          <table:table-cell office:value-type="float" office:value="2994">
            <text:p>2 994</text:p>
          </table:table-cell>
          <table:table-cell office:value-type="string">
            <text:p>Clermont-Ferrand</text:p>
          </table:table-cell>
          <table:table-cell office:value-type="string">
            <text:p>FRA</text:p>
          </table:table-cell>
          <table:table-cell office:value-type="string">
            <text:p>Auvergne</text:p>
          </table:table-cell>
          <table:table-cell office:value-type="string">
            <text:p>{"Population": 137140}</text:p>
          </table:table-cell>
        </table:table-row>
        <table:table-row>
          <table:table-cell office:value-type="float" office:value="2995">
            <text:p>2 995</text:p>
          </table:table-cell>
          <table:table-cell office:value-type="string">
            <text:p>Amiens</text:p>
          </table:table-cell>
          <table:table-cell office:value-type="string">
            <text:p>FRA</text:p>
          </table:table-cell>
          <table:table-cell office:value-type="string">
            <text:p>Picardie</text:p>
          </table:table-cell>
          <table:table-cell office:value-type="string">
            <text:p>{"Population": 135501}</text:p>
          </table:table-cell>
        </table:table-row>
        <table:table-row>
          <table:table-cell office:value-type="float" office:value="2996">
            <text:p>2 996</text:p>
          </table:table-cell>
          <table:table-cell office:value-type="string">
            <text:p>Aix-en-Provence</text:p>
          </table:table-cell>
          <table:table-cell office:value-type="string">
            <text:p>FRA</text:p>
          </table:table-cell>
          <table:table-cell office:value-type="string">
            <text:p>Provence-Alpes-Côte</text:p>
          </table:table-cell>
          <table:table-cell office:value-type="string">
            <text:p>{"Population": 134222}</text:p>
          </table:table-cell>
        </table:table-row>
        <table:table-row>
          <table:table-cell office:value-type="float" office:value="2997">
            <text:p>2 997</text:p>
          </table:table-cell>
          <table:table-cell office:value-type="string">
            <text:p>Limoges</text:p>
          </table:table-cell>
          <table:table-cell office:value-type="string">
            <text:p>FRA</text:p>
          </table:table-cell>
          <table:table-cell office:value-type="string">
            <text:p>Limousin</text:p>
          </table:table-cell>
          <table:table-cell office:value-type="string">
            <text:p>{"Population": 133968}</text:p>
          </table:table-cell>
        </table:table-row>
        <table:table-row>
          <table:table-cell office:value-type="float" office:value="2998">
            <text:p>2 998</text:p>
          </table:table-cell>
          <table:table-cell office:value-type="string">
            <text:p>Nîmes</text:p>
          </table:table-cell>
          <table:table-cell office:value-type="string">
            <text:p>FRA</text:p>
          </table:table-cell>
          <table:table-cell office:value-type="string">
            <text:p>Languedoc-Roussillon</text:p>
          </table:table-cell>
          <table:table-cell office:value-type="string">
            <text:p>{"Population": 133424}</text:p>
          </table:table-cell>
        </table:table-row>
        <table:table-row>
          <table:table-cell office:value-type="float" office:value="2999">
            <text:p>2 999</text:p>
          </table:table-cell>
          <table:table-cell office:value-type="string">
            <text:p>Tours</text:p>
          </table:table-cell>
          <table:table-cell office:value-type="string">
            <text:p>FRA</text:p>
          </table:table-cell>
          <table:table-cell office:value-type="string">
            <text:p>Centre</text:p>
          </table:table-cell>
          <table:table-cell office:value-type="string">
            <text:p>{"Population": 132820}</text:p>
          </table:table-cell>
        </table:table-row>
        <table:table-row>
          <table:table-cell office:value-type="float" office:value="3000">
            <text:p>3 000</text:p>
          </table:table-cell>
          <table:table-cell office:value-type="string">
            <text:p>Villeurbanne</text:p>
          </table:table-cell>
          <table:table-cell office:value-type="string">
            <text:p>FRA</text:p>
          </table:table-cell>
          <table:table-cell office:value-type="string">
            <text:p>Rhône-Alpes</text:p>
          </table:table-cell>
          <table:table-cell office:value-type="string">
            <text:p>{"Population": 124215}</text:p>
          </table:table-cell>
        </table:table-row>
        <table:table-row>
          <table:table-cell office:value-type="float" office:value="3001">
            <text:p>3 001</text:p>
          </table:table-cell>
          <table:table-cell office:value-type="string">
            <text:p>Metz</text:p>
          </table:table-cell>
          <table:table-cell office:value-type="string">
            <text:p>FRA</text:p>
          </table:table-cell>
          <table:table-cell office:value-type="string">
            <text:p>Lorraine</text:p>
          </table:table-cell>
          <table:table-cell office:value-type="string">
            <text:p>{"Population": 123776}</text:p>
          </table:table-cell>
        </table:table-row>
        <table:table-row>
          <table:table-cell office:value-type="float" office:value="3002">
            <text:p>3 002</text:p>
          </table:table-cell>
          <table:table-cell office:value-type="string">
            <text:p>Besançon</text:p>
          </table:table-cell>
          <table:table-cell office:value-type="string">
            <text:p>FRA</text:p>
          </table:table-cell>
          <table:table-cell office:value-type="string">
            <text:p>Franche-Comté</text:p>
          </table:table-cell>
          <table:table-cell office:value-type="string">
            <text:p>{"Population": 117733}</text:p>
          </table:table-cell>
        </table:table-row>
        <table:table-row>
          <table:table-cell office:value-type="float" office:value="3003">
            <text:p>3 003</text:p>
          </table:table-cell>
          <table:table-cell office:value-type="string">
            <text:p>Caen</text:p>
          </table:table-cell>
          <table:table-cell office:value-type="string">
            <text:p>FRA</text:p>
          </table:table-cell>
          <table:table-cell office:value-type="string">
            <text:p>Basse-Normandie</text:p>
          </table:table-cell>
          <table:table-cell office:value-type="string">
            <text:p>{"Population": 113987}</text:p>
          </table:table-cell>
        </table:table-row>
        <table:table-row>
          <table:table-cell office:value-type="float" office:value="3004">
            <text:p>3 004</text:p>
          </table:table-cell>
          <table:table-cell office:value-type="string">
            <text:p>Orléans</text:p>
          </table:table-cell>
          <table:table-cell office:value-type="string">
            <text:p>FRA</text:p>
          </table:table-cell>
          <table:table-cell office:value-type="string">
            <text:p>Centre</text:p>
          </table:table-cell>
          <table:table-cell office:value-type="string">
            <text:p>{"Population": 113126}</text:p>
          </table:table-cell>
        </table:table-row>
        <table:table-row>
          <table:table-cell office:value-type="float" office:value="3005">
            <text:p>3 005</text:p>
          </table:table-cell>
          <table:table-cell office:value-type="string">
            <text:p>Mulhouse</text:p>
          </table:table-cell>
          <table:table-cell office:value-type="string">
            <text:p>FRA</text:p>
          </table:table-cell>
          <table:table-cell office:value-type="string">
            <text:p>Alsace</text:p>
          </table:table-cell>
          <table:table-cell office:value-type="string">
            <text:p>{"Population": 110359}</text:p>
          </table:table-cell>
        </table:table-row>
        <table:table-row>
          <table:table-cell office:value-type="float" office:value="3006">
            <text:p>3 006</text:p>
          </table:table-cell>
          <table:table-cell office:value-type="string">
            <text:p>Rouen</text:p>
          </table:table-cell>
          <table:table-cell office:value-type="string">
            <text:p>FRA</text:p>
          </table:table-cell>
          <table:table-cell office:value-type="string">
            <text:p>Haute-Normandie</text:p>
          </table:table-cell>
          <table:table-cell office:value-type="string">
            <text:p>{"Population": 106592}</text:p>
          </table:table-cell>
        </table:table-row>
        <table:table-row>
          <table:table-cell office:value-type="float" office:value="3007">
            <text:p>3 007</text:p>
          </table:table-cell>
          <table:table-cell office:value-type="string">
            <text:p>Boulogne-Billancourt</text:p>
          </table:table-cell>
          <table:table-cell office:value-type="string">
            <text:p>FRA</text:p>
          </table:table-cell>
          <table:table-cell office:value-type="string">
            <text:p>Île-de-France</text:p>
          </table:table-cell>
          <table:table-cell office:value-type="string">
            <text:p>{"Population": 106367}</text:p>
          </table:table-cell>
        </table:table-row>
        <table:table-row>
          <table:table-cell office:value-type="float" office:value="3008">
            <text:p>3 008</text:p>
          </table:table-cell>
          <table:table-cell office:value-type="string">
            <text:p>Perpignan</text:p>
          </table:table-cell>
          <table:table-cell office:value-type="string">
            <text:p>FRA</text:p>
          </table:table-cell>
          <table:table-cell office:value-type="string">
            <text:p>Languedoc-Roussillon</text:p>
          </table:table-cell>
          <table:table-cell office:value-type="string">
            <text:p>{"Population": 105115}</text:p>
          </table:table-cell>
        </table:table-row>
        <table:table-row>
          <table:table-cell office:value-type="float" office:value="3009">
            <text:p>3 009</text:p>
          </table:table-cell>
          <table:table-cell office:value-type="string">
            <text:p>Nancy</text:p>
          </table:table-cell>
          <table:table-cell office:value-type="string">
            <text:p>FRA</text:p>
          </table:table-cell>
          <table:table-cell office:value-type="string">
            <text:p>Lorraine</text:p>
          </table:table-cell>
          <table:table-cell office:value-type="string">
            <text:p>{"Population": 103605}</text:p>
          </table:table-cell>
        </table:table-row>
        <table:table-row>
          <table:table-cell office:value-type="float" office:value="3010">
            <text:p>3 010</text:p>
          </table:table-cell>
          <table:table-cell office:value-type="string">
            <text:p>Roubaix</text:p>
          </table:table-cell>
          <table:table-cell office:value-type="string">
            <text:p>FRA</text:p>
          </table:table-cell>
          <table:table-cell office:value-type="string">
            <text:p>Nord-Pas-de-Calais</text:p>
          </table:table-cell>
          <table:table-cell office:value-type="string">
            <text:p>{"Population": 96984}</text:p>
          </table:table-cell>
        </table:table-row>
        <table:table-row>
          <table:table-cell office:value-type="float" office:value="3011">
            <text:p>3 011</text:p>
          </table:table-cell>
          <table:table-cell office:value-type="string">
            <text:p>Argenteuil</text:p>
          </table:table-cell>
          <table:table-cell office:value-type="string">
            <text:p>FRA</text:p>
          </table:table-cell>
          <table:table-cell office:value-type="string">
            <text:p>Île-de-France</text:p>
          </table:table-cell>
          <table:table-cell office:value-type="string">
            <text:p>{"Population": 93961}</text:p>
          </table:table-cell>
        </table:table-row>
        <table:table-row>
          <table:table-cell office:value-type="float" office:value="3012">
            <text:p>3 012</text:p>
          </table:table-cell>
          <table:table-cell office:value-type="string">
            <text:p>Tourcoing</text:p>
          </table:table-cell>
          <table:table-cell office:value-type="string">
            <text:p>FRA</text:p>
          </table:table-cell>
          <table:table-cell office:value-type="string">
            <text:p>Nord-Pas-de-Calais</text:p>
          </table:table-cell>
          <table:table-cell office:value-type="string">
            <text:p>{"Population": 93540}</text:p>
          </table:table-cell>
        </table:table-row>
        <table:table-row>
          <table:table-cell office:value-type="float" office:value="3013">
            <text:p>3 013</text:p>
          </table:table-cell>
          <table:table-cell office:value-type="string">
            <text:p>Montreuil</text:p>
          </table:table-cell>
          <table:table-cell office:value-type="string">
            <text:p>FRA</text:p>
          </table:table-cell>
          <table:table-cell office:value-type="string">
            <text:p>Île-de-France</text:p>
          </table:table-cell>
          <table:table-cell office:value-type="string">
            <text:p>{"Population": 90674}</text:p>
          </table:table-cell>
        </table:table-row>
        <table:table-row>
          <table:table-cell office:value-type="float" office:value="3014">
            <text:p>3 014</text:p>
          </table:table-cell>
          <table:table-cell office:value-type="string">
            <text:p>Cayenne</text:p>
          </table:table-cell>
          <table:table-cell office:value-type="string">
            <text:p>GUF</text:p>
          </table:table-cell>
          <table:table-cell office:value-type="string">
            <text:p>Cayenne</text:p>
          </table:table-cell>
          <table:table-cell office:value-type="string">
            <text:p>{"Population": 50699}</text:p>
          </table:table-cell>
        </table:table-row>
        <table:table-row>
          <table:table-cell office:value-type="float" office:value="3015">
            <text:p>3 015</text:p>
          </table:table-cell>
          <table:table-cell office:value-type="string">
            <text:p>Faaa</text:p>
          </table:table-cell>
          <table:table-cell office:value-type="string">
            <text:p>PYF</text:p>
          </table:table-cell>
          <table:table-cell office:value-type="string">
            <text:p>Tahiti</text:p>
          </table:table-cell>
          <table:table-cell office:value-type="string">
            <text:p>{"Population": 25888}</text:p>
          </table:table-cell>
        </table:table-row>
        <table:table-row>
          <table:table-cell office:value-type="float" office:value="3016">
            <text:p>3 016</text:p>
          </table:table-cell>
          <table:table-cell office:value-type="string">
            <text:p>Papeete</text:p>
          </table:table-cell>
          <table:table-cell office:value-type="string">
            <text:p>PYF</text:p>
          </table:table-cell>
          <table:table-cell office:value-type="string">
            <text:p>Tahiti</text:p>
          </table:table-cell>
          <table:table-cell office:value-type="string">
            <text:p>{"Population": 25553}</text:p>
          </table:table-cell>
        </table:table-row>
        <table:table-row>
          <table:table-cell office:value-type="float" office:value="3017">
            <text:p>3 017</text:p>
          </table:table-cell>
          <table:table-cell office:value-type="string">
            <text:p>Saint-Denis</text:p>
          </table:table-cell>
          <table:table-cell office:value-type="string">
            <text:p>REU</text:p>
          </table:table-cell>
          <table:table-cell office:value-type="string">
            <text:p>Saint-Denis</text:p>
          </table:table-cell>
          <table:table-cell office:value-type="string">
            <text:p>{"Population": 131480}</text:p>
          </table:table-cell>
        </table:table-row>
        <table:table-row>
          <table:table-cell office:value-type="float" office:value="3018">
            <text:p>3 018</text:p>
          </table:table-cell>
          <table:table-cell office:value-type="string">
            <text:p>Bucuresti</text:p>
          </table:table-cell>
          <table:table-cell office:value-type="string">
            <text:p>ROM</text:p>
          </table:table-cell>
          <table:table-cell office:value-type="string">
            <text:p>Bukarest</text:p>
          </table:table-cell>
          <table:table-cell office:value-type="string">
            <text:p>{"Population": 2016131}</text:p>
          </table:table-cell>
        </table:table-row>
        <table:table-row>
          <table:table-cell office:value-type="float" office:value="3019">
            <text:p>3 019</text:p>
          </table:table-cell>
          <table:table-cell office:value-type="string">
            <text:p>Iasi</text:p>
          </table:table-cell>
          <table:table-cell office:value-type="string">
            <text:p>ROM</text:p>
          </table:table-cell>
          <table:table-cell office:value-type="string">
            <text:p>Iasi</text:p>
          </table:table-cell>
          <table:table-cell office:value-type="string">
            <text:p>{"Population": 348070}</text:p>
          </table:table-cell>
        </table:table-row>
        <table:table-row>
          <table:table-cell office:value-type="float" office:value="3020">
            <text:p>3 020</text:p>
          </table:table-cell>
          <table:table-cell office:value-type="string">
            <text:p>Constanta</text:p>
          </table:table-cell>
          <table:table-cell office:value-type="string">
            <text:p>ROM</text:p>
          </table:table-cell>
          <table:table-cell office:value-type="string">
            <text:p>Constanta</text:p>
          </table:table-cell>
          <table:table-cell office:value-type="string">
            <text:p>{"Population": 342264}</text:p>
          </table:table-cell>
        </table:table-row>
        <table:table-row>
          <table:table-cell office:value-type="float" office:value="3021">
            <text:p>3 021</text:p>
          </table:table-cell>
          <table:table-cell office:value-type="string">
            <text:p>Cluj-Napoca</text:p>
          </table:table-cell>
          <table:table-cell office:value-type="string">
            <text:p>ROM</text:p>
          </table:table-cell>
          <table:table-cell office:value-type="string">
            <text:p>Cluj</text:p>
          </table:table-cell>
          <table:table-cell office:value-type="string">
            <text:p>{"Population": 332498}</text:p>
          </table:table-cell>
        </table:table-row>
        <table:table-row>
          <table:table-cell office:value-type="float" office:value="3022">
            <text:p>3 022</text:p>
          </table:table-cell>
          <table:table-cell office:value-type="string">
            <text:p>Galati</text:p>
          </table:table-cell>
          <table:table-cell office:value-type="string">
            <text:p>ROM</text:p>
          </table:table-cell>
          <table:table-cell office:value-type="string">
            <text:p>Galati</text:p>
          </table:table-cell>
          <table:table-cell office:value-type="string">
            <text:p>{"Population": 330276}</text:p>
          </table:table-cell>
        </table:table-row>
        <table:table-row>
          <table:table-cell office:value-type="float" office:value="3023">
            <text:p>3 023</text:p>
          </table:table-cell>
          <table:table-cell office:value-type="string">
            <text:p>Timisoara</text:p>
          </table:table-cell>
          <table:table-cell office:value-type="string">
            <text:p>ROM</text:p>
          </table:table-cell>
          <table:table-cell office:value-type="string">
            <text:p>Timis</text:p>
          </table:table-cell>
          <table:table-cell office:value-type="string">
            <text:p>{"Population": 324304}</text:p>
          </table:table-cell>
        </table:table-row>
        <table:table-row>
          <table:table-cell office:value-type="float" office:value="3024">
            <text:p>3 024</text:p>
          </table:table-cell>
          <table:table-cell office:value-type="string">
            <text:p>Brasov</text:p>
          </table:table-cell>
          <table:table-cell office:value-type="string">
            <text:p>ROM</text:p>
          </table:table-cell>
          <table:table-cell office:value-type="string">
            <text:p>Brasov</text:p>
          </table:table-cell>
          <table:table-cell office:value-type="string">
            <text:p>{"Population": 314225}</text:p>
          </table:table-cell>
        </table:table-row>
        <table:table-row>
          <table:table-cell office:value-type="float" office:value="3025">
            <text:p>3 025</text:p>
          </table:table-cell>
          <table:table-cell office:value-type="string">
            <text:p>Craiova</text:p>
          </table:table-cell>
          <table:table-cell office:value-type="string">
            <text:p>ROM</text:p>
          </table:table-cell>
          <table:table-cell office:value-type="string">
            <text:p>Dolj</text:p>
          </table:table-cell>
          <table:table-cell office:value-type="string">
            <text:p>{"Population": 313530}</text:p>
          </table:table-cell>
        </table:table-row>
        <table:table-row>
          <table:table-cell office:value-type="float" office:value="3026">
            <text:p>3 026</text:p>
          </table:table-cell>
          <table:table-cell office:value-type="string">
            <text:p>Ploiesti</text:p>
          </table:table-cell>
          <table:table-cell office:value-type="string">
            <text:p>ROM</text:p>
          </table:table-cell>
          <table:table-cell office:value-type="string">
            <text:p>Prahova</text:p>
          </table:table-cell>
          <table:table-cell office:value-type="string">
            <text:p>{"Population": 251348}</text:p>
          </table:table-cell>
        </table:table-row>
        <table:table-row>
          <table:table-cell office:value-type="float" office:value="3027">
            <text:p>3 027</text:p>
          </table:table-cell>
          <table:table-cell office:value-type="string">
            <text:p>Braila</text:p>
          </table:table-cell>
          <table:table-cell office:value-type="string">
            <text:p>ROM</text:p>
          </table:table-cell>
          <table:table-cell office:value-type="string">
            <text:p>Braila</text:p>
          </table:table-cell>
          <table:table-cell office:value-type="string">
            <text:p>{"Population": 233756}</text:p>
          </table:table-cell>
        </table:table-row>
        <table:table-row>
          <table:table-cell office:value-type="float" office:value="3028">
            <text:p>3 028</text:p>
          </table:table-cell>
          <table:table-cell office:value-type="string">
            <text:p>Oradea</text:p>
          </table:table-cell>
          <table:table-cell office:value-type="string">
            <text:p>ROM</text:p>
          </table:table-cell>
          <table:table-cell office:value-type="string">
            <text:p>Bihor</text:p>
          </table:table-cell>
          <table:table-cell office:value-type="string">
            <text:p>{"Population": 222239}</text:p>
          </table:table-cell>
        </table:table-row>
        <table:table-row>
          <table:table-cell office:value-type="float" office:value="3029">
            <text:p>3 029</text:p>
          </table:table-cell>
          <table:table-cell office:value-type="string">
            <text:p>Bacau</text:p>
          </table:table-cell>
          <table:table-cell office:value-type="string">
            <text:p>ROM</text:p>
          </table:table-cell>
          <table:table-cell office:value-type="string">
            <text:p>Bacau</text:p>
          </table:table-cell>
          <table:table-cell office:value-type="string">
            <text:p>{"Population": 209235}</text:p>
          </table:table-cell>
        </table:table-row>
        <table:table-row>
          <table:table-cell office:value-type="float" office:value="3030">
            <text:p>3 030</text:p>
          </table:table-cell>
          <table:table-cell office:value-type="string">
            <text:p>Pitesti</text:p>
          </table:table-cell>
          <table:table-cell office:value-type="string">
            <text:p>ROM</text:p>
          </table:table-cell>
          <table:table-cell office:value-type="string">
            <text:p>Arges</text:p>
          </table:table-cell>
          <table:table-cell office:value-type="string">
            <text:p>{"Population": 187170}</text:p>
          </table:table-cell>
        </table:table-row>
        <table:table-row>
          <table:table-cell office:value-type="float" office:value="3031">
            <text:p>3 031</text:p>
          </table:table-cell>
          <table:table-cell office:value-type="string">
            <text:p>Arad</text:p>
          </table:table-cell>
          <table:table-cell office:value-type="string">
            <text:p>ROM</text:p>
          </table:table-cell>
          <table:table-cell office:value-type="string">
            <text:p>Arad</text:p>
          </table:table-cell>
          <table:table-cell office:value-type="string">
            <text:p>{"Population": 184408}</text:p>
          </table:table-cell>
        </table:table-row>
        <table:table-row>
          <table:table-cell office:value-type="float" office:value="3032">
            <text:p>3 032</text:p>
          </table:table-cell>
          <table:table-cell office:value-type="string">
            <text:p>Sibiu</text:p>
          </table:table-cell>
          <table:table-cell office:value-type="string">
            <text:p>ROM</text:p>
          </table:table-cell>
          <table:table-cell office:value-type="string">
            <text:p>Sibiu</text:p>
          </table:table-cell>
          <table:table-cell office:value-type="string">
            <text:p>{"Population": 169611}</text:p>
          </table:table-cell>
        </table:table-row>
        <table:table-row>
          <table:table-cell office:value-type="float" office:value="3033">
            <text:p>3 033</text:p>
          </table:table-cell>
          <table:table-cell office:value-type="string">
            <text:p>Târgu Mures</text:p>
          </table:table-cell>
          <table:table-cell office:value-type="string">
            <text:p>ROM</text:p>
          </table:table-cell>
          <table:table-cell office:value-type="string">
            <text:p>Mures</text:p>
          </table:table-cell>
          <table:table-cell office:value-type="string">
            <text:p>{"Population": 165153}</text:p>
          </table:table-cell>
        </table:table-row>
        <table:table-row>
          <table:table-cell office:value-type="float" office:value="3034">
            <text:p>3 034</text:p>
          </table:table-cell>
          <table:table-cell office:value-type="string">
            <text:p>Baia Mare</text:p>
          </table:table-cell>
          <table:table-cell office:value-type="string">
            <text:p>ROM</text:p>
          </table:table-cell>
          <table:table-cell office:value-type="string">
            <text:p>Maramures</text:p>
          </table:table-cell>
          <table:table-cell office:value-type="string">
            <text:p>{"Population": 149665}</text:p>
          </table:table-cell>
        </table:table-row>
        <table:table-row>
          <table:table-cell office:value-type="float" office:value="3035">
            <text:p>3 035</text:p>
          </table:table-cell>
          <table:table-cell office:value-type="string">
            <text:p>Buzau</text:p>
          </table:table-cell>
          <table:table-cell office:value-type="string">
            <text:p>ROM</text:p>
          </table:table-cell>
          <table:table-cell office:value-type="string">
            <text:p>Buzau</text:p>
          </table:table-cell>
          <table:table-cell office:value-type="string">
            <text:p>{"Population": 148372}</text:p>
          </table:table-cell>
        </table:table-row>
        <table:table-row>
          <table:table-cell office:value-type="float" office:value="3036">
            <text:p>3 036</text:p>
          </table:table-cell>
          <table:table-cell office:value-type="string">
            <text:p>Satu Mare</text:p>
          </table:table-cell>
          <table:table-cell office:value-type="string">
            <text:p>ROM</text:p>
          </table:table-cell>
          <table:table-cell office:value-type="string">
            <text:p>Satu Mare</text:p>
          </table:table-cell>
          <table:table-cell office:value-type="string">
            <text:p>{"Population": 130059}</text:p>
          </table:table-cell>
        </table:table-row>
        <table:table-row>
          <table:table-cell office:value-type="float" office:value="3037">
            <text:p>3 037</text:p>
          </table:table-cell>
          <table:table-cell office:value-type="string">
            <text:p>Botosani</text:p>
          </table:table-cell>
          <table:table-cell office:value-type="string">
            <text:p>ROM</text:p>
          </table:table-cell>
          <table:table-cell office:value-type="string">
            <text:p>Botosani</text:p>
          </table:table-cell>
          <table:table-cell office:value-type="string">
            <text:p>{"Population": 128730}</text:p>
          </table:table-cell>
        </table:table-row>
        <table:table-row>
          <table:table-cell office:value-type="float" office:value="3038">
            <text:p>3 038</text:p>
          </table:table-cell>
          <table:table-cell office:value-type="string">
            <text:p>Piatra Neamt</text:p>
          </table:table-cell>
          <table:table-cell office:value-type="string">
            <text:p>ROM</text:p>
          </table:table-cell>
          <table:table-cell office:value-type="string">
            <text:p>Neamt</text:p>
          </table:table-cell>
          <table:table-cell office:value-type="string">
            <text:p>{"Population": 125070}</text:p>
          </table:table-cell>
        </table:table-row>
        <table:table-row>
          <table:table-cell office:value-type="float" office:value="3039">
            <text:p>3 039</text:p>
          </table:table-cell>
          <table:table-cell office:value-type="string">
            <text:p>Râmnicu Vâlcea</text:p>
          </table:table-cell>
          <table:table-cell office:value-type="string">
            <text:p>ROM</text:p>
          </table:table-cell>
          <table:table-cell office:value-type="string">
            <text:p>Vâlcea</text:p>
          </table:table-cell>
          <table:table-cell office:value-type="string">
            <text:p>{"Population": 119741}</text:p>
          </table:table-cell>
        </table:table-row>
        <table:table-row>
          <table:table-cell office:value-type="float" office:value="3040">
            <text:p>3 040</text:p>
          </table:table-cell>
          <table:table-cell office:value-type="string">
            <text:p>Suceava</text:p>
          </table:table-cell>
          <table:table-cell office:value-type="string">
            <text:p>ROM</text:p>
          </table:table-cell>
          <table:table-cell office:value-type="string">
            <text:p>Suceava</text:p>
          </table:table-cell>
          <table:table-cell office:value-type="string">
            <text:p>{"Population": 118549}</text:p>
          </table:table-cell>
        </table:table-row>
        <table:table-row>
          <table:table-cell office:value-type="float" office:value="3041">
            <text:p>3 041</text:p>
          </table:table-cell>
          <table:table-cell office:value-type="string">
            <text:p>Drobeta-Turnu Severin</text:p>
          </table:table-cell>
          <table:table-cell office:value-type="string">
            <text:p>ROM</text:p>
          </table:table-cell>
          <table:table-cell office:value-type="string">
            <text:p>Mehedinti</text:p>
          </table:table-cell>
          <table:table-cell office:value-type="string">
            <text:p>{"Population": 117865}</text:p>
          </table:table-cell>
        </table:table-row>
        <table:table-row>
          <table:table-cell office:value-type="float" office:value="3042">
            <text:p>3 042</text:p>
          </table:table-cell>
          <table:table-cell office:value-type="string">
            <text:p>Târgoviste</text:p>
          </table:table-cell>
          <table:table-cell office:value-type="string">
            <text:p>ROM</text:p>
          </table:table-cell>
          <table:table-cell office:value-type="string">
            <text:p>Dâmbovita</text:p>
          </table:table-cell>
          <table:table-cell office:value-type="string">
            <text:p>{"Population": 98980}</text:p>
          </table:table-cell>
        </table:table-row>
        <table:table-row>
          <table:table-cell office:value-type="float" office:value="3043">
            <text:p>3 043</text:p>
          </table:table-cell>
          <table:table-cell office:value-type="string">
            <text:p>Focsani</text:p>
          </table:table-cell>
          <table:table-cell office:value-type="string">
            <text:p>ROM</text:p>
          </table:table-cell>
          <table:table-cell office:value-type="string">
            <text:p>Vrancea</text:p>
          </table:table-cell>
          <table:table-cell office:value-type="string">
            <text:p>{"Population": 98979}</text:p>
          </table:table-cell>
        </table:table-row>
        <table:table-row>
          <table:table-cell office:value-type="float" office:value="3044">
            <text:p>3 044</text:p>
          </table:table-cell>
          <table:table-cell office:value-type="string">
            <text:p>Târgu Jiu</text:p>
          </table:table-cell>
          <table:table-cell office:value-type="string">
            <text:p>ROM</text:p>
          </table:table-cell>
          <table:table-cell office:value-type="string">
            <text:p>Gorj</text:p>
          </table:table-cell>
          <table:table-cell office:value-type="string">
            <text:p>{"Population": 98524}</text:p>
          </table:table-cell>
        </table:table-row>
        <table:table-row>
          <table:table-cell office:value-type="float" office:value="3045">
            <text:p>3 045</text:p>
          </table:table-cell>
          <table:table-cell office:value-type="string">
            <text:p>Tulcea</text:p>
          </table:table-cell>
          <table:table-cell office:value-type="string">
            <text:p>ROM</text:p>
          </table:table-cell>
          <table:table-cell office:value-type="string">
            <text:p>Tulcea</text:p>
          </table:table-cell>
          <table:table-cell office:value-type="string">
            <text:p>{"Population": 96278}</text:p>
          </table:table-cell>
        </table:table-row>
        <table:table-row>
          <table:table-cell office:value-type="float" office:value="3046">
            <text:p>3 046</text:p>
          </table:table-cell>
          <table:table-cell office:value-type="string">
            <text:p>Resita</text:p>
          </table:table-cell>
          <table:table-cell office:value-type="string">
            <text:p>ROM</text:p>
          </table:table-cell>
          <table:table-cell office:value-type="string">
            <text:p>Caras-Severin</text:p>
          </table:table-cell>
          <table:table-cell office:value-type="string">
            <text:p>{"Population": 93976}</text:p>
          </table:table-cell>
        </table:table-row>
        <table:table-row>
          <table:table-cell office:value-type="float" office:value="3047">
            <text:p>3 047</text:p>
          </table:table-cell>
          <table:table-cell office:value-type="string">
            <text:p>Kigali</text:p>
          </table:table-cell>
          <table:table-cell office:value-type="string">
            <text:p>RWA</text:p>
          </table:table-cell>
          <table:table-cell office:value-type="string">
            <text:p>Kigali</text:p>
          </table:table-cell>
          <table:table-cell office:value-type="string">
            <text:p>{"Population": 286000}</text:p>
          </table:table-cell>
        </table:table-row>
        <table:table-row>
          <table:table-cell office:value-type="float" office:value="3048">
            <text:p>3 048</text:p>
          </table:table-cell>
          <table:table-cell office:value-type="string">
            <text:p>Stockholm</text:p>
          </table:table-cell>
          <table:table-cell office:value-type="string">
            <text:p>SWE</text:p>
          </table:table-cell>
          <table:table-cell office:value-type="string">
            <text:p>Lisboa</text:p>
          </table:table-cell>
          <table:table-cell office:value-type="string">
            <text:p>{"Population": 750348}</text:p>
          </table:table-cell>
        </table:table-row>
        <table:table-row>
          <table:table-cell office:value-type="float" office:value="3049">
            <text:p>3 049</text:p>
          </table:table-cell>
          <table:table-cell office:value-type="string">
            <text:p>Gothenburg [Göteborg]</text:p>
          </table:table-cell>
          <table:table-cell office:value-type="string">
            <text:p>SWE</text:p>
          </table:table-cell>
          <table:table-cell office:value-type="string">
            <text:p>West Götanmaan län</text:p>
          </table:table-cell>
          <table:table-cell office:value-type="string">
            <text:p>{"Population": 466990}</text:p>
          </table:table-cell>
        </table:table-row>
        <table:table-row>
          <table:table-cell office:value-type="float" office:value="3050">
            <text:p>3 050</text:p>
          </table:table-cell>
          <table:table-cell office:value-type="string">
            <text:p>Malmö</text:p>
          </table:table-cell>
          <table:table-cell office:value-type="string">
            <text:p>SWE</text:p>
          </table:table-cell>
          <table:table-cell office:value-type="string">
            <text:p>Skåne län</text:p>
          </table:table-cell>
          <table:table-cell office:value-type="string">
            <text:p>{"Population": 259579}</text:p>
          </table:table-cell>
        </table:table-row>
        <table:table-row>
          <table:table-cell office:value-type="float" office:value="3051">
            <text:p>3 051</text:p>
          </table:table-cell>
          <table:table-cell office:value-type="string">
            <text:p>Uppsala</text:p>
          </table:table-cell>
          <table:table-cell office:value-type="string">
            <text:p>SWE</text:p>
          </table:table-cell>
          <table:table-cell office:value-type="string">
            <text:p>Uppsala län</text:p>
          </table:table-cell>
          <table:table-cell office:value-type="string">
            <text:p>{"Population": 189569}</text:p>
          </table:table-cell>
        </table:table-row>
        <table:table-row>
          <table:table-cell office:value-type="float" office:value="3052">
            <text:p>3 052</text:p>
          </table:table-cell>
          <table:table-cell office:value-type="string">
            <text:p>Linköping</text:p>
          </table:table-cell>
          <table:table-cell office:value-type="string">
            <text:p>SWE</text:p>
          </table:table-cell>
          <table:table-cell office:value-type="string">
            <text:p>East Götanmaan län</text:p>
          </table:table-cell>
          <table:table-cell office:value-type="string">
            <text:p>{"Population": 133168}</text:p>
          </table:table-cell>
        </table:table-row>
        <table:table-row>
          <table:table-cell office:value-type="float" office:value="3053">
            <text:p>3 053</text:p>
          </table:table-cell>
          <table:table-cell office:value-type="string">
            <text:p>Västerås</text:p>
          </table:table-cell>
          <table:table-cell office:value-type="string">
            <text:p>SWE</text:p>
          </table:table-cell>
          <table:table-cell office:value-type="string">
            <text:p>Västmanlands län</text:p>
          </table:table-cell>
          <table:table-cell office:value-type="string">
            <text:p>{"Population": 126328}</text:p>
          </table:table-cell>
        </table:table-row>
        <table:table-row>
          <table:table-cell office:value-type="float" office:value="3054">
            <text:p>3 054</text:p>
          </table:table-cell>
          <table:table-cell office:value-type="string">
            <text:p>Örebro</text:p>
          </table:table-cell>
          <table:table-cell office:value-type="string">
            <text:p>SWE</text:p>
          </table:table-cell>
          <table:table-cell office:value-type="string">
            <text:p>Örebros län</text:p>
          </table:table-cell>
          <table:table-cell office:value-type="string">
            <text:p>{"Population": 124207}</text:p>
          </table:table-cell>
        </table:table-row>
        <table:table-row>
          <table:table-cell office:value-type="float" office:value="3055">
            <text:p>3 055</text:p>
          </table:table-cell>
          <table:table-cell office:value-type="string">
            <text:p>Norrköping</text:p>
          </table:table-cell>
          <table:table-cell office:value-type="string">
            <text:p>SWE</text:p>
          </table:table-cell>
          <table:table-cell office:value-type="string">
            <text:p>East Götanmaan län</text:p>
          </table:table-cell>
          <table:table-cell office:value-type="string">
            <text:p>{"Population": 122199}</text:p>
          </table:table-cell>
        </table:table-row>
        <table:table-row>
          <table:table-cell office:value-type="float" office:value="3056">
            <text:p>3 056</text:p>
          </table:table-cell>
          <table:table-cell office:value-type="string">
            <text:p>Helsingborg</text:p>
          </table:table-cell>
          <table:table-cell office:value-type="string">
            <text:p>SWE</text:p>
          </table:table-cell>
          <table:table-cell office:value-type="string">
            <text:p>Skåne län</text:p>
          </table:table-cell>
          <table:table-cell office:value-type="string">
            <text:p>{"Population": 117737}</text:p>
          </table:table-cell>
        </table:table-row>
        <table:table-row>
          <table:table-cell office:value-type="float" office:value="3057">
            <text:p>3 057</text:p>
          </table:table-cell>
          <table:table-cell office:value-type="string">
            <text:p>Jönköping</text:p>
          </table:table-cell>
          <table:table-cell office:value-type="string">
            <text:p>SWE</text:p>
          </table:table-cell>
          <table:table-cell office:value-type="string">
            <text:p>Jönköpings län</text:p>
          </table:table-cell>
          <table:table-cell office:value-type="string">
            <text:p>{"Population": 117095}</text:p>
          </table:table-cell>
        </table:table-row>
        <table:table-row>
          <table:table-cell office:value-type="float" office:value="3058">
            <text:p>3 058</text:p>
          </table:table-cell>
          <table:table-cell office:value-type="string">
            <text:p>Umeå</text:p>
          </table:table-cell>
          <table:table-cell office:value-type="string">
            <text:p>SWE</text:p>
          </table:table-cell>
          <table:table-cell office:value-type="string">
            <text:p>Västerbottens län</text:p>
          </table:table-cell>
          <table:table-cell office:value-type="string">
            <text:p>{"Population": 104512}</text:p>
          </table:table-cell>
        </table:table-row>
        <table:table-row>
          <table:table-cell office:value-type="float" office:value="3059">
            <text:p>3 059</text:p>
          </table:table-cell>
          <table:table-cell office:value-type="string">
            <text:p>Lund</text:p>
          </table:table-cell>
          <table:table-cell office:value-type="string">
            <text:p>SWE</text:p>
          </table:table-cell>
          <table:table-cell office:value-type="string">
            <text:p>Skåne län</text:p>
          </table:table-cell>
          <table:table-cell office:value-type="string">
            <text:p>{"Population": 98948}</text:p>
          </table:table-cell>
        </table:table-row>
        <table:table-row>
          <table:table-cell office:value-type="float" office:value="3060">
            <text:p>3 060</text:p>
          </table:table-cell>
          <table:table-cell office:value-type="string">
            <text:p>Borås</text:p>
          </table:table-cell>
          <table:table-cell office:value-type="string">
            <text:p>SWE</text:p>
          </table:table-cell>
          <table:table-cell office:value-type="string">
            <text:p>West Götanmaan län</text:p>
          </table:table-cell>
          <table:table-cell office:value-type="string">
            <text:p>{"Population": 96883}</text:p>
          </table:table-cell>
        </table:table-row>
        <table:table-row>
          <table:table-cell office:value-type="float" office:value="3061">
            <text:p>3 061</text:p>
          </table:table-cell>
          <table:table-cell office:value-type="string">
            <text:p>Sundsvall</text:p>
          </table:table-cell>
          <table:table-cell office:value-type="string">
            <text:p>SWE</text:p>
          </table:table-cell>
          <table:table-cell office:value-type="string">
            <text:p>Västernorrlands län</text:p>
          </table:table-cell>
          <table:table-cell office:value-type="string">
            <text:p>{"Population": 93126}</text:p>
          </table:table-cell>
        </table:table-row>
        <table:table-row>
          <table:table-cell office:value-type="float" office:value="3062">
            <text:p>3 062</text:p>
          </table:table-cell>
          <table:table-cell office:value-type="string">
            <text:p>Gävle</text:p>
          </table:table-cell>
          <table:table-cell office:value-type="string">
            <text:p>SWE</text:p>
          </table:table-cell>
          <table:table-cell office:value-type="string">
            <text:p>Gävleborgs län</text:p>
          </table:table-cell>
          <table:table-cell office:value-type="string">
            <text:p>{"Population": 90742}</text:p>
          </table:table-cell>
        </table:table-row>
        <table:table-row>
          <table:table-cell office:value-type="float" office:value="3063">
            <text:p>3 063</text:p>
          </table:table-cell>
          <table:table-cell office:value-type="string">
            <text:p>Jamestown</text:p>
          </table:table-cell>
          <table:table-cell office:value-type="string">
            <text:p>SHN</text:p>
          </table:table-cell>
          <table:table-cell office:value-type="string">
            <text:p>Saint Helena</text:p>
          </table:table-cell>
          <table:table-cell office:value-type="string">
            <text:p>{"Population": 1500}</text:p>
          </table:table-cell>
        </table:table-row>
        <table:table-row>
          <table:table-cell office:value-type="float" office:value="3064">
            <text:p>3 064</text:p>
          </table:table-cell>
          <table:table-cell office:value-type="string">
            <text:p>Basseterre</text:p>
          </table:table-cell>
          <table:table-cell office:value-type="string">
            <text:p>KNA</text:p>
          </table:table-cell>
          <table:table-cell office:value-type="string">
            <text:p>St George Basseterre</text:p>
          </table:table-cell>
          <table:table-cell office:value-type="string">
            <text:p>{"Population": 11600}</text:p>
          </table:table-cell>
        </table:table-row>
        <table:table-row>
          <table:table-cell office:value-type="float" office:value="3065">
            <text:p>3 065</text:p>
          </table:table-cell>
          <table:table-cell office:value-type="string">
            <text:p>Castries</text:p>
          </table:table-cell>
          <table:table-cell office:value-type="string">
            <text:p>LCA</text:p>
          </table:table-cell>
          <table:table-cell office:value-type="string">
            <text:p>Castries</text:p>
          </table:table-cell>
          <table:table-cell office:value-type="string">
            <text:p>{"Population": 2301}</text:p>
          </table:table-cell>
        </table:table-row>
        <table:table-row>
          <table:table-cell office:value-type="float" office:value="3066">
            <text:p>3 066</text:p>
          </table:table-cell>
          <table:table-cell office:value-type="string">
            <text:p>Kingstown</text:p>
          </table:table-cell>
          <table:table-cell office:value-type="string">
            <text:p>VCT</text:p>
          </table:table-cell>
          <table:table-cell office:value-type="string">
            <text:p>St George</text:p>
          </table:table-cell>
          <table:table-cell office:value-type="string">
            <text:p>{"Population": 17100}</text:p>
          </table:table-cell>
        </table:table-row>
        <table:table-row>
          <table:table-cell office:value-type="float" office:value="3067">
            <text:p>3 067</text:p>
          </table:table-cell>
          <table:table-cell office:value-type="string">
            <text:p>Saint-Pierre</text:p>
          </table:table-cell>
          <table:table-cell office:value-type="string">
            <text:p>SPM</text:p>
          </table:table-cell>
          <table:table-cell office:value-type="string">
            <text:p>Saint-Pierre</text:p>
          </table:table-cell>
          <table:table-cell office:value-type="string">
            <text:p>{"Population": 5808}</text:p>
          </table:table-cell>
        </table:table-row>
        <table:table-row>
          <table:table-cell office:value-type="float" office:value="3068">
            <text:p>3 068</text:p>
          </table:table-cell>
          <table:table-cell office:value-type="string">
            <text:p>Berlin</text:p>
          </table:table-cell>
          <table:table-cell office:value-type="string">
            <text:p>DEU</text:p>
          </table:table-cell>
          <table:table-cell office:value-type="string">
            <text:p>Berliini</text:p>
          </table:table-cell>
          <table:table-cell office:value-type="string">
            <text:p>{"Population": 3386667}</text:p>
          </table:table-cell>
        </table:table-row>
        <table:table-row>
          <table:table-cell office:value-type="float" office:value="3069">
            <text:p>3 069</text:p>
          </table:table-cell>
          <table:table-cell office:value-type="string">
            <text:p>Hamburg</text:p>
          </table:table-cell>
          <table:table-cell office:value-type="string">
            <text:p>DEU</text:p>
          </table:table-cell>
          <table:table-cell office:value-type="string">
            <text:p>Hamburg</text:p>
          </table:table-cell>
          <table:table-cell office:value-type="string">
            <text:p>{"Population": 1704735}</text:p>
          </table:table-cell>
        </table:table-row>
        <table:table-row>
          <table:table-cell office:value-type="float" office:value="3070">
            <text:p>3 070</text:p>
          </table:table-cell>
          <table:table-cell office:value-type="string">
            <text:p>Munich [München]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194560}</text:p>
          </table:table-cell>
        </table:table-row>
        <table:table-row>
          <table:table-cell office:value-type="float" office:value="3071">
            <text:p>3 071</text:p>
          </table:table-cell>
          <table:table-cell office:value-type="string">
            <text:p>Köl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62507}</text:p>
          </table:table-cell>
        </table:table-row>
        <table:table-row>
          <table:table-cell office:value-type="float" office:value="3072">
            <text:p>3 072</text:p>
          </table:table-cell>
          <table:table-cell office:value-type="string">
            <text:p>Frankfurt am Main</text:p>
          </table:table-cell>
          <table:table-cell office:value-type="string">
            <text:p>DEU</text:p>
          </table:table-cell>
          <table:table-cell office:value-type="string">
            <text:p>Hessen</text:p>
          </table:table-cell>
          <table:table-cell office:value-type="string">
            <text:p>{"Population": 643821}</text:p>
          </table:table-cell>
        </table:table-row>
        <table:table-row>
          <table:table-cell office:value-type="float" office:value="3073">
            <text:p>3 073</text:p>
          </table:table-cell>
          <table:table-cell office:value-type="string">
            <text:p>Ess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599515}</text:p>
          </table:table-cell>
        </table:table-row>
        <table:table-row>
          <table:table-cell office:value-type="float" office:value="3074">
            <text:p>3 074</text:p>
          </table:table-cell>
          <table:table-cell office:value-type="string">
            <text:p>Dortmund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590213}</text:p>
          </table:table-cell>
        </table:table-row>
        <table:table-row>
          <table:table-cell office:value-type="float" office:value="3075">
            <text:p>3 075</text:p>
          </table:table-cell>
          <table:table-cell office:value-type="string">
            <text:p>Stuttgart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582443}</text:p>
          </table:table-cell>
        </table:table-row>
        <table:table-row>
          <table:table-cell office:value-type="float" office:value="3076">
            <text:p>3 076</text:p>
          </table:table-cell>
          <table:table-cell office:value-type="string">
            <text:p>Düsseldorf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568855}</text:p>
          </table:table-cell>
        </table:table-row>
        <table:table-row>
          <table:table-cell office:value-type="float" office:value="3077">
            <text:p>3 077</text:p>
          </table:table-cell>
          <table:table-cell office:value-type="string">
            <text:p>Bremen</text:p>
          </table:table-cell>
          <table:table-cell office:value-type="string">
            <text:p>DEU</text:p>
          </table:table-cell>
          <table:table-cell office:value-type="string">
            <text:p>Bremen</text:p>
          </table:table-cell>
          <table:table-cell office:value-type="string">
            <text:p>{"Population": 540330}</text:p>
          </table:table-cell>
        </table:table-row>
        <table:table-row>
          <table:table-cell office:value-type="float" office:value="3078">
            <text:p>3 078</text:p>
          </table:table-cell>
          <table:table-cell office:value-type="string">
            <text:p>Duisburg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519793}</text:p>
          </table:table-cell>
        </table:table-row>
        <table:table-row>
          <table:table-cell office:value-type="float" office:value="3079">
            <text:p>3 079</text:p>
          </table:table-cell>
          <table:table-cell office:value-type="string">
            <text:p>Hannover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514718}</text:p>
          </table:table-cell>
        </table:table-row>
        <table:table-row>
          <table:table-cell office:value-type="float" office:value="3080">
            <text:p>3 080</text:p>
          </table:table-cell>
          <table:table-cell office:value-type="string">
            <text:p>Leipzig</text:p>
          </table:table-cell>
          <table:table-cell office:value-type="string">
            <text:p>DEU</text:p>
          </table:table-cell>
          <table:table-cell office:value-type="string">
            <text:p>Saksi</text:p>
          </table:table-cell>
          <table:table-cell office:value-type="string">
            <text:p>{"Population": 489532}</text:p>
          </table:table-cell>
        </table:table-row>
        <table:table-row>
          <table:table-cell office:value-type="float" office:value="3081">
            <text:p>3 081</text:p>
          </table:table-cell>
          <table:table-cell office:value-type="string">
            <text:p>Nürnberg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486628}</text:p>
          </table:table-cell>
        </table:table-row>
        <table:table-row>
          <table:table-cell office:value-type="float" office:value="3082">
            <text:p>3 082</text:p>
          </table:table-cell>
          <table:table-cell office:value-type="string">
            <text:p>Dresden</text:p>
          </table:table-cell>
          <table:table-cell office:value-type="string">
            <text:p>DEU</text:p>
          </table:table-cell>
          <table:table-cell office:value-type="string">
            <text:p>Saksi</text:p>
          </table:table-cell>
          <table:table-cell office:value-type="string">
            <text:p>{"Population": 476668}</text:p>
          </table:table-cell>
        </table:table-row>
        <table:table-row>
          <table:table-cell office:value-type="float" office:value="3083">
            <text:p>3 083</text:p>
          </table:table-cell>
          <table:table-cell office:value-type="string">
            <text:p>Bochum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392830}</text:p>
          </table:table-cell>
        </table:table-row>
        <table:table-row>
          <table:table-cell office:value-type="float" office:value="3084">
            <text:p>3 084</text:p>
          </table:table-cell>
          <table:table-cell office:value-type="string">
            <text:p>Wuppertal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368993}</text:p>
          </table:table-cell>
        </table:table-row>
        <table:table-row>
          <table:table-cell office:value-type="float" office:value="3085">
            <text:p>3 085</text:p>
          </table:table-cell>
          <table:table-cell office:value-type="string">
            <text:p>Bielefeld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321125}</text:p>
          </table:table-cell>
        </table:table-row>
        <table:table-row>
          <table:table-cell office:value-type="float" office:value="3086">
            <text:p>3 086</text:p>
          </table:table-cell>
          <table:table-cell office:value-type="string">
            <text:p>Mannheim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307730}</text:p>
          </table:table-cell>
        </table:table-row>
        <table:table-row>
          <table:table-cell office:value-type="float" office:value="3087">
            <text:p>3 087</text:p>
          </table:table-cell>
          <table:table-cell office:value-type="string">
            <text:p>Bon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301048}</text:p>
          </table:table-cell>
        </table:table-row>
        <table:table-row>
          <table:table-cell office:value-type="float" office:value="3088">
            <text:p>3 088</text:p>
          </table:table-cell>
          <table:table-cell office:value-type="string">
            <text:p>Gelsenkirch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81979}</text:p>
          </table:table-cell>
        </table:table-row>
        <table:table-row>
          <table:table-cell office:value-type="float" office:value="3089">
            <text:p>3 089</text:p>
          </table:table-cell>
          <table:table-cell office:value-type="string">
            <text:p>Karlsruhe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277204}</text:p>
          </table:table-cell>
        </table:table-row>
        <table:table-row>
          <table:table-cell office:value-type="float" office:value="3090">
            <text:p>3 090</text:p>
          </table:table-cell>
          <table:table-cell office:value-type="string">
            <text:p>Wiesbaden</text:p>
          </table:table-cell>
          <table:table-cell office:value-type="string">
            <text:p>DEU</text:p>
          </table:table-cell>
          <table:table-cell office:value-type="string">
            <text:p>Hessen</text:p>
          </table:table-cell>
          <table:table-cell office:value-type="string">
            <text:p>{"Population": 268716}</text:p>
          </table:table-cell>
        </table:table-row>
        <table:table-row>
          <table:table-cell office:value-type="float" office:value="3091">
            <text:p>3 091</text:p>
          </table:table-cell>
          <table:table-cell office:value-type="string">
            <text:p>Münster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64670}</text:p>
          </table:table-cell>
        </table:table-row>
        <table:table-row>
          <table:table-cell office:value-type="float" office:value="3092">
            <text:p>3 092</text:p>
          </table:table-cell>
          <table:table-cell office:value-type="string">
            <text:p>Mönchengladbach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63697}</text:p>
          </table:table-cell>
        </table:table-row>
        <table:table-row>
          <table:table-cell office:value-type="float" office:value="3093">
            <text:p>3 093</text:p>
          </table:table-cell>
          <table:table-cell office:value-type="string">
            <text:p>Chemnitz</text:p>
          </table:table-cell>
          <table:table-cell office:value-type="string">
            <text:p>DEU</text:p>
          </table:table-cell>
          <table:table-cell office:value-type="string">
            <text:p>Saksi</text:p>
          </table:table-cell>
          <table:table-cell office:value-type="string">
            <text:p>{"Population": 263222}</text:p>
          </table:table-cell>
        </table:table-row>
        <table:table-row>
          <table:table-cell office:value-type="float" office:value="3094">
            <text:p>3 094</text:p>
          </table:table-cell>
          <table:table-cell office:value-type="string">
            <text:p>Augsburg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254867}</text:p>
          </table:table-cell>
        </table:table-row>
        <table:table-row>
          <table:table-cell office:value-type="float" office:value="3095">
            <text:p>3 095</text:p>
          </table:table-cell>
          <table:table-cell office:value-type="string">
            <text:p>Halle/Saale</text:p>
          </table:table-cell>
          <table:table-cell office:value-type="string">
            <text:p>DEU</text:p>
          </table:table-cell>
          <table:table-cell office:value-type="string">
            <text:p>Anhalt Sachsen</text:p>
          </table:table-cell>
          <table:table-cell office:value-type="string">
            <text:p>{"Population": 254360}</text:p>
          </table:table-cell>
        </table:table-row>
        <table:table-row>
          <table:table-cell office:value-type="float" office:value="3096">
            <text:p>3 096</text:p>
          </table:table-cell>
          <table:table-cell office:value-type="string">
            <text:p>Braunschweig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246322}</text:p>
          </table:table-cell>
        </table:table-row>
        <table:table-row>
          <table:table-cell office:value-type="float" office:value="3097">
            <text:p>3 097</text:p>
          </table:table-cell>
          <table:table-cell office:value-type="string">
            <text:p>Aach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43825}</text:p>
          </table:table-cell>
        </table:table-row>
        <table:table-row>
          <table:table-cell office:value-type="float" office:value="3098">
            <text:p>3 098</text:p>
          </table:table-cell>
          <table:table-cell office:value-type="string">
            <text:p>Krefeld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41769}</text:p>
          </table:table-cell>
        </table:table-row>
        <table:table-row>
          <table:table-cell office:value-type="float" office:value="3099">
            <text:p>3 099</text:p>
          </table:table-cell>
          <table:table-cell office:value-type="string">
            <text:p>Magdeburg</text:p>
          </table:table-cell>
          <table:table-cell office:value-type="string">
            <text:p>DEU</text:p>
          </table:table-cell>
          <table:table-cell office:value-type="string">
            <text:p>Anhalt Sachsen</text:p>
          </table:table-cell>
          <table:table-cell office:value-type="string">
            <text:p>{"Population": 235073}</text:p>
          </table:table-cell>
        </table:table-row>
        <table:table-row>
          <table:table-cell office:value-type="float" office:value="3100">
            <text:p>3 100</text:p>
          </table:table-cell>
          <table:table-cell office:value-type="string">
            <text:p>Kiel</text:p>
          </table:table-cell>
          <table:table-cell office:value-type="string">
            <text:p>DEU</text:p>
          </table:table-cell>
          <table:table-cell office:value-type="string">
            <text:p>Schleswig-Holstein</text:p>
          </table:table-cell>
          <table:table-cell office:value-type="string">
            <text:p>{"Population": 233795}</text:p>
          </table:table-cell>
        </table:table-row>
        <table:table-row>
          <table:table-cell office:value-type="float" office:value="3101">
            <text:p>3 101</text:p>
          </table:table-cell>
          <table:table-cell office:value-type="string">
            <text:p>Oberhaus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22349}</text:p>
          </table:table-cell>
        </table:table-row>
        <table:table-row>
          <table:table-cell office:value-type="float" office:value="3102">
            <text:p>3 102</text:p>
          </table:table-cell>
          <table:table-cell office:value-type="string">
            <text:p>Lübeck</text:p>
          </table:table-cell>
          <table:table-cell office:value-type="string">
            <text:p>DEU</text:p>
          </table:table-cell>
          <table:table-cell office:value-type="string">
            <text:p>Schleswig-Holstein</text:p>
          </table:table-cell>
          <table:table-cell office:value-type="string">
            <text:p>{"Population": 213326}</text:p>
          </table:table-cell>
        </table:table-row>
        <table:table-row>
          <table:table-cell office:value-type="float" office:value="3103">
            <text:p>3 103</text:p>
          </table:table-cell>
          <table:table-cell office:value-type="string">
            <text:p>Hag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205201}</text:p>
          </table:table-cell>
        </table:table-row>
        <table:table-row>
          <table:table-cell office:value-type="float" office:value="3104">
            <text:p>3 104</text:p>
          </table:table-cell>
          <table:table-cell office:value-type="string">
            <text:p>Rostock</text:p>
          </table:table-cell>
          <table:table-cell office:value-type="string">
            <text:p>DEU</text:p>
          </table:table-cell>
          <table:table-cell office:value-type="string">
            <text:p>Mecklenburg-Vorpomme</text:p>
          </table:table-cell>
          <table:table-cell office:value-type="string">
            <text:p>{"Population": 203279}</text:p>
          </table:table-cell>
        </table:table-row>
        <table:table-row>
          <table:table-cell office:value-type="float" office:value="3105">
            <text:p>3 105</text:p>
          </table:table-cell>
          <table:table-cell office:value-type="string">
            <text:p>Freiburg im Breisgau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202455}</text:p>
          </table:table-cell>
        </table:table-row>
        <table:table-row>
          <table:table-cell office:value-type="float" office:value="3106">
            <text:p>3 106</text:p>
          </table:table-cell>
          <table:table-cell office:value-type="string">
            <text:p>Erfurt</text:p>
          </table:table-cell>
          <table:table-cell office:value-type="string">
            <text:p>DEU</text:p>
          </table:table-cell>
          <table:table-cell office:value-type="string">
            <text:p>Thüringen</text:p>
          </table:table-cell>
          <table:table-cell office:value-type="string">
            <text:p>{"Population": 201267}</text:p>
          </table:table-cell>
        </table:table-row>
        <table:table-row>
          <table:table-cell office:value-type="float" office:value="3107">
            <text:p>3 107</text:p>
          </table:table-cell>
          <table:table-cell office:value-type="string">
            <text:p>Kassel</text:p>
          </table:table-cell>
          <table:table-cell office:value-type="string">
            <text:p>DEU</text:p>
          </table:table-cell>
          <table:table-cell office:value-type="string">
            <text:p>Hessen</text:p>
          </table:table-cell>
          <table:table-cell office:value-type="string">
            <text:p>{"Population": 196211}</text:p>
          </table:table-cell>
        </table:table-row>
        <table:table-row>
          <table:table-cell office:value-type="float" office:value="3108">
            <text:p>3 108</text:p>
          </table:table-cell>
          <table:table-cell office:value-type="string">
            <text:p>Saarbrücken</text:p>
          </table:table-cell>
          <table:table-cell office:value-type="string">
            <text:p>DEU</text:p>
          </table:table-cell>
          <table:table-cell office:value-type="string">
            <text:p>Saarland</text:p>
          </table:table-cell>
          <table:table-cell office:value-type="string">
            <text:p>{"Population": 183836}</text:p>
          </table:table-cell>
        </table:table-row>
        <table:table-row>
          <table:table-cell office:value-type="float" office:value="3109">
            <text:p>3 109</text:p>
          </table:table-cell>
          <table:table-cell office:value-type="string">
            <text:p>Mainz</text:p>
          </table:table-cell>
          <table:table-cell office:value-type="string">
            <text:p>DEU</text:p>
          </table:table-cell>
          <table:table-cell office:value-type="string">
            <text:p>Rheinland-Pfalz</text:p>
          </table:table-cell>
          <table:table-cell office:value-type="string">
            <text:p>{"Population": 183134}</text:p>
          </table:table-cell>
        </table:table-row>
        <table:table-row>
          <table:table-cell office:value-type="float" office:value="3110">
            <text:p>3 110</text:p>
          </table:table-cell>
          <table:table-cell office:value-type="string">
            <text:p>Hamm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81804}</text:p>
          </table:table-cell>
        </table:table-row>
        <table:table-row>
          <table:table-cell office:value-type="float" office:value="3111">
            <text:p>3 111</text:p>
          </table:table-cell>
          <table:table-cell office:value-type="string">
            <text:p>Herne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75661}</text:p>
          </table:table-cell>
        </table:table-row>
        <table:table-row>
          <table:table-cell office:value-type="float" office:value="3112">
            <text:p>3 112</text:p>
          </table:table-cell>
          <table:table-cell office:value-type="string">
            <text:p>Mülheim an der Ruhr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73895}</text:p>
          </table:table-cell>
        </table:table-row>
        <table:table-row>
          <table:table-cell office:value-type="float" office:value="3113">
            <text:p>3 113</text:p>
          </table:table-cell>
          <table:table-cell office:value-type="string">
            <text:p>Soling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65583}</text:p>
          </table:table-cell>
        </table:table-row>
        <table:table-row>
          <table:table-cell office:value-type="float" office:value="3114">
            <text:p>3 114</text:p>
          </table:table-cell>
          <table:table-cell office:value-type="string">
            <text:p>Osnabrück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64539}</text:p>
          </table:table-cell>
        </table:table-row>
        <table:table-row>
          <table:table-cell office:value-type="float" office:value="3115">
            <text:p>3 115</text:p>
          </table:table-cell>
          <table:table-cell office:value-type="string">
            <text:p>Ludwigshafen am Rhein</text:p>
          </table:table-cell>
          <table:table-cell office:value-type="string">
            <text:p>DEU</text:p>
          </table:table-cell>
          <table:table-cell office:value-type="string">
            <text:p>Rheinland-Pfalz</text:p>
          </table:table-cell>
          <table:table-cell office:value-type="string">
            <text:p>{"Population": 163771}</text:p>
          </table:table-cell>
        </table:table-row>
        <table:table-row>
          <table:table-cell office:value-type="float" office:value="3116">
            <text:p>3 116</text:p>
          </table:table-cell>
          <table:table-cell office:value-type="string">
            <text:p>Leverkus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60841}</text:p>
          </table:table-cell>
        </table:table-row>
        <table:table-row>
          <table:table-cell office:value-type="float" office:value="3117">
            <text:p>3 117</text:p>
          </table:table-cell>
          <table:table-cell office:value-type="string">
            <text:p>Oldenburg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54125}</text:p>
          </table:table-cell>
        </table:table-row>
        <table:table-row>
          <table:table-cell office:value-type="float" office:value="3118">
            <text:p>3 118</text:p>
          </table:table-cell>
          <table:table-cell office:value-type="string">
            <text:p>Neuss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49702}</text:p>
          </table:table-cell>
        </table:table-row>
        <table:table-row>
          <table:table-cell office:value-type="float" office:value="3119">
            <text:p>3 119</text:p>
          </table:table-cell>
          <table:table-cell office:value-type="string">
            <text:p>Heidelberg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139672}</text:p>
          </table:table-cell>
        </table:table-row>
        <table:table-row>
          <table:table-cell office:value-type="float" office:value="3120">
            <text:p>3 120</text:p>
          </table:table-cell>
          <table:table-cell office:value-type="string">
            <text:p>Darmstadt</text:p>
          </table:table-cell>
          <table:table-cell office:value-type="string">
            <text:p>DEU</text:p>
          </table:table-cell>
          <table:table-cell office:value-type="string">
            <text:p>Hessen</text:p>
          </table:table-cell>
          <table:table-cell office:value-type="string">
            <text:p>{"Population": 137776}</text:p>
          </table:table-cell>
        </table:table-row>
        <table:table-row>
          <table:table-cell office:value-type="float" office:value="3121">
            <text:p>3 121</text:p>
          </table:table-cell>
          <table:table-cell office:value-type="string">
            <text:p>Paderbor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37647}</text:p>
          </table:table-cell>
        </table:table-row>
        <table:table-row>
          <table:table-cell office:value-type="float" office:value="3122">
            <text:p>3 122</text:p>
          </table:table-cell>
          <table:table-cell office:value-type="string">
            <text:p>Potsdam</text:p>
          </table:table-cell>
          <table:table-cell office:value-type="string">
            <text:p>DEU</text:p>
          </table:table-cell>
          <table:table-cell office:value-type="string">
            <text:p>Brandenburg</text:p>
          </table:table-cell>
          <table:table-cell office:value-type="string">
            <text:p>{"Population": 128983}</text:p>
          </table:table-cell>
        </table:table-row>
        <table:table-row>
          <table:table-cell office:value-type="float" office:value="3123">
            <text:p>3 123</text:p>
          </table:table-cell>
          <table:table-cell office:value-type="string">
            <text:p>Würzburg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27350}</text:p>
          </table:table-cell>
        </table:table-row>
        <table:table-row>
          <table:table-cell office:value-type="float" office:value="3124">
            <text:p>3 124</text:p>
          </table:table-cell>
          <table:table-cell office:value-type="string">
            <text:p>Regensburg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25236}</text:p>
          </table:table-cell>
        </table:table-row>
        <table:table-row>
          <table:table-cell office:value-type="float" office:value="3125">
            <text:p>3 125</text:p>
          </table:table-cell>
          <table:table-cell office:value-type="string">
            <text:p>Recklinghaus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25022}</text:p>
          </table:table-cell>
        </table:table-row>
        <table:table-row>
          <table:table-cell office:value-type="float" office:value="3126">
            <text:p>3 126</text:p>
          </table:table-cell>
          <table:table-cell office:value-type="string">
            <text:p>Göttingen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24775}</text:p>
          </table:table-cell>
        </table:table-row>
        <table:table-row>
          <table:table-cell office:value-type="float" office:value="3127">
            <text:p>3 127</text:p>
          </table:table-cell>
          <table:table-cell office:value-type="string">
            <text:p>Bremerhaven</text:p>
          </table:table-cell>
          <table:table-cell office:value-type="string">
            <text:p>DEU</text:p>
          </table:table-cell>
          <table:table-cell office:value-type="string">
            <text:p>Bremen</text:p>
          </table:table-cell>
          <table:table-cell office:value-type="string">
            <text:p>{"Population": 122735}</text:p>
          </table:table-cell>
        </table:table-row>
        <table:table-row>
          <table:table-cell office:value-type="float" office:value="3128">
            <text:p>3 128</text:p>
          </table:table-cell>
          <table:table-cell office:value-type="string">
            <text:p>Wolfsburg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21954}</text:p>
          </table:table-cell>
        </table:table-row>
        <table:table-row>
          <table:table-cell office:value-type="float" office:value="3129">
            <text:p>3 129</text:p>
          </table:table-cell>
          <table:table-cell office:value-type="string">
            <text:p>Bottrop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21097}</text:p>
          </table:table-cell>
        </table:table-row>
        <table:table-row>
          <table:table-cell office:value-type="float" office:value="3130">
            <text:p>3 130</text:p>
          </table:table-cell>
          <table:table-cell office:value-type="string">
            <text:p>Remscheid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20125}</text:p>
          </table:table-cell>
        </table:table-row>
        <table:table-row>
          <table:table-cell office:value-type="float" office:value="3131">
            <text:p>3 131</text:p>
          </table:table-cell>
          <table:table-cell office:value-type="string">
            <text:p>Heilbronn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119526}</text:p>
          </table:table-cell>
        </table:table-row>
        <table:table-row>
          <table:table-cell office:value-type="float" office:value="3132">
            <text:p>3 132</text:p>
          </table:table-cell>
          <table:table-cell office:value-type="string">
            <text:p>Pforzheim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117227}</text:p>
          </table:table-cell>
        </table:table-row>
        <table:table-row>
          <table:table-cell office:value-type="float" office:value="3133">
            <text:p>3 133</text:p>
          </table:table-cell>
          <table:table-cell office:value-type="string">
            <text:p>Offenbach am Main</text:p>
          </table:table-cell>
          <table:table-cell office:value-type="string">
            <text:p>DEU</text:p>
          </table:table-cell>
          <table:table-cell office:value-type="string">
            <text:p>Hessen</text:p>
          </table:table-cell>
          <table:table-cell office:value-type="string">
            <text:p>{"Population": 116627}</text:p>
          </table:table-cell>
        </table:table-row>
        <table:table-row>
          <table:table-cell office:value-type="float" office:value="3134">
            <text:p>3 134</text:p>
          </table:table-cell>
          <table:table-cell office:value-type="string">
            <text:p>Ulm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116103}</text:p>
          </table:table-cell>
        </table:table-row>
        <table:table-row>
          <table:table-cell office:value-type="float" office:value="3135">
            <text:p>3 135</text:p>
          </table:table-cell>
          <table:table-cell office:value-type="string">
            <text:p>Ingolstadt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14826}</text:p>
          </table:table-cell>
        </table:table-row>
        <table:table-row>
          <table:table-cell office:value-type="float" office:value="3136">
            <text:p>3 136</text:p>
          </table:table-cell>
          <table:table-cell office:value-type="string">
            <text:p>Gera</text:p>
          </table:table-cell>
          <table:table-cell office:value-type="string">
            <text:p>DEU</text:p>
          </table:table-cell>
          <table:table-cell office:value-type="string">
            <text:p>Thüringen</text:p>
          </table:table-cell>
          <table:table-cell office:value-type="string">
            <text:p>{"Population": 114718}</text:p>
          </table:table-cell>
        </table:table-row>
        <table:table-row>
          <table:table-cell office:value-type="float" office:value="3137">
            <text:p>3 137</text:p>
          </table:table-cell>
          <table:table-cell office:value-type="string">
            <text:p>Salzgitter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12934}</text:p>
          </table:table-cell>
        </table:table-row>
        <table:table-row>
          <table:table-cell office:value-type="float" office:value="3138">
            <text:p>3 138</text:p>
          </table:table-cell>
          <table:table-cell office:value-type="string">
            <text:p>Cottbus</text:p>
          </table:table-cell>
          <table:table-cell office:value-type="string">
            <text:p>DEU</text:p>
          </table:table-cell>
          <table:table-cell office:value-type="string">
            <text:p>Brandenburg</text:p>
          </table:table-cell>
          <table:table-cell office:value-type="string">
            <text:p>{"Population": 110894}</text:p>
          </table:table-cell>
        </table:table-row>
        <table:table-row>
          <table:table-cell office:value-type="float" office:value="3139">
            <text:p>3 139</text:p>
          </table:table-cell>
          <table:table-cell office:value-type="string">
            <text:p>Reutlingen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110343}</text:p>
          </table:table-cell>
        </table:table-row>
        <table:table-row>
          <table:table-cell office:value-type="float" office:value="3140">
            <text:p>3 140</text:p>
          </table:table-cell>
          <table:table-cell office:value-type="string">
            <text:p>Fürth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09771}</text:p>
          </table:table-cell>
        </table:table-row>
        <table:table-row>
          <table:table-cell office:value-type="float" office:value="3141">
            <text:p>3 141</text:p>
          </table:table-cell>
          <table:table-cell office:value-type="string">
            <text:p>Sieg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09225}</text:p>
          </table:table-cell>
        </table:table-row>
        <table:table-row>
          <table:table-cell office:value-type="float" office:value="3142">
            <text:p>3 142</text:p>
          </table:table-cell>
          <table:table-cell office:value-type="string">
            <text:p>Koblenz</text:p>
          </table:table-cell>
          <table:table-cell office:value-type="string">
            <text:p>DEU</text:p>
          </table:table-cell>
          <table:table-cell office:value-type="string">
            <text:p>Rheinland-Pfalz</text:p>
          </table:table-cell>
          <table:table-cell office:value-type="string">
            <text:p>{"Population": 108003}</text:p>
          </table:table-cell>
        </table:table-row>
        <table:table-row>
          <table:table-cell office:value-type="float" office:value="3143">
            <text:p>3 143</text:p>
          </table:table-cell>
          <table:table-cell office:value-type="string">
            <text:p>Moers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06837}</text:p>
          </table:table-cell>
        </table:table-row>
        <table:table-row>
          <table:table-cell office:value-type="float" office:value="3144">
            <text:p>3 144</text:p>
          </table:table-cell>
          <table:table-cell office:value-type="string">
            <text:p>Bergisch Gladbach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06150}</text:p>
          </table:table-cell>
        </table:table-row>
        <table:table-row>
          <table:table-cell office:value-type="float" office:value="3145">
            <text:p>3 145</text:p>
          </table:table-cell>
          <table:table-cell office:value-type="string">
            <text:p>Zwickau</text:p>
          </table:table-cell>
          <table:table-cell office:value-type="string">
            <text:p>DEU</text:p>
          </table:table-cell>
          <table:table-cell office:value-type="string">
            <text:p>Saksi</text:p>
          </table:table-cell>
          <table:table-cell office:value-type="string">
            <text:p>{"Population": 104146}</text:p>
          </table:table-cell>
        </table:table-row>
        <table:table-row>
          <table:table-cell office:value-type="float" office:value="3146">
            <text:p>3 146</text:p>
          </table:table-cell>
          <table:table-cell office:value-type="string">
            <text:p>Hildesheim</text:p>
          </table:table-cell>
          <table:table-cell office:value-type="string">
            <text:p>DEU</text:p>
          </table:table-cell>
          <table:table-cell office:value-type="string">
            <text:p>Niedersachsen</text:p>
          </table:table-cell>
          <table:table-cell office:value-type="string">
            <text:p>{"Population": 104013}</text:p>
          </table:table-cell>
        </table:table-row>
        <table:table-row>
          <table:table-cell office:value-type="float" office:value="3147">
            <text:p>3 147</text:p>
          </table:table-cell>
          <table:table-cell office:value-type="string">
            <text:p>Witt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103384}</text:p>
          </table:table-cell>
        </table:table-row>
        <table:table-row>
          <table:table-cell office:value-type="float" office:value="3148">
            <text:p>3 148</text:p>
          </table:table-cell>
          <table:table-cell office:value-type="string">
            <text:p>Schwerin</text:p>
          </table:table-cell>
          <table:table-cell office:value-type="string">
            <text:p>DEU</text:p>
          </table:table-cell>
          <table:table-cell office:value-type="string">
            <text:p>Mecklenburg-Vorpomme</text:p>
          </table:table-cell>
          <table:table-cell office:value-type="string">
            <text:p>{"Population": 102878}</text:p>
          </table:table-cell>
        </table:table-row>
        <table:table-row>
          <table:table-cell office:value-type="float" office:value="3149">
            <text:p>3 149</text:p>
          </table:table-cell>
          <table:table-cell office:value-type="string">
            <text:p>Erlangen</text:p>
          </table:table-cell>
          <table:table-cell office:value-type="string">
            <text:p>DEU</text:p>
          </table:table-cell>
          <table:table-cell office:value-type="string">
            <text:p>Baijeri</text:p>
          </table:table-cell>
          <table:table-cell office:value-type="string">
            <text:p>{"Population": 100750}</text:p>
          </table:table-cell>
        </table:table-row>
        <table:table-row>
          <table:table-cell office:value-type="float" office:value="3150">
            <text:p>3 150</text:p>
          </table:table-cell>
          <table:table-cell office:value-type="string">
            <text:p>Kaiserslautern</text:p>
          </table:table-cell>
          <table:table-cell office:value-type="string">
            <text:p>DEU</text:p>
          </table:table-cell>
          <table:table-cell office:value-type="string">
            <text:p>Rheinland-Pfalz</text:p>
          </table:table-cell>
          <table:table-cell office:value-type="string">
            <text:p>{"Population": 100025}</text:p>
          </table:table-cell>
        </table:table-row>
        <table:table-row>
          <table:table-cell office:value-type="float" office:value="3151">
            <text:p>3 151</text:p>
          </table:table-cell>
          <table:table-cell office:value-type="string">
            <text:p>Trier</text:p>
          </table:table-cell>
          <table:table-cell office:value-type="string">
            <text:p>DEU</text:p>
          </table:table-cell>
          <table:table-cell office:value-type="string">
            <text:p>Rheinland-Pfalz</text:p>
          </table:table-cell>
          <table:table-cell office:value-type="string">
            <text:p>{"Population": 99891}</text:p>
          </table:table-cell>
        </table:table-row>
        <table:table-row>
          <table:table-cell office:value-type="float" office:value="3152">
            <text:p>3 152</text:p>
          </table:table-cell>
          <table:table-cell office:value-type="string">
            <text:p>Jena</text:p>
          </table:table-cell>
          <table:table-cell office:value-type="string">
            <text:p>DEU</text:p>
          </table:table-cell>
          <table:table-cell office:value-type="string">
            <text:p>Thüringen</text:p>
          </table:table-cell>
          <table:table-cell office:value-type="string">
            <text:p>{"Population": 99779}</text:p>
          </table:table-cell>
        </table:table-row>
        <table:table-row>
          <table:table-cell office:value-type="float" office:value="3153">
            <text:p>3 153</text:p>
          </table:table-cell>
          <table:table-cell office:value-type="string">
            <text:p>Iserloh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9474}</text:p>
          </table:table-cell>
        </table:table-row>
        <table:table-row>
          <table:table-cell office:value-type="float" office:value="3154">
            <text:p>3 154</text:p>
          </table:table-cell>
          <table:table-cell office:value-type="string">
            <text:p>Gütersloh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5028}</text:p>
          </table:table-cell>
        </table:table-row>
        <table:table-row>
          <table:table-cell office:value-type="float" office:value="3155">
            <text:p>3 155</text:p>
          </table:table-cell>
          <table:table-cell office:value-type="string">
            <text:p>Marl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3735}</text:p>
          </table:table-cell>
        </table:table-row>
        <table:table-row>
          <table:table-cell office:value-type="float" office:value="3156">
            <text:p>3 156</text:p>
          </table:table-cell>
          <table:table-cell office:value-type="string">
            <text:p>Lün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2044}</text:p>
          </table:table-cell>
        </table:table-row>
        <table:table-row>
          <table:table-cell office:value-type="float" office:value="3157">
            <text:p>3 157</text:p>
          </table:table-cell>
          <table:table-cell office:value-type="string">
            <text:p>Dür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1092}</text:p>
          </table:table-cell>
        </table:table-row>
        <table:table-row>
          <table:table-cell office:value-type="float" office:value="3158">
            <text:p>3 158</text:p>
          </table:table-cell>
          <table:table-cell office:value-type="string">
            <text:p>Ratingen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90951}</text:p>
          </table:table-cell>
        </table:table-row>
        <table:table-row>
          <table:table-cell office:value-type="float" office:value="3159">
            <text:p>3 159</text:p>
          </table:table-cell>
          <table:table-cell office:value-type="string">
            <text:p>Velbert</text:p>
          </table:table-cell>
          <table:table-cell office:value-type="string">
            <text:p>DEU</text:p>
          </table:table-cell>
          <table:table-cell office:value-type="string">
            <text:p>Nordrhein-Westfalen</text:p>
          </table:table-cell>
          <table:table-cell office:value-type="string">
            <text:p>{"Population": 89881}</text:p>
          </table:table-cell>
        </table:table-row>
        <table:table-row>
          <table:table-cell office:value-type="float" office:value="3160">
            <text:p>3 160</text:p>
          </table:table-cell>
          <table:table-cell office:value-type="string">
            <text:p>Esslingen am Neckar</text:p>
          </table:table-cell>
          <table:table-cell office:value-type="string">
            <text:p>DEU</text:p>
          </table:table-cell>
          <table:table-cell office:value-type="string">
            <text:p>Baden-Württemberg</text:p>
          </table:table-cell>
          <table:table-cell office:value-type="string">
            <text:p>{"Population": 89667}</text:p>
          </table:table-cell>
        </table:table-row>
        <table:table-row>
          <table:table-cell office:value-type="float" office:value="3161">
            <text:p>3 161</text:p>
          </table:table-cell>
          <table:table-cell office:value-type="string">
            <text:p>Honiara</text:p>
          </table:table-cell>
          <table:table-cell office:value-type="string">
            <text:p>SLB</text:p>
          </table:table-cell>
          <table:table-cell office:value-type="string">
            <text:p>Honiara</text:p>
          </table:table-cell>
          <table:table-cell office:value-type="string">
            <text:p>{"Population": 50100}</text:p>
          </table:table-cell>
        </table:table-row>
        <table:table-row>
          <table:table-cell office:value-type="float" office:value="3162">
            <text:p>3 162</text:p>
          </table:table-cell>
          <table:table-cell office:value-type="string">
            <text:p>Lusaka</text:p>
          </table:table-cell>
          <table:table-cell office:value-type="string">
            <text:p>ZMB</text:p>
          </table:table-cell>
          <table:table-cell office:value-type="string">
            <text:p>Lusaka</text:p>
          </table:table-cell>
          <table:table-cell office:value-type="string">
            <text:p>{"Population": 1317000}</text:p>
          </table:table-cell>
        </table:table-row>
        <table:table-row>
          <table:table-cell office:value-type="float" office:value="3163">
            <text:p>3 163</text:p>
          </table:table-cell>
          <table:table-cell office:value-type="string">
            <text:p>Ndola</text:p>
          </table:table-cell>
          <table:table-cell office:value-type="string">
            <text:p>ZMB</text:p>
          </table:table-cell>
          <table:table-cell office:value-type="string">
            <text:p>Copperbelt</text:p>
          </table:table-cell>
          <table:table-cell office:value-type="string">
            <text:p>{"Population": 329200}</text:p>
          </table:table-cell>
        </table:table-row>
        <table:table-row>
          <table:table-cell office:value-type="float" office:value="3164">
            <text:p>3 164</text:p>
          </table:table-cell>
          <table:table-cell office:value-type="string">
            <text:p>Kitwe</text:p>
          </table:table-cell>
          <table:table-cell office:value-type="string">
            <text:p>ZMB</text:p>
          </table:table-cell>
          <table:table-cell office:value-type="string">
            <text:p>Copperbelt</text:p>
          </table:table-cell>
          <table:table-cell office:value-type="string">
            <text:p>{"Population": 288600}</text:p>
          </table:table-cell>
        </table:table-row>
        <table:table-row>
          <table:table-cell office:value-type="float" office:value="3165">
            <text:p>3 165</text:p>
          </table:table-cell>
          <table:table-cell office:value-type="string">
            <text:p>Kabwe</text:p>
          </table:table-cell>
          <table:table-cell office:value-type="string">
            <text:p>ZMB</text:p>
          </table:table-cell>
          <table:table-cell office:value-type="string">
            <text:p>Central</text:p>
          </table:table-cell>
          <table:table-cell office:value-type="string">
            <text:p>{"Population": 154300}</text:p>
          </table:table-cell>
        </table:table-row>
        <table:table-row>
          <table:table-cell office:value-type="float" office:value="3166">
            <text:p>3 166</text:p>
          </table:table-cell>
          <table:table-cell office:value-type="string">
            <text:p>Chingola</text:p>
          </table:table-cell>
          <table:table-cell office:value-type="string">
            <text:p>ZMB</text:p>
          </table:table-cell>
          <table:table-cell office:value-type="string">
            <text:p>Copperbelt</text:p>
          </table:table-cell>
          <table:table-cell office:value-type="string">
            <text:p>{"Population": 142400}</text:p>
          </table:table-cell>
        </table:table-row>
        <table:table-row>
          <table:table-cell office:value-type="float" office:value="3167">
            <text:p>3 167</text:p>
          </table:table-cell>
          <table:table-cell office:value-type="string">
            <text:p>Mufulira</text:p>
          </table:table-cell>
          <table:table-cell office:value-type="string">
            <text:p>ZMB</text:p>
          </table:table-cell>
          <table:table-cell office:value-type="string">
            <text:p>Copperbelt</text:p>
          </table:table-cell>
          <table:table-cell office:value-type="string">
            <text:p>{"Population": 123900}</text:p>
          </table:table-cell>
        </table:table-row>
        <table:table-row>
          <table:table-cell office:value-type="float" office:value="3168">
            <text:p>3 168</text:p>
          </table:table-cell>
          <table:table-cell office:value-type="string">
            <text:p>Luanshya</text:p>
          </table:table-cell>
          <table:table-cell office:value-type="string">
            <text:p>ZMB</text:p>
          </table:table-cell>
          <table:table-cell office:value-type="string">
            <text:p>Copperbelt</text:p>
          </table:table-cell>
          <table:table-cell office:value-type="string">
            <text:p>{"Population": 118100}</text:p>
          </table:table-cell>
        </table:table-row>
        <table:table-row>
          <table:table-cell office:value-type="float" office:value="3169">
            <text:p>3 169</text:p>
          </table:table-cell>
          <table:table-cell office:value-type="string">
            <text:p>Apia</text:p>
          </table:table-cell>
          <table:table-cell office:value-type="string">
            <text:p>WSM</text:p>
          </table:table-cell>
          <table:table-cell office:value-type="string">
            <text:p>Upolu</text:p>
          </table:table-cell>
          <table:table-cell office:value-type="string">
            <text:p>{"Population": 35900}</text:p>
          </table:table-cell>
        </table:table-row>
        <table:table-row>
          <table:table-cell office:value-type="float" office:value="3170">
            <text:p>3 170</text:p>
          </table:table-cell>
          <table:table-cell office:value-type="string">
            <text:p>Serravalle</text:p>
          </table:table-cell>
          <table:table-cell office:value-type="string">
            <text:p>SMR</text:p>
          </table:table-cell>
          <table:table-cell office:value-type="string">
            <text:p>Serravalle/Dogano</text:p>
          </table:table-cell>
          <table:table-cell office:value-type="string">
            <text:p>{"Population": 4802}</text:p>
          </table:table-cell>
        </table:table-row>
        <table:table-row>
          <table:table-cell office:value-type="float" office:value="3171">
            <text:p>3 171</text:p>
          </table:table-cell>
          <table:table-cell office:value-type="string">
            <text:p>San Marino</text:p>
          </table:table-cell>
          <table:table-cell office:value-type="string">
            <text:p>SMR</text:p>
          </table:table-cell>
          <table:table-cell office:value-type="string">
            <text:p>San Marino</text:p>
          </table:table-cell>
          <table:table-cell office:value-type="string">
            <text:p>{"Population": 2294}</text:p>
          </table:table-cell>
        </table:table-row>
        <table:table-row>
          <table:table-cell office:value-type="float" office:value="3172">
            <text:p>3 172</text:p>
          </table:table-cell>
          <table:table-cell office:value-type="string">
            <text:p>São Tomé</text:p>
          </table:table-cell>
          <table:table-cell office:value-type="string">
            <text:p>STP</text:p>
          </table:table-cell>
          <table:table-cell office:value-type="string">
            <text:p>Aqua Grande</text:p>
          </table:table-cell>
          <table:table-cell office:value-type="string">
            <text:p>{"Population": 49541}</text:p>
          </table:table-cell>
        </table:table-row>
        <table:table-row>
          <table:table-cell office:value-type="float" office:value="3173">
            <text:p>3 173</text:p>
          </table:table-cell>
          <table:table-cell office:value-type="string">
            <text:p>Riyadh</text:p>
          </table:table-cell>
          <table:table-cell office:value-type="string">
            <text:p>SAU</text:p>
          </table:table-cell>
          <table:table-cell office:value-type="string">
            <text:p>Riyadh</text:p>
          </table:table-cell>
          <table:table-cell office:value-type="string">
            <text:p>{"Population": 3324000}</text:p>
          </table:table-cell>
        </table:table-row>
        <table:table-row>
          <table:table-cell office:value-type="float" office:value="3174">
            <text:p>3 174</text:p>
          </table:table-cell>
          <table:table-cell office:value-type="string">
            <text:p>Jedda</text:p>
          </table:table-cell>
          <table:table-cell office:value-type="string">
            <text:p>SAU</text:p>
          </table:table-cell>
          <table:table-cell office:value-type="string">
            <text:p>Mekka</text:p>
          </table:table-cell>
          <table:table-cell office:value-type="string">
            <text:p>{"Population": 2046300}</text:p>
          </table:table-cell>
        </table:table-row>
        <table:table-row>
          <table:table-cell office:value-type="float" office:value="3175">
            <text:p>3 175</text:p>
          </table:table-cell>
          <table:table-cell office:value-type="string">
            <text:p>Mekka</text:p>
          </table:table-cell>
          <table:table-cell office:value-type="string">
            <text:p>SAU</text:p>
          </table:table-cell>
          <table:table-cell office:value-type="string">
            <text:p>Mekka</text:p>
          </table:table-cell>
          <table:table-cell office:value-type="string">
            <text:p>{"Population": 965700}</text:p>
          </table:table-cell>
        </table:table-row>
        <table:table-row>
          <table:table-cell office:value-type="float" office:value="3176">
            <text:p>3 176</text:p>
          </table:table-cell>
          <table:table-cell office:value-type="string">
            <text:p>Medina</text:p>
          </table:table-cell>
          <table:table-cell office:value-type="string">
            <text:p>SAU</text:p>
          </table:table-cell>
          <table:table-cell office:value-type="string">
            <text:p>Medina</text:p>
          </table:table-cell>
          <table:table-cell office:value-type="string">
            <text:p>{"Population": 608300}</text:p>
          </table:table-cell>
        </table:table-row>
        <table:table-row>
          <table:table-cell office:value-type="float" office:value="3177">
            <text:p>3 177</text:p>
          </table:table-cell>
          <table:table-cell office:value-type="string">
            <text:p>al-Dammam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482300}</text:p>
          </table:table-cell>
        </table:table-row>
        <table:table-row>
          <table:table-cell office:value-type="float" office:value="3178">
            <text:p>3 178</text:p>
          </table:table-cell>
          <table:table-cell office:value-type="string">
            <text:p>al-Taif</text:p>
          </table:table-cell>
          <table:table-cell office:value-type="string">
            <text:p>SAU</text:p>
          </table:table-cell>
          <table:table-cell office:value-type="string">
            <text:p>Mekka</text:p>
          </table:table-cell>
          <table:table-cell office:value-type="string">
            <text:p>{"Population": 416100}</text:p>
          </table:table-cell>
        </table:table-row>
        <table:table-row>
          <table:table-cell office:value-type="float" office:value="3179">
            <text:p>3 179</text:p>
          </table:table-cell>
          <table:table-cell office:value-type="string">
            <text:p>Tabuk</text:p>
          </table:table-cell>
          <table:table-cell office:value-type="string">
            <text:p>SAU</text:p>
          </table:table-cell>
          <table:table-cell office:value-type="string">
            <text:p>Tabuk</text:p>
          </table:table-cell>
          <table:table-cell office:value-type="string">
            <text:p>{"Population": 292600}</text:p>
          </table:table-cell>
        </table:table-row>
        <table:table-row>
          <table:table-cell office:value-type="float" office:value="3180">
            <text:p>3 180</text:p>
          </table:table-cell>
          <table:table-cell office:value-type="string">
            <text:p>Burayda</text:p>
          </table:table-cell>
          <table:table-cell office:value-type="string">
            <text:p>SAU</text:p>
          </table:table-cell>
          <table:table-cell office:value-type="string">
            <text:p>al-Qasim</text:p>
          </table:table-cell>
          <table:table-cell office:value-type="string">
            <text:p>{"Population": 248600}</text:p>
          </table:table-cell>
        </table:table-row>
        <table:table-row>
          <table:table-cell office:value-type="float" office:value="3181">
            <text:p>3 181</text:p>
          </table:table-cell>
          <table:table-cell office:value-type="string">
            <text:p>al-Hufuf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225800}</text:p>
          </table:table-cell>
        </table:table-row>
        <table:table-row>
          <table:table-cell office:value-type="float" office:value="3182">
            <text:p>3 182</text:p>
          </table:table-cell>
          <table:table-cell office:value-type="string">
            <text:p>al-Mubarraz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219100}</text:p>
          </table:table-cell>
        </table:table-row>
        <table:table-row>
          <table:table-cell office:value-type="float" office:value="3183">
            <text:p>3 183</text:p>
          </table:table-cell>
          <table:table-cell office:value-type="string">
            <text:p>Khamis Mushayt</text:p>
          </table:table-cell>
          <table:table-cell office:value-type="string">
            <text:p>SAU</text:p>
          </table:table-cell>
          <table:table-cell office:value-type="string">
            <text:p>Asir</text:p>
          </table:table-cell>
          <table:table-cell office:value-type="string">
            <text:p>{"Population": 217900}</text:p>
          </table:table-cell>
        </table:table-row>
        <table:table-row>
          <table:table-cell office:value-type="float" office:value="3184">
            <text:p>3 184</text:p>
          </table:table-cell>
          <table:table-cell office:value-type="string">
            <text:p>Hail</text:p>
          </table:table-cell>
          <table:table-cell office:value-type="string">
            <text:p>SAU</text:p>
          </table:table-cell>
          <table:table-cell office:value-type="string">
            <text:p>Hail</text:p>
          </table:table-cell>
          <table:table-cell office:value-type="string">
            <text:p>{"Population": 176800}</text:p>
          </table:table-cell>
        </table:table-row>
        <table:table-row>
          <table:table-cell office:value-type="float" office:value="3185">
            <text:p>3 185</text:p>
          </table:table-cell>
          <table:table-cell office:value-type="string">
            <text:p>al-Kharj</text:p>
          </table:table-cell>
          <table:table-cell office:value-type="string">
            <text:p>SAU</text:p>
          </table:table-cell>
          <table:table-cell office:value-type="string">
            <text:p>Riad</text:p>
          </table:table-cell>
          <table:table-cell office:value-type="string">
            <text:p>{"Population": 152100}</text:p>
          </table:table-cell>
        </table:table-row>
        <table:table-row>
          <table:table-cell office:value-type="float" office:value="3186">
            <text:p>3 186</text:p>
          </table:table-cell>
          <table:table-cell office:value-type="string">
            <text:p>al-Khubar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141700}</text:p>
          </table:table-cell>
        </table:table-row>
        <table:table-row>
          <table:table-cell office:value-type="float" office:value="3187">
            <text:p>3 187</text:p>
          </table:table-cell>
          <table:table-cell office:value-type="string">
            <text:p>Jubayl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140800}</text:p>
          </table:table-cell>
        </table:table-row>
        <table:table-row>
          <table:table-cell office:value-type="float" office:value="3188">
            <text:p>3 188</text:p>
          </table:table-cell>
          <table:table-cell office:value-type="string">
            <text:p>Hafar al-Batin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137800}</text:p>
          </table:table-cell>
        </table:table-row>
        <table:table-row>
          <table:table-cell office:value-type="float" office:value="3189">
            <text:p>3 189</text:p>
          </table:table-cell>
          <table:table-cell office:value-type="string">
            <text:p>al-Tuqba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125700}</text:p>
          </table:table-cell>
        </table:table-row>
        <table:table-row>
          <table:table-cell office:value-type="float" office:value="3190">
            <text:p>3 190</text:p>
          </table:table-cell>
          <table:table-cell office:value-type="string">
            <text:p>Yanbu</text:p>
          </table:table-cell>
          <table:table-cell office:value-type="string">
            <text:p>SAU</text:p>
          </table:table-cell>
          <table:table-cell office:value-type="string">
            <text:p>Medina</text:p>
          </table:table-cell>
          <table:table-cell office:value-type="string">
            <text:p>{"Population": 119800}</text:p>
          </table:table-cell>
        </table:table-row>
        <table:table-row>
          <table:table-cell office:value-type="float" office:value="3191">
            <text:p>3 191</text:p>
          </table:table-cell>
          <table:table-cell office:value-type="string">
            <text:p>Abha</text:p>
          </table:table-cell>
          <table:table-cell office:value-type="string">
            <text:p>SAU</text:p>
          </table:table-cell>
          <table:table-cell office:value-type="string">
            <text:p>Asir</text:p>
          </table:table-cell>
          <table:table-cell office:value-type="string">
            <text:p>{"Population": 112300}</text:p>
          </table:table-cell>
        </table:table-row>
        <table:table-row>
          <table:table-cell office:value-type="float" office:value="3192">
            <text:p>3 192</text:p>
          </table:table-cell>
          <table:table-cell office:value-type="string">
            <text:p>Ara´ar</text:p>
          </table:table-cell>
          <table:table-cell office:value-type="string">
            <text:p>SAU</text:p>
          </table:table-cell>
          <table:table-cell office:value-type="string">
            <text:p>al-Khudud al-Samaliy</text:p>
          </table:table-cell>
          <table:table-cell office:value-type="string">
            <text:p>{"Population": 108100}</text:p>
          </table:table-cell>
        </table:table-row>
        <table:table-row>
          <table:table-cell office:value-type="float" office:value="3193">
            <text:p>3 193</text:p>
          </table:table-cell>
          <table:table-cell office:value-type="string">
            <text:p>al-Qatif</text:p>
          </table:table-cell>
          <table:table-cell office:value-type="string">
            <text:p>SAU</text:p>
          </table:table-cell>
          <table:table-cell office:value-type="string">
            <text:p>al-Sharqiya</text:p>
          </table:table-cell>
          <table:table-cell office:value-type="string">
            <text:p>{"Population": 98900}</text:p>
          </table:table-cell>
        </table:table-row>
        <table:table-row>
          <table:table-cell office:value-type="float" office:value="3194">
            <text:p>3 194</text:p>
          </table:table-cell>
          <table:table-cell office:value-type="string">
            <text:p>al-Hawiya</text:p>
          </table:table-cell>
          <table:table-cell office:value-type="string">
            <text:p>SAU</text:p>
          </table:table-cell>
          <table:table-cell office:value-type="string">
            <text:p>Mekka</text:p>
          </table:table-cell>
          <table:table-cell office:value-type="string">
            <text:p>{"Population": 93900}</text:p>
          </table:table-cell>
        </table:table-row>
        <table:table-row>
          <table:table-cell office:value-type="float" office:value="3195">
            <text:p>3 195</text:p>
          </table:table-cell>
          <table:table-cell office:value-type="string">
            <text:p>Unayza</text:p>
          </table:table-cell>
          <table:table-cell office:value-type="string">
            <text:p>SAU</text:p>
          </table:table-cell>
          <table:table-cell office:value-type="string">
            <text:p>Qasim</text:p>
          </table:table-cell>
          <table:table-cell office:value-type="string">
            <text:p>{"Population": 91100}</text:p>
          </table:table-cell>
        </table:table-row>
        <table:table-row>
          <table:table-cell office:value-type="float" office:value="3196">
            <text:p>3 196</text:p>
          </table:table-cell>
          <table:table-cell office:value-type="string">
            <text:p>Najran</text:p>
          </table:table-cell>
          <table:table-cell office:value-type="string">
            <text:p>SAU</text:p>
          </table:table-cell>
          <table:table-cell office:value-type="string">
            <text:p>Najran</text:p>
          </table:table-cell>
          <table:table-cell office:value-type="string">
            <text:p>{"Population": 91000}</text:p>
          </table:table-cell>
        </table:table-row>
        <table:table-row>
          <table:table-cell office:value-type="float" office:value="3197">
            <text:p>3 197</text:p>
          </table:table-cell>
          <table:table-cell office:value-type="string">
            <text:p>Pikine</text:p>
          </table:table-cell>
          <table:table-cell office:value-type="string">
            <text:p>SEN</text:p>
          </table:table-cell>
          <table:table-cell office:value-type="string">
            <text:p>Cap-Vert</text:p>
          </table:table-cell>
          <table:table-cell office:value-type="string">
            <text:p>{"Population": 855287}</text:p>
          </table:table-cell>
        </table:table-row>
        <table:table-row>
          <table:table-cell office:value-type="float" office:value="3198">
            <text:p>3 198</text:p>
          </table:table-cell>
          <table:table-cell office:value-type="string">
            <text:p>Dakar</text:p>
          </table:table-cell>
          <table:table-cell office:value-type="string">
            <text:p>SEN</text:p>
          </table:table-cell>
          <table:table-cell office:value-type="string">
            <text:p>Cap-Vert</text:p>
          </table:table-cell>
          <table:table-cell office:value-type="string">
            <text:p>{"Population": 785071}</text:p>
          </table:table-cell>
        </table:table-row>
        <table:table-row>
          <table:table-cell office:value-type="float" office:value="3199">
            <text:p>3 199</text:p>
          </table:table-cell>
          <table:table-cell office:value-type="string">
            <text:p>Thiès</text:p>
          </table:table-cell>
          <table:table-cell office:value-type="string">
            <text:p>SEN</text:p>
          </table:table-cell>
          <table:table-cell office:value-type="string">
            <text:p>Thiès</text:p>
          </table:table-cell>
          <table:table-cell office:value-type="string">
            <text:p>{"Population": 248000}</text:p>
          </table:table-cell>
        </table:table-row>
        <table:table-row>
          <table:table-cell office:value-type="float" office:value="3200">
            <text:p>3 200</text:p>
          </table:table-cell>
          <table:table-cell office:value-type="string">
            <text:p>Kaolack</text:p>
          </table:table-cell>
          <table:table-cell office:value-type="string">
            <text:p>SEN</text:p>
          </table:table-cell>
          <table:table-cell office:value-type="string">
            <text:p>Kaolack</text:p>
          </table:table-cell>
          <table:table-cell office:value-type="string">
            <text:p>{"Population": 199000}</text:p>
          </table:table-cell>
        </table:table-row>
        <table:table-row>
          <table:table-cell office:value-type="float" office:value="3201">
            <text:p>3 201</text:p>
          </table:table-cell>
          <table:table-cell office:value-type="string">
            <text:p>Ziguinchor</text:p>
          </table:table-cell>
          <table:table-cell office:value-type="string">
            <text:p>SEN</text:p>
          </table:table-cell>
          <table:table-cell office:value-type="string">
            <text:p>Ziguinchor</text:p>
          </table:table-cell>
          <table:table-cell office:value-type="string">
            <text:p>{"Population": 192000}</text:p>
          </table:table-cell>
        </table:table-row>
        <table:table-row>
          <table:table-cell office:value-type="float" office:value="3202">
            <text:p>3 202</text:p>
          </table:table-cell>
          <table:table-cell office:value-type="string">
            <text:p>Rufisque</text:p>
          </table:table-cell>
          <table:table-cell office:value-type="string">
            <text:p>SEN</text:p>
          </table:table-cell>
          <table:table-cell office:value-type="string">
            <text:p>Cap-Vert</text:p>
          </table:table-cell>
          <table:table-cell office:value-type="string">
            <text:p>{"Population": 150000}</text:p>
          </table:table-cell>
        </table:table-row>
        <table:table-row>
          <table:table-cell office:value-type="float" office:value="3203">
            <text:p>3 203</text:p>
          </table:table-cell>
          <table:table-cell office:value-type="string">
            <text:p>Saint-Louis</text:p>
          </table:table-cell>
          <table:table-cell office:value-type="string">
            <text:p>SEN</text:p>
          </table:table-cell>
          <table:table-cell office:value-type="string">
            <text:p>Saint-Louis</text:p>
          </table:table-cell>
          <table:table-cell office:value-type="string">
            <text:p>{"Population": 132400}</text:p>
          </table:table-cell>
        </table:table-row>
        <table:table-row>
          <table:table-cell office:value-type="float" office:value="3204">
            <text:p>3 204</text:p>
          </table:table-cell>
          <table:table-cell office:value-type="string">
            <text:p>Mbour</text:p>
          </table:table-cell>
          <table:table-cell office:value-type="string">
            <text:p>SEN</text:p>
          </table:table-cell>
          <table:table-cell office:value-type="string">
            <text:p>Thiès</text:p>
          </table:table-cell>
          <table:table-cell office:value-type="string">
            <text:p>{"Population": 109300}</text:p>
          </table:table-cell>
        </table:table-row>
        <table:table-row>
          <table:table-cell office:value-type="float" office:value="3205">
            <text:p>3 205</text:p>
          </table:table-cell>
          <table:table-cell office:value-type="string">
            <text:p>Diourbel</text:p>
          </table:table-cell>
          <table:table-cell office:value-type="string">
            <text:p>SEN</text:p>
          </table:table-cell>
          <table:table-cell office:value-type="string">
            <text:p>Diourbel</text:p>
          </table:table-cell>
          <table:table-cell office:value-type="string">
            <text:p>{"Population": 99400}</text:p>
          </table:table-cell>
        </table:table-row>
        <table:table-row>
          <table:table-cell office:value-type="float" office:value="3206">
            <text:p>3 206</text:p>
          </table:table-cell>
          <table:table-cell office:value-type="string">
            <text:p>Victoria</text:p>
          </table:table-cell>
          <table:table-cell office:value-type="string">
            <text:p>SYC</text:p>
          </table:table-cell>
          <table:table-cell office:value-type="string">
            <text:p>Mahé</text:p>
          </table:table-cell>
          <table:table-cell office:value-type="string">
            <text:p>{"Population": 41000}</text:p>
          </table:table-cell>
        </table:table-row>
        <table:table-row>
          <table:table-cell office:value-type="float" office:value="3207">
            <text:p>3 207</text:p>
          </table:table-cell>
          <table:table-cell office:value-type="string">
            <text:p>Freetown</text:p>
          </table:table-cell>
          <table:table-cell office:value-type="string">
            <text:p>SLE</text:p>
          </table:table-cell>
          <table:table-cell office:value-type="string">
            <text:p>Western</text:p>
          </table:table-cell>
          <table:table-cell office:value-type="string">
            <text:p>{"Population": 850000}</text:p>
          </table:table-cell>
        </table:table-row>
        <table:table-row>
          <table:table-cell office:value-type="float" office:value="3208">
            <text:p>3 208</text:p>
          </table:table-cell>
          <table:table-cell office:value-type="string">
            <text:p>Singapore</text:p>
          </table:table-cell>
          <table:table-cell office:value-type="string">
            <text:p>SGP</text:p>
          </table:table-cell>
          <table:table-cell office:value-type="string">
            <text:p></text:p>
          </table:table-cell>
          <table:table-cell office:value-type="string">
            <text:p>{"Population": 4017733}</text:p>
          </table:table-cell>
        </table:table-row>
        <table:table-row>
          <table:table-cell office:value-type="float" office:value="3209">
            <text:p>3 209</text:p>
          </table:table-cell>
          <table:table-cell office:value-type="string">
            <text:p>Bratislava</text:p>
          </table:table-cell>
          <table:table-cell office:value-type="string">
            <text:p>SVK</text:p>
          </table:table-cell>
          <table:table-cell office:value-type="string">
            <text:p>Bratislava</text:p>
          </table:table-cell>
          <table:table-cell office:value-type="string">
            <text:p>{"Population": 448292}</text:p>
          </table:table-cell>
        </table:table-row>
        <table:table-row>
          <table:table-cell office:value-type="float" office:value="3210">
            <text:p>3 210</text:p>
          </table:table-cell>
          <table:table-cell office:value-type="string">
            <text:p>Koice</text:p>
          </table:table-cell>
          <table:table-cell office:value-type="string">
            <text:p>SVK</text:p>
          </table:table-cell>
          <table:table-cell office:value-type="string">
            <text:p>Východné Slovensko</text:p>
          </table:table-cell>
          <table:table-cell office:value-type="string">
            <text:p>{"Population": 242024}</text:p>
          </table:table-cell>
        </table:table-row>
        <table:table-row>
          <table:table-cell office:value-type="float" office:value="3211">
            <text:p>3 211</text:p>
          </table:table-cell>
          <table:table-cell office:value-type="string">
            <text:p>Preov</text:p>
          </table:table-cell>
          <table:table-cell office:value-type="string">
            <text:p>SVK</text:p>
          </table:table-cell>
          <table:table-cell office:value-type="string">
            <text:p>Východné Slovensko</text:p>
          </table:table-cell>
          <table:table-cell office:value-type="string">
            <text:p>{"Population": 93977}</text:p>
          </table:table-cell>
        </table:table-row>
        <table:table-row>
          <table:table-cell office:value-type="float" office:value="3212">
            <text:p>3 212</text:p>
          </table:table-cell>
          <table:table-cell office:value-type="string">
            <text:p>Ljubljana</text:p>
          </table:table-cell>
          <table:table-cell office:value-type="string">
            <text:p>SVN</text:p>
          </table:table-cell>
          <table:table-cell office:value-type="string">
            <text:p>Osrednjeslovenska</text:p>
          </table:table-cell>
          <table:table-cell office:value-type="string">
            <text:p>{"Population": 270986}</text:p>
          </table:table-cell>
        </table:table-row>
        <table:table-row>
          <table:table-cell office:value-type="float" office:value="3213">
            <text:p>3 213</text:p>
          </table:table-cell>
          <table:table-cell office:value-type="string">
            <text:p>Maribor</text:p>
          </table:table-cell>
          <table:table-cell office:value-type="string">
            <text:p>SVN</text:p>
          </table:table-cell>
          <table:table-cell office:value-type="string">
            <text:p>Podravska</text:p>
          </table:table-cell>
          <table:table-cell office:value-type="string">
            <text:p>{"Population": 115532}</text:p>
          </table:table-cell>
        </table:table-row>
        <table:table-row>
          <table:table-cell office:value-type="float" office:value="3214">
            <text:p>3 214</text:p>
          </table:table-cell>
          <table:table-cell office:value-type="string">
            <text:p>Mogadishu</text:p>
          </table:table-cell>
          <table:table-cell office:value-type="string">
            <text:p>SOM</text:p>
          </table:table-cell>
          <table:table-cell office:value-type="string">
            <text:p>Banaadir</text:p>
          </table:table-cell>
          <table:table-cell office:value-type="string">
            <text:p>{"Population": 997000}</text:p>
          </table:table-cell>
        </table:table-row>
        <table:table-row>
          <table:table-cell office:value-type="float" office:value="3215">
            <text:p>3 215</text:p>
          </table:table-cell>
          <table:table-cell office:value-type="string">
            <text:p>Hargeysa</text:p>
          </table:table-cell>
          <table:table-cell office:value-type="string">
            <text:p>SOM</text:p>
          </table:table-cell>
          <table:table-cell office:value-type="string">
            <text:p>Woqooyi Galbeed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216">
            <text:p>3 216</text:p>
          </table:table-cell>
          <table:table-cell office:value-type="string">
            <text:p>Kismaayo</text:p>
          </table:table-cell>
          <table:table-cell office:value-type="string">
            <text:p>SOM</text:p>
          </table:table-cell>
          <table:table-cell office:value-type="string">
            <text:p>Jubbada Hoose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217">
            <text:p>3 217</text:p>
          </table:table-cell>
          <table:table-cell office:value-type="string">
            <text:p>Colombo</text:p>
          </table:table-cell>
          <table:table-cell office:value-type="string">
            <text:p>LKA</text:p>
          </table:table-cell>
          <table:table-cell office:value-type="string">
            <text:p>Western</text:p>
          </table:table-cell>
          <table:table-cell office:value-type="string">
            <text:p>{"Population": 645000}</text:p>
          </table:table-cell>
        </table:table-row>
        <table:table-row>
          <table:table-cell office:value-type="float" office:value="3218">
            <text:p>3 218</text:p>
          </table:table-cell>
          <table:table-cell office:value-type="string">
            <text:p>Dehiwala</text:p>
          </table:table-cell>
          <table:table-cell office:value-type="string">
            <text:p>LKA</text:p>
          </table:table-cell>
          <table:table-cell office:value-type="string">
            <text:p>Western</text:p>
          </table:table-cell>
          <table:table-cell office:value-type="string">
            <text:p>{"Population": 203000}</text:p>
          </table:table-cell>
        </table:table-row>
        <table:table-row>
          <table:table-cell office:value-type="float" office:value="3219">
            <text:p>3 219</text:p>
          </table:table-cell>
          <table:table-cell office:value-type="string">
            <text:p>Moratuwa</text:p>
          </table:table-cell>
          <table:table-cell office:value-type="string">
            <text:p>LKA</text:p>
          </table:table-cell>
          <table:table-cell office:value-type="string">
            <text:p>Western</text:p>
          </table:table-cell>
          <table:table-cell office:value-type="string">
            <text:p>{"Population": 190000}</text:p>
          </table:table-cell>
        </table:table-row>
        <table:table-row>
          <table:table-cell office:value-type="float" office:value="3220">
            <text:p>3 220</text:p>
          </table:table-cell>
          <table:table-cell office:value-type="string">
            <text:p>Jaffna</text:p>
          </table:table-cell>
          <table:table-cell office:value-type="string">
            <text:p>LKA</text:p>
          </table:table-cell>
          <table:table-cell office:value-type="string">
            <text:p>Northern</text:p>
          </table:table-cell>
          <table:table-cell office:value-type="string">
            <text:p>{"Population": 149000}</text:p>
          </table:table-cell>
        </table:table-row>
        <table:table-row>
          <table:table-cell office:value-type="float" office:value="3221">
            <text:p>3 221</text:p>
          </table:table-cell>
          <table:table-cell office:value-type="string">
            <text:p>Kandy</text:p>
          </table:table-cell>
          <table:table-cell office:value-type="string">
            <text:p>LKA</text:p>
          </table:table-cell>
          <table:table-cell office:value-type="string">
            <text:p>Central</text:p>
          </table:table-cell>
          <table:table-cell office:value-type="string">
            <text:p>{"Population": 140000}</text:p>
          </table:table-cell>
        </table:table-row>
        <table:table-row>
          <table:table-cell office:value-type="float" office:value="3222">
            <text:p>3 222</text:p>
          </table:table-cell>
          <table:table-cell office:value-type="string">
            <text:p>Sri Jayawardenepura Kotte</text:p>
          </table:table-cell>
          <table:table-cell office:value-type="string">
            <text:p>LKA</text:p>
          </table:table-cell>
          <table:table-cell office:value-type="string">
            <text:p>Western</text:p>
          </table:table-cell>
          <table:table-cell office:value-type="string">
            <text:p>{"Population": 118000}</text:p>
          </table:table-cell>
        </table:table-row>
        <table:table-row>
          <table:table-cell office:value-type="float" office:value="3223">
            <text:p>3 223</text:p>
          </table:table-cell>
          <table:table-cell office:value-type="string">
            <text:p>Negombo</text:p>
          </table:table-cell>
          <table:table-cell office:value-type="string">
            <text:p>LKA</text:p>
          </table:table-cell>
          <table:table-cell office:value-type="string">
            <text:p>Western</text:p>
          </table:table-cell>
          <table:table-cell office:value-type="string">
            <text:p>{"Population": 100000}</text:p>
          </table:table-cell>
        </table:table-row>
        <table:table-row>
          <table:table-cell office:value-type="float" office:value="3224">
            <text:p>3 224</text:p>
          </table:table-cell>
          <table:table-cell office:value-type="string">
            <text:p>Omdurman</text:p>
          </table:table-cell>
          <table:table-cell office:value-type="string">
            <text:p>SDN</text:p>
          </table:table-cell>
          <table:table-cell office:value-type="string">
            <text:p>Khartum</text:p>
          </table:table-cell>
          <table:table-cell office:value-type="string">
            <text:p>{"Population": 1271403}</text:p>
          </table:table-cell>
        </table:table-row>
        <table:table-row>
          <table:table-cell office:value-type="float" office:value="3225">
            <text:p>3 225</text:p>
          </table:table-cell>
          <table:table-cell office:value-type="string">
            <text:p>Khartum</text:p>
          </table:table-cell>
          <table:table-cell office:value-type="string">
            <text:p>SDN</text:p>
          </table:table-cell>
          <table:table-cell office:value-type="string">
            <text:p>Khartum</text:p>
          </table:table-cell>
          <table:table-cell office:value-type="string">
            <text:p>{"Population": 947483}</text:p>
          </table:table-cell>
        </table:table-row>
        <table:table-row>
          <table:table-cell office:value-type="float" office:value="3226">
            <text:p>3 226</text:p>
          </table:table-cell>
          <table:table-cell office:value-type="string">
            <text:p>Sharq al-Nil</text:p>
          </table:table-cell>
          <table:table-cell office:value-type="string">
            <text:p>SDN</text:p>
          </table:table-cell>
          <table:table-cell office:value-type="string">
            <text:p>Khartum</text:p>
          </table:table-cell>
          <table:table-cell office:value-type="string">
            <text:p>{"Population": 700887}</text:p>
          </table:table-cell>
        </table:table-row>
        <table:table-row>
          <table:table-cell office:value-type="float" office:value="3227">
            <text:p>3 227</text:p>
          </table:table-cell>
          <table:table-cell office:value-type="string">
            <text:p>Port Sudan</text:p>
          </table:table-cell>
          <table:table-cell office:value-type="string">
            <text:p>SDN</text:p>
          </table:table-cell>
          <table:table-cell office:value-type="string">
            <text:p>al-Bahr al-Ahmar</text:p>
          </table:table-cell>
          <table:table-cell office:value-type="string">
            <text:p>{"Population": 308195}</text:p>
          </table:table-cell>
        </table:table-row>
        <table:table-row>
          <table:table-cell office:value-type="float" office:value="3228">
            <text:p>3 228</text:p>
          </table:table-cell>
          <table:table-cell office:value-type="string">
            <text:p>Kassala</text:p>
          </table:table-cell>
          <table:table-cell office:value-type="string">
            <text:p>SDN</text:p>
          </table:table-cell>
          <table:table-cell office:value-type="string">
            <text:p>Kassala</text:p>
          </table:table-cell>
          <table:table-cell office:value-type="string">
            <text:p>{"Population": 234622}</text:p>
          </table:table-cell>
        </table:table-row>
        <table:table-row>
          <table:table-cell office:value-type="float" office:value="3229">
            <text:p>3 229</text:p>
          </table:table-cell>
          <table:table-cell office:value-type="string">
            <text:p>Obeid</text:p>
          </table:table-cell>
          <table:table-cell office:value-type="string">
            <text:p>SDN</text:p>
          </table:table-cell>
          <table:table-cell office:value-type="string">
            <text:p>Kurdufan al-Shamaliy</text:p>
          </table:table-cell>
          <table:table-cell office:value-type="string">
            <text:p>{"Population": 229425}</text:p>
          </table:table-cell>
        </table:table-row>
        <table:table-row>
          <table:table-cell office:value-type="float" office:value="3230">
            <text:p>3 230</text:p>
          </table:table-cell>
          <table:table-cell office:value-type="string">
            <text:p>Nyala</text:p>
          </table:table-cell>
          <table:table-cell office:value-type="string">
            <text:p>SDN</text:p>
          </table:table-cell>
          <table:table-cell office:value-type="string">
            <text:p>Darfur al-Janubiya</text:p>
          </table:table-cell>
          <table:table-cell office:value-type="string">
            <text:p>{"Population": 227183}</text:p>
          </table:table-cell>
        </table:table-row>
        <table:table-row>
          <table:table-cell office:value-type="float" office:value="3231">
            <text:p>3 231</text:p>
          </table:table-cell>
          <table:table-cell office:value-type="string">
            <text:p>Wad Madani</text:p>
          </table:table-cell>
          <table:table-cell office:value-type="string">
            <text:p>SDN</text:p>
          </table:table-cell>
          <table:table-cell office:value-type="string">
            <text:p>al-Jazira</text:p>
          </table:table-cell>
          <table:table-cell office:value-type="string">
            <text:p>{"Population": 211362}</text:p>
          </table:table-cell>
        </table:table-row>
        <table:table-row>
          <table:table-cell office:value-type="float" office:value="3232">
            <text:p>3 232</text:p>
          </table:table-cell>
          <table:table-cell office:value-type="string">
            <text:p>al-Qadarif</text:p>
          </table:table-cell>
          <table:table-cell office:value-type="string">
            <text:p>SDN</text:p>
          </table:table-cell>
          <table:table-cell office:value-type="string">
            <text:p>al-Qadarif</text:p>
          </table:table-cell>
          <table:table-cell office:value-type="string">
            <text:p>{"Population": 191164}</text:p>
          </table:table-cell>
        </table:table-row>
        <table:table-row>
          <table:table-cell office:value-type="float" office:value="3233">
            <text:p>3 233</text:p>
          </table:table-cell>
          <table:table-cell office:value-type="string">
            <text:p>Kusti</text:p>
          </table:table-cell>
          <table:table-cell office:value-type="string">
            <text:p>SDN</text:p>
          </table:table-cell>
          <table:table-cell office:value-type="string">
            <text:p>al-Bahr al-Abyad</text:p>
          </table:table-cell>
          <table:table-cell office:value-type="string">
            <text:p>{"Population": 173599}</text:p>
          </table:table-cell>
        </table:table-row>
        <table:table-row>
          <table:table-cell office:value-type="float" office:value="3234">
            <text:p>3 234</text:p>
          </table:table-cell>
          <table:table-cell office:value-type="string">
            <text:p>al-Fashir</text:p>
          </table:table-cell>
          <table:table-cell office:value-type="string">
            <text:p>SDN</text:p>
          </table:table-cell>
          <table:table-cell office:value-type="string">
            <text:p>Darfur al-Shamaliya</text:p>
          </table:table-cell>
          <table:table-cell office:value-type="string">
            <text:p>{"Population": 141884}</text:p>
          </table:table-cell>
        </table:table-row>
        <table:table-row>
          <table:table-cell office:value-type="float" office:value="3235">
            <text:p>3 235</text:p>
          </table:table-cell>
          <table:table-cell office:value-type="string">
            <text:p>Juba</text:p>
          </table:table-cell>
          <table:table-cell office:value-type="string">
            <text:p>SDN</text:p>
          </table:table-cell>
          <table:table-cell office:value-type="string">
            <text:p>Bahr al-Jabal</text:p>
          </table:table-cell>
          <table:table-cell office:value-type="string">
            <text:p>{"Population": 114980}</text:p>
          </table:table-cell>
        </table:table-row>
        <table:table-row>
          <table:table-cell office:value-type="float" office:value="3236">
            <text:p>3 236</text:p>
          </table:table-cell>
          <table:table-cell office:value-type="string">
            <text:p>Helsinki [Helsingfors]</text:p>
          </table:table-cell>
          <table:table-cell office:value-type="string">
            <text:p>FIN</text:p>
          </table:table-cell>
          <table:table-cell office:value-type="string">
            <text:p>Newmaa</text:p>
          </table:table-cell>
          <table:table-cell office:value-type="string">
            <text:p>{"Population": 555474}</text:p>
          </table:table-cell>
        </table:table-row>
        <table:table-row>
          <table:table-cell office:value-type="float" office:value="3237">
            <text:p>3 237</text:p>
          </table:table-cell>
          <table:table-cell office:value-type="string">
            <text:p>Espoo</text:p>
          </table:table-cell>
          <table:table-cell office:value-type="string">
            <text:p>FIN</text:p>
          </table:table-cell>
          <table:table-cell office:value-type="string">
            <text:p>Newmaa</text:p>
          </table:table-cell>
          <table:table-cell office:value-type="string">
            <text:p>{"Population": 213271}</text:p>
          </table:table-cell>
        </table:table-row>
        <table:table-row>
          <table:table-cell office:value-type="float" office:value="3238">
            <text:p>3 238</text:p>
          </table:table-cell>
          <table:table-cell office:value-type="string">
            <text:p>Tampere</text:p>
          </table:table-cell>
          <table:table-cell office:value-type="string">
            <text:p>FIN</text:p>
          </table:table-cell>
          <table:table-cell office:value-type="string">
            <text:p>Pirkanmaa</text:p>
          </table:table-cell>
          <table:table-cell office:value-type="string">
            <text:p>{"Population": 195468}</text:p>
          </table:table-cell>
        </table:table-row>
        <table:table-row>
          <table:table-cell office:value-type="float" office:value="3239">
            <text:p>3 239</text:p>
          </table:table-cell>
          <table:table-cell office:value-type="string">
            <text:p>Vantaa</text:p>
          </table:table-cell>
          <table:table-cell office:value-type="string">
            <text:p>FIN</text:p>
          </table:table-cell>
          <table:table-cell office:value-type="string">
            <text:p>Newmaa</text:p>
          </table:table-cell>
          <table:table-cell office:value-type="string">
            <text:p>{"Population": 178471}</text:p>
          </table:table-cell>
        </table:table-row>
        <table:table-row>
          <table:table-cell office:value-type="float" office:value="3240">
            <text:p>3 240</text:p>
          </table:table-cell>
          <table:table-cell office:value-type="string">
            <text:p>Turku [Åbo]</text:p>
          </table:table-cell>
          <table:table-cell office:value-type="string">
            <text:p>FIN</text:p>
          </table:table-cell>
          <table:table-cell office:value-type="string">
            <text:p>Varsinais-Suomi</text:p>
          </table:table-cell>
          <table:table-cell office:value-type="string">
            <text:p>{"Population": 172561}</text:p>
          </table:table-cell>
        </table:table-row>
        <table:table-row>
          <table:table-cell office:value-type="float" office:value="3241">
            <text:p>3 241</text:p>
          </table:table-cell>
          <table:table-cell office:value-type="string">
            <text:p>Oulu</text:p>
          </table:table-cell>
          <table:table-cell office:value-type="string">
            <text:p>FIN</text:p>
          </table:table-cell>
          <table:table-cell office:value-type="string">
            <text:p>Pohjois-Pohjanmaa</text:p>
          </table:table-cell>
          <table:table-cell office:value-type="string">
            <text:p>{"Population": 120753}</text:p>
          </table:table-cell>
        </table:table-row>
        <table:table-row>
          <table:table-cell office:value-type="float" office:value="3242">
            <text:p>3 242</text:p>
          </table:table-cell>
          <table:table-cell office:value-type="string">
            <text:p>Lahti</text:p>
          </table:table-cell>
          <table:table-cell office:value-type="string">
            <text:p>FIN</text:p>
          </table:table-cell>
          <table:table-cell office:value-type="string">
            <text:p>Päijät-Häme</text:p>
          </table:table-cell>
          <table:table-cell office:value-type="string">
            <text:p>{"Population": 96921}</text:p>
          </table:table-cell>
        </table:table-row>
        <table:table-row>
          <table:table-cell office:value-type="float" office:value="3243">
            <text:p>3 243</text:p>
          </table:table-cell>
          <table:table-cell office:value-type="string">
            <text:p>Paramaribo</text:p>
          </table:table-cell>
          <table:table-cell office:value-type="string">
            <text:p>SUR</text:p>
          </table:table-cell>
          <table:table-cell office:value-type="string">
            <text:p>Paramaribo</text:p>
          </table:table-cell>
          <table:table-cell office:value-type="string">
            <text:p>{"Population": 112000}</text:p>
          </table:table-cell>
        </table:table-row>
        <table:table-row>
          <table:table-cell office:value-type="float" office:value="3244">
            <text:p>3 244</text:p>
          </table:table-cell>
          <table:table-cell office:value-type="string">
            <text:p>Mbabane</text:p>
          </table:table-cell>
          <table:table-cell office:value-type="string">
            <text:p>SWZ</text:p>
          </table:table-cell>
          <table:table-cell office:value-type="string">
            <text:p>Hhohho</text:p>
          </table:table-cell>
          <table:table-cell office:value-type="string">
            <text:p>{"Population": 61000}</text:p>
          </table:table-cell>
        </table:table-row>
        <table:table-row>
          <table:table-cell office:value-type="float" office:value="3245">
            <text:p>3 245</text:p>
          </table:table-cell>
          <table:table-cell office:value-type="string">
            <text:p>Zürich</text:p>
          </table:table-cell>
          <table:table-cell office:value-type="string">
            <text:p>CHE</text:p>
          </table:table-cell>
          <table:table-cell office:value-type="string">
            <text:p>Zürich</text:p>
          </table:table-cell>
          <table:table-cell office:value-type="string">
            <text:p>{"Population": 336800}</text:p>
          </table:table-cell>
        </table:table-row>
        <table:table-row>
          <table:table-cell office:value-type="float" office:value="3246">
            <text:p>3 246</text:p>
          </table:table-cell>
          <table:table-cell office:value-type="string">
            <text:p>Geneve</text:p>
          </table:table-cell>
          <table:table-cell office:value-type="string">
            <text:p>CHE</text:p>
          </table:table-cell>
          <table:table-cell office:value-type="string">
            <text:p>Geneve</text:p>
          </table:table-cell>
          <table:table-cell office:value-type="string">
            <text:p>{"Population": 173500}</text:p>
          </table:table-cell>
        </table:table-row>
        <table:table-row>
          <table:table-cell office:value-type="float" office:value="3247">
            <text:p>3 247</text:p>
          </table:table-cell>
          <table:table-cell office:value-type="string">
            <text:p>Basel</text:p>
          </table:table-cell>
          <table:table-cell office:value-type="string">
            <text:p>CHE</text:p>
          </table:table-cell>
          <table:table-cell office:value-type="string">
            <text:p>Basel-Stadt</text:p>
          </table:table-cell>
          <table:table-cell office:value-type="string">
            <text:p>{"Population": 166700}</text:p>
          </table:table-cell>
        </table:table-row>
        <table:table-row>
          <table:table-cell office:value-type="float" office:value="3248">
            <text:p>3 248</text:p>
          </table:table-cell>
          <table:table-cell office:value-type="string">
            <text:p>Bern</text:p>
          </table:table-cell>
          <table:table-cell office:value-type="string">
            <text:p>CHE</text:p>
          </table:table-cell>
          <table:table-cell office:value-type="string">
            <text:p>Bern</text:p>
          </table:table-cell>
          <table:table-cell office:value-type="string">
            <text:p>{"Population": 122700}</text:p>
          </table:table-cell>
        </table:table-row>
        <table:table-row>
          <table:table-cell office:value-type="float" office:value="3249">
            <text:p>3 249</text:p>
          </table:table-cell>
          <table:table-cell office:value-type="string">
            <text:p>Lausanne</text:p>
          </table:table-cell>
          <table:table-cell office:value-type="string">
            <text:p>CHE</text:p>
          </table:table-cell>
          <table:table-cell office:value-type="string">
            <text:p>Vaud</text:p>
          </table:table-cell>
          <table:table-cell office:value-type="string">
            <text:p>{"Population": 114500}</text:p>
          </table:table-cell>
        </table:table-row>
        <table:table-row>
          <table:table-cell office:value-type="float" office:value="3250">
            <text:p>3 250</text:p>
          </table:table-cell>
          <table:table-cell office:value-type="string">
            <text:p>Damascus</text:p>
          </table:table-cell>
          <table:table-cell office:value-type="string">
            <text:p>SYR</text:p>
          </table:table-cell>
          <table:table-cell office:value-type="string">
            <text:p>Damascus</text:p>
          </table:table-cell>
          <table:table-cell office:value-type="string">
            <text:p>{"Population": 1347000}</text:p>
          </table:table-cell>
        </table:table-row>
        <table:table-row>
          <table:table-cell office:value-type="float" office:value="3251">
            <text:p>3 251</text:p>
          </table:table-cell>
          <table:table-cell office:value-type="string">
            <text:p>Aleppo</text:p>
          </table:table-cell>
          <table:table-cell office:value-type="string">
            <text:p>SYR</text:p>
          </table:table-cell>
          <table:table-cell office:value-type="string">
            <text:p>Aleppo</text:p>
          </table:table-cell>
          <table:table-cell office:value-type="string">
            <text:p>{"Population": 1261983}</text:p>
          </table:table-cell>
        </table:table-row>
        <table:table-row>
          <table:table-cell office:value-type="float" office:value="3252">
            <text:p>3 252</text:p>
          </table:table-cell>
          <table:table-cell office:value-type="string">
            <text:p>Hims</text:p>
          </table:table-cell>
          <table:table-cell office:value-type="string">
            <text:p>SYR</text:p>
          </table:table-cell>
          <table:table-cell office:value-type="string">
            <text:p>Hims</text:p>
          </table:table-cell>
          <table:table-cell office:value-type="string">
            <text:p>{"Population": 507404}</text:p>
          </table:table-cell>
        </table:table-row>
        <table:table-row>
          <table:table-cell office:value-type="float" office:value="3253">
            <text:p>3 253</text:p>
          </table:table-cell>
          <table:table-cell office:value-type="string">
            <text:p>Hama</text:p>
          </table:table-cell>
          <table:table-cell office:value-type="string">
            <text:p>SYR</text:p>
          </table:table-cell>
          <table:table-cell office:value-type="string">
            <text:p>Hama</text:p>
          </table:table-cell>
          <table:table-cell office:value-type="string">
            <text:p>{"Population": 343361}</text:p>
          </table:table-cell>
        </table:table-row>
        <table:table-row>
          <table:table-cell office:value-type="float" office:value="3254">
            <text:p>3 254</text:p>
          </table:table-cell>
          <table:table-cell office:value-type="string">
            <text:p>Latakia</text:p>
          </table:table-cell>
          <table:table-cell office:value-type="string">
            <text:p>SYR</text:p>
          </table:table-cell>
          <table:table-cell office:value-type="string">
            <text:p>Latakia</text:p>
          </table:table-cell>
          <table:table-cell office:value-type="string">
            <text:p>{"Population": 264563}</text:p>
          </table:table-cell>
        </table:table-row>
        <table:table-row>
          <table:table-cell office:value-type="float" office:value="3255">
            <text:p>3 255</text:p>
          </table:table-cell>
          <table:table-cell office:value-type="string">
            <text:p>al-Qamishliya</text:p>
          </table:table-cell>
          <table:table-cell office:value-type="string">
            <text:p>SYR</text:p>
          </table:table-cell>
          <table:table-cell office:value-type="string">
            <text:p>al-Hasaka</text:p>
          </table:table-cell>
          <table:table-cell office:value-type="string">
            <text:p>{"Population": 144286}</text:p>
          </table:table-cell>
        </table:table-row>
        <table:table-row>
          <table:table-cell office:value-type="float" office:value="3256">
            <text:p>3 256</text:p>
          </table:table-cell>
          <table:table-cell office:value-type="string">
            <text:p>Dayr al-Zawr</text:p>
          </table:table-cell>
          <table:table-cell office:value-type="string">
            <text:p>SYR</text:p>
          </table:table-cell>
          <table:table-cell office:value-type="string">
            <text:p>Dayr al-Zawr</text:p>
          </table:table-cell>
          <table:table-cell office:value-type="string">
            <text:p>{"Population": 140459}</text:p>
          </table:table-cell>
        </table:table-row>
        <table:table-row>
          <table:table-cell office:value-type="float" office:value="3257">
            <text:p>3 257</text:p>
          </table:table-cell>
          <table:table-cell office:value-type="string">
            <text:p>Jaramana</text:p>
          </table:table-cell>
          <table:table-cell office:value-type="string">
            <text:p>SYR</text:p>
          </table:table-cell>
          <table:table-cell office:value-type="string">
            <text:p>Damaskos</text:p>
          </table:table-cell>
          <table:table-cell office:value-type="string">
            <text:p>{"Population": 138469}</text:p>
          </table:table-cell>
        </table:table-row>
        <table:table-row>
          <table:table-cell office:value-type="float" office:value="3258">
            <text:p>3 258</text:p>
          </table:table-cell>
          <table:table-cell office:value-type="string">
            <text:p>Duma</text:p>
          </table:table-cell>
          <table:table-cell office:value-type="string">
            <text:p>SYR</text:p>
          </table:table-cell>
          <table:table-cell office:value-type="string">
            <text:p>Damaskos</text:p>
          </table:table-cell>
          <table:table-cell office:value-type="string">
            <text:p>{"Population": 131158}</text:p>
          </table:table-cell>
        </table:table-row>
        <table:table-row>
          <table:table-cell office:value-type="float" office:value="3259">
            <text:p>3 259</text:p>
          </table:table-cell>
          <table:table-cell office:value-type="string">
            <text:p>al-Raqqa</text:p>
          </table:table-cell>
          <table:table-cell office:value-type="string">
            <text:p>SYR</text:p>
          </table:table-cell>
          <table:table-cell office:value-type="string">
            <text:p>al-Raqqa</text:p>
          </table:table-cell>
          <table:table-cell office:value-type="string">
            <text:p>{"Population": 108020}</text:p>
          </table:table-cell>
        </table:table-row>
        <table:table-row>
          <table:table-cell office:value-type="float" office:value="3260">
            <text:p>3 260</text:p>
          </table:table-cell>
          <table:table-cell office:value-type="string">
            <text:p>Idlib</text:p>
          </table:table-cell>
          <table:table-cell office:value-type="string">
            <text:p>SYR</text:p>
          </table:table-cell>
          <table:table-cell office:value-type="string">
            <text:p>Idlib</text:p>
          </table:table-cell>
          <table:table-cell office:value-type="string">
            <text:p>{"Population": 91081}</text:p>
          </table:table-cell>
        </table:table-row>
        <table:table-row>
          <table:table-cell office:value-type="float" office:value="3261">
            <text:p>3 261</text:p>
          </table:table-cell>
          <table:table-cell office:value-type="string">
            <text:p>Dushanbe</text:p>
          </table:table-cell>
          <table:table-cell office:value-type="string">
            <text:p>TJK</text:p>
          </table:table-cell>
          <table:table-cell office:value-type="string">
            <text:p>Karotegin</text:p>
          </table:table-cell>
          <table:table-cell office:value-type="string">
            <text:p>{"Population": 524000}</text:p>
          </table:table-cell>
        </table:table-row>
        <table:table-row>
          <table:table-cell office:value-type="float" office:value="3262">
            <text:p>3 262</text:p>
          </table:table-cell>
          <table:table-cell office:value-type="string">
            <text:p>Khujand</text:p>
          </table:table-cell>
          <table:table-cell office:value-type="string">
            <text:p>TJK</text:p>
          </table:table-cell>
          <table:table-cell office:value-type="string">
            <text:p>Khujand</text:p>
          </table:table-cell>
          <table:table-cell office:value-type="string">
            <text:p>{"Population": 161500}</text:p>
          </table:table-cell>
        </table:table-row>
        <table:table-row>
          <table:table-cell office:value-type="float" office:value="3263">
            <text:p>3 263</text:p>
          </table:table-cell>
          <table:table-cell office:value-type="string">
            <text:p>Taipei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2641312}</text:p>
          </table:table-cell>
        </table:table-row>
        <table:table-row>
          <table:table-cell office:value-type="float" office:value="3264">
            <text:p>3 264</text:p>
          </table:table-cell>
          <table:table-cell office:value-type="string">
            <text:p>Kaohsiung</text:p>
          </table:table-cell>
          <table:table-cell office:value-type="string">
            <text:p>TWN</text:p>
          </table:table-cell>
          <table:table-cell office:value-type="string">
            <text:p>Kaohsiung</text:p>
          </table:table-cell>
          <table:table-cell office:value-type="string">
            <text:p>{"Population": 1475505}</text:p>
          </table:table-cell>
        </table:table-row>
        <table:table-row>
          <table:table-cell office:value-type="float" office:value="3265">
            <text:p>3 265</text:p>
          </table:table-cell>
          <table:table-cell office:value-type="string">
            <text:p>Taichung</text:p>
          </table:table-cell>
          <table:table-cell office:value-type="string">
            <text:p>TWN</text:p>
          </table:table-cell>
          <table:table-cell office:value-type="string">
            <text:p>Taichung</text:p>
          </table:table-cell>
          <table:table-cell office:value-type="string">
            <text:p>{"Population": 940589}</text:p>
          </table:table-cell>
        </table:table-row>
        <table:table-row>
          <table:table-cell office:value-type="float" office:value="3266">
            <text:p>3 266</text:p>
          </table:table-cell>
          <table:table-cell office:value-type="string">
            <text:p>Tainan</text:p>
          </table:table-cell>
          <table:table-cell office:value-type="string">
            <text:p>TWN</text:p>
          </table:table-cell>
          <table:table-cell office:value-type="string">
            <text:p>Tainan</text:p>
          </table:table-cell>
          <table:table-cell office:value-type="string">
            <text:p>{"Population": 728060}</text:p>
          </table:table-cell>
        </table:table-row>
        <table:table-row>
          <table:table-cell office:value-type="float" office:value="3267">
            <text:p>3 267</text:p>
          </table:table-cell>
          <table:table-cell office:value-type="string">
            <text:p>Panchiao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523850}</text:p>
          </table:table-cell>
        </table:table-row>
        <table:table-row>
          <table:table-cell office:value-type="float" office:value="3268">
            <text:p>3 268</text:p>
          </table:table-cell>
          <table:table-cell office:value-type="string">
            <text:p>Chungho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392176}</text:p>
          </table:table-cell>
        </table:table-row>
        <table:table-row>
          <table:table-cell office:value-type="float" office:value="3269">
            <text:p>3 269</text:p>
          </table:table-cell>
          <table:table-cell office:value-type="string">
            <text:p>Keelung (Chilung)</text:p>
          </table:table-cell>
          <table:table-cell office:value-type="string">
            <text:p>TWN</text:p>
          </table:table-cell>
          <table:table-cell office:value-type="string">
            <text:p>Keelung</text:p>
          </table:table-cell>
          <table:table-cell office:value-type="string">
            <text:p>{"Population": 385201}</text:p>
          </table:table-cell>
        </table:table-row>
        <table:table-row>
          <table:table-cell office:value-type="float" office:value="3270">
            <text:p>3 270</text:p>
          </table:table-cell>
          <table:table-cell office:value-type="string">
            <text:p>Sanchung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380084}</text:p>
          </table:table-cell>
        </table:table-row>
        <table:table-row>
          <table:table-cell office:value-type="float" office:value="3271">
            <text:p>3 271</text:p>
          </table:table-cell>
          <table:table-cell office:value-type="string">
            <text:p>Hsinchuang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365048}</text:p>
          </table:table-cell>
        </table:table-row>
        <table:table-row>
          <table:table-cell office:value-type="float" office:value="3272">
            <text:p>3 272</text:p>
          </table:table-cell>
          <table:table-cell office:value-type="string">
            <text:p>Hsinchu</text:p>
          </table:table-cell>
          <table:table-cell office:value-type="string">
            <text:p>TWN</text:p>
          </table:table-cell>
          <table:table-cell office:value-type="string">
            <text:p>Hsinchu</text:p>
          </table:table-cell>
          <table:table-cell office:value-type="string">
            <text:p>{"Population": 361958}</text:p>
          </table:table-cell>
        </table:table-row>
        <table:table-row>
          <table:table-cell office:value-type="float" office:value="3273">
            <text:p>3 273</text:p>
          </table:table-cell>
          <table:table-cell office:value-type="string">
            <text:p>Chungli</text:p>
          </table:table-cell>
          <table:table-cell office:value-type="string">
            <text:p>TWN</text:p>
          </table:table-cell>
          <table:table-cell office:value-type="string">
            <text:p>Taoyuan</text:p>
          </table:table-cell>
          <table:table-cell office:value-type="string">
            <text:p>{"Population": 318649}</text:p>
          </table:table-cell>
        </table:table-row>
        <table:table-row>
          <table:table-cell office:value-type="float" office:value="3274">
            <text:p>3 274</text:p>
          </table:table-cell>
          <table:table-cell office:value-type="string">
            <text:p>Fengshan</text:p>
          </table:table-cell>
          <table:table-cell office:value-type="string">
            <text:p>TWN</text:p>
          </table:table-cell>
          <table:table-cell office:value-type="string">
            <text:p>Kaohsiung</text:p>
          </table:table-cell>
          <table:table-cell office:value-type="string">
            <text:p>{"Population": 318562}</text:p>
          </table:table-cell>
        </table:table-row>
        <table:table-row>
          <table:table-cell office:value-type="float" office:value="3275">
            <text:p>3 275</text:p>
          </table:table-cell>
          <table:table-cell office:value-type="string">
            <text:p>Taoyuan</text:p>
          </table:table-cell>
          <table:table-cell office:value-type="string">
            <text:p>TWN</text:p>
          </table:table-cell>
          <table:table-cell office:value-type="string">
            <text:p>Taoyuan</text:p>
          </table:table-cell>
          <table:table-cell office:value-type="string">
            <text:p>{"Population": 316438}</text:p>
          </table:table-cell>
        </table:table-row>
        <table:table-row>
          <table:table-cell office:value-type="float" office:value="3276">
            <text:p>3 276</text:p>
          </table:table-cell>
          <table:table-cell office:value-type="string">
            <text:p>Chiayi</text:p>
          </table:table-cell>
          <table:table-cell office:value-type="string">
            <text:p>TWN</text:p>
          </table:table-cell>
          <table:table-cell office:value-type="string">
            <text:p>Chiayi</text:p>
          </table:table-cell>
          <table:table-cell office:value-type="string">
            <text:p>{"Population": 265109}</text:p>
          </table:table-cell>
        </table:table-row>
        <table:table-row>
          <table:table-cell office:value-type="float" office:value="3277">
            <text:p>3 277</text:p>
          </table:table-cell>
          <table:table-cell office:value-type="string">
            <text:p>Hsintien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263603}</text:p>
          </table:table-cell>
        </table:table-row>
        <table:table-row>
          <table:table-cell office:value-type="float" office:value="3278">
            <text:p>3 278</text:p>
          </table:table-cell>
          <table:table-cell office:value-type="string">
            <text:p>Changhwa</text:p>
          </table:table-cell>
          <table:table-cell office:value-type="string">
            <text:p>TWN</text:p>
          </table:table-cell>
          <table:table-cell office:value-type="string">
            <text:p>Changhwa</text:p>
          </table:table-cell>
          <table:table-cell office:value-type="string">
            <text:p>{"Population": 227715}</text:p>
          </table:table-cell>
        </table:table-row>
        <table:table-row>
          <table:table-cell office:value-type="float" office:value="3279">
            <text:p>3 279</text:p>
          </table:table-cell>
          <table:table-cell office:value-type="string">
            <text:p>Yungho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227700}</text:p>
          </table:table-cell>
        </table:table-row>
        <table:table-row>
          <table:table-cell office:value-type="float" office:value="3280">
            <text:p>3 280</text:p>
          </table:table-cell>
          <table:table-cell office:value-type="string">
            <text:p>Tucheng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224897}</text:p>
          </table:table-cell>
        </table:table-row>
        <table:table-row>
          <table:table-cell office:value-type="float" office:value="3281">
            <text:p>3 281</text:p>
          </table:table-cell>
          <table:table-cell office:value-type="string">
            <text:p>Pingtung</text:p>
          </table:table-cell>
          <table:table-cell office:value-type="string">
            <text:p>TWN</text:p>
          </table:table-cell>
          <table:table-cell office:value-type="string">
            <text:p>Pingtung</text:p>
          </table:table-cell>
          <table:table-cell office:value-type="string">
            <text:p>{"Population": 214727}</text:p>
          </table:table-cell>
        </table:table-row>
        <table:table-row>
          <table:table-cell office:value-type="float" office:value="3282">
            <text:p>3 282</text:p>
          </table:table-cell>
          <table:table-cell office:value-type="string">
            <text:p>Yungkang</text:p>
          </table:table-cell>
          <table:table-cell office:value-type="string">
            <text:p>TWN</text:p>
          </table:table-cell>
          <table:table-cell office:value-type="string">
            <text:p>Tainan</text:p>
          </table:table-cell>
          <table:table-cell office:value-type="string">
            <text:p>{"Population": 193005}</text:p>
          </table:table-cell>
        </table:table-row>
        <table:table-row>
          <table:table-cell office:value-type="float" office:value="3283">
            <text:p>3 283</text:p>
          </table:table-cell>
          <table:table-cell office:value-type="string">
            <text:p>Pingchen</text:p>
          </table:table-cell>
          <table:table-cell office:value-type="string">
            <text:p>TWN</text:p>
          </table:table-cell>
          <table:table-cell office:value-type="string">
            <text:p>Taoyuan</text:p>
          </table:table-cell>
          <table:table-cell office:value-type="string">
            <text:p>{"Population": 188344}</text:p>
          </table:table-cell>
        </table:table-row>
        <table:table-row>
          <table:table-cell office:value-type="float" office:value="3284">
            <text:p>3 284</text:p>
          </table:table-cell>
          <table:table-cell office:value-type="string">
            <text:p>Tali</text:p>
          </table:table-cell>
          <table:table-cell office:value-type="string">
            <text:p>TWN</text:p>
          </table:table-cell>
          <table:table-cell office:value-type="string">
            <text:p>Taichung</text:p>
          </table:table-cell>
          <table:table-cell office:value-type="string">
            <text:p>{"Population": 171940}</text:p>
          </table:table-cell>
        </table:table-row>
        <table:table-row>
          <table:table-cell office:value-type="float" office:value="3285">
            <text:p>3 285</text:p>
          </table:table-cell>
          <table:table-cell office:value-type="string">
            <text:p>Taiping</text:p>
          </table:table-cell>
          <table:table-cell office:value-type="string">
            <text:p>TWN</text:p>
          </table:table-cell>
          <table:table-cell/>
          <table:table-cell office:value-type="string">
            <text:p>{"Population": 165524}</text:p>
          </table:table-cell>
        </table:table-row>
        <table:table-row>
          <table:table-cell office:value-type="float" office:value="3286">
            <text:p>3 286</text:p>
          </table:table-cell>
          <table:table-cell office:value-type="string">
            <text:p>Pate</text:p>
          </table:table-cell>
          <table:table-cell office:value-type="string">
            <text:p>TWN</text:p>
          </table:table-cell>
          <table:table-cell office:value-type="string">
            <text:p>Taoyuan</text:p>
          </table:table-cell>
          <table:table-cell office:value-type="string">
            <text:p>{"Population": 161700}</text:p>
          </table:table-cell>
        </table:table-row>
        <table:table-row>
          <table:table-cell office:value-type="float" office:value="3287">
            <text:p>3 287</text:p>
          </table:table-cell>
          <table:table-cell office:value-type="string">
            <text:p>Fengyuan</text:p>
          </table:table-cell>
          <table:table-cell office:value-type="string">
            <text:p>TWN</text:p>
          </table:table-cell>
          <table:table-cell office:value-type="string">
            <text:p>Taichung</text:p>
          </table:table-cell>
          <table:table-cell office:value-type="string">
            <text:p>{"Population": 161032}</text:p>
          </table:table-cell>
        </table:table-row>
        <table:table-row>
          <table:table-cell office:value-type="float" office:value="3288">
            <text:p>3 288</text:p>
          </table:table-cell>
          <table:table-cell office:value-type="string">
            <text:p>Luchou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160516}</text:p>
          </table:table-cell>
        </table:table-row>
        <table:table-row>
          <table:table-cell office:value-type="float" office:value="3289">
            <text:p>3 289</text:p>
          </table:table-cell>
          <table:table-cell office:value-type="string">
            <text:p>Hsichuh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154976}</text:p>
          </table:table-cell>
        </table:table-row>
        <table:table-row>
          <table:table-cell office:value-type="float" office:value="3290">
            <text:p>3 290</text:p>
          </table:table-cell>
          <table:table-cell office:value-type="string">
            <text:p>Shulin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151260}</text:p>
          </table:table-cell>
        </table:table-row>
        <table:table-row>
          <table:table-cell office:value-type="float" office:value="3291">
            <text:p>3 291</text:p>
          </table:table-cell>
          <table:table-cell office:value-type="string">
            <text:p>Yuanlin</text:p>
          </table:table-cell>
          <table:table-cell office:value-type="string">
            <text:p>TWN</text:p>
          </table:table-cell>
          <table:table-cell office:value-type="string">
            <text:p>Changhwa</text:p>
          </table:table-cell>
          <table:table-cell office:value-type="string">
            <text:p>{"Population": 126402}</text:p>
          </table:table-cell>
        </table:table-row>
        <table:table-row>
          <table:table-cell office:value-type="float" office:value="3292">
            <text:p>3 292</text:p>
          </table:table-cell>
          <table:table-cell office:value-type="string">
            <text:p>Yangmei</text:p>
          </table:table-cell>
          <table:table-cell office:value-type="string">
            <text:p>TWN</text:p>
          </table:table-cell>
          <table:table-cell office:value-type="string">
            <text:p>Taoyuan</text:p>
          </table:table-cell>
          <table:table-cell office:value-type="string">
            <text:p>{"Population": 126323}</text:p>
          </table:table-cell>
        </table:table-row>
        <table:table-row>
          <table:table-cell office:value-type="float" office:value="3293">
            <text:p>3 293</text:p>
          </table:table-cell>
          <table:table-cell office:value-type="string">
            <text:p>Taliao</text:p>
          </table:table-cell>
          <table:table-cell office:value-type="string">
            <text:p>TWN</text:p>
          </table:table-cell>
          <table:table-cell/>
          <table:table-cell office:value-type="string">
            <text:p>{"Population": 115897}</text:p>
          </table:table-cell>
        </table:table-row>
        <table:table-row>
          <table:table-cell office:value-type="float" office:value="3294">
            <text:p>3 294</text:p>
          </table:table-cell>
          <table:table-cell office:value-type="string">
            <text:p>Kueishan</text:p>
          </table:table-cell>
          <table:table-cell office:value-type="string">
            <text:p>TWN</text:p>
          </table:table-cell>
          <table:table-cell/>
          <table:table-cell office:value-type="string">
            <text:p>{"Population": 112195}</text:p>
          </table:table-cell>
        </table:table-row>
        <table:table-row>
          <table:table-cell office:value-type="float" office:value="3295">
            <text:p>3 295</text:p>
          </table:table-cell>
          <table:table-cell office:value-type="string">
            <text:p>Tanshui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111882}</text:p>
          </table:table-cell>
        </table:table-row>
        <table:table-row>
          <table:table-cell office:value-type="float" office:value="3296">
            <text:p>3 296</text:p>
          </table:table-cell>
          <table:table-cell office:value-type="string">
            <text:p>Taitung</text:p>
          </table:table-cell>
          <table:table-cell office:value-type="string">
            <text:p>TWN</text:p>
          </table:table-cell>
          <table:table-cell office:value-type="string">
            <text:p>Taitung</text:p>
          </table:table-cell>
          <table:table-cell office:value-type="string">
            <text:p>{"Population": 111039}</text:p>
          </table:table-cell>
        </table:table-row>
        <table:table-row>
          <table:table-cell office:value-type="float" office:value="3297">
            <text:p>3 297</text:p>
          </table:table-cell>
          <table:table-cell office:value-type="string">
            <text:p>Hualien</text:p>
          </table:table-cell>
          <table:table-cell office:value-type="string">
            <text:p>TWN</text:p>
          </table:table-cell>
          <table:table-cell office:value-type="string">
            <text:p>Hualien</text:p>
          </table:table-cell>
          <table:table-cell office:value-type="string">
            <text:p>{"Population": 108407}</text:p>
          </table:table-cell>
        </table:table-row>
        <table:table-row>
          <table:table-cell office:value-type="float" office:value="3298">
            <text:p>3 298</text:p>
          </table:table-cell>
          <table:table-cell office:value-type="string">
            <text:p>Nantou</text:p>
          </table:table-cell>
          <table:table-cell office:value-type="string">
            <text:p>TWN</text:p>
          </table:table-cell>
          <table:table-cell office:value-type="string">
            <text:p>Nantou</text:p>
          </table:table-cell>
          <table:table-cell office:value-type="string">
            <text:p>{"Population": 104723}</text:p>
          </table:table-cell>
        </table:table-row>
        <table:table-row>
          <table:table-cell office:value-type="float" office:value="3299">
            <text:p>3 299</text:p>
          </table:table-cell>
          <table:table-cell office:value-type="string">
            <text:p>Lungtan</text:p>
          </table:table-cell>
          <table:table-cell office:value-type="string">
            <text:p>TWN</text:p>
          </table:table-cell>
          <table:table-cell office:value-type="string">
            <text:p>Taipei</text:p>
          </table:table-cell>
          <table:table-cell office:value-type="string">
            <text:p>{"Population": 103088}</text:p>
          </table:table-cell>
        </table:table-row>
        <table:table-row>
          <table:table-cell office:value-type="float" office:value="3300">
            <text:p>3 300</text:p>
          </table:table-cell>
          <table:table-cell office:value-type="string">
            <text:p>Touliu</text:p>
          </table:table-cell>
          <table:table-cell office:value-type="string">
            <text:p>TWN</text:p>
          </table:table-cell>
          <table:table-cell office:value-type="string">
            <text:p>Yünlin</text:p>
          </table:table-cell>
          <table:table-cell office:value-type="string">
            <text:p>{"Population": 98900}</text:p>
          </table:table-cell>
        </table:table-row>
        <table:table-row>
          <table:table-cell office:value-type="float" office:value="3301">
            <text:p>3 301</text:p>
          </table:table-cell>
          <table:table-cell office:value-type="string">
            <text:p>Tsaotun</text:p>
          </table:table-cell>
          <table:table-cell office:value-type="string">
            <text:p>TWN</text:p>
          </table:table-cell>
          <table:table-cell office:value-type="string">
            <text:p>Nantou</text:p>
          </table:table-cell>
          <table:table-cell office:value-type="string">
            <text:p>{"Population": 96800}</text:p>
          </table:table-cell>
        </table:table-row>
        <table:table-row>
          <table:table-cell office:value-type="float" office:value="3302">
            <text:p>3 302</text:p>
          </table:table-cell>
          <table:table-cell office:value-type="string">
            <text:p>Kangshan</text:p>
          </table:table-cell>
          <table:table-cell office:value-type="string">
            <text:p>TWN</text:p>
          </table:table-cell>
          <table:table-cell office:value-type="string">
            <text:p>Kaohsiung</text:p>
          </table:table-cell>
          <table:table-cell office:value-type="string">
            <text:p>{"Population": 92200}</text:p>
          </table:table-cell>
        </table:table-row>
        <table:table-row>
          <table:table-cell office:value-type="float" office:value="3303">
            <text:p>3 303</text:p>
          </table:table-cell>
          <table:table-cell office:value-type="string">
            <text:p>Ilan</text:p>
          </table:table-cell>
          <table:table-cell office:value-type="string">
            <text:p>TWN</text:p>
          </table:table-cell>
          <table:table-cell office:value-type="string">
            <text:p>Ilan</text:p>
          </table:table-cell>
          <table:table-cell office:value-type="string">
            <text:p>{"Population": 92000}</text:p>
          </table:table-cell>
        </table:table-row>
        <table:table-row>
          <table:table-cell office:value-type="float" office:value="3304">
            <text:p>3 304</text:p>
          </table:table-cell>
          <table:table-cell office:value-type="string">
            <text:p>Miaoli</text:p>
          </table:table-cell>
          <table:table-cell office:value-type="string">
            <text:p>TWN</text:p>
          </table:table-cell>
          <table:table-cell office:value-type="string">
            <text:p>Miaoli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305">
            <text:p>3 305</text:p>
          </table:table-cell>
          <table:table-cell office:value-type="string">
            <text:p>Dar es Salaam</text:p>
          </table:table-cell>
          <table:table-cell office:value-type="string">
            <text:p>TZA</text:p>
          </table:table-cell>
          <table:table-cell office:value-type="string">
            <text:p>Dar es Salaam</text:p>
          </table:table-cell>
          <table:table-cell office:value-type="string">
            <text:p>{"Population": 1747000}</text:p>
          </table:table-cell>
        </table:table-row>
        <table:table-row>
          <table:table-cell office:value-type="float" office:value="3306">
            <text:p>3 306</text:p>
          </table:table-cell>
          <table:table-cell office:value-type="string">
            <text:p>Dodoma</text:p>
          </table:table-cell>
          <table:table-cell office:value-type="string">
            <text:p>TZA</text:p>
          </table:table-cell>
          <table:table-cell office:value-type="string">
            <text:p>Dodoma</text:p>
          </table:table-cell>
          <table:table-cell office:value-type="string">
            <text:p>{"Population": 189000}</text:p>
          </table:table-cell>
        </table:table-row>
        <table:table-row>
          <table:table-cell office:value-type="float" office:value="3307">
            <text:p>3 307</text:p>
          </table:table-cell>
          <table:table-cell office:value-type="string">
            <text:p>Mwanza</text:p>
          </table:table-cell>
          <table:table-cell office:value-type="string">
            <text:p>TZA</text:p>
          </table:table-cell>
          <table:table-cell office:value-type="string">
            <text:p>Mwanza</text:p>
          </table:table-cell>
          <table:table-cell office:value-type="string">
            <text:p>{"Population": 172300}</text:p>
          </table:table-cell>
        </table:table-row>
        <table:table-row>
          <table:table-cell office:value-type="float" office:value="3308">
            <text:p>3 308</text:p>
          </table:table-cell>
          <table:table-cell office:value-type="string">
            <text:p>Zanzibar</text:p>
          </table:table-cell>
          <table:table-cell office:value-type="string">
            <text:p>TZA</text:p>
          </table:table-cell>
          <table:table-cell office:value-type="string">
            <text:p>Zanzibar West</text:p>
          </table:table-cell>
          <table:table-cell office:value-type="string">
            <text:p>{"Population": 157634}</text:p>
          </table:table-cell>
        </table:table-row>
        <table:table-row>
          <table:table-cell office:value-type="float" office:value="3309">
            <text:p>3 309</text:p>
          </table:table-cell>
          <table:table-cell office:value-type="string">
            <text:p>Tanga</text:p>
          </table:table-cell>
          <table:table-cell office:value-type="string">
            <text:p>TZA</text:p>
          </table:table-cell>
          <table:table-cell office:value-type="string">
            <text:p>Tanga</text:p>
          </table:table-cell>
          <table:table-cell office:value-type="string">
            <text:p>{"Population": 137400}</text:p>
          </table:table-cell>
        </table:table-row>
        <table:table-row>
          <table:table-cell office:value-type="float" office:value="3310">
            <text:p>3 310</text:p>
          </table:table-cell>
          <table:table-cell office:value-type="string">
            <text:p>Mbeya</text:p>
          </table:table-cell>
          <table:table-cell office:value-type="string">
            <text:p>TZA</text:p>
          </table:table-cell>
          <table:table-cell office:value-type="string">
            <text:p>Mbeya</text:p>
          </table:table-cell>
          <table:table-cell office:value-type="string">
            <text:p>{"Population": 130800}</text:p>
          </table:table-cell>
        </table:table-row>
        <table:table-row>
          <table:table-cell office:value-type="float" office:value="3311">
            <text:p>3 311</text:p>
          </table:table-cell>
          <table:table-cell office:value-type="string">
            <text:p>Morogoro</text:p>
          </table:table-cell>
          <table:table-cell office:value-type="string">
            <text:p>TZA</text:p>
          </table:table-cell>
          <table:table-cell office:value-type="string">
            <text:p>Morogoro</text:p>
          </table:table-cell>
          <table:table-cell office:value-type="string">
            <text:p>{"Population": 117800}</text:p>
          </table:table-cell>
        </table:table-row>
        <table:table-row>
          <table:table-cell office:value-type="float" office:value="3312">
            <text:p>3 312</text:p>
          </table:table-cell>
          <table:table-cell office:value-type="string">
            <text:p>Arusha</text:p>
          </table:table-cell>
          <table:table-cell office:value-type="string">
            <text:p>TZA</text:p>
          </table:table-cell>
          <table:table-cell office:value-type="string">
            <text:p>Arusha</text:p>
          </table:table-cell>
          <table:table-cell office:value-type="string">
            <text:p>{"Population": 102500}</text:p>
          </table:table-cell>
        </table:table-row>
        <table:table-row>
          <table:table-cell office:value-type="float" office:value="3313">
            <text:p>3 313</text:p>
          </table:table-cell>
          <table:table-cell office:value-type="string">
            <text:p>Moshi</text:p>
          </table:table-cell>
          <table:table-cell office:value-type="string">
            <text:p>TZA</text:p>
          </table:table-cell>
          <table:table-cell office:value-type="string">
            <text:p>Kilimanjaro</text:p>
          </table:table-cell>
          <table:table-cell office:value-type="string">
            <text:p>{"Population": 96800}</text:p>
          </table:table-cell>
        </table:table-row>
        <table:table-row>
          <table:table-cell office:value-type="float" office:value="3314">
            <text:p>3 314</text:p>
          </table:table-cell>
          <table:table-cell office:value-type="string">
            <text:p>Tabora</text:p>
          </table:table-cell>
          <table:table-cell office:value-type="string">
            <text:p>TZA</text:p>
          </table:table-cell>
          <table:table-cell office:value-type="string">
            <text:p>Tabora</text:p>
          </table:table-cell>
          <table:table-cell office:value-type="string">
            <text:p>{"Population": 92800}</text:p>
          </table:table-cell>
        </table:table-row>
        <table:table-row>
          <table:table-cell office:value-type="float" office:value="3315">
            <text:p>3 315</text:p>
          </table:table-cell>
          <table:table-cell office:value-type="string">
            <text:p>København</text:p>
          </table:table-cell>
          <table:table-cell office:value-type="string">
            <text:p>DNK</text:p>
          </table:table-cell>
          <table:table-cell office:value-type="string">
            <text:p>København</text:p>
          </table:table-cell>
          <table:table-cell office:value-type="string">
            <text:p>{"Population": 495699}</text:p>
          </table:table-cell>
        </table:table-row>
        <table:table-row>
          <table:table-cell office:value-type="float" office:value="3316">
            <text:p>3 316</text:p>
          </table:table-cell>
          <table:table-cell office:value-type="string">
            <text:p>Århus</text:p>
          </table:table-cell>
          <table:table-cell office:value-type="string">
            <text:p>DNK</text:p>
          </table:table-cell>
          <table:table-cell office:value-type="string">
            <text:p>Århus</text:p>
          </table:table-cell>
          <table:table-cell office:value-type="string">
            <text:p>{"Population": 284846}</text:p>
          </table:table-cell>
        </table:table-row>
        <table:table-row>
          <table:table-cell office:value-type="float" office:value="3317">
            <text:p>3 317</text:p>
          </table:table-cell>
          <table:table-cell office:value-type="string">
            <text:p>Odense</text:p>
          </table:table-cell>
          <table:table-cell office:value-type="string">
            <text:p>DNK</text:p>
          </table:table-cell>
          <table:table-cell office:value-type="string">
            <text:p>Fyn</text:p>
          </table:table-cell>
          <table:table-cell office:value-type="string">
            <text:p>{"Population": 183912}</text:p>
          </table:table-cell>
        </table:table-row>
        <table:table-row>
          <table:table-cell office:value-type="float" office:value="3318">
            <text:p>3 318</text:p>
          </table:table-cell>
          <table:table-cell office:value-type="string">
            <text:p>Aalborg</text:p>
          </table:table-cell>
          <table:table-cell office:value-type="string">
            <text:p>DNK</text:p>
          </table:table-cell>
          <table:table-cell office:value-type="string">
            <text:p>Nordjylland</text:p>
          </table:table-cell>
          <table:table-cell office:value-type="string">
            <text:p>{"Population": 161161}</text:p>
          </table:table-cell>
        </table:table-row>
        <table:table-row>
          <table:table-cell office:value-type="float" office:value="3319">
            <text:p>3 319</text:p>
          </table:table-cell>
          <table:table-cell office:value-type="string">
            <text:p>Frederiksberg</text:p>
          </table:table-cell>
          <table:table-cell office:value-type="string">
            <text:p>DNK</text:p>
          </table:table-cell>
          <table:table-cell office:value-type="string">
            <text:p>Frederiksberg</text:p>
          </table:table-cell>
          <table:table-cell office:value-type="string">
            <text:p>{"Population": 90327}</text:p>
          </table:table-cell>
        </table:table-row>
        <table:table-row>
          <table:table-cell office:value-type="float" office:value="3320">
            <text:p>3 320</text:p>
          </table:table-cell>
          <table:table-cell office:value-type="string">
            <text:p>Bangkok</text:p>
          </table:table-cell>
          <table:table-cell office:value-type="string">
            <text:p>THA</text:p>
          </table:table-cell>
          <table:table-cell office:value-type="string">
            <text:p>Bangkok</text:p>
          </table:table-cell>
          <table:table-cell office:value-type="string">
            <text:p>{"Population": 6320174}</text:p>
          </table:table-cell>
        </table:table-row>
        <table:table-row>
          <table:table-cell office:value-type="float" office:value="3321">
            <text:p>3 321</text:p>
          </table:table-cell>
          <table:table-cell office:value-type="string">
            <text:p>Nonthaburi</text:p>
          </table:table-cell>
          <table:table-cell office:value-type="string">
            <text:p>THA</text:p>
          </table:table-cell>
          <table:table-cell office:value-type="string">
            <text:p>Nonthaburi</text:p>
          </table:table-cell>
          <table:table-cell office:value-type="string">
            <text:p>{"Population": 292100}</text:p>
          </table:table-cell>
        </table:table-row>
        <table:table-row>
          <table:table-cell office:value-type="float" office:value="3322">
            <text:p>3 322</text:p>
          </table:table-cell>
          <table:table-cell office:value-type="string">
            <text:p>Nakhon Ratchasima</text:p>
          </table:table-cell>
          <table:table-cell office:value-type="string">
            <text:p>THA</text:p>
          </table:table-cell>
          <table:table-cell office:value-type="string">
            <text:p>Nakhon Ratchasima</text:p>
          </table:table-cell>
          <table:table-cell office:value-type="string">
            <text:p>{"Population": 181400}</text:p>
          </table:table-cell>
        </table:table-row>
        <table:table-row>
          <table:table-cell office:value-type="float" office:value="3323">
            <text:p>3 323</text:p>
          </table:table-cell>
          <table:table-cell office:value-type="string">
            <text:p>Chiang Mai</text:p>
          </table:table-cell>
          <table:table-cell office:value-type="string">
            <text:p>THA</text:p>
          </table:table-cell>
          <table:table-cell office:value-type="string">
            <text:p>Chiang Mai</text:p>
          </table:table-cell>
          <table:table-cell office:value-type="string">
            <text:p>{"Population": 171100}</text:p>
          </table:table-cell>
        </table:table-row>
        <table:table-row>
          <table:table-cell office:value-type="float" office:value="3324">
            <text:p>3 324</text:p>
          </table:table-cell>
          <table:table-cell office:value-type="string">
            <text:p>Udon Thani</text:p>
          </table:table-cell>
          <table:table-cell office:value-type="string">
            <text:p>THA</text:p>
          </table:table-cell>
          <table:table-cell office:value-type="string">
            <text:p>Udon Thani</text:p>
          </table:table-cell>
          <table:table-cell office:value-type="string">
            <text:p>{"Population": 158100}</text:p>
          </table:table-cell>
        </table:table-row>
        <table:table-row>
          <table:table-cell office:value-type="float" office:value="3325">
            <text:p>3 325</text:p>
          </table:table-cell>
          <table:table-cell office:value-type="string">
            <text:p>Hat Yai</text:p>
          </table:table-cell>
          <table:table-cell office:value-type="string">
            <text:p>THA</text:p>
          </table:table-cell>
          <table:table-cell office:value-type="string">
            <text:p>Songkhla</text:p>
          </table:table-cell>
          <table:table-cell office:value-type="string">
            <text:p>{"Population": 148632}</text:p>
          </table:table-cell>
        </table:table-row>
        <table:table-row>
          <table:table-cell office:value-type="float" office:value="3326">
            <text:p>3 326</text:p>
          </table:table-cell>
          <table:table-cell office:value-type="string">
            <text:p>Khon Kaen</text:p>
          </table:table-cell>
          <table:table-cell office:value-type="string">
            <text:p>THA</text:p>
          </table:table-cell>
          <table:table-cell office:value-type="string">
            <text:p>Khon Kaen</text:p>
          </table:table-cell>
          <table:table-cell office:value-type="string">
            <text:p>{"Population": 126500}</text:p>
          </table:table-cell>
        </table:table-row>
        <table:table-row>
          <table:table-cell office:value-type="float" office:value="3327">
            <text:p>3 327</text:p>
          </table:table-cell>
          <table:table-cell office:value-type="string">
            <text:p>Pak Kret</text:p>
          </table:table-cell>
          <table:table-cell office:value-type="string">
            <text:p>THA</text:p>
          </table:table-cell>
          <table:table-cell office:value-type="string">
            <text:p>Nonthaburi</text:p>
          </table:table-cell>
          <table:table-cell office:value-type="string">
            <text:p>{"Population": 126055}</text:p>
          </table:table-cell>
        </table:table-row>
        <table:table-row>
          <table:table-cell office:value-type="float" office:value="3328">
            <text:p>3 328</text:p>
          </table:table-cell>
          <table:table-cell office:value-type="string">
            <text:p>Nakhon Sawan</text:p>
          </table:table-cell>
          <table:table-cell office:value-type="string">
            <text:p>THA</text:p>
          </table:table-cell>
          <table:table-cell office:value-type="string">
            <text:p>Nakhon Sawan</text:p>
          </table:table-cell>
          <table:table-cell office:value-type="string">
            <text:p>{"Population": 123800}</text:p>
          </table:table-cell>
        </table:table-row>
        <table:table-row>
          <table:table-cell office:value-type="float" office:value="3329">
            <text:p>3 329</text:p>
          </table:table-cell>
          <table:table-cell office:value-type="string">
            <text:p>Ubon Ratchathani</text:p>
          </table:table-cell>
          <table:table-cell office:value-type="string">
            <text:p>THA</text:p>
          </table:table-cell>
          <table:table-cell office:value-type="string">
            <text:p>Ubon Ratchathani</text:p>
          </table:table-cell>
          <table:table-cell office:value-type="string">
            <text:p>{"Population": 116300}</text:p>
          </table:table-cell>
        </table:table-row>
        <table:table-row>
          <table:table-cell office:value-type="float" office:value="3330">
            <text:p>3 330</text:p>
          </table:table-cell>
          <table:table-cell office:value-type="string">
            <text:p>Songkhla</text:p>
          </table:table-cell>
          <table:table-cell office:value-type="string">
            <text:p>THA</text:p>
          </table:table-cell>
          <table:table-cell office:value-type="string">
            <text:p>Songkhla</text:p>
          </table:table-cell>
          <table:table-cell office:value-type="string">
            <text:p>{"Population": 94900}</text:p>
          </table:table-cell>
        </table:table-row>
        <table:table-row>
          <table:table-cell office:value-type="float" office:value="3331">
            <text:p>3 331</text:p>
          </table:table-cell>
          <table:table-cell office:value-type="string">
            <text:p>Nakhon Pathom</text:p>
          </table:table-cell>
          <table:table-cell office:value-type="string">
            <text:p>THA</text:p>
          </table:table-cell>
          <table:table-cell office:value-type="string">
            <text:p>Nakhon Pathom</text:p>
          </table:table-cell>
          <table:table-cell office:value-type="string">
            <text:p>{"Population": 94100}</text:p>
          </table:table-cell>
        </table:table-row>
        <table:table-row>
          <table:table-cell office:value-type="float" office:value="3332">
            <text:p>3 332</text:p>
          </table:table-cell>
          <table:table-cell office:value-type="string">
            <text:p>Lomé</text:p>
          </table:table-cell>
          <table:table-cell office:value-type="string">
            <text:p>TGO</text:p>
          </table:table-cell>
          <table:table-cell office:value-type="string">
            <text:p>Maritime</text:p>
          </table:table-cell>
          <table:table-cell office:value-type="string">
            <text:p>{"Population": 375000}</text:p>
          </table:table-cell>
        </table:table-row>
        <table:table-row>
          <table:table-cell office:value-type="float" office:value="3333">
            <text:p>3 333</text:p>
          </table:table-cell>
          <table:table-cell office:value-type="string">
            <text:p>Fakaofo</text:p>
          </table:table-cell>
          <table:table-cell office:value-type="string">
            <text:p>TKL</text:p>
          </table:table-cell>
          <table:table-cell office:value-type="string">
            <text:p>Fakaofo</text:p>
          </table:table-cell>
          <table:table-cell office:value-type="string">
            <text:p>{"Population": 300}</text:p>
          </table:table-cell>
        </table:table-row>
        <table:table-row>
          <table:table-cell office:value-type="float" office:value="3334">
            <text:p>3 334</text:p>
          </table:table-cell>
          <table:table-cell office:value-type="string">
            <text:p>Nuku´alofa</text:p>
          </table:table-cell>
          <table:table-cell office:value-type="string">
            <text:p>TON</text:p>
          </table:table-cell>
          <table:table-cell office:value-type="string">
            <text:p>Tongatapu</text:p>
          </table:table-cell>
          <table:table-cell office:value-type="string">
            <text:p>{"Population": 22400}</text:p>
          </table:table-cell>
        </table:table-row>
        <table:table-row>
          <table:table-cell office:value-type="float" office:value="3335">
            <text:p>3 335</text:p>
          </table:table-cell>
          <table:table-cell office:value-type="string">
            <text:p>Chaguanas</text:p>
          </table:table-cell>
          <table:table-cell office:value-type="string">
            <text:p>TTO</text:p>
          </table:table-cell>
          <table:table-cell office:value-type="string">
            <text:p>Caroni</text:p>
          </table:table-cell>
          <table:table-cell office:value-type="string">
            <text:p>{"Population": 56601}</text:p>
          </table:table-cell>
        </table:table-row>
        <table:table-row>
          <table:table-cell office:value-type="float" office:value="3336">
            <text:p>3 336</text:p>
          </table:table-cell>
          <table:table-cell office:value-type="string">
            <text:p>Port-of-Spain</text:p>
          </table:table-cell>
          <table:table-cell office:value-type="string">
            <text:p>TTO</text:p>
          </table:table-cell>
          <table:table-cell office:value-type="string">
            <text:p>Port-of-Spain</text:p>
          </table:table-cell>
          <table:table-cell office:value-type="string">
            <text:p>{"Population": 43396}</text:p>
          </table:table-cell>
        </table:table-row>
        <table:table-row>
          <table:table-cell office:value-type="float" office:value="3337">
            <text:p>3 337</text:p>
          </table:table-cell>
          <table:table-cell office:value-type="string">
            <text:p>N´Djaména</text:p>
          </table:table-cell>
          <table:table-cell office:value-type="string">
            <text:p>TCD</text:p>
          </table:table-cell>
          <table:table-cell office:value-type="string">
            <text:p>Chari-Baguirmi</text:p>
          </table:table-cell>
          <table:table-cell office:value-type="string">
            <text:p>{"Population": 530965}</text:p>
          </table:table-cell>
        </table:table-row>
        <table:table-row>
          <table:table-cell office:value-type="float" office:value="3338">
            <text:p>3 338</text:p>
          </table:table-cell>
          <table:table-cell office:value-type="string">
            <text:p>Moundou</text:p>
          </table:table-cell>
          <table:table-cell office:value-type="string">
            <text:p>TCD</text:p>
          </table:table-cell>
          <table:table-cell office:value-type="string">
            <text:p>Logone Occidental</text:p>
          </table:table-cell>
          <table:table-cell office:value-type="string">
            <text:p>{"Population": 99500}</text:p>
          </table:table-cell>
        </table:table-row>
        <table:table-row>
          <table:table-cell office:value-type="float" office:value="3339">
            <text:p>3 339</text:p>
          </table:table-cell>
          <table:table-cell office:value-type="string">
            <text:p>Praha</text:p>
          </table:table-cell>
          <table:table-cell office:value-type="string">
            <text:p>CZE</text:p>
          </table:table-cell>
          <table:table-cell office:value-type="string">
            <text:p>Hlavní mesto Praha</text:p>
          </table:table-cell>
          <table:table-cell office:value-type="string">
            <text:p>{"Population": 1181126}</text:p>
          </table:table-cell>
        </table:table-row>
        <table:table-row>
          <table:table-cell office:value-type="float" office:value="3340">
            <text:p>3 340</text:p>
          </table:table-cell>
          <table:table-cell office:value-type="string">
            <text:p>Brno</text:p>
          </table:table-cell>
          <table:table-cell office:value-type="string">
            <text:p>CZE</text:p>
          </table:table-cell>
          <table:table-cell office:value-type="string">
            <text:p>Jizní Morava</text:p>
          </table:table-cell>
          <table:table-cell office:value-type="string">
            <text:p>{"Population": 381862}</text:p>
          </table:table-cell>
        </table:table-row>
        <table:table-row>
          <table:table-cell office:value-type="float" office:value="3341">
            <text:p>3 341</text:p>
          </table:table-cell>
          <table:table-cell office:value-type="string">
            <text:p>Ostrava</text:p>
          </table:table-cell>
          <table:table-cell office:value-type="string">
            <text:p>CZE</text:p>
          </table:table-cell>
          <table:table-cell office:value-type="string">
            <text:p>Severní Morava</text:p>
          </table:table-cell>
          <table:table-cell office:value-type="string">
            <text:p>{"Population": 320041}</text:p>
          </table:table-cell>
        </table:table-row>
        <table:table-row>
          <table:table-cell office:value-type="float" office:value="3342">
            <text:p>3 342</text:p>
          </table:table-cell>
          <table:table-cell office:value-type="string">
            <text:p>Plzen</text:p>
          </table:table-cell>
          <table:table-cell office:value-type="string">
            <text:p>CZE</text:p>
          </table:table-cell>
          <table:table-cell office:value-type="string">
            <text:p>Zapadní Cechy</text:p>
          </table:table-cell>
          <table:table-cell office:value-type="string">
            <text:p>{"Population": 166759}</text:p>
          </table:table-cell>
        </table:table-row>
        <table:table-row>
          <table:table-cell office:value-type="float" office:value="3343">
            <text:p>3 343</text:p>
          </table:table-cell>
          <table:table-cell office:value-type="string">
            <text:p>Olomouc</text:p>
          </table:table-cell>
          <table:table-cell office:value-type="string">
            <text:p>CZE</text:p>
          </table:table-cell>
          <table:table-cell office:value-type="string">
            <text:p>Severní Morava</text:p>
          </table:table-cell>
          <table:table-cell office:value-type="string">
            <text:p>{"Population": 102702}</text:p>
          </table:table-cell>
        </table:table-row>
        <table:table-row>
          <table:table-cell office:value-type="float" office:value="3344">
            <text:p>3 344</text:p>
          </table:table-cell>
          <table:table-cell office:value-type="string">
            <text:p>Liberec</text:p>
          </table:table-cell>
          <table:table-cell office:value-type="string">
            <text:p>CZE</text:p>
          </table:table-cell>
          <table:table-cell office:value-type="string">
            <text:p>Severní Cechy</text:p>
          </table:table-cell>
          <table:table-cell office:value-type="string">
            <text:p>{"Population": 99155}</text:p>
          </table:table-cell>
        </table:table-row>
        <table:table-row>
          <table:table-cell office:value-type="float" office:value="3345">
            <text:p>3 345</text:p>
          </table:table-cell>
          <table:table-cell office:value-type="string">
            <text:p>Ceské Budejovice</text:p>
          </table:table-cell>
          <table:table-cell office:value-type="string">
            <text:p>CZE</text:p>
          </table:table-cell>
          <table:table-cell office:value-type="string">
            <text:p>Jizní Cechy</text:p>
          </table:table-cell>
          <table:table-cell office:value-type="string">
            <text:p>{"Population": 98186}</text:p>
          </table:table-cell>
        </table:table-row>
        <table:table-row>
          <table:table-cell office:value-type="float" office:value="3346">
            <text:p>3 346</text:p>
          </table:table-cell>
          <table:table-cell office:value-type="string">
            <text:p>Hradec Králové</text:p>
          </table:table-cell>
          <table:table-cell office:value-type="string">
            <text:p>CZE</text:p>
          </table:table-cell>
          <table:table-cell office:value-type="string">
            <text:p>Východní Cechy</text:p>
          </table:table-cell>
          <table:table-cell office:value-type="string">
            <text:p>{"Population": 98080}</text:p>
          </table:table-cell>
        </table:table-row>
        <table:table-row>
          <table:table-cell office:value-type="float" office:value="3347">
            <text:p>3 347</text:p>
          </table:table-cell>
          <table:table-cell office:value-type="string">
            <text:p>Ústí nad Labem</text:p>
          </table:table-cell>
          <table:table-cell office:value-type="string">
            <text:p>CZE</text:p>
          </table:table-cell>
          <table:table-cell office:value-type="string">
            <text:p>Severní Cechy</text:p>
          </table:table-cell>
          <table:table-cell office:value-type="string">
            <text:p>{"Population": 95491}</text:p>
          </table:table-cell>
        </table:table-row>
        <table:table-row>
          <table:table-cell office:value-type="float" office:value="3348">
            <text:p>3 348</text:p>
          </table:table-cell>
          <table:table-cell office:value-type="string">
            <text:p>Pardubice</text:p>
          </table:table-cell>
          <table:table-cell office:value-type="string">
            <text:p>CZE</text:p>
          </table:table-cell>
          <table:table-cell office:value-type="string">
            <text:p>Východní Cechy</text:p>
          </table:table-cell>
          <table:table-cell office:value-type="string">
            <text:p>{"Population": 91309}</text:p>
          </table:table-cell>
        </table:table-row>
        <table:table-row>
          <table:table-cell office:value-type="float" office:value="3349">
            <text:p>3 349</text:p>
          </table:table-cell>
          <table:table-cell office:value-type="string">
            <text:p>Tunis</text:p>
          </table:table-cell>
          <table:table-cell office:value-type="string">
            <text:p>TUN</text:p>
          </table:table-cell>
          <table:table-cell office:value-type="string">
            <text:p>Tunis</text:p>
          </table:table-cell>
          <table:table-cell office:value-type="string">
            <text:p>{"Population": 690600}</text:p>
          </table:table-cell>
        </table:table-row>
        <table:table-row>
          <table:table-cell office:value-type="float" office:value="3350">
            <text:p>3 350</text:p>
          </table:table-cell>
          <table:table-cell office:value-type="string">
            <text:p>Sfax</text:p>
          </table:table-cell>
          <table:table-cell office:value-type="string">
            <text:p>TUN</text:p>
          </table:table-cell>
          <table:table-cell office:value-type="string">
            <text:p>Sfax</text:p>
          </table:table-cell>
          <table:table-cell office:value-type="string">
            <text:p>{"Population": 257800}</text:p>
          </table:table-cell>
        </table:table-row>
        <table:table-row>
          <table:table-cell office:value-type="float" office:value="3351">
            <text:p>3 351</text:p>
          </table:table-cell>
          <table:table-cell office:value-type="string">
            <text:p>Ariana</text:p>
          </table:table-cell>
          <table:table-cell office:value-type="string">
            <text:p>TUN</text:p>
          </table:table-cell>
          <table:table-cell office:value-type="string">
            <text:p>Ariana</text:p>
          </table:table-cell>
          <table:table-cell office:value-type="string">
            <text:p>{"Population": 197000}</text:p>
          </table:table-cell>
        </table:table-row>
        <table:table-row>
          <table:table-cell office:value-type="float" office:value="3352">
            <text:p>3 352</text:p>
          </table:table-cell>
          <table:table-cell office:value-type="string">
            <text:p>Ettadhamen</text:p>
          </table:table-cell>
          <table:table-cell office:value-type="string">
            <text:p>TUN</text:p>
          </table:table-cell>
          <table:table-cell office:value-type="string">
            <text:p>Ariana</text:p>
          </table:table-cell>
          <table:table-cell office:value-type="string">
            <text:p>{"Population": 178600}</text:p>
          </table:table-cell>
        </table:table-row>
        <table:table-row>
          <table:table-cell office:value-type="float" office:value="3353">
            <text:p>3 353</text:p>
          </table:table-cell>
          <table:table-cell office:value-type="string">
            <text:p>Sousse</text:p>
          </table:table-cell>
          <table:table-cell office:value-type="string">
            <text:p>TUN</text:p>
          </table:table-cell>
          <table:table-cell office:value-type="string">
            <text:p>Sousse</text:p>
          </table:table-cell>
          <table:table-cell office:value-type="string">
            <text:p>{"Population": 145900}</text:p>
          </table:table-cell>
        </table:table-row>
        <table:table-row>
          <table:table-cell office:value-type="float" office:value="3354">
            <text:p>3 354</text:p>
          </table:table-cell>
          <table:table-cell office:value-type="string">
            <text:p>Kairouan</text:p>
          </table:table-cell>
          <table:table-cell office:value-type="string">
            <text:p>TUN</text:p>
          </table:table-cell>
          <table:table-cell office:value-type="string">
            <text:p>Kairouan</text:p>
          </table:table-cell>
          <table:table-cell office:value-type="string">
            <text:p>{"Population": 113100}</text:p>
          </table:table-cell>
        </table:table-row>
        <table:table-row>
          <table:table-cell office:value-type="float" office:value="3355">
            <text:p>3 355</text:p>
          </table:table-cell>
          <table:table-cell office:value-type="string">
            <text:p>Biserta</text:p>
          </table:table-cell>
          <table:table-cell office:value-type="string">
            <text:p>TUN</text:p>
          </table:table-cell>
          <table:table-cell office:value-type="string">
            <text:p>Biserta</text:p>
          </table:table-cell>
          <table:table-cell office:value-type="string">
            <text:p>{"Population": 108900}</text:p>
          </table:table-cell>
        </table:table-row>
        <table:table-row>
          <table:table-cell office:value-type="float" office:value="3356">
            <text:p>3 356</text:p>
          </table:table-cell>
          <table:table-cell office:value-type="string">
            <text:p>Gabès</text:p>
          </table:table-cell>
          <table:table-cell office:value-type="string">
            <text:p>TUN</text:p>
          </table:table-cell>
          <table:table-cell office:value-type="string">
            <text:p>Gabès</text:p>
          </table:table-cell>
          <table:table-cell office:value-type="string">
            <text:p>{"Population": 106600}</text:p>
          </table:table-cell>
        </table:table-row>
        <table:table-row>
          <table:table-cell office:value-type="float" office:value="3357">
            <text:p>3 357</text:p>
          </table:table-cell>
          <table:table-cell office:value-type="string">
            <text:p>Istanbul</text:p>
          </table:table-cell>
          <table:table-cell office:value-type="string">
            <text:p>TUR</text:p>
          </table:table-cell>
          <table:table-cell office:value-type="string">
            <text:p>Istanbul</text:p>
          </table:table-cell>
          <table:table-cell office:value-type="string">
            <text:p>{"Population": 8787958}</text:p>
          </table:table-cell>
        </table:table-row>
        <table:table-row>
          <table:table-cell office:value-type="float" office:value="3358">
            <text:p>3 358</text:p>
          </table:table-cell>
          <table:table-cell office:value-type="string">
            <text:p>Ankara</text:p>
          </table:table-cell>
          <table:table-cell office:value-type="string">
            <text:p>TUR</text:p>
          </table:table-cell>
          <table:table-cell office:value-type="string">
            <text:p>Ankara</text:p>
          </table:table-cell>
          <table:table-cell office:value-type="string">
            <text:p>{"Population": 3038159}</text:p>
          </table:table-cell>
        </table:table-row>
        <table:table-row>
          <table:table-cell office:value-type="float" office:value="3359">
            <text:p>3 359</text:p>
          </table:table-cell>
          <table:table-cell office:value-type="string">
            <text:p>Izmir</text:p>
          </table:table-cell>
          <table:table-cell office:value-type="string">
            <text:p>TUR</text:p>
          </table:table-cell>
          <table:table-cell office:value-type="string">
            <text:p>Izmir</text:p>
          </table:table-cell>
          <table:table-cell office:value-type="string">
            <text:p>{"Population": 2130359}</text:p>
          </table:table-cell>
        </table:table-row>
        <table:table-row>
          <table:table-cell office:value-type="float" office:value="3360">
            <text:p>3 360</text:p>
          </table:table-cell>
          <table:table-cell office:value-type="string">
            <text:p>Adana</text:p>
          </table:table-cell>
          <table:table-cell office:value-type="string">
            <text:p>TUR</text:p>
          </table:table-cell>
          <table:table-cell office:value-type="string">
            <text:p>Adana</text:p>
          </table:table-cell>
          <table:table-cell office:value-type="string">
            <text:p>{"Population": 1131198}</text:p>
          </table:table-cell>
        </table:table-row>
        <table:table-row>
          <table:table-cell office:value-type="float" office:value="3361">
            <text:p>3 361</text:p>
          </table:table-cell>
          <table:table-cell office:value-type="string">
            <text:p>Bursa</text:p>
          </table:table-cell>
          <table:table-cell office:value-type="string">
            <text:p>TUR</text:p>
          </table:table-cell>
          <table:table-cell office:value-type="string">
            <text:p>Bursa</text:p>
          </table:table-cell>
          <table:table-cell office:value-type="string">
            <text:p>{"Population": 1095842}</text:p>
          </table:table-cell>
        </table:table-row>
        <table:table-row>
          <table:table-cell office:value-type="float" office:value="3362">
            <text:p>3 362</text:p>
          </table:table-cell>
          <table:table-cell office:value-type="string">
            <text:p>Gaziantep</text:p>
          </table:table-cell>
          <table:table-cell office:value-type="string">
            <text:p>TUR</text:p>
          </table:table-cell>
          <table:table-cell office:value-type="string">
            <text:p>Gaziantep</text:p>
          </table:table-cell>
          <table:table-cell office:value-type="string">
            <text:p>{"Population": 789056}</text:p>
          </table:table-cell>
        </table:table-row>
        <table:table-row>
          <table:table-cell office:value-type="float" office:value="3363">
            <text:p>3 363</text:p>
          </table:table-cell>
          <table:table-cell office:value-type="string">
            <text:p>Konya</text:p>
          </table:table-cell>
          <table:table-cell office:value-type="string">
            <text:p>TUR</text:p>
          </table:table-cell>
          <table:table-cell office:value-type="string">
            <text:p>Konya</text:p>
          </table:table-cell>
          <table:table-cell office:value-type="string">
            <text:p>{"Population": 628364}</text:p>
          </table:table-cell>
        </table:table-row>
        <table:table-row>
          <table:table-cell office:value-type="float" office:value="3364">
            <text:p>3 364</text:p>
          </table:table-cell>
          <table:table-cell office:value-type="string">
            <text:p>Mersin (Içel)</text:p>
          </table:table-cell>
          <table:table-cell office:value-type="string">
            <text:p>TUR</text:p>
          </table:table-cell>
          <table:table-cell office:value-type="string">
            <text:p>Içel</text:p>
          </table:table-cell>
          <table:table-cell office:value-type="string">
            <text:p>{"Population": 587212}</text:p>
          </table:table-cell>
        </table:table-row>
        <table:table-row>
          <table:table-cell office:value-type="float" office:value="3365">
            <text:p>3 365</text:p>
          </table:table-cell>
          <table:table-cell office:value-type="string">
            <text:p>Antalya</text:p>
          </table:table-cell>
          <table:table-cell office:value-type="string">
            <text:p>TUR</text:p>
          </table:table-cell>
          <table:table-cell office:value-type="string">
            <text:p>Antalya</text:p>
          </table:table-cell>
          <table:table-cell office:value-type="string">
            <text:p>{"Population": 564914}</text:p>
          </table:table-cell>
        </table:table-row>
        <table:table-row>
          <table:table-cell office:value-type="float" office:value="3366">
            <text:p>3 366</text:p>
          </table:table-cell>
          <table:table-cell office:value-type="string">
            <text:p>Diyarbakir</text:p>
          </table:table-cell>
          <table:table-cell office:value-type="string">
            <text:p>TUR</text:p>
          </table:table-cell>
          <table:table-cell office:value-type="string">
            <text:p>Diyarbakir</text:p>
          </table:table-cell>
          <table:table-cell office:value-type="string">
            <text:p>{"Population": 479884}</text:p>
          </table:table-cell>
        </table:table-row>
        <table:table-row>
          <table:table-cell office:value-type="float" office:value="3367">
            <text:p>3 367</text:p>
          </table:table-cell>
          <table:table-cell office:value-type="string">
            <text:p>Kayseri</text:p>
          </table:table-cell>
          <table:table-cell office:value-type="string">
            <text:p>TUR</text:p>
          </table:table-cell>
          <table:table-cell office:value-type="string">
            <text:p>Kayseri</text:p>
          </table:table-cell>
          <table:table-cell office:value-type="string">
            <text:p>{"Population": 475657}</text:p>
          </table:table-cell>
        </table:table-row>
        <table:table-row>
          <table:table-cell office:value-type="float" office:value="3368">
            <text:p>3 368</text:p>
          </table:table-cell>
          <table:table-cell office:value-type="string">
            <text:p>Eskisehir</text:p>
          </table:table-cell>
          <table:table-cell office:value-type="string">
            <text:p>TUR</text:p>
          </table:table-cell>
          <table:table-cell office:value-type="string">
            <text:p>Eskisehir</text:p>
          </table:table-cell>
          <table:table-cell office:value-type="string">
            <text:p>{"Population": 470781}</text:p>
          </table:table-cell>
        </table:table-row>
        <table:table-row>
          <table:table-cell office:value-type="float" office:value="3369">
            <text:p>3 369</text:p>
          </table:table-cell>
          <table:table-cell office:value-type="string">
            <text:p>Sanliurfa</text:p>
          </table:table-cell>
          <table:table-cell office:value-type="string">
            <text:p>TUR</text:p>
          </table:table-cell>
          <table:table-cell office:value-type="string">
            <text:p>Sanliurfa</text:p>
          </table:table-cell>
          <table:table-cell office:value-type="string">
            <text:p>{"Population": 405905}</text:p>
          </table:table-cell>
        </table:table-row>
        <table:table-row>
          <table:table-cell office:value-type="float" office:value="3370">
            <text:p>3 370</text:p>
          </table:table-cell>
          <table:table-cell office:value-type="string">
            <text:p>Samsun</text:p>
          </table:table-cell>
          <table:table-cell office:value-type="string">
            <text:p>TUR</text:p>
          </table:table-cell>
          <table:table-cell office:value-type="string">
            <text:p>Samsun</text:p>
          </table:table-cell>
          <table:table-cell office:value-type="string">
            <text:p>{"Population": 339871}</text:p>
          </table:table-cell>
        </table:table-row>
        <table:table-row>
          <table:table-cell office:value-type="float" office:value="3371">
            <text:p>3 371</text:p>
          </table:table-cell>
          <table:table-cell office:value-type="string">
            <text:p>Malatya</text:p>
          </table:table-cell>
          <table:table-cell office:value-type="string">
            <text:p>TUR</text:p>
          </table:table-cell>
          <table:table-cell office:value-type="string">
            <text:p>Malatya</text:p>
          </table:table-cell>
          <table:table-cell office:value-type="string">
            <text:p>{"Population": 330312}</text:p>
          </table:table-cell>
        </table:table-row>
        <table:table-row>
          <table:table-cell office:value-type="float" office:value="3372">
            <text:p>3 372</text:p>
          </table:table-cell>
          <table:table-cell office:value-type="string">
            <text:p>Gebze</text:p>
          </table:table-cell>
          <table:table-cell office:value-type="string">
            <text:p>TUR</text:p>
          </table:table-cell>
          <table:table-cell office:value-type="string">
            <text:p>Kocaeli</text:p>
          </table:table-cell>
          <table:table-cell office:value-type="string">
            <text:p>{"Population": 264170}</text:p>
          </table:table-cell>
        </table:table-row>
        <table:table-row>
          <table:table-cell office:value-type="float" office:value="3373">
            <text:p>3 373</text:p>
          </table:table-cell>
          <table:table-cell office:value-type="string">
            <text:p>Denizli</text:p>
          </table:table-cell>
          <table:table-cell office:value-type="string">
            <text:p>TUR</text:p>
          </table:table-cell>
          <table:table-cell office:value-type="string">
            <text:p>Denizli</text:p>
          </table:table-cell>
          <table:table-cell office:value-type="string">
            <text:p>{"Population": 253848}</text:p>
          </table:table-cell>
        </table:table-row>
        <table:table-row>
          <table:table-cell office:value-type="float" office:value="3374">
            <text:p>3 374</text:p>
          </table:table-cell>
          <table:table-cell office:value-type="string">
            <text:p>Sivas</text:p>
          </table:table-cell>
          <table:table-cell office:value-type="string">
            <text:p>TUR</text:p>
          </table:table-cell>
          <table:table-cell office:value-type="string">
            <text:p>Sivas</text:p>
          </table:table-cell>
          <table:table-cell office:value-type="string">
            <text:p>{"Population": 246642}</text:p>
          </table:table-cell>
        </table:table-row>
        <table:table-row>
          <table:table-cell office:value-type="float" office:value="3375">
            <text:p>3 375</text:p>
          </table:table-cell>
          <table:table-cell office:value-type="string">
            <text:p>Erzurum</text:p>
          </table:table-cell>
          <table:table-cell office:value-type="string">
            <text:p>TUR</text:p>
          </table:table-cell>
          <table:table-cell office:value-type="string">
            <text:p>Erzurum</text:p>
          </table:table-cell>
          <table:table-cell office:value-type="string">
            <text:p>{"Population": 246535}</text:p>
          </table:table-cell>
        </table:table-row>
        <table:table-row>
          <table:table-cell office:value-type="float" office:value="3376">
            <text:p>3 376</text:p>
          </table:table-cell>
          <table:table-cell office:value-type="string">
            <text:p>Tarsus</text:p>
          </table:table-cell>
          <table:table-cell office:value-type="string">
            <text:p>TUR</text:p>
          </table:table-cell>
          <table:table-cell office:value-type="string">
            <text:p>Adana</text:p>
          </table:table-cell>
          <table:table-cell office:value-type="string">
            <text:p>{"Population": 246206}</text:p>
          </table:table-cell>
        </table:table-row>
        <table:table-row>
          <table:table-cell office:value-type="float" office:value="3377">
            <text:p>3 377</text:p>
          </table:table-cell>
          <table:table-cell office:value-type="string">
            <text:p>Kahramanmaras</text:p>
          </table:table-cell>
          <table:table-cell office:value-type="string">
            <text:p>TUR</text:p>
          </table:table-cell>
          <table:table-cell office:value-type="string">
            <text:p>Kahramanmaras</text:p>
          </table:table-cell>
          <table:table-cell office:value-type="string">
            <text:p>{"Population": 245772}</text:p>
          </table:table-cell>
        </table:table-row>
        <table:table-row>
          <table:table-cell office:value-type="float" office:value="3378">
            <text:p>3 378</text:p>
          </table:table-cell>
          <table:table-cell office:value-type="string">
            <text:p>Elâzig</text:p>
          </table:table-cell>
          <table:table-cell office:value-type="string">
            <text:p>TUR</text:p>
          </table:table-cell>
          <table:table-cell office:value-type="string">
            <text:p>Elâzig</text:p>
          </table:table-cell>
          <table:table-cell office:value-type="string">
            <text:p>{"Population": 228815}</text:p>
          </table:table-cell>
        </table:table-row>
        <table:table-row>
          <table:table-cell office:value-type="float" office:value="3379">
            <text:p>3 379</text:p>
          </table:table-cell>
          <table:table-cell office:value-type="string">
            <text:p>Van</text:p>
          </table:table-cell>
          <table:table-cell office:value-type="string">
            <text:p>TUR</text:p>
          </table:table-cell>
          <table:table-cell office:value-type="string">
            <text:p>Van</text:p>
          </table:table-cell>
          <table:table-cell office:value-type="string">
            <text:p>{"Population": 219319}</text:p>
          </table:table-cell>
        </table:table-row>
        <table:table-row>
          <table:table-cell office:value-type="float" office:value="3380">
            <text:p>3 380</text:p>
          </table:table-cell>
          <table:table-cell office:value-type="string">
            <text:p>Sultanbeyli</text:p>
          </table:table-cell>
          <table:table-cell office:value-type="string">
            <text:p>TUR</text:p>
          </table:table-cell>
          <table:table-cell office:value-type="string">
            <text:p>Istanbul</text:p>
          </table:table-cell>
          <table:table-cell office:value-type="string">
            <text:p>{"Population": 211068}</text:p>
          </table:table-cell>
        </table:table-row>
        <table:table-row>
          <table:table-cell office:value-type="float" office:value="3381">
            <text:p>3 381</text:p>
          </table:table-cell>
          <table:table-cell office:value-type="string">
            <text:p>Izmit (Kocaeli)</text:p>
          </table:table-cell>
          <table:table-cell office:value-type="string">
            <text:p>TUR</text:p>
          </table:table-cell>
          <table:table-cell office:value-type="string">
            <text:p>Kocaeli</text:p>
          </table:table-cell>
          <table:table-cell office:value-type="string">
            <text:p>{"Population": 210068}</text:p>
          </table:table-cell>
        </table:table-row>
        <table:table-row>
          <table:table-cell office:value-type="float" office:value="3382">
            <text:p>3 382</text:p>
          </table:table-cell>
          <table:table-cell office:value-type="string">
            <text:p>Manisa</text:p>
          </table:table-cell>
          <table:table-cell office:value-type="string">
            <text:p>TUR</text:p>
          </table:table-cell>
          <table:table-cell office:value-type="string">
            <text:p>Manisa</text:p>
          </table:table-cell>
          <table:table-cell office:value-type="string">
            <text:p>{"Population": 207148}</text:p>
          </table:table-cell>
        </table:table-row>
        <table:table-row>
          <table:table-cell office:value-type="float" office:value="3383">
            <text:p>3 383</text:p>
          </table:table-cell>
          <table:table-cell office:value-type="string">
            <text:p>Batman</text:p>
          </table:table-cell>
          <table:table-cell office:value-type="string">
            <text:p>TUR</text:p>
          </table:table-cell>
          <table:table-cell office:value-type="string">
            <text:p>Batman</text:p>
          </table:table-cell>
          <table:table-cell office:value-type="string">
            <text:p>{"Population": 203793}</text:p>
          </table:table-cell>
        </table:table-row>
        <table:table-row>
          <table:table-cell office:value-type="float" office:value="3384">
            <text:p>3 384</text:p>
          </table:table-cell>
          <table:table-cell office:value-type="string">
            <text:p>Balikesir</text:p>
          </table:table-cell>
          <table:table-cell office:value-type="string">
            <text:p>TUR</text:p>
          </table:table-cell>
          <table:table-cell office:value-type="string">
            <text:p>Balikesir</text:p>
          </table:table-cell>
          <table:table-cell office:value-type="string">
            <text:p>{"Population": 196382}</text:p>
          </table:table-cell>
        </table:table-row>
        <table:table-row>
          <table:table-cell office:value-type="float" office:value="3385">
            <text:p>3 385</text:p>
          </table:table-cell>
          <table:table-cell office:value-type="string">
            <text:p>Sakarya (Adapazari)</text:p>
          </table:table-cell>
          <table:table-cell office:value-type="string">
            <text:p>TUR</text:p>
          </table:table-cell>
          <table:table-cell office:value-type="string">
            <text:p>Sakarya</text:p>
          </table:table-cell>
          <table:table-cell office:value-type="string">
            <text:p>{"Population": 190641}</text:p>
          </table:table-cell>
        </table:table-row>
        <table:table-row>
          <table:table-cell office:value-type="float" office:value="3386">
            <text:p>3 386</text:p>
          </table:table-cell>
          <table:table-cell office:value-type="string">
            <text:p>Iskenderun</text:p>
          </table:table-cell>
          <table:table-cell office:value-type="string">
            <text:p>TUR</text:p>
          </table:table-cell>
          <table:table-cell office:value-type="string">
            <text:p>Hatay</text:p>
          </table:table-cell>
          <table:table-cell office:value-type="string">
            <text:p>{"Population": 153022}</text:p>
          </table:table-cell>
        </table:table-row>
        <table:table-row>
          <table:table-cell office:value-type="float" office:value="3387">
            <text:p>3 387</text:p>
          </table:table-cell>
          <table:table-cell office:value-type="string">
            <text:p>Osmaniye</text:p>
          </table:table-cell>
          <table:table-cell office:value-type="string">
            <text:p>TUR</text:p>
          </table:table-cell>
          <table:table-cell office:value-type="string">
            <text:p>Osmaniye</text:p>
          </table:table-cell>
          <table:table-cell office:value-type="string">
            <text:p>{"Population": 146003}</text:p>
          </table:table-cell>
        </table:table-row>
        <table:table-row>
          <table:table-cell office:value-type="float" office:value="3388">
            <text:p>3 388</text:p>
          </table:table-cell>
          <table:table-cell office:value-type="string">
            <text:p>Çorum</text:p>
          </table:table-cell>
          <table:table-cell office:value-type="string">
            <text:p>TUR</text:p>
          </table:table-cell>
          <table:table-cell office:value-type="string">
            <text:p>Çorum</text:p>
          </table:table-cell>
          <table:table-cell office:value-type="string">
            <text:p>{"Population": 145495}</text:p>
          </table:table-cell>
        </table:table-row>
        <table:table-row>
          <table:table-cell office:value-type="float" office:value="3389">
            <text:p>3 389</text:p>
          </table:table-cell>
          <table:table-cell office:value-type="string">
            <text:p>Kütahya</text:p>
          </table:table-cell>
          <table:table-cell office:value-type="string">
            <text:p>TUR</text:p>
          </table:table-cell>
          <table:table-cell office:value-type="string">
            <text:p>Kütahya</text:p>
          </table:table-cell>
          <table:table-cell office:value-type="string">
            <text:p>{"Population": 144761}</text:p>
          </table:table-cell>
        </table:table-row>
        <table:table-row>
          <table:table-cell office:value-type="float" office:value="3390">
            <text:p>3 390</text:p>
          </table:table-cell>
          <table:table-cell office:value-type="string">
            <text:p>Hatay (Antakya)</text:p>
          </table:table-cell>
          <table:table-cell office:value-type="string">
            <text:p>TUR</text:p>
          </table:table-cell>
          <table:table-cell office:value-type="string">
            <text:p>Hatay</text:p>
          </table:table-cell>
          <table:table-cell office:value-type="string">
            <text:p>{"Population": 143982}</text:p>
          </table:table-cell>
        </table:table-row>
        <table:table-row>
          <table:table-cell office:value-type="float" office:value="3391">
            <text:p>3 391</text:p>
          </table:table-cell>
          <table:table-cell office:value-type="string">
            <text:p>Kirikkale</text:p>
          </table:table-cell>
          <table:table-cell office:value-type="string">
            <text:p>TUR</text:p>
          </table:table-cell>
          <table:table-cell office:value-type="string">
            <text:p>Kirikkale</text:p>
          </table:table-cell>
          <table:table-cell office:value-type="string">
            <text:p>{"Population": 142044}</text:p>
          </table:table-cell>
        </table:table-row>
        <table:table-row>
          <table:table-cell office:value-type="float" office:value="3392">
            <text:p>3 392</text:p>
          </table:table-cell>
          <table:table-cell office:value-type="string">
            <text:p>Adiyaman</text:p>
          </table:table-cell>
          <table:table-cell office:value-type="string">
            <text:p>TUR</text:p>
          </table:table-cell>
          <table:table-cell office:value-type="string">
            <text:p>Adiyaman</text:p>
          </table:table-cell>
          <table:table-cell office:value-type="string">
            <text:p>{"Population": 141529}</text:p>
          </table:table-cell>
        </table:table-row>
        <table:table-row>
          <table:table-cell office:value-type="float" office:value="3393">
            <text:p>3 393</text:p>
          </table:table-cell>
          <table:table-cell office:value-type="string">
            <text:p>Trabzon</text:p>
          </table:table-cell>
          <table:table-cell office:value-type="string">
            <text:p>TUR</text:p>
          </table:table-cell>
          <table:table-cell office:value-type="string">
            <text:p>Trabzon</text:p>
          </table:table-cell>
          <table:table-cell office:value-type="string">
            <text:p>{"Population": 138234}</text:p>
          </table:table-cell>
        </table:table-row>
        <table:table-row>
          <table:table-cell office:value-type="float" office:value="3394">
            <text:p>3 394</text:p>
          </table:table-cell>
          <table:table-cell office:value-type="string">
            <text:p>Ordu</text:p>
          </table:table-cell>
          <table:table-cell office:value-type="string">
            <text:p>TUR</text:p>
          </table:table-cell>
          <table:table-cell office:value-type="string">
            <text:p>Ordu</text:p>
          </table:table-cell>
          <table:table-cell office:value-type="string">
            <text:p>{"Population": 133642}</text:p>
          </table:table-cell>
        </table:table-row>
        <table:table-row>
          <table:table-cell office:value-type="float" office:value="3395">
            <text:p>3 395</text:p>
          </table:table-cell>
          <table:table-cell office:value-type="string">
            <text:p>Aydin</text:p>
          </table:table-cell>
          <table:table-cell office:value-type="string">
            <text:p>TUR</text:p>
          </table:table-cell>
          <table:table-cell office:value-type="string">
            <text:p>Aydin</text:p>
          </table:table-cell>
          <table:table-cell office:value-type="string">
            <text:p>{"Population": 128651}</text:p>
          </table:table-cell>
        </table:table-row>
        <table:table-row>
          <table:table-cell office:value-type="float" office:value="3396">
            <text:p>3 396</text:p>
          </table:table-cell>
          <table:table-cell office:value-type="string">
            <text:p>Usak</text:p>
          </table:table-cell>
          <table:table-cell office:value-type="string">
            <text:p>TUR</text:p>
          </table:table-cell>
          <table:table-cell office:value-type="string">
            <text:p>Usak</text:p>
          </table:table-cell>
          <table:table-cell office:value-type="string">
            <text:p>{"Population": 128162}</text:p>
          </table:table-cell>
        </table:table-row>
        <table:table-row>
          <table:table-cell office:value-type="float" office:value="3397">
            <text:p>3 397</text:p>
          </table:table-cell>
          <table:table-cell office:value-type="string">
            <text:p>Edirne</text:p>
          </table:table-cell>
          <table:table-cell office:value-type="string">
            <text:p>TUR</text:p>
          </table:table-cell>
          <table:table-cell office:value-type="string">
            <text:p>Edirne</text:p>
          </table:table-cell>
          <table:table-cell office:value-type="string">
            <text:p>{"Population": 123383}</text:p>
          </table:table-cell>
        </table:table-row>
        <table:table-row>
          <table:table-cell office:value-type="float" office:value="3398">
            <text:p>3 398</text:p>
          </table:table-cell>
          <table:table-cell office:value-type="string">
            <text:p>Çorlu</text:p>
          </table:table-cell>
          <table:table-cell office:value-type="string">
            <text:p>TUR</text:p>
          </table:table-cell>
          <table:table-cell office:value-type="string">
            <text:p>Tekirdag</text:p>
          </table:table-cell>
          <table:table-cell office:value-type="string">
            <text:p>{"Population": 123300}</text:p>
          </table:table-cell>
        </table:table-row>
        <table:table-row>
          <table:table-cell office:value-type="float" office:value="3399">
            <text:p>3 399</text:p>
          </table:table-cell>
          <table:table-cell office:value-type="string">
            <text:p>Isparta</text:p>
          </table:table-cell>
          <table:table-cell office:value-type="string">
            <text:p>TUR</text:p>
          </table:table-cell>
          <table:table-cell office:value-type="string">
            <text:p>Isparta</text:p>
          </table:table-cell>
          <table:table-cell office:value-type="string">
            <text:p>{"Population": 121911}</text:p>
          </table:table-cell>
        </table:table-row>
        <table:table-row>
          <table:table-cell office:value-type="float" office:value="3400">
            <text:p>3 400</text:p>
          </table:table-cell>
          <table:table-cell office:value-type="string">
            <text:p>Karabük</text:p>
          </table:table-cell>
          <table:table-cell office:value-type="string">
            <text:p>TUR</text:p>
          </table:table-cell>
          <table:table-cell office:value-type="string">
            <text:p>Karabük</text:p>
          </table:table-cell>
          <table:table-cell office:value-type="string">
            <text:p>{"Population": 118285}</text:p>
          </table:table-cell>
        </table:table-row>
        <table:table-row>
          <table:table-cell office:value-type="float" office:value="3401">
            <text:p>3 401</text:p>
          </table:table-cell>
          <table:table-cell office:value-type="string">
            <text:p>Kilis</text:p>
          </table:table-cell>
          <table:table-cell office:value-type="string">
            <text:p>TUR</text:p>
          </table:table-cell>
          <table:table-cell office:value-type="string">
            <text:p>Kilis</text:p>
          </table:table-cell>
          <table:table-cell office:value-type="string">
            <text:p>{"Population": 118245}</text:p>
          </table:table-cell>
        </table:table-row>
        <table:table-row>
          <table:table-cell office:value-type="float" office:value="3402">
            <text:p>3 402</text:p>
          </table:table-cell>
          <table:table-cell office:value-type="string">
            <text:p>Alanya</text:p>
          </table:table-cell>
          <table:table-cell office:value-type="string">
            <text:p>TUR</text:p>
          </table:table-cell>
          <table:table-cell office:value-type="string">
            <text:p>Antalya</text:p>
          </table:table-cell>
          <table:table-cell office:value-type="string">
            <text:p>{"Population": 117300}</text:p>
          </table:table-cell>
        </table:table-row>
        <table:table-row>
          <table:table-cell office:value-type="float" office:value="3403">
            <text:p>3 403</text:p>
          </table:table-cell>
          <table:table-cell office:value-type="string">
            <text:p>Kiziltepe</text:p>
          </table:table-cell>
          <table:table-cell office:value-type="string">
            <text:p>TUR</text:p>
          </table:table-cell>
          <table:table-cell office:value-type="string">
            <text:p>Mardin</text:p>
          </table:table-cell>
          <table:table-cell office:value-type="string">
            <text:p>{"Population": 112000}</text:p>
          </table:table-cell>
        </table:table-row>
        <table:table-row>
          <table:table-cell office:value-type="float" office:value="3404">
            <text:p>3 404</text:p>
          </table:table-cell>
          <table:table-cell office:value-type="string">
            <text:p>Zonguldak</text:p>
          </table:table-cell>
          <table:table-cell office:value-type="string">
            <text:p>TUR</text:p>
          </table:table-cell>
          <table:table-cell office:value-type="string">
            <text:p>Zonguldak</text:p>
          </table:table-cell>
          <table:table-cell office:value-type="string">
            <text:p>{"Population": 111542}</text:p>
          </table:table-cell>
        </table:table-row>
        <table:table-row>
          <table:table-cell office:value-type="float" office:value="3405">
            <text:p>3 405</text:p>
          </table:table-cell>
          <table:table-cell office:value-type="string">
            <text:p>Siirt</text:p>
          </table:table-cell>
          <table:table-cell office:value-type="string">
            <text:p>TUR</text:p>
          </table:table-cell>
          <table:table-cell office:value-type="string">
            <text:p>Siirt</text:p>
          </table:table-cell>
          <table:table-cell office:value-type="string">
            <text:p>{"Population": 107100}</text:p>
          </table:table-cell>
        </table:table-row>
        <table:table-row>
          <table:table-cell office:value-type="float" office:value="3406">
            <text:p>3 406</text:p>
          </table:table-cell>
          <table:table-cell office:value-type="string">
            <text:p>Viransehir</text:p>
          </table:table-cell>
          <table:table-cell office:value-type="string">
            <text:p>TUR</text:p>
          </table:table-cell>
          <table:table-cell office:value-type="string">
            <text:p>Sanliurfa</text:p>
          </table:table-cell>
          <table:table-cell office:value-type="string">
            <text:p>{"Population": 106400}</text:p>
          </table:table-cell>
        </table:table-row>
        <table:table-row>
          <table:table-cell office:value-type="float" office:value="3407">
            <text:p>3 407</text:p>
          </table:table-cell>
          <table:table-cell office:value-type="string">
            <text:p>Tekirdag</text:p>
          </table:table-cell>
          <table:table-cell office:value-type="string">
            <text:p>TUR</text:p>
          </table:table-cell>
          <table:table-cell office:value-type="string">
            <text:p>Tekirdag</text:p>
          </table:table-cell>
          <table:table-cell office:value-type="string">
            <text:p>{"Population": 106077}</text:p>
          </table:table-cell>
        </table:table-row>
        <table:table-row>
          <table:table-cell office:value-type="float" office:value="3408">
            <text:p>3 408</text:p>
          </table:table-cell>
          <table:table-cell office:value-type="string">
            <text:p>Karaman</text:p>
          </table:table-cell>
          <table:table-cell office:value-type="string">
            <text:p>TUR</text:p>
          </table:table-cell>
          <table:table-cell office:value-type="string">
            <text:p>Karaman</text:p>
          </table:table-cell>
          <table:table-cell office:value-type="string">
            <text:p>{"Population": 104200}</text:p>
          </table:table-cell>
        </table:table-row>
        <table:table-row>
          <table:table-cell office:value-type="float" office:value="3409">
            <text:p>3 409</text:p>
          </table:table-cell>
          <table:table-cell office:value-type="string">
            <text:p>Afyon</text:p>
          </table:table-cell>
          <table:table-cell office:value-type="string">
            <text:p>TUR</text:p>
          </table:table-cell>
          <table:table-cell office:value-type="string">
            <text:p>Afyon</text:p>
          </table:table-cell>
          <table:table-cell office:value-type="string">
            <text:p>{"Population": 103984}</text:p>
          </table:table-cell>
        </table:table-row>
        <table:table-row>
          <table:table-cell office:value-type="float" office:value="3410">
            <text:p>3 410</text:p>
          </table:table-cell>
          <table:table-cell office:value-type="string">
            <text:p>Aksaray</text:p>
          </table:table-cell>
          <table:table-cell office:value-type="string">
            <text:p>TUR</text:p>
          </table:table-cell>
          <table:table-cell office:value-type="string">
            <text:p>Aksaray</text:p>
          </table:table-cell>
          <table:table-cell office:value-type="string">
            <text:p>{"Population": 102681}</text:p>
          </table:table-cell>
        </table:table-row>
        <table:table-row>
          <table:table-cell office:value-type="float" office:value="3411">
            <text:p>3 411</text:p>
          </table:table-cell>
          <table:table-cell office:value-type="string">
            <text:p>Ceyhan</text:p>
          </table:table-cell>
          <table:table-cell office:value-type="string">
            <text:p>TUR</text:p>
          </table:table-cell>
          <table:table-cell office:value-type="string">
            <text:p>Adana</text:p>
          </table:table-cell>
          <table:table-cell office:value-type="string">
            <text:p>{"Population": 102412}</text:p>
          </table:table-cell>
        </table:table-row>
        <table:table-row>
          <table:table-cell office:value-type="float" office:value="3412">
            <text:p>3 412</text:p>
          </table:table-cell>
          <table:table-cell office:value-type="string">
            <text:p>Erzincan</text:p>
          </table:table-cell>
          <table:table-cell office:value-type="string">
            <text:p>TUR</text:p>
          </table:table-cell>
          <table:table-cell office:value-type="string">
            <text:p>Erzincan</text:p>
          </table:table-cell>
          <table:table-cell office:value-type="string">
            <text:p>{"Population": 102304}</text:p>
          </table:table-cell>
        </table:table-row>
        <table:table-row>
          <table:table-cell office:value-type="float" office:value="3413">
            <text:p>3 413</text:p>
          </table:table-cell>
          <table:table-cell office:value-type="string">
            <text:p>Bismil</text:p>
          </table:table-cell>
          <table:table-cell office:value-type="string">
            <text:p>TUR</text:p>
          </table:table-cell>
          <table:table-cell office:value-type="string">
            <text:p>Diyarbakir</text:p>
          </table:table-cell>
          <table:table-cell office:value-type="string">
            <text:p>{"Population": 101400}</text:p>
          </table:table-cell>
        </table:table-row>
        <table:table-row>
          <table:table-cell office:value-type="float" office:value="3414">
            <text:p>3 414</text:p>
          </table:table-cell>
          <table:table-cell office:value-type="string">
            <text:p>Nazilli</text:p>
          </table:table-cell>
          <table:table-cell office:value-type="string">
            <text:p>TUR</text:p>
          </table:table-cell>
          <table:table-cell office:value-type="string">
            <text:p>Aydin</text:p>
          </table:table-cell>
          <table:table-cell office:value-type="string">
            <text:p>{"Population": 99900}</text:p>
          </table:table-cell>
        </table:table-row>
        <table:table-row>
          <table:table-cell office:value-type="float" office:value="3415">
            <text:p>3 415</text:p>
          </table:table-cell>
          <table:table-cell office:value-type="string">
            <text:p>Tokat</text:p>
          </table:table-cell>
          <table:table-cell office:value-type="string">
            <text:p>TUR</text:p>
          </table:table-cell>
          <table:table-cell office:value-type="string">
            <text:p>Tokat</text:p>
          </table:table-cell>
          <table:table-cell office:value-type="string">
            <text:p>{"Population": 99500}</text:p>
          </table:table-cell>
        </table:table-row>
        <table:table-row>
          <table:table-cell office:value-type="float" office:value="3416">
            <text:p>3 416</text:p>
          </table:table-cell>
          <table:table-cell office:value-type="string">
            <text:p>Kars</text:p>
          </table:table-cell>
          <table:table-cell office:value-type="string">
            <text:p>TUR</text:p>
          </table:table-cell>
          <table:table-cell office:value-type="string">
            <text:p>Kars</text:p>
          </table:table-cell>
          <table:table-cell office:value-type="string">
            <text:p>{"Population": 93000}</text:p>
          </table:table-cell>
        </table:table-row>
        <table:table-row>
          <table:table-cell office:value-type="float" office:value="3417">
            <text:p>3 417</text:p>
          </table:table-cell>
          <table:table-cell office:value-type="string">
            <text:p>Inegöl</text:p>
          </table:table-cell>
          <table:table-cell office:value-type="string">
            <text:p>TUR</text:p>
          </table:table-cell>
          <table:table-cell office:value-type="string">
            <text:p>Bursa</text:p>
          </table:table-cell>
          <table:table-cell office:value-type="string">
            <text:p>{"Population": 90500}</text:p>
          </table:table-cell>
        </table:table-row>
        <table:table-row>
          <table:table-cell office:value-type="float" office:value="3418">
            <text:p>3 418</text:p>
          </table:table-cell>
          <table:table-cell office:value-type="string">
            <text:p>Bandirma</text:p>
          </table:table-cell>
          <table:table-cell office:value-type="string">
            <text:p>TUR</text:p>
          </table:table-cell>
          <table:table-cell office:value-type="string">
            <text:p>Balikesir</text:p>
          </table:table-cell>
          <table:table-cell office:value-type="string">
            <text:p>{"Population": 90200}</text:p>
          </table:table-cell>
        </table:table-row>
        <table:table-row>
          <table:table-cell office:value-type="float" office:value="3419">
            <text:p>3 419</text:p>
          </table:table-cell>
          <table:table-cell office:value-type="string">
            <text:p>Ashgabat</text:p>
          </table:table-cell>
          <table:table-cell office:value-type="string">
            <text:p>TKM</text:p>
          </table:table-cell>
          <table:table-cell office:value-type="string">
            <text:p>Ahal</text:p>
          </table:table-cell>
          <table:table-cell office:value-type="string">
            <text:p>{"Population": 540600}</text:p>
          </table:table-cell>
        </table:table-row>
        <table:table-row>
          <table:table-cell office:value-type="float" office:value="3420">
            <text:p>3 420</text:p>
          </table:table-cell>
          <table:table-cell office:value-type="string">
            <text:p>Chärjew</text:p>
          </table:table-cell>
          <table:table-cell office:value-type="string">
            <text:p>TKM</text:p>
          </table:table-cell>
          <table:table-cell office:value-type="string">
            <text:p>Lebap</text:p>
          </table:table-cell>
          <table:table-cell office:value-type="string">
            <text:p>{"Population": 189200}</text:p>
          </table:table-cell>
        </table:table-row>
        <table:table-row>
          <table:table-cell office:value-type="float" office:value="3421">
            <text:p>3 421</text:p>
          </table:table-cell>
          <table:table-cell office:value-type="string">
            <text:p>Dashhowuz</text:p>
          </table:table-cell>
          <table:table-cell office:value-type="string">
            <text:p>TKM</text:p>
          </table:table-cell>
          <table:table-cell office:value-type="string">
            <text:p>Dashhowuz</text:p>
          </table:table-cell>
          <table:table-cell office:value-type="string">
            <text:p>{"Population": 141800}</text:p>
          </table:table-cell>
        </table:table-row>
        <table:table-row>
          <table:table-cell office:value-type="float" office:value="3422">
            <text:p>3 422</text:p>
          </table:table-cell>
          <table:table-cell office:value-type="string">
            <text:p>Mary</text:p>
          </table:table-cell>
          <table:table-cell office:value-type="string">
            <text:p>TKM</text:p>
          </table:table-cell>
          <table:table-cell office:value-type="string">
            <text:p>Mary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3423">
            <text:p>3 423</text:p>
          </table:table-cell>
          <table:table-cell office:value-type="string">
            <text:p>Cockburn Town</text:p>
          </table:table-cell>
          <table:table-cell office:value-type="string">
            <text:p>TCA</text:p>
          </table:table-cell>
          <table:table-cell office:value-type="string">
            <text:p>Grand Turk</text:p>
          </table:table-cell>
          <table:table-cell office:value-type="string">
            <text:p>{"Population": 4800}</text:p>
          </table:table-cell>
        </table:table-row>
        <table:table-row>
          <table:table-cell office:value-type="float" office:value="3424">
            <text:p>3 424</text:p>
          </table:table-cell>
          <table:table-cell office:value-type="string">
            <text:p>Funafuti</text:p>
          </table:table-cell>
          <table:table-cell office:value-type="string">
            <text:p>TUV</text:p>
          </table:table-cell>
          <table:table-cell office:value-type="string">
            <text:p>Funafuti</text:p>
          </table:table-cell>
          <table:table-cell office:value-type="string">
            <text:p>{"Population": 4600}</text:p>
          </table:table-cell>
        </table:table-row>
        <table:table-row>
          <table:table-cell office:value-type="float" office:value="3425">
            <text:p>3 425</text:p>
          </table:table-cell>
          <table:table-cell office:value-type="string">
            <text:p>Kampala</text:p>
          </table:table-cell>
          <table:table-cell office:value-type="string">
            <text:p>UGA</text:p>
          </table:table-cell>
          <table:table-cell office:value-type="string">
            <text:p>Central</text:p>
          </table:table-cell>
          <table:table-cell office:value-type="string">
            <text:p>{"Population": 890800}</text:p>
          </table:table-cell>
        </table:table-row>
        <table:table-row>
          <table:table-cell office:value-type="float" office:value="3426">
            <text:p>3 426</text:p>
          </table:table-cell>
          <table:table-cell office:value-type="string">
            <text:p>Kyiv</text:p>
          </table:table-cell>
          <table:table-cell office:value-type="string">
            <text:p>UKR</text:p>
          </table:table-cell>
          <table:table-cell office:value-type="string">
            <text:p>Kiova</text:p>
          </table:table-cell>
          <table:table-cell office:value-type="string">
            <text:p>{"Population": 2624000}</text:p>
          </table:table-cell>
        </table:table-row>
        <table:table-row>
          <table:table-cell office:value-type="float" office:value="3427">
            <text:p>3 427</text:p>
          </table:table-cell>
          <table:table-cell office:value-type="string">
            <text:p>Harkova [Harkiv]</text:p>
          </table:table-cell>
          <table:table-cell office:value-type="string">
            <text:p>UKR</text:p>
          </table:table-cell>
          <table:table-cell office:value-type="string">
            <text:p>Harkova</text:p>
          </table:table-cell>
          <table:table-cell office:value-type="string">
            <text:p>{"Population": 1500000}</text:p>
          </table:table-cell>
        </table:table-row>
        <table:table-row>
          <table:table-cell office:value-type="float" office:value="3428">
            <text:p>3 428</text:p>
          </table:table-cell>
          <table:table-cell office:value-type="string">
            <text:p>Dnipropetrovsk</text:p>
          </table:table-cell>
          <table:table-cell office:value-type="string">
            <text:p>UKR</text:p>
          </table:table-cell>
          <table:table-cell office:value-type="string">
            <text:p>Dnipropetrovsk</text:p>
          </table:table-cell>
          <table:table-cell office:value-type="string">
            <text:p>{"Population": 1103000}</text:p>
          </table:table-cell>
        </table:table-row>
        <table:table-row>
          <table:table-cell office:value-type="float" office:value="3429">
            <text:p>3 429</text:p>
          </table:table-cell>
          <table:table-cell office:value-type="string">
            <text:p>Donetsk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1050000}</text:p>
          </table:table-cell>
        </table:table-row>
        <table:table-row>
          <table:table-cell office:value-type="float" office:value="3430">
            <text:p>3 430</text:p>
          </table:table-cell>
          <table:table-cell office:value-type="string">
            <text:p>Odesa</text:p>
          </table:table-cell>
          <table:table-cell office:value-type="string">
            <text:p>UKR</text:p>
          </table:table-cell>
          <table:table-cell office:value-type="string">
            <text:p>Odesa</text:p>
          </table:table-cell>
          <table:table-cell office:value-type="string">
            <text:p>{"Population": 1011000}</text:p>
          </table:table-cell>
        </table:table-row>
        <table:table-row>
          <table:table-cell office:value-type="float" office:value="3431">
            <text:p>3 431</text:p>
          </table:table-cell>
          <table:table-cell office:value-type="string">
            <text:p>Zaporizzja</text:p>
          </table:table-cell>
          <table:table-cell office:value-type="string">
            <text:p>UKR</text:p>
          </table:table-cell>
          <table:table-cell office:value-type="string">
            <text:p>Zaporizzja</text:p>
          </table:table-cell>
          <table:table-cell office:value-type="string">
            <text:p>{"Population": 848000}</text:p>
          </table:table-cell>
        </table:table-row>
        <table:table-row>
          <table:table-cell office:value-type="float" office:value="3432">
            <text:p>3 432</text:p>
          </table:table-cell>
          <table:table-cell office:value-type="string">
            <text:p>Lviv</text:p>
          </table:table-cell>
          <table:table-cell office:value-type="string">
            <text:p>UKR</text:p>
          </table:table-cell>
          <table:table-cell office:value-type="string">
            <text:p>Lviv</text:p>
          </table:table-cell>
          <table:table-cell office:value-type="string">
            <text:p>{"Population": 788000}</text:p>
          </table:table-cell>
        </table:table-row>
        <table:table-row>
          <table:table-cell office:value-type="float" office:value="3433">
            <text:p>3 433</text:p>
          </table:table-cell>
          <table:table-cell office:value-type="string">
            <text:p>Kryvyi Rig</text:p>
          </table:table-cell>
          <table:table-cell office:value-type="string">
            <text:p>UKR</text:p>
          </table:table-cell>
          <table:table-cell office:value-type="string">
            <text:p>Dnipropetrovsk</text:p>
          </table:table-cell>
          <table:table-cell office:value-type="string">
            <text:p>{"Population": 703000}</text:p>
          </table:table-cell>
        </table:table-row>
        <table:table-row>
          <table:table-cell office:value-type="float" office:value="3434">
            <text:p>3 434</text:p>
          </table:table-cell>
          <table:table-cell office:value-type="string">
            <text:p>Mykolajiv</text:p>
          </table:table-cell>
          <table:table-cell office:value-type="string">
            <text:p>UKR</text:p>
          </table:table-cell>
          <table:table-cell office:value-type="string">
            <text:p>Mykolajiv</text:p>
          </table:table-cell>
          <table:table-cell office:value-type="string">
            <text:p>{"Population": 508000}</text:p>
          </table:table-cell>
        </table:table-row>
        <table:table-row>
          <table:table-cell office:value-type="float" office:value="3435">
            <text:p>3 435</text:p>
          </table:table-cell>
          <table:table-cell office:value-type="string">
            <text:p>Mariupol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490000}</text:p>
          </table:table-cell>
        </table:table-row>
        <table:table-row>
          <table:table-cell office:value-type="float" office:value="3436">
            <text:p>3 436</text:p>
          </table:table-cell>
          <table:table-cell office:value-type="string">
            <text:p>Lugansk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469000}</text:p>
          </table:table-cell>
        </table:table-row>
        <table:table-row>
          <table:table-cell office:value-type="float" office:value="3437">
            <text:p>3 437</text:p>
          </table:table-cell>
          <table:table-cell office:value-type="string">
            <text:p>Vinnytsja</text:p>
          </table:table-cell>
          <table:table-cell office:value-type="string">
            <text:p>UKR</text:p>
          </table:table-cell>
          <table:table-cell office:value-type="string">
            <text:p>Vinnytsja</text:p>
          </table:table-cell>
          <table:table-cell office:value-type="string">
            <text:p>{"Population": 391000}</text:p>
          </table:table-cell>
        </table:table-row>
        <table:table-row>
          <table:table-cell office:value-type="float" office:value="3438">
            <text:p>3 438</text:p>
          </table:table-cell>
          <table:table-cell office:value-type="string">
            <text:p>Makijivka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384000}</text:p>
          </table:table-cell>
        </table:table-row>
        <table:table-row>
          <table:table-cell office:value-type="float" office:value="3439">
            <text:p>3 439</text:p>
          </table:table-cell>
          <table:table-cell office:value-type="string">
            <text:p>Herson</text:p>
          </table:table-cell>
          <table:table-cell office:value-type="string">
            <text:p>UKR</text:p>
          </table:table-cell>
          <table:table-cell office:value-type="string">
            <text:p>Herson</text:p>
          </table:table-cell>
          <table:table-cell office:value-type="string">
            <text:p>{"Population": 353000}</text:p>
          </table:table-cell>
        </table:table-row>
        <table:table-row>
          <table:table-cell office:value-type="float" office:value="3440">
            <text:p>3 440</text:p>
          </table:table-cell>
          <table:table-cell office:value-type="string">
            <text:p>Sevastopol</text:p>
          </table:table-cell>
          <table:table-cell office:value-type="string">
            <text:p>UKR</text:p>
          </table:table-cell>
          <table:table-cell office:value-type="string">
            <text:p>Krim</text:p>
          </table:table-cell>
          <table:table-cell office:value-type="string">
            <text:p>{"Population": 348000}</text:p>
          </table:table-cell>
        </table:table-row>
        <table:table-row>
          <table:table-cell office:value-type="float" office:value="3441">
            <text:p>3 441</text:p>
          </table:table-cell>
          <table:table-cell office:value-type="string">
            <text:p>Simferopol</text:p>
          </table:table-cell>
          <table:table-cell office:value-type="string">
            <text:p>UKR</text:p>
          </table:table-cell>
          <table:table-cell office:value-type="string">
            <text:p>Krim</text:p>
          </table:table-cell>
          <table:table-cell office:value-type="string">
            <text:p>{"Population": 339000}</text:p>
          </table:table-cell>
        </table:table-row>
        <table:table-row>
          <table:table-cell office:value-type="float" office:value="3442">
            <text:p>3 442</text:p>
          </table:table-cell>
          <table:table-cell office:value-type="string">
            <text:p>Pultava [Poltava]</text:p>
          </table:table-cell>
          <table:table-cell office:value-type="string">
            <text:p>UKR</text:p>
          </table:table-cell>
          <table:table-cell office:value-type="string">
            <text:p>Pultava</text:p>
          </table:table-cell>
          <table:table-cell office:value-type="string">
            <text:p>{"Population": 313000}</text:p>
          </table:table-cell>
        </table:table-row>
        <table:table-row>
          <table:table-cell office:value-type="float" office:value="3443">
            <text:p>3 443</text:p>
          </table:table-cell>
          <table:table-cell office:value-type="string">
            <text:p>Ternigiv</text:p>
          </table:table-cell>
          <table:table-cell office:value-type="string">
            <text:p>UKR</text:p>
          </table:table-cell>
          <table:table-cell office:value-type="string">
            <text:p>Ternigiv</text:p>
          </table:table-cell>
          <table:table-cell office:value-type="string">
            <text:p>{"Population": 313000}</text:p>
          </table:table-cell>
        </table:table-row>
        <table:table-row>
          <table:table-cell office:value-type="float" office:value="3444">
            <text:p>3 444</text:p>
          </table:table-cell>
          <table:table-cell office:value-type="string">
            <text:p>Terkasy</text:p>
          </table:table-cell>
          <table:table-cell office:value-type="string">
            <text:p>UKR</text:p>
          </table:table-cell>
          <table:table-cell office:value-type="string">
            <text:p>Terkasy</text:p>
          </table:table-cell>
          <table:table-cell office:value-type="string">
            <text:p>{"Population": 309000}</text:p>
          </table:table-cell>
        </table:table-row>
        <table:table-row>
          <table:table-cell office:value-type="float" office:value="3445">
            <text:p>3 445</text:p>
          </table:table-cell>
          <table:table-cell office:value-type="string">
            <text:p>Gorlivka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299000}</text:p>
          </table:table-cell>
        </table:table-row>
        <table:table-row>
          <table:table-cell office:value-type="float" office:value="3446">
            <text:p>3 446</text:p>
          </table:table-cell>
          <table:table-cell office:value-type="string">
            <text:p>Zytomyr</text:p>
          </table:table-cell>
          <table:table-cell office:value-type="string">
            <text:p>UKR</text:p>
          </table:table-cell>
          <table:table-cell office:value-type="string">
            <text:p>Zytomyr</text:p>
          </table:table-cell>
          <table:table-cell office:value-type="string">
            <text:p>{"Population": 297000}</text:p>
          </table:table-cell>
        </table:table-row>
        <table:table-row>
          <table:table-cell office:value-type="float" office:value="3447">
            <text:p>3 447</text:p>
          </table:table-cell>
          <table:table-cell office:value-type="string">
            <text:p>Sumy</text:p>
          </table:table-cell>
          <table:table-cell office:value-type="string">
            <text:p>UKR</text:p>
          </table:table-cell>
          <table:table-cell office:value-type="string">
            <text:p>Sumy</text:p>
          </table:table-cell>
          <table:table-cell office:value-type="string">
            <text:p>{"Population": 294000}</text:p>
          </table:table-cell>
        </table:table-row>
        <table:table-row>
          <table:table-cell office:value-type="float" office:value="3448">
            <text:p>3 448</text:p>
          </table:table-cell>
          <table:table-cell office:value-type="string">
            <text:p>Dniprodzerzynsk</text:p>
          </table:table-cell>
          <table:table-cell office:value-type="string">
            <text:p>UKR</text:p>
          </table:table-cell>
          <table:table-cell office:value-type="string">
            <text:p>Dnipropetrovsk</text:p>
          </table:table-cell>
          <table:table-cell office:value-type="string">
            <text:p>{"Population": 270000}</text:p>
          </table:table-cell>
        </table:table-row>
        <table:table-row>
          <table:table-cell office:value-type="float" office:value="3449">
            <text:p>3 449</text:p>
          </table:table-cell>
          <table:table-cell office:value-type="string">
            <text:p>Kirovograd</text:p>
          </table:table-cell>
          <table:table-cell office:value-type="string">
            <text:p>UKR</text:p>
          </table:table-cell>
          <table:table-cell office:value-type="string">
            <text:p>Kirovograd</text:p>
          </table:table-cell>
          <table:table-cell office:value-type="string">
            <text:p>{"Population": 265000}</text:p>
          </table:table-cell>
        </table:table-row>
        <table:table-row>
          <table:table-cell office:value-type="float" office:value="3450">
            <text:p>3 450</text:p>
          </table:table-cell>
          <table:table-cell office:value-type="string">
            <text:p>Hmelnytskyi</text:p>
          </table:table-cell>
          <table:table-cell office:value-type="string">
            <text:p>UKR</text:p>
          </table:table-cell>
          <table:table-cell office:value-type="string">
            <text:p>Hmelnytskyi</text:p>
          </table:table-cell>
          <table:table-cell office:value-type="string">
            <text:p>{"Population": 262000}</text:p>
          </table:table-cell>
        </table:table-row>
        <table:table-row>
          <table:table-cell office:value-type="float" office:value="3451">
            <text:p>3 451</text:p>
          </table:table-cell>
          <table:table-cell office:value-type="string">
            <text:p>Ternivtsi</text:p>
          </table:table-cell>
          <table:table-cell office:value-type="string">
            <text:p>UKR</text:p>
          </table:table-cell>
          <table:table-cell office:value-type="string">
            <text:p>Ternivtsi</text:p>
          </table:table-cell>
          <table:table-cell office:value-type="string">
            <text:p>{"Population": 259000}</text:p>
          </table:table-cell>
        </table:table-row>
        <table:table-row>
          <table:table-cell office:value-type="float" office:value="3452">
            <text:p>3 452</text:p>
          </table:table-cell>
          <table:table-cell office:value-type="string">
            <text:p>Rivne</text:p>
          </table:table-cell>
          <table:table-cell office:value-type="string">
            <text:p>UKR</text:p>
          </table:table-cell>
          <table:table-cell office:value-type="string">
            <text:p>Rivne</text:p>
          </table:table-cell>
          <table:table-cell office:value-type="string">
            <text:p>{"Population": 245000}</text:p>
          </table:table-cell>
        </table:table-row>
        <table:table-row>
          <table:table-cell office:value-type="float" office:value="3453">
            <text:p>3 453</text:p>
          </table:table-cell>
          <table:table-cell office:value-type="string">
            <text:p>Krementuk</text:p>
          </table:table-cell>
          <table:table-cell office:value-type="string">
            <text:p>UKR</text:p>
          </table:table-cell>
          <table:table-cell office:value-type="string">
            <text:p>Pultava</text:p>
          </table:table-cell>
          <table:table-cell office:value-type="string">
            <text:p>{"Population": 239000}</text:p>
          </table:table-cell>
        </table:table-row>
        <table:table-row>
          <table:table-cell office:value-type="float" office:value="3454">
            <text:p>3 454</text:p>
          </table:table-cell>
          <table:table-cell office:value-type="string">
            <text:p>Ivano-Frankivsk</text:p>
          </table:table-cell>
          <table:table-cell office:value-type="string">
            <text:p>UKR</text:p>
          </table:table-cell>
          <table:table-cell office:value-type="string">
            <text:p>Ivano-Frankivsk</text:p>
          </table:table-cell>
          <table:table-cell office:value-type="string">
            <text:p>{"Population": 237000}</text:p>
          </table:table-cell>
        </table:table-row>
        <table:table-row>
          <table:table-cell office:value-type="float" office:value="3455">
            <text:p>3 455</text:p>
          </table:table-cell>
          <table:table-cell office:value-type="string">
            <text:p>Ternopil</text:p>
          </table:table-cell>
          <table:table-cell office:value-type="string">
            <text:p>UKR</text:p>
          </table:table-cell>
          <table:table-cell office:value-type="string">
            <text:p>Ternopil</text:p>
          </table:table-cell>
          <table:table-cell office:value-type="string">
            <text:p>{"Population": 236000}</text:p>
          </table:table-cell>
        </table:table-row>
        <table:table-row>
          <table:table-cell office:value-type="float" office:value="3456">
            <text:p>3 456</text:p>
          </table:table-cell>
          <table:table-cell office:value-type="string">
            <text:p>Lutsk</text:p>
          </table:table-cell>
          <table:table-cell office:value-type="string">
            <text:p>UKR</text:p>
          </table:table-cell>
          <table:table-cell office:value-type="string">
            <text:p>Volynia</text:p>
          </table:table-cell>
          <table:table-cell office:value-type="string">
            <text:p>{"Population": 217000}</text:p>
          </table:table-cell>
        </table:table-row>
        <table:table-row>
          <table:table-cell office:value-type="float" office:value="3457">
            <text:p>3 457</text:p>
          </table:table-cell>
          <table:table-cell office:value-type="string">
            <text:p>Bila Tserkva</text:p>
          </table:table-cell>
          <table:table-cell office:value-type="string">
            <text:p>UKR</text:p>
          </table:table-cell>
          <table:table-cell office:value-type="string">
            <text:p>Kiova</text:p>
          </table:table-cell>
          <table:table-cell office:value-type="string">
            <text:p>{"Population": 215000}</text:p>
          </table:table-cell>
        </table:table-row>
        <table:table-row>
          <table:table-cell office:value-type="float" office:value="3458">
            <text:p>3 458</text:p>
          </table:table-cell>
          <table:table-cell office:value-type="string">
            <text:p>Kramatorsk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186000}</text:p>
          </table:table-cell>
        </table:table-row>
        <table:table-row>
          <table:table-cell office:value-type="float" office:value="3459">
            <text:p>3 459</text:p>
          </table:table-cell>
          <table:table-cell office:value-type="string">
            <text:p>Melitopol</text:p>
          </table:table-cell>
          <table:table-cell office:value-type="string">
            <text:p>UKR</text:p>
          </table:table-cell>
          <table:table-cell office:value-type="string">
            <text:p>Zaporizzja</text:p>
          </table:table-cell>
          <table:table-cell office:value-type="string">
            <text:p>{"Population": 169000}</text:p>
          </table:table-cell>
        </table:table-row>
        <table:table-row>
          <table:table-cell office:value-type="float" office:value="3460">
            <text:p>3 460</text:p>
          </table:table-cell>
          <table:table-cell office:value-type="string">
            <text:p>Kert</text:p>
          </table:table-cell>
          <table:table-cell office:value-type="string">
            <text:p>UKR</text:p>
          </table:table-cell>
          <table:table-cell office:value-type="string">
            <text:p>Krim</text:p>
          </table:table-cell>
          <table:table-cell office:value-type="string">
            <text:p>{"Population": 162000}</text:p>
          </table:table-cell>
        </table:table-row>
        <table:table-row>
          <table:table-cell office:value-type="float" office:value="3461">
            <text:p>3 461</text:p>
          </table:table-cell>
          <table:table-cell office:value-type="string">
            <text:p>Nikopol</text:p>
          </table:table-cell>
          <table:table-cell office:value-type="string">
            <text:p>UKR</text:p>
          </table:table-cell>
          <table:table-cell office:value-type="string">
            <text:p>Dnipropetrovsk</text:p>
          </table:table-cell>
          <table:table-cell office:value-type="string">
            <text:p>{"Population": 149000}</text:p>
          </table:table-cell>
        </table:table-row>
        <table:table-row>
          <table:table-cell office:value-type="float" office:value="3462">
            <text:p>3 462</text:p>
          </table:table-cell>
          <table:table-cell office:value-type="string">
            <text:p>Berdjansk</text:p>
          </table:table-cell>
          <table:table-cell office:value-type="string">
            <text:p>UKR</text:p>
          </table:table-cell>
          <table:table-cell office:value-type="string">
            <text:p>Zaporizzja</text:p>
          </table:table-cell>
          <table:table-cell office:value-type="string">
            <text:p>{"Population": 130000}</text:p>
          </table:table-cell>
        </table:table-row>
        <table:table-row>
          <table:table-cell office:value-type="float" office:value="3463">
            <text:p>3 463</text:p>
          </table:table-cell>
          <table:table-cell office:value-type="string">
            <text:p>Pavlograd</text:p>
          </table:table-cell>
          <table:table-cell office:value-type="string">
            <text:p>UKR</text:p>
          </table:table-cell>
          <table:table-cell office:value-type="string">
            <text:p>Dnipropetrovsk</text:p>
          </table:table-cell>
          <table:table-cell office:value-type="string">
            <text:p>{"Population": 127000}</text:p>
          </table:table-cell>
        </table:table-row>
        <table:table-row>
          <table:table-cell office:value-type="float" office:value="3464">
            <text:p>3 464</text:p>
          </table:table-cell>
          <table:table-cell office:value-type="string">
            <text:p>Sjeverodonetsk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127000}</text:p>
          </table:table-cell>
        </table:table-row>
        <table:table-row>
          <table:table-cell office:value-type="float" office:value="3465">
            <text:p>3 465</text:p>
          </table:table-cell>
          <table:table-cell office:value-type="string">
            <text:p>Slovjansk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127000}</text:p>
          </table:table-cell>
        </table:table-row>
        <table:table-row>
          <table:table-cell office:value-type="float" office:value="3466">
            <text:p>3 466</text:p>
          </table:table-cell>
          <table:table-cell office:value-type="string">
            <text:p>Uzgorod</text:p>
          </table:table-cell>
          <table:table-cell office:value-type="string">
            <text:p>UKR</text:p>
          </table:table-cell>
          <table:table-cell office:value-type="string">
            <text:p>Taka-Karpatia</text:p>
          </table:table-cell>
          <table:table-cell office:value-type="string">
            <text:p>{"Population": 127000}</text:p>
          </table:table-cell>
        </table:table-row>
        <table:table-row>
          <table:table-cell office:value-type="float" office:value="3467">
            <text:p>3 467</text:p>
          </table:table-cell>
          <table:table-cell office:value-type="string">
            <text:p>Altevsk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119000}</text:p>
          </table:table-cell>
        </table:table-row>
        <table:table-row>
          <table:table-cell office:value-type="float" office:value="3468">
            <text:p>3 468</text:p>
          </table:table-cell>
          <table:table-cell office:value-type="string">
            <text:p>Lysytansk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116000}</text:p>
          </table:table-cell>
        </table:table-row>
        <table:table-row>
          <table:table-cell office:value-type="float" office:value="3469">
            <text:p>3 469</text:p>
          </table:table-cell>
          <table:table-cell office:value-type="string">
            <text:p>Jevpatorija</text:p>
          </table:table-cell>
          <table:table-cell office:value-type="string">
            <text:p>UKR</text:p>
          </table:table-cell>
          <table:table-cell office:value-type="string">
            <text:p>Krim</text:p>
          </table:table-cell>
          <table:table-cell office:value-type="string">
            <text:p>{"Population": 112000}</text:p>
          </table:table-cell>
        </table:table-row>
        <table:table-row>
          <table:table-cell office:value-type="float" office:value="3470">
            <text:p>3 470</text:p>
          </table:table-cell>
          <table:table-cell office:value-type="string">
            <text:p>Kamjanets-Podilskyi</text:p>
          </table:table-cell>
          <table:table-cell office:value-type="string">
            <text:p>UKR</text:p>
          </table:table-cell>
          <table:table-cell office:value-type="string">
            <text:p>Hmelnytskyi</text:p>
          </table:table-cell>
          <table:table-cell office:value-type="string">
            <text:p>{"Population": 109000}</text:p>
          </table:table-cell>
        </table:table-row>
        <table:table-row>
          <table:table-cell office:value-type="float" office:value="3471">
            <text:p>3 471</text:p>
          </table:table-cell>
          <table:table-cell office:value-type="string">
            <text:p>Jenakijeve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105000}</text:p>
          </table:table-cell>
        </table:table-row>
        <table:table-row>
          <table:table-cell office:value-type="float" office:value="3472">
            <text:p>3 472</text:p>
          </table:table-cell>
          <table:table-cell office:value-type="string">
            <text:p>Krasnyi Lut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3473">
            <text:p>3 473</text:p>
          </table:table-cell>
          <table:table-cell office:value-type="string">
            <text:p>Stahanov</text:p>
          </table:table-cell>
          <table:table-cell office:value-type="string">
            <text:p>UKR</text:p>
          </table:table-cell>
          <table:table-cell office:value-type="string">
            <text:p>Lugansk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3474">
            <text:p>3 474</text:p>
          </table:table-cell>
          <table:table-cell office:value-type="string">
            <text:p>Oleksandrija</text:p>
          </table:table-cell>
          <table:table-cell office:value-type="string">
            <text:p>UKR</text:p>
          </table:table-cell>
          <table:table-cell office:value-type="string">
            <text:p>Kirovograd</text:p>
          </table:table-cell>
          <table:table-cell office:value-type="string">
            <text:p>{"Population": 99000}</text:p>
          </table:table-cell>
        </table:table-row>
        <table:table-row>
          <table:table-cell office:value-type="float" office:value="3475">
            <text:p>3 475</text:p>
          </table:table-cell>
          <table:table-cell office:value-type="string">
            <text:p>Konotop</text:p>
          </table:table-cell>
          <table:table-cell office:value-type="string">
            <text:p>UKR</text:p>
          </table:table-cell>
          <table:table-cell office:value-type="string">
            <text:p>Sumy</text:p>
          </table:table-cell>
          <table:table-cell office:value-type="string">
            <text:p>{"Population": 96000}</text:p>
          </table:table-cell>
        </table:table-row>
        <table:table-row>
          <table:table-cell office:value-type="float" office:value="3476">
            <text:p>3 476</text:p>
          </table:table-cell>
          <table:table-cell office:value-type="string">
            <text:p>Kostjantynivka</text:p>
          </table:table-cell>
          <table:table-cell office:value-type="string">
            <text:p>UKR</text:p>
          </table:table-cell>
          <table:table-cell office:value-type="string">
            <text:p>Donetsk</text:p>
          </table:table-cell>
          <table:table-cell office:value-type="string">
            <text:p>{"Population": 95000}</text:p>
          </table:table-cell>
        </table:table-row>
        <table:table-row>
          <table:table-cell office:value-type="float" office:value="3477">
            <text:p>3 477</text:p>
          </table:table-cell>
          <table:table-cell office:value-type="string">
            <text:p>Berdytiv</text:p>
          </table:table-cell>
          <table:table-cell office:value-type="string">
            <text:p>UKR</text:p>
          </table:table-cell>
          <table:table-cell office:value-type="string">
            <text:p>Zytomyr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478">
            <text:p>3 478</text:p>
          </table:table-cell>
          <table:table-cell office:value-type="string">
            <text:p>Izmajil</text:p>
          </table:table-cell>
          <table:table-cell office:value-type="string">
            <text:p>UKR</text:p>
          </table:table-cell>
          <table:table-cell office:value-type="string">
            <text:p>Odesa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479">
            <text:p>3 479</text:p>
          </table:table-cell>
          <table:table-cell office:value-type="string">
            <text:p>ostka</text:p>
          </table:table-cell>
          <table:table-cell office:value-type="string">
            <text:p>UKR</text:p>
          </table:table-cell>
          <table:table-cell office:value-type="string">
            <text:p>Sumy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480">
            <text:p>3 480</text:p>
          </table:table-cell>
          <table:table-cell office:value-type="string">
            <text:p>Uman</text:p>
          </table:table-cell>
          <table:table-cell office:value-type="string">
            <text:p>UKR</text:p>
          </table:table-cell>
          <table:table-cell office:value-type="string">
            <text:p>Terkasy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481">
            <text:p>3 481</text:p>
          </table:table-cell>
          <table:table-cell office:value-type="string">
            <text:p>Brovary</text:p>
          </table:table-cell>
          <table:table-cell office:value-type="string">
            <text:p>UKR</text:p>
          </table:table-cell>
          <table:table-cell office:value-type="string">
            <text:p>Kiova</text:p>
          </table:table-cell>
          <table:table-cell office:value-type="string">
            <text:p>{"Population": 89000}</text:p>
          </table:table-cell>
        </table:table-row>
        <table:table-row>
          <table:table-cell office:value-type="float" office:value="3482">
            <text:p>3 482</text:p>
          </table:table-cell>
          <table:table-cell office:value-type="string">
            <text:p>Mukateve</text:p>
          </table:table-cell>
          <table:table-cell office:value-type="string">
            <text:p>UKR</text:p>
          </table:table-cell>
          <table:table-cell office:value-type="string">
            <text:p>Taka-Karpatia</text:p>
          </table:table-cell>
          <table:table-cell office:value-type="string">
            <text:p>{"Population": 89000}</text:p>
          </table:table-cell>
        </table:table-row>
        <table:table-row>
          <table:table-cell office:value-type="float" office:value="3483">
            <text:p>3 483</text:p>
          </table:table-cell>
          <table:table-cell office:value-type="string">
            <text:p>Budapest</text:p>
          </table:table-cell>
          <table:table-cell office:value-type="string">
            <text:p>HUN</text:p>
          </table:table-cell>
          <table:table-cell office:value-type="string">
            <text:p>Budapest</text:p>
          </table:table-cell>
          <table:table-cell office:value-type="string">
            <text:p>{"Population": 1811552}</text:p>
          </table:table-cell>
        </table:table-row>
        <table:table-row>
          <table:table-cell office:value-type="float" office:value="3484">
            <text:p>3 484</text:p>
          </table:table-cell>
          <table:table-cell office:value-type="string">
            <text:p>Debrecen</text:p>
          </table:table-cell>
          <table:table-cell office:value-type="string">
            <text:p>HUN</text:p>
          </table:table-cell>
          <table:table-cell office:value-type="string">
            <text:p>Hajdú-Bihar</text:p>
          </table:table-cell>
          <table:table-cell office:value-type="string">
            <text:p>{"Population": 203648}</text:p>
          </table:table-cell>
        </table:table-row>
        <table:table-row>
          <table:table-cell office:value-type="float" office:value="3485">
            <text:p>3 485</text:p>
          </table:table-cell>
          <table:table-cell office:value-type="string">
            <text:p>Miskolc</text:p>
          </table:table-cell>
          <table:table-cell office:value-type="string">
            <text:p>HUN</text:p>
          </table:table-cell>
          <table:table-cell office:value-type="string">
            <text:p>Borsod-Abaúj-Zemplén</text:p>
          </table:table-cell>
          <table:table-cell office:value-type="string">
            <text:p>{"Population": 172357}</text:p>
          </table:table-cell>
        </table:table-row>
        <table:table-row>
          <table:table-cell office:value-type="float" office:value="3486">
            <text:p>3 486</text:p>
          </table:table-cell>
          <table:table-cell office:value-type="string">
            <text:p>Szeged</text:p>
          </table:table-cell>
          <table:table-cell office:value-type="string">
            <text:p>HUN</text:p>
          </table:table-cell>
          <table:table-cell office:value-type="string">
            <text:p>Csongrád</text:p>
          </table:table-cell>
          <table:table-cell office:value-type="string">
            <text:p>{"Population": 158158}</text:p>
          </table:table-cell>
        </table:table-row>
        <table:table-row>
          <table:table-cell office:value-type="float" office:value="3487">
            <text:p>3 487</text:p>
          </table:table-cell>
          <table:table-cell office:value-type="string">
            <text:p>Pécs</text:p>
          </table:table-cell>
          <table:table-cell office:value-type="string">
            <text:p>HUN</text:p>
          </table:table-cell>
          <table:table-cell office:value-type="string">
            <text:p>Baranya</text:p>
          </table:table-cell>
          <table:table-cell office:value-type="string">
            <text:p>{"Population": 157332}</text:p>
          </table:table-cell>
        </table:table-row>
        <table:table-row>
          <table:table-cell office:value-type="float" office:value="3488">
            <text:p>3 488</text:p>
          </table:table-cell>
          <table:table-cell office:value-type="string">
            <text:p>Györ</text:p>
          </table:table-cell>
          <table:table-cell office:value-type="string">
            <text:p>HUN</text:p>
          </table:table-cell>
          <table:table-cell office:value-type="string">
            <text:p>Györ-Moson-Sopron</text:p>
          </table:table-cell>
          <table:table-cell office:value-type="string">
            <text:p>{"Population": 127119}</text:p>
          </table:table-cell>
        </table:table-row>
        <table:table-row>
          <table:table-cell office:value-type="float" office:value="3489">
            <text:p>3 489</text:p>
          </table:table-cell>
          <table:table-cell office:value-type="string">
            <text:p>Nyiregyháza</text:p>
          </table:table-cell>
          <table:table-cell office:value-type="string">
            <text:p>HUN</text:p>
          </table:table-cell>
          <table:table-cell office:value-type="string">
            <text:p>Szabolcs-Szatmár-Ber</text:p>
          </table:table-cell>
          <table:table-cell office:value-type="string">
            <text:p>{"Population": 112419}</text:p>
          </table:table-cell>
        </table:table-row>
        <table:table-row>
          <table:table-cell office:value-type="float" office:value="3490">
            <text:p>3 490</text:p>
          </table:table-cell>
          <table:table-cell office:value-type="string">
            <text:p>Kecskemét</text:p>
          </table:table-cell>
          <table:table-cell office:value-type="string">
            <text:p>HUN</text:p>
          </table:table-cell>
          <table:table-cell office:value-type="string">
            <text:p>Bács-Kiskun</text:p>
          </table:table-cell>
          <table:table-cell office:value-type="string">
            <text:p>{"Population": 105606}</text:p>
          </table:table-cell>
        </table:table-row>
        <table:table-row>
          <table:table-cell office:value-type="float" office:value="3491">
            <text:p>3 491</text:p>
          </table:table-cell>
          <table:table-cell office:value-type="string">
            <text:p>Székesfehérvár</text:p>
          </table:table-cell>
          <table:table-cell office:value-type="string">
            <text:p>HUN</text:p>
          </table:table-cell>
          <table:table-cell office:value-type="string">
            <text:p>Fejér</text:p>
          </table:table-cell>
          <table:table-cell office:value-type="string">
            <text:p>{"Population": 105119}</text:p>
          </table:table-cell>
        </table:table-row>
        <table:table-row>
          <table:table-cell office:value-type="float" office:value="3492">
            <text:p>3 492</text:p>
          </table:table-cell>
          <table:table-cell office:value-type="string">
            <text:p>Montevideo</text:p>
          </table:table-cell>
          <table:table-cell office:value-type="string">
            <text:p>URY</text:p>
          </table:table-cell>
          <table:table-cell office:value-type="string">
            <text:p>Montevideo</text:p>
          </table:table-cell>
          <table:table-cell office:value-type="string">
            <text:p>{"Population": 1236000}</text:p>
          </table:table-cell>
        </table:table-row>
        <table:table-row>
          <table:table-cell office:value-type="float" office:value="3493">
            <text:p>3 493</text:p>
          </table:table-cell>
          <table:table-cell office:value-type="string">
            <text:p>Nouméa</text:p>
          </table:table-cell>
          <table:table-cell office:value-type="string">
            <text:p>NCL</text:p>
          </table:table-cell>
          <table:table-cell office:value-type="string">
            <text:p></text:p>
          </table:table-cell>
          <table:table-cell office:value-type="string">
            <text:p>{"Population": 76293}</text:p>
          </table:table-cell>
        </table:table-row>
        <table:table-row>
          <table:table-cell office:value-type="float" office:value="3494">
            <text:p>3 494</text:p>
          </table:table-cell>
          <table:table-cell office:value-type="string">
            <text:p>Auckland</text:p>
          </table:table-cell>
          <table:table-cell office:value-type="string">
            <text:p>NZL</text:p>
          </table:table-cell>
          <table:table-cell office:value-type="string">
            <text:p>Auckland</text:p>
          </table:table-cell>
          <table:table-cell office:value-type="string">
            <text:p>{"Population": 381800}</text:p>
          </table:table-cell>
        </table:table-row>
        <table:table-row>
          <table:table-cell office:value-type="float" office:value="3495">
            <text:p>3 495</text:p>
          </table:table-cell>
          <table:table-cell office:value-type="string">
            <text:p>Christchurch</text:p>
          </table:table-cell>
          <table:table-cell office:value-type="string">
            <text:p>NZL</text:p>
          </table:table-cell>
          <table:table-cell office:value-type="string">
            <text:p>Canterbury</text:p>
          </table:table-cell>
          <table:table-cell office:value-type="string">
            <text:p>{"Population": 324200}</text:p>
          </table:table-cell>
        </table:table-row>
        <table:table-row>
          <table:table-cell office:value-type="float" office:value="3496">
            <text:p>3 496</text:p>
          </table:table-cell>
          <table:table-cell office:value-type="string">
            <text:p>Manukau</text:p>
          </table:table-cell>
          <table:table-cell office:value-type="string">
            <text:p>NZL</text:p>
          </table:table-cell>
          <table:table-cell office:value-type="string">
            <text:p>Auckland</text:p>
          </table:table-cell>
          <table:table-cell office:value-type="string">
            <text:p>{"Population": 281800}</text:p>
          </table:table-cell>
        </table:table-row>
        <table:table-row>
          <table:table-cell office:value-type="float" office:value="3497">
            <text:p>3 497</text:p>
          </table:table-cell>
          <table:table-cell office:value-type="string">
            <text:p>North Shore</text:p>
          </table:table-cell>
          <table:table-cell office:value-type="string">
            <text:p>NZL</text:p>
          </table:table-cell>
          <table:table-cell office:value-type="string">
            <text:p>Auckland</text:p>
          </table:table-cell>
          <table:table-cell office:value-type="string">
            <text:p>{"Population": 187700}</text:p>
          </table:table-cell>
        </table:table-row>
        <table:table-row>
          <table:table-cell office:value-type="float" office:value="3498">
            <text:p>3 498</text:p>
          </table:table-cell>
          <table:table-cell office:value-type="string">
            <text:p>Waitakere</text:p>
          </table:table-cell>
          <table:table-cell office:value-type="string">
            <text:p>NZL</text:p>
          </table:table-cell>
          <table:table-cell office:value-type="string">
            <text:p>Auckland</text:p>
          </table:table-cell>
          <table:table-cell office:value-type="string">
            <text:p>{"Population": 170600}</text:p>
          </table:table-cell>
        </table:table-row>
        <table:table-row>
          <table:table-cell office:value-type="float" office:value="3499">
            <text:p>3 499</text:p>
          </table:table-cell>
          <table:table-cell office:value-type="string">
            <text:p>Wellington</text:p>
          </table:table-cell>
          <table:table-cell office:value-type="string">
            <text:p>NZL</text:p>
          </table:table-cell>
          <table:table-cell office:value-type="string">
            <text:p>Wellington</text:p>
          </table:table-cell>
          <table:table-cell office:value-type="string">
            <text:p>{"Population": 166700}</text:p>
          </table:table-cell>
        </table:table-row>
        <table:table-row>
          <table:table-cell office:value-type="float" office:value="3500">
            <text:p>3 500</text:p>
          </table:table-cell>
          <table:table-cell office:value-type="string">
            <text:p>Dunedin</text:p>
          </table:table-cell>
          <table:table-cell office:value-type="string">
            <text:p>NZL</text:p>
          </table:table-cell>
          <table:table-cell office:value-type="string">
            <text:p>Dunedin</text:p>
          </table:table-cell>
          <table:table-cell office:value-type="string">
            <text:p>{"Population": 119600}</text:p>
          </table:table-cell>
        </table:table-row>
        <table:table-row>
          <table:table-cell office:value-type="float" office:value="3501">
            <text:p>3 501</text:p>
          </table:table-cell>
          <table:table-cell office:value-type="string">
            <text:p>Hamilton</text:p>
          </table:table-cell>
          <table:table-cell office:value-type="string">
            <text:p>NZL</text:p>
          </table:table-cell>
          <table:table-cell office:value-type="string">
            <text:p>Hamilton</text:p>
          </table:table-cell>
          <table:table-cell office:value-type="string">
            <text:p>{"Population": 117100}</text:p>
          </table:table-cell>
        </table:table-row>
        <table:table-row>
          <table:table-cell office:value-type="float" office:value="3502">
            <text:p>3 502</text:p>
          </table:table-cell>
          <table:table-cell office:value-type="string">
            <text:p>Lower Hutt</text:p>
          </table:table-cell>
          <table:table-cell office:value-type="string">
            <text:p>NZL</text:p>
          </table:table-cell>
          <table:table-cell office:value-type="string">
            <text:p>Wellington</text:p>
          </table:table-cell>
          <table:table-cell office:value-type="string">
            <text:p>{"Population": 98100}</text:p>
          </table:table-cell>
        </table:table-row>
        <table:table-row>
          <table:table-cell office:value-type="float" office:value="3503">
            <text:p>3 503</text:p>
          </table:table-cell>
          <table:table-cell office:value-type="string">
            <text:p>Toskent</text:p>
          </table:table-cell>
          <table:table-cell office:value-type="string">
            <text:p>UZB</text:p>
          </table:table-cell>
          <table:table-cell office:value-type="string">
            <text:p>Toskent Shahri</text:p>
          </table:table-cell>
          <table:table-cell office:value-type="string">
            <text:p>{"Population": 2117500}</text:p>
          </table:table-cell>
        </table:table-row>
        <table:table-row>
          <table:table-cell office:value-type="float" office:value="3504">
            <text:p>3 504</text:p>
          </table:table-cell>
          <table:table-cell office:value-type="string">
            <text:p>Namangan</text:p>
          </table:table-cell>
          <table:table-cell office:value-type="string">
            <text:p>UZB</text:p>
          </table:table-cell>
          <table:table-cell office:value-type="string">
            <text:p>Namangan</text:p>
          </table:table-cell>
          <table:table-cell office:value-type="string">
            <text:p>{"Population": 370500}</text:p>
          </table:table-cell>
        </table:table-row>
        <table:table-row>
          <table:table-cell office:value-type="float" office:value="3505">
            <text:p>3 505</text:p>
          </table:table-cell>
          <table:table-cell office:value-type="string">
            <text:p>Samarkand</text:p>
          </table:table-cell>
          <table:table-cell office:value-type="string">
            <text:p>UZB</text:p>
          </table:table-cell>
          <table:table-cell office:value-type="string">
            <text:p>Samarkand</text:p>
          </table:table-cell>
          <table:table-cell office:value-type="string">
            <text:p>{"Population": 361800}</text:p>
          </table:table-cell>
        </table:table-row>
        <table:table-row>
          <table:table-cell office:value-type="float" office:value="3506">
            <text:p>3 506</text:p>
          </table:table-cell>
          <table:table-cell office:value-type="string">
            <text:p>Andijon</text:p>
          </table:table-cell>
          <table:table-cell office:value-type="string">
            <text:p>UZB</text:p>
          </table:table-cell>
          <table:table-cell office:value-type="string">
            <text:p>Andijon</text:p>
          </table:table-cell>
          <table:table-cell office:value-type="string">
            <text:p>{"Population": 318600}</text:p>
          </table:table-cell>
        </table:table-row>
        <table:table-row>
          <table:table-cell office:value-type="float" office:value="3507">
            <text:p>3 507</text:p>
          </table:table-cell>
          <table:table-cell office:value-type="string">
            <text:p>Buhoro</text:p>
          </table:table-cell>
          <table:table-cell office:value-type="string">
            <text:p>UZB</text:p>
          </table:table-cell>
          <table:table-cell office:value-type="string">
            <text:p>Buhoro</text:p>
          </table:table-cell>
          <table:table-cell office:value-type="string">
            <text:p>{"Population": 237100}</text:p>
          </table:table-cell>
        </table:table-row>
        <table:table-row>
          <table:table-cell office:value-type="float" office:value="3508">
            <text:p>3 508</text:p>
          </table:table-cell>
          <table:table-cell office:value-type="string">
            <text:p>Karsi</text:p>
          </table:table-cell>
          <table:table-cell office:value-type="string">
            <text:p>UZB</text:p>
          </table:table-cell>
          <table:table-cell office:value-type="string">
            <text:p>Qashqadaryo</text:p>
          </table:table-cell>
          <table:table-cell office:value-type="string">
            <text:p>{"Population": 194100}</text:p>
          </table:table-cell>
        </table:table-row>
        <table:table-row>
          <table:table-cell office:value-type="float" office:value="3509">
            <text:p>3 509</text:p>
          </table:table-cell>
          <table:table-cell office:value-type="string">
            <text:p>Nukus</text:p>
          </table:table-cell>
          <table:table-cell office:value-type="string">
            <text:p>UZB</text:p>
          </table:table-cell>
          <table:table-cell office:value-type="string">
            <text:p>Karakalpakistan</text:p>
          </table:table-cell>
          <table:table-cell office:value-type="string">
            <text:p>{"Population": 194100}</text:p>
          </table:table-cell>
        </table:table-row>
        <table:table-row>
          <table:table-cell office:value-type="float" office:value="3510">
            <text:p>3 510</text:p>
          </table:table-cell>
          <table:table-cell office:value-type="string">
            <text:p>Kükon</text:p>
          </table:table-cell>
          <table:table-cell office:value-type="string">
            <text:p>UZB</text:p>
          </table:table-cell>
          <table:table-cell office:value-type="string">
            <text:p>Fargona</text:p>
          </table:table-cell>
          <table:table-cell office:value-type="string">
            <text:p>{"Population": 190100}</text:p>
          </table:table-cell>
        </table:table-row>
        <table:table-row>
          <table:table-cell office:value-type="float" office:value="3511">
            <text:p>3 511</text:p>
          </table:table-cell>
          <table:table-cell office:value-type="string">
            <text:p>Fargona</text:p>
          </table:table-cell>
          <table:table-cell office:value-type="string">
            <text:p>UZB</text:p>
          </table:table-cell>
          <table:table-cell office:value-type="string">
            <text:p>Fargona</text:p>
          </table:table-cell>
          <table:table-cell office:value-type="string">
            <text:p>{"Population": 180500}</text:p>
          </table:table-cell>
        </table:table-row>
        <table:table-row>
          <table:table-cell office:value-type="float" office:value="3512">
            <text:p>3 512</text:p>
          </table:table-cell>
          <table:table-cell office:value-type="string">
            <text:p>Circik</text:p>
          </table:table-cell>
          <table:table-cell office:value-type="string">
            <text:p>UZB</text:p>
          </table:table-cell>
          <table:table-cell office:value-type="string">
            <text:p>Toskent</text:p>
          </table:table-cell>
          <table:table-cell office:value-type="string">
            <text:p>{"Population": 146400}</text:p>
          </table:table-cell>
        </table:table-row>
        <table:table-row>
          <table:table-cell office:value-type="float" office:value="3513">
            <text:p>3 513</text:p>
          </table:table-cell>
          <table:table-cell office:value-type="string">
            <text:p>Margilon</text:p>
          </table:table-cell>
          <table:table-cell office:value-type="string">
            <text:p>UZB</text:p>
          </table:table-cell>
          <table:table-cell office:value-type="string">
            <text:p>Fargona</text:p>
          </table:table-cell>
          <table:table-cell office:value-type="string">
            <text:p>{"Population": 140800}</text:p>
          </table:table-cell>
        </table:table-row>
        <table:table-row>
          <table:table-cell office:value-type="float" office:value="3514">
            <text:p>3 514</text:p>
          </table:table-cell>
          <table:table-cell office:value-type="string">
            <text:p>Ürgenc</text:p>
          </table:table-cell>
          <table:table-cell office:value-type="string">
            <text:p>UZB</text:p>
          </table:table-cell>
          <table:table-cell office:value-type="string">
            <text:p>Khorazm</text:p>
          </table:table-cell>
          <table:table-cell office:value-type="string">
            <text:p>{"Population": 138900}</text:p>
          </table:table-cell>
        </table:table-row>
        <table:table-row>
          <table:table-cell office:value-type="float" office:value="3515">
            <text:p>3 515</text:p>
          </table:table-cell>
          <table:table-cell office:value-type="string">
            <text:p>Angren</text:p>
          </table:table-cell>
          <table:table-cell office:value-type="string">
            <text:p>UZB</text:p>
          </table:table-cell>
          <table:table-cell office:value-type="string">
            <text:p>Toskent</text:p>
          </table:table-cell>
          <table:table-cell office:value-type="string">
            <text:p>{"Population": 128000}</text:p>
          </table:table-cell>
        </table:table-row>
        <table:table-row>
          <table:table-cell office:value-type="float" office:value="3516">
            <text:p>3 516</text:p>
          </table:table-cell>
          <table:table-cell office:value-type="string">
            <text:p>Cizah</text:p>
          </table:table-cell>
          <table:table-cell office:value-type="string">
            <text:p>UZB</text:p>
          </table:table-cell>
          <table:table-cell office:value-type="string">
            <text:p>Cizah</text:p>
          </table:table-cell>
          <table:table-cell office:value-type="string">
            <text:p>{"Population": 124800}</text:p>
          </table:table-cell>
        </table:table-row>
        <table:table-row>
          <table:table-cell office:value-type="float" office:value="3517">
            <text:p>3 517</text:p>
          </table:table-cell>
          <table:table-cell office:value-type="string">
            <text:p>Navoi</text:p>
          </table:table-cell>
          <table:table-cell office:value-type="string">
            <text:p>UZB</text:p>
          </table:table-cell>
          <table:table-cell office:value-type="string">
            <text:p>Navoi</text:p>
          </table:table-cell>
          <table:table-cell office:value-type="string">
            <text:p>{"Population": 116300}</text:p>
          </table:table-cell>
        </table:table-row>
        <table:table-row>
          <table:table-cell office:value-type="float" office:value="3518">
            <text:p>3 518</text:p>
          </table:table-cell>
          <table:table-cell office:value-type="string">
            <text:p>Olmalik</text:p>
          </table:table-cell>
          <table:table-cell office:value-type="string">
            <text:p>UZB</text:p>
          </table:table-cell>
          <table:table-cell office:value-type="string">
            <text:p>Toskent</text:p>
          </table:table-cell>
          <table:table-cell office:value-type="string">
            <text:p>{"Population": 114900}</text:p>
          </table:table-cell>
        </table:table-row>
        <table:table-row>
          <table:table-cell office:value-type="float" office:value="3519">
            <text:p>3 519</text:p>
          </table:table-cell>
          <table:table-cell office:value-type="string">
            <text:p>Termiz</text:p>
          </table:table-cell>
          <table:table-cell office:value-type="string">
            <text:p>UZB</text:p>
          </table:table-cell>
          <table:table-cell office:value-type="string">
            <text:p>Surkhondaryo</text:p>
          </table:table-cell>
          <table:table-cell office:value-type="string">
            <text:p>{"Population": 109500}</text:p>
          </table:table-cell>
        </table:table-row>
        <table:table-row>
          <table:table-cell office:value-type="float" office:value="3520">
            <text:p>3 520</text:p>
          </table:table-cell>
          <table:table-cell office:value-type="string">
            <text:p>Minsk</text:p>
          </table:table-cell>
          <table:table-cell office:value-type="string">
            <text:p>BLR</text:p>
          </table:table-cell>
          <table:table-cell office:value-type="string">
            <text:p>Horad Minsk</text:p>
          </table:table-cell>
          <table:table-cell office:value-type="string">
            <text:p>{"Population": 1674000}</text:p>
          </table:table-cell>
        </table:table-row>
        <table:table-row>
          <table:table-cell office:value-type="float" office:value="3521">
            <text:p>3 521</text:p>
          </table:table-cell>
          <table:table-cell office:value-type="string">
            <text:p>Gomel</text:p>
          </table:table-cell>
          <table:table-cell office:value-type="string">
            <text:p>BLR</text:p>
          </table:table-cell>
          <table:table-cell office:value-type="string">
            <text:p>Gomel</text:p>
          </table:table-cell>
          <table:table-cell office:value-type="string">
            <text:p>{"Population": 475000}</text:p>
          </table:table-cell>
        </table:table-row>
        <table:table-row>
          <table:table-cell office:value-type="float" office:value="3522">
            <text:p>3 522</text:p>
          </table:table-cell>
          <table:table-cell office:value-type="string">
            <text:p>Mogiljov</text:p>
          </table:table-cell>
          <table:table-cell office:value-type="string">
            <text:p>BLR</text:p>
          </table:table-cell>
          <table:table-cell office:value-type="string">
            <text:p>Mogiljov</text:p>
          </table:table-cell>
          <table:table-cell office:value-type="string">
            <text:p>{"Population": 356000}</text:p>
          </table:table-cell>
        </table:table-row>
        <table:table-row>
          <table:table-cell office:value-type="float" office:value="3523">
            <text:p>3 523</text:p>
          </table:table-cell>
          <table:table-cell office:value-type="string">
            <text:p>Vitebsk</text:p>
          </table:table-cell>
          <table:table-cell office:value-type="string">
            <text:p>BLR</text:p>
          </table:table-cell>
          <table:table-cell office:value-type="string">
            <text:p>Vitebsk</text:p>
          </table:table-cell>
          <table:table-cell office:value-type="string">
            <text:p>{"Population": 340000}</text:p>
          </table:table-cell>
        </table:table-row>
        <table:table-row>
          <table:table-cell office:value-type="float" office:value="3524">
            <text:p>3 524</text:p>
          </table:table-cell>
          <table:table-cell office:value-type="string">
            <text:p>Grodno</text:p>
          </table:table-cell>
          <table:table-cell office:value-type="string">
            <text:p>BLR</text:p>
          </table:table-cell>
          <table:table-cell office:value-type="string">
            <text:p>Grodno</text:p>
          </table:table-cell>
          <table:table-cell office:value-type="string">
            <text:p>{"Population": 302000}</text:p>
          </table:table-cell>
        </table:table-row>
        <table:table-row>
          <table:table-cell office:value-type="float" office:value="3525">
            <text:p>3 525</text:p>
          </table:table-cell>
          <table:table-cell office:value-type="string">
            <text:p>Brest</text:p>
          </table:table-cell>
          <table:table-cell office:value-type="string">
            <text:p>BLR</text:p>
          </table:table-cell>
          <table:table-cell office:value-type="string">
            <text:p>Brest</text:p>
          </table:table-cell>
          <table:table-cell office:value-type="string">
            <text:p>{"Population": 286000}</text:p>
          </table:table-cell>
        </table:table-row>
        <table:table-row>
          <table:table-cell office:value-type="float" office:value="3526">
            <text:p>3 526</text:p>
          </table:table-cell>
          <table:table-cell office:value-type="string">
            <text:p>Bobruisk</text:p>
          </table:table-cell>
          <table:table-cell office:value-type="string">
            <text:p>BLR</text:p>
          </table:table-cell>
          <table:table-cell office:value-type="string">
            <text:p>Mogiljov</text:p>
          </table:table-cell>
          <table:table-cell office:value-type="string">
            <text:p>{"Population": 221000}</text:p>
          </table:table-cell>
        </table:table-row>
        <table:table-row>
          <table:table-cell office:value-type="float" office:value="3527">
            <text:p>3 527</text:p>
          </table:table-cell>
          <table:table-cell office:value-type="string">
            <text:p>Baranoviti</text:p>
          </table:table-cell>
          <table:table-cell office:value-type="string">
            <text:p>BLR</text:p>
          </table:table-cell>
          <table:table-cell office:value-type="string">
            <text:p>Brest</text:p>
          </table:table-cell>
          <table:table-cell office:value-type="string">
            <text:p>{"Population": 167000}</text:p>
          </table:table-cell>
        </table:table-row>
        <table:table-row>
          <table:table-cell office:value-type="float" office:value="3528">
            <text:p>3 528</text:p>
          </table:table-cell>
          <table:table-cell office:value-type="string">
            <text:p>Borisov</text:p>
          </table:table-cell>
          <table:table-cell office:value-type="string">
            <text:p>BLR</text:p>
          </table:table-cell>
          <table:table-cell office:value-type="string">
            <text:p>Minsk</text:p>
          </table:table-cell>
          <table:table-cell office:value-type="string">
            <text:p>{"Population": 151000}</text:p>
          </table:table-cell>
        </table:table-row>
        <table:table-row>
          <table:table-cell office:value-type="float" office:value="3529">
            <text:p>3 529</text:p>
          </table:table-cell>
          <table:table-cell office:value-type="string">
            <text:p>Pinsk</text:p>
          </table:table-cell>
          <table:table-cell office:value-type="string">
            <text:p>BLR</text:p>
          </table:table-cell>
          <table:table-cell office:value-type="string">
            <text:p>Brest</text:p>
          </table:table-cell>
          <table:table-cell office:value-type="string">
            <text:p>{"Population": 130000}</text:p>
          </table:table-cell>
        </table:table-row>
        <table:table-row>
          <table:table-cell office:value-type="float" office:value="3530">
            <text:p>3 530</text:p>
          </table:table-cell>
          <table:table-cell office:value-type="string">
            <text:p>Ora</text:p>
          </table:table-cell>
          <table:table-cell office:value-type="string">
            <text:p>BLR</text:p>
          </table:table-cell>
          <table:table-cell office:value-type="string">
            <text:p>Vitebsk</text:p>
          </table:table-cell>
          <table:table-cell office:value-type="string">
            <text:p>{"Population": 124000}</text:p>
          </table:table-cell>
        </table:table-row>
        <table:table-row>
          <table:table-cell office:value-type="float" office:value="3531">
            <text:p>3 531</text:p>
          </table:table-cell>
          <table:table-cell office:value-type="string">
            <text:p>Mozyr</text:p>
          </table:table-cell>
          <table:table-cell office:value-type="string">
            <text:p>BLR</text:p>
          </table:table-cell>
          <table:table-cell office:value-type="string">
            <text:p>Gomel</text:p>
          </table:table-cell>
          <table:table-cell office:value-type="string">
            <text:p>{"Population": 110000}</text:p>
          </table:table-cell>
        </table:table-row>
        <table:table-row>
          <table:table-cell office:value-type="float" office:value="3532">
            <text:p>3 532</text:p>
          </table:table-cell>
          <table:table-cell office:value-type="string">
            <text:p>Novopolotsk</text:p>
          </table:table-cell>
          <table:table-cell office:value-type="string">
            <text:p>BLR</text:p>
          </table:table-cell>
          <table:table-cell office:value-type="string">
            <text:p>Vitebsk</text:p>
          </table:table-cell>
          <table:table-cell office:value-type="string">
            <text:p>{"Population": 106000}</text:p>
          </table:table-cell>
        </table:table-row>
        <table:table-row>
          <table:table-cell office:value-type="float" office:value="3533">
            <text:p>3 533</text:p>
          </table:table-cell>
          <table:table-cell office:value-type="string">
            <text:p>Lida</text:p>
          </table:table-cell>
          <table:table-cell office:value-type="string">
            <text:p>BLR</text:p>
          </table:table-cell>
          <table:table-cell office:value-type="string">
            <text:p>Grodno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3534">
            <text:p>3 534</text:p>
          </table:table-cell>
          <table:table-cell office:value-type="string">
            <text:p>Soligorsk</text:p>
          </table:table-cell>
          <table:table-cell office:value-type="string">
            <text:p>BLR</text:p>
          </table:table-cell>
          <table:table-cell office:value-type="string">
            <text:p>Minsk</text:p>
          </table:table-cell>
          <table:table-cell office:value-type="string">
            <text:p>{"Population": 101000}</text:p>
          </table:table-cell>
        </table:table-row>
        <table:table-row>
          <table:table-cell office:value-type="float" office:value="3535">
            <text:p>3 535</text:p>
          </table:table-cell>
          <table:table-cell office:value-type="string">
            <text:p>Molodetno</text:p>
          </table:table-cell>
          <table:table-cell office:value-type="string">
            <text:p>BLR</text:p>
          </table:table-cell>
          <table:table-cell office:value-type="string">
            <text:p>Minsk</text:p>
          </table:table-cell>
          <table:table-cell office:value-type="string">
            <text:p>{"Population": 97000}</text:p>
          </table:table-cell>
        </table:table-row>
        <table:table-row>
          <table:table-cell office:value-type="float" office:value="3536">
            <text:p>3 536</text:p>
          </table:table-cell>
          <table:table-cell office:value-type="string">
            <text:p>Mata-Utu</text:p>
          </table:table-cell>
          <table:table-cell office:value-type="string">
            <text:p>WLF</text:p>
          </table:table-cell>
          <table:table-cell office:value-type="string">
            <text:p>Wallis</text:p>
          </table:table-cell>
          <table:table-cell office:value-type="string">
            <text:p>{"Population": 1137}</text:p>
          </table:table-cell>
        </table:table-row>
        <table:table-row>
          <table:table-cell office:value-type="float" office:value="3537">
            <text:p>3 537</text:p>
          </table:table-cell>
          <table:table-cell office:value-type="string">
            <text:p>Port-Vila</text:p>
          </table:table-cell>
          <table:table-cell office:value-type="string">
            <text:p>VUT</text:p>
          </table:table-cell>
          <table:table-cell office:value-type="string">
            <text:p>Shefa</text:p>
          </table:table-cell>
          <table:table-cell office:value-type="string">
            <text:p>{"Population": 33700}</text:p>
          </table:table-cell>
        </table:table-row>
        <table:table-row>
          <table:table-cell office:value-type="float" office:value="3538">
            <text:p>3 538</text:p>
          </table:table-cell>
          <table:table-cell office:value-type="string">
            <text:p>Città del Vaticano</text:p>
          </table:table-cell>
          <table:table-cell office:value-type="string">
            <text:p>VAT</text:p>
          </table:table-cell>
          <table:table-cell office:value-type="string">
            <text:p></text:p>
          </table:table-cell>
          <table:table-cell office:value-type="string">
            <text:p>{"Population": 455}</text:p>
          </table:table-cell>
        </table:table-row>
        <table:table-row>
          <table:table-cell office:value-type="float" office:value="3539">
            <text:p>3 539</text:p>
          </table:table-cell>
          <table:table-cell office:value-type="string">
            <text:p>Caracas</text:p>
          </table:table-cell>
          <table:table-cell office:value-type="string">
            <text:p>VEN</text:p>
          </table:table-cell>
          <table:table-cell office:value-type="string">
            <text:p>Distrito Federal</text:p>
          </table:table-cell>
          <table:table-cell office:value-type="string">
            <text:p>{"Population": 1975294}</text:p>
          </table:table-cell>
        </table:table-row>
        <table:table-row>
          <table:table-cell office:value-type="float" office:value="3540">
            <text:p>3 540</text:p>
          </table:table-cell>
          <table:table-cell office:value-type="string">
            <text:p>Maracaíbo</text:p>
          </table:table-cell>
          <table:table-cell office:value-type="string">
            <text:p>VEN</text:p>
          </table:table-cell>
          <table:table-cell office:value-type="string">
            <text:p>Zulia</text:p>
          </table:table-cell>
          <table:table-cell office:value-type="string">
            <text:p>{"Population": 1304776}</text:p>
          </table:table-cell>
        </table:table-row>
        <table:table-row>
          <table:table-cell office:value-type="float" office:value="3541">
            <text:p>3 541</text:p>
          </table:table-cell>
          <table:table-cell office:value-type="string">
            <text:p>Barquisimeto</text:p>
          </table:table-cell>
          <table:table-cell office:value-type="string">
            <text:p>VEN</text:p>
          </table:table-cell>
          <table:table-cell office:value-type="string">
            <text:p>Lara</text:p>
          </table:table-cell>
          <table:table-cell office:value-type="string">
            <text:p>{"Population": 877239}</text:p>
          </table:table-cell>
        </table:table-row>
        <table:table-row>
          <table:table-cell office:value-type="float" office:value="3542">
            <text:p>3 542</text:p>
          </table:table-cell>
          <table:table-cell office:value-type="string">
            <text:p>Valencia</text:p>
          </table:table-cell>
          <table:table-cell office:value-type="string">
            <text:p>VEN</text:p>
          </table:table-cell>
          <table:table-cell office:value-type="string">
            <text:p>Carabobo</text:p>
          </table:table-cell>
          <table:table-cell office:value-type="string">
            <text:p>{"Population": 794246}</text:p>
          </table:table-cell>
        </table:table-row>
        <table:table-row>
          <table:table-cell office:value-type="float" office:value="3543">
            <text:p>3 543</text:p>
          </table:table-cell>
          <table:table-cell office:value-type="string">
            <text:p>Ciudad Guayana</text:p>
          </table:table-cell>
          <table:table-cell office:value-type="string">
            <text:p>VEN</text:p>
          </table:table-cell>
          <table:table-cell office:value-type="string">
            <text:p>Bolívar</text:p>
          </table:table-cell>
          <table:table-cell office:value-type="string">
            <text:p>{"Population": 663713}</text:p>
          </table:table-cell>
        </table:table-row>
        <table:table-row>
          <table:table-cell office:value-type="float" office:value="3544">
            <text:p>3 544</text:p>
          </table:table-cell>
          <table:table-cell office:value-type="string">
            <text:p>Petare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488868}</text:p>
          </table:table-cell>
        </table:table-row>
        <table:table-row>
          <table:table-cell office:value-type="float" office:value="3545">
            <text:p>3 545</text:p>
          </table:table-cell>
          <table:table-cell office:value-type="string">
            <text:p>Maracay</text:p>
          </table:table-cell>
          <table:table-cell office:value-type="string">
            <text:p>VEN</text:p>
          </table:table-cell>
          <table:table-cell office:value-type="string">
            <text:p>Aragua</text:p>
          </table:table-cell>
          <table:table-cell office:value-type="string">
            <text:p>{"Population": 444443}</text:p>
          </table:table-cell>
        </table:table-row>
        <table:table-row>
          <table:table-cell office:value-type="float" office:value="3546">
            <text:p>3 546</text:p>
          </table:table-cell>
          <table:table-cell office:value-type="string">
            <text:p>Barcelona</text:p>
          </table:table-cell>
          <table:table-cell office:value-type="string">
            <text:p>VEN</text:p>
          </table:table-cell>
          <table:table-cell office:value-type="string">
            <text:p>Anzoátegui</text:p>
          </table:table-cell>
          <table:table-cell office:value-type="string">
            <text:p>{"Population": 322267}</text:p>
          </table:table-cell>
        </table:table-row>
        <table:table-row>
          <table:table-cell office:value-type="float" office:value="3547">
            <text:p>3 547</text:p>
          </table:table-cell>
          <table:table-cell office:value-type="string">
            <text:p>Maturín</text:p>
          </table:table-cell>
          <table:table-cell office:value-type="string">
            <text:p>VEN</text:p>
          </table:table-cell>
          <table:table-cell office:value-type="string">
            <text:p>Monagas</text:p>
          </table:table-cell>
          <table:table-cell office:value-type="string">
            <text:p>{"Population": 319726}</text:p>
          </table:table-cell>
        </table:table-row>
        <table:table-row>
          <table:table-cell office:value-type="float" office:value="3548">
            <text:p>3 548</text:p>
          </table:table-cell>
          <table:table-cell office:value-type="string">
            <text:p>San Cristóbal</text:p>
          </table:table-cell>
          <table:table-cell office:value-type="string">
            <text:p>VEN</text:p>
          </table:table-cell>
          <table:table-cell office:value-type="string">
            <text:p>Táchira</text:p>
          </table:table-cell>
          <table:table-cell office:value-type="string">
            <text:p>{"Population": 319373}</text:p>
          </table:table-cell>
        </table:table-row>
        <table:table-row>
          <table:table-cell office:value-type="float" office:value="3549">
            <text:p>3 549</text:p>
          </table:table-cell>
          <table:table-cell office:value-type="string">
            <text:p>Ciudad Bolívar</text:p>
          </table:table-cell>
          <table:table-cell office:value-type="string">
            <text:p>VEN</text:p>
          </table:table-cell>
          <table:table-cell office:value-type="string">
            <text:p>Bolívar</text:p>
          </table:table-cell>
          <table:table-cell office:value-type="string">
            <text:p>{"Population": 301107}</text:p>
          </table:table-cell>
        </table:table-row>
        <table:table-row>
          <table:table-cell office:value-type="float" office:value="3550">
            <text:p>3 550</text:p>
          </table:table-cell>
          <table:table-cell office:value-type="string">
            <text:p>Cumaná</text:p>
          </table:table-cell>
          <table:table-cell office:value-type="string">
            <text:p>VEN</text:p>
          </table:table-cell>
          <table:table-cell office:value-type="string">
            <text:p>Sucre</text:p>
          </table:table-cell>
          <table:table-cell office:value-type="string">
            <text:p>{"Population": 293105}</text:p>
          </table:table-cell>
        </table:table-row>
        <table:table-row>
          <table:table-cell office:value-type="float" office:value="3551">
            <text:p>3 551</text:p>
          </table:table-cell>
          <table:table-cell office:value-type="string">
            <text:p>Mérida</text:p>
          </table:table-cell>
          <table:table-cell office:value-type="string">
            <text:p>VEN</text:p>
          </table:table-cell>
          <table:table-cell office:value-type="string">
            <text:p>Mérida</text:p>
          </table:table-cell>
          <table:table-cell office:value-type="string">
            <text:p>{"Population": 224887}</text:p>
          </table:table-cell>
        </table:table-row>
        <table:table-row>
          <table:table-cell office:value-type="float" office:value="3552">
            <text:p>3 552</text:p>
          </table:table-cell>
          <table:table-cell office:value-type="string">
            <text:p>Cabimas</text:p>
          </table:table-cell>
          <table:table-cell office:value-type="string">
            <text:p>VEN</text:p>
          </table:table-cell>
          <table:table-cell office:value-type="string">
            <text:p>Zulia</text:p>
          </table:table-cell>
          <table:table-cell office:value-type="string">
            <text:p>{"Population": 221329}</text:p>
          </table:table-cell>
        </table:table-row>
        <table:table-row>
          <table:table-cell office:value-type="float" office:value="3553">
            <text:p>3 553</text:p>
          </table:table-cell>
          <table:table-cell office:value-type="string">
            <text:p>Barinas</text:p>
          </table:table-cell>
          <table:table-cell office:value-type="string">
            <text:p>VEN</text:p>
          </table:table-cell>
          <table:table-cell office:value-type="string">
            <text:p>Barinas</text:p>
          </table:table-cell>
          <table:table-cell office:value-type="string">
            <text:p>{"Population": 217831}</text:p>
          </table:table-cell>
        </table:table-row>
        <table:table-row>
          <table:table-cell office:value-type="float" office:value="3554">
            <text:p>3 554</text:p>
          </table:table-cell>
          <table:table-cell office:value-type="string">
            <text:p>Turmero</text:p>
          </table:table-cell>
          <table:table-cell office:value-type="string">
            <text:p>VEN</text:p>
          </table:table-cell>
          <table:table-cell office:value-type="string">
            <text:p>Aragua</text:p>
          </table:table-cell>
          <table:table-cell office:value-type="string">
            <text:p>{"Population": 217499}</text:p>
          </table:table-cell>
        </table:table-row>
        <table:table-row>
          <table:table-cell office:value-type="float" office:value="3555">
            <text:p>3 555</text:p>
          </table:table-cell>
          <table:table-cell office:value-type="string">
            <text:p>Baruta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207290}</text:p>
          </table:table-cell>
        </table:table-row>
        <table:table-row>
          <table:table-cell office:value-type="float" office:value="3556">
            <text:p>3 556</text:p>
          </table:table-cell>
          <table:table-cell office:value-type="string">
            <text:p>Puerto Cabello</text:p>
          </table:table-cell>
          <table:table-cell office:value-type="string">
            <text:p>VEN</text:p>
          </table:table-cell>
          <table:table-cell office:value-type="string">
            <text:p>Carabobo</text:p>
          </table:table-cell>
          <table:table-cell office:value-type="string">
            <text:p>{"Population": 187722}</text:p>
          </table:table-cell>
        </table:table-row>
        <table:table-row>
          <table:table-cell office:value-type="float" office:value="3557">
            <text:p>3 557</text:p>
          </table:table-cell>
          <table:table-cell office:value-type="string">
            <text:p>Santa Ana de Coro</text:p>
          </table:table-cell>
          <table:table-cell office:value-type="string">
            <text:p>VEN</text:p>
          </table:table-cell>
          <table:table-cell office:value-type="string">
            <text:p>Falcón</text:p>
          </table:table-cell>
          <table:table-cell office:value-type="string">
            <text:p>{"Population": 185766}</text:p>
          </table:table-cell>
        </table:table-row>
        <table:table-row>
          <table:table-cell office:value-type="float" office:value="3558">
            <text:p>3 558</text:p>
          </table:table-cell>
          <table:table-cell office:value-type="string">
            <text:p>Los Teques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178784}</text:p>
          </table:table-cell>
        </table:table-row>
        <table:table-row>
          <table:table-cell office:value-type="float" office:value="3559">
            <text:p>3 559</text:p>
          </table:table-cell>
          <table:table-cell office:value-type="string">
            <text:p>Punto Fijo</text:p>
          </table:table-cell>
          <table:table-cell office:value-type="string">
            <text:p>VEN</text:p>
          </table:table-cell>
          <table:table-cell office:value-type="string">
            <text:p>Falcón</text:p>
          </table:table-cell>
          <table:table-cell office:value-type="string">
            <text:p>{"Population": 167215}</text:p>
          </table:table-cell>
        </table:table-row>
        <table:table-row>
          <table:table-cell office:value-type="float" office:value="3560">
            <text:p>3 560</text:p>
          </table:table-cell>
          <table:table-cell office:value-type="string">
            <text:p>Guarenas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165889}</text:p>
          </table:table-cell>
        </table:table-row>
        <table:table-row>
          <table:table-cell office:value-type="float" office:value="3561">
            <text:p>3 561</text:p>
          </table:table-cell>
          <table:table-cell office:value-type="string">
            <text:p>Acarigua</text:p>
          </table:table-cell>
          <table:table-cell office:value-type="string">
            <text:p>VEN</text:p>
          </table:table-cell>
          <table:table-cell office:value-type="string">
            <text:p>Portuguesa</text:p>
          </table:table-cell>
          <table:table-cell office:value-type="string">
            <text:p>{"Population": 158954}</text:p>
          </table:table-cell>
        </table:table-row>
        <table:table-row>
          <table:table-cell office:value-type="float" office:value="3562">
            <text:p>3 562</text:p>
          </table:table-cell>
          <table:table-cell office:value-type="string">
            <text:p>Puerto La Cruz</text:p>
          </table:table-cell>
          <table:table-cell office:value-type="string">
            <text:p>VEN</text:p>
          </table:table-cell>
          <table:table-cell office:value-type="string">
            <text:p>Anzoátegui</text:p>
          </table:table-cell>
          <table:table-cell office:value-type="string">
            <text:p>{"Population": 155700}</text:p>
          </table:table-cell>
        </table:table-row>
        <table:table-row>
          <table:table-cell office:value-type="float" office:value="3563">
            <text:p>3 563</text:p>
          </table:table-cell>
          <table:table-cell office:value-type="string">
            <text:p>Ciudad Losada</text:p>
          </table:table-cell>
          <table:table-cell office:value-type="string">
            <text:p>VEN</text:p>
          </table:table-cell>
          <table:table-cell/>
          <table:table-cell office:value-type="string">
            <text:p>{"Population": 134501}</text:p>
          </table:table-cell>
        </table:table-row>
        <table:table-row>
          <table:table-cell office:value-type="float" office:value="3564">
            <text:p>3 564</text:p>
          </table:table-cell>
          <table:table-cell office:value-type="string">
            <text:p>Guacara</text:p>
          </table:table-cell>
          <table:table-cell office:value-type="string">
            <text:p>VEN</text:p>
          </table:table-cell>
          <table:table-cell office:value-type="string">
            <text:p>Carabobo</text:p>
          </table:table-cell>
          <table:table-cell office:value-type="string">
            <text:p>{"Population": 131334}</text:p>
          </table:table-cell>
        </table:table-row>
        <table:table-row>
          <table:table-cell office:value-type="float" office:value="3565">
            <text:p>3 565</text:p>
          </table:table-cell>
          <table:table-cell office:value-type="string">
            <text:p>Valera</text:p>
          </table:table-cell>
          <table:table-cell office:value-type="string">
            <text:p>VEN</text:p>
          </table:table-cell>
          <table:table-cell office:value-type="string">
            <text:p>Trujillo</text:p>
          </table:table-cell>
          <table:table-cell office:value-type="string">
            <text:p>{"Population": 130281}</text:p>
          </table:table-cell>
        </table:table-row>
        <table:table-row>
          <table:table-cell office:value-type="float" office:value="3566">
            <text:p>3 566</text:p>
          </table:table-cell>
          <table:table-cell office:value-type="string">
            <text:p>Guanare</text:p>
          </table:table-cell>
          <table:table-cell office:value-type="string">
            <text:p>VEN</text:p>
          </table:table-cell>
          <table:table-cell office:value-type="string">
            <text:p>Portuguesa</text:p>
          </table:table-cell>
          <table:table-cell office:value-type="string">
            <text:p>{"Population": 125621}</text:p>
          </table:table-cell>
        </table:table-row>
        <table:table-row>
          <table:table-cell office:value-type="float" office:value="3567">
            <text:p>3 567</text:p>
          </table:table-cell>
          <table:table-cell office:value-type="string">
            <text:p>Carúpano</text:p>
          </table:table-cell>
          <table:table-cell office:value-type="string">
            <text:p>VEN</text:p>
          </table:table-cell>
          <table:table-cell office:value-type="string">
            <text:p>Sucre</text:p>
          </table:table-cell>
          <table:table-cell office:value-type="string">
            <text:p>{"Population": 119639}</text:p>
          </table:table-cell>
        </table:table-row>
        <table:table-row>
          <table:table-cell office:value-type="float" office:value="3568">
            <text:p>3 568</text:p>
          </table:table-cell>
          <table:table-cell office:value-type="string">
            <text:p>Catia La Mar</text:p>
          </table:table-cell>
          <table:table-cell office:value-type="string">
            <text:p>VEN</text:p>
          </table:table-cell>
          <table:table-cell office:value-type="string">
            <text:p>Distrito Federal</text:p>
          </table:table-cell>
          <table:table-cell office:value-type="string">
            <text:p>{"Population": 117012}</text:p>
          </table:table-cell>
        </table:table-row>
        <table:table-row>
          <table:table-cell office:value-type="float" office:value="3569">
            <text:p>3 569</text:p>
          </table:table-cell>
          <table:table-cell office:value-type="string">
            <text:p>El Tigre</text:p>
          </table:table-cell>
          <table:table-cell office:value-type="string">
            <text:p>VEN</text:p>
          </table:table-cell>
          <table:table-cell office:value-type="string">
            <text:p>Anzoátegui</text:p>
          </table:table-cell>
          <table:table-cell office:value-type="string">
            <text:p>{"Population": 116256}</text:p>
          </table:table-cell>
        </table:table-row>
        <table:table-row>
          <table:table-cell office:value-type="float" office:value="3570">
            <text:p>3 570</text:p>
          </table:table-cell>
          <table:table-cell office:value-type="string">
            <text:p>Guatire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109121}</text:p>
          </table:table-cell>
        </table:table-row>
        <table:table-row>
          <table:table-cell office:value-type="float" office:value="3571">
            <text:p>3 571</text:p>
          </table:table-cell>
          <table:table-cell office:value-type="string">
            <text:p>Calabozo</text:p>
          </table:table-cell>
          <table:table-cell office:value-type="string">
            <text:p>VEN</text:p>
          </table:table-cell>
          <table:table-cell office:value-type="string">
            <text:p>Guárico</text:p>
          </table:table-cell>
          <table:table-cell office:value-type="string">
            <text:p>{"Population": 107146}</text:p>
          </table:table-cell>
        </table:table-row>
        <table:table-row>
          <table:table-cell office:value-type="float" office:value="3572">
            <text:p>3 572</text:p>
          </table:table-cell>
          <table:table-cell office:value-type="string">
            <text:p>Pozuelos</text:p>
          </table:table-cell>
          <table:table-cell office:value-type="string">
            <text:p>VEN</text:p>
          </table:table-cell>
          <table:table-cell office:value-type="string">
            <text:p>Anzoátegui</text:p>
          </table:table-cell>
          <table:table-cell office:value-type="string">
            <text:p>{"Population": 105690}</text:p>
          </table:table-cell>
        </table:table-row>
        <table:table-row>
          <table:table-cell office:value-type="float" office:value="3573">
            <text:p>3 573</text:p>
          </table:table-cell>
          <table:table-cell office:value-type="string">
            <text:p>Ciudad Ojeda</text:p>
          </table:table-cell>
          <table:table-cell office:value-type="string">
            <text:p>VEN</text:p>
          </table:table-cell>
          <table:table-cell office:value-type="string">
            <text:p>Zulia</text:p>
          </table:table-cell>
          <table:table-cell office:value-type="string">
            <text:p>{"Population": 99354}</text:p>
          </table:table-cell>
        </table:table-row>
        <table:table-row>
          <table:table-cell office:value-type="float" office:value="3574">
            <text:p>3 574</text:p>
          </table:table-cell>
          <table:table-cell office:value-type="string">
            <text:p>Ocumare del Tuy</text:p>
          </table:table-cell>
          <table:table-cell office:value-type="string">
            <text:p>VEN</text:p>
          </table:table-cell>
          <table:table-cell office:value-type="string">
            <text:p>Miranda</text:p>
          </table:table-cell>
          <table:table-cell office:value-type="string">
            <text:p>{"Population": 97168}</text:p>
          </table:table-cell>
        </table:table-row>
        <table:table-row>
          <table:table-cell office:value-type="float" office:value="3575">
            <text:p>3 575</text:p>
          </table:table-cell>
          <table:table-cell office:value-type="string">
            <text:p>Valle de la Pascua</text:p>
          </table:table-cell>
          <table:table-cell office:value-type="string">
            <text:p>VEN</text:p>
          </table:table-cell>
          <table:table-cell office:value-type="string">
            <text:p>Guárico</text:p>
          </table:table-cell>
          <table:table-cell office:value-type="string">
            <text:p>{"Population": 95927}</text:p>
          </table:table-cell>
        </table:table-row>
        <table:table-row>
          <table:table-cell office:value-type="float" office:value="3576">
            <text:p>3 576</text:p>
          </table:table-cell>
          <table:table-cell office:value-type="string">
            <text:p>Araure</text:p>
          </table:table-cell>
          <table:table-cell office:value-type="string">
            <text:p>VEN</text:p>
          </table:table-cell>
          <table:table-cell office:value-type="string">
            <text:p>Portuguesa</text:p>
          </table:table-cell>
          <table:table-cell office:value-type="string">
            <text:p>{"Population": 94269}</text:p>
          </table:table-cell>
        </table:table-row>
        <table:table-row>
          <table:table-cell office:value-type="float" office:value="3577">
            <text:p>3 577</text:p>
          </table:table-cell>
          <table:table-cell office:value-type="string">
            <text:p>San Fernando de Apure</text:p>
          </table:table-cell>
          <table:table-cell office:value-type="string">
            <text:p>VEN</text:p>
          </table:table-cell>
          <table:table-cell office:value-type="string">
            <text:p>Apure</text:p>
          </table:table-cell>
          <table:table-cell office:value-type="string">
            <text:p>{"Population": 93809}</text:p>
          </table:table-cell>
        </table:table-row>
        <table:table-row>
          <table:table-cell office:value-type="float" office:value="3578">
            <text:p>3 578</text:p>
          </table:table-cell>
          <table:table-cell office:value-type="string">
            <text:p>San Felipe</text:p>
          </table:table-cell>
          <table:table-cell office:value-type="string">
            <text:p>VEN</text:p>
          </table:table-cell>
          <table:table-cell office:value-type="string">
            <text:p>Yaracuy</text:p>
          </table:table-cell>
          <table:table-cell office:value-type="string">
            <text:p>{"Population": 90940}</text:p>
          </table:table-cell>
        </table:table-row>
        <table:table-row>
          <table:table-cell office:value-type="float" office:value="3579">
            <text:p>3 579</text:p>
          </table:table-cell>
          <table:table-cell office:value-type="string">
            <text:p>El Limón</text:p>
          </table:table-cell>
          <table:table-cell office:value-type="string">
            <text:p>VEN</text:p>
          </table:table-cell>
          <table:table-cell office:value-type="string">
            <text:p>Aragua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580">
            <text:p>3 580</text:p>
          </table:table-cell>
          <table:table-cell office:value-type="string">
            <text:p>Moscow</text:p>
          </table:table-cell>
          <table:table-cell office:value-type="string">
            <text:p>RUS</text:p>
          </table:table-cell>
          <table:table-cell office:value-type="string">
            <text:p>Moscow (City)</text:p>
          </table:table-cell>
          <table:table-cell office:value-type="string">
            <text:p>{"Population": 8389200}</text:p>
          </table:table-cell>
        </table:table-row>
        <table:table-row>
          <table:table-cell office:value-type="float" office:value="3581">
            <text:p>3 581</text:p>
          </table:table-cell>
          <table:table-cell office:value-type="string">
            <text:p>St Petersburg</text:p>
          </table:table-cell>
          <table:table-cell office:value-type="string">
            <text:p>RUS</text:p>
          </table:table-cell>
          <table:table-cell office:value-type="string">
            <text:p>Pietari</text:p>
          </table:table-cell>
          <table:table-cell office:value-type="string">
            <text:p>{"Population": 4694000}</text:p>
          </table:table-cell>
        </table:table-row>
        <table:table-row>
          <table:table-cell office:value-type="float" office:value="3582">
            <text:p>3 582</text:p>
          </table:table-cell>
          <table:table-cell office:value-type="string">
            <text:p>Novosibirsk</text:p>
          </table:table-cell>
          <table:table-cell office:value-type="string">
            <text:p>RUS</text:p>
          </table:table-cell>
          <table:table-cell office:value-type="string">
            <text:p>Novosibirsk</text:p>
          </table:table-cell>
          <table:table-cell office:value-type="string">
            <text:p>{"Population": 1398800}</text:p>
          </table:table-cell>
        </table:table-row>
        <table:table-row>
          <table:table-cell office:value-type="float" office:value="3583">
            <text:p>3 583</text:p>
          </table:table-cell>
          <table:table-cell office:value-type="string">
            <text:p>Nizni Novgorod</text:p>
          </table:table-cell>
          <table:table-cell office:value-type="string">
            <text:p>RUS</text:p>
          </table:table-cell>
          <table:table-cell office:value-type="string">
            <text:p>Nizni Novgorod</text:p>
          </table:table-cell>
          <table:table-cell office:value-type="string">
            <text:p>{"Population": 1357000}</text:p>
          </table:table-cell>
        </table:table-row>
        <table:table-row>
          <table:table-cell office:value-type="float" office:value="3584">
            <text:p>3 584</text:p>
          </table:table-cell>
          <table:table-cell office:value-type="string">
            <text:p>Jekaterinburg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1266300}</text:p>
          </table:table-cell>
        </table:table-row>
        <table:table-row>
          <table:table-cell office:value-type="float" office:value="3585">
            <text:p>3 585</text:p>
          </table:table-cell>
          <table:table-cell office:value-type="string">
            <text:p>Samara</text:p>
          </table:table-cell>
          <table:table-cell office:value-type="string">
            <text:p>RUS</text:p>
          </table:table-cell>
          <table:table-cell office:value-type="string">
            <text:p>Samara</text:p>
          </table:table-cell>
          <table:table-cell office:value-type="string">
            <text:p>{"Population": 1156100}</text:p>
          </table:table-cell>
        </table:table-row>
        <table:table-row>
          <table:table-cell office:value-type="float" office:value="3586">
            <text:p>3 586</text:p>
          </table:table-cell>
          <table:table-cell office:value-type="string">
            <text:p>Omsk</text:p>
          </table:table-cell>
          <table:table-cell office:value-type="string">
            <text:p>RUS</text:p>
          </table:table-cell>
          <table:table-cell office:value-type="string">
            <text:p>Omsk</text:p>
          </table:table-cell>
          <table:table-cell office:value-type="string">
            <text:p>{"Population": 1148900}</text:p>
          </table:table-cell>
        </table:table-row>
        <table:table-row>
          <table:table-cell office:value-type="float" office:value="3587">
            <text:p>3 587</text:p>
          </table:table-cell>
          <table:table-cell office:value-type="string">
            <text:p>Kazan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1101000}</text:p>
          </table:table-cell>
        </table:table-row>
        <table:table-row>
          <table:table-cell office:value-type="float" office:value="3588">
            <text:p>3 588</text:p>
          </table:table-cell>
          <table:table-cell office:value-type="string">
            <text:p>Ufa</text:p>
          </table:table-cell>
          <table:table-cell office:value-type="string">
            <text:p>RUS</text:p>
          </table:table-cell>
          <table:table-cell office:value-type="string">
            <text:p>Bakortostan</text:p>
          </table:table-cell>
          <table:table-cell office:value-type="string">
            <text:p>{"Population": 1091200}</text:p>
          </table:table-cell>
        </table:table-row>
        <table:table-row>
          <table:table-cell office:value-type="float" office:value="3589">
            <text:p>3 589</text:p>
          </table:table-cell>
          <table:table-cell office:value-type="string">
            <text:p>Teljabinsk</text:p>
          </table:table-cell>
          <table:table-cell office:value-type="string">
            <text:p>RUS</text:p>
          </table:table-cell>
          <table:table-cell office:value-type="string">
            <text:p>Teljabinsk</text:p>
          </table:table-cell>
          <table:table-cell office:value-type="string">
            <text:p>{"Population": 1083200}</text:p>
          </table:table-cell>
        </table:table-row>
        <table:table-row>
          <table:table-cell office:value-type="float" office:value="3590">
            <text:p>3 590</text:p>
          </table:table-cell>
          <table:table-cell office:value-type="string">
            <text:p>Rostov-na-Donu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1012700}</text:p>
          </table:table-cell>
        </table:table-row>
        <table:table-row>
          <table:table-cell office:value-type="float" office:value="3591">
            <text:p>3 591</text:p>
          </table:table-cell>
          <table:table-cell office:value-type="string">
            <text:p>Perm</text:p>
          </table:table-cell>
          <table:table-cell office:value-type="string">
            <text:p>RUS</text:p>
          </table:table-cell>
          <table:table-cell office:value-type="string">
            <text:p>Perm</text:p>
          </table:table-cell>
          <table:table-cell office:value-type="string">
            <text:p>{"Population": 1009700}</text:p>
          </table:table-cell>
        </table:table-row>
        <table:table-row>
          <table:table-cell office:value-type="float" office:value="3592">
            <text:p>3 592</text:p>
          </table:table-cell>
          <table:table-cell office:value-type="string">
            <text:p>Volgograd</text:p>
          </table:table-cell>
          <table:table-cell office:value-type="string">
            <text:p>RUS</text:p>
          </table:table-cell>
          <table:table-cell office:value-type="string">
            <text:p>Volgograd</text:p>
          </table:table-cell>
          <table:table-cell office:value-type="string">
            <text:p>{"Population": 993400}</text:p>
          </table:table-cell>
        </table:table-row>
        <table:table-row>
          <table:table-cell office:value-type="float" office:value="3593">
            <text:p>3 593</text:p>
          </table:table-cell>
          <table:table-cell office:value-type="string">
            <text:p>Voronez</text:p>
          </table:table-cell>
          <table:table-cell office:value-type="string">
            <text:p>RUS</text:p>
          </table:table-cell>
          <table:table-cell office:value-type="string">
            <text:p>Voronez</text:p>
          </table:table-cell>
          <table:table-cell office:value-type="string">
            <text:p>{"Population": 907700}</text:p>
          </table:table-cell>
        </table:table-row>
        <table:table-row>
          <table:table-cell office:value-type="float" office:value="3594">
            <text:p>3 594</text:p>
          </table:table-cell>
          <table:table-cell office:value-type="string">
            <text:p>Krasnojarsk</text:p>
          </table:table-cell>
          <table:table-cell office:value-type="string">
            <text:p>RUS</text:p>
          </table:table-cell>
          <table:table-cell office:value-type="string">
            <text:p>Krasnojarsk</text:p>
          </table:table-cell>
          <table:table-cell office:value-type="string">
            <text:p>{"Population": 875500}</text:p>
          </table:table-cell>
        </table:table-row>
        <table:table-row>
          <table:table-cell office:value-type="float" office:value="3595">
            <text:p>3 595</text:p>
          </table:table-cell>
          <table:table-cell office:value-type="string">
            <text:p>Saratov</text:p>
          </table:table-cell>
          <table:table-cell office:value-type="string">
            <text:p>RUS</text:p>
          </table:table-cell>
          <table:table-cell office:value-type="string">
            <text:p>Saratov</text:p>
          </table:table-cell>
          <table:table-cell office:value-type="string">
            <text:p>{"Population": 874000}</text:p>
          </table:table-cell>
        </table:table-row>
        <table:table-row>
          <table:table-cell office:value-type="float" office:value="3596">
            <text:p>3 596</text:p>
          </table:table-cell>
          <table:table-cell office:value-type="string">
            <text:p>Toljatti</text:p>
          </table:table-cell>
          <table:table-cell office:value-type="string">
            <text:p>RUS</text:p>
          </table:table-cell>
          <table:table-cell office:value-type="string">
            <text:p>Samara</text:p>
          </table:table-cell>
          <table:table-cell office:value-type="string">
            <text:p>{"Population": 722900}</text:p>
          </table:table-cell>
        </table:table-row>
        <table:table-row>
          <table:table-cell office:value-type="float" office:value="3597">
            <text:p>3 597</text:p>
          </table:table-cell>
          <table:table-cell office:value-type="string">
            <text:p>Uljanovsk</text:p>
          </table:table-cell>
          <table:table-cell office:value-type="string">
            <text:p>RUS</text:p>
          </table:table-cell>
          <table:table-cell office:value-type="string">
            <text:p>Uljanovsk</text:p>
          </table:table-cell>
          <table:table-cell office:value-type="string">
            <text:p>{"Population": 667400}</text:p>
          </table:table-cell>
        </table:table-row>
        <table:table-row>
          <table:table-cell office:value-type="float" office:value="3598">
            <text:p>3 598</text:p>
          </table:table-cell>
          <table:table-cell office:value-type="string">
            <text:p>Izevsk</text:p>
          </table:table-cell>
          <table:table-cell office:value-type="string">
            <text:p>RUS</text:p>
          </table:table-cell>
          <table:table-cell office:value-type="string">
            <text:p>Udmurtia</text:p>
          </table:table-cell>
          <table:table-cell office:value-type="string">
            <text:p>{"Population": 652800}</text:p>
          </table:table-cell>
        </table:table-row>
        <table:table-row>
          <table:table-cell office:value-type="float" office:value="3599">
            <text:p>3 599</text:p>
          </table:table-cell>
          <table:table-cell office:value-type="string">
            <text:p>Krasnodar</text:p>
          </table:table-cell>
          <table:table-cell office:value-type="string">
            <text:p>RUS</text:p>
          </table:table-cell>
          <table:table-cell office:value-type="string">
            <text:p>Krasnodar</text:p>
          </table:table-cell>
          <table:table-cell office:value-type="string">
            <text:p>{"Population": 639000}</text:p>
          </table:table-cell>
        </table:table-row>
        <table:table-row>
          <table:table-cell office:value-type="float" office:value="3600">
            <text:p>3 600</text:p>
          </table:table-cell>
          <table:table-cell office:value-type="string">
            <text:p>Jaroslavl</text:p>
          </table:table-cell>
          <table:table-cell office:value-type="string">
            <text:p>RUS</text:p>
          </table:table-cell>
          <table:table-cell office:value-type="string">
            <text:p>Jaroslavl</text:p>
          </table:table-cell>
          <table:table-cell office:value-type="string">
            <text:p>{"Population": 616700}</text:p>
          </table:table-cell>
        </table:table-row>
        <table:table-row>
          <table:table-cell office:value-type="float" office:value="3601">
            <text:p>3 601</text:p>
          </table:table-cell>
          <table:table-cell office:value-type="string">
            <text:p>Habarovsk</text:p>
          </table:table-cell>
          <table:table-cell office:value-type="string">
            <text:p>RUS</text:p>
          </table:table-cell>
          <table:table-cell office:value-type="string">
            <text:p>Habarovsk</text:p>
          </table:table-cell>
          <table:table-cell office:value-type="string">
            <text:p>{"Population": 609400}</text:p>
          </table:table-cell>
        </table:table-row>
        <table:table-row>
          <table:table-cell office:value-type="float" office:value="3602">
            <text:p>3 602</text:p>
          </table:table-cell>
          <table:table-cell office:value-type="string">
            <text:p>Vladivostok</text:p>
          </table:table-cell>
          <table:table-cell office:value-type="string">
            <text:p>RUS</text:p>
          </table:table-cell>
          <table:table-cell office:value-type="string">
            <text:p>Primorje</text:p>
          </table:table-cell>
          <table:table-cell office:value-type="string">
            <text:p>{"Population": 606200}</text:p>
          </table:table-cell>
        </table:table-row>
        <table:table-row>
          <table:table-cell office:value-type="float" office:value="3603">
            <text:p>3 603</text:p>
          </table:table-cell>
          <table:table-cell office:value-type="string">
            <text:p>Irkutsk</text:p>
          </table:table-cell>
          <table:table-cell office:value-type="string">
            <text:p>RUS</text:p>
          </table:table-cell>
          <table:table-cell office:value-type="string">
            <text:p>Irkutsk</text:p>
          </table:table-cell>
          <table:table-cell office:value-type="string">
            <text:p>{"Population": 593700}</text:p>
          </table:table-cell>
        </table:table-row>
        <table:table-row>
          <table:table-cell office:value-type="float" office:value="3604">
            <text:p>3 604</text:p>
          </table:table-cell>
          <table:table-cell office:value-type="string">
            <text:p>Barnaul</text:p>
          </table:table-cell>
          <table:table-cell office:value-type="string">
            <text:p>RUS</text:p>
          </table:table-cell>
          <table:table-cell office:value-type="string">
            <text:p>Altai</text:p>
          </table:table-cell>
          <table:table-cell office:value-type="string">
            <text:p>{"Population": 580100}</text:p>
          </table:table-cell>
        </table:table-row>
        <table:table-row>
          <table:table-cell office:value-type="float" office:value="3605">
            <text:p>3 605</text:p>
          </table:table-cell>
          <table:table-cell office:value-type="string">
            <text:p>Novokuznetsk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561600}</text:p>
          </table:table-cell>
        </table:table-row>
        <table:table-row>
          <table:table-cell office:value-type="float" office:value="3606">
            <text:p>3 606</text:p>
          </table:table-cell>
          <table:table-cell office:value-type="string">
            <text:p>Penza</text:p>
          </table:table-cell>
          <table:table-cell office:value-type="string">
            <text:p>RUS</text:p>
          </table:table-cell>
          <table:table-cell office:value-type="string">
            <text:p>Penza</text:p>
          </table:table-cell>
          <table:table-cell office:value-type="string">
            <text:p>{"Population": 532200}</text:p>
          </table:table-cell>
        </table:table-row>
        <table:table-row>
          <table:table-cell office:value-type="float" office:value="3607">
            <text:p>3 607</text:p>
          </table:table-cell>
          <table:table-cell office:value-type="string">
            <text:p>Rjazan</text:p>
          </table:table-cell>
          <table:table-cell office:value-type="string">
            <text:p>RUS</text:p>
          </table:table-cell>
          <table:table-cell office:value-type="string">
            <text:p>Rjazan</text:p>
          </table:table-cell>
          <table:table-cell office:value-type="string">
            <text:p>{"Population": 529900}</text:p>
          </table:table-cell>
        </table:table-row>
        <table:table-row>
          <table:table-cell office:value-type="float" office:value="3608">
            <text:p>3 608</text:p>
          </table:table-cell>
          <table:table-cell office:value-type="string">
            <text:p>Orenburg</text:p>
          </table:table-cell>
          <table:table-cell office:value-type="string">
            <text:p>RUS</text:p>
          </table:table-cell>
          <table:table-cell office:value-type="string">
            <text:p>Orenburg</text:p>
          </table:table-cell>
          <table:table-cell office:value-type="string">
            <text:p>{"Population": 523600}</text:p>
          </table:table-cell>
        </table:table-row>
        <table:table-row>
          <table:table-cell office:value-type="float" office:value="3609">
            <text:p>3 609</text:p>
          </table:table-cell>
          <table:table-cell office:value-type="string">
            <text:p>Lipetsk</text:p>
          </table:table-cell>
          <table:table-cell office:value-type="string">
            <text:p>RUS</text:p>
          </table:table-cell>
          <table:table-cell office:value-type="string">
            <text:p>Lipetsk</text:p>
          </table:table-cell>
          <table:table-cell office:value-type="string">
            <text:p>{"Population": 521000}</text:p>
          </table:table-cell>
        </table:table-row>
        <table:table-row>
          <table:table-cell office:value-type="float" office:value="3610">
            <text:p>3 610</text:p>
          </table:table-cell>
          <table:table-cell office:value-type="string">
            <text:p>Nabereznyje Telny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514700}</text:p>
          </table:table-cell>
        </table:table-row>
        <table:table-row>
          <table:table-cell office:value-type="float" office:value="3611">
            <text:p>3 611</text:p>
          </table:table-cell>
          <table:table-cell office:value-type="string">
            <text:p>Tula</text:p>
          </table:table-cell>
          <table:table-cell office:value-type="string">
            <text:p>RUS</text:p>
          </table:table-cell>
          <table:table-cell office:value-type="string">
            <text:p>Tula</text:p>
          </table:table-cell>
          <table:table-cell office:value-type="string">
            <text:p>{"Population": 506100}</text:p>
          </table:table-cell>
        </table:table-row>
        <table:table-row>
          <table:table-cell office:value-type="float" office:value="3612">
            <text:p>3 612</text:p>
          </table:table-cell>
          <table:table-cell office:value-type="string">
            <text:p>Tjumen</text:p>
          </table:table-cell>
          <table:table-cell office:value-type="string">
            <text:p>RUS</text:p>
          </table:table-cell>
          <table:table-cell office:value-type="string">
            <text:p>Tjumen</text:p>
          </table:table-cell>
          <table:table-cell office:value-type="string">
            <text:p>{"Population": 503400}</text:p>
          </table:table-cell>
        </table:table-row>
        <table:table-row>
          <table:table-cell office:value-type="float" office:value="3613">
            <text:p>3 613</text:p>
          </table:table-cell>
          <table:table-cell office:value-type="string">
            <text:p>Kemerovo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492700}</text:p>
          </table:table-cell>
        </table:table-row>
        <table:table-row>
          <table:table-cell office:value-type="float" office:value="3614">
            <text:p>3 614</text:p>
          </table:table-cell>
          <table:table-cell office:value-type="string">
            <text:p>Astrahan</text:p>
          </table:table-cell>
          <table:table-cell office:value-type="string">
            <text:p>RUS</text:p>
          </table:table-cell>
          <table:table-cell office:value-type="string">
            <text:p>Astrahan</text:p>
          </table:table-cell>
          <table:table-cell office:value-type="string">
            <text:p>{"Population": 486100}</text:p>
          </table:table-cell>
        </table:table-row>
        <table:table-row>
          <table:table-cell office:value-type="float" office:value="3615">
            <text:p>3 615</text:p>
          </table:table-cell>
          <table:table-cell office:value-type="string">
            <text:p>Tomsk</text:p>
          </table:table-cell>
          <table:table-cell office:value-type="string">
            <text:p>RUS</text:p>
          </table:table-cell>
          <table:table-cell office:value-type="string">
            <text:p>Tomsk</text:p>
          </table:table-cell>
          <table:table-cell office:value-type="string">
            <text:p>{"Population": 482100}</text:p>
          </table:table-cell>
        </table:table-row>
        <table:table-row>
          <table:table-cell office:value-type="float" office:value="3616">
            <text:p>3 616</text:p>
          </table:table-cell>
          <table:table-cell office:value-type="string">
            <text:p>Kirov</text:p>
          </table:table-cell>
          <table:table-cell office:value-type="string">
            <text:p>RUS</text:p>
          </table:table-cell>
          <table:table-cell office:value-type="string">
            <text:p>Kirov</text:p>
          </table:table-cell>
          <table:table-cell office:value-type="string">
            <text:p>{"Population": 466200}</text:p>
          </table:table-cell>
        </table:table-row>
        <table:table-row>
          <table:table-cell office:value-type="float" office:value="3617">
            <text:p>3 617</text:p>
          </table:table-cell>
          <table:table-cell office:value-type="string">
            <text:p>Ivanovo</text:p>
          </table:table-cell>
          <table:table-cell office:value-type="string">
            <text:p>RUS</text:p>
          </table:table-cell>
          <table:table-cell office:value-type="string">
            <text:p>Ivanovo</text:p>
          </table:table-cell>
          <table:table-cell office:value-type="string">
            <text:p>{"Population": 459200}</text:p>
          </table:table-cell>
        </table:table-row>
        <table:table-row>
          <table:table-cell office:value-type="float" office:value="3618">
            <text:p>3 618</text:p>
          </table:table-cell>
          <table:table-cell office:value-type="string">
            <text:p>Teboksary</text:p>
          </table:table-cell>
          <table:table-cell office:value-type="string">
            <text:p>RUS</text:p>
          </table:table-cell>
          <table:table-cell office:value-type="string">
            <text:p>Tuvassia</text:p>
          </table:table-cell>
          <table:table-cell office:value-type="string">
            <text:p>{"Population": 459200}</text:p>
          </table:table-cell>
        </table:table-row>
        <table:table-row>
          <table:table-cell office:value-type="float" office:value="3619">
            <text:p>3 619</text:p>
          </table:table-cell>
          <table:table-cell office:value-type="string">
            <text:p>Brjansk</text:p>
          </table:table-cell>
          <table:table-cell office:value-type="string">
            <text:p>RUS</text:p>
          </table:table-cell>
          <table:table-cell office:value-type="string">
            <text:p>Brjansk</text:p>
          </table:table-cell>
          <table:table-cell office:value-type="string">
            <text:p>{"Population": 457400}</text:p>
          </table:table-cell>
        </table:table-row>
        <table:table-row>
          <table:table-cell office:value-type="float" office:value="3620">
            <text:p>3 620</text:p>
          </table:table-cell>
          <table:table-cell office:value-type="string">
            <text:p>Tver</text:p>
          </table:table-cell>
          <table:table-cell office:value-type="string">
            <text:p>RUS</text:p>
          </table:table-cell>
          <table:table-cell office:value-type="string">
            <text:p>Tver</text:p>
          </table:table-cell>
          <table:table-cell office:value-type="string">
            <text:p>{"Population": 454900}</text:p>
          </table:table-cell>
        </table:table-row>
        <table:table-row>
          <table:table-cell office:value-type="float" office:value="3621">
            <text:p>3 621</text:p>
          </table:table-cell>
          <table:table-cell office:value-type="string">
            <text:p>Kursk</text:p>
          </table:table-cell>
          <table:table-cell office:value-type="string">
            <text:p>RUS</text:p>
          </table:table-cell>
          <table:table-cell office:value-type="string">
            <text:p>Kursk</text:p>
          </table:table-cell>
          <table:table-cell office:value-type="string">
            <text:p>{"Population": 443500}</text:p>
          </table:table-cell>
        </table:table-row>
        <table:table-row>
          <table:table-cell office:value-type="float" office:value="3622">
            <text:p>3 622</text:p>
          </table:table-cell>
          <table:table-cell office:value-type="string">
            <text:p>Magnitogorsk</text:p>
          </table:table-cell>
          <table:table-cell office:value-type="string">
            <text:p>RUS</text:p>
          </table:table-cell>
          <table:table-cell office:value-type="string">
            <text:p>Teljabinsk</text:p>
          </table:table-cell>
          <table:table-cell office:value-type="string">
            <text:p>{"Population": 427900}</text:p>
          </table:table-cell>
        </table:table-row>
        <table:table-row>
          <table:table-cell office:value-type="float" office:value="3623">
            <text:p>3 623</text:p>
          </table:table-cell>
          <table:table-cell office:value-type="string">
            <text:p>Kaliningrad</text:p>
          </table:table-cell>
          <table:table-cell office:value-type="string">
            <text:p>RUS</text:p>
          </table:table-cell>
          <table:table-cell office:value-type="string">
            <text:p>Kaliningrad</text:p>
          </table:table-cell>
          <table:table-cell office:value-type="string">
            <text:p>{"Population": 424400}</text:p>
          </table:table-cell>
        </table:table-row>
        <table:table-row>
          <table:table-cell office:value-type="float" office:value="3624">
            <text:p>3 624</text:p>
          </table:table-cell>
          <table:table-cell office:value-type="string">
            <text:p>Nizni Tagil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390900}</text:p>
          </table:table-cell>
        </table:table-row>
        <table:table-row>
          <table:table-cell office:value-type="float" office:value="3625">
            <text:p>3 625</text:p>
          </table:table-cell>
          <table:table-cell office:value-type="string">
            <text:p>Murmansk</text:p>
          </table:table-cell>
          <table:table-cell office:value-type="string">
            <text:p>RUS</text:p>
          </table:table-cell>
          <table:table-cell office:value-type="string">
            <text:p>Murmansk</text:p>
          </table:table-cell>
          <table:table-cell office:value-type="string">
            <text:p>{"Population": 376300}</text:p>
          </table:table-cell>
        </table:table-row>
        <table:table-row>
          <table:table-cell office:value-type="float" office:value="3626">
            <text:p>3 626</text:p>
          </table:table-cell>
          <table:table-cell office:value-type="string">
            <text:p>Ulan-Ude</text:p>
          </table:table-cell>
          <table:table-cell office:value-type="string">
            <text:p>RUS</text:p>
          </table:table-cell>
          <table:table-cell office:value-type="string">
            <text:p>Burjatia</text:p>
          </table:table-cell>
          <table:table-cell office:value-type="string">
            <text:p>{"Population": 370400}</text:p>
          </table:table-cell>
        </table:table-row>
        <table:table-row>
          <table:table-cell office:value-type="float" office:value="3627">
            <text:p>3 627</text:p>
          </table:table-cell>
          <table:table-cell office:value-type="string">
            <text:p>Kurgan</text:p>
          </table:table-cell>
          <table:table-cell office:value-type="string">
            <text:p>RUS</text:p>
          </table:table-cell>
          <table:table-cell office:value-type="string">
            <text:p>Kurgan</text:p>
          </table:table-cell>
          <table:table-cell office:value-type="string">
            <text:p>{"Population": 364700}</text:p>
          </table:table-cell>
        </table:table-row>
        <table:table-row>
          <table:table-cell office:value-type="float" office:value="3628">
            <text:p>3 628</text:p>
          </table:table-cell>
          <table:table-cell office:value-type="string">
            <text:p>Arkangeli</text:p>
          </table:table-cell>
          <table:table-cell office:value-type="string">
            <text:p>RUS</text:p>
          </table:table-cell>
          <table:table-cell office:value-type="string">
            <text:p>Arkangeli</text:p>
          </table:table-cell>
          <table:table-cell office:value-type="string">
            <text:p>{"Population": 361800}</text:p>
          </table:table-cell>
        </table:table-row>
        <table:table-row>
          <table:table-cell office:value-type="float" office:value="3629">
            <text:p>3 629</text:p>
          </table:table-cell>
          <table:table-cell office:value-type="string">
            <text:p>Soti</text:p>
          </table:table-cell>
          <table:table-cell office:value-type="string">
            <text:p>RUS</text:p>
          </table:table-cell>
          <table:table-cell office:value-type="string">
            <text:p>Krasnodar</text:p>
          </table:table-cell>
          <table:table-cell office:value-type="string">
            <text:p>{"Population": 358600}</text:p>
          </table:table-cell>
        </table:table-row>
        <table:table-row>
          <table:table-cell office:value-type="float" office:value="3630">
            <text:p>3 630</text:p>
          </table:table-cell>
          <table:table-cell office:value-type="string">
            <text:p>Smolensk</text:p>
          </table:table-cell>
          <table:table-cell office:value-type="string">
            <text:p>RUS</text:p>
          </table:table-cell>
          <table:table-cell office:value-type="string">
            <text:p>Smolensk</text:p>
          </table:table-cell>
          <table:table-cell office:value-type="string">
            <text:p>{"Population": 353400}</text:p>
          </table:table-cell>
        </table:table-row>
        <table:table-row>
          <table:table-cell office:value-type="float" office:value="3631">
            <text:p>3 631</text:p>
          </table:table-cell>
          <table:table-cell office:value-type="string">
            <text:p>Orjol</text:p>
          </table:table-cell>
          <table:table-cell office:value-type="string">
            <text:p>RUS</text:p>
          </table:table-cell>
          <table:table-cell office:value-type="string">
            <text:p>Orjol</text:p>
          </table:table-cell>
          <table:table-cell office:value-type="string">
            <text:p>{"Population": 344500}</text:p>
          </table:table-cell>
        </table:table-row>
        <table:table-row>
          <table:table-cell office:value-type="float" office:value="3632">
            <text:p>3 632</text:p>
          </table:table-cell>
          <table:table-cell office:value-type="string">
            <text:p>Stavropol</text:p>
          </table:table-cell>
          <table:table-cell office:value-type="string">
            <text:p>RUS</text:p>
          </table:table-cell>
          <table:table-cell office:value-type="string">
            <text:p>Stavropol</text:p>
          </table:table-cell>
          <table:table-cell office:value-type="string">
            <text:p>{"Population": 343300}</text:p>
          </table:table-cell>
        </table:table-row>
        <table:table-row>
          <table:table-cell office:value-type="float" office:value="3633">
            <text:p>3 633</text:p>
          </table:table-cell>
          <table:table-cell office:value-type="string">
            <text:p>Belgorod</text:p>
          </table:table-cell>
          <table:table-cell office:value-type="string">
            <text:p>RUS</text:p>
          </table:table-cell>
          <table:table-cell office:value-type="string">
            <text:p>Belgorod</text:p>
          </table:table-cell>
          <table:table-cell office:value-type="string">
            <text:p>{"Population": 342000}</text:p>
          </table:table-cell>
        </table:table-row>
        <table:table-row>
          <table:table-cell office:value-type="float" office:value="3634">
            <text:p>3 634</text:p>
          </table:table-cell>
          <table:table-cell office:value-type="string">
            <text:p>Kaluga</text:p>
          </table:table-cell>
          <table:table-cell office:value-type="string">
            <text:p>RUS</text:p>
          </table:table-cell>
          <table:table-cell office:value-type="string">
            <text:p>Kaluga</text:p>
          </table:table-cell>
          <table:table-cell office:value-type="string">
            <text:p>{"Population": 339300}</text:p>
          </table:table-cell>
        </table:table-row>
        <table:table-row>
          <table:table-cell office:value-type="float" office:value="3635">
            <text:p>3 635</text:p>
          </table:table-cell>
          <table:table-cell office:value-type="string">
            <text:p>Vladimir</text:p>
          </table:table-cell>
          <table:table-cell office:value-type="string">
            <text:p>RUS</text:p>
          </table:table-cell>
          <table:table-cell office:value-type="string">
            <text:p>Vladimir</text:p>
          </table:table-cell>
          <table:table-cell office:value-type="string">
            <text:p>{"Population": 337100}</text:p>
          </table:table-cell>
        </table:table-row>
        <table:table-row>
          <table:table-cell office:value-type="float" office:value="3636">
            <text:p>3 636</text:p>
          </table:table-cell>
          <table:table-cell office:value-type="string">
            <text:p>Mahatkala</text:p>
          </table:table-cell>
          <table:table-cell office:value-type="string">
            <text:p>RUS</text:p>
          </table:table-cell>
          <table:table-cell office:value-type="string">
            <text:p>Dagestan</text:p>
          </table:table-cell>
          <table:table-cell office:value-type="string">
            <text:p>{"Population": 332800}</text:p>
          </table:table-cell>
        </table:table-row>
        <table:table-row>
          <table:table-cell office:value-type="float" office:value="3637">
            <text:p>3 637</text:p>
          </table:table-cell>
          <table:table-cell office:value-type="string">
            <text:p>Terepovets</text:p>
          </table:table-cell>
          <table:table-cell office:value-type="string">
            <text:p>RUS</text:p>
          </table:table-cell>
          <table:table-cell office:value-type="string">
            <text:p>Vologda</text:p>
          </table:table-cell>
          <table:table-cell office:value-type="string">
            <text:p>{"Population": 324400}</text:p>
          </table:table-cell>
        </table:table-row>
        <table:table-row>
          <table:table-cell office:value-type="float" office:value="3638">
            <text:p>3 638</text:p>
          </table:table-cell>
          <table:table-cell office:value-type="string">
            <text:p>Saransk</text:p>
          </table:table-cell>
          <table:table-cell office:value-type="string">
            <text:p>RUS</text:p>
          </table:table-cell>
          <table:table-cell office:value-type="string">
            <text:p>Mordva</text:p>
          </table:table-cell>
          <table:table-cell office:value-type="string">
            <text:p>{"Population": 314800}</text:p>
          </table:table-cell>
        </table:table-row>
        <table:table-row>
          <table:table-cell office:value-type="float" office:value="3639">
            <text:p>3 639</text:p>
          </table:table-cell>
          <table:table-cell office:value-type="string">
            <text:p>Tambov</text:p>
          </table:table-cell>
          <table:table-cell office:value-type="string">
            <text:p>RUS</text:p>
          </table:table-cell>
          <table:table-cell office:value-type="string">
            <text:p>Tambov</text:p>
          </table:table-cell>
          <table:table-cell office:value-type="string">
            <text:p>{"Population": 312000}</text:p>
          </table:table-cell>
        </table:table-row>
        <table:table-row>
          <table:table-cell office:value-type="float" office:value="3640">
            <text:p>3 640</text:p>
          </table:table-cell>
          <table:table-cell office:value-type="string">
            <text:p>Vladikavkaz</text:p>
          </table:table-cell>
          <table:table-cell office:value-type="string">
            <text:p>RUS</text:p>
          </table:table-cell>
          <table:table-cell office:value-type="string">
            <text:p>North Ossetia-Alania</text:p>
          </table:table-cell>
          <table:table-cell office:value-type="string">
            <text:p>{"Population": 310100}</text:p>
          </table:table-cell>
        </table:table-row>
        <table:table-row>
          <table:table-cell office:value-type="float" office:value="3641">
            <text:p>3 641</text:p>
          </table:table-cell>
          <table:table-cell office:value-type="string">
            <text:p>Tita</text:p>
          </table:table-cell>
          <table:table-cell office:value-type="string">
            <text:p>RUS</text:p>
          </table:table-cell>
          <table:table-cell office:value-type="string">
            <text:p>Tita</text:p>
          </table:table-cell>
          <table:table-cell office:value-type="string">
            <text:p>{"Population": 309900}</text:p>
          </table:table-cell>
        </table:table-row>
        <table:table-row>
          <table:table-cell office:value-type="float" office:value="3642">
            <text:p>3 642</text:p>
          </table:table-cell>
          <table:table-cell office:value-type="string">
            <text:p>Vologda</text:p>
          </table:table-cell>
          <table:table-cell office:value-type="string">
            <text:p>RUS</text:p>
          </table:table-cell>
          <table:table-cell office:value-type="string">
            <text:p>Vologda</text:p>
          </table:table-cell>
          <table:table-cell office:value-type="string">
            <text:p>{"Population": 302500}</text:p>
          </table:table-cell>
        </table:table-row>
        <table:table-row>
          <table:table-cell office:value-type="float" office:value="3643">
            <text:p>3 643</text:p>
          </table:table-cell>
          <table:table-cell office:value-type="string">
            <text:p>Veliki Novgorod</text:p>
          </table:table-cell>
          <table:table-cell office:value-type="string">
            <text:p>RUS</text:p>
          </table:table-cell>
          <table:table-cell office:value-type="string">
            <text:p>Novgorod</text:p>
          </table:table-cell>
          <table:table-cell office:value-type="string">
            <text:p>{"Population": 299500}</text:p>
          </table:table-cell>
        </table:table-row>
        <table:table-row>
          <table:table-cell office:value-type="float" office:value="3644">
            <text:p>3 644</text:p>
          </table:table-cell>
          <table:table-cell office:value-type="string">
            <text:p>Komsomolsk-na-Amure</text:p>
          </table:table-cell>
          <table:table-cell office:value-type="string">
            <text:p>RUS</text:p>
          </table:table-cell>
          <table:table-cell office:value-type="string">
            <text:p>Habarovsk</text:p>
          </table:table-cell>
          <table:table-cell office:value-type="string">
            <text:p>{"Population": 291600}</text:p>
          </table:table-cell>
        </table:table-row>
        <table:table-row>
          <table:table-cell office:value-type="float" office:value="3645">
            <text:p>3 645</text:p>
          </table:table-cell>
          <table:table-cell office:value-type="string">
            <text:p>Kostroma</text:p>
          </table:table-cell>
          <table:table-cell office:value-type="string">
            <text:p>RUS</text:p>
          </table:table-cell>
          <table:table-cell office:value-type="string">
            <text:p>Kostroma</text:p>
          </table:table-cell>
          <table:table-cell office:value-type="string">
            <text:p>{"Population": 288100}</text:p>
          </table:table-cell>
        </table:table-row>
        <table:table-row>
          <table:table-cell office:value-type="float" office:value="3646">
            <text:p>3 646</text:p>
          </table:table-cell>
          <table:table-cell office:value-type="string">
            <text:p>Volzski</text:p>
          </table:table-cell>
          <table:table-cell office:value-type="string">
            <text:p>RUS</text:p>
          </table:table-cell>
          <table:table-cell office:value-type="string">
            <text:p>Volgograd</text:p>
          </table:table-cell>
          <table:table-cell office:value-type="string">
            <text:p>{"Population": 286900}</text:p>
          </table:table-cell>
        </table:table-row>
        <table:table-row>
          <table:table-cell office:value-type="float" office:value="3647">
            <text:p>3 647</text:p>
          </table:table-cell>
          <table:table-cell office:value-type="string">
            <text:p>Taganrog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284400}</text:p>
          </table:table-cell>
        </table:table-row>
        <table:table-row>
          <table:table-cell office:value-type="float" office:value="3648">
            <text:p>3 648</text:p>
          </table:table-cell>
          <table:table-cell office:value-type="string">
            <text:p>Petroskoi</text:p>
          </table:table-cell>
          <table:table-cell office:value-type="string">
            <text:p>RUS</text:p>
          </table:table-cell>
          <table:table-cell office:value-type="string">
            <text:p>Karjala</text:p>
          </table:table-cell>
          <table:table-cell office:value-type="string">
            <text:p>{"Population": 282100}</text:p>
          </table:table-cell>
        </table:table-row>
        <table:table-row>
          <table:table-cell office:value-type="float" office:value="3649">
            <text:p>3 649</text:p>
          </table:table-cell>
          <table:table-cell office:value-type="string">
            <text:p>Bratsk</text:p>
          </table:table-cell>
          <table:table-cell office:value-type="string">
            <text:p>RUS</text:p>
          </table:table-cell>
          <table:table-cell office:value-type="string">
            <text:p>Irkutsk</text:p>
          </table:table-cell>
          <table:table-cell office:value-type="string">
            <text:p>{"Population": 277600}</text:p>
          </table:table-cell>
        </table:table-row>
        <table:table-row>
          <table:table-cell office:value-type="float" office:value="3650">
            <text:p>3 650</text:p>
          </table:table-cell>
          <table:table-cell office:value-type="string">
            <text:p>Dzerzinsk</text:p>
          </table:table-cell>
          <table:table-cell office:value-type="string">
            <text:p>RUS</text:p>
          </table:table-cell>
          <table:table-cell office:value-type="string">
            <text:p>Nizni Novgorod</text:p>
          </table:table-cell>
          <table:table-cell office:value-type="string">
            <text:p>{"Population": 277100}</text:p>
          </table:table-cell>
        </table:table-row>
        <table:table-row>
          <table:table-cell office:value-type="float" office:value="3651">
            <text:p>3 651</text:p>
          </table:table-cell>
          <table:table-cell office:value-type="string">
            <text:p>Surgut</text:p>
          </table:table-cell>
          <table:table-cell office:value-type="string">
            <text:p>RUS</text:p>
          </table:table-cell>
          <table:table-cell office:value-type="string">
            <text:p>Hanti-Mansia</text:p>
          </table:table-cell>
          <table:table-cell office:value-type="string">
            <text:p>{"Population": 274900}</text:p>
          </table:table-cell>
        </table:table-row>
        <table:table-row>
          <table:table-cell office:value-type="float" office:value="3652">
            <text:p>3 652</text:p>
          </table:table-cell>
          <table:table-cell office:value-type="string">
            <text:p>Orsk</text:p>
          </table:table-cell>
          <table:table-cell office:value-type="string">
            <text:p>RUS</text:p>
          </table:table-cell>
          <table:table-cell office:value-type="string">
            <text:p>Orenburg</text:p>
          </table:table-cell>
          <table:table-cell office:value-type="string">
            <text:p>{"Population": 273900}</text:p>
          </table:table-cell>
        </table:table-row>
        <table:table-row>
          <table:table-cell office:value-type="float" office:value="3653">
            <text:p>3 653</text:p>
          </table:table-cell>
          <table:table-cell office:value-type="string">
            <text:p>Sterlitamak</text:p>
          </table:table-cell>
          <table:table-cell office:value-type="string">
            <text:p>RUS</text:p>
          </table:table-cell>
          <table:table-cell office:value-type="string">
            <text:p>Bakortostan</text:p>
          </table:table-cell>
          <table:table-cell office:value-type="string">
            <text:p>{"Population": 265200}</text:p>
          </table:table-cell>
        </table:table-row>
        <table:table-row>
          <table:table-cell office:value-type="float" office:value="3654">
            <text:p>3 654</text:p>
          </table:table-cell>
          <table:table-cell office:value-type="string">
            <text:p>Angarsk</text:p>
          </table:table-cell>
          <table:table-cell office:value-type="string">
            <text:p>RUS</text:p>
          </table:table-cell>
          <table:table-cell office:value-type="string">
            <text:p>Irkutsk</text:p>
          </table:table-cell>
          <table:table-cell office:value-type="string">
            <text:p>{"Population": 264700}</text:p>
          </table:table-cell>
        </table:table-row>
        <table:table-row>
          <table:table-cell office:value-type="float" office:value="3655">
            <text:p>3 655</text:p>
          </table:table-cell>
          <table:table-cell office:value-type="string">
            <text:p>Jokar-Ola</text:p>
          </table:table-cell>
          <table:table-cell office:value-type="string">
            <text:p>RUS</text:p>
          </table:table-cell>
          <table:table-cell office:value-type="string">
            <text:p>Marinmaa</text:p>
          </table:table-cell>
          <table:table-cell office:value-type="string">
            <text:p>{"Population": 249200}</text:p>
          </table:table-cell>
        </table:table-row>
        <table:table-row>
          <table:table-cell office:value-type="float" office:value="3656">
            <text:p>3 656</text:p>
          </table:table-cell>
          <table:table-cell office:value-type="string">
            <text:p>Rybinsk</text:p>
          </table:table-cell>
          <table:table-cell office:value-type="string">
            <text:p>RUS</text:p>
          </table:table-cell>
          <table:table-cell office:value-type="string">
            <text:p>Jaroslavl</text:p>
          </table:table-cell>
          <table:table-cell office:value-type="string">
            <text:p>{"Population": 239600}</text:p>
          </table:table-cell>
        </table:table-row>
        <table:table-row>
          <table:table-cell office:value-type="float" office:value="3657">
            <text:p>3 657</text:p>
          </table:table-cell>
          <table:table-cell office:value-type="string">
            <text:p>Prokopjevsk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237300}</text:p>
          </table:table-cell>
        </table:table-row>
        <table:table-row>
          <table:table-cell office:value-type="float" office:value="3658">
            <text:p>3 658</text:p>
          </table:table-cell>
          <table:table-cell office:value-type="string">
            <text:p>Niznevartovsk</text:p>
          </table:table-cell>
          <table:table-cell office:value-type="string">
            <text:p>RUS</text:p>
          </table:table-cell>
          <table:table-cell office:value-type="string">
            <text:p>Hanti-Mansia</text:p>
          </table:table-cell>
          <table:table-cell office:value-type="string">
            <text:p>{"Population": 233900}</text:p>
          </table:table-cell>
        </table:table-row>
        <table:table-row>
          <table:table-cell office:value-type="float" office:value="3659">
            <text:p>3 659</text:p>
          </table:table-cell>
          <table:table-cell office:value-type="string">
            <text:p>Naltik</text:p>
          </table:table-cell>
          <table:table-cell office:value-type="string">
            <text:p>RUS</text:p>
          </table:table-cell>
          <table:table-cell office:value-type="string">
            <text:p>Kabardi-Balkaria</text:p>
          </table:table-cell>
          <table:table-cell office:value-type="string">
            <text:p>{"Population": 233400}</text:p>
          </table:table-cell>
        </table:table-row>
        <table:table-row>
          <table:table-cell office:value-type="float" office:value="3660">
            <text:p>3 660</text:p>
          </table:table-cell>
          <table:table-cell office:value-type="string">
            <text:p>Syktyvkar</text:p>
          </table:table-cell>
          <table:table-cell office:value-type="string">
            <text:p>RUS</text:p>
          </table:table-cell>
          <table:table-cell office:value-type="string">
            <text:p>Komi</text:p>
          </table:table-cell>
          <table:table-cell office:value-type="string">
            <text:p>{"Population": 229700}</text:p>
          </table:table-cell>
        </table:table-row>
        <table:table-row>
          <table:table-cell office:value-type="float" office:value="3661">
            <text:p>3 661</text:p>
          </table:table-cell>
          <table:table-cell office:value-type="string">
            <text:p>Severodvinsk</text:p>
          </table:table-cell>
          <table:table-cell office:value-type="string">
            <text:p>RUS</text:p>
          </table:table-cell>
          <table:table-cell office:value-type="string">
            <text:p>Arkangeli</text:p>
          </table:table-cell>
          <table:table-cell office:value-type="string">
            <text:p>{"Population": 229300}</text:p>
          </table:table-cell>
        </table:table-row>
        <table:table-row>
          <table:table-cell office:value-type="float" office:value="3662">
            <text:p>3 662</text:p>
          </table:table-cell>
          <table:table-cell office:value-type="string">
            <text:p>Bijsk</text:p>
          </table:table-cell>
          <table:table-cell office:value-type="string">
            <text:p>RUS</text:p>
          </table:table-cell>
          <table:table-cell office:value-type="string">
            <text:p>Altai</text:p>
          </table:table-cell>
          <table:table-cell office:value-type="string">
            <text:p>{"Population": 225000}</text:p>
          </table:table-cell>
        </table:table-row>
        <table:table-row>
          <table:table-cell office:value-type="float" office:value="3663">
            <text:p>3 663</text:p>
          </table:table-cell>
          <table:table-cell office:value-type="string">
            <text:p>Niznekamsk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223400}</text:p>
          </table:table-cell>
        </table:table-row>
        <table:table-row>
          <table:table-cell office:value-type="float" office:value="3664">
            <text:p>3 664</text:p>
          </table:table-cell>
          <table:table-cell office:value-type="string">
            <text:p>Blagovetensk</text:p>
          </table:table-cell>
          <table:table-cell office:value-type="string">
            <text:p>RUS</text:p>
          </table:table-cell>
          <table:table-cell office:value-type="string">
            <text:p>Amur</text:p>
          </table:table-cell>
          <table:table-cell office:value-type="string">
            <text:p>{"Population": 222000}</text:p>
          </table:table-cell>
        </table:table-row>
        <table:table-row>
          <table:table-cell office:value-type="float" office:value="3665">
            <text:p>3 665</text:p>
          </table:table-cell>
          <table:table-cell office:value-type="string">
            <text:p>ahty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221800}</text:p>
          </table:table-cell>
        </table:table-row>
        <table:table-row>
          <table:table-cell office:value-type="float" office:value="3666">
            <text:p>3 666</text:p>
          </table:table-cell>
          <table:table-cell office:value-type="string">
            <text:p>Staryi Oskol</text:p>
          </table:table-cell>
          <table:table-cell office:value-type="string">
            <text:p>RUS</text:p>
          </table:table-cell>
          <table:table-cell office:value-type="string">
            <text:p>Belgorod</text:p>
          </table:table-cell>
          <table:table-cell office:value-type="string">
            <text:p>{"Population": 213800}</text:p>
          </table:table-cell>
        </table:table-row>
        <table:table-row>
          <table:table-cell office:value-type="float" office:value="3667">
            <text:p>3 667</text:p>
          </table:table-cell>
          <table:table-cell office:value-type="string">
            <text:p>Zelenograd</text:p>
          </table:table-cell>
          <table:table-cell office:value-type="string">
            <text:p>RUS</text:p>
          </table:table-cell>
          <table:table-cell office:value-type="string">
            <text:p>Moscow (City)</text:p>
          </table:table-cell>
          <table:table-cell office:value-type="string">
            <text:p>{"Population": 207100}</text:p>
          </table:table-cell>
        </table:table-row>
        <table:table-row>
          <table:table-cell office:value-type="float" office:value="3668">
            <text:p>3 668</text:p>
          </table:table-cell>
          <table:table-cell office:value-type="string">
            <text:p>Balakovo</text:p>
          </table:table-cell>
          <table:table-cell office:value-type="string">
            <text:p>RUS</text:p>
          </table:table-cell>
          <table:table-cell office:value-type="string">
            <text:p>Saratov</text:p>
          </table:table-cell>
          <table:table-cell office:value-type="string">
            <text:p>{"Population": 206000}</text:p>
          </table:table-cell>
        </table:table-row>
        <table:table-row>
          <table:table-cell office:value-type="float" office:value="3669">
            <text:p>3 669</text:p>
          </table:table-cell>
          <table:table-cell office:value-type="string">
            <text:p>Novorossijsk</text:p>
          </table:table-cell>
          <table:table-cell office:value-type="string">
            <text:p>RUS</text:p>
          </table:table-cell>
          <table:table-cell office:value-type="string">
            <text:p>Krasnodar</text:p>
          </table:table-cell>
          <table:table-cell office:value-type="string">
            <text:p>{"Population": 203300}</text:p>
          </table:table-cell>
        </table:table-row>
        <table:table-row>
          <table:table-cell office:value-type="float" office:value="3670">
            <text:p>3 670</text:p>
          </table:table-cell>
          <table:table-cell office:value-type="string">
            <text:p>Pihkova</text:p>
          </table:table-cell>
          <table:table-cell office:value-type="string">
            <text:p>RUS</text:p>
          </table:table-cell>
          <table:table-cell office:value-type="string">
            <text:p>Pihkova</text:p>
          </table:table-cell>
          <table:table-cell office:value-type="string">
            <text:p>{"Population": 201500}</text:p>
          </table:table-cell>
        </table:table-row>
        <table:table-row>
          <table:table-cell office:value-type="float" office:value="3671">
            <text:p>3 671</text:p>
          </table:table-cell>
          <table:table-cell office:value-type="string">
            <text:p>Zlatoust</text:p>
          </table:table-cell>
          <table:table-cell office:value-type="string">
            <text:p>RUS</text:p>
          </table:table-cell>
          <table:table-cell office:value-type="string">
            <text:p>Teljabinsk</text:p>
          </table:table-cell>
          <table:table-cell office:value-type="string">
            <text:p>{"Population": 196900}</text:p>
          </table:table-cell>
        </table:table-row>
        <table:table-row>
          <table:table-cell office:value-type="float" office:value="3672">
            <text:p>3 672</text:p>
          </table:table-cell>
          <table:table-cell office:value-type="string">
            <text:p>Jakutsk</text:p>
          </table:table-cell>
          <table:table-cell office:value-type="string">
            <text:p>RUS</text:p>
          </table:table-cell>
          <table:table-cell office:value-type="string">
            <text:p>Saha (Jakutia)</text:p>
          </table:table-cell>
          <table:table-cell office:value-type="string">
            <text:p>{"Population": 195400}</text:p>
          </table:table-cell>
        </table:table-row>
        <table:table-row>
          <table:table-cell office:value-type="float" office:value="3673">
            <text:p>3 673</text:p>
          </table:table-cell>
          <table:table-cell office:value-type="string">
            <text:p>Podolsk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94300}</text:p>
          </table:table-cell>
        </table:table-row>
        <table:table-row>
          <table:table-cell office:value-type="float" office:value="3674">
            <text:p>3 674</text:p>
          </table:table-cell>
          <table:table-cell office:value-type="string">
            <text:p>Petropavlovsk-Kamtatski</text:p>
          </table:table-cell>
          <table:table-cell office:value-type="string">
            <text:p>RUS</text:p>
          </table:table-cell>
          <table:table-cell office:value-type="string">
            <text:p>Kamtatka</text:p>
          </table:table-cell>
          <table:table-cell office:value-type="string">
            <text:p>{"Population": 194100}</text:p>
          </table:table-cell>
        </table:table-row>
        <table:table-row>
          <table:table-cell office:value-type="float" office:value="3675">
            <text:p>3 675</text:p>
          </table:table-cell>
          <table:table-cell office:value-type="string">
            <text:p>Kamensk-Uralski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190600}</text:p>
          </table:table-cell>
        </table:table-row>
        <table:table-row>
          <table:table-cell office:value-type="float" office:value="3676">
            <text:p>3 676</text:p>
          </table:table-cell>
          <table:table-cell office:value-type="string">
            <text:p>Engels</text:p>
          </table:table-cell>
          <table:table-cell office:value-type="string">
            <text:p>RUS</text:p>
          </table:table-cell>
          <table:table-cell office:value-type="string">
            <text:p>Saratov</text:p>
          </table:table-cell>
          <table:table-cell office:value-type="string">
            <text:p>{"Population": 189000}</text:p>
          </table:table-cell>
        </table:table-row>
        <table:table-row>
          <table:table-cell office:value-type="float" office:value="3677">
            <text:p>3 677</text:p>
          </table:table-cell>
          <table:table-cell office:value-type="string">
            <text:p>Syzran</text:p>
          </table:table-cell>
          <table:table-cell office:value-type="string">
            <text:p>RUS</text:p>
          </table:table-cell>
          <table:table-cell office:value-type="string">
            <text:p>Samara</text:p>
          </table:table-cell>
          <table:table-cell office:value-type="string">
            <text:p>{"Population": 186900}</text:p>
          </table:table-cell>
        </table:table-row>
        <table:table-row>
          <table:table-cell office:value-type="float" office:value="3678">
            <text:p>3 678</text:p>
          </table:table-cell>
          <table:table-cell office:value-type="string">
            <text:p>Grozny</text:p>
          </table:table-cell>
          <table:table-cell office:value-type="string">
            <text:p>RUS</text:p>
          </table:table-cell>
          <table:table-cell office:value-type="string">
            <text:p>Tetenia</text:p>
          </table:table-cell>
          <table:table-cell office:value-type="string">
            <text:p>{"Population": 186000}</text:p>
          </table:table-cell>
        </table:table-row>
        <table:table-row>
          <table:table-cell office:value-type="float" office:value="3679">
            <text:p>3 679</text:p>
          </table:table-cell>
          <table:table-cell office:value-type="string">
            <text:p>Novoterkassk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184400}</text:p>
          </table:table-cell>
        </table:table-row>
        <table:table-row>
          <table:table-cell office:value-type="float" office:value="3680">
            <text:p>3 680</text:p>
          </table:table-cell>
          <table:table-cell office:value-type="string">
            <text:p>Berezniki</text:p>
          </table:table-cell>
          <table:table-cell office:value-type="string">
            <text:p>RUS</text:p>
          </table:table-cell>
          <table:table-cell office:value-type="string">
            <text:p>Perm</text:p>
          </table:table-cell>
          <table:table-cell office:value-type="string">
            <text:p>{"Population": 181900}</text:p>
          </table:table-cell>
        </table:table-row>
        <table:table-row>
          <table:table-cell office:value-type="float" office:value="3681">
            <text:p>3 681</text:p>
          </table:table-cell>
          <table:table-cell office:value-type="string">
            <text:p>Juzno-Sahalinsk</text:p>
          </table:table-cell>
          <table:table-cell office:value-type="string">
            <text:p>RUS</text:p>
          </table:table-cell>
          <table:table-cell office:value-type="string">
            <text:p>Sahalin</text:p>
          </table:table-cell>
          <table:table-cell office:value-type="string">
            <text:p>{"Population": 179200}</text:p>
          </table:table-cell>
        </table:table-row>
        <table:table-row>
          <table:table-cell office:value-type="float" office:value="3682">
            <text:p>3 682</text:p>
          </table:table-cell>
          <table:table-cell office:value-type="string">
            <text:p>Volgodonsk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178200}</text:p>
          </table:table-cell>
        </table:table-row>
        <table:table-row>
          <table:table-cell office:value-type="float" office:value="3683">
            <text:p>3 683</text:p>
          </table:table-cell>
          <table:table-cell office:value-type="string">
            <text:p>Abakan</text:p>
          </table:table-cell>
          <table:table-cell office:value-type="string">
            <text:p>RUS</text:p>
          </table:table-cell>
          <table:table-cell office:value-type="string">
            <text:p>Hakassia</text:p>
          </table:table-cell>
          <table:table-cell office:value-type="string">
            <text:p>{"Population": 169200}</text:p>
          </table:table-cell>
        </table:table-row>
        <table:table-row>
          <table:table-cell office:value-type="float" office:value="3684">
            <text:p>3 684</text:p>
          </table:table-cell>
          <table:table-cell office:value-type="string">
            <text:p>Maikop</text:p>
          </table:table-cell>
          <table:table-cell office:value-type="string">
            <text:p>RUS</text:p>
          </table:table-cell>
          <table:table-cell office:value-type="string">
            <text:p>Adygea</text:p>
          </table:table-cell>
          <table:table-cell office:value-type="string">
            <text:p>{"Population": 167300}</text:p>
          </table:table-cell>
        </table:table-row>
        <table:table-row>
          <table:table-cell office:value-type="float" office:value="3685">
            <text:p>3 685</text:p>
          </table:table-cell>
          <table:table-cell office:value-type="string">
            <text:p>Miass</text:p>
          </table:table-cell>
          <table:table-cell office:value-type="string">
            <text:p>RUS</text:p>
          </table:table-cell>
          <table:table-cell office:value-type="string">
            <text:p>Teljabinsk</text:p>
          </table:table-cell>
          <table:table-cell office:value-type="string">
            <text:p>{"Population": 166200}</text:p>
          </table:table-cell>
        </table:table-row>
        <table:table-row>
          <table:table-cell office:value-type="float" office:value="3686">
            <text:p>3 686</text:p>
          </table:table-cell>
          <table:table-cell office:value-type="string">
            <text:p>Armavir</text:p>
          </table:table-cell>
          <table:table-cell office:value-type="string">
            <text:p>RUS</text:p>
          </table:table-cell>
          <table:table-cell office:value-type="string">
            <text:p>Krasnodar</text:p>
          </table:table-cell>
          <table:table-cell office:value-type="string">
            <text:p>{"Population": 164900}</text:p>
          </table:table-cell>
        </table:table-row>
        <table:table-row>
          <table:table-cell office:value-type="float" office:value="3687">
            <text:p>3 687</text:p>
          </table:table-cell>
          <table:table-cell office:value-type="string">
            <text:p>Ljubertsy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63900}</text:p>
          </table:table-cell>
        </table:table-row>
        <table:table-row>
          <table:table-cell office:value-type="float" office:value="3688">
            <text:p>3 688</text:p>
          </table:table-cell>
          <table:table-cell office:value-type="string">
            <text:p>Rubtsovsk</text:p>
          </table:table-cell>
          <table:table-cell office:value-type="string">
            <text:p>RUS</text:p>
          </table:table-cell>
          <table:table-cell office:value-type="string">
            <text:p>Altai</text:p>
          </table:table-cell>
          <table:table-cell office:value-type="string">
            <text:p>{"Population": 162600}</text:p>
          </table:table-cell>
        </table:table-row>
        <table:table-row>
          <table:table-cell office:value-type="float" office:value="3689">
            <text:p>3 689</text:p>
          </table:table-cell>
          <table:table-cell office:value-type="string">
            <text:p>Kovrov</text:p>
          </table:table-cell>
          <table:table-cell office:value-type="string">
            <text:p>RUS</text:p>
          </table:table-cell>
          <table:table-cell office:value-type="string">
            <text:p>Vladimir</text:p>
          </table:table-cell>
          <table:table-cell office:value-type="string">
            <text:p>{"Population": 159900}</text:p>
          </table:table-cell>
        </table:table-row>
        <table:table-row>
          <table:table-cell office:value-type="float" office:value="3690">
            <text:p>3 690</text:p>
          </table:table-cell>
          <table:table-cell office:value-type="string">
            <text:p>Nahodka</text:p>
          </table:table-cell>
          <table:table-cell office:value-type="string">
            <text:p>RUS</text:p>
          </table:table-cell>
          <table:table-cell office:value-type="string">
            <text:p>Primorje</text:p>
          </table:table-cell>
          <table:table-cell office:value-type="string">
            <text:p>{"Population": 157700}</text:p>
          </table:table-cell>
        </table:table-row>
        <table:table-row>
          <table:table-cell office:value-type="float" office:value="3691">
            <text:p>3 691</text:p>
          </table:table-cell>
          <table:table-cell office:value-type="string">
            <text:p>Ussurijsk</text:p>
          </table:table-cell>
          <table:table-cell office:value-type="string">
            <text:p>RUS</text:p>
          </table:table-cell>
          <table:table-cell office:value-type="string">
            <text:p>Primorje</text:p>
          </table:table-cell>
          <table:table-cell office:value-type="string">
            <text:p>{"Population": 157300}</text:p>
          </table:table-cell>
        </table:table-row>
        <table:table-row>
          <table:table-cell office:value-type="float" office:value="3692">
            <text:p>3 692</text:p>
          </table:table-cell>
          <table:table-cell office:value-type="string">
            <text:p>Salavat</text:p>
          </table:table-cell>
          <table:table-cell office:value-type="string">
            <text:p>RUS</text:p>
          </table:table-cell>
          <table:table-cell office:value-type="string">
            <text:p>Bakortostan</text:p>
          </table:table-cell>
          <table:table-cell office:value-type="string">
            <text:p>{"Population": 156800}</text:p>
          </table:table-cell>
        </table:table-row>
        <table:table-row>
          <table:table-cell office:value-type="float" office:value="3693">
            <text:p>3 693</text:p>
          </table:table-cell>
          <table:table-cell office:value-type="string">
            <text:p>Mytiti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55700}</text:p>
          </table:table-cell>
        </table:table-row>
        <table:table-row>
          <table:table-cell office:value-type="float" office:value="3694">
            <text:p>3 694</text:p>
          </table:table-cell>
          <table:table-cell office:value-type="string">
            <text:p>Kolomna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50700}</text:p>
          </table:table-cell>
        </table:table-row>
        <table:table-row>
          <table:table-cell office:value-type="float" office:value="3695">
            <text:p>3 695</text:p>
          </table:table-cell>
          <table:table-cell office:value-type="string">
            <text:p>Elektrostal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47000}</text:p>
          </table:table-cell>
        </table:table-row>
        <table:table-row>
          <table:table-cell office:value-type="float" office:value="3696">
            <text:p>3 696</text:p>
          </table:table-cell>
          <table:table-cell office:value-type="string">
            <text:p>Murom</text:p>
          </table:table-cell>
          <table:table-cell office:value-type="string">
            <text:p>RUS</text:p>
          </table:table-cell>
          <table:table-cell office:value-type="string">
            <text:p>Vladimir</text:p>
          </table:table-cell>
          <table:table-cell office:value-type="string">
            <text:p>{"Population": 142400}</text:p>
          </table:table-cell>
        </table:table-row>
        <table:table-row>
          <table:table-cell office:value-type="float" office:value="3697">
            <text:p>3 697</text:p>
          </table:table-cell>
          <table:table-cell office:value-type="string">
            <text:p>Kolpino</text:p>
          </table:table-cell>
          <table:table-cell office:value-type="string">
            <text:p>RUS</text:p>
          </table:table-cell>
          <table:table-cell office:value-type="string">
            <text:p>Pietari</text:p>
          </table:table-cell>
          <table:table-cell office:value-type="string">
            <text:p>{"Population": 141200}</text:p>
          </table:table-cell>
        </table:table-row>
        <table:table-row>
          <table:table-cell office:value-type="float" office:value="3698">
            <text:p>3 698</text:p>
          </table:table-cell>
          <table:table-cell office:value-type="string">
            <text:p>Norilsk</text:p>
          </table:table-cell>
          <table:table-cell office:value-type="string">
            <text:p>RUS</text:p>
          </table:table-cell>
          <table:table-cell office:value-type="string">
            <text:p>Krasnojarsk</text:p>
          </table:table-cell>
          <table:table-cell office:value-type="string">
            <text:p>{"Population": 140800}</text:p>
          </table:table-cell>
        </table:table-row>
        <table:table-row>
          <table:table-cell office:value-type="float" office:value="3699">
            <text:p>3 699</text:p>
          </table:table-cell>
          <table:table-cell office:value-type="string">
            <text:p>Almetjevsk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140700}</text:p>
          </table:table-cell>
        </table:table-row>
        <table:table-row>
          <table:table-cell office:value-type="float" office:value="3700">
            <text:p>3 700</text:p>
          </table:table-cell>
          <table:table-cell office:value-type="string">
            <text:p>Novomoskovsk</text:p>
          </table:table-cell>
          <table:table-cell office:value-type="string">
            <text:p>RUS</text:p>
          </table:table-cell>
          <table:table-cell office:value-type="string">
            <text:p>Tula</text:p>
          </table:table-cell>
          <table:table-cell office:value-type="string">
            <text:p>{"Population": 138100}</text:p>
          </table:table-cell>
        </table:table-row>
        <table:table-row>
          <table:table-cell office:value-type="float" office:value="3701">
            <text:p>3 701</text:p>
          </table:table-cell>
          <table:table-cell office:value-type="string">
            <text:p>Dimitrovgrad</text:p>
          </table:table-cell>
          <table:table-cell office:value-type="string">
            <text:p>RUS</text:p>
          </table:table-cell>
          <table:table-cell office:value-type="string">
            <text:p>Uljanovsk</text:p>
          </table:table-cell>
          <table:table-cell office:value-type="string">
            <text:p>{"Population": 137000}</text:p>
          </table:table-cell>
        </table:table-row>
        <table:table-row>
          <table:table-cell office:value-type="float" office:value="3702">
            <text:p>3 702</text:p>
          </table:table-cell>
          <table:table-cell office:value-type="string">
            <text:p>Pervouralsk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136100}</text:p>
          </table:table-cell>
        </table:table-row>
        <table:table-row>
          <table:table-cell office:value-type="float" office:value="3703">
            <text:p>3 703</text:p>
          </table:table-cell>
          <table:table-cell office:value-type="string">
            <text:p>Himki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33700}</text:p>
          </table:table-cell>
        </table:table-row>
        <table:table-row>
          <table:table-cell office:value-type="float" office:value="3704">
            <text:p>3 704</text:p>
          </table:table-cell>
          <table:table-cell office:value-type="string">
            <text:p>Balaiha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32900}</text:p>
          </table:table-cell>
        </table:table-row>
        <table:table-row>
          <table:table-cell office:value-type="float" office:value="3705">
            <text:p>3 705</text:p>
          </table:table-cell>
          <table:table-cell office:value-type="string">
            <text:p>Nevinnomyssk</text:p>
          </table:table-cell>
          <table:table-cell office:value-type="string">
            <text:p>RUS</text:p>
          </table:table-cell>
          <table:table-cell office:value-type="string">
            <text:p>Stavropol</text:p>
          </table:table-cell>
          <table:table-cell office:value-type="string">
            <text:p>{"Population": 132600}</text:p>
          </table:table-cell>
        </table:table-row>
        <table:table-row>
          <table:table-cell office:value-type="float" office:value="3706">
            <text:p>3 706</text:p>
          </table:table-cell>
          <table:table-cell office:value-type="string">
            <text:p>Pjatigorsk</text:p>
          </table:table-cell>
          <table:table-cell office:value-type="string">
            <text:p>RUS</text:p>
          </table:table-cell>
          <table:table-cell office:value-type="string">
            <text:p>Stavropol</text:p>
          </table:table-cell>
          <table:table-cell office:value-type="string">
            <text:p>{"Population": 132500}</text:p>
          </table:table-cell>
        </table:table-row>
        <table:table-row>
          <table:table-cell office:value-type="float" office:value="3707">
            <text:p>3 707</text:p>
          </table:table-cell>
          <table:table-cell office:value-type="string">
            <text:p>Korolev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32400}</text:p>
          </table:table-cell>
        </table:table-row>
        <table:table-row>
          <table:table-cell office:value-type="float" office:value="3708">
            <text:p>3 708</text:p>
          </table:table-cell>
          <table:table-cell office:value-type="string">
            <text:p>Serpuhov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32000}</text:p>
          </table:table-cell>
        </table:table-row>
        <table:table-row>
          <table:table-cell office:value-type="float" office:value="3709">
            <text:p>3 709</text:p>
          </table:table-cell>
          <table:table-cell office:value-type="string">
            <text:p>Odintsovo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27400}</text:p>
          </table:table-cell>
        </table:table-row>
        <table:table-row>
          <table:table-cell office:value-type="float" office:value="3710">
            <text:p>3 710</text:p>
          </table:table-cell>
          <table:table-cell office:value-type="string">
            <text:p>Orehovo-Zujevo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24900}</text:p>
          </table:table-cell>
        </table:table-row>
        <table:table-row>
          <table:table-cell office:value-type="float" office:value="3711">
            <text:p>3 711</text:p>
          </table:table-cell>
          <table:table-cell office:value-type="string">
            <text:p>Kamyin</text:p>
          </table:table-cell>
          <table:table-cell office:value-type="string">
            <text:p>RUS</text:p>
          </table:table-cell>
          <table:table-cell office:value-type="string">
            <text:p>Volgograd</text:p>
          </table:table-cell>
          <table:table-cell office:value-type="string">
            <text:p>{"Population": 124600}</text:p>
          </table:table-cell>
        </table:table-row>
        <table:table-row>
          <table:table-cell office:value-type="float" office:value="3712">
            <text:p>3 712</text:p>
          </table:table-cell>
          <table:table-cell office:value-type="string">
            <text:p>Novoteboksarsk</text:p>
          </table:table-cell>
          <table:table-cell office:value-type="string">
            <text:p>RUS</text:p>
          </table:table-cell>
          <table:table-cell office:value-type="string">
            <text:p>Tuvassia</text:p>
          </table:table-cell>
          <table:table-cell office:value-type="string">
            <text:p>{"Population": 123400}</text:p>
          </table:table-cell>
        </table:table-row>
        <table:table-row>
          <table:table-cell office:value-type="float" office:value="3713">
            <text:p>3 713</text:p>
          </table:table-cell>
          <table:table-cell office:value-type="string">
            <text:p>Terkessk</text:p>
          </table:table-cell>
          <table:table-cell office:value-type="string">
            <text:p>RUS</text:p>
          </table:table-cell>
          <table:table-cell office:value-type="string">
            <text:p>Karatai-Terkessia</text:p>
          </table:table-cell>
          <table:table-cell office:value-type="string">
            <text:p>{"Population": 121700}</text:p>
          </table:table-cell>
        </table:table-row>
        <table:table-row>
          <table:table-cell office:value-type="float" office:value="3714">
            <text:p>3 714</text:p>
          </table:table-cell>
          <table:table-cell office:value-type="string">
            <text:p>Atinsk</text:p>
          </table:table-cell>
          <table:table-cell office:value-type="string">
            <text:p>RUS</text:p>
          </table:table-cell>
          <table:table-cell office:value-type="string">
            <text:p>Krasnojarsk</text:p>
          </table:table-cell>
          <table:table-cell office:value-type="string">
            <text:p>{"Population": 121600}</text:p>
          </table:table-cell>
        </table:table-row>
        <table:table-row>
          <table:table-cell office:value-type="float" office:value="3715">
            <text:p>3 715</text:p>
          </table:table-cell>
          <table:table-cell office:value-type="string">
            <text:p>Magadan</text:p>
          </table:table-cell>
          <table:table-cell office:value-type="string">
            <text:p>RUS</text:p>
          </table:table-cell>
          <table:table-cell office:value-type="string">
            <text:p>Magadan</text:p>
          </table:table-cell>
          <table:table-cell office:value-type="string">
            <text:p>{"Population": 121000}</text:p>
          </table:table-cell>
        </table:table-row>
        <table:table-row>
          <table:table-cell office:value-type="float" office:value="3716">
            <text:p>3 716</text:p>
          </table:table-cell>
          <table:table-cell office:value-type="string">
            <text:p>Miturinsk</text:p>
          </table:table-cell>
          <table:table-cell office:value-type="string">
            <text:p>RUS</text:p>
          </table:table-cell>
          <table:table-cell office:value-type="string">
            <text:p>Tambov</text:p>
          </table:table-cell>
          <table:table-cell office:value-type="string">
            <text:p>{"Population": 120700}</text:p>
          </table:table-cell>
        </table:table-row>
        <table:table-row>
          <table:table-cell office:value-type="float" office:value="3717">
            <text:p>3 717</text:p>
          </table:table-cell>
          <table:table-cell office:value-type="string">
            <text:p>Kislovodsk</text:p>
          </table:table-cell>
          <table:table-cell office:value-type="string">
            <text:p>RUS</text:p>
          </table:table-cell>
          <table:table-cell office:value-type="string">
            <text:p>Stavropol</text:p>
          </table:table-cell>
          <table:table-cell office:value-type="string">
            <text:p>{"Population": 120400}</text:p>
          </table:table-cell>
        </table:table-row>
        <table:table-row>
          <table:table-cell office:value-type="float" office:value="3718">
            <text:p>3 718</text:p>
          </table:table-cell>
          <table:table-cell office:value-type="string">
            <text:p>Jelets</text:p>
          </table:table-cell>
          <table:table-cell office:value-type="string">
            <text:p>RUS</text:p>
          </table:table-cell>
          <table:table-cell office:value-type="string">
            <text:p>Lipetsk</text:p>
          </table:table-cell>
          <table:table-cell office:value-type="string">
            <text:p>{"Population": 119400}</text:p>
          </table:table-cell>
        </table:table-row>
        <table:table-row>
          <table:table-cell office:value-type="float" office:value="3719">
            <text:p>3 719</text:p>
          </table:table-cell>
          <table:table-cell office:value-type="string">
            <text:p>Seversk</text:p>
          </table:table-cell>
          <table:table-cell office:value-type="string">
            <text:p>RUS</text:p>
          </table:table-cell>
          <table:table-cell office:value-type="string">
            <text:p>Tomsk</text:p>
          </table:table-cell>
          <table:table-cell office:value-type="string">
            <text:p>{"Population": 118600}</text:p>
          </table:table-cell>
        </table:table-row>
        <table:table-row>
          <table:table-cell office:value-type="float" office:value="3720">
            <text:p>3 720</text:p>
          </table:table-cell>
          <table:table-cell office:value-type="string">
            <text:p>Noginsk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17200}</text:p>
          </table:table-cell>
        </table:table-row>
        <table:table-row>
          <table:table-cell office:value-type="float" office:value="3721">
            <text:p>3 721</text:p>
          </table:table-cell>
          <table:table-cell office:value-type="string">
            <text:p>Velikije Luki</text:p>
          </table:table-cell>
          <table:table-cell office:value-type="string">
            <text:p>RUS</text:p>
          </table:table-cell>
          <table:table-cell office:value-type="string">
            <text:p>Pihkova</text:p>
          </table:table-cell>
          <table:table-cell office:value-type="string">
            <text:p>{"Population": 116300}</text:p>
          </table:table-cell>
        </table:table-row>
        <table:table-row>
          <table:table-cell office:value-type="float" office:value="3722">
            <text:p>3 722</text:p>
          </table:table-cell>
          <table:table-cell office:value-type="string">
            <text:p>Novokuibyevsk</text:p>
          </table:table-cell>
          <table:table-cell office:value-type="string">
            <text:p>RUS</text:p>
          </table:table-cell>
          <table:table-cell office:value-type="string">
            <text:p>Samara</text:p>
          </table:table-cell>
          <table:table-cell office:value-type="string">
            <text:p>{"Population": 116200}</text:p>
          </table:table-cell>
        </table:table-row>
        <table:table-row>
          <table:table-cell office:value-type="float" office:value="3723">
            <text:p>3 723</text:p>
          </table:table-cell>
          <table:table-cell office:value-type="string">
            <text:p>Neftekamsk</text:p>
          </table:table-cell>
          <table:table-cell office:value-type="string">
            <text:p>RUS</text:p>
          </table:table-cell>
          <table:table-cell office:value-type="string">
            <text:p>Bakortostan</text:p>
          </table:table-cell>
          <table:table-cell office:value-type="string">
            <text:p>{"Population": 115700}</text:p>
          </table:table-cell>
        </table:table-row>
        <table:table-row>
          <table:table-cell office:value-type="float" office:value="3724">
            <text:p>3 724</text:p>
          </table:table-cell>
          <table:table-cell office:value-type="string">
            <text:p>Leninsk-Kuznetski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113800}</text:p>
          </table:table-cell>
        </table:table-row>
        <table:table-row>
          <table:table-cell office:value-type="float" office:value="3725">
            <text:p>3 725</text:p>
          </table:table-cell>
          <table:table-cell office:value-type="string">
            <text:p>Oktjabrski</text:p>
          </table:table-cell>
          <table:table-cell office:value-type="string">
            <text:p>RUS</text:p>
          </table:table-cell>
          <table:table-cell office:value-type="string">
            <text:p>Bakortostan</text:p>
          </table:table-cell>
          <table:table-cell office:value-type="string">
            <text:p>{"Population": 111500}</text:p>
          </table:table-cell>
        </table:table-row>
        <table:table-row>
          <table:table-cell office:value-type="float" office:value="3726">
            <text:p>3 726</text:p>
          </table:table-cell>
          <table:table-cell office:value-type="string">
            <text:p>Sergijev Posad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11100}</text:p>
          </table:table-cell>
        </table:table-row>
        <table:table-row>
          <table:table-cell office:value-type="float" office:value="3727">
            <text:p>3 727</text:p>
          </table:table-cell>
          <table:table-cell office:value-type="string">
            <text:p>Arzamas</text:p>
          </table:table-cell>
          <table:table-cell office:value-type="string">
            <text:p>RUS</text:p>
          </table:table-cell>
          <table:table-cell office:value-type="string">
            <text:p>Nizni Novgorod</text:p>
          </table:table-cell>
          <table:table-cell office:value-type="string">
            <text:p>{"Population": 110700}</text:p>
          </table:table-cell>
        </table:table-row>
        <table:table-row>
          <table:table-cell office:value-type="float" office:value="3728">
            <text:p>3 728</text:p>
          </table:table-cell>
          <table:table-cell office:value-type="string">
            <text:p>Kiseljovsk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110000}</text:p>
          </table:table-cell>
        </table:table-row>
        <table:table-row>
          <table:table-cell office:value-type="float" office:value="3729">
            <text:p>3 729</text:p>
          </table:table-cell>
          <table:table-cell office:value-type="string">
            <text:p>Novotroitsk</text:p>
          </table:table-cell>
          <table:table-cell office:value-type="string">
            <text:p>RUS</text:p>
          </table:table-cell>
          <table:table-cell office:value-type="string">
            <text:p>Orenburg</text:p>
          </table:table-cell>
          <table:table-cell office:value-type="string">
            <text:p>{"Population": 109600}</text:p>
          </table:table-cell>
        </table:table-row>
        <table:table-row>
          <table:table-cell office:value-type="float" office:value="3730">
            <text:p>3 730</text:p>
          </table:table-cell>
          <table:table-cell office:value-type="string">
            <text:p>Obninsk</text:p>
          </table:table-cell>
          <table:table-cell office:value-type="string">
            <text:p>RUS</text:p>
          </table:table-cell>
          <table:table-cell office:value-type="string">
            <text:p>Kaluga</text:p>
          </table:table-cell>
          <table:table-cell office:value-type="string">
            <text:p>{"Population": 108300}</text:p>
          </table:table-cell>
        </table:table-row>
        <table:table-row>
          <table:table-cell office:value-type="float" office:value="3731">
            <text:p>3 731</text:p>
          </table:table-cell>
          <table:table-cell office:value-type="string">
            <text:p>Kansk</text:p>
          </table:table-cell>
          <table:table-cell office:value-type="string">
            <text:p>RUS</text:p>
          </table:table-cell>
          <table:table-cell office:value-type="string">
            <text:p>Krasnojarsk</text:p>
          </table:table-cell>
          <table:table-cell office:value-type="string">
            <text:p>{"Population": 107400}</text:p>
          </table:table-cell>
        </table:table-row>
        <table:table-row>
          <table:table-cell office:value-type="float" office:value="3732">
            <text:p>3 732</text:p>
          </table:table-cell>
          <table:table-cell office:value-type="string">
            <text:p>Glazov</text:p>
          </table:table-cell>
          <table:table-cell office:value-type="string">
            <text:p>RUS</text:p>
          </table:table-cell>
          <table:table-cell office:value-type="string">
            <text:p>Udmurtia</text:p>
          </table:table-cell>
          <table:table-cell office:value-type="string">
            <text:p>{"Population": 106300}</text:p>
          </table:table-cell>
        </table:table-row>
        <table:table-row>
          <table:table-cell office:value-type="float" office:value="3733">
            <text:p>3 733</text:p>
          </table:table-cell>
          <table:table-cell office:value-type="string">
            <text:p>Solikamsk</text:p>
          </table:table-cell>
          <table:table-cell office:value-type="string">
            <text:p>RUS</text:p>
          </table:table-cell>
          <table:table-cell office:value-type="string">
            <text:p>Perm</text:p>
          </table:table-cell>
          <table:table-cell office:value-type="string">
            <text:p>{"Population": 106000}</text:p>
          </table:table-cell>
        </table:table-row>
        <table:table-row>
          <table:table-cell office:value-type="float" office:value="3734">
            <text:p>3 734</text:p>
          </table:table-cell>
          <table:table-cell office:value-type="string">
            <text:p>Sarapul</text:p>
          </table:table-cell>
          <table:table-cell office:value-type="string">
            <text:p>RUS</text:p>
          </table:table-cell>
          <table:table-cell office:value-type="string">
            <text:p>Udmurtia</text:p>
          </table:table-cell>
          <table:table-cell office:value-type="string">
            <text:p>{"Population": 105700}</text:p>
          </table:table-cell>
        </table:table-row>
        <table:table-row>
          <table:table-cell office:value-type="float" office:value="3735">
            <text:p>3 735</text:p>
          </table:table-cell>
          <table:table-cell office:value-type="string">
            <text:p>Ust-Ilimsk</text:p>
          </table:table-cell>
          <table:table-cell office:value-type="string">
            <text:p>RUS</text:p>
          </table:table-cell>
          <table:table-cell office:value-type="string">
            <text:p>Irkutsk</text:p>
          </table:table-cell>
          <table:table-cell office:value-type="string">
            <text:p>{"Population": 105200}</text:p>
          </table:table-cell>
        </table:table-row>
        <table:table-row>
          <table:table-cell office:value-type="float" office:value="3736">
            <text:p>3 736</text:p>
          </table:table-cell>
          <table:table-cell office:value-type="string">
            <text:p>tolkovo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04900}</text:p>
          </table:table-cell>
        </table:table-row>
        <table:table-row>
          <table:table-cell office:value-type="float" office:value="3737">
            <text:p>3 737</text:p>
          </table:table-cell>
          <table:table-cell office:value-type="string">
            <text:p>Mezduretensk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104400}</text:p>
          </table:table-cell>
        </table:table-row>
        <table:table-row>
          <table:table-cell office:value-type="float" office:value="3738">
            <text:p>3 738</text:p>
          </table:table-cell>
          <table:table-cell office:value-type="string">
            <text:p>Usolje-Sibirskoje</text:p>
          </table:table-cell>
          <table:table-cell office:value-type="string">
            <text:p>RUS</text:p>
          </table:table-cell>
          <table:table-cell office:value-type="string">
            <text:p>Irkutsk</text:p>
          </table:table-cell>
          <table:table-cell office:value-type="string">
            <text:p>{"Population": 103500}</text:p>
          </table:table-cell>
        </table:table-row>
        <table:table-row>
          <table:table-cell office:value-type="float" office:value="3739">
            <text:p>3 739</text:p>
          </table:table-cell>
          <table:table-cell office:value-type="string">
            <text:p>Elista</text:p>
          </table:table-cell>
          <table:table-cell office:value-type="string">
            <text:p>RUS</text:p>
          </table:table-cell>
          <table:table-cell office:value-type="string">
            <text:p>Kalmykia</text:p>
          </table:table-cell>
          <table:table-cell office:value-type="string">
            <text:p>{"Population": 103300}</text:p>
          </table:table-cell>
        </table:table-row>
        <table:table-row>
          <table:table-cell office:value-type="float" office:value="3740">
            <text:p>3 740</text:p>
          </table:table-cell>
          <table:table-cell office:value-type="string">
            <text:p>Novoahtinsk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101900}</text:p>
          </table:table-cell>
        </table:table-row>
        <table:table-row>
          <table:table-cell office:value-type="float" office:value="3741">
            <text:p>3 741</text:p>
          </table:table-cell>
          <table:table-cell office:value-type="string">
            <text:p>Votkinsk</text:p>
          </table:table-cell>
          <table:table-cell office:value-type="string">
            <text:p>RUS</text:p>
          </table:table-cell>
          <table:table-cell office:value-type="string">
            <text:p>Udmurtia</text:p>
          </table:table-cell>
          <table:table-cell office:value-type="string">
            <text:p>{"Population": 101700}</text:p>
          </table:table-cell>
        </table:table-row>
        <table:table-row>
          <table:table-cell office:value-type="float" office:value="3742">
            <text:p>3 742</text:p>
          </table:table-cell>
          <table:table-cell office:value-type="string">
            <text:p>Kyzyl</text:p>
          </table:table-cell>
          <table:table-cell office:value-type="string">
            <text:p>RUS</text:p>
          </table:table-cell>
          <table:table-cell office:value-type="string">
            <text:p>Tyva</text:p>
          </table:table-cell>
          <table:table-cell office:value-type="string">
            <text:p>{"Population": 101100}</text:p>
          </table:table-cell>
        </table:table-row>
        <table:table-row>
          <table:table-cell office:value-type="float" office:value="3743">
            <text:p>3 743</text:p>
          </table:table-cell>
          <table:table-cell office:value-type="string">
            <text:p>Serov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100400}</text:p>
          </table:table-cell>
        </table:table-row>
        <table:table-row>
          <table:table-cell office:value-type="float" office:value="3744">
            <text:p>3 744</text:p>
          </table:table-cell>
          <table:table-cell office:value-type="string">
            <text:p>Zelenodolsk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100200}</text:p>
          </table:table-cell>
        </table:table-row>
        <table:table-row>
          <table:table-cell office:value-type="float" office:value="3745">
            <text:p>3 745</text:p>
          </table:table-cell>
          <table:table-cell office:value-type="string">
            <text:p>Zeleznodoroznyi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100100}</text:p>
          </table:table-cell>
        </table:table-row>
        <table:table-row>
          <table:table-cell office:value-type="float" office:value="3746">
            <text:p>3 746</text:p>
          </table:table-cell>
          <table:table-cell office:value-type="string">
            <text:p>Kinema</text:p>
          </table:table-cell>
          <table:table-cell office:value-type="string">
            <text:p>RUS</text:p>
          </table:table-cell>
          <table:table-cell office:value-type="string">
            <text:p>Ivanovo</text:p>
          </table:table-cell>
          <table:table-cell office:value-type="string">
            <text:p>{"Population": 100000}</text:p>
          </table:table-cell>
        </table:table-row>
        <table:table-row>
          <table:table-cell office:value-type="float" office:value="3747">
            <text:p>3 747</text:p>
          </table:table-cell>
          <table:table-cell office:value-type="string">
            <text:p>Kuznetsk</text:p>
          </table:table-cell>
          <table:table-cell office:value-type="string">
            <text:p>RUS</text:p>
          </table:table-cell>
          <table:table-cell office:value-type="string">
            <text:p>Penza</text:p>
          </table:table-cell>
          <table:table-cell office:value-type="string">
            <text:p>{"Population": 98200}</text:p>
          </table:table-cell>
        </table:table-row>
        <table:table-row>
          <table:table-cell office:value-type="float" office:value="3748">
            <text:p>3 748</text:p>
          </table:table-cell>
          <table:table-cell office:value-type="string">
            <text:p>Uhta</text:p>
          </table:table-cell>
          <table:table-cell office:value-type="string">
            <text:p>RUS</text:p>
          </table:table-cell>
          <table:table-cell office:value-type="string">
            <text:p>Komi</text:p>
          </table:table-cell>
          <table:table-cell office:value-type="string">
            <text:p>{"Population": 98000}</text:p>
          </table:table-cell>
        </table:table-row>
        <table:table-row>
          <table:table-cell office:value-type="float" office:value="3749">
            <text:p>3 749</text:p>
          </table:table-cell>
          <table:table-cell office:value-type="string">
            <text:p>Jessentuki</text:p>
          </table:table-cell>
          <table:table-cell office:value-type="string">
            <text:p>RUS</text:p>
          </table:table-cell>
          <table:table-cell office:value-type="string">
            <text:p>Stavropol</text:p>
          </table:table-cell>
          <table:table-cell office:value-type="string">
            <text:p>{"Population": 97900}</text:p>
          </table:table-cell>
        </table:table-row>
        <table:table-row>
          <table:table-cell office:value-type="float" office:value="3750">
            <text:p>3 750</text:p>
          </table:table-cell>
          <table:table-cell office:value-type="string">
            <text:p>Tobolsk</text:p>
          </table:table-cell>
          <table:table-cell office:value-type="string">
            <text:p>RUS</text:p>
          </table:table-cell>
          <table:table-cell office:value-type="string">
            <text:p>Tjumen</text:p>
          </table:table-cell>
          <table:table-cell office:value-type="string">
            <text:p>{"Population": 97600}</text:p>
          </table:table-cell>
        </table:table-row>
        <table:table-row>
          <table:table-cell office:value-type="float" office:value="3751">
            <text:p>3 751</text:p>
          </table:table-cell>
          <table:table-cell office:value-type="string">
            <text:p>Neftejugansk</text:p>
          </table:table-cell>
          <table:table-cell office:value-type="string">
            <text:p>RUS</text:p>
          </table:table-cell>
          <table:table-cell office:value-type="string">
            <text:p>Hanti-Mansia</text:p>
          </table:table-cell>
          <table:table-cell office:value-type="string">
            <text:p>{"Population": 97400}</text:p>
          </table:table-cell>
        </table:table-row>
        <table:table-row>
          <table:table-cell office:value-type="float" office:value="3752">
            <text:p>3 752</text:p>
          </table:table-cell>
          <table:table-cell office:value-type="string">
            <text:p>Bataisk</text:p>
          </table:table-cell>
          <table:table-cell office:value-type="string">
            <text:p>RUS</text:p>
          </table:table-cell>
          <table:table-cell office:value-type="string">
            <text:p>Rostov-na-Donu</text:p>
          </table:table-cell>
          <table:table-cell office:value-type="string">
            <text:p>{"Population": 97300}</text:p>
          </table:table-cell>
        </table:table-row>
        <table:table-row>
          <table:table-cell office:value-type="float" office:value="3753">
            <text:p>3 753</text:p>
          </table:table-cell>
          <table:table-cell office:value-type="string">
            <text:p>Nojabrsk</text:p>
          </table:table-cell>
          <table:table-cell office:value-type="string">
            <text:p>RUS</text:p>
          </table:table-cell>
          <table:table-cell office:value-type="string">
            <text:p>Yamalin Nenetsia</text:p>
          </table:table-cell>
          <table:table-cell office:value-type="string">
            <text:p>{"Population": 97300}</text:p>
          </table:table-cell>
        </table:table-row>
        <table:table-row>
          <table:table-cell office:value-type="float" office:value="3754">
            <text:p>3 754</text:p>
          </table:table-cell>
          <table:table-cell office:value-type="string">
            <text:p>Balaov</text:p>
          </table:table-cell>
          <table:table-cell office:value-type="string">
            <text:p>RUS</text:p>
          </table:table-cell>
          <table:table-cell office:value-type="string">
            <text:p>Saratov</text:p>
          </table:table-cell>
          <table:table-cell office:value-type="string">
            <text:p>{"Population": 97100}</text:p>
          </table:table-cell>
        </table:table-row>
        <table:table-row>
          <table:table-cell office:value-type="float" office:value="3755">
            <text:p>3 755</text:p>
          </table:table-cell>
          <table:table-cell office:value-type="string">
            <text:p>Zeleznogorsk</text:p>
          </table:table-cell>
          <table:table-cell office:value-type="string">
            <text:p>RUS</text:p>
          </table:table-cell>
          <table:table-cell office:value-type="string">
            <text:p>Kursk</text:p>
          </table:table-cell>
          <table:table-cell office:value-type="string">
            <text:p>{"Population": 96900}</text:p>
          </table:table-cell>
        </table:table-row>
        <table:table-row>
          <table:table-cell office:value-type="float" office:value="3756">
            <text:p>3 756</text:p>
          </table:table-cell>
          <table:table-cell office:value-type="string">
            <text:p>Zukovski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96500}</text:p>
          </table:table-cell>
        </table:table-row>
        <table:table-row>
          <table:table-cell office:value-type="float" office:value="3757">
            <text:p>3 757</text:p>
          </table:table-cell>
          <table:table-cell office:value-type="string">
            <text:p>Anzero-Sudzensk</text:p>
          </table:table-cell>
          <table:table-cell office:value-type="string">
            <text:p>RUS</text:p>
          </table:table-cell>
          <table:table-cell office:value-type="string">
            <text:p>Kemerovo</text:p>
          </table:table-cell>
          <table:table-cell office:value-type="string">
            <text:p>{"Population": 96100}</text:p>
          </table:table-cell>
        </table:table-row>
        <table:table-row>
          <table:table-cell office:value-type="float" office:value="3758">
            <text:p>3 758</text:p>
          </table:table-cell>
          <table:table-cell office:value-type="string">
            <text:p>Bugulma</text:p>
          </table:table-cell>
          <table:table-cell office:value-type="string">
            <text:p>RUS</text:p>
          </table:table-cell>
          <table:table-cell office:value-type="string">
            <text:p>Tatarstan</text:p>
          </table:table-cell>
          <table:table-cell office:value-type="string">
            <text:p>{"Population": 94100}</text:p>
          </table:table-cell>
        </table:table-row>
        <table:table-row>
          <table:table-cell office:value-type="float" office:value="3759">
            <text:p>3 759</text:p>
          </table:table-cell>
          <table:table-cell office:value-type="string">
            <text:p>Zeleznogorsk</text:p>
          </table:table-cell>
          <table:table-cell office:value-type="string">
            <text:p>RUS</text:p>
          </table:table-cell>
          <table:table-cell office:value-type="string">
            <text:p>Krasnojarsk</text:p>
          </table:table-cell>
          <table:table-cell office:value-type="string">
            <text:p>{"Population": 94000}</text:p>
          </table:table-cell>
        </table:table-row>
        <table:table-row>
          <table:table-cell office:value-type="float" office:value="3760">
            <text:p>3 760</text:p>
          </table:table-cell>
          <table:table-cell office:value-type="string">
            <text:p>Novouralsk</text:p>
          </table:table-cell>
          <table:table-cell office:value-type="string">
            <text:p>RUS</text:p>
          </table:table-cell>
          <table:table-cell office:value-type="string">
            <text:p>Sverdlovsk</text:p>
          </table:table-cell>
          <table:table-cell office:value-type="string">
            <text:p>{"Population": 93300}</text:p>
          </table:table-cell>
        </table:table-row>
        <table:table-row>
          <table:table-cell office:value-type="float" office:value="3761">
            <text:p>3 761</text:p>
          </table:table-cell>
          <table:table-cell office:value-type="string">
            <text:p>Pukin</text:p>
          </table:table-cell>
          <table:table-cell office:value-type="string">
            <text:p>RUS</text:p>
          </table:table-cell>
          <table:table-cell office:value-type="string">
            <text:p>Pietari</text:p>
          </table:table-cell>
          <table:table-cell office:value-type="string">
            <text:p>{"Population": 92900}</text:p>
          </table:table-cell>
        </table:table-row>
        <table:table-row>
          <table:table-cell office:value-type="float" office:value="3762">
            <text:p>3 762</text:p>
          </table:table-cell>
          <table:table-cell office:value-type="string">
            <text:p>Vorkuta</text:p>
          </table:table-cell>
          <table:table-cell office:value-type="string">
            <text:p>RUS</text:p>
          </table:table-cell>
          <table:table-cell office:value-type="string">
            <text:p>Komi</text:p>
          </table:table-cell>
          <table:table-cell office:value-type="string">
            <text:p>{"Population": 92600}</text:p>
          </table:table-cell>
        </table:table-row>
        <table:table-row>
          <table:table-cell office:value-type="float" office:value="3763">
            <text:p>3 763</text:p>
          </table:table-cell>
          <table:table-cell office:value-type="string">
            <text:p>Derbent</text:p>
          </table:table-cell>
          <table:table-cell office:value-type="string">
            <text:p>RUS</text:p>
          </table:table-cell>
          <table:table-cell office:value-type="string">
            <text:p>Dagestan</text:p>
          </table:table-cell>
          <table:table-cell office:value-type="string">
            <text:p>{"Population": 92300}</text:p>
          </table:table-cell>
        </table:table-row>
        <table:table-row>
          <table:table-cell office:value-type="float" office:value="3764">
            <text:p>3 764</text:p>
          </table:table-cell>
          <table:table-cell office:value-type="string">
            <text:p>Kirovo-Tepetsk</text:p>
          </table:table-cell>
          <table:table-cell office:value-type="string">
            <text:p>RUS</text:p>
          </table:table-cell>
          <table:table-cell office:value-type="string">
            <text:p>Kirov</text:p>
          </table:table-cell>
          <table:table-cell office:value-type="string">
            <text:p>{"Population": 91600}</text:p>
          </table:table-cell>
        </table:table-row>
        <table:table-row>
          <table:table-cell office:value-type="float" office:value="3765">
            <text:p>3 765</text:p>
          </table:table-cell>
          <table:table-cell office:value-type="string">
            <text:p>Krasnogorsk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91000}</text:p>
          </table:table-cell>
        </table:table-row>
        <table:table-row>
          <table:table-cell office:value-type="float" office:value="3766">
            <text:p>3 766</text:p>
          </table:table-cell>
          <table:table-cell office:value-type="string">
            <text:p>Klin</text:p>
          </table:table-cell>
          <table:table-cell office:value-type="string">
            <text:p>RUS</text:p>
          </table:table-cell>
          <table:table-cell office:value-type="string">
            <text:p>Moskova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767">
            <text:p>3 767</text:p>
          </table:table-cell>
          <table:table-cell office:value-type="string">
            <text:p>Taikovski</text:p>
          </table:table-cell>
          <table:table-cell office:value-type="string">
            <text:p>RUS</text:p>
          </table:table-cell>
          <table:table-cell office:value-type="string">
            <text:p>Perm</text:p>
          </table:table-cell>
          <table:table-cell office:value-type="string">
            <text:p>{"Population": 90000}</text:p>
          </table:table-cell>
        </table:table-row>
        <table:table-row>
          <table:table-cell office:value-type="float" office:value="3768">
            <text:p>3 768</text:p>
          </table:table-cell>
          <table:table-cell office:value-type="string">
            <text:p>Novyi Urengoi</text:p>
          </table:table-cell>
          <table:table-cell office:value-type="string">
            <text:p>RUS</text:p>
          </table:table-cell>
          <table:table-cell office:value-type="string">
            <text:p>Yamalin Nenetsia</text:p>
          </table:table-cell>
          <table:table-cell office:value-type="string">
            <text:p>{"Population": 89800}</text:p>
          </table:table-cell>
        </table:table-row>
        <table:table-row>
          <table:table-cell office:value-type="float" office:value="3769">
            <text:p>3 769</text:p>
          </table:table-cell>
          <table:table-cell office:value-type="string">
            <text:p>Ho Chi Minh City</text:p>
          </table:table-cell>
          <table:table-cell office:value-type="string">
            <text:p>VNM</text:p>
          </table:table-cell>
          <table:table-cell office:value-type="string">
            <text:p>Ho Chi Minh City</text:p>
          </table:table-cell>
          <table:table-cell office:value-type="string">
            <text:p>{"Population": 3980000}</text:p>
          </table:table-cell>
        </table:table-row>
        <table:table-row>
          <table:table-cell office:value-type="float" office:value="3770">
            <text:p>3 770</text:p>
          </table:table-cell>
          <table:table-cell office:value-type="string">
            <text:p>Hanoi</text:p>
          </table:table-cell>
          <table:table-cell office:value-type="string">
            <text:p>VNM</text:p>
          </table:table-cell>
          <table:table-cell office:value-type="string">
            <text:p>Hanoi</text:p>
          </table:table-cell>
          <table:table-cell office:value-type="string">
            <text:p>{"Population": 1410000}</text:p>
          </table:table-cell>
        </table:table-row>
        <table:table-row>
          <table:table-cell office:value-type="float" office:value="3771">
            <text:p>3 771</text:p>
          </table:table-cell>
          <table:table-cell office:value-type="string">
            <text:p>Haiphong</text:p>
          </table:table-cell>
          <table:table-cell office:value-type="string">
            <text:p>VNM</text:p>
          </table:table-cell>
          <table:table-cell office:value-type="string">
            <text:p>Haiphong</text:p>
          </table:table-cell>
          <table:table-cell office:value-type="string">
            <text:p>{"Population": 783133}</text:p>
          </table:table-cell>
        </table:table-row>
        <table:table-row>
          <table:table-cell office:value-type="float" office:value="3772">
            <text:p>3 772</text:p>
          </table:table-cell>
          <table:table-cell office:value-type="string">
            <text:p>Da Nang</text:p>
          </table:table-cell>
          <table:table-cell office:value-type="string">
            <text:p>VNM</text:p>
          </table:table-cell>
          <table:table-cell office:value-type="string">
            <text:p>Quang Nam-Da Nang</text:p>
          </table:table-cell>
          <table:table-cell office:value-type="string">
            <text:p>{"Population": 382674}</text:p>
          </table:table-cell>
        </table:table-row>
        <table:table-row>
          <table:table-cell office:value-type="float" office:value="3773">
            <text:p>3 773</text:p>
          </table:table-cell>
          <table:table-cell office:value-type="string">
            <text:p>Biên Hoa</text:p>
          </table:table-cell>
          <table:table-cell office:value-type="string">
            <text:p>VNM</text:p>
          </table:table-cell>
          <table:table-cell office:value-type="string">
            <text:p>Dong Nai</text:p>
          </table:table-cell>
          <table:table-cell office:value-type="string">
            <text:p>{"Population": 282095}</text:p>
          </table:table-cell>
        </table:table-row>
        <table:table-row>
          <table:table-cell office:value-type="float" office:value="3774">
            <text:p>3 774</text:p>
          </table:table-cell>
          <table:table-cell office:value-type="string">
            <text:p>Nha Trang</text:p>
          </table:table-cell>
          <table:table-cell office:value-type="string">
            <text:p>VNM</text:p>
          </table:table-cell>
          <table:table-cell office:value-type="string">
            <text:p>Khanh Hoa</text:p>
          </table:table-cell>
          <table:table-cell office:value-type="string">
            <text:p>{"Population": 221331}</text:p>
          </table:table-cell>
        </table:table-row>
        <table:table-row>
          <table:table-cell office:value-type="float" office:value="3775">
            <text:p>3 775</text:p>
          </table:table-cell>
          <table:table-cell office:value-type="string">
            <text:p>Hue</text:p>
          </table:table-cell>
          <table:table-cell office:value-type="string">
            <text:p>VNM</text:p>
          </table:table-cell>
          <table:table-cell office:value-type="string">
            <text:p>Thua Thien-Hue</text:p>
          </table:table-cell>
          <table:table-cell office:value-type="string">
            <text:p>{"Population": 219149}</text:p>
          </table:table-cell>
        </table:table-row>
        <table:table-row>
          <table:table-cell office:value-type="float" office:value="3776">
            <text:p>3 776</text:p>
          </table:table-cell>
          <table:table-cell office:value-type="string">
            <text:p>Can Tho</text:p>
          </table:table-cell>
          <table:table-cell office:value-type="string">
            <text:p>VNM</text:p>
          </table:table-cell>
          <table:table-cell office:value-type="string">
            <text:p>Can Tho</text:p>
          </table:table-cell>
          <table:table-cell office:value-type="string">
            <text:p>{"Population": 215587}</text:p>
          </table:table-cell>
        </table:table-row>
        <table:table-row>
          <table:table-cell office:value-type="float" office:value="3777">
            <text:p>3 777</text:p>
          </table:table-cell>
          <table:table-cell office:value-type="string">
            <text:p>Cam Pha</text:p>
          </table:table-cell>
          <table:table-cell office:value-type="string">
            <text:p>VNM</text:p>
          </table:table-cell>
          <table:table-cell office:value-type="string">
            <text:p>Quang Binh</text:p>
          </table:table-cell>
          <table:table-cell office:value-type="string">
            <text:p>{"Population": 209086}</text:p>
          </table:table-cell>
        </table:table-row>
        <table:table-row>
          <table:table-cell office:value-type="float" office:value="3778">
            <text:p>3 778</text:p>
          </table:table-cell>
          <table:table-cell office:value-type="string">
            <text:p>Nam Dinh</text:p>
          </table:table-cell>
          <table:table-cell office:value-type="string">
            <text:p>VNM</text:p>
          </table:table-cell>
          <table:table-cell office:value-type="string">
            <text:p>Nam Ha</text:p>
          </table:table-cell>
          <table:table-cell office:value-type="string">
            <text:p>{"Population": 171699}</text:p>
          </table:table-cell>
        </table:table-row>
        <table:table-row>
          <table:table-cell office:value-type="float" office:value="3779">
            <text:p>3 779</text:p>
          </table:table-cell>
          <table:table-cell office:value-type="string">
            <text:p>Quy Nhon</text:p>
          </table:table-cell>
          <table:table-cell office:value-type="string">
            <text:p>VNM</text:p>
          </table:table-cell>
          <table:table-cell office:value-type="string">
            <text:p>Binh Dinh</text:p>
          </table:table-cell>
          <table:table-cell office:value-type="string">
            <text:p>{"Population": 163385}</text:p>
          </table:table-cell>
        </table:table-row>
        <table:table-row>
          <table:table-cell office:value-type="float" office:value="3780">
            <text:p>3 780</text:p>
          </table:table-cell>
          <table:table-cell office:value-type="string">
            <text:p>Vung Tau</text:p>
          </table:table-cell>
          <table:table-cell office:value-type="string">
            <text:p>VNM</text:p>
          </table:table-cell>
          <table:table-cell office:value-type="string">
            <text:p>Ba Ria-Vung Tau</text:p>
          </table:table-cell>
          <table:table-cell office:value-type="string">
            <text:p>{"Population": 145145}</text:p>
          </table:table-cell>
        </table:table-row>
        <table:table-row>
          <table:table-cell office:value-type="float" office:value="3781">
            <text:p>3 781</text:p>
          </table:table-cell>
          <table:table-cell office:value-type="string">
            <text:p>Rach Gia</text:p>
          </table:table-cell>
          <table:table-cell office:value-type="string">
            <text:p>VNM</text:p>
          </table:table-cell>
          <table:table-cell office:value-type="string">
            <text:p>Kien Giang</text:p>
          </table:table-cell>
          <table:table-cell office:value-type="string">
            <text:p>{"Population": 141132}</text:p>
          </table:table-cell>
        </table:table-row>
        <table:table-row>
          <table:table-cell office:value-type="float" office:value="3782">
            <text:p>3 782</text:p>
          </table:table-cell>
          <table:table-cell office:value-type="string">
            <text:p>Long Xuyen</text:p>
          </table:table-cell>
          <table:table-cell office:value-type="string">
            <text:p>VNM</text:p>
          </table:table-cell>
          <table:table-cell office:value-type="string">
            <text:p>An Giang</text:p>
          </table:table-cell>
          <table:table-cell office:value-type="string">
            <text:p>{"Population": 132681}</text:p>
          </table:table-cell>
        </table:table-row>
        <table:table-row>
          <table:table-cell office:value-type="float" office:value="3783">
            <text:p>3 783</text:p>
          </table:table-cell>
          <table:table-cell office:value-type="string">
            <text:p>Thai Nguyen</text:p>
          </table:table-cell>
          <table:table-cell office:value-type="string">
            <text:p>VNM</text:p>
          </table:table-cell>
          <table:table-cell office:value-type="string">
            <text:p>Bac Thai</text:p>
          </table:table-cell>
          <table:table-cell office:value-type="string">
            <text:p>{"Population": 127643}</text:p>
          </table:table-cell>
        </table:table-row>
        <table:table-row>
          <table:table-cell office:value-type="float" office:value="3784">
            <text:p>3 784</text:p>
          </table:table-cell>
          <table:table-cell office:value-type="string">
            <text:p>Hong Gai</text:p>
          </table:table-cell>
          <table:table-cell office:value-type="string">
            <text:p>VNM</text:p>
          </table:table-cell>
          <table:table-cell office:value-type="string">
            <text:p>Quang Ninh</text:p>
          </table:table-cell>
          <table:table-cell office:value-type="string">
            <text:p>{"Population": 127484}</text:p>
          </table:table-cell>
        </table:table-row>
        <table:table-row>
          <table:table-cell office:value-type="float" office:value="3785">
            <text:p>3 785</text:p>
          </table:table-cell>
          <table:table-cell office:value-type="string">
            <text:p>Phan Thiêt</text:p>
          </table:table-cell>
          <table:table-cell office:value-type="string">
            <text:p>VNM</text:p>
          </table:table-cell>
          <table:table-cell office:value-type="string">
            <text:p>Binh Thuan</text:p>
          </table:table-cell>
          <table:table-cell office:value-type="string">
            <text:p>{"Population": 114236}</text:p>
          </table:table-cell>
        </table:table-row>
        <table:table-row>
          <table:table-cell office:value-type="float" office:value="3786">
            <text:p>3 786</text:p>
          </table:table-cell>
          <table:table-cell office:value-type="string">
            <text:p>Cam Ranh</text:p>
          </table:table-cell>
          <table:table-cell office:value-type="string">
            <text:p>VNM</text:p>
          </table:table-cell>
          <table:table-cell office:value-type="string">
            <text:p>Khanh Hoa</text:p>
          </table:table-cell>
          <table:table-cell office:value-type="string">
            <text:p>{"Population": 114041}</text:p>
          </table:table-cell>
        </table:table-row>
        <table:table-row>
          <table:table-cell office:value-type="float" office:value="3787">
            <text:p>3 787</text:p>
          </table:table-cell>
          <table:table-cell office:value-type="string">
            <text:p>Vinh</text:p>
          </table:table-cell>
          <table:table-cell office:value-type="string">
            <text:p>VNM</text:p>
          </table:table-cell>
          <table:table-cell office:value-type="string">
            <text:p>Nghe An</text:p>
          </table:table-cell>
          <table:table-cell office:value-type="string">
            <text:p>{"Population": 112455}</text:p>
          </table:table-cell>
        </table:table-row>
        <table:table-row>
          <table:table-cell office:value-type="float" office:value="3788">
            <text:p>3 788</text:p>
          </table:table-cell>
          <table:table-cell office:value-type="string">
            <text:p>My Tho</text:p>
          </table:table-cell>
          <table:table-cell office:value-type="string">
            <text:p>VNM</text:p>
          </table:table-cell>
          <table:table-cell office:value-type="string">
            <text:p>Tien Giang</text:p>
          </table:table-cell>
          <table:table-cell office:value-type="string">
            <text:p>{"Population": 108404}</text:p>
          </table:table-cell>
        </table:table-row>
        <table:table-row>
          <table:table-cell office:value-type="float" office:value="3789">
            <text:p>3 789</text:p>
          </table:table-cell>
          <table:table-cell office:value-type="string">
            <text:p>Da Lat</text:p>
          </table:table-cell>
          <table:table-cell office:value-type="string">
            <text:p>VNM</text:p>
          </table:table-cell>
          <table:table-cell office:value-type="string">
            <text:p>Lam Dong</text:p>
          </table:table-cell>
          <table:table-cell office:value-type="string">
            <text:p>{"Population": 106409}</text:p>
          </table:table-cell>
        </table:table-row>
        <table:table-row>
          <table:table-cell office:value-type="float" office:value="3790">
            <text:p>3 790</text:p>
          </table:table-cell>
          <table:table-cell office:value-type="string">
            <text:p>Buon Ma Thuot</text:p>
          </table:table-cell>
          <table:table-cell office:value-type="string">
            <text:p>VNM</text:p>
          </table:table-cell>
          <table:table-cell office:value-type="string">
            <text:p>Dac Lac</text:p>
          </table:table-cell>
          <table:table-cell office:value-type="string">
            <text:p>{"Population": 97044}</text:p>
          </table:table-cell>
        </table:table-row>
        <table:table-row>
          <table:table-cell office:value-type="float" office:value="3791">
            <text:p>3 791</text:p>
          </table:table-cell>
          <table:table-cell office:value-type="string">
            <text:p>Tallinn</text:p>
          </table:table-cell>
          <table:table-cell office:value-type="string">
            <text:p>EST</text:p>
          </table:table-cell>
          <table:table-cell office:value-type="string">
            <text:p>Harjumaa</text:p>
          </table:table-cell>
          <table:table-cell office:value-type="string">
            <text:p>{"Population": 403981}</text:p>
          </table:table-cell>
        </table:table-row>
        <table:table-row>
          <table:table-cell office:value-type="float" office:value="3792">
            <text:p>3 792</text:p>
          </table:table-cell>
          <table:table-cell office:value-type="string">
            <text:p>Tartu</text:p>
          </table:table-cell>
          <table:table-cell office:value-type="string">
            <text:p>EST</text:p>
          </table:table-cell>
          <table:table-cell office:value-type="string">
            <text:p>Tartumaa</text:p>
          </table:table-cell>
          <table:table-cell office:value-type="string">
            <text:p>{"Population": 101246}</text:p>
          </table:table-cell>
        </table:table-row>
        <table:table-row>
          <table:table-cell office:value-type="float" office:value="3793">
            <text:p>3 793</text:p>
          </table:table-cell>
          <table:table-cell office:value-type="string">
            <text:p>New York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8008278}</text:p>
          </table:table-cell>
        </table:table-row>
        <table:table-row>
          <table:table-cell office:value-type="float" office:value="3794">
            <text:p>3 794</text:p>
          </table:table-cell>
          <table:table-cell office:value-type="string">
            <text:p>Los Angeles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3694820}</text:p>
          </table:table-cell>
        </table:table-row>
        <table:table-row>
          <table:table-cell office:value-type="float" office:value="3795">
            <text:p>3 795</text:p>
          </table:table-cell>
          <table:table-cell office:value-type="string">
            <text:p>Chicago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2896016}</text:p>
          </table:table-cell>
        </table:table-row>
        <table:table-row>
          <table:table-cell office:value-type="float" office:value="3796">
            <text:p>3 796</text:p>
          </table:table-cell>
          <table:table-cell office:value-type="string">
            <text:p>Houston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953631}</text:p>
          </table:table-cell>
        </table:table-row>
        <table:table-row>
          <table:table-cell office:value-type="float" office:value="3797">
            <text:p>3 797</text:p>
          </table:table-cell>
          <table:table-cell office:value-type="string">
            <text:p>Philadelphia</text:p>
          </table:table-cell>
          <table:table-cell office:value-type="string">
            <text:p>USA</text:p>
          </table:table-cell>
          <table:table-cell office:value-type="string">
            <text:p>Pennsylvania</text:p>
          </table:table-cell>
          <table:table-cell office:value-type="string">
            <text:p>{"Population": 1517550}</text:p>
          </table:table-cell>
        </table:table-row>
        <table:table-row>
          <table:table-cell office:value-type="float" office:value="3798">
            <text:p>3 798</text:p>
          </table:table-cell>
          <table:table-cell office:value-type="string">
            <text:p>Phoenix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1321045}</text:p>
          </table:table-cell>
        </table:table-row>
        <table:table-row>
          <table:table-cell office:value-type="float" office:value="3799">
            <text:p>3 799</text:p>
          </table:table-cell>
          <table:table-cell office:value-type="string">
            <text:p>San Dieg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23400}</text:p>
          </table:table-cell>
        </table:table-row>
        <table:table-row>
          <table:table-cell office:value-type="float" office:value="3800">
            <text:p>3 800</text:p>
          </table:table-cell>
          <table:table-cell office:value-type="string">
            <text:p>Dallas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188580}</text:p>
          </table:table-cell>
        </table:table-row>
        <table:table-row>
          <table:table-cell office:value-type="float" office:value="3801">
            <text:p>3 801</text:p>
          </table:table-cell>
          <table:table-cell office:value-type="string">
            <text:p>San Antoni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144646}</text:p>
          </table:table-cell>
        </table:table-row>
        <table:table-row>
          <table:table-cell office:value-type="float" office:value="3802">
            <text:p>3 802</text:p>
          </table:table-cell>
          <table:table-cell office:value-type="string">
            <text:p>Detroit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951270}</text:p>
          </table:table-cell>
        </table:table-row>
        <table:table-row>
          <table:table-cell office:value-type="float" office:value="3803">
            <text:p>3 803</text:p>
          </table:table-cell>
          <table:table-cell office:value-type="string">
            <text:p>San Jos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894943}</text:p>
          </table:table-cell>
        </table:table-row>
        <table:table-row>
          <table:table-cell office:value-type="float" office:value="3804">
            <text:p>3 804</text:p>
          </table:table-cell>
          <table:table-cell office:value-type="string">
            <text:p>Indianapolis</text:p>
          </table:table-cell>
          <table:table-cell office:value-type="string">
            <text:p>USA</text:p>
          </table:table-cell>
          <table:table-cell office:value-type="string">
            <text:p>Indiana</text:p>
          </table:table-cell>
          <table:table-cell office:value-type="string">
            <text:p>{"Population": 791926}</text:p>
          </table:table-cell>
        </table:table-row>
        <table:table-row>
          <table:table-cell office:value-type="float" office:value="3805">
            <text:p>3 805</text:p>
          </table:table-cell>
          <table:table-cell office:value-type="string">
            <text:p>San Francisc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776733}</text:p>
          </table:table-cell>
        </table:table-row>
        <table:table-row>
          <table:table-cell office:value-type="float" office:value="3806">
            <text:p>3 806</text:p>
          </table:table-cell>
          <table:table-cell office:value-type="string">
            <text:p>Jacksonville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735167}</text:p>
          </table:table-cell>
        </table:table-row>
        <table:table-row>
          <table:table-cell office:value-type="float" office:value="3807">
            <text:p>3 807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711470}</text:p>
          </table:table-cell>
        </table:table-row>
        <table:table-row>
          <table:table-cell office:value-type="float" office:value="3808">
            <text:p>3 808</text:p>
          </table:table-cell>
          <table:table-cell office:value-type="string">
            <text:p>Austin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656562}</text:p>
          </table:table-cell>
        </table:table-row>
        <table:table-row>
          <table:table-cell office:value-type="float" office:value="3809">
            <text:p>3 809</text:p>
          </table:table-cell>
          <table:table-cell office:value-type="string">
            <text:p>Baltimore</text:p>
          </table:table-cell>
          <table:table-cell office:value-type="string">
            <text:p>USA</text:p>
          </table:table-cell>
          <table:table-cell office:value-type="string">
            <text:p>Maryland</text:p>
          </table:table-cell>
          <table:table-cell office:value-type="string">
            <text:p>{"Population": 651154}</text:p>
          </table:table-cell>
        </table:table-row>
        <table:table-row>
          <table:table-cell office:value-type="float" office:value="3810">
            <text:p>3 810</text:p>
          </table:table-cell>
          <table:table-cell office:value-type="string">
            <text:p>Memphis</text:p>
          </table:table-cell>
          <table:table-cell office:value-type="string">
            <text:p>USA</text:p>
          </table:table-cell>
          <table:table-cell office:value-type="string">
            <text:p>Tennessee</text:p>
          </table:table-cell>
          <table:table-cell office:value-type="string">
            <text:p>{"Population": 650100}</text:p>
          </table:table-cell>
        </table:table-row>
        <table:table-row>
          <table:table-cell office:value-type="float" office:value="3811">
            <text:p>3 811</text:p>
          </table:table-cell>
          <table:table-cell office:value-type="string">
            <text:p>Milwaukee</text:p>
          </table:table-cell>
          <table:table-cell office:value-type="string">
            <text:p>USA</text:p>
          </table:table-cell>
          <table:table-cell office:value-type="string">
            <text:p>Wisconsin</text:p>
          </table:table-cell>
          <table:table-cell office:value-type="string">
            <text:p>{"Population": 596974}</text:p>
          </table:table-cell>
        </table:table-row>
        <table:table-row>
          <table:table-cell office:value-type="float" office:value="3812">
            <text:p>3 812</text:p>
          </table:table-cell>
          <table:table-cell office:value-type="string">
            <text:p>Boston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589141}</text:p>
          </table:table-cell>
        </table:table-row>
        <table:table-row>
          <table:table-cell office:value-type="float" office:value="3813">
            <text:p>3 813</text:p>
          </table:table-cell>
          <table:table-cell office:value-type="string">
            <text:p>Washington</text:p>
          </table:table-cell>
          <table:table-cell office:value-type="string">
            <text:p>USA</text:p>
          </table:table-cell>
          <table:table-cell office:value-type="string">
            <text:p>District of Columbia</text:p>
          </table:table-cell>
          <table:table-cell office:value-type="string">
            <text:p>{"Population": 572059}</text:p>
          </table:table-cell>
        </table:table-row>
        <table:table-row>
          <table:table-cell office:value-type="float" office:value="3814">
            <text:p>3 814</text:p>
          </table:table-cell>
          <table:table-cell office:value-type="string">
            <text:p>Nashville-Davidson</text:p>
          </table:table-cell>
          <table:table-cell office:value-type="string">
            <text:p>USA</text:p>
          </table:table-cell>
          <table:table-cell office:value-type="string">
            <text:p>Tennessee</text:p>
          </table:table-cell>
          <table:table-cell office:value-type="string">
            <text:p>{"Population": 569891}</text:p>
          </table:table-cell>
        </table:table-row>
        <table:table-row>
          <table:table-cell office:value-type="float" office:value="3815">
            <text:p>3 815</text:p>
          </table:table-cell>
          <table:table-cell office:value-type="string">
            <text:p>El Pas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563662}</text:p>
          </table:table-cell>
        </table:table-row>
        <table:table-row>
          <table:table-cell office:value-type="float" office:value="3816">
            <text:p>3 816</text:p>
          </table:table-cell>
          <table:table-cell office:value-type="string">
            <text:p>Seattle</text:p>
          </table:table-cell>
          <table:table-cell office:value-type="string">
            <text:p>USA</text:p>
          </table:table-cell>
          <table:table-cell office:value-type="string">
            <text:p>Washington</text:p>
          </table:table-cell>
          <table:table-cell office:value-type="string">
            <text:p>{"Population": 563374}</text:p>
          </table:table-cell>
        </table:table-row>
        <table:table-row>
          <table:table-cell office:value-type="float" office:value="3817">
            <text:p>3 817</text:p>
          </table:table-cell>
          <table:table-cell office:value-type="string">
            <text:p>Denver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554636}</text:p>
          </table:table-cell>
        </table:table-row>
        <table:table-row>
          <table:table-cell office:value-type="float" office:value="3818">
            <text:p>3 818</text:p>
          </table:table-cell>
          <table:table-cell office:value-type="string">
            <text:p>Charlotte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540828}</text:p>
          </table:table-cell>
        </table:table-row>
        <table:table-row>
          <table:table-cell office:value-type="float" office:value="3819">
            <text:p>3 819</text:p>
          </table:table-cell>
          <table:table-cell office:value-type="string">
            <text:p>Fort Worth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534694}</text:p>
          </table:table-cell>
        </table:table-row>
        <table:table-row>
          <table:table-cell office:value-type="float" office:value="3820">
            <text:p>3 820</text:p>
          </table:table-cell>
          <table:table-cell office:value-type="string">
            <text:p>Portland</text:p>
          </table:table-cell>
          <table:table-cell office:value-type="string">
            <text:p>USA</text:p>
          </table:table-cell>
          <table:table-cell office:value-type="string">
            <text:p>Oregon</text:p>
          </table:table-cell>
          <table:table-cell office:value-type="string">
            <text:p>{"Population": 529121}</text:p>
          </table:table-cell>
        </table:table-row>
        <table:table-row>
          <table:table-cell office:value-type="float" office:value="3821">
            <text:p>3 821</text:p>
          </table:table-cell>
          <table:table-cell office:value-type="string">
            <text:p>Oklahoma City</text:p>
          </table:table-cell>
          <table:table-cell office:value-type="string">
            <text:p>USA</text:p>
          </table:table-cell>
          <table:table-cell office:value-type="string">
            <text:p>Oklahoma</text:p>
          </table:table-cell>
          <table:table-cell office:value-type="string">
            <text:p>{"Population": 506132}</text:p>
          </table:table-cell>
        </table:table-row>
        <table:table-row>
          <table:table-cell office:value-type="float" office:value="3822">
            <text:p>3 822</text:p>
          </table:table-cell>
          <table:table-cell office:value-type="string">
            <text:p>Tucson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486699}</text:p>
          </table:table-cell>
        </table:table-row>
        <table:table-row>
          <table:table-cell office:value-type="float" office:value="3823">
            <text:p>3 823</text:p>
          </table:table-cell>
          <table:table-cell office:value-type="string">
            <text:p>New Orleans</text:p>
          </table:table-cell>
          <table:table-cell office:value-type="string">
            <text:p>USA</text:p>
          </table:table-cell>
          <table:table-cell office:value-type="string">
            <text:p>Louisiana</text:p>
          </table:table-cell>
          <table:table-cell office:value-type="string">
            <text:p>{"Population": 484674}</text:p>
          </table:table-cell>
        </table:table-row>
        <table:table-row>
          <table:table-cell office:value-type="float" office:value="3824">
            <text:p>3 824</text:p>
          </table:table-cell>
          <table:table-cell office:value-type="string">
            <text:p>Las Vegas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478434}</text:p>
          </table:table-cell>
        </table:table-row>
        <table:table-row>
          <table:table-cell office:value-type="float" office:value="3825">
            <text:p>3 825</text:p>
          </table:table-cell>
          <table:table-cell office:value-type="string">
            <text:p>Cleveland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478403}</text:p>
          </table:table-cell>
        </table:table-row>
        <table:table-row>
          <table:table-cell office:value-type="float" office:value="3826">
            <text:p>3 826</text:p>
          </table:table-cell>
          <table:table-cell office:value-type="string">
            <text:p>Long Beach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461522}</text:p>
          </table:table-cell>
        </table:table-row>
        <table:table-row>
          <table:table-cell office:value-type="float" office:value="3827">
            <text:p>3 827</text:p>
          </table:table-cell>
          <table:table-cell office:value-type="string">
            <text:p>Albuquerque</text:p>
          </table:table-cell>
          <table:table-cell office:value-type="string">
            <text:p>USA</text:p>
          </table:table-cell>
          <table:table-cell office:value-type="string">
            <text:p>New Mexico</text:p>
          </table:table-cell>
          <table:table-cell office:value-type="string">
            <text:p>{"Population": 448607}</text:p>
          </table:table-cell>
        </table:table-row>
        <table:table-row>
          <table:table-cell office:value-type="float" office:value="3828">
            <text:p>3 828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Missouri</text:p>
          </table:table-cell>
          <table:table-cell office:value-type="string">
            <text:p>{"Population": 441545}</text:p>
          </table:table-cell>
        </table:table-row>
        <table:table-row>
          <table:table-cell office:value-type="float" office:value="3829">
            <text:p>3 829</text:p>
          </table:table-cell>
          <table:table-cell office:value-type="string">
            <text:p>Fresn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427652}</text:p>
          </table:table-cell>
        </table:table-row>
        <table:table-row>
          <table:table-cell office:value-type="float" office:value="3830">
            <text:p>3 830</text:p>
          </table:table-cell>
          <table:table-cell office:value-type="string">
            <text:p>Virginia Beach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425257}</text:p>
          </table:table-cell>
        </table:table-row>
        <table:table-row>
          <table:table-cell office:value-type="float" office:value="3831">
            <text:p>3 831</text:p>
          </table:table-cell>
          <table:table-cell office:value-type="string">
            <text:p>Atlanta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416474}</text:p>
          </table:table-cell>
        </table:table-row>
        <table:table-row>
          <table:table-cell office:value-type="float" office:value="3832">
            <text:p>3 832</text:p>
          </table:table-cell>
          <table:table-cell office:value-type="string">
            <text:p>Sacrament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407018}</text:p>
          </table:table-cell>
        </table:table-row>
        <table:table-row>
          <table:table-cell office:value-type="float" office:value="3833">
            <text:p>3 833</text:p>
          </table:table-cell>
          <table:table-cell office:value-type="string">
            <text:p>Oaklan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399484}</text:p>
          </table:table-cell>
        </table:table-row>
        <table:table-row>
          <table:table-cell office:value-type="float" office:value="3834">
            <text:p>3 834</text:p>
          </table:table-cell>
          <table:table-cell office:value-type="string">
            <text:p>Mesa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396375}</text:p>
          </table:table-cell>
        </table:table-row>
        <table:table-row>
          <table:table-cell office:value-type="float" office:value="3835">
            <text:p>3 835</text:p>
          </table:table-cell>
          <table:table-cell office:value-type="string">
            <text:p>Tulsa</text:p>
          </table:table-cell>
          <table:table-cell office:value-type="string">
            <text:p>USA</text:p>
          </table:table-cell>
          <table:table-cell office:value-type="string">
            <text:p>Oklahoma</text:p>
          </table:table-cell>
          <table:table-cell office:value-type="string">
            <text:p>{"Population": 393049}</text:p>
          </table:table-cell>
        </table:table-row>
        <table:table-row>
          <table:table-cell office:value-type="float" office:value="3836">
            <text:p>3 836</text:p>
          </table:table-cell>
          <table:table-cell office:value-type="string">
            <text:p>Omaha</text:p>
          </table:table-cell>
          <table:table-cell office:value-type="string">
            <text:p>USA</text:p>
          </table:table-cell>
          <table:table-cell office:value-type="string">
            <text:p>Nebraska</text:p>
          </table:table-cell>
          <table:table-cell office:value-type="string">
            <text:p>{"Population": 390007}</text:p>
          </table:table-cell>
        </table:table-row>
        <table:table-row>
          <table:table-cell office:value-type="float" office:value="3837">
            <text:p>3 837</text:p>
          </table:table-cell>
          <table:table-cell office:value-type="string">
            <text:p>Minneapolis</text:p>
          </table:table-cell>
          <table:table-cell office:value-type="string">
            <text:p>USA</text:p>
          </table:table-cell>
          <table:table-cell office:value-type="string">
            <text:p>Minnesota</text:p>
          </table:table-cell>
          <table:table-cell office:value-type="string">
            <text:p>{"Population": 382618}</text:p>
          </table:table-cell>
        </table:table-row>
        <table:table-row>
          <table:table-cell office:value-type="float" office:value="3838">
            <text:p>3 838</text:p>
          </table:table-cell>
          <table:table-cell office:value-type="string">
            <text:p>Honolulu</text:p>
          </table:table-cell>
          <table:table-cell office:value-type="string">
            <text:p>USA</text:p>
          </table:table-cell>
          <table:table-cell office:value-type="string">
            <text:p>Hawaii</text:p>
          </table:table-cell>
          <table:table-cell office:value-type="string">
            <text:p>{"Population": 371657}</text:p>
          </table:table-cell>
        </table:table-row>
        <table:table-row>
          <table:table-cell office:value-type="float" office:value="3839">
            <text:p>3 839</text:p>
          </table:table-cell>
          <table:table-cell office:value-type="string">
            <text:p>Miami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362470}</text:p>
          </table:table-cell>
        </table:table-row>
        <table:table-row>
          <table:table-cell office:value-type="float" office:value="3840">
            <text:p>3 840</text:p>
          </table:table-cell>
          <table:table-cell office:value-type="string">
            <text:p>Colorado Springs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360890}</text:p>
          </table:table-cell>
        </table:table-row>
        <table:table-row>
          <table:table-cell office:value-type="float" office:value="3841">
            <text:p>3 841</text:p>
          </table:table-cell>
          <table:table-cell office:value-type="string">
            <text:p>Saint Louis</text:p>
          </table:table-cell>
          <table:table-cell office:value-type="string">
            <text:p>USA</text:p>
          </table:table-cell>
          <table:table-cell office:value-type="string">
            <text:p>Missouri</text:p>
          </table:table-cell>
          <table:table-cell office:value-type="string">
            <text:p>{"Population": 348189}</text:p>
          </table:table-cell>
        </table:table-row>
        <table:table-row>
          <table:table-cell office:value-type="float" office:value="3842">
            <text:p>3 842</text:p>
          </table:table-cell>
          <table:table-cell office:value-type="string">
            <text:p>Wichita</text:p>
          </table:table-cell>
          <table:table-cell office:value-type="string">
            <text:p>USA</text:p>
          </table:table-cell>
          <table:table-cell office:value-type="string">
            <text:p>Kansas</text:p>
          </table:table-cell>
          <table:table-cell office:value-type="string">
            <text:p>{"Population": 344284}</text:p>
          </table:table-cell>
        </table:table-row>
        <table:table-row>
          <table:table-cell office:value-type="float" office:value="3843">
            <text:p>3 843</text:p>
          </table:table-cell>
          <table:table-cell office:value-type="string">
            <text:p>Santa A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337977}</text:p>
          </table:table-cell>
        </table:table-row>
        <table:table-row>
          <table:table-cell office:value-type="float" office:value="3844">
            <text:p>3 844</text:p>
          </table:table-cell>
          <table:table-cell office:value-type="string">
            <text:p>Pittsburgh</text:p>
          </table:table-cell>
          <table:table-cell office:value-type="string">
            <text:p>USA</text:p>
          </table:table-cell>
          <table:table-cell office:value-type="string">
            <text:p>Pennsylvania</text:p>
          </table:table-cell>
          <table:table-cell office:value-type="string">
            <text:p>{"Population": 334563}</text:p>
          </table:table-cell>
        </table:table-row>
        <table:table-row>
          <table:table-cell office:value-type="float" office:value="3845">
            <text:p>3 845</text:p>
          </table:table-cell>
          <table:table-cell office:value-type="string">
            <text:p>Arlington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332969}</text:p>
          </table:table-cell>
        </table:table-row>
        <table:table-row>
          <table:table-cell office:value-type="float" office:value="3846">
            <text:p>3 846</text:p>
          </table:table-cell>
          <table:table-cell office:value-type="string">
            <text:p>Cincinnati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331285}</text:p>
          </table:table-cell>
        </table:table-row>
        <table:table-row>
          <table:table-cell office:value-type="float" office:value="3847">
            <text:p>3 847</text:p>
          </table:table-cell>
          <table:table-cell office:value-type="string">
            <text:p>Anaheim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328014}</text:p>
          </table:table-cell>
        </table:table-row>
        <table:table-row>
          <table:table-cell office:value-type="float" office:value="3848">
            <text:p>3 848</text:p>
          </table:table-cell>
          <table:table-cell office:value-type="string">
            <text:p>Toledo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313619}</text:p>
          </table:table-cell>
        </table:table-row>
        <table:table-row>
          <table:table-cell office:value-type="float" office:value="3849">
            <text:p>3 849</text:p>
          </table:table-cell>
          <table:table-cell office:value-type="string">
            <text:p>Tampa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303447}</text:p>
          </table:table-cell>
        </table:table-row>
        <table:table-row>
          <table:table-cell office:value-type="float" office:value="3850">
            <text:p>3 850</text:p>
          </table:table-cell>
          <table:table-cell office:value-type="string">
            <text:p>Buffalo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292648}</text:p>
          </table:table-cell>
        </table:table-row>
        <table:table-row>
          <table:table-cell office:value-type="float" office:value="3851">
            <text:p>3 851</text:p>
          </table:table-cell>
          <table:table-cell office:value-type="string">
            <text:p>Saint Paul</text:p>
          </table:table-cell>
          <table:table-cell office:value-type="string">
            <text:p>USA</text:p>
          </table:table-cell>
          <table:table-cell office:value-type="string">
            <text:p>Minnesota</text:p>
          </table:table-cell>
          <table:table-cell office:value-type="string">
            <text:p>{"Population": 287151}</text:p>
          </table:table-cell>
        </table:table-row>
        <table:table-row>
          <table:table-cell office:value-type="float" office:value="3852">
            <text:p>3 852</text:p>
          </table:table-cell>
          <table:table-cell office:value-type="string">
            <text:p>Corpus Christi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277454}</text:p>
          </table:table-cell>
        </table:table-row>
        <table:table-row>
          <table:table-cell office:value-type="float" office:value="3853">
            <text:p>3 853</text:p>
          </table:table-cell>
          <table:table-cell office:value-type="string">
            <text:p>Aurora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276393}</text:p>
          </table:table-cell>
        </table:table-row>
        <table:table-row>
          <table:table-cell office:value-type="float" office:value="3854">
            <text:p>3 854</text:p>
          </table:table-cell>
          <table:table-cell office:value-type="string">
            <text:p>Raleigh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276093}</text:p>
          </table:table-cell>
        </table:table-row>
        <table:table-row>
          <table:table-cell office:value-type="float" office:value="3855">
            <text:p>3 855</text:p>
          </table:table-cell>
          <table:table-cell office:value-type="string">
            <text:p>Newark</text:p>
          </table:table-cell>
          <table:table-cell office:value-type="string">
            <text:p>USA</text:p>
          </table:table-cell>
          <table:table-cell office:value-type="string">
            <text:p>New Jersey</text:p>
          </table:table-cell>
          <table:table-cell office:value-type="string">
            <text:p>{"Population": 273546}</text:p>
          </table:table-cell>
        </table:table-row>
        <table:table-row>
          <table:table-cell office:value-type="float" office:value="3856">
            <text:p>3 856</text:p>
          </table:table-cell>
          <table:table-cell office:value-type="string">
            <text:p>Lexington-Fayette</text:p>
          </table:table-cell>
          <table:table-cell office:value-type="string">
            <text:p>USA</text:p>
          </table:table-cell>
          <table:table-cell office:value-type="string">
            <text:p>Kentucky</text:p>
          </table:table-cell>
          <table:table-cell office:value-type="string">
            <text:p>{"Population": 260512}</text:p>
          </table:table-cell>
        </table:table-row>
        <table:table-row>
          <table:table-cell office:value-type="float" office:value="3857">
            <text:p>3 857</text:p>
          </table:table-cell>
          <table:table-cell office:value-type="string">
            <text:p>Anchorage</text:p>
          </table:table-cell>
          <table:table-cell office:value-type="string">
            <text:p>USA</text:p>
          </table:table-cell>
          <table:table-cell office:value-type="string">
            <text:p>Alaska</text:p>
          </table:table-cell>
          <table:table-cell office:value-type="string">
            <text:p>{"Population": 260283}</text:p>
          </table:table-cell>
        </table:table-row>
        <table:table-row>
          <table:table-cell office:value-type="float" office:value="3858">
            <text:p>3 858</text:p>
          </table:table-cell>
          <table:table-cell office:value-type="string">
            <text:p>Louisville</text:p>
          </table:table-cell>
          <table:table-cell office:value-type="string">
            <text:p>USA</text:p>
          </table:table-cell>
          <table:table-cell office:value-type="string">
            <text:p>Kentucky</text:p>
          </table:table-cell>
          <table:table-cell office:value-type="string">
            <text:p>{"Population": 256231}</text:p>
          </table:table-cell>
        </table:table-row>
        <table:table-row>
          <table:table-cell office:value-type="float" office:value="3859">
            <text:p>3 859</text:p>
          </table:table-cell>
          <table:table-cell office:value-type="string">
            <text:p>Riversid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255166}</text:p>
          </table:table-cell>
        </table:table-row>
        <table:table-row>
          <table:table-cell office:value-type="float" office:value="3860">
            <text:p>3 860</text:p>
          </table:table-cell>
          <table:table-cell office:value-type="string">
            <text:p>Saint Petersburg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248232}</text:p>
          </table:table-cell>
        </table:table-row>
        <table:table-row>
          <table:table-cell office:value-type="float" office:value="3861">
            <text:p>3 861</text:p>
          </table:table-cell>
          <table:table-cell office:value-type="string">
            <text:p>Bakersfiel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247057}</text:p>
          </table:table-cell>
        </table:table-row>
        <table:table-row>
          <table:table-cell office:value-type="float" office:value="3862">
            <text:p>3 862</text:p>
          </table:table-cell>
          <table:table-cell office:value-type="string">
            <text:p>Stockton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243771}</text:p>
          </table:table-cell>
        </table:table-row>
        <table:table-row>
          <table:table-cell office:value-type="float" office:value="3863">
            <text:p>3 863</text:p>
          </table:table-cell>
          <table:table-cell office:value-type="string">
            <text:p>Birmingham</text:p>
          </table:table-cell>
          <table:table-cell office:value-type="string">
            <text:p>USA</text:p>
          </table:table-cell>
          <table:table-cell office:value-type="string">
            <text:p>Alabama</text:p>
          </table:table-cell>
          <table:table-cell office:value-type="string">
            <text:p>{"Population": 242820}</text:p>
          </table:table-cell>
        </table:table-row>
        <table:table-row>
          <table:table-cell office:value-type="float" office:value="3864">
            <text:p>3 864</text:p>
          </table:table-cell>
          <table:table-cell office:value-type="string">
            <text:p>Jersey City</text:p>
          </table:table-cell>
          <table:table-cell office:value-type="string">
            <text:p>USA</text:p>
          </table:table-cell>
          <table:table-cell office:value-type="string">
            <text:p>New Jersey</text:p>
          </table:table-cell>
          <table:table-cell office:value-type="string">
            <text:p>{"Population": 240055}</text:p>
          </table:table-cell>
        </table:table-row>
        <table:table-row>
          <table:table-cell office:value-type="float" office:value="3865">
            <text:p>3 865</text:p>
          </table:table-cell>
          <table:table-cell office:value-type="string">
            <text:p>Norfolk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234403}</text:p>
          </table:table-cell>
        </table:table-row>
        <table:table-row>
          <table:table-cell office:value-type="float" office:value="3866">
            <text:p>3 866</text:p>
          </table:table-cell>
          <table:table-cell office:value-type="string">
            <text:p>Baton Rouge</text:p>
          </table:table-cell>
          <table:table-cell office:value-type="string">
            <text:p>USA</text:p>
          </table:table-cell>
          <table:table-cell office:value-type="string">
            <text:p>Louisiana</text:p>
          </table:table-cell>
          <table:table-cell office:value-type="string">
            <text:p>{"Population": 227818}</text:p>
          </table:table-cell>
        </table:table-row>
        <table:table-row>
          <table:table-cell office:value-type="float" office:value="3867">
            <text:p>3 867</text:p>
          </table:table-cell>
          <table:table-cell office:value-type="string">
            <text:p>Hialeah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226419}</text:p>
          </table:table-cell>
        </table:table-row>
        <table:table-row>
          <table:table-cell office:value-type="float" office:value="3868">
            <text:p>3 868</text:p>
          </table:table-cell>
          <table:table-cell office:value-type="string">
            <text:p>Lincoln</text:p>
          </table:table-cell>
          <table:table-cell office:value-type="string">
            <text:p>USA</text:p>
          </table:table-cell>
          <table:table-cell office:value-type="string">
            <text:p>Nebraska</text:p>
          </table:table-cell>
          <table:table-cell office:value-type="string">
            <text:p>{"Population": 225581}</text:p>
          </table:table-cell>
        </table:table-row>
        <table:table-row>
          <table:table-cell office:value-type="float" office:value="3869">
            <text:p>3 869</text:p>
          </table:table-cell>
          <table:table-cell office:value-type="string">
            <text:p>Greensboro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223891}</text:p>
          </table:table-cell>
        </table:table-row>
        <table:table-row>
          <table:table-cell office:value-type="float" office:value="3870">
            <text:p>3 870</text:p>
          </table:table-cell>
          <table:table-cell office:value-type="string">
            <text:p>Plan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222030}</text:p>
          </table:table-cell>
        </table:table-row>
        <table:table-row>
          <table:table-cell office:value-type="float" office:value="3871">
            <text:p>3 871</text:p>
          </table:table-cell>
          <table:table-cell office:value-type="string">
            <text:p>Rochester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219773}</text:p>
          </table:table-cell>
        </table:table-row>
        <table:table-row>
          <table:table-cell office:value-type="float" office:value="3872">
            <text:p>3 872</text:p>
          </table:table-cell>
          <table:table-cell office:value-type="string">
            <text:p>Glendale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218812}</text:p>
          </table:table-cell>
        </table:table-row>
        <table:table-row>
          <table:table-cell office:value-type="float" office:value="3873">
            <text:p>3 873</text:p>
          </table:table-cell>
          <table:table-cell office:value-type="string">
            <text:p>Akron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217074}</text:p>
          </table:table-cell>
        </table:table-row>
        <table:table-row>
          <table:table-cell office:value-type="float" office:value="3874">
            <text:p>3 874</text:p>
          </table:table-cell>
          <table:table-cell office:value-type="string">
            <text:p>Garland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215768}</text:p>
          </table:table-cell>
        </table:table-row>
        <table:table-row>
          <table:table-cell office:value-type="float" office:value="3875">
            <text:p>3 875</text:p>
          </table:table-cell>
          <table:table-cell office:value-type="string">
            <text:p>Madison</text:p>
          </table:table-cell>
          <table:table-cell office:value-type="string">
            <text:p>USA</text:p>
          </table:table-cell>
          <table:table-cell office:value-type="string">
            <text:p>Wisconsin</text:p>
          </table:table-cell>
          <table:table-cell office:value-type="string">
            <text:p>{"Population": 208054}</text:p>
          </table:table-cell>
        </table:table-row>
        <table:table-row>
          <table:table-cell office:value-type="float" office:value="3876">
            <text:p>3 876</text:p>
          </table:table-cell>
          <table:table-cell office:value-type="string">
            <text:p>Fort Wayne</text:p>
          </table:table-cell>
          <table:table-cell office:value-type="string">
            <text:p>USA</text:p>
          </table:table-cell>
          <table:table-cell office:value-type="string">
            <text:p>Indiana</text:p>
          </table:table-cell>
          <table:table-cell office:value-type="string">
            <text:p>{"Population": 205727}</text:p>
          </table:table-cell>
        </table:table-row>
        <table:table-row>
          <table:table-cell office:value-type="float" office:value="3877">
            <text:p>3 877</text:p>
          </table:table-cell>
          <table:table-cell office:value-type="string">
            <text:p>Fremont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203413}</text:p>
          </table:table-cell>
        </table:table-row>
        <table:table-row>
          <table:table-cell office:value-type="float" office:value="3878">
            <text:p>3 878</text:p>
          </table:table-cell>
          <table:table-cell office:value-type="string">
            <text:p>Scottsdale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202705}</text:p>
          </table:table-cell>
        </table:table-row>
        <table:table-row>
          <table:table-cell office:value-type="float" office:value="3879">
            <text:p>3 879</text:p>
          </table:table-cell>
          <table:table-cell office:value-type="string">
            <text:p>Montgomery</text:p>
          </table:table-cell>
          <table:table-cell office:value-type="string">
            <text:p>USA</text:p>
          </table:table-cell>
          <table:table-cell office:value-type="string">
            <text:p>Alabama</text:p>
          </table:table-cell>
          <table:table-cell office:value-type="string">
            <text:p>{"Population": 201568}</text:p>
          </table:table-cell>
        </table:table-row>
        <table:table-row>
          <table:table-cell office:value-type="float" office:value="3880">
            <text:p>3 880</text:p>
          </table:table-cell>
          <table:table-cell office:value-type="string">
            <text:p>Shreveport</text:p>
          </table:table-cell>
          <table:table-cell office:value-type="string">
            <text:p>USA</text:p>
          </table:table-cell>
          <table:table-cell office:value-type="string">
            <text:p>Louisiana</text:p>
          </table:table-cell>
          <table:table-cell office:value-type="string">
            <text:p>{"Population": 200145}</text:p>
          </table:table-cell>
        </table:table-row>
        <table:table-row>
          <table:table-cell office:value-type="float" office:value="3881">
            <text:p>3 881</text:p>
          </table:table-cell>
          <table:table-cell office:value-type="string">
            <text:p>Augusta-Richmond County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199775}</text:p>
          </table:table-cell>
        </table:table-row>
        <table:table-row>
          <table:table-cell office:value-type="float" office:value="3882">
            <text:p>3 882</text:p>
          </table:table-cell>
          <table:table-cell office:value-type="string">
            <text:p>Lubbock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99564}</text:p>
          </table:table-cell>
        </table:table-row>
        <table:table-row>
          <table:table-cell office:value-type="float" office:value="3883">
            <text:p>3 883</text:p>
          </table:table-cell>
          <table:table-cell office:value-type="string">
            <text:p>Chesapeake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99184}</text:p>
          </table:table-cell>
        </table:table-row>
        <table:table-row>
          <table:table-cell office:value-type="float" office:value="3884">
            <text:p>3 884</text:p>
          </table:table-cell>
          <table:table-cell office:value-type="string">
            <text:p>Mobile</text:p>
          </table:table-cell>
          <table:table-cell office:value-type="string">
            <text:p>USA</text:p>
          </table:table-cell>
          <table:table-cell office:value-type="string">
            <text:p>Alabama</text:p>
          </table:table-cell>
          <table:table-cell office:value-type="string">
            <text:p>{"Population": 198915}</text:p>
          </table:table-cell>
        </table:table-row>
        <table:table-row>
          <table:table-cell office:value-type="float" office:value="3885">
            <text:p>3 885</text:p>
          </table:table-cell>
          <table:table-cell office:value-type="string">
            <text:p>Des Moines</text:p>
          </table:table-cell>
          <table:table-cell office:value-type="string">
            <text:p>USA</text:p>
          </table:table-cell>
          <table:table-cell office:value-type="string">
            <text:p>Iowa</text:p>
          </table:table-cell>
          <table:table-cell office:value-type="string">
            <text:p>{"Population": 198682}</text:p>
          </table:table-cell>
        </table:table-row>
        <table:table-row>
          <table:table-cell office:value-type="float" office:value="3886">
            <text:p>3 886</text:p>
          </table:table-cell>
          <table:table-cell office:value-type="string">
            <text:p>Grand Rapids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97800}</text:p>
          </table:table-cell>
        </table:table-row>
        <table:table-row>
          <table:table-cell office:value-type="float" office:value="3887">
            <text:p>3 887</text:p>
          </table:table-cell>
          <table:table-cell office:value-type="string">
            <text:p>Richmond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97790}</text:p>
          </table:table-cell>
        </table:table-row>
        <table:table-row>
          <table:table-cell office:value-type="float" office:value="3888">
            <text:p>3 888</text:p>
          </table:table-cell>
          <table:table-cell office:value-type="string">
            <text:p>Yonkers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196086}</text:p>
          </table:table-cell>
        </table:table-row>
        <table:table-row>
          <table:table-cell office:value-type="float" office:value="3889">
            <text:p>3 889</text:p>
          </table:table-cell>
          <table:table-cell office:value-type="string">
            <text:p>Spokane</text:p>
          </table:table-cell>
          <table:table-cell office:value-type="string">
            <text:p>USA</text:p>
          </table:table-cell>
          <table:table-cell office:value-type="string">
            <text:p>Washington</text:p>
          </table:table-cell>
          <table:table-cell office:value-type="string">
            <text:p>{"Population": 195629}</text:p>
          </table:table-cell>
        </table:table-row>
        <table:table-row>
          <table:table-cell office:value-type="float" office:value="3890">
            <text:p>3 890</text:p>
          </table:table-cell>
          <table:table-cell office:value-type="string">
            <text:p>Glendal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94973}</text:p>
          </table:table-cell>
        </table:table-row>
        <table:table-row>
          <table:table-cell office:value-type="float" office:value="3891">
            <text:p>3 891</text:p>
          </table:table-cell>
          <table:table-cell office:value-type="string">
            <text:p>Tacoma</text:p>
          </table:table-cell>
          <table:table-cell office:value-type="string">
            <text:p>USA</text:p>
          </table:table-cell>
          <table:table-cell office:value-type="string">
            <text:p>Washington</text:p>
          </table:table-cell>
          <table:table-cell office:value-type="string">
            <text:p>{"Population": 193556}</text:p>
          </table:table-cell>
        </table:table-row>
        <table:table-row>
          <table:table-cell office:value-type="float" office:value="3892">
            <text:p>3 892</text:p>
          </table:table-cell>
          <table:table-cell office:value-type="string">
            <text:p>Irving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91615}</text:p>
          </table:table-cell>
        </table:table-row>
        <table:table-row>
          <table:table-cell office:value-type="float" office:value="3893">
            <text:p>3 893</text:p>
          </table:table-cell>
          <table:table-cell office:value-type="string">
            <text:p>Huntington Beach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89594}</text:p>
          </table:table-cell>
        </table:table-row>
        <table:table-row>
          <table:table-cell office:value-type="float" office:value="3894">
            <text:p>3 894</text:p>
          </table:table-cell>
          <table:table-cell office:value-type="string">
            <text:p>Modest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88856}</text:p>
          </table:table-cell>
        </table:table-row>
        <table:table-row>
          <table:table-cell office:value-type="float" office:value="3895">
            <text:p>3 895</text:p>
          </table:table-cell>
          <table:table-cell office:value-type="string">
            <text:p>Durham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187035}</text:p>
          </table:table-cell>
        </table:table-row>
        <table:table-row>
          <table:table-cell office:value-type="float" office:value="3896">
            <text:p>3 896</text:p>
          </table:table-cell>
          <table:table-cell office:value-type="string">
            <text:p>Columbus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186291}</text:p>
          </table:table-cell>
        </table:table-row>
        <table:table-row>
          <table:table-cell office:value-type="float" office:value="3897">
            <text:p>3 897</text:p>
          </table:table-cell>
          <table:table-cell office:value-type="string">
            <text:p>Orlando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85951}</text:p>
          </table:table-cell>
        </table:table-row>
        <table:table-row>
          <table:table-cell office:value-type="float" office:value="3898">
            <text:p>3 898</text:p>
          </table:table-cell>
          <table:table-cell office:value-type="string">
            <text:p>Boise City</text:p>
          </table:table-cell>
          <table:table-cell office:value-type="string">
            <text:p>USA</text:p>
          </table:table-cell>
          <table:table-cell office:value-type="string">
            <text:p>Idaho</text:p>
          </table:table-cell>
          <table:table-cell office:value-type="string">
            <text:p>{"Population": 185787}</text:p>
          </table:table-cell>
        </table:table-row>
        <table:table-row>
          <table:table-cell office:value-type="float" office:value="3899">
            <text:p>3 899</text:p>
          </table:table-cell>
          <table:table-cell office:value-type="string">
            <text:p>Winston-Salem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185776}</text:p>
          </table:table-cell>
        </table:table-row>
        <table:table-row>
          <table:table-cell office:value-type="float" office:value="3900">
            <text:p>3 900</text:p>
          </table:table-cell>
          <table:table-cell office:value-type="string">
            <text:p>San Bernardin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85401}</text:p>
          </table:table-cell>
        </table:table-row>
        <table:table-row>
          <table:table-cell office:value-type="float" office:value="3901">
            <text:p>3 901</text:p>
          </table:table-cell>
          <table:table-cell office:value-type="string">
            <text:p>Jackson</text:p>
          </table:table-cell>
          <table:table-cell office:value-type="string">
            <text:p>USA</text:p>
          </table:table-cell>
          <table:table-cell office:value-type="string">
            <text:p>Mississippi</text:p>
          </table:table-cell>
          <table:table-cell office:value-type="string">
            <text:p>{"Population": 184256}</text:p>
          </table:table-cell>
        </table:table-row>
        <table:table-row>
          <table:table-cell office:value-type="float" office:value="3902">
            <text:p>3 902</text:p>
          </table:table-cell>
          <table:table-cell office:value-type="string">
            <text:p>Little Rock</text:p>
          </table:table-cell>
          <table:table-cell office:value-type="string">
            <text:p>USA</text:p>
          </table:table-cell>
          <table:table-cell office:value-type="string">
            <text:p>Arkansas</text:p>
          </table:table-cell>
          <table:table-cell office:value-type="string">
            <text:p>{"Population": 183133}</text:p>
          </table:table-cell>
        </table:table-row>
        <table:table-row>
          <table:table-cell office:value-type="float" office:value="3903">
            <text:p>3 903</text:p>
          </table:table-cell>
          <table:table-cell office:value-type="string">
            <text:p>Salt Lake City</text:p>
          </table:table-cell>
          <table:table-cell office:value-type="string">
            <text:p>USA</text:p>
          </table:table-cell>
          <table:table-cell office:value-type="string">
            <text:p>Utah</text:p>
          </table:table-cell>
          <table:table-cell office:value-type="string">
            <text:p>{"Population": 181743}</text:p>
          </table:table-cell>
        </table:table-row>
        <table:table-row>
          <table:table-cell office:value-type="float" office:value="3904">
            <text:p>3 904</text:p>
          </table:table-cell>
          <table:table-cell office:value-type="string">
            <text:p>Reno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180480}</text:p>
          </table:table-cell>
        </table:table-row>
        <table:table-row>
          <table:table-cell office:value-type="float" office:value="3905">
            <text:p>3 905</text:p>
          </table:table-cell>
          <table:table-cell office:value-type="string">
            <text:p>Newport News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80150}</text:p>
          </table:table-cell>
        </table:table-row>
        <table:table-row>
          <table:table-cell office:value-type="float" office:value="3906">
            <text:p>3 906</text:p>
          </table:table-cell>
          <table:table-cell office:value-type="string">
            <text:p>Chandler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176581}</text:p>
          </table:table-cell>
        </table:table-row>
        <table:table-row>
          <table:table-cell office:value-type="float" office:value="3907">
            <text:p>3 907</text:p>
          </table:table-cell>
          <table:table-cell office:value-type="string">
            <text:p>Lared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76576}</text:p>
          </table:table-cell>
        </table:table-row>
        <table:table-row>
          <table:table-cell office:value-type="float" office:value="3908">
            <text:p>3 908</text:p>
          </table:table-cell>
          <table:table-cell office:value-type="string">
            <text:p>Henderson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175381}</text:p>
          </table:table-cell>
        </table:table-row>
        <table:table-row>
          <table:table-cell office:value-type="float" office:value="3909">
            <text:p>3 909</text:p>
          </table:table-cell>
          <table:table-cell office:value-type="string">
            <text:p>Arlington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74838}</text:p>
          </table:table-cell>
        </table:table-row>
        <table:table-row>
          <table:table-cell office:value-type="float" office:value="3910">
            <text:p>3 910</text:p>
          </table:table-cell>
          <table:table-cell office:value-type="string">
            <text:p>Knoxville</text:p>
          </table:table-cell>
          <table:table-cell office:value-type="string">
            <text:p>USA</text:p>
          </table:table-cell>
          <table:table-cell office:value-type="string">
            <text:p>Tennessee</text:p>
          </table:table-cell>
          <table:table-cell office:value-type="string">
            <text:p>{"Population": 173890}</text:p>
          </table:table-cell>
        </table:table-row>
        <table:table-row>
          <table:table-cell office:value-type="float" office:value="3911">
            <text:p>3 911</text:p>
          </table:table-cell>
          <table:table-cell office:value-type="string">
            <text:p>Amarill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73627}</text:p>
          </table:table-cell>
        </table:table-row>
        <table:table-row>
          <table:table-cell office:value-type="float" office:value="3912">
            <text:p>3 912</text:p>
          </table:table-cell>
          <table:table-cell office:value-type="string">
            <text:p>Providence</text:p>
          </table:table-cell>
          <table:table-cell office:value-type="string">
            <text:p>USA</text:p>
          </table:table-cell>
          <table:table-cell office:value-type="string">
            <text:p>Rhode Island</text:p>
          </table:table-cell>
          <table:table-cell office:value-type="string">
            <text:p>{"Population": 173618}</text:p>
          </table:table-cell>
        </table:table-row>
        <table:table-row>
          <table:table-cell office:value-type="float" office:value="3913">
            <text:p>3 913</text:p>
          </table:table-cell>
          <table:table-cell office:value-type="string">
            <text:p>Chula Vist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73556}</text:p>
          </table:table-cell>
        </table:table-row>
        <table:table-row>
          <table:table-cell office:value-type="float" office:value="3914">
            <text:p>3 914</text:p>
          </table:table-cell>
          <table:table-cell office:value-type="string">
            <text:p>Worcester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172648}</text:p>
          </table:table-cell>
        </table:table-row>
        <table:table-row>
          <table:table-cell office:value-type="float" office:value="3915">
            <text:p>3 915</text:p>
          </table:table-cell>
          <table:table-cell office:value-type="string">
            <text:p>Oxnar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70358}</text:p>
          </table:table-cell>
        </table:table-row>
        <table:table-row>
          <table:table-cell office:value-type="float" office:value="3916">
            <text:p>3 916</text:p>
          </table:table-cell>
          <table:table-cell office:value-type="string">
            <text:p>Dayton</text:p>
          </table:table-cell>
          <table:table-cell office:value-type="string">
            <text:p>USA</text:p>
          </table:table-cell>
          <table:table-cell office:value-type="string">
            <text:p>Ohio</text:p>
          </table:table-cell>
          <table:table-cell office:value-type="string">
            <text:p>{"Population": 166179}</text:p>
          </table:table-cell>
        </table:table-row>
        <table:table-row>
          <table:table-cell office:value-type="float" office:value="3917">
            <text:p>3 917</text:p>
          </table:table-cell>
          <table:table-cell office:value-type="string">
            <text:p>Garden Grov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65196}</text:p>
          </table:table-cell>
        </table:table-row>
        <table:table-row>
          <table:table-cell office:value-type="float" office:value="3918">
            <text:p>3 918</text:p>
          </table:table-cell>
          <table:table-cell office:value-type="string">
            <text:p>Oceansid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61029}</text:p>
          </table:table-cell>
        </table:table-row>
        <table:table-row>
          <table:table-cell office:value-type="float" office:value="3919">
            <text:p>3 919</text:p>
          </table:table-cell>
          <table:table-cell office:value-type="string">
            <text:p>Tempe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158625}</text:p>
          </table:table-cell>
        </table:table-row>
        <table:table-row>
          <table:table-cell office:value-type="float" office:value="3920">
            <text:p>3 920</text:p>
          </table:table-cell>
          <table:table-cell office:value-type="string">
            <text:p>Huntsville</text:p>
          </table:table-cell>
          <table:table-cell office:value-type="string">
            <text:p>USA</text:p>
          </table:table-cell>
          <table:table-cell office:value-type="string">
            <text:p>Alabama</text:p>
          </table:table-cell>
          <table:table-cell office:value-type="string">
            <text:p>{"Population": 158216}</text:p>
          </table:table-cell>
        </table:table-row>
        <table:table-row>
          <table:table-cell office:value-type="float" office:value="3921">
            <text:p>3 921</text:p>
          </table:table-cell>
          <table:table-cell office:value-type="string">
            <text:p>Ontari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58007}</text:p>
          </table:table-cell>
        </table:table-row>
        <table:table-row>
          <table:table-cell office:value-type="float" office:value="3922">
            <text:p>3 922</text:p>
          </table:table-cell>
          <table:table-cell office:value-type="string">
            <text:p>Chattanooga</text:p>
          </table:table-cell>
          <table:table-cell office:value-type="string">
            <text:p>USA</text:p>
          </table:table-cell>
          <table:table-cell office:value-type="string">
            <text:p>Tennessee</text:p>
          </table:table-cell>
          <table:table-cell office:value-type="string">
            <text:p>{"Population": 155554}</text:p>
          </table:table-cell>
        </table:table-row>
        <table:table-row>
          <table:table-cell office:value-type="float" office:value="3923">
            <text:p>3 923</text:p>
          </table:table-cell>
          <table:table-cell office:value-type="string">
            <text:p>Fort Lauderdale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52397}</text:p>
          </table:table-cell>
        </table:table-row>
        <table:table-row>
          <table:table-cell office:value-type="float" office:value="3924">
            <text:p>3 924</text:p>
          </table:table-cell>
          <table:table-cell office:value-type="string">
            <text:p>Springfield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152082}</text:p>
          </table:table-cell>
        </table:table-row>
        <table:table-row>
          <table:table-cell office:value-type="float" office:value="3925">
            <text:p>3 925</text:p>
          </table:table-cell>
          <table:table-cell office:value-type="string">
            <text:p>Springfield</text:p>
          </table:table-cell>
          <table:table-cell office:value-type="string">
            <text:p>USA</text:p>
          </table:table-cell>
          <table:table-cell office:value-type="string">
            <text:p>Missouri</text:p>
          </table:table-cell>
          <table:table-cell office:value-type="string">
            <text:p>{"Population": 151580}</text:p>
          </table:table-cell>
        </table:table-row>
        <table:table-row>
          <table:table-cell office:value-type="float" office:value="3926">
            <text:p>3 926</text:p>
          </table:table-cell>
          <table:table-cell office:value-type="string">
            <text:p>Santa Clarit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51088}</text:p>
          </table:table-cell>
        </table:table-row>
        <table:table-row>
          <table:table-cell office:value-type="float" office:value="3927">
            <text:p>3 927</text:p>
          </table:table-cell>
          <table:table-cell office:value-type="string">
            <text:p>Salinas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51060}</text:p>
          </table:table-cell>
        </table:table-row>
        <table:table-row>
          <table:table-cell office:value-type="float" office:value="3928">
            <text:p>3 928</text:p>
          </table:table-cell>
          <table:table-cell office:value-type="string">
            <text:p>Tallahassee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50624}</text:p>
          </table:table-cell>
        </table:table-row>
        <table:table-row>
          <table:table-cell office:value-type="float" office:value="3929">
            <text:p>3 929</text:p>
          </table:table-cell>
          <table:table-cell office:value-type="string">
            <text:p>Rockford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50115}</text:p>
          </table:table-cell>
        </table:table-row>
        <table:table-row>
          <table:table-cell office:value-type="float" office:value="3930">
            <text:p>3 930</text:p>
          </table:table-cell>
          <table:table-cell office:value-type="string">
            <text:p>Pomo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9473}</text:p>
          </table:table-cell>
        </table:table-row>
        <table:table-row>
          <table:table-cell office:value-type="float" office:value="3931">
            <text:p>3 931</text:p>
          </table:table-cell>
          <table:table-cell office:value-type="string">
            <text:p>Metairie</text:p>
          </table:table-cell>
          <table:table-cell office:value-type="string">
            <text:p>USA</text:p>
          </table:table-cell>
          <table:table-cell office:value-type="string">
            <text:p>Louisiana</text:p>
          </table:table-cell>
          <table:table-cell office:value-type="string">
            <text:p>{"Population": 149428}</text:p>
          </table:table-cell>
        </table:table-row>
        <table:table-row>
          <table:table-cell office:value-type="float" office:value="3932">
            <text:p>3 932</text:p>
          </table:table-cell>
          <table:table-cell office:value-type="string">
            <text:p>Paterson</text:p>
          </table:table-cell>
          <table:table-cell office:value-type="string">
            <text:p>USA</text:p>
          </table:table-cell>
          <table:table-cell office:value-type="string">
            <text:p>New Jersey</text:p>
          </table:table-cell>
          <table:table-cell office:value-type="string">
            <text:p>{"Population": 149222}</text:p>
          </table:table-cell>
        </table:table-row>
        <table:table-row>
          <table:table-cell office:value-type="float" office:value="3933">
            <text:p>3 933</text:p>
          </table:table-cell>
          <table:table-cell office:value-type="string">
            <text:p>Overland Park</text:p>
          </table:table-cell>
          <table:table-cell office:value-type="string">
            <text:p>USA</text:p>
          </table:table-cell>
          <table:table-cell office:value-type="string">
            <text:p>Kansas</text:p>
          </table:table-cell>
          <table:table-cell office:value-type="string">
            <text:p>{"Population": 149080}</text:p>
          </table:table-cell>
        </table:table-row>
        <table:table-row>
          <table:table-cell office:value-type="float" office:value="3934">
            <text:p>3 934</text:p>
          </table:table-cell>
          <table:table-cell office:value-type="string">
            <text:p>Santa Ros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7595}</text:p>
          </table:table-cell>
        </table:table-row>
        <table:table-row>
          <table:table-cell office:value-type="float" office:value="3935">
            <text:p>3 935</text:p>
          </table:table-cell>
          <table:table-cell office:value-type="string">
            <text:p>Syracuse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147306}</text:p>
          </table:table-cell>
        </table:table-row>
        <table:table-row>
          <table:table-cell office:value-type="float" office:value="3936">
            <text:p>3 936</text:p>
          </table:table-cell>
          <table:table-cell office:value-type="string">
            <text:p>Kansas City</text:p>
          </table:table-cell>
          <table:table-cell office:value-type="string">
            <text:p>USA</text:p>
          </table:table-cell>
          <table:table-cell office:value-type="string">
            <text:p>Kansas</text:p>
          </table:table-cell>
          <table:table-cell office:value-type="string">
            <text:p>{"Population": 146866}</text:p>
          </table:table-cell>
        </table:table-row>
        <table:table-row>
          <table:table-cell office:value-type="float" office:value="3937">
            <text:p>3 937</text:p>
          </table:table-cell>
          <table:table-cell office:value-type="string">
            <text:p>Hampton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46437}</text:p>
          </table:table-cell>
        </table:table-row>
        <table:table-row>
          <table:table-cell office:value-type="float" office:value="3938">
            <text:p>3 938</text:p>
          </table:table-cell>
          <table:table-cell office:value-type="string">
            <text:p>Lakewood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144126}</text:p>
          </table:table-cell>
        </table:table-row>
        <table:table-row>
          <table:table-cell office:value-type="float" office:value="3939">
            <text:p>3 939</text:p>
          </table:table-cell>
          <table:table-cell office:value-type="string">
            <text:p>Vancouver</text:p>
          </table:table-cell>
          <table:table-cell office:value-type="string">
            <text:p>USA</text:p>
          </table:table-cell>
          <table:table-cell office:value-type="string">
            <text:p>Washington</text:p>
          </table:table-cell>
          <table:table-cell office:value-type="string">
            <text:p>{"Population": 143560}</text:p>
          </table:table-cell>
        </table:table-row>
        <table:table-row>
          <table:table-cell office:value-type="float" office:value="3940">
            <text:p>3 940</text:p>
          </table:table-cell>
          <table:table-cell office:value-type="string">
            <text:p>Irvin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3072}</text:p>
          </table:table-cell>
        </table:table-row>
        <table:table-row>
          <table:table-cell office:value-type="float" office:value="3941">
            <text:p>3 941</text:p>
          </table:table-cell>
          <table:table-cell office:value-type="string">
            <text:p>Aurora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42990}</text:p>
          </table:table-cell>
        </table:table-row>
        <table:table-row>
          <table:table-cell office:value-type="float" office:value="3942">
            <text:p>3 942</text:p>
          </table:table-cell>
          <table:table-cell office:value-type="string">
            <text:p>Moreno Valley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2381}</text:p>
          </table:table-cell>
        </table:table-row>
        <table:table-row>
          <table:table-cell office:value-type="float" office:value="3943">
            <text:p>3 943</text:p>
          </table:table-cell>
          <table:table-cell office:value-type="string">
            <text:p>Pasade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1674}</text:p>
          </table:table-cell>
        </table:table-row>
        <table:table-row>
          <table:table-cell office:value-type="float" office:value="3944">
            <text:p>3 944</text:p>
          </table:table-cell>
          <table:table-cell office:value-type="string">
            <text:p>Haywar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40030}</text:p>
          </table:table-cell>
        </table:table-row>
        <table:table-row>
          <table:table-cell office:value-type="float" office:value="3945">
            <text:p>3 945</text:p>
          </table:table-cell>
          <table:table-cell office:value-type="string">
            <text:p>Brownsville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39722}</text:p>
          </table:table-cell>
        </table:table-row>
        <table:table-row>
          <table:table-cell office:value-type="float" office:value="3946">
            <text:p>3 946</text:p>
          </table:table-cell>
          <table:table-cell office:value-type="string">
            <text:p>Bridgeport</text:p>
          </table:table-cell>
          <table:table-cell office:value-type="string">
            <text:p>USA</text:p>
          </table:table-cell>
          <table:table-cell office:value-type="string">
            <text:p>Connecticut</text:p>
          </table:table-cell>
          <table:table-cell office:value-type="string">
            <text:p>{"Population": 139529}</text:p>
          </table:table-cell>
        </table:table-row>
        <table:table-row>
          <table:table-cell office:value-type="float" office:value="3947">
            <text:p>3 947</text:p>
          </table:table-cell>
          <table:table-cell office:value-type="string">
            <text:p>Hollywood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39357}</text:p>
          </table:table-cell>
        </table:table-row>
        <table:table-row>
          <table:table-cell office:value-type="float" office:value="3948">
            <text:p>3 948</text:p>
          </table:table-cell>
          <table:table-cell office:value-type="string">
            <text:p>Warren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38247}</text:p>
          </table:table-cell>
        </table:table-row>
        <table:table-row>
          <table:table-cell office:value-type="float" office:value="3949">
            <text:p>3 949</text:p>
          </table:table-cell>
          <table:table-cell office:value-type="string">
            <text:p>Torranc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37946}</text:p>
          </table:table-cell>
        </table:table-row>
        <table:table-row>
          <table:table-cell office:value-type="float" office:value="3950">
            <text:p>3 950</text:p>
          </table:table-cell>
          <table:table-cell office:value-type="string">
            <text:p>Eugene</text:p>
          </table:table-cell>
          <table:table-cell office:value-type="string">
            <text:p>USA</text:p>
          </table:table-cell>
          <table:table-cell office:value-type="string">
            <text:p>Oregon</text:p>
          </table:table-cell>
          <table:table-cell office:value-type="string">
            <text:p>{"Population": 137893}</text:p>
          </table:table-cell>
        </table:table-row>
        <table:table-row>
          <table:table-cell office:value-type="float" office:value="3951">
            <text:p>3 951</text:p>
          </table:table-cell>
          <table:table-cell office:value-type="string">
            <text:p>Pembroke Pines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37427}</text:p>
          </table:table-cell>
        </table:table-row>
        <table:table-row>
          <table:table-cell office:value-type="float" office:value="3952">
            <text:p>3 952</text:p>
          </table:table-cell>
          <table:table-cell office:value-type="string">
            <text:p>Salem</text:p>
          </table:table-cell>
          <table:table-cell office:value-type="string">
            <text:p>USA</text:p>
          </table:table-cell>
          <table:table-cell office:value-type="string">
            <text:p>Oregon</text:p>
          </table:table-cell>
          <table:table-cell office:value-type="string">
            <text:p>{"Population": 136924}</text:p>
          </table:table-cell>
        </table:table-row>
        <table:table-row>
          <table:table-cell office:value-type="float" office:value="3953">
            <text:p>3 953</text:p>
          </table:table-cell>
          <table:table-cell office:value-type="string">
            <text:p>Pasadena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33936}</text:p>
          </table:table-cell>
        </table:table-row>
        <table:table-row>
          <table:table-cell office:value-type="float" office:value="3954">
            <text:p>3 954</text:p>
          </table:table-cell>
          <table:table-cell office:value-type="string">
            <text:p>Escondid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33559}</text:p>
          </table:table-cell>
        </table:table-row>
        <table:table-row>
          <table:table-cell office:value-type="float" office:value="3955">
            <text:p>3 955</text:p>
          </table:table-cell>
          <table:table-cell office:value-type="string">
            <text:p>Sunnyval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31760}</text:p>
          </table:table-cell>
        </table:table-row>
        <table:table-row>
          <table:table-cell office:value-type="float" office:value="3956">
            <text:p>3 956</text:p>
          </table:table-cell>
          <table:table-cell office:value-type="string">
            <text:p>Savannah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131510}</text:p>
          </table:table-cell>
        </table:table-row>
        <table:table-row>
          <table:table-cell office:value-type="float" office:value="3957">
            <text:p>3 957</text:p>
          </table:table-cell>
          <table:table-cell office:value-type="string">
            <text:p>Fonta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8929}</text:p>
          </table:table-cell>
        </table:table-row>
        <table:table-row>
          <table:table-cell office:value-type="float" office:value="3958">
            <text:p>3 958</text:p>
          </table:table-cell>
          <table:table-cell office:value-type="string">
            <text:p>Orang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8821}</text:p>
          </table:table-cell>
        </table:table-row>
        <table:table-row>
          <table:table-cell office:value-type="float" office:value="3959">
            <text:p>3 959</text:p>
          </table:table-cell>
          <table:table-cell office:value-type="string">
            <text:p>Naperville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28358}</text:p>
          </table:table-cell>
        </table:table-row>
        <table:table-row>
          <table:table-cell office:value-type="float" office:value="3960">
            <text:p>3 960</text:p>
          </table:table-cell>
          <table:table-cell office:value-type="string">
            <text:p>Alexandria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28283}</text:p>
          </table:table-cell>
        </table:table-row>
        <table:table-row>
          <table:table-cell office:value-type="float" office:value="3961">
            <text:p>3 961</text:p>
          </table:table-cell>
          <table:table-cell office:value-type="string">
            <text:p>Rancho Cucamong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7743}</text:p>
          </table:table-cell>
        </table:table-row>
        <table:table-row>
          <table:table-cell office:value-type="float" office:value="3962">
            <text:p>3 962</text:p>
          </table:table-cell>
          <table:table-cell office:value-type="string">
            <text:p>Grand Prairie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27427}</text:p>
          </table:table-cell>
        </table:table-row>
        <table:table-row>
          <table:table-cell office:value-type="float" office:value="3963">
            <text:p>3 963</text:p>
          </table:table-cell>
          <table:table-cell office:value-type="string">
            <text:p>East Los Angeles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6379}</text:p>
          </table:table-cell>
        </table:table-row>
        <table:table-row>
          <table:table-cell office:value-type="float" office:value="3964">
            <text:p>3 964</text:p>
          </table:table-cell>
          <table:table-cell office:value-type="string">
            <text:p>Fullerton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6003}</text:p>
          </table:table-cell>
        </table:table-row>
        <table:table-row>
          <table:table-cell office:value-type="float" office:value="3965">
            <text:p>3 965</text:p>
          </table:table-cell>
          <table:table-cell office:value-type="string">
            <text:p>Coro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4966}</text:p>
          </table:table-cell>
        </table:table-row>
        <table:table-row>
          <table:table-cell office:value-type="float" office:value="3966">
            <text:p>3 966</text:p>
          </table:table-cell>
          <table:table-cell office:value-type="string">
            <text:p>Flint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24943}</text:p>
          </table:table-cell>
        </table:table-row>
        <table:table-row>
          <table:table-cell office:value-type="float" office:value="3967">
            <text:p>3 967</text:p>
          </table:table-cell>
          <table:table-cell office:value-type="string">
            <text:p>Paradise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124682}</text:p>
          </table:table-cell>
        </table:table-row>
        <table:table-row>
          <table:table-cell office:value-type="float" office:value="3968">
            <text:p>3 968</text:p>
          </table:table-cell>
          <table:table-cell office:value-type="string">
            <text:p>Mesquite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24523}</text:p>
          </table:table-cell>
        </table:table-row>
        <table:table-row>
          <table:table-cell office:value-type="float" office:value="3969">
            <text:p>3 969</text:p>
          </table:table-cell>
          <table:table-cell office:value-type="string">
            <text:p>Sterling Heights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24471}</text:p>
          </table:table-cell>
        </table:table-row>
        <table:table-row>
          <table:table-cell office:value-type="float" office:value="3970">
            <text:p>3 970</text:p>
          </table:table-cell>
          <table:table-cell office:value-type="string">
            <text:p>Sioux Falls</text:p>
          </table:table-cell>
          <table:table-cell office:value-type="string">
            <text:p>USA</text:p>
          </table:table-cell>
          <table:table-cell office:value-type="string">
            <text:p>South Dakota</text:p>
          </table:table-cell>
          <table:table-cell office:value-type="string">
            <text:p>{"Population": 123975}</text:p>
          </table:table-cell>
        </table:table-row>
        <table:table-row>
          <table:table-cell office:value-type="float" office:value="3971">
            <text:p>3 971</text:p>
          </table:table-cell>
          <table:table-cell office:value-type="string">
            <text:p>New Haven</text:p>
          </table:table-cell>
          <table:table-cell office:value-type="string">
            <text:p>USA</text:p>
          </table:table-cell>
          <table:table-cell office:value-type="string">
            <text:p>Connecticut</text:p>
          </table:table-cell>
          <table:table-cell office:value-type="string">
            <text:p>{"Population": 123626}</text:p>
          </table:table-cell>
        </table:table-row>
        <table:table-row>
          <table:table-cell office:value-type="float" office:value="3972">
            <text:p>3 972</text:p>
          </table:table-cell>
          <table:table-cell office:value-type="string">
            <text:p>Topeka</text:p>
          </table:table-cell>
          <table:table-cell office:value-type="string">
            <text:p>USA</text:p>
          </table:table-cell>
          <table:table-cell office:value-type="string">
            <text:p>Kansas</text:p>
          </table:table-cell>
          <table:table-cell office:value-type="string">
            <text:p>{"Population": 122377}</text:p>
          </table:table-cell>
        </table:table-row>
        <table:table-row>
          <table:table-cell office:value-type="float" office:value="3973">
            <text:p>3 973</text:p>
          </table:table-cell>
          <table:table-cell office:value-type="string">
            <text:p>Concor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21780}</text:p>
          </table:table-cell>
        </table:table-row>
        <table:table-row>
          <table:table-cell office:value-type="float" office:value="3974">
            <text:p>3 974</text:p>
          </table:table-cell>
          <table:table-cell office:value-type="string">
            <text:p>Evansville</text:p>
          </table:table-cell>
          <table:table-cell office:value-type="string">
            <text:p>USA</text:p>
          </table:table-cell>
          <table:table-cell office:value-type="string">
            <text:p>Indiana</text:p>
          </table:table-cell>
          <table:table-cell office:value-type="string">
            <text:p>{"Population": 121582}</text:p>
          </table:table-cell>
        </table:table-row>
        <table:table-row>
          <table:table-cell office:value-type="float" office:value="3975">
            <text:p>3 975</text:p>
          </table:table-cell>
          <table:table-cell office:value-type="string">
            <text:p>Hartford</text:p>
          </table:table-cell>
          <table:table-cell office:value-type="string">
            <text:p>USA</text:p>
          </table:table-cell>
          <table:table-cell office:value-type="string">
            <text:p>Connecticut</text:p>
          </table:table-cell>
          <table:table-cell office:value-type="string">
            <text:p>{"Population": 121578}</text:p>
          </table:table-cell>
        </table:table-row>
        <table:table-row>
          <table:table-cell office:value-type="float" office:value="3976">
            <text:p>3 976</text:p>
          </table:table-cell>
          <table:table-cell office:value-type="string">
            <text:p>Fayetteville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121015}</text:p>
          </table:table-cell>
        </table:table-row>
        <table:table-row>
          <table:table-cell office:value-type="float" office:value="3977">
            <text:p>3 977</text:p>
          </table:table-cell>
          <table:table-cell office:value-type="string">
            <text:p>Cedar Rapids</text:p>
          </table:table-cell>
          <table:table-cell office:value-type="string">
            <text:p>USA</text:p>
          </table:table-cell>
          <table:table-cell office:value-type="string">
            <text:p>Iowa</text:p>
          </table:table-cell>
          <table:table-cell office:value-type="string">
            <text:p>{"Population": 120758}</text:p>
          </table:table-cell>
        </table:table-row>
        <table:table-row>
          <table:table-cell office:value-type="float" office:value="3978">
            <text:p>3 978</text:p>
          </table:table-cell>
          <table:table-cell office:value-type="string">
            <text:p>Elizabeth</text:p>
          </table:table-cell>
          <table:table-cell office:value-type="string">
            <text:p>USA</text:p>
          </table:table-cell>
          <table:table-cell office:value-type="string">
            <text:p>New Jersey</text:p>
          </table:table-cell>
          <table:table-cell office:value-type="string">
            <text:p>{"Population": 120568}</text:p>
          </table:table-cell>
        </table:table-row>
        <table:table-row>
          <table:table-cell office:value-type="float" office:value="3979">
            <text:p>3 979</text:p>
          </table:table-cell>
          <table:table-cell office:value-type="string">
            <text:p>Lansing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19128}</text:p>
          </table:table-cell>
        </table:table-row>
        <table:table-row>
          <table:table-cell office:value-type="float" office:value="3980">
            <text:p>3 980</text:p>
          </table:table-cell>
          <table:table-cell office:value-type="string">
            <text:p>Lancaster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8718}</text:p>
          </table:table-cell>
        </table:table-row>
        <table:table-row>
          <table:table-cell office:value-type="float" office:value="3981">
            <text:p>3 981</text:p>
          </table:table-cell>
          <table:table-cell office:value-type="string">
            <text:p>Fort Collins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118652}</text:p>
          </table:table-cell>
        </table:table-row>
        <table:table-row>
          <table:table-cell office:value-type="float" office:value="3982">
            <text:p>3 982</text:p>
          </table:table-cell>
          <table:table-cell office:value-type="string">
            <text:p>Coral Springs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17549}</text:p>
          </table:table-cell>
        </table:table-row>
        <table:table-row>
          <table:table-cell office:value-type="float" office:value="3983">
            <text:p>3 983</text:p>
          </table:table-cell>
          <table:table-cell office:value-type="string">
            <text:p>Stamford</text:p>
          </table:table-cell>
          <table:table-cell office:value-type="string">
            <text:p>USA</text:p>
          </table:table-cell>
          <table:table-cell office:value-type="string">
            <text:p>Connecticut</text:p>
          </table:table-cell>
          <table:table-cell office:value-type="string">
            <text:p>{"Population": 117083}</text:p>
          </table:table-cell>
        </table:table-row>
        <table:table-row>
          <table:table-cell office:value-type="float" office:value="3984">
            <text:p>3 984</text:p>
          </table:table-cell>
          <table:table-cell office:value-type="string">
            <text:p>Thousand Oaks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7005}</text:p>
          </table:table-cell>
        </table:table-row>
        <table:table-row>
          <table:table-cell office:value-type="float" office:value="3985">
            <text:p>3 985</text:p>
          </table:table-cell>
          <table:table-cell office:value-type="string">
            <text:p>Vallej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6760}</text:p>
          </table:table-cell>
        </table:table-row>
        <table:table-row>
          <table:table-cell office:value-type="float" office:value="3986">
            <text:p>3 986</text:p>
          </table:table-cell>
          <table:table-cell office:value-type="string">
            <text:p>Palmdal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6670}</text:p>
          </table:table-cell>
        </table:table-row>
        <table:table-row>
          <table:table-cell office:value-type="float" office:value="3987">
            <text:p>3 987</text:p>
          </table:table-cell>
          <table:table-cell office:value-type="string">
            <text:p>Columbia</text:p>
          </table:table-cell>
          <table:table-cell office:value-type="string">
            <text:p>USA</text:p>
          </table:table-cell>
          <table:table-cell office:value-type="string">
            <text:p>South Carolina</text:p>
          </table:table-cell>
          <table:table-cell office:value-type="string">
            <text:p>{"Population": 116278}</text:p>
          </table:table-cell>
        </table:table-row>
        <table:table-row>
          <table:table-cell office:value-type="float" office:value="3988">
            <text:p>3 988</text:p>
          </table:table-cell>
          <table:table-cell office:value-type="string">
            <text:p>El Mont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5965}</text:p>
          </table:table-cell>
        </table:table-row>
        <table:table-row>
          <table:table-cell office:value-type="float" office:value="3989">
            <text:p>3 989</text:p>
          </table:table-cell>
          <table:table-cell office:value-type="string">
            <text:p>Abilene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15930}</text:p>
          </table:table-cell>
        </table:table-row>
        <table:table-row>
          <table:table-cell office:value-type="float" office:value="3990">
            <text:p>3 990</text:p>
          </table:table-cell>
          <table:table-cell office:value-type="string">
            <text:p>North Las Vegas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115488}</text:p>
          </table:table-cell>
        </table:table-row>
        <table:table-row>
          <table:table-cell office:value-type="float" office:value="3991">
            <text:p>3 991</text:p>
          </table:table-cell>
          <table:table-cell office:value-type="string">
            <text:p>Ann Arbor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14024}</text:p>
          </table:table-cell>
        </table:table-row>
        <table:table-row>
          <table:table-cell office:value-type="float" office:value="3992">
            <text:p>3 992</text:p>
          </table:table-cell>
          <table:table-cell office:value-type="string">
            <text:p>Beaumont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13866}</text:p>
          </table:table-cell>
        </table:table-row>
        <table:table-row>
          <table:table-cell office:value-type="float" office:value="3993">
            <text:p>3 993</text:p>
          </table:table-cell>
          <table:table-cell office:value-type="string">
            <text:p>Waco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13726}</text:p>
          </table:table-cell>
        </table:table-row>
        <table:table-row>
          <table:table-cell office:value-type="float" office:value="3994">
            <text:p>3 994</text:p>
          </table:table-cell>
          <table:table-cell office:value-type="string">
            <text:p>Macon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113336}</text:p>
          </table:table-cell>
        </table:table-row>
        <table:table-row>
          <table:table-cell office:value-type="float" office:value="3995">
            <text:p>3 995</text:p>
          </table:table-cell>
          <table:table-cell office:value-type="string">
            <text:p>Independence</text:p>
          </table:table-cell>
          <table:table-cell office:value-type="string">
            <text:p>USA</text:p>
          </table:table-cell>
          <table:table-cell office:value-type="string">
            <text:p>Missouri</text:p>
          </table:table-cell>
          <table:table-cell office:value-type="string">
            <text:p>{"Population": 113288}</text:p>
          </table:table-cell>
        </table:table-row>
        <table:table-row>
          <table:table-cell office:value-type="float" office:value="3996">
            <text:p>3 996</text:p>
          </table:table-cell>
          <table:table-cell office:value-type="string">
            <text:p>Peoria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12936}</text:p>
          </table:table-cell>
        </table:table-row>
        <table:table-row>
          <table:table-cell office:value-type="float" office:value="3997">
            <text:p>3 997</text:p>
          </table:table-cell>
          <table:table-cell office:value-type="string">
            <text:p>Inglewoo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2580}</text:p>
          </table:table-cell>
        </table:table-row>
        <table:table-row>
          <table:table-cell office:value-type="float" office:value="3998">
            <text:p>3 998</text:p>
          </table:table-cell>
          <table:table-cell office:value-type="string">
            <text:p>Springfield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11454}</text:p>
          </table:table-cell>
        </table:table-row>
        <table:table-row>
          <table:table-cell office:value-type="float" office:value="3999">
            <text:p>3 999</text:p>
          </table:table-cell>
          <table:table-cell office:value-type="string">
            <text:p>Simi Valley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11351}</text:p>
          </table:table-cell>
        </table:table-row>
        <table:table-row>
          <table:table-cell office:value-type="float" office:value="4000">
            <text:p>4 000</text:p>
          </table:table-cell>
          <table:table-cell office:value-type="string">
            <text:p>Lafayette</text:p>
          </table:table-cell>
          <table:table-cell office:value-type="string">
            <text:p>USA</text:p>
          </table:table-cell>
          <table:table-cell office:value-type="string">
            <text:p>Louisiana</text:p>
          </table:table-cell>
          <table:table-cell office:value-type="string">
            <text:p>{"Population": 110257}</text:p>
          </table:table-cell>
        </table:table-row>
        <table:table-row>
          <table:table-cell office:value-type="float" office:value="4001">
            <text:p>4 001</text:p>
          </table:table-cell>
          <table:table-cell office:value-type="string">
            <text:p>Gilbert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109697}</text:p>
          </table:table-cell>
        </table:table-row>
        <table:table-row>
          <table:table-cell office:value-type="float" office:value="4002">
            <text:p>4 002</text:p>
          </table:table-cell>
          <table:table-cell office:value-type="string">
            <text:p>Carrollton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09576}</text:p>
          </table:table-cell>
        </table:table-row>
        <table:table-row>
          <table:table-cell office:value-type="float" office:value="4003">
            <text:p>4 003</text:p>
          </table:table-cell>
          <table:table-cell office:value-type="string">
            <text:p>Bellevue</text:p>
          </table:table-cell>
          <table:table-cell office:value-type="string">
            <text:p>USA</text:p>
          </table:table-cell>
          <table:table-cell office:value-type="string">
            <text:p>Washington</text:p>
          </table:table-cell>
          <table:table-cell office:value-type="string">
            <text:p>{"Population": 109569}</text:p>
          </table:table-cell>
        </table:table-row>
        <table:table-row>
          <table:table-cell office:value-type="float" office:value="4004">
            <text:p>4 004</text:p>
          </table:table-cell>
          <table:table-cell office:value-type="string">
            <text:p>West Valley City</text:p>
          </table:table-cell>
          <table:table-cell office:value-type="string">
            <text:p>USA</text:p>
          </table:table-cell>
          <table:table-cell office:value-type="string">
            <text:p>Utah</text:p>
          </table:table-cell>
          <table:table-cell office:value-type="string">
            <text:p>{"Population": 108896}</text:p>
          </table:table-cell>
        </table:table-row>
        <table:table-row>
          <table:table-cell office:value-type="float" office:value="4005">
            <text:p>4 005</text:p>
          </table:table-cell>
          <table:table-cell office:value-type="string">
            <text:p>Clarksville</text:p>
          </table:table-cell>
          <table:table-cell office:value-type="string">
            <text:p>USA</text:p>
          </table:table-cell>
          <table:table-cell office:value-type="string">
            <text:p>Tennessee</text:p>
          </table:table-cell>
          <table:table-cell office:value-type="string">
            <text:p>{"Population": 108787}</text:p>
          </table:table-cell>
        </table:table-row>
        <table:table-row>
          <table:table-cell office:value-type="float" office:value="4006">
            <text:p>4 006</text:p>
          </table:table-cell>
          <table:table-cell office:value-type="string">
            <text:p>Costa Mes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8724}</text:p>
          </table:table-cell>
        </table:table-row>
        <table:table-row>
          <table:table-cell office:value-type="float" office:value="4007">
            <text:p>4 007</text:p>
          </table:table-cell>
          <table:table-cell office:value-type="string">
            <text:p>Peoria</text:p>
          </table:table-cell>
          <table:table-cell office:value-type="string">
            <text:p>USA</text:p>
          </table:table-cell>
          <table:table-cell office:value-type="string">
            <text:p>Arizona</text:p>
          </table:table-cell>
          <table:table-cell office:value-type="string">
            <text:p>{"Population": 108364}</text:p>
          </table:table-cell>
        </table:table-row>
        <table:table-row>
          <table:table-cell office:value-type="float" office:value="4008">
            <text:p>4 008</text:p>
          </table:table-cell>
          <table:table-cell office:value-type="string">
            <text:p>South Bend</text:p>
          </table:table-cell>
          <table:table-cell office:value-type="string">
            <text:p>USA</text:p>
          </table:table-cell>
          <table:table-cell office:value-type="string">
            <text:p>Indiana</text:p>
          </table:table-cell>
          <table:table-cell office:value-type="string">
            <text:p>{"Population": 107789}</text:p>
          </table:table-cell>
        </table:table-row>
        <table:table-row>
          <table:table-cell office:value-type="float" office:value="4009">
            <text:p>4 009</text:p>
          </table:table-cell>
          <table:table-cell office:value-type="string">
            <text:p>Downey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7323}</text:p>
          </table:table-cell>
        </table:table-row>
        <table:table-row>
          <table:table-cell office:value-type="float" office:value="4010">
            <text:p>4 010</text:p>
          </table:table-cell>
          <table:table-cell office:value-type="string">
            <text:p>Waterbury</text:p>
          </table:table-cell>
          <table:table-cell office:value-type="string">
            <text:p>USA</text:p>
          </table:table-cell>
          <table:table-cell office:value-type="string">
            <text:p>Connecticut</text:p>
          </table:table-cell>
          <table:table-cell office:value-type="string">
            <text:p>{"Population": 107271}</text:p>
          </table:table-cell>
        </table:table-row>
        <table:table-row>
          <table:table-cell office:value-type="float" office:value="4011">
            <text:p>4 011</text:p>
          </table:table-cell>
          <table:table-cell office:value-type="string">
            <text:p>Manchester</text:p>
          </table:table-cell>
          <table:table-cell office:value-type="string">
            <text:p>USA</text:p>
          </table:table-cell>
          <table:table-cell office:value-type="string">
            <text:p>New Hampshire</text:p>
          </table:table-cell>
          <table:table-cell office:value-type="string">
            <text:p>{"Population": 107006}</text:p>
          </table:table-cell>
        </table:table-row>
        <table:table-row>
          <table:table-cell office:value-type="float" office:value="4012">
            <text:p>4 012</text:p>
          </table:table-cell>
          <table:table-cell office:value-type="string">
            <text:p>Allentown</text:p>
          </table:table-cell>
          <table:table-cell office:value-type="string">
            <text:p>USA</text:p>
          </table:table-cell>
          <table:table-cell office:value-type="string">
            <text:p>Pennsylvania</text:p>
          </table:table-cell>
          <table:table-cell office:value-type="string">
            <text:p>{"Population": 106632}</text:p>
          </table:table-cell>
        </table:table-row>
        <table:table-row>
          <table:table-cell office:value-type="float" office:value="4013">
            <text:p>4 013</text:p>
          </table:table-cell>
          <table:table-cell office:value-type="string">
            <text:p>McAllen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06414}</text:p>
          </table:table-cell>
        </table:table-row>
        <table:table-row>
          <table:table-cell office:value-type="float" office:value="4014">
            <text:p>4 014</text:p>
          </table:table-cell>
          <table:table-cell office:value-type="string">
            <text:p>Joliet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106221}</text:p>
          </table:table-cell>
        </table:table-row>
        <table:table-row>
          <table:table-cell office:value-type="float" office:value="4015">
            <text:p>4 015</text:p>
          </table:table-cell>
          <table:table-cell office:value-type="string">
            <text:p>Lowell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105167}</text:p>
          </table:table-cell>
        </table:table-row>
        <table:table-row>
          <table:table-cell office:value-type="float" office:value="4016">
            <text:p>4 016</text:p>
          </table:table-cell>
          <table:table-cell office:value-type="string">
            <text:p>Provo</text:p>
          </table:table-cell>
          <table:table-cell office:value-type="string">
            <text:p>USA</text:p>
          </table:table-cell>
          <table:table-cell office:value-type="string">
            <text:p>Utah</text:p>
          </table:table-cell>
          <table:table-cell office:value-type="string">
            <text:p>{"Population": 105166}</text:p>
          </table:table-cell>
        </table:table-row>
        <table:table-row>
          <table:table-cell office:value-type="float" office:value="4017">
            <text:p>4 017</text:p>
          </table:table-cell>
          <table:table-cell office:value-type="string">
            <text:p>West Covin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5080}</text:p>
          </table:table-cell>
        </table:table-row>
        <table:table-row>
          <table:table-cell office:value-type="float" office:value="4018">
            <text:p>4 018</text:p>
          </table:table-cell>
          <table:table-cell office:value-type="string">
            <text:p>Wichita Falls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104197}</text:p>
          </table:table-cell>
        </table:table-row>
        <table:table-row>
          <table:table-cell office:value-type="float" office:value="4019">
            <text:p>4 019</text:p>
          </table:table-cell>
          <table:table-cell office:value-type="string">
            <text:p>Erie</text:p>
          </table:table-cell>
          <table:table-cell office:value-type="string">
            <text:p>USA</text:p>
          </table:table-cell>
          <table:table-cell office:value-type="string">
            <text:p>Pennsylvania</text:p>
          </table:table-cell>
          <table:table-cell office:value-type="string">
            <text:p>{"Population": 103717}</text:p>
          </table:table-cell>
        </table:table-row>
        <table:table-row>
          <table:table-cell office:value-type="float" office:value="4020">
            <text:p>4 020</text:p>
          </table:table-cell>
          <table:table-cell office:value-type="string">
            <text:p>Daly City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3621}</text:p>
          </table:table-cell>
        </table:table-row>
        <table:table-row>
          <table:table-cell office:value-type="float" office:value="4021">
            <text:p>4 021</text:p>
          </table:table-cell>
          <table:table-cell office:value-type="string">
            <text:p>Citrus Heights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3455}</text:p>
          </table:table-cell>
        </table:table-row>
        <table:table-row>
          <table:table-cell office:value-type="float" office:value="4022">
            <text:p>4 022</text:p>
          </table:table-cell>
          <table:table-cell office:value-type="string">
            <text:p>Norwalk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3298}</text:p>
          </table:table-cell>
        </table:table-row>
        <table:table-row>
          <table:table-cell office:value-type="float" office:value="4023">
            <text:p>4 023</text:p>
          </table:table-cell>
          <table:table-cell office:value-type="string">
            <text:p>Gary</text:p>
          </table:table-cell>
          <table:table-cell office:value-type="string">
            <text:p>USA</text:p>
          </table:table-cell>
          <table:table-cell office:value-type="string">
            <text:p>Indiana</text:p>
          </table:table-cell>
          <table:table-cell office:value-type="string">
            <text:p>{"Population": 102746}</text:p>
          </table:table-cell>
        </table:table-row>
        <table:table-row>
          <table:table-cell office:value-type="float" office:value="4024">
            <text:p>4 024</text:p>
          </table:table-cell>
          <table:table-cell office:value-type="string">
            <text:p>Berkeley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2743}</text:p>
          </table:table-cell>
        </table:table-row>
        <table:table-row>
          <table:table-cell office:value-type="float" office:value="4025">
            <text:p>4 025</text:p>
          </table:table-cell>
          <table:table-cell office:value-type="string">
            <text:p>Santa Clar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2361}</text:p>
          </table:table-cell>
        </table:table-row>
        <table:table-row>
          <table:table-cell office:value-type="float" office:value="4026">
            <text:p>4 026</text:p>
          </table:table-cell>
          <table:table-cell office:value-type="string">
            <text:p>Green Bay</text:p>
          </table:table-cell>
          <table:table-cell office:value-type="string">
            <text:p>USA</text:p>
          </table:table-cell>
          <table:table-cell office:value-type="string">
            <text:p>Wisconsin</text:p>
          </table:table-cell>
          <table:table-cell office:value-type="string">
            <text:p>{"Population": 102313}</text:p>
          </table:table-cell>
        </table:table-row>
        <table:table-row>
          <table:table-cell office:value-type="float" office:value="4027">
            <text:p>4 027</text:p>
          </table:table-cell>
          <table:table-cell office:value-type="string">
            <text:p>Cape Coral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102286}</text:p>
          </table:table-cell>
        </table:table-row>
        <table:table-row>
          <table:table-cell office:value-type="float" office:value="4028">
            <text:p>4 028</text:p>
          </table:table-cell>
          <table:table-cell office:value-type="string">
            <text:p>Arvada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102153}</text:p>
          </table:table-cell>
        </table:table-row>
        <table:table-row>
          <table:table-cell office:value-type="float" office:value="4029">
            <text:p>4 029</text:p>
          </table:table-cell>
          <table:table-cell office:value-type="string">
            <text:p>Pueblo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102121}</text:p>
          </table:table-cell>
        </table:table-row>
        <table:table-row>
          <table:table-cell office:value-type="float" office:value="4030">
            <text:p>4 030</text:p>
          </table:table-cell>
          <table:table-cell office:value-type="string">
            <text:p>Sandy</text:p>
          </table:table-cell>
          <table:table-cell office:value-type="string">
            <text:p>USA</text:p>
          </table:table-cell>
          <table:table-cell office:value-type="string">
            <text:p>Utah</text:p>
          </table:table-cell>
          <table:table-cell office:value-type="string">
            <text:p>{"Population": 101853}</text:p>
          </table:table-cell>
        </table:table-row>
        <table:table-row>
          <table:table-cell office:value-type="float" office:value="4031">
            <text:p>4 031</text:p>
          </table:table-cell>
          <table:table-cell office:value-type="string">
            <text:p>Athens-Clarke County</text:p>
          </table:table-cell>
          <table:table-cell office:value-type="string">
            <text:p>USA</text:p>
          </table:table-cell>
          <table:table-cell office:value-type="string">
            <text:p>Georgia</text:p>
          </table:table-cell>
          <table:table-cell office:value-type="string">
            <text:p>{"Population": 101489}</text:p>
          </table:table-cell>
        </table:table-row>
        <table:table-row>
          <table:table-cell office:value-type="float" office:value="4032">
            <text:p>4 032</text:p>
          </table:table-cell>
          <table:table-cell office:value-type="string">
            <text:p>Cambridge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101355}</text:p>
          </table:table-cell>
        </table:table-row>
        <table:table-row>
          <table:table-cell office:value-type="float" office:value="4033">
            <text:p>4 033</text:p>
          </table:table-cell>
          <table:table-cell office:value-type="string">
            <text:p>Westminster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100940}</text:p>
          </table:table-cell>
        </table:table-row>
        <table:table-row>
          <table:table-cell office:value-type="float" office:value="4034">
            <text:p>4 034</text:p>
          </table:table-cell>
          <table:table-cell office:value-type="string">
            <text:p>San Buenaventur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0916}</text:p>
          </table:table-cell>
        </table:table-row>
        <table:table-row>
          <table:table-cell office:value-type="float" office:value="4035">
            <text:p>4 035</text:p>
          </table:table-cell>
          <table:table-cell office:value-type="string">
            <text:p>Portsmouth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100565}</text:p>
          </table:table-cell>
        </table:table-row>
        <table:table-row>
          <table:table-cell office:value-type="float" office:value="4036">
            <text:p>4 036</text:p>
          </table:table-cell>
          <table:table-cell office:value-type="string">
            <text:p>Livonia</text:p>
          </table:table-cell>
          <table:table-cell office:value-type="string">
            <text:p>USA</text:p>
          </table:table-cell>
          <table:table-cell office:value-type="string">
            <text:p>Michigan</text:p>
          </table:table-cell>
          <table:table-cell office:value-type="string">
            <text:p>{"Population": 100545}</text:p>
          </table:table-cell>
        </table:table-row>
        <table:table-row>
          <table:table-cell office:value-type="float" office:value="4037">
            <text:p>4 037</text:p>
          </table:table-cell>
          <table:table-cell office:value-type="string">
            <text:p>Burbank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100316}</text:p>
          </table:table-cell>
        </table:table-row>
        <table:table-row>
          <table:table-cell office:value-type="float" office:value="4038">
            <text:p>4 038</text:p>
          </table:table-cell>
          <table:table-cell office:value-type="string">
            <text:p>Clearwater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99936}</text:p>
          </table:table-cell>
        </table:table-row>
        <table:table-row>
          <table:table-cell office:value-type="float" office:value="4039">
            <text:p>4 039</text:p>
          </table:table-cell>
          <table:table-cell office:value-type="string">
            <text:p>Midland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98293}</text:p>
          </table:table-cell>
        </table:table-row>
        <table:table-row>
          <table:table-cell office:value-type="float" office:value="4040">
            <text:p>4 040</text:p>
          </table:table-cell>
          <table:table-cell office:value-type="string">
            <text:p>Davenport</text:p>
          </table:table-cell>
          <table:table-cell office:value-type="string">
            <text:p>USA</text:p>
          </table:table-cell>
          <table:table-cell office:value-type="string">
            <text:p>Iowa</text:p>
          </table:table-cell>
          <table:table-cell office:value-type="string">
            <text:p>{"Population": 98256}</text:p>
          </table:table-cell>
        </table:table-row>
        <table:table-row>
          <table:table-cell office:value-type="float" office:value="4041">
            <text:p>4 041</text:p>
          </table:table-cell>
          <table:table-cell office:value-type="string">
            <text:p>Mission Viej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8049}</text:p>
          </table:table-cell>
        </table:table-row>
        <table:table-row>
          <table:table-cell office:value-type="float" office:value="4042">
            <text:p>4 042</text:p>
          </table:table-cell>
          <table:table-cell office:value-type="string">
            <text:p>Miami Beach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97855}</text:p>
          </table:table-cell>
        </table:table-row>
        <table:table-row>
          <table:table-cell office:value-type="float" office:value="4043">
            <text:p>4 043</text:p>
          </table:table-cell>
          <table:table-cell office:value-type="string">
            <text:p>Sunrise Manor</text:p>
          </table:table-cell>
          <table:table-cell office:value-type="string">
            <text:p>USA</text:p>
          </table:table-cell>
          <table:table-cell office:value-type="string">
            <text:p>Nevada</text:p>
          </table:table-cell>
          <table:table-cell office:value-type="string">
            <text:p>{"Population": 95362}</text:p>
          </table:table-cell>
        </table:table-row>
        <table:table-row>
          <table:table-cell office:value-type="float" office:value="4044">
            <text:p>4 044</text:p>
          </table:table-cell>
          <table:table-cell office:value-type="string">
            <text:p>New Bedford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94780}</text:p>
          </table:table-cell>
        </table:table-row>
        <table:table-row>
          <table:table-cell office:value-type="float" office:value="4045">
            <text:p>4 045</text:p>
          </table:table-cell>
          <table:table-cell office:value-type="string">
            <text:p>El Cajon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4578}</text:p>
          </table:table-cell>
        </table:table-row>
        <table:table-row>
          <table:table-cell office:value-type="float" office:value="4046">
            <text:p>4 046</text:p>
          </table:table-cell>
          <table:table-cell office:value-type="string">
            <text:p>Norman</text:p>
          </table:table-cell>
          <table:table-cell office:value-type="string">
            <text:p>USA</text:p>
          </table:table-cell>
          <table:table-cell office:value-type="string">
            <text:p>Oklahoma</text:p>
          </table:table-cell>
          <table:table-cell office:value-type="string">
            <text:p>{"Population": 94193}</text:p>
          </table:table-cell>
        </table:table-row>
        <table:table-row>
          <table:table-cell office:value-type="float" office:value="4047">
            <text:p>4 047</text:p>
          </table:table-cell>
          <table:table-cell office:value-type="string">
            <text:p>Richmon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4100}</text:p>
          </table:table-cell>
        </table:table-row>
        <table:table-row>
          <table:table-cell office:value-type="float" office:value="4048">
            <text:p>4 048</text:p>
          </table:table-cell>
          <table:table-cell office:value-type="string">
            <text:p>Albany</text:p>
          </table:table-cell>
          <table:table-cell office:value-type="string">
            <text:p>USA</text:p>
          </table:table-cell>
          <table:table-cell office:value-type="string">
            <text:p>New York</text:p>
          </table:table-cell>
          <table:table-cell office:value-type="string">
            <text:p>{"Population": 93994}</text:p>
          </table:table-cell>
        </table:table-row>
        <table:table-row>
          <table:table-cell office:value-type="float" office:value="4049">
            <text:p>4 049</text:p>
          </table:table-cell>
          <table:table-cell office:value-type="string">
            <text:p>Brockton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93653}</text:p>
          </table:table-cell>
        </table:table-row>
        <table:table-row>
          <table:table-cell office:value-type="float" office:value="4050">
            <text:p>4 050</text:p>
          </table:table-cell>
          <table:table-cell office:value-type="string">
            <text:p>Roanoke</text:p>
          </table:table-cell>
          <table:table-cell office:value-type="string">
            <text:p>USA</text:p>
          </table:table-cell>
          <table:table-cell office:value-type="string">
            <text:p>Virginia</text:p>
          </table:table-cell>
          <table:table-cell office:value-type="string">
            <text:p>{"Population": 93357}</text:p>
          </table:table-cell>
        </table:table-row>
        <table:table-row>
          <table:table-cell office:value-type="float" office:value="4051">
            <text:p>4 051</text:p>
          </table:table-cell>
          <table:table-cell office:value-type="string">
            <text:p>Billings</text:p>
          </table:table-cell>
          <table:table-cell office:value-type="string">
            <text:p>USA</text:p>
          </table:table-cell>
          <table:table-cell office:value-type="string">
            <text:p>Montana</text:p>
          </table:table-cell>
          <table:table-cell office:value-type="string">
            <text:p>{"Population": 92988}</text:p>
          </table:table-cell>
        </table:table-row>
        <table:table-row>
          <table:table-cell office:value-type="float" office:value="4052">
            <text:p>4 052</text:p>
          </table:table-cell>
          <table:table-cell office:value-type="string">
            <text:p>Compton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2864}</text:p>
          </table:table-cell>
        </table:table-row>
        <table:table-row>
          <table:table-cell office:value-type="float" office:value="4053">
            <text:p>4 053</text:p>
          </table:table-cell>
          <table:table-cell office:value-type="string">
            <text:p>Gainesville</text:p>
          </table:table-cell>
          <table:table-cell office:value-type="string">
            <text:p>USA</text:p>
          </table:table-cell>
          <table:table-cell office:value-type="string">
            <text:p>Florida</text:p>
          </table:table-cell>
          <table:table-cell office:value-type="string">
            <text:p>{"Population": 92291}</text:p>
          </table:table-cell>
        </table:table-row>
        <table:table-row>
          <table:table-cell office:value-type="float" office:value="4054">
            <text:p>4 054</text:p>
          </table:table-cell>
          <table:table-cell office:value-type="string">
            <text:p>Fairfield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2256}</text:p>
          </table:table-cell>
        </table:table-row>
        <table:table-row>
          <table:table-cell office:value-type="float" office:value="4055">
            <text:p>4 055</text:p>
          </table:table-cell>
          <table:table-cell office:value-type="string">
            <text:p>Arden-Arcade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2040}</text:p>
          </table:table-cell>
        </table:table-row>
        <table:table-row>
          <table:table-cell office:value-type="float" office:value="4056">
            <text:p>4 056</text:p>
          </table:table-cell>
          <table:table-cell office:value-type="string">
            <text:p>San Mateo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1799}</text:p>
          </table:table-cell>
        </table:table-row>
        <table:table-row>
          <table:table-cell office:value-type="float" office:value="4057">
            <text:p>4 057</text:p>
          </table:table-cell>
          <table:table-cell office:value-type="string">
            <text:p>Visali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1762}</text:p>
          </table:table-cell>
        </table:table-row>
        <table:table-row>
          <table:table-cell office:value-type="float" office:value="4058">
            <text:p>4 058</text:p>
          </table:table-cell>
          <table:table-cell office:value-type="string">
            <text:p>Boulder</text:p>
          </table:table-cell>
          <table:table-cell office:value-type="string">
            <text:p>USA</text:p>
          </table:table-cell>
          <table:table-cell office:value-type="string">
            <text:p>Colorado</text:p>
          </table:table-cell>
          <table:table-cell office:value-type="string">
            <text:p>{"Population": 91238}</text:p>
          </table:table-cell>
        </table:table-row>
        <table:table-row>
          <table:table-cell office:value-type="float" office:value="4059">
            <text:p>4 059</text:p>
          </table:table-cell>
          <table:table-cell office:value-type="string">
            <text:p>Cary</text:p>
          </table:table-cell>
          <table:table-cell office:value-type="string">
            <text:p>USA</text:p>
          </table:table-cell>
          <table:table-cell office:value-type="string">
            <text:p>North Carolina</text:p>
          </table:table-cell>
          <table:table-cell office:value-type="string">
            <text:p>{"Population": 91213}</text:p>
          </table:table-cell>
        </table:table-row>
        <table:table-row>
          <table:table-cell office:value-type="float" office:value="4060">
            <text:p>4 060</text:p>
          </table:table-cell>
          <table:table-cell office:value-type="string">
            <text:p>Santa Monica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91084}</text:p>
          </table:table-cell>
        </table:table-row>
        <table:table-row>
          <table:table-cell office:value-type="float" office:value="4061">
            <text:p>4 061</text:p>
          </table:table-cell>
          <table:table-cell office:value-type="string">
            <text:p>Fall River</text:p>
          </table:table-cell>
          <table:table-cell office:value-type="string">
            <text:p>USA</text:p>
          </table:table-cell>
          <table:table-cell office:value-type="string">
            <text:p>Massachusetts</text:p>
          </table:table-cell>
          <table:table-cell office:value-type="string">
            <text:p>{"Population": 90555}</text:p>
          </table:table-cell>
        </table:table-row>
        <table:table-row>
          <table:table-cell office:value-type="float" office:value="4062">
            <text:p>4 062</text:p>
          </table:table-cell>
          <table:table-cell office:value-type="string">
            <text:p>Kenosha</text:p>
          </table:table-cell>
          <table:table-cell office:value-type="string">
            <text:p>USA</text:p>
          </table:table-cell>
          <table:table-cell office:value-type="string">
            <text:p>Wisconsin</text:p>
          </table:table-cell>
          <table:table-cell office:value-type="string">
            <text:p>{"Population": 89447}</text:p>
          </table:table-cell>
        </table:table-row>
        <table:table-row>
          <table:table-cell office:value-type="float" office:value="4063">
            <text:p>4 063</text:p>
          </table:table-cell>
          <table:table-cell office:value-type="string">
            <text:p>Elgin</text:p>
          </table:table-cell>
          <table:table-cell office:value-type="string">
            <text:p>USA</text:p>
          </table:table-cell>
          <table:table-cell office:value-type="string">
            <text:p>Illinois</text:p>
          </table:table-cell>
          <table:table-cell office:value-type="string">
            <text:p>{"Population": 89408}</text:p>
          </table:table-cell>
        </table:table-row>
        <table:table-row>
          <table:table-cell office:value-type="float" office:value="4064">
            <text:p>4 064</text:p>
          </table:table-cell>
          <table:table-cell office:value-type="string">
            <text:p>Odessa</text:p>
          </table:table-cell>
          <table:table-cell office:value-type="string">
            <text:p>USA</text:p>
          </table:table-cell>
          <table:table-cell office:value-type="string">
            <text:p>Texas</text:p>
          </table:table-cell>
          <table:table-cell office:value-type="string">
            <text:p>{"Population": 89293}</text:p>
          </table:table-cell>
        </table:table-row>
        <table:table-row>
          <table:table-cell office:value-type="float" office:value="4065">
            <text:p>4 065</text:p>
          </table:table-cell>
          <table:table-cell office:value-type="string">
            <text:p>Carson</text:p>
          </table:table-cell>
          <table:table-cell office:value-type="string">
            <text:p>USA</text:p>
          </table:table-cell>
          <table:table-cell office:value-type="string">
            <text:p>California</text:p>
          </table:table-cell>
          <table:table-cell office:value-type="string">
            <text:p>{"Population": 89089}</text:p>
          </table:table-cell>
        </table:table-row>
        <table:table-row>
          <table:table-cell office:value-type="float" office:value="4066">
            <text:p>4 066</text:p>
          </table:table-cell>
          <table:table-cell office:value-type="string">
            <text:p>Charleston</text:p>
          </table:table-cell>
          <table:table-cell office:value-type="string">
            <text:p>USA</text:p>
          </table:table-cell>
          <table:table-cell office:value-type="string">
            <text:p>South Carolina</text:p>
          </table:table-cell>
          <table:table-cell office:value-type="string">
            <text:p>{"Population": 89063}</text:p>
          </table:table-cell>
        </table:table-row>
        <table:table-row>
          <table:table-cell office:value-type="float" office:value="4067">
            <text:p>4 067</text:p>
          </table:table-cell>
          <table:table-cell office:value-type="string">
            <text:p>Charlotte Amalie</text:p>
          </table:table-cell>
          <table:table-cell office:value-type="string">
            <text:p>VIR</text:p>
          </table:table-cell>
          <table:table-cell office:value-type="string">
            <text:p>St Thomas</text:p>
          </table:table-cell>
          <table:table-cell office:value-type="string">
            <text:p>{"Population": 13000}</text:p>
          </table:table-cell>
        </table:table-row>
        <table:table-row>
          <table:table-cell office:value-type="float" office:value="4068">
            <text:p>4 068</text:p>
          </table:table-cell>
          <table:table-cell office:value-type="string">
            <text:p>Harare</text:p>
          </table:table-cell>
          <table:table-cell office:value-type="string">
            <text:p>ZWE</text:p>
          </table:table-cell>
          <table:table-cell office:value-type="string">
            <text:p>Harare</text:p>
          </table:table-cell>
          <table:table-cell office:value-type="string">
            <text:p>{"Population": 1410000}</text:p>
          </table:table-cell>
        </table:table-row>
        <table:table-row>
          <table:table-cell office:value-type="float" office:value="4069">
            <text:p>4 069</text:p>
          </table:table-cell>
          <table:table-cell office:value-type="string">
            <text:p>Bulawayo</text:p>
          </table:table-cell>
          <table:table-cell office:value-type="string">
            <text:p>ZWE</text:p>
          </table:table-cell>
          <table:table-cell office:value-type="string">
            <text:p>Bulawayo</text:p>
          </table:table-cell>
          <table:table-cell office:value-type="string">
            <text:p>{"Population": 621742}</text:p>
          </table:table-cell>
        </table:table-row>
        <table:table-row>
          <table:table-cell office:value-type="float" office:value="4070">
            <text:p>4 070</text:p>
          </table:table-cell>
          <table:table-cell office:value-type="string">
            <text:p>Chitungwiza</text:p>
          </table:table-cell>
          <table:table-cell office:value-type="string">
            <text:p>ZWE</text:p>
          </table:table-cell>
          <table:table-cell office:value-type="string">
            <text:p>Harare</text:p>
          </table:table-cell>
          <table:table-cell office:value-type="string">
            <text:p>{"Population": 274912}</text:p>
          </table:table-cell>
        </table:table-row>
        <table:table-row>
          <table:table-cell office:value-type="float" office:value="4071">
            <text:p>4 071</text:p>
          </table:table-cell>
          <table:table-cell office:value-type="string">
            <text:p>Mount Darwin</text:p>
          </table:table-cell>
          <table:table-cell office:value-type="string">
            <text:p>ZWE</text:p>
          </table:table-cell>
          <table:table-cell office:value-type="string">
            <text:p>Harare</text:p>
          </table:table-cell>
          <table:table-cell office:value-type="string">
            <text:p>{"Population": 164362}</text:p>
          </table:table-cell>
        </table:table-row>
        <table:table-row>
          <table:table-cell office:value-type="float" office:value="4072">
            <text:p>4 072</text:p>
          </table:table-cell>
          <table:table-cell office:value-type="string">
            <text:p>Mutare</text:p>
          </table:table-cell>
          <table:table-cell office:value-type="string">
            <text:p>ZWE</text:p>
          </table:table-cell>
          <table:table-cell office:value-type="string">
            <text:p>Manicaland</text:p>
          </table:table-cell>
          <table:table-cell office:value-type="string">
            <text:p>{"Population": 131367}</text:p>
          </table:table-cell>
        </table:table-row>
        <table:table-row>
          <table:table-cell office:value-type="float" office:value="4073">
            <text:p>4 073</text:p>
          </table:table-cell>
          <table:table-cell office:value-type="string">
            <text:p>Gweru</text:p>
          </table:table-cell>
          <table:table-cell office:value-type="string">
            <text:p>ZWE</text:p>
          </table:table-cell>
          <table:table-cell office:value-type="string">
            <text:p>Midlands</text:p>
          </table:table-cell>
          <table:table-cell office:value-type="string">
            <text:p>{"Population": 128037}</text:p>
          </table:table-cell>
        </table:table-row>
        <table:table-row>
          <table:table-cell office:value-type="float" office:value="4074">
            <text:p>4 074</text:p>
          </table:table-cell>
          <table:table-cell office:value-type="string">
            <text:p>Gaza</text:p>
          </table:table-cell>
          <table:table-cell office:value-type="string">
            <text:p>PSE</text:p>
          </table:table-cell>
          <table:table-cell office:value-type="string">
            <text:p>Gaza</text:p>
          </table:table-cell>
          <table:table-cell office:value-type="string">
            <text:p>{"Population": 353632}</text:p>
          </table:table-cell>
        </table:table-row>
        <table:table-row>
          <table:table-cell office:value-type="float" office:value="4075">
            <text:p>4 075</text:p>
          </table:table-cell>
          <table:table-cell office:value-type="string">
            <text:p>Khan Yunis</text:p>
          </table:table-cell>
          <table:table-cell office:value-type="string">
            <text:p>PSE</text:p>
          </table:table-cell>
          <table:table-cell office:value-type="string">
            <text:p>Khan Yunis</text:p>
          </table:table-cell>
          <table:table-cell office:value-type="string">
            <text:p>{"Population": 123175}</text:p>
          </table:table-cell>
        </table:table-row>
        <table:table-row>
          <table:table-cell office:value-type="float" office:value="4076">
            <text:p>4 076</text:p>
          </table:table-cell>
          <table:table-cell office:value-type="string">
            <text:p>Hebron</text:p>
          </table:table-cell>
          <table:table-cell office:value-type="string">
            <text:p>PSE</text:p>
          </table:table-cell>
          <table:table-cell office:value-type="string">
            <text:p>Hebron</text:p>
          </table:table-cell>
          <table:table-cell office:value-type="string">
            <text:p>{"Population": 119401}</text:p>
          </table:table-cell>
        </table:table-row>
        <table:table-row>
          <table:table-cell office:value-type="float" office:value="4077">
            <text:p>4 077</text:p>
          </table:table-cell>
          <table:table-cell office:value-type="string">
            <text:p>Jabaliya</text:p>
          </table:table-cell>
          <table:table-cell office:value-type="string">
            <text:p>PSE</text:p>
          </table:table-cell>
          <table:table-cell office:value-type="string">
            <text:p>North Gaza</text:p>
          </table:table-cell>
          <table:table-cell office:value-type="string">
            <text:p>{"Population": 113901}</text:p>
          </table:table-cell>
        </table:table-row>
        <table:table-row>
          <table:table-cell office:value-type="float" office:value="4078">
            <text:p>4 078</text:p>
          </table:table-cell>
          <table:table-cell office:value-type="string">
            <text:p>Nablus</text:p>
          </table:table-cell>
          <table:table-cell office:value-type="string">
            <text:p>PSE</text:p>
          </table:table-cell>
          <table:table-cell office:value-type="string">
            <text:p>Nablus</text:p>
          </table:table-cell>
          <table:table-cell office:value-type="string">
            <text:p>{"Population": 100231}</text:p>
          </table:table-cell>
        </table:table-row>
        <table:table-row>
          <table:table-cell office:value-type="float" office:value="4079">
            <text:p>4 079</text:p>
          </table:table-cell>
          <table:table-cell office:value-type="string">
            <text:p>Rafah</text:p>
          </table:table-cell>
          <table:table-cell office:value-type="string">
            <text:p>PSE</text:p>
          </table:table-cell>
          <table:table-cell office:value-type="string">
            <text:p>Rafah</text:p>
          </table:table-cell>
          <table:table-cell office:value-type="string">
            <text:p>{"Population": 92020}</text:p>
          </table:table-cell>
        </table:table-row>
        <table:table-row>
          <table:table-cell office:value-type="float" office:value="4080">
            <text:p>4 080</text:p>
          </table:table-cell>
          <table:table-cell office:value-type="string">
            <text:p>Trencin</text:p>
          </table:table-cell>
          <table:table-cell office:value-type="string">
            <text:p>SVK</text:p>
          </table:table-cell>
          <table:table-cell office:value-type="string">
            <text:p>Trencin</text:p>
          </table:table-cell>
          <table:table-cell office:value-type="string">
            <text:p>{"Population": 56365}</text:p>
          </table:table-cell>
        </table:table-row>
        <table:table-row>
          <table:table-cell office:value-type="float" office:value="4081">
            <text:p>4 081</text:p>
          </table:table-cell>
          <table:table-cell office:value-type="string">
            <text:p>Bardejov</text:p>
          </table:table-cell>
          <table:table-cell office:value-type="string">
            <text:p>SVK</text:p>
          </table:table-cell>
          <table:table-cell/>
          <table:table-cell office:value-type="string">
            <text:p>{"Population": 50000}</text:p>
          </table:table-cell>
        </table:table-row>
        <table:table-row>
          <table:table-cell office:value-type="float" office:value="4082">
            <text:p>4 082</text:p>
          </table:table-cell>
          <table:table-cell office:value-type="string">
            <text:p>Levoca</text:p>
          </table:table-cell>
          <table:table-cell office:value-type="string">
            <text:p>SVK</text:p>
          </table:table-cell>
          <table:table-cell/>
          <table:table-cell office:value-type="string">
            <text:p>{"Population": 48000}</text:p>
          </table:table-cell>
        </table:table-row>
        <table:table-row>
          <table:table-cell office:value-type="float" office:value="4083">
            <text:p>4 083</text:p>
          </table:table-cell>
          <table:table-cell office:value-type="string">
            <text:p>Humenne</text:p>
          </table:table-cell>
          <table:table-cell office:value-type="string">
            <text:p>SVK</text:p>
          </table:table-cell>
          <table:table-cell/>
          <table:table-cell office:value-type="string">
            <text:p>{"Population": 48000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